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5-03</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Poltavska Oblast(14:32). Red Alert: aerial threat. Sirens sounding. Take cover now!</text:span>
</text:h>
      <text:p text:style-name="P4">
Authors: liveuamap (Language: en)</text:p>
      <text:p text:style-name="P4">
Time: 2023-05-02T-59:33:00</text:p>
      <text:p text:style-name="P4">
Location: Poltavska Oblast (Latitude:49.47618 Longtitude:33.81785)</text:p>
      <text:p text:style-name="P4">
Videos: []</text:p>
      <text:p text:style-name="P4">
Images: []</text:p>
      <text:p text:style-name="P4">
Tags: ["Europe", "Central and Eastern Europe"]</text:p>
      <text:p text:style-name="P4">
Id: 22559974</text:p>
      <!--METADATA-->
      <text:p text:style-name="P4">
Poltava(14:32). Red Alert: aerial threat. Sirens sounding. Take covernow!</text:p>
      <text:p text:style-name="P4">
News Collection Link: <text:a xlink:type="simple" xlink:href="https://liveuamap.com/en/2023/02-may-poltavska-oblast1432-red-alert-aerial-g" text:style-name="Internet_20_link" text:visited-style-name="Visited_20_Internet_20_Link">
https://liveuamap.com/en/2023/02-may-poltavska-oblast1432-red-alert-aerial-g</text:a>
</text:p>
      <text:p text:style-name="P4">
News Source: <text:a xlink:type="simple" xlink:href="https://t.me/suspilnepoltava/10984" text:style-name="Internet_20_link" text:visited-style-name="Visited_20_Internet_20_Link">
https://t.me/suspilnepoltava/10984</text:a>
</text:p>
      <!--NEWS-->
      <text:h text:style-name="P10" text:outline-level="1">
<text:span text:style-name="T4">
Dnipro, Dnipropetrovska Oblast(12:30). Red Alert: aerial threat. Sirens sounding. Take cover ...</text:span>
</text:h>
      <text:p text:style-name="P4">
Authors: liveuamap (Language: en)</text:p>
      <text:p text:style-name="P4">
Time: 2023-05-02T-68:31:00</text:p>
      <text:p text:style-name="P4">
Location: Dnipro (Latitude:48.45930000 Longtitude:35.03865000)</text:p>
      <text:p text:style-name="P4">
Videos: []</text:p>
      <text:p text:style-name="P4">
Images: []</text:p>
      <text:p text:style-name="P4">
Tags: ["Europe", "Central and Eastern Europe"]</text:p>
      <text:p text:style-name="P4">
Id: 22559966</text:p>
      <!--METADATA-->
      <text:p text:style-name="P4">
Dnipro, Dnipropetrovsk region(12:30). Red Alert: aerial threat. Sirenssounding. Take cover now!</text:p>
      <text:p text:style-name="P4">
News Collection Link: <text:a xlink:type="simple" xlink:href="https://liveuamap.com/en/2023/02-may-dnipro-dnipropetrovska-oblast1230-red-g" text:style-name="Internet_20_link" text:visited-style-name="Visited_20_Internet_20_Link">
https://liveuamap.com/en/2023/02-may-dnipro-dnipropetrovska-oblast1230-red-g</text:a>
</text:p>
      <text:p text:style-name="P4">
News Source: <text:a xlink:type="simple" xlink:href="https://t.me/suspilnednipro/14968" text:style-name="Internet_20_link" text:visited-style-name="Visited_20_Internet_20_Link">
https://t.me/suspilnednipro/14968</text:a>
</text:p>
      <!--NEWS-->
      <text:h text:style-name="P10" text:outline-level="1">
<text:span text:style-name="T4">
JSC Sivershchyna And Slobozhanshchina Directions Ruscian Army Shelled Leonivka, Red Farm, ...</text:span>
</text:h>
      <text:p text:style-name="P4">
Authors: liveuamap (Language: en)</text:p>
      <text:p text:style-name="P4">
Time: 2023-05-02T-76:14:00</text:p>
      <text:p text:style-name="P4">
Location: Chernihiv (Latitude:52.07064 Longtitude:32.92225)</text:p>
      <text:p text:style-name="P4">
Videos: []</text:p>
      <text:p text:style-name="P4">
Images: []</text:p>
      <text:p text:style-name="P4">
Tags: ["Russia"]</text:p>
      <text:p text:style-name="P4">
Id: 22559949</text:p>
      <!--METADATA-->
      <text:p text:style-name="P4">
At Sivershchyna and Slobozhanschyna directions Russian army shelled Leonivka,Krasnyy Khutir, Karpovychi, Hremyach and Novhorod-Siverskyy of Chernihivregion; Seredyna-Buda, Shostka, Khodyne, Iskryskivschyna, Volfyne, and Sadkyof Sumy region, also Udy, Hoptivka, Strilecha and Khatnye of Kharkiv region.Russian aviation conducted airstrike at Lyzunivka village, killing a child, -General Staff of Armed Forces of Ukraine says in the morning report</text:p>
      <text:p text:style-name="P4">
News Collection Link: <text:a xlink:type="simple" xlink:href="https://liveuamap.com/en/2023/2-may-at-sivershchyna-and-slobozhanschyna-directions-russian" text:style-name="Internet_20_link" text:visited-style-name="Visited_20_Internet_20_Link">
https://liveuamap.com/en/2023/2-may-at-sivershchyna-and-slobozhanschyna-directions-russian</text:a>
</text:p>
      <text:p text:style-name="P4">
News Source: <text:a xlink:type="simple" xlink:href="https://t.me/lumsrc/4658" text:style-name="Internet_20_link" text:visited-style-name="Visited_20_Internet_20_Link">
https://t.me/lumsrc/4658</text:a>
</text:p>
      <!--NEWS-->
      <text:h text:style-name="P10" text:outline-level="1">
<text:span text:style-name="T4">
At Kupiansk direction Russian army shelled Fyholivka, Zapadne, Lyman Pershyy, Kyslivka, Kupya...</text:span>
</text:h>
      <text:p text:style-name="P4">
Authors: liveuamap (Language: en)</text:p>
      <text:p text:style-name="P4">
Time: 2023-05-02T-79:14:00</text:p>
      <text:p text:style-name="P4">
Location: Svatove (Latitude:49.53913 Longtitude:37.89236)</text:p>
      <text:p text:style-name="P4">
Videos: []</text:p>
      <text:p text:style-name="P4">
Images: []</text:p>
      <text:p text:style-name="P4">
Tags: ["Russia"]</text:p>
      <text:p text:style-name="P4">
Id: 22559947</text:p>
      <!--METADATA-->
      <text:p text:style-name="P4">
At Kupiansk direction Russian army shelled Fyholivka, Zapadne, Lyman Pershyy,Kyslivka, Kupyansk, Krokhmalne and Berestove of Kharkiv region, - GeneralStaff of Armed Forces of Ukraine says in the morning report</text:p>
      <text:p text:style-name="P4">
News Collection Link: <text:a xlink:type="simple" xlink:href="https://liveuamap.com/en/2023/2-may-at-kupiansk-direction-russian-army-shelled-fyholivka" text:style-name="Internet_20_link" text:visited-style-name="Visited_20_Internet_20_Link">
https://liveuamap.com/en/2023/2-may-at-kupiansk-direction-russian-army-shelled-fyholivka</text:a>
</text:p>
      <text:p text:style-name="P4">
News Source: <text:a xlink:type="simple" xlink:href="https://t.me/lumsrc/4659" text:style-name="Internet_20_link" text:visited-style-name="Visited_20_Internet_20_Link">
https://t.me/lumsrc/4659</text:a>
</text:p>
      <!--NEWS-->
      <text:h text:style-name="P10" text:outline-level="1">
<text:span text:style-name="T4">
At Lyman direction Russian army shelled Makiyivka, Dibrova, Bilohorivka of Luhansk region and...</text:span>
</text:h>
      <text:p text:style-name="P4">
Authors: liveuamap (Language: en)</text:p>
      <text:p text:style-name="P4">
Time: 2023-05-02T-81:14:00</text:p>
      <text:p text:style-name="P4">
Location: Bilohorivka (Latitude:48.91938 Longtitude:38.25039)</text:p>
      <text:p text:style-name="P4">
Videos: []</text:p>
      <text:p text:style-name="P4">
Images: []</text:p>
      <text:p text:style-name="P4">
Tags: ["Russia"]</text:p>
      <text:p text:style-name="P4">
Id: 22559946</text:p>
      <!--METADATA-->
      <text:p text:style-name="P4">
At Lyman direction Russian army shelled Makiyivka, Dibrova, Bilohorivka ofLuhansk region and Verkhnokamyanske and Spirne of Donetsk region. Russianaviation conducted airstrikes at Bilohorivka, Hryhorivka and Spirne, - GeneralStaff of Armed Forces of Ukraine says in the morning report</text:p>
      <text:p text:style-name="P4">
News Collection Link: <text:a xlink:type="simple" xlink:href="https://liveuamap.com/en/2023/2-may-at-lyman-direction-russian-army-shelled-makiyivka-dibrova" text:style-name="Internet_20_link" text:visited-style-name="Visited_20_Internet_20_Link">
https://liveuamap.com/en/2023/2-may-at-lyman-direction-russian-army-shelled-makiyivka-dibrova</text:a>
</text:p>
      <text:p text:style-name="P4">
News Source: <text:a xlink:type="simple" xlink:href="https://t.me/lumsrc/4660" text:style-name="Internet_20_link" text:visited-style-name="Visited_20_Internet_20_Link">
https://t.me/lumsrc/4660</text:a>
</text:p>
      <!--NEWS-->
      <text:h text:style-name="P10" text:outline-level="1">
<text:span text:style-name="T4">
Bakhmut Directio Rusian Army Shelled Vasukivka, Orikhovo-Vasylivka, Novomarka, Grigory ...</text:span>
</text:h>
      <text:p text:style-name="P4">
Authors: liveuamap (Language: en)</text:p>
      <text:p text:style-name="P4">
Time: 2023-05-02T-83:14:00</text:p>
      <text:p text:style-name="P4">
Location: Bakhmut (Latitude:48.5883 Longtitude:37.96755)</text:p>
      <text:p text:style-name="P4">
Videos: []</text:p>
      <text:p text:style-name="P4">
Images: []</text:p>
      <text:p text:style-name="P4">
Tags: ["Russia"]</text:p>
      <text:p text:style-name="P4">
Id: 22559940</text:p>
      <!--METADATA-->
      <text:p text:style-name="P4">
At Bakhmut Direction Russian Army Shelled Vasukivka, Orikhovo-Vasylivka, Novomarkove, Hryhorivka, Bakhmut, Khromove, Chasiv Yar, Ivan, KNIVSKE Ivdenne of Donetsk Region. Russian AviationConducrated Aircrakes at Bakhmut and Bila Hora, - General Staff of Armed Forcesof Ukraine Says in the Morning Report</text:p>
      <text:p text:style-name="P4">
News Collection Link:(https://liveuamap.com/en/2023/2-may-at-bakhmut-direction-russian-army-shelled-vasukivka)</text:p>
      <text:p text:style-name="P4">
News Source: <text:a xlink:type="simple" xlink:href="https://t.me/lumsrc/4661" text:style-name="Internet_20_link" text:visited-style-name="Visited_20_Internet_20_Link">
https://t.me/lumsrc/4661</text:a>
</text:p>
      <!--NEWS-->
      <text:h text:style-name="P10" text:outline-level="1">
<text:span text:style-name="T4">
Av Avdeevka Directions Russian Army Sheled Lastochkin, north, Pervomayska And Karlivka ...</text:span>
</text:h>
      <text:p text:style-name="P4">
Authors: liveuamap (Language: en)</text:p>
      <text:p text:style-name="P4">
Time: 2023-05-02T-85:14:00</text:p>
      <text:p text:style-name="P4">
Location: Donetsk Oblast (Latitude:48.12359 Longtitude:37.75864)</text:p>
      <text:p text:style-name="P4">
Videos: []</text:p>
      <text:p text:style-name="P4">
Images: []</text:p>
      <text:p text:style-name="P4">
Tags: ["Russia"]</text:p>
      <text:p text:style-name="P4">
Id: 22559935</text:p>
      <!--METADATA-->
      <text:p text:style-name="P4">
At Avdiyivka directions Russian army shelled Lastochkyne, Syeverne,Pervomayske and Karlivka of Donetsk region. Russian aviation conductedairstrike at Avdiyivka, - General Staff of Armed Forces of Ukraine says in themorning report</text:p>
      <text:p text:style-name="P4">
News Collection Link: <text:a xlink:type="simple" xlink:href="https://liveuamap.com/en/2023/2-may-at-avdiyivka-directions-russian-army-shelled-lastochkyne" text:style-name="Internet_20_link" text:visited-style-name="Visited_20_Internet_20_Link">
https://liveuamap.com/en/2023/2-may-at-avdiyivka-directions-russian-army-shelled-lastochkyne</text:a>
</text:p>
      <text:p text:style-name="P4">
News Source: <text:a xlink:type="simple" xlink:href="https://t.me/lumsrc/4662" text:style-name="Internet_20_link" text:visited-style-name="Visited_20_Internet_20_Link">
https://t.me/lumsrc/4662</text:a>
</text:p>
      <!--NEWS-->
      <text:h text:style-name="P10" text:outline-level="1">
<text:span text:style-name="T4">
At Maryinka direction Russian army shelled Heorhiyivka of Donetsk region, - General Staff of ...</text:span>
</text:h>
      <text:p text:style-name="P4">
Authors: liveuamap (Language: en)</text:p>
      <text:p text:style-name="P4">
Time: 2023-05-02T-87:14:00</text:p>
      <text:p text:style-name="P4">
Location: Marinka, Donetsk Oblast (Latitude:47.96154 Longtitude:37.44398)</text:p>
      <text:p text:style-name="P4">
Videos: []</text:p>
      <text:p text:style-name="P4">
Images: []</text:p>
      <text:p text:style-name="P4">
Tags: ["Russia"]</text:p>
      <text:p text:style-name="P4">
Id: 22559930</text:p>
      <!--METADATA-->
      <text:p text:style-name="P4">
At Maryinka direction Russian army shelled Heorhiyivka of Donetsk region, -General Staff of Armed Forces of Ukraine says in the morning report</text:p>
      <text:p text:style-name="P4">
News Collection Link: <text:a xlink:type="simple" xlink:href="https://liveuamap.com/en/2023/2-may-at-maryinka-direction-russian-army-shelled-heorhiyivka" text:style-name="Internet_20_link" text:visited-style-name="Visited_20_Internet_20_Link">
https://liveuamap.com/en/2023/2-may-at-maryinka-direction-russian-army-shelled-heorhiyivka</text:a>
</text:p>
      <text:p text:style-name="P4">
News Source: <text:a xlink:type="simple" xlink:href="https://t.me/lumsrc/4663" text:style-name="Internet_20_link" text:visited-style-name="Visited_20_Internet_20_Link">
https://t.me/lumsrc/4663</text:a>
</text:p>
      <!--NEWS-->
      <text:h text:style-name="P10" text:outline-level="1">
<text:span text:style-name="T4">
At Shakhtarske direction Russian army shelled Vuhledar, Bohoyavlenka and Novoukrayinka of Don...</text:span>
</text:h>
      <text:p text:style-name="P4">
Authors: liveuamap (Language: en)</text:p>
      <text:p text:style-name="P4">
Time: 2023-05-02T-89:14:00</text:p>
      <text:p text:style-name="P4">
Location: Vuhledar (Latitude:47.83183 Longtitude:37.1034)</text:p>
      <text:p text:style-name="P4">
Videos: []</text:p>
      <text:p text:style-name="P4">
Images: []</text:p>
      <text:p text:style-name="P4">
Tags: ["Russia"]</text:p>
      <text:p text:style-name="P4">
Id: 22559928</text:p>
      <!--METADATA-->
      <text:p text:style-name="P4">
At Shakhtarske direction Russian army shelled Vuhledar, Bohoyavlenka andNovoukrayinka of Donetsk region, - General Staff of Armed Forces of Ukrainesays in the morning report</text:p>
      <text:p text:style-name="P4">
News Collection Link: <text:a xlink:type="simple" xlink:href="https://liveuamap.com/en/2023/2-may-at-shakhtarske-direction-russian-army-shelled-vuhledar" text:style-name="Internet_20_link" text:visited-style-name="Visited_20_Internet_20_Link">
https://liveuamap.com/en/2023/2-may-at-shakhtarske-direction-russian-army-shelled-vuhledar</text:a>
</text:p>
      <text:p text:style-name="P4">
News Source: <text:a xlink:type="simple" xlink:href="https://t.me/lumsrc/4664" text:style-name="Internet_20_link" text:visited-style-name="Visited_20_Internet_20_Link">
https://t.me/lumsrc/4664</text:a>
</text:p>
      <!--NEWS-->
      <text:h text:style-name="P10" text:outline-level="1">
<text:span text:style-name="T4">
At Zaporizhzhia and Kherson directions Russian army shelled Vremivka, Novosilka, Novopil of D...</text:span>
</text:h>
      <text:p text:style-name="P4">
Authors: liveuamap (Language: en)</text:p>
      <text:p text:style-name="P4">
Time: 2023-05-02T-91:14:00</text:p>
      <text:p text:style-name="P4">
Location: Kherson (Latitude:46.62209 Longtitude:32.60502)</text:p>
      <text:p text:style-name="P4">
Videos: []</text:p>
      <text:p text:style-name="P4">
Images: []</text:p>
      <text:p text:style-name="P4">
Tags: ["Russia"]</text:p>
      <text:p text:style-name="P4">
Id: 22559922</text:p>
      <!--METADATA-->
      <text:p text:style-name="P4">
At zaporizhzhzhia and kherson directions Russian Army Shelled Vremivka, Novosilka, Novopil of Donetsk Region; Malynivka, Chervone, Huliapole, Charivne, Bilohirya, Mala tokmachka, Novodanylivka, Scherbaky and Zelnyy Hayof Zaporizhzhia Region; Nikopol of Dnipropetrovsk Region, Also Ivanivske, Kozatske, Osokorivka, Zolota Balka, Kachkarivka, Respublikanets, Beryslav, Vesele, ODROKALEKALAKAM YS and Kherson City, -Genral Staff of Armed Forces of Ukraine Says in the Morning Report</text:p>
      <text:p text:style-name="P4">
News Collection Link:(https://liveuamap.com/en/2023/2-may-at-zaporizhzhia-and-kherson-directions-russian-army)</text:p>
      <text:p text:style-name="P4">
News Source: <text:a xlink:type="simple" xlink:href="https://t.me/lumsrc/4665" text:style-name="Internet_20_link" text:visited-style-name="Visited_20_Internet_20_Link">
https://t.me/lumsrc/4665</text:a>
</text:p>
      <!--NEWS-->
      <text:h text:style-name="P10" text:outline-level="1">
<text:span text:style-name="T4">
Russian army conducted 19 missile strikes, 17 airstrikes and 25 shelling with MLRS, - General...</text:span>
</text:h>
      <text:p text:style-name="P4">
Authors: liveuamap (Language: en)</text:p>
      <text:p text:style-name="P4">
Time: 2023-05-02T03:14:00</text:p>
      <text:p text:style-name="P4">
Location: Chernihiv (Latitude:52.25219 Longtitude:32.89238)</text:p>
      <text:p text:style-name="P4">
Videos: []</text:p>
      <text:p text:style-name="P4">
Images: []</text:p>
      <text:p text:style-name="P4">
Tags: ["Russia"]</text:p>
      <text:p text:style-name="P4">
Id: 22559950</text:p>
      <!--METADATA-->
      <text:p text:style-name="P4">
Russian army conducted 19 missile strikes, 17 airstrikes and 25 shelling withMLRS, - General Staff of Armed Forces of Ukraine says in the morning report</text:p>
      <text:p text:style-name="P4">
News Collection Link: <text:a xlink:type="simple" xlink:href="https://liveuamap.com/en/2023/2-may-russian-army-conducted-19-missile-strikes-17-airstrikes" text:style-name="Internet_20_link" text:visited-style-name="Visited_20_Internet_20_Link">
https://liveuamap.com/en/2023/2-may-russian-army-conducted-19-missile-strikes-17-airstrikes</text:a>
</text:p>
      <text:p text:style-name="P4">
News Source: <text:a xlink:type="simple" xlink:href="https://t.me/lumsrc/4657" text:style-name="Internet_20_link" text:visited-style-name="Visited_20_Internet_20_Link">
https://t.me/lumsrc/4657</text:a>
</text:p>
      <!--NEWS-->
      <text:h text:style-name="P10" text:outline-level="1">
<text:span text:style-name="T4">
Russian forces conducting offensive actions at Lyman, Bakhmut, Avdiivka and Maryinka directio...</text:span>
</text:h>
      <text:p text:style-name="P4">
Authors: liveuamap (Language: en)</text:p>
      <text:p text:style-name="P4">
Time: 2023-05-02T03:15:00</text:p>
      <text:p text:style-name="P4">
Location: Marinka, Donetsk Oblast (Latitude:47.93797 Longtitude:37.49737)</text:p>
      <text:p text:style-name="P4">
Videos: []</text:p>
      <text:p text:style-name="P4">
Images: []</text:p>
      <text:p text:style-name="P4">
Tags: ["Russia"]</text:p>
      <text:p text:style-name="P4">
Id: 22559921</text:p>
      <!--METADATA-->
      <text:p text:style-name="P4">
Russian forces conducting offensive actions at Lyman, Bakhmut, Avdiivka andMaryinka directions. Ukrainian military repelled 41 Russian attacks. Russianforces attempting to advance near Novoselivske and Bilohorivka, Bakhmut andPredtechyne, Syeverne and Pervomayske, Maryinka, - General Staff of ArmedForces of Ukraine says in the morning report</text:p>
      <text:p text:style-name="P4">
News Collection Link: <text:a xlink:type="simple" xlink:href="https://liveuamap.com/en/2023/2-may-russian-forces-conducting-offensive-actions-at-lyman" text:style-name="Internet_20_link" text:visited-style-name="Visited_20_Internet_20_Link">
https://liveuamap.com/en/2023/2-may-russian-forces-conducting-offensive-actions-at-lyman</text:a>
</text:p>
      <text:p text:style-name="P4">
News Source: <text:a xlink:type="simple" xlink:href="https://t.me/lumsrc/4666" text:style-name="Internet_20_link" text:visited-style-name="Visited_20_Internet_20_Link">
https://t.me/lumsrc/4666</text:a>
</text:p>
      <!--NEWS-->
      <text:h text:style-name="P10" text:outline-level="1">
<text:span text:style-name="T4">
Kyiv(23:14). Red Alert: aerial threat. Sirens sounding. Take cover now!</text:span>
</text:h>
      <text:p text:style-name="P4">
Authors: liveuamap (Language: en)</text:p>
      <text:p text:style-name="P4">
Time: 2023-05-02T17:15:00</text:p>
      <text:p text:style-name="P4">
Location: Kyiv (Latitude:50.44343 Longtitude:30.53022)</text:p>
      <text:p text:style-name="P4">
Videos: []</text:p>
      <text:p text:style-name="P4">
Images: []</text:p>
      <text:p text:style-name="P4">
Tags: ["Europe", "Central and Eastern Europe"]</text:p>
      <text:p text:style-name="P4">
Id: 22560090</text:p>
      <!--METADATA-->
      <text:p text:style-name="P4">
Kyiv(23:14). Red Alert: aerial threat. Sirens sounding. Take cover now!</text:p>
      <text:p text:style-name="P4">
News Collection Link: <text:a xlink:type="simple" xlink:href="https://liveuamap.com/en/2023/02-may-kyiv2314-red-alert-aerial-threat-sireng" text:style-name="Internet_20_link" text:visited-style-name="Visited_20_Internet_20_Link">
https://liveuamap.com/en/2023/02-may-kyiv2314-red-alert-aerial-threat-sireng</text:a>
</text:p>
      <text:p text:style-name="P4">
News Source: <text:a xlink:type="simple" xlink:href="https://t.me/KyivCityOfficial/6574" text:style-name="Internet_20_link" text:visited-style-name="Visited_20_Internet_20_Link">
https://t.me/KyivCityOfficial/6574</text:a>
</text:p>
      <!--NEWS-->
      <text:h text:style-name="P10" text:outline-level="1">
<text:span text:style-name="T4">
Kyiv Oblast(23:15). Red Alert: aerial threat. Sirens sounding. Take cover now!</text:span>
</text:h>
      <text:p text:style-name="P4">
Authors: liveuamap (Language: en)</text:p>
      <text:p text:style-name="P4">
Time: 2023-05-02T17:17:00</text:p>
      <text:p text:style-name="P4">
Location: Kyiv Oblast (Latitude:50.24018000 Longtitude:30.23163000)</text:p>
      <text:p text:style-name="P4">
Videos: []</text:p>
      <text:p text:style-name="P4">
Images: []</text:p>
      <text:p text:style-name="P4">
Tags: ["Europe", "Central and Eastern Europe"]</text:p>
      <text:p text:style-name="P4">
Id: 22560091</text:p>
      <!--METADATA-->
      <text:p text:style-name="P4">
Kyiv region(23:15). Red Alert: aerial threat. Sirens sounding. Take cover now!</text:p>
      <text:p text:style-name="P4">
News Collection Link: <text:a xlink:type="simple" xlink:href="https://liveuamap.com/en/2023/02-may-kyiv-oblast2315-red-alert-aerial-threag" text:style-name="Internet_20_link" text:visited-style-name="Visited_20_Internet_20_Link">
https://liveuamap.com/en/2023/02-may-kyiv-oblast2315-red-alert-aerial-threag</text:a>
</text:p>
      <text:p text:style-name="P4">
News Source: <text:a xlink:type="simple" xlink:href="https://t.me/air_alert_ua/44255" text:style-name="Internet_20_link" text:visited-style-name="Visited_20_Internet_20_Link">
https://t.me/air_alert_ua/44255</text:a>
</text:p>
      <!--NEWS-->
      <text:h text:style-name="P10" text:outline-level="1">
<text:span text:style-name="T4">
Zaporizka Oblast(23:34). Red Alert: aerial threat. Sirens sounding. Take cover now!</text:span>
</text:h>
      <text:p text:style-name="P4">
Authors: liveuamap (Language: en)</text:p>
      <text:p text:style-name="P4">
Time: 2023-05-02T17:34:00</text:p>
      <text:p text:style-name="P4">
Location: Zaporizka Oblast (Latitude:47.611111 Longtitude:35.766131)</text:p>
      <text:p text:style-name="P4">
Videos: []</text:p>
      <text:p text:style-name="P4">
Images: []</text:p>
      <text:p text:style-name="P4">
Tags: ["Europe", "Central and Eastern Europe"]</text:p>
      <text:p text:style-name="P4">
Id: 22560092</text:p>
      <!--METADATA-->
      <text:p text:style-name="P4">
Zaporizhzhia region(23:34). Red Alert: aerial threat. Sirens sounding. Take covernow!</text:p>
      <text:p text:style-name="P4">
News Collection Link: <text:a xlink:type="simple" xlink:href="https://liveuamap.com/en/2023/02-may-zaporizka-oblast2334-red-alert-aerial-g" text:style-name="Internet_20_link" text:visited-style-name="Visited_20_Internet_20_Link">
https://liveuamap.com/en/2023/02-may-zaporizka-oblast2334-red-alert-aerial-g</text:a>
</text:p>
      <text:p text:style-name="P4">
News Source: <text:a xlink:type="simple" xlink:href="https://t.me/air_alert_ua/44258" text:style-name="Internet_20_link" text:visited-style-name="Visited_20_Internet_20_Link">
https://t.me/air_alert_ua/44258</text:a>
</text:p>
      <!--NEWS-->
      <text:h text:style-name="P10" text:outline-level="1">
<text:span text:style-name="T4">
Dnipro, Dnipropetrovska Oblast(23:56). Red Alert: aerial threat. Sirens sounding. Take cover ...</text:span>
</text:h>
      <text:p text:style-name="P4">
Authors: liveuamap (Language: en)</text:p>
      <text:p text:style-name="P4">
Time: 2023-05-02T17:58:00</text:p>
      <text:p text:style-name="P4">
Location: Dnipro (Latitude:48.45922 Longtitude:35.03866)</text:p>
      <text:p text:style-name="P4">
Videos: []</text:p>
      <text:p text:style-name="P4">
Images: []</text:p>
      <text:p text:style-name="P4">
Tags: ["Europe", "Central and Eastern Europe"]</text:p>
      <text:p text:style-name="P4">
Id: 22560093</text:p>
      <!--METADATA-->
      <text:p text:style-name="P4">
Dnipro, Dnipropetrovsk region(23:56). Red Alert: aerial threat. Sirenssounding. Take cover now!</text:p>
      <text:p text:style-name="P4">
News Collection Link: <text:a xlink:type="simple" xlink:href="https://liveuamap.com/en/2023/02-may-dnipro-dnipropetrovska-oblast2356-red-g" text:style-name="Internet_20_link" text:visited-style-name="Visited_20_Internet_20_Link">
https://liveuamap.com/en/2023/02-may-dnipro-dnipropetrovska-oblast2356-red-g</text:a>
</text:p>
      <text:p text:style-name="P4">
News Source: <text:a xlink:type="simple" xlink:href="https://t.me/air_alert_ua/44259" text:style-name="Internet_20_link" text:visited-style-name="Visited_20_Internet_20_Link">
https://t.me/air_alert_ua/44259</text:a>
</text:p>
      <!--NEWS-->
      <text:h text:style-name="P10" text:outline-level="1">
<text:span text:style-name="T4">
Kharkiv, Kharkivska Oblast(00:14). Red Alert: aerial threat. Sirens sounding. Take cover now!</text:span>
</text:h>
      <text:p text:style-name="P4">
Authors: liveuamap (Language: en)</text:p>
      <text:p text:style-name="P4">
Time: 2023-05-02T18:14:00</text:p>
      <text:p text:style-name="P4">
Location: Kharkiv (Latitude:49.98081000 Longtitude:36.25272000)</text:p>
      <text:p text:style-name="P4">
Videos: []</text:p>
      <text:p text:style-name="P4">
Images: []</text:p>
      <text:p text:style-name="P4">
Tags: ["Europe", "Central and Eastern Europe"]</text:p>
      <text:p text:style-name="P4">
Id: 22560094</text:p>
      <!--METADATA-->
      <text:p text:style-name="P4">
Kharkiv, Kharkiv region(00:14). Red Alert: aerial threat. Sirens sounding.Take cover now!</text:p>
      <text:p text:style-name="P4">
News Collection Link: <text:a xlink:type="simple" xlink:href="https://liveuamap.com/en/2023/02-may-kharkiv-kharkivska-oblast0014-red-alerg" text:style-name="Internet_20_link" text:visited-style-name="Visited_20_Internet_20_Link">
https://liveuamap.com/en/2023/02-may-kharkiv-kharkivska-oblast0014-red-alerg</text:a>
</text:p>
      <text:p text:style-name="P4">
News Source: <text:a xlink:type="simple" xlink:href="https://t.me/suspilnekharkiv/24449" text:style-name="Internet_20_link" text:visited-style-name="Visited_20_Internet_20_Link">
https://t.me/suspilnekharkiv/24449</text:a>
</text:p>
      <!--NEWS-->
      <text:h text:style-name="P10" text:outline-level="1">
<text:span text:style-name="T4">
Donetsk Oblast(00:14). Red Alert: aerial threat. Sirens sounding. Take cover now!</text:span>
</text:h>
      <text:p text:style-name="P4">
Authors: liveuamap (Language: en)</text:p>
      <text:p text:style-name="P4">
Time: 2023-05-02T18:16:00</text:p>
      <text:p text:style-name="P4">
Location: Donetsk Oblast (Latitude:48.7268 Longtitude:37.57929)</text:p>
      <text:p text:style-name="P4">
Videos: []</text:p>
      <text:p text:style-name="P4">
Images: []</text:p>
      <text:p text:style-name="P4">
Tags: ["Europe", "Central and Eastern Europe"]</text:p>
      <text:p text:style-name="P4">
Id: 22560095</text:p>
      <!--METADATA-->
      <text:p text:style-name="P4">
Donetsk Oblast(00:14). Red Alert: aerial threat. Sirens sounding. Take covernow!</text:p>
      <text:p text:style-name="P4">
News Collection Link: <text:a xlink:type="simple" xlink:href="https://liveuamap.com/en/2023/02-may-donetsk-oblast0014-red-alert-aerial-thg" text:style-name="Internet_20_link" text:visited-style-name="Visited_20_Internet_20_Link">
https://liveuamap.com/en/2023/02-may-donetsk-oblast0014-red-alert-aerial-thg</text:a>
</text:p>
      <text:p text:style-name="P4">
News Source: <text:a xlink:type="simple" xlink:href="https://t.me/air_alert_ua/44261" text:style-name="Internet_20_link" text:visited-style-name="Visited_20_Internet_20_Link">
https://t.me/air_alert_ua/44261</text:a>
</text:p>
      <!--NEWS-->
      <text:h text:style-name="P10" text:outline-level="1">
<text:span text:style-name="T4">
Ukrainian Air defense is active</text:span>
</text:h>
      <text:p text:style-name="P4">
Authors: liveuamap (Language: en)</text:p>
      <text:p text:style-name="P4">
Time: 2023-05-02T18:21:43</text:p>
      <text:p text:style-name="P4">
Location: Dnipro (Latitude:48.42328 Longtitude:35.09651)</text:p>
      <text:p text:style-name="P4">
Videos: []</text:p>
      <text:p text:style-name="P4">
Images: []</text:p>
      <text:p text:style-name="P4">
Tags: []</text:p>
      <text:p text:style-name="P4">
Id: 22560096</text:p>
      <!--METADATA-->
      <text:p text:style-name="P4">
Ukrainian Air defense is active</text:p>
      <text:p text:style-name="P4">
News Collection Link: <text:a xlink:type="simple" xlink:href="https://liveuamap.com/en/2023/2-may-ukrainian-air-defense-is-active-" text:style-name="Internet_20_link" text:visited-style-name="Visited_20_Internet_20_Link">
https://liveuamap.com/en/2023/2-may-ukrainian-air-defense-is-active-</text:a>
</text:p>
      <text:p text:style-name="P4">
News Source: <text:a xlink:type="simple" xlink:href="https://t.me/ermaka2022/2558" text:style-name="Internet_20_link" text:visited-style-name="Visited_20_Internet_20_Link">
https://t.me/ermaka2022/2558</text:a>
</text:p>
      <!--NEWS-->
      <text:h text:style-name="P10" text:outline-level="1">
<text:span text:style-name="T4">
Air defense is active near Kyiv</text:span>
</text:h>
      <text:p text:style-name="P4">
Authors: liveuamap (Language: en)</text:p>
      <text:p text:style-name="P4">
Time: 2023-05-02T18:24:12</text:p>
      <text:p text:style-name="P4">
Location: Kyiv (Latitude:50.63901 Longtitude:30.47333)</text:p>
      <text:p text:style-name="P4">
Videos: []</text:p>
      <text:p text:style-name="P4">
Images: []</text:p>
      <text:p text:style-name="P4">
Tags: []</text:p>
      <text:p text:style-name="P4">
Id: 22560097</text:p>
      <!--METADATA-->
      <text:p text:style-name="P4">
Air defense is active near Kyiv</text:p>
      <text:p text:style-name="P4">
News Collection Link: <text:a xlink:type="simple" xlink:href="https://liveuamap.com/en/2023/2-may-air-defense-is-active-near-kyiv" text:style-name="Internet_20_link" text:visited-style-name="Visited_20_Internet_20_Link">
https://liveuamap.com/en/2023/2-may-air-defense-is-active-near-kyiv</text:a>
</text:p>
      <text:p text:style-name="P4">
News Source: <text:a xlink:type="simple" xlink:href="https://t.me/kievreal1/40071" text:style-name="Internet_20_link" text:visited-style-name="Visited_20_Internet_20_Link">
https://t.me/kievreal1/40071</text:a>
</text:p>
      <!--NEWS-->
      <text:h text:style-name="P10" text:outline-level="1">
<text:span text:style-name="T4">
Explosions reported in Zaporizhzhia</text:span>
</text:h>
      <text:p text:style-name="P4">
Authors: liveuamap (Language: en)</text:p>
      <text:p text:style-name="P4">
Time: 2023-05-02T18:25:59</text:p>
      <text:p text:style-name="P4">
Location: Zaporizhzhia, Zaporiz'ka oblast (Latitude:47.82906 Longtitude:35.11042)</text:p>
      <text:p text:style-name="P4">
Videos: []</text:p>
      <text:p text:style-name="P4">
Images: []</text:p>
      <text:p text:style-name="P4">
Tags: []</text:p>
      <text:p text:style-name="P4">
Id: 22560098</text:p>
      <!--METADATA-->
      <text:p text:style-name="P4">
Explosions reported in Zaporizhzhia</text:p>
      <text:p text:style-name="P4">
News Collection Link: <text:a xlink:type="simple" xlink:href="https://liveuamap.com/en/2023/2-may-explosions-reported-in-zaporizhzhia-" text:style-name="Internet_20_link" text:visited-style-name="Visited_20_Internet_20_Link">
https://liveuamap.com/en/2023/2-may-explosions-reported-in-zaporizhzhia-</text:a>
</text:p>
      <text:p text:style-name="P4">
News Source: <text:a xlink:type="simple" xlink:href="https://t.me/lachentyt/28869" text:style-name="Internet_20_link" text:visited-style-name="Visited_20_Internet_20_Link">
https://t.me/lachentyt/28869</text:a>
</text:p>
      <!--NEWS-->
      <text:h text:style-name="P10" text:outline-level="1">
<text:span text:style-name="T4">
Poltavska Oblast(00:28). Red Alert: aerial threat. Sirens sounding. Take cover now!</text:span>
</text:h>
      <text:p text:style-name="P4">
Authors: liveuamap (Language: en)</text:p>
      <text:p text:style-name="P4">
Time: 2023-05-02T18:29:00</text:p>
      <text:p text:style-name="P4">
Location: Poltavska Oblast (Latitude:49.47705000 Longtitude:33.81866000)</text:p>
      <text:p text:style-name="P4">
Videos: []</text:p>
      <text:p text:style-name="P4">
Images: []</text:p>
      <text:p text:style-name="P4">
Tags: ["Europe", "Central and Eastern Europe"]</text:p>
      <text:p text:style-name="P4">
Id: 22560099</text:p>
      <!--METADATA-->
      <text:p text:style-name="P4">
Poltava(00:28). Red Alert: aerial threat. Sirens sounding. Take covernow!</text:p>
      <text:p text:style-name="P4">
News Collection Link: <text:a xlink:type="simple" xlink:href="https://liveuamap.com/en/2023/02-may-poltavska-oblast0028-red-alert-aerial-g" text:style-name="Internet_20_link" text:visited-style-name="Visited_20_Internet_20_Link">
https://liveuamap.com/en/2023/02-may-poltavska-oblast0028-red-alert-aerial-g</text:a>
</text:p>
      <text:p text:style-name="P4">
News Source: <text:a xlink:type="simple" xlink:href="https://t.me/air_alert_ua/44262" text:style-name="Internet_20_link" text:visited-style-name="Visited_20_Internet_20_Link">
https://t.me/air_alert_ua/44262</text:a>
</text:p>
      <!--NEWS-->
      <text:h text:style-name="P10" text:outline-level="1">
<text:span text:style-name="T4">
More explosions were audible in Dnipro city, possible due to air defense work</text:span>
</text:h>
      <text:p text:style-name="P4">
Authors: liveuamap (Language: en)</text:p>
      <text:p text:style-name="P4">
Time: 2023-05-02T18:35:38</text:p>
      <text:p text:style-name="P4">
Location: Dnipro (Latitude:48.35169 Longtitude:35.15453)</text:p>
      <text:p text:style-name="P4">
Videos: []</text:p>
      <text:p text:style-name="P4">
Images: []</text:p>
      <text:p text:style-name="P4">
Tags: []</text:p>
      <text:p text:style-name="P4">
Id: 22560100</text:p>
      <!--METADATA-->
      <text:p text:style-name="P4">
More explosions were audible in Dnipro city, possible due to air defense work</text:p>
      <text:p text:style-name="P4">
News Collection Link: <text:a xlink:type="simple" xlink:href="https://liveuamap.com/en/2023/2-may-more-explosions-were-audible-in-dnipro-city-possible" text:style-name="Internet_20_link" text:visited-style-name="Visited_20_Internet_20_Link">
https://liveuamap.com/en/2023/2-may-more-explosions-were-audible-in-dnipro-city-possible</text:a>
</text:p>
      <text:p text:style-name="P4">
News Source: <text:a xlink:type="simple" xlink:href="https://t.me/dnepr_operativ/41023" text:style-name="Internet_20_link" text:visited-style-name="Visited_20_Internet_20_Link">
https://t.me/dnepr_operativ/41023</text:a>
</text:p>
      <!--NEWS-->
      <text:h text:style-name="P10" text:outline-level="1">
<text:span text:style-name="T4">
Air defense is engaging aerial targets in Kyiv region again</text:span>
</text:h>
      <text:p text:style-name="P4">
Authors: liveuamap (Language: en)</text:p>
      <text:p text:style-name="P4">
Time: 2023-05-02T18:43:28</text:p>
      <text:p text:style-name="P4">
Location: Kyiv (Latitude:50.14081 Longtitude:30.79605)</text:p>
      <text:p text:style-name="P4">
Videos: []</text:p>
      <text:p text:style-name="P4">
Images: []</text:p>
      <text:p text:style-name="P4">
Tags: []</text:p>
      <text:p text:style-name="P4">
Id: 22560101</text:p>
      <!--METADATA-->
      <text:p text:style-name="P4">
Air defense is engaging aerial targets in Kyiv region again</text:p>
      <text:p text:style-name="P4">
News Collection Link: <text:a xlink:type="simple" xlink:href="https://liveuamap.com/en/2023/2-may-air-defense-is-engaging-aerial-targets-in-kyiv-region" text:style-name="Internet_20_link" text:visited-style-name="Visited_20_Internet_20_Link">
https://liveuamap.com/en/2023/2-may-air-defense-is-engaging-aerial-targets-in-kyiv-region</text:a>
</text:p>
      <text:p text:style-name="P4">
News Source: <text:a xlink:type="simple" xlink:href="https://t.me/lachentyt/28871" text:style-name="Internet_20_link" text:visited-style-name="Visited_20_Internet_20_Link">
https://t.me/lachentyt/28871</text:a>
</text:p>
      <!--NEWS-->
      <text:h text:style-name="P10" text:outline-level="1">
<text:span text:style-name="T4">
Air defense is shooting drones in Kyiv and Poltava regions</text:span>
</text:h>
      <text:p text:style-name="P4">
Authors: liveuamap (Language: en)</text:p>
      <text:p text:style-name="P4">
Time: 2023-05-02T18:56:57</text:p>
      <text:p text:style-name="P4">
Location: Poltava (Latitude:48.81583 Longtitude:34.05212)</text:p>
      <text:p text:style-name="P4">
Videos: []</text:p>
      <text:p text:style-name="P4">
Images: []</text:p>
      <text:p text:style-name="P4">
Tags: []</text:p>
      <text:p text:style-name="P4">
Id: 22560102</text:p>
      <!--METADATA-->
      <text:p text:style-name="P4">
Air defense is shooting drones in Kyiv and Poltava regions</text:p>
      <text:p text:style-name="P4">
News Collection Link: <text:a xlink:type="simple" xlink:href="https://liveuamap.com/en/2023/2-may-air-defense-is-shooting-drones-in-kyiv-and-poltava" text:style-name="Internet_20_link" text:visited-style-name="Visited_20_Internet_20_Link">
https://liveuamap.com/en/2023/2-may-air-defense-is-shooting-drones-in-kyiv-and-poltava</text:a>
</text:p>
      <text:p text:style-name="P4">
News Source: <text:a xlink:type="simple" xlink:href="https://t.me/war_monitor/7017" text:style-name="Internet_20_link" text:visited-style-name="Visited_20_Internet_20_Link">
https://t.me/war_monitor/7017</text:a>
</text:p>
      <!--NEWS-->
      <text:h text:style-name="P10" text:outline-level="1">
<text:span text:style-name="T4">
Kirovohrad region, Cherkasy region (00:57). Red Alrt: Aerial Tchretate. Sirens Sounding. So...</text:span>
</text:h>
      <text:p text:style-name="P4">
Authors: liveuamap (Language: en)</text:p>
      <text:p text:style-name="P4">
Time: 2023-05-02T18:58:00</text:p>
      <text:p text:style-name="P4">
Location: Kirovohradska Oblast (Latitude:48.49885 Longtitude:31.99957)</text:p>
      <text:p text:style-name="P4">
Videos: []</text:p>
      <text:p text:style-name="P4">
Images: []</text:p>
      <text:p text:style-name="P4">
Tags: ["Europe", "Central and Eastern Europe"]</text:p>
      <text:p text:style-name="P4">
Id: 22560103</text:p>
      <!--METADATA-->
      <text:p text:style-name="P4">
Kirovohrad region, Cherkasy region(00:57). Red Alert: aerial threat.Sirens sounding. Take cover now!</text:p>
      <text:p text:style-name="P4">
News Collection Link: <text:a xlink:type="simple" xlink:href="https://liveuamap.com/en/2023/02-may-kirovohradska-oblast-cherkaska-oblast0g" text:style-name="Internet_20_link" text:visited-style-name="Visited_20_Internet_20_Link">
https://liveuamap.com/en/2023/02-may-kirovohradska-oblast-cherkaska-oblast0g</text:a>
</text:p>
      <text:p text:style-name="P4">
News Source: <text:a xlink:type="simple" xlink:href="https://t.me/air_alert_ua/44264" text:style-name="Internet_20_link" text:visited-style-name="Visited_20_Internet_20_Link">
https://t.me/air_alert_ua/44264</text:a>
</text:p>
      <!--NEWS-->
      <text:h text:style-name="P10" text:outline-level="1">
<text:span text:style-name="T4">
Another explosion was reported in Kyiv</text:span>
</text:h>
      <text:p text:style-name="P4">
Authors: liveuamap (Language: en)</text:p>
      <text:p text:style-name="P4">
Time: 2023-05-02T19:22:54</text:p>
      <text:p text:style-name="P4">
Location: Kyiv,Kyiv city (Latitude:50.37152 Longtitude:30.58302)</text:p>
      <text:p text:style-name="P4">
Videos: []</text:p>
      <text:p text:style-name="P4">
Images: []</text:p>
      <text:p text:style-name="P4">
Tags: []</text:p>
      <text:p text:style-name="P4">
Id: 22560104</text:p>
      <!--METADATA-->
      <text:p text:style-name="P4">
Another explosion was reported in Kyiv</text:p>
      <text:p text:style-name="P4">
News Collection Link: <text:a xlink:type="simple" xlink:href="https://liveuamap.com/en/2023/3-may-another-explosion-was-reported-in-kyiv" text:style-name="Internet_20_link" text:visited-style-name="Visited_20_Internet_20_Link">
https://liveuamap.com/en/2023/3-may-another-explosion-was-reported-in-kyiv</text:a>
</text:p>
      <text:p text:style-name="P4">
News Source: <text:a xlink:type="simple" xlink:href="https://t.me/lachentyt/28873" text:style-name="Internet_20_link" text:visited-style-name="Visited_20_Internet_20_Link">
https://t.me/lachentyt/28873</text:a>
</text:p>
      <!--NEWS-->
      <text:h text:style-name="P10" text:outline-level="1">
<text:span text:style-name="T4">
Kharkiv, Kharkivska Oblast(02:08). Red Alert: aerial threat. Sirens sounding. Take cover now!</text:span>
</text:h>
      <text:p text:style-name="P4">
Authors: liveuamap (Language: en)</text:p>
      <text:p text:style-name="P4">
Time: 2023-05-02T20:10:00</text:p>
      <text:p text:style-name="P4">
Location: Kharkiv (Latitude:49.97993 Longtitude:36.25378)</text:p>
      <text:p text:style-name="P4">
Videos: []</text:p>
      <text:p text:style-name="P4">
Images: []</text:p>
      <text:p text:style-name="P4">
Tags: ["Europe", "Central and Eastern Europe"]</text:p>
      <text:p text:style-name="P4">
Id: 22560107</text:p>
      <!--METADATA-->
      <text:p text:style-name="P4">
Kharkiv, Kharkiv region(02:08). Red Alert: aerial threat. Sirens sounding.Take cover now!</text:p>
      <text:p text:style-name="P4">
News Collection Link: <text:a xlink:type="simple" xlink:href="https://liveuamap.com/en/2023/03-may-kharkiv-kharkivska-oblast0208-red-alerg" text:style-name="Internet_20_link" text:visited-style-name="Visited_20_Internet_20_Link">
https://liveuamap.com/en/2023/03-may-kharkiv-kharkivska-oblast0208-red-alerg</text:a>
</text:p>
      <text:p text:style-name="P4">
News Source: <text:a xlink:type="simple" xlink:href="https://t.me/air_alert_ua/44266" text:style-name="Internet_20_link" text:visited-style-name="Visited_20_Internet_20_Link">
https://t.me/air_alert_ua/44266</text:a>
</text:p>
      <!--NEWS-->
      <text:h text:style-name="P10" text:outline-level="1">
<text:span text:style-name="T4">
Mykolaiv, Mykolayivska Oblast(02:41). Red Alert: aerial threat. Sirens sounding. Take cover now!</text:span>
</text:h>
      <text:p text:style-name="P4">
Authors: liveuamap (Language: en)</text:p>
      <text:p text:style-name="P4">
Time: 2023-05-02T20:42:00</text:p>
      <text:p text:style-name="P4">
Location: Mykolaiv (Latitude:46.94866 Longtitude:32.00639)</text:p>
      <text:p text:style-name="P4">
Videos: []</text:p>
      <text:p text:style-name="P4">
Images: []</text:p>
      <text:p text:style-name="P4">
Tags: ["Europe", "Central and Eastern Europe"]</text:p>
      <text:p text:style-name="P4">
Id: 22560108</text:p>
      <!--METADATA-->
      <text:p text:style-name="P4">
Nikolaev, Mykolaiv region(02:41). Red Alert: aerial threat. Sirenssounding. Take cover now!</text:p>
      <text:p text:style-name="P4">
News Collection Link: <text:a xlink:type="simple" xlink:href="https://liveuamap.com/en/2023/03-may-mykolaiv-mykolayivska-oblast0241-red-ag" text:style-name="Internet_20_link" text:visited-style-name="Visited_20_Internet_20_Link">
https://liveuamap.com/en/2023/03-may-mykolaiv-mykolayivska-oblast0241-red-ag</text:a>
</text:p>
      <text:p text:style-name="P4">
News Source: <text:a xlink:type="simple" xlink:href="https://t.me/air_alert_ua/44268" text:style-name="Internet_20_link" text:visited-style-name="Visited_20_Internet_20_Link">
https://t.me/air_alert_ua/44268</text:a>
</text:p>
      <!--NEWS-->
      <text:h text:style-name="P10" text:outline-level="1">
<text:span text:style-name="T4">
Explosions were reported in Cherkasy and Kirovograd regions</text:span>
</text:h>
      <text:p text:style-name="P4">
Authors: liveuamap (Language: en)</text:p>
      <text:p text:style-name="P4">
Time: 2023-05-02T21:42:00</text:p>
      <text:p text:style-name="P4">
Location: Cherkasy (Latitude:48.58933 Longtitude:30.44312)</text:p>
      <text:p text:style-name="P4">
Videos: []</text:p>
      <text:p text:style-name="P4">
Images: []</text:p>
      <text:p text:style-name="P4">
Tags: []</text:p>
      <text:p text:style-name="P4">
Id: 22560111</text:p>
      <!--METADATA-->
      <text:p text:style-name="P4">
Explosions were reported in Cherkasy and Kirovograd regions</text:p>
      <text:p text:style-name="P4">
News Collection Link: <text:a xlink:type="simple" xlink:href="https://liveuamap.com/en/2023/3-may-explosions-were-reported-in-cherkasy-and-kirovograd" text:style-name="Internet_20_link" text:visited-style-name="Visited_20_Internet_20_Link">
https://liveuamap.com/en/2023/3-may-explosions-were-reported-in-cherkasy-and-kirovograd</text:a>
</text:p>
      <text:p text:style-name="P4">
News Source: <text:a xlink:type="simple" xlink:href="https://t.me/war_monitor/7021" text:style-name="Internet_20_link" text:visited-style-name="Visited_20_Internet_20_Link">
https://t.me/war_monitor/7021</text:a>
</text:p>
      <!--NEWS-->
      <text:h text:style-name="P10" text:outline-level="1">
<text:span text:style-name="T4">
Oil depot at Taman near Kerch strait is on fire</text:span>
</text:h>
      <text:p text:style-name="P4">
Authors: liveuamap (Language: en)</text:p>
      <text:p text:style-name="P4">
Time: 2023-05-02T21:46:11</text:p>
      <text:p text:style-name="P4">
Location: Krasnodarskiy kray (Latitude:45.13422 Longtitude:36.67717)</text:p>
      <text:p text:style-name="P4">
Videos: []</text:p>
      <text:p text:style-name="P4">
Images: []</text:p>
      <text:p text:style-name="P4">
Tags: ["Energy", "Russia"]</text:p>
      <text:p text:style-name="P4">
Id: 22560110</text:p>
      <!--METADATA-->
      <text:p text:style-name="P4">
Oil depot at Taman near Kerch strait is on fire</text:p>
      <text:p text:style-name="P4">
News Collection Link: <text:a xlink:type="simple" xlink:href="https://liveuamap.com/en/2023/3-may-oil-depot-at-taman-near-kerch-strait-is-on-fire-" text:style-name="Internet_20_link" text:visited-style-name="Visited_20_Internet_20_Link">
https://liveuamap.com/en/2023/3-may-oil-depot-at-taman-near-kerch-strait-is-on-fire-</text:a>
</text:p>
      <text:p text:style-name="P4">
News Source: <text:a xlink:type="simple" xlink:href="https://t.me/war_monitor/7024" text:style-name="Internet_20_link" text:visited-style-name="Visited_20_Internet_20_Link">
https://t.me/war_monitor/7024</text:a>
</text:p>
      <!--NEWS-->
      <text:h text:style-name="P10" text:outline-level="1">
<text:span text:style-name="T4">
A meeting with families of captured Marines took place at the coordination headquarters</text:span>
</text:h>
      <text:p text:style-name="P4">
Author: ['АРМІЯINFORM']</text:p>
      <text:p text:style-name="P4">
Time: 2023-05-02T27:00:00-04:00</text:p>
      <text:p text:style-name="P4">
Description: At the coordinating headquarters, Zustinich was with Rodinov sodonikh orchestravi 36-ї ї ї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1_16-56-30.jpg" text:style-name="Internet_20_link" text:visited-style-name="Visited_20_Internet_20_Link">
photo_2023-05-01_16-56-30.jpg</text:a>
']</text:p>
      <text:p text:style-name="P4">
Tags: ['STOPRUSSIA', 'АГРЕСІЯ РФ', 'ВІЙНА', 'КООРДИНАЦІЙНИЙ ШТАБ З ПИТАНЬ ПОВОДЖЕННЯ З ВІЙСЬКОВОПОЛОНЕНИМИ']</text:p>
      <text:p text:style-name="P4">
Category: News</text:p>
      <!--METADATA-->
      <text:p text:style-name="P4">
<draw:frame draw:style-name="fr1" draw:name="Image2" text:anchor-type="as-char" svg:width="6.9236in" svg:height="5.1927in" draw:z-index="0">
<draw:image xlink:href="../Images/AРМІЯINFORM/2023-05-02T27-00-00-04-00/photo_2023-05-01_16-56-30.jpg" xlink:type="simple" xlink:show="embed" xlink:actuate="onLoad" draw:mime-type="image/jpeg"/>
</draw:frame>
The Coordination Headquarters met with the families of prisoners of orchestrants of the36th Separate Marine Infantry Brigade named after Mikhail Bilynsky.</text:p>
      <text:p text:style-name="P4">
Representatives of the coordination headquarters, the National Police, the Security Service of Ukraine and the Office of the Commissioner of the Verkhovna Rights Council answered the questions.</text:p>
      <text:p text:style-name="P4">
About it <text:a xlink:type="simple" xlink:href="https://t.me/Koord_shtab/937" text:style-name="Internet_20_link" text:visited-style-name="Visited_20_Internet_20_Link">
reports</text:a>
Coordinating headquarters for the issue of prisoners of war.</text:p>
      <text:p text:style-name="P4">
“They discussed the health of our defenders and defenders in captivity. Many people have been in captivity for more than a year without proper medical care. Ukraine is doing everything to return them home and make the aggressor country guarantee the necessary condition. But this, unfortunately, depends not only on Ukraine, ”the presentation says.</text:p>
      <text:p text:style-name="P4">
It is noted that the headquarters representative said that during evacuation with the Mariupolia, the International Committee of the Red Cross surveyed our defenders, but Russia has not confirmed many of the officials. However, for the ICRC International Community, it is evidence of our people's enslavement and violation of the agreements on their release.</text:p>
      <text:p text:style-name="P4">
The relatives were also interested in whether it was possible to re-select DNA.</text:p>
      <ul>
        <li>
Sometimes there is poor first selection of DNA. But such cases are isolated, ”the police representative.</li>
      </ul>
      <text:p text:style-name="P4">
Also, with the representative of the Office of the Commissioner of the Verkhovna Rada of Human Rights, they were naming how to raise the problem of torture at the international level and the improper conditions of keeping our prisoners in Russia.</text:p>
      <text:p text:style-name="P4">
News Source: <text:a xlink:type="simple" xlink:href="https://armyinform.com.ua/2023/05/02/u-koordynaczijnomu-shtabi-vidbulasya-zustrich-z-rodynamy-polonenyh-morskyh-pihotyncziv/" text:style-name="Internet_20_link" text:visited-style-name="Visited_20_Internet_20_Link">
https://armyinform.com.ua/2023/05/02/u-koordynaczijnomu-shtabi-vidbulasya-zustrich-z-rodynamy-polonenyh-morskyh-pihotyncziv/</text:a>
</text:p>
      <!--NEWS-->
      <text:h text:style-name="P10" text:outline-level="1">
<text:span text:style-name="T4">
Condemned Kharkiv, who gave the enemy the position of air defense</text:span>
</text:h>
      <text:p text:style-name="P4">
Author: ['АРМІЯINFORM']</text:p>
      <text:p text:style-name="P4">
Time: 2023-05-02T28:00:00-04:00</text:p>
      <text:p text:style-name="P4">
Description: The prosecutors were brought by the court, the Supreme Saltyvskiy district of Mist Kharkov, o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1_16-31-19.jpg" text:style-name="Internet_20_link" text:visited-style-name="Visited_20_Internet_20_Link">
photo_2023-05-01_16-31-19.jpg</text:a>
']</text:p>
      <text:p text:style-name="P4">
Tags: ['STOPRUSSIA', 'АГРЕСІЯ РФ', 'ВТОРГНЕННЯ РФ', 'ОФІС ГЕНЕРАЛЬНОГО ПРОКУРОРА']</text:p>
      <text:p text:style-name="P4">
Category: News</text:p>
      <!--METADATA-->
      <text:p text:style-name="P4">
<draw:frame draw:style-name="fr1" draw:name="Image3" text:anchor-type="as-char" svg:width="6.9236in" svg:height="4.61393in" draw:z-index="0">
<draw:image xlink:href="../Images/AРМІЯINFORM/2023-05-02T28-00-00-04-00/photo_2023-05-01_16-31-19.jpg" xlink:type="simple" xlink:show="embed" xlink:actuate="onLoad" draw:mime-type="image/jpeg"/>
</draw:frame>
Prosecutors in court proved that a resident of the Saltov district of Kharkiv, one of the most affected areas from the shelling of the Russian military, corrected enemy fire.</text:p>
      <text:p text:style-name="P4">
About it <text:a xlink:type="simple" xlink:href="https://armyinform.com.ua/C:/Users/User/Desktop/%D0%97%D0%B0%D1%81%D1%83%D0%B4%D0%B6%D0%B5%D0%BD%D0%BE%20%D1%85%D0%B0%D1%80%D0%BA%D1%96%D0%B2%E2%80%99%D1%8F%D0%BD%D0%B8%D0%BD%D0%B0,%20%D1%8F%D0%BA%D0%B8%D0%B9%20%D0%B7%D0%B4%D0%B0%D0%B2%D0%B0%D0%B2%20%D0%B2%D0%BE%D1%80%D0%BE%D0%B3%D1%83%20%D0%BF%D0%BE%D0%B7%D0%B8%D1%86%D1%96%D1%97%20%D0%9F%D0%9F%D0%9E" text:style-name="Internet_20_link" text:visited-style-name="Visited_20_Internet_20_Link">
reports</text:a>
Office of the Prosecutor General.</text:p>
      <text:p text:style-name="P4">
“In June 2022, in one of the social networks, a man in his own comments showed the exact positions of the AFU air defense forces in Kharkiv. After the man published forbidden information, the Russian military has exposed these locations for five times. At the hearing, Kharkiv residents explained that he really wrote comments on the social network, but did not recognize the prime. The convicted in this way allegedly tried to prevent the proves, ”the message reads.</text:p>
      <text:p text:style-name="P4">
With the support of public prosecution, the prosecutors of the Kharkiv Regional Prosecutor's Office found the man guilty of dissemination(Part 2 of Art. 114-2 of the Criminal Code of Ukraine).</text:p>
      <text:p text:style-name="P4">
Його засуджено до 5 років позбавлення волі.</text:p>
      <text:p text:style-name="P4">
News Source: <text:a xlink:type="simple" xlink:href="https://armyinform.com.ua/2023/05/02/zasudzheno-harkivyanyna-yakyj-zdavav-vorogu-pozycziyi-ppo/" text:style-name="Internet_20_link" text:visited-style-name="Visited_20_Internet_20_Link">
https://armyinform.com.ua/2023/05/02/zasudzheno-harkivyanyna-yakyj-zdavav-vorogu-pozycziyi-ppo/</text:a>
</text:p>
      <!--NEWS-->
      <text:h text:style-name="P10" text:outline-level="1">
<text:span text:style-name="T4">
The occupier complains of forced fund raising in the unit - the interception of GUR</text:span>
</text:h>
      <text:p text:style-name="P4">
Author: ['АРМІЯINFORM']</text:p>
      <text:p text:style-name="P4">
Time: 2023-05-02T29:00:00-04:00</text:p>
      <text:p text:style-name="P4">
Description: https://youtu.be/n0dupusjus vіsikovy of the Russian Federation to roam on the unnecessary bucket ... War with Ukraine 2022, war with Ukraine Latest news today, News War with Ukraine 2022 Last for Ukraine and Russia and when, war With Ukraine in 2022 it will be or not, will there be a war with Ukraine in the near future, they say, the war with Ukraine, Ukrainian news today, Ukrainian news in Ukrainian media in Russian</text:p>
      <text:p text:style-name="P4">
Images: []</text:p>
      <text:p text:style-name="P4">
Tags: ['STOPRUSSIA', 'АГРЕСІЯ РФ', 'ВТОРГНЕННЯ РФ', 'ГУР ПЕРЕХОПЛЕННЯ']</text:p>
      <text:p text:style-name="P4">
Category: News</text:p>
      <!--METADATA-->
      <text:p text:style-name="P4">
The Military Russian Federation complains of the unsatisfactory behavior of management and the forced collection of funds from the subordinate personnel for their further partial use for personal purposes.</text:p>
      <text:p text:style-name="P4">
About it <text:a xlink:type="simple" xlink:href="https://gur.gov.ua/content/snachala-po-5000-obshchaka-potom-zarplatu-podnialy-po-20000-obshchaka-chto-to-takoho-bl-d-mutyl-po-20-s-kazhdoho.html" text:style-name="Internet_20_link" text:visited-style-name="Visited_20_Internet_20_Link">
reports</text:a>
Gur MOU.</text:p>
      <text:p text:style-name="P4">
“First, 5000 common funds, then the salary was raised at 20,000 common fund, something, Bl*d, murdered, 20 from each,”-the payroll.</text:p>
      <text:p text:style-name="P4">
News Source: <text:a xlink:type="simple" xlink:href="https://armyinform.com.ua/2023/05/02/okupant-skarzhytsya-na-prymusovyj-zbir-koshtiv-u-pidrozdili-perehoplennya-gur/" text:style-name="Internet_20_link" text:visited-style-name="Visited_20_Internet_20_Link">
https://armyinform.com.ua/2023/05/02/okupant-skarzhytsya-na-prymusovyj-zbir-koshtiv-u-pidrozdili-perehoplennya-gur/</text:a>
</text:p>
      <!--NEWS-->
      <text:h text:style-name="P10" text:outline-level="1">
<text:span text:style-name="T4">
"White Angels" provided bread of all residents of the frontal village of Tornsky Liman Community</text:span>
</text:h>
      <text:p text:style-name="P4">
Author: ['АРМІЯINFORM']</text:p>
      <text:p text:style-name="P4">
Time: 2023-05-02T30:00:00-04:00</text:p>
      <text:p text:style-name="P4">
Description: Sklodnya Specialspage Politsії, prazuu at the Limanskoye, delivered to people to TROOKh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2023-05-01_16-47-14.jpg" text:style-name="Internet_20_link" text:visited-style-name="Visited_20_Internet_20_Link">
photo_2023-05-01_16-47-14.jpg</text:a>
', '<text:a xlink:type="simple" xlink:href="https://armyinform.com.ua/wp-content/uploads/2023/05/photo_2023-05-01_16-47-15-150x150.jpg" text:style-name="Internet_20_link" text:visited-style-name="Visited_20_Internet_20_Link">
photo_2023-05-01_16-47-15-150x150.jpg</text:a>
', '<text:a xlink:type="simple" xlink:href="https://armyinform.com.ua/wp-content/uploads/2023/05/photo_2023-05-01_16-47-16-150x150.jpg" text:style-name="Internet_20_link" text:visited-style-name="Visited_20_Internet_20_Link">
photo_2023-05-01_16-47-16-150x150.jpg</text:a>
', '<text:a xlink:type="simple" xlink:href="https://armyinform.com.ua/wp-content/uploads/2023/05/photo_2023-05-01_16-47-17-150x150.jpg" text:style-name="Internet_20_link" text:visited-style-name="Visited_20_Internet_20_Link">
photo_2023-05-01_16-47-17-150x150.jpg</text:a>
', '<text:a xlink:type="simple" xlink:href="https://armyinform.com.ua/wp-content/uploads/2023/05/photo_2023-05-01_16-47-18-150x150.jpg" text:style-name="Internet_20_link" text:visited-style-name="Visited_20_Internet_20_Link">
photo_2023-05-01_16-47-18-150x150.jpg</text:a>
']</text:p>
      <text:p text:style-name="P4">
Tags: ['STOPRUSSIA', 'АГРЕСІЯ РФ', 'ВТОРГНЕННЯ РФ', 'НАЦІОНАЛЬНА ПОЛІЦІЯ']</text:p>
      <text:p text:style-name="P4">
Category: News</text:p>
      <!--METADATA-->
      <text:p text:style-name="P4">
<draw:frame draw:style-name="fr1" draw:name="Image4" text:anchor-type="as-char" svg:width="6.9236in" svg:height="4.806132in" draw:z-index="0">
<draw:image xlink:href="../Images/AРМІЯINFORM/2023-05-02T30-00-00-04-00/photo_2023-05-01_16-47-14.jpg" xlink:type="simple" xlink:show="embed" xlink:actuate="onLoad" draw:mime-type="image/jpeg"/>
</draw:frame>
Every day, a police officer who works in the Lyman direction delivers three tons of humanitarian aid to people. Each flight is a combat, because it is enemy hunted on a car of "White Angels".</text:p>
      <text:p text:style-name="P4">
Today, there are 219 people in Torky, six of them. In the face of the day shelling, everything is necessary for residents. One of the recent aviaries completely destroyed the private home, but the residents were not injured - because they were evacuated in time.</text:p>
      <text:p text:style-name="P4">
<text:a xlink:type="simple" xlink:href="https://armyinform.com.ua/wp-content/uploads/2023/05/photo_2023-05-01_16-47-15.jpg" text:style-name="Internet_20_link" text:visited-style-name="Visited_20_Internet_20_Link">
!(Images/AРМІЯINFORM/2023-05-02T30-00-00-04-00/photo_2023-05-01_16-47-15-150x150.jpg)</text:a>
</text:p>
      <text:p text:style-name="P4">
<text:a xlink:type="simple" xlink:href="https://armyinform.com.ua/wp-content/uploads/2023/05/photo_2023-05-01_16-47-16.jpg" text:style-name="Internet_20_link" text:visited-style-name="Visited_20_Internet_20_Link">
<draw:frame draw:style-name="fr1" draw:name="Image5" text:anchor-type="as-char" svg:width="6.9236in" svg:height="6.9236in" draw:z-index="0">
<draw:image xlink:href="../Images/AРМІЯINFORM/2023-05-02T30-00-00-04-00/photo_2023-05-01_16-47-16-150x150.jpg" xlink:type="simple" xlink:show="embed" xlink:actuate="onLoad" draw:mime-type="image/jpeg"/>
</draw:frame>
</text:a>
</text:p>
      <text:p text:style-name="P4">
<text:a xlink:type="simple" xlink:href="https://armyinform.com.ua/wp-content/uploads/2023/05/photo_2023-05-01_16-47-17.jpg" text:style-name="Internet_20_link" text:visited-style-name="Visited_20_Internet_20_Link">
<draw:frame draw:style-name="fr1" draw:name="Image6" text:anchor-type="as-char" svg:width="6.9236in" svg:height="6.9236in" draw:z-index="0">
<draw:image xlink:href="../Images/AРМІЯINFORM/2023-05-02T30-00-00-04-00/photo_2023-05-01_16-47-17-150x150.jpg" xlink:type="simple" xlink:show="embed" xlink:actuate="onLoad" draw:mime-type="image/jpeg"/>
</draw:frame>
</text:a>
</text:p>
      <text:p text:style-name="P4">
<text:a xlink:type="simple" xlink:href="https://armyinform.com.ua/wp-content/uploads/2023/05/photo_2023-05-01_16-47-18.jpg" text:style-name="Internet_20_link" text:visited-style-name="Visited_20_Internet_20_Link">
<draw:frame draw:style-name="fr1" draw:name="Image7" text:anchor-type="as-char" svg:width="6.9236in" svg:height="6.9236in" draw:z-index="0">
<draw:image xlink:href="../Images/AРМІЯINFORM/2023-05-02T30-00-00-04-00/photo_2023-05-01_16-47-18-150x150.jpg" xlink:type="simple" xlink:show="embed" xlink:actuate="onLoad" draw:mime-type="image/jpeg"/>
</draw:frame>
</text:a>
- It is most difficult to come to families who have dead. Yes, during the shelling of the killed -riding. And her elderly mother, who almost sees, turned out to be in the house ... We were informed by our neighbors about the poor, and we took the lonely to a safer place where she will be careful ", - says Valery Chernikov's Police crew" White Angel ".</text:p>
      <text:p text:style-name="P4">
<text:span text:style-name="T4">
 Source: </text:span>
 <text:a xlink:type="simple" xlink:href="https://t.me/UA_National_Police/11363" text:style-name="Internet_20_link" text:visited-style-name="Visited_20_Internet_20_Link">
National Police of Ukraine</text:a>
</text:p>
      <text:p text:style-name="P4">
News Source: <text:a xlink:type="simple" xlink:href="https://armyinform.com.ua/2023/05/02/bili-yangoly-zabezpechyly-hlibom-vsih-meshkancziv-pryfrontovogo-sela-torske-lymanskoyi-gromady/" text:style-name="Internet_20_link" text:visited-style-name="Visited_20_Internet_20_Link">
https://armyinform.com.ua/2023/05/02/bili-yangoly-zabezpechyly-hlibom-vsih-meshkancziv-pryfrontovogo-sela-torske-lymanskoyi-gromady/</text:a>
</text:p>
      <!--NEWS-->
      <text:h text:style-name="P10" text:outline-level="1">
<text:span text:style-name="T4">
We develop innovations and cybersecurity: Ukraine and Japan have signed a memorandum of cooperation</text:span>
</text:h>
      <text:p text:style-name="P4">
Author: ['АРМІЯINFORM']</text:p>
      <text:p text:style-name="P4">
Time: 2023-05-02T31:00:00-04:00</text:p>
      <text:p text:style-name="P4">
Description: Ukrainian, Japanese, they were home about spiobitnitnitzer at the sphere of digital transformatic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yaponiya.jpg" text:style-name="Internet_20_link" text:visited-style-name="Visited_20_Internet_20_Link">
yaponiya.jpg</text:a>
']</text:p>
      <text:p text:style-name="P4">
Tags: ['КІБЕРБЕЗПЕКА', 'МЕМОРАНДУМ ПРО СПІВПРАЦЮ', 'ЦИФРОВИЙ РОЗВИТОК', 'ЯПОНІЯ']</text:p>
      <text:p text:style-name="P4">
Category: News</text:p>
      <!--METADATA-->
      <text:p text:style-name="P4">
<draw:frame draw:style-name="fr1" draw:name="Image8" text:anchor-type="as-char" svg:width="6.9236in" svg:height="3.954686in" draw:z-index="0">
<draw:image xlink:href="../Images/AРМІЯINFORM/2023-05-02T31-00-00-04-00/yaponiya.jpg" xlink:type="simple" xlink:show="embed" xlink:actuate="onLoad" draw:mime-type="image/jpeg"/>
</draw:frame>
Ukraine and Japan have agreed on cooperation in the field of digital transformation. The Ministry of Digital Transformation of Ukraine, the State Secretariat of Taminister of Digitalization of Japan for the first time entered into a tripartite memorandum of a speech. This is the beginning of a powerful digital work between countries. About it <text:a xlink:type="simple" xlink:href="https://www.rada.gov.ua/news/news_kom/235884.html" text:style-name="Internet_20_link" text:visited-style-name="Visited_20_Internet_20_Link">
reports</text:a>
The press service of the Verkhovna Rada of Ukraine.</text:p>
      <text:p text:style-name="P4">
The document lays the basics for cooperation in the field of cyber defense, development of innovation and makes it possible to establish an exchange of experience in the development of electronic governance and IT industry.</text:p>
      <text:p text:style-name="P4">
The signing of the Memorandum took place during the online meeting of Viceremieria innovation, the development of education, science and technology-Minister of Digital Statement of Ukraine Mikhail Fedorov, Head of State Secret .</text:p>
      <text:p text:style-name="P4">
Japan is a country of innovation that the world admires. Now Japan is actively transforming the state sector, there are state -registers there, launched a My Number Card - a plastic chip that allows you to quickly verify your personality when receiving state services and paying taxes online.</text:p>
      <text:p text:style-name="P4">
As part of a memorandum, Ukraine will share experiences with Japanese colleagues how to implement digital changes and make process reengineering. For its part, Japan will help Ukraine develop innovation and increase cyber defense.</text:p>
      <text:p text:style-name="P4">
Japanese-Ukrainian relations have considerable potential, and the exchange of digital range between our countries will be useful to both parties. Thank you to the Japanese regulation and the Minister of Digitalization Tarot Kono for his strong partnership and support.</text:p>
      <text:p text:style-name="P4">
News Source: <text:a xlink:type="simple" xlink:href="https://armyinform.com.ua/2023/05/02/rozvyvayemo-innovacziyi-ta-kiberbezpeku-ukrayina-ta-yaponiya-pidpysaly-memorandum-pro-spivpraczyu/" text:style-name="Internet_20_link" text:visited-style-name="Visited_20_Internet_20_Link">
https://armyinform.com.ua/2023/05/02/rozvyvayemo-innovacziyi-ta-kiberbezpeku-ukrayina-ta-yaponiya-pidpysaly-memorandum-pro-spivpraczyu/</text:a>
</text:p>
      <!--NEWS-->
      <text:h text:style-name="P10" text:outline-level="1">
<text:span text:style-name="T4">
Coordinating Headquarters on Defense of Prisoners</text:span>
</text:h>
      <text:p text:style-name="P4">
Author: ['АРМІЯINFORM']</text:p>
      <text:p text:style-name="P4">
Time: 2023-05-02T32:00:00-04:00</text:p>
      <text:p text:style-name="P4">
Description: At the Past Past Pastylikh, Robokhchi Zustych represented the coordinating headquarters ... The war with Ukraine 2022, the war with Ukraine is th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344724399_964895854530242_2104904536871258011_n.jpg" text:style-name="Internet_20_link" text:visited-style-name="Visited_20_Internet_20_Link">
344724399_964895854530242_2104904536871258011_n.jpg</text:a>
']</text:p>
      <text:p text:style-name="P4">
Tags: ['GLOBSEC', 'КООРДИНАЦІЙНИЙ ШТАБ З ПИТАНЬ ПОВОДЖЕННЯ З ВІЙСЬКОВОПОЛОНЕНИМИ']</text:p>
      <text:p text:style-name="P4">
Category: News</text:p>
      <!--METADATA-->
      <text:p text:style-name="P4">
<draw:frame draw:style-name="fr1" draw:name="Image9" text:anchor-type="as-char" svg:width="6.9236in" svg:height="5.1927in" draw:z-index="0">
<draw:image xlink:href="../Images/AРМІЯINFORM/2023-05-02T32-00-00-04-00/344724399_964895854530242_2104904536871258011_n.jpg" xlink:type="simple" xlink:show="embed" xlink:actuate="onLoad" draw:mime-type="image/jpeg"/>
</draw:frame>
Last weekend, a working meeting of representatives of a coordination Staff with Globsec was held. It is a non -partisan non -governmental organization located in Bratislava, Slovakia. One of the main events is the annual Bratratislav Global Security Forum(Global Security), which occurs from 2005. About it <text:a xlink:type="simple" xlink:href="https://www.facebook.com/koordshtab/posts/pfbid04snikBee81sx1RK4UrQjg9xmcDd8hS6Y1VwpSzTEa5VeTFJFkbobDDn8bCLKNDKGl" text:style-name="Internet_20_link" text:visited-style-name="Visited_20_Internet_20_Link">
reports</text:a>
Coordinating headquarters on prisoners of war.</text:p>
      <text:p text:style-name="P4">
The participants of the Globsec delegation, which included, in particular, the fourth president of Croatia Kolina Grabar-Kitarovich, presented a methodology for the work of the work on the management of prisoners of war. The work of the Western Regional Center of Coordination in Lviv was also renovated.</text:p>
      <text:p text:style-name="P4">
The Center is one of the four regional branches of the coordination headquarters, which will inform the legal, consulting, procedural and psychological assistance of family defenders and defenders who have been trapped in captivity or disappeared in special circumstances.</text:p>
      <text:p text:style-name="P4">
As part of the visit, there was a monitoring trip to the camp for Russian -waved.</text:p>
      <text:p text:style-name="P4">
The Globsec mission confirmed the fact that the aggressor countries in captivity compliance with the requirements of international humanitarian law.</text:p>
      <text:p text:style-name="P4">
Representatives of the coordination and Globsec have agreed on further close cooperation with the order of upholding the rights of prisoners of war, which is held by the aggressor country.</text:p>
      <text:p text:style-name="P4">
"We will continue close cooperation with the involvement of international organizations to ensure the fulfillment of the requirements of international humanitarian law by the Russian Poster," - said the representative of the coordination headquarters Yuri Taranyuk.</text:p>
      <text:p text:style-name="P4">
In addition to Kolina Grabar-Kitarovich, the trip among others was taken by representatives of the Coordination Igor Sibiga and the head of the Kiev office Globsec Yulia Osmolovskaya.</text:p>
      <text:p text:style-name="P4">
News Source: <text:a xlink:type="simple" xlink:href="https://armyinform.com.ua/2023/05/02/koordynaczijnyj-shtab-z-pytan-povodzhennya-z-vijskovopolonenym-proviv-vyyiznu-zustrich-z-predstavnykamy-globsec/" text:style-name="Internet_20_link" text:visited-style-name="Visited_20_Internet_20_Link">
https://armyinform.com.ua/2023/05/02/koordynaczijnyj-shtab-z-pytan-povodzhennya-z-vijskovopolonenym-proviv-vyyiznu-zustrich-z-predstavnykamy-globsec/</text:a>
</text:p>
      <!--NEWS-->
      <text:h text:style-name="P10" text:outline-level="1">
<text:span text:style-name="T4">
Narrative of the day from the Russian media: "Our main task: to defeat all enemies"</text:span>
</text:h>
      <text:p text:style-name="P4">
Author: ['АРМІЯINFORM']</text:p>
      <text:p text:style-name="P4">
Time: 2023-05-02T33:00:00-04:00</text:p>
      <text:p text:style-name="P4">
Description: About the cereal center of the opponent. “The Taki Ostsіb Kerivnitroy wants ... the war with Ukraine 2022, the war with Ukraine is the latest news today, the war with Ukraine 2022 is the last for today, will there be a war between Ukraine and Russia and when, the war with Ukraine will or not be in 2022 , Will there be a war with Ukraine in the near future, they say, the war with Ukraine, Ukrainian news today, Ukrainian news in Ukrainian media in Russian</text:p>
      <text:p text:style-name="P4">
Images: ['<text:a xlink:type="simple" xlink:href="https://armyinform.com.ua/wp-content/uploads/2023/05/344744725_891171878640389_4775936853541655306_n.jpg" text:style-name="Internet_20_link" text:visited-style-name="Visited_20_Internet_20_Link">
344744725_891171878640389_4775936853541655306_n.jpg</text:a>
']</text:p>
      <text:p text:style-name="P4">
Tags: ['STOPRUSSIA', 'АГРЕСІЯ РФ', 'ВІЙНА', 'ВТОРГНЕННЯ РФ', 'РОСІЙСЬКІ ФЕЙКИ', 'ЦЕНТР ПРОТИДІЇ ДЕЗІНФОРМАЦІЇ']</text:p>
      <text:p text:style-name="P4">
Category: News</text:p>
      <!--METADATA-->
      <text:p text:style-name="P4">
<draw:frame draw:style-name="fr1" draw:name="Image10" text:anchor-type="as-char" svg:width="6.9236in" svg:height="6.9236in" draw:z-index="0">
<draw:image xlink:href="../Images/AРМІЯINFORM/2023-05-02T33-00-00-04-00/344744725_891171878640389_4775936853541655306_n.jpg" xlink:type="simple" xlink:show="embed" xlink:actuate="onLoad" draw:mime-type="image/jpeg"/>
</draw:frame>
About it <text:a xlink:type="simple" xlink:href="https://www.facebook.com/protydiyadezinformatsiyi.cpd/posts/pfbid05Whg8gkTuhu9hK5ALbCuLDJowSkrCdnZN87osqQTA7YynsXmnotUK8czg6PGA7Nyl" text:style-name="Internet_20_link" text:visited-style-name="Visited_20_Internet_20_Link">
reports</text:a>
Center for combating misinformation.</text:p>
      <text:p text:style-name="P4">
“In this way, Russia's leadership wants to justify the war against Ukraine Tanamags to intimidate our Western partners who help Ukraine to gather the aggressor. Such statements relay the true intentions of Russia, which does not hide its imperial ambitions. The purpose of the Russian Federation is not the peace that Vonatak continues to declare in the international arena, but the seizure of territories as much as possible, ”the message reads.</text:p>
      <text:p text:style-name="P4">
It is also noted that the "spare" President of the Russian Federation has stated that Russia should "return all its lands and protect its people forever."</text:p>
      <text:p text:style-name="P4">
News Source: <text:a xlink:type="simple" xlink:href="https://armyinform.com.ua/2023/05/02/naratyv-dnya-vid-rosijskyh-zmi-nashe-golovne-zavdannya-zavdaty-porazky-vsim-vorogam/" text:style-name="Internet_20_link" text:visited-style-name="Visited_20_Internet_20_Link">
https://armyinform.com.ua/2023/05/02/naratyv-dnya-vid-rosijskyh-zmi-nashe-golovne-zavdannya-zavdaty-porazky-vsim-vorogam/</text:a>
</text:p>
      <!--NEWS-->
      <text:h text:style-name="P10" text:outline-level="1">
<text:span text:style-name="T4">
Президент України нагородив захисників за особисту мужність і самовідданість</text:span>
</text:h>
      <text:p text:style-name="P4">
author: ['АРМІЯINFORM']</text:p>
      <text:p text:style-name="P4">
time: 2023-05-02T34:00:00-04:00</text:p>
      <text:p text:style-name="P4">
description: Президент України Володимир Зеленський відзначив державними нагородами українськ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3213cb444a7b4dddfd13032ccfd9f959_1648215665_extra_large-1.jpeg" text:style-name="Internet_20_link" text:visited-style-name="Visited_20_Internet_20_Link">
3213cb444a7b4dddfd13032ccfd9f959_1648215665_extra_large-1.jpeg</text:a>
']</text:p>
      <text:p text:style-name="P4">
tags: ['НАГОРОДЖЕННЯ', 'ПРЕЗИДЕНТ УКРАЇНИ']</text:p>
      <text:p text:style-name="P4">
category: News</text:p>
      <!--METADATA-->
      <text:p text:style-name="P4">
<draw:frame draw:style-name="fr1" draw:name="Image11" text:anchor-type="as-char" svg:width="6.9236in" svg:height="4.613521in" draw:z-index="0">
<draw:image xlink:href="../Images/AРМІЯINFORM/2023-05-02T34-00-00-04-00/3213cb444a7b4dddfd13032ccfd9f959_1648215665_extra_large-1.jpeg" xlink:type="simple" xlink:show="embed" xlink:actuate="onLoad" draw:mime-type="image/jpeg"/>
</draw:frame>
Ілюстративне фото</text:p>
      <text:p text:style-name="P4">
<text:span text:style-name="T4">
Президент України Володимир Зеленський відзначив державними нагородамиукраїнських захисників.</text:span>
</text:p>
      <text:p text:style-name="P4">
Відповідні укази <text:a xlink:type="simple" xlink:href="https://www.president.gov.ua/documents/2562023-46649" text:style-name="Internet_20_link" text:visited-style-name="Visited_20_Internet_20_Link">
№256/2023</text:a>
, <text:a xlink:type="simple" xlink:href="https://www.president.gov.ua/documents/2572023-46653" text:style-name="Internet_20_link" text:visited-style-name="Visited_20_Internet_20_Link">
№257/2023</text:a>
 та <text:a xlink:type="simple" xlink:href="https://www.president.gov.ua/documents/2582023-46657" text:style-name="Internet_20_link" text:visited-style-name="Visited_20_Internet_20_Link">
№258/2023</text:a>
 опублікованіна сайті глави держави.</text:p>
      <text:h text:style-name="P13" text:outline-level="4">
<text:span text:style-name="T4">
<text:span text:style-name="T4">
Указ Президента України № 256/2023</text:span>
</text:span>
</text:h>
      <text:p text:style-name="P4">
<text:span text:style-name="T4">
Нагородити орденом Богдана Хмельницького ІІ ступеня</text:span>
</text:p>
      <text:p text:style-name="P4">
ЛЕВЧЕНКА Сергія Володимировича — капітана</text:p>
      <text:p text:style-name="P4">
НЕВМЕРЖИЦЬКОГО Івана Олексійовича — капітана</text:p>
      <text:p text:style-name="P4">
<text:span text:style-name="T4">
Нагородити орденом Богдана Хмельницького ІІІ ступеня</text:span>
</text:p>
      <text:p text:style-name="P4">
БАТЯШОВА Сергія Олександровича (посмертно) — лейтенанта</text:p>
      <text:p text:style-name="P4">
ДМИТРІЄВА Дмитра Феліксовича — молодшого лейтенанта</text:p>
      <text:p text:style-name="P4">
МАТВІЙЧУКА Сергія Петровича (посмертно) — старшого лейтенанта</text:p>
      <text:p text:style-name="P4">
ТРУСОВА Володимира Анатолійовича (посмертно) — майора</text:p>
      <text:p text:style-name="P4">
ЦИБУЛЬКА Юрія Віталійовича (посмертно) — капітана</text:p>
      <text:p text:style-name="P4">
<text:span text:style-name="T4">
Нагородити орденом «За мужність» ІІ ступеня</text:span>
</text:p>
      <text:p text:style-name="P4">
БАЛАХЧІ Віталія Миколайовича (посмертно) — сержанта</text:p>
      <text:p text:style-name="P4">
КОЛЬЦОВА Валерія Геннадійовича — полковника</text:p>
      <text:p text:style-name="P4">
ЛАБУ Назара Зеновійовича (посмертно) — сержанта</text:p>
      <text:p text:style-name="P4">
НИКОЛИНА Михайла Мирославовича (посмертно) — старшого лейтенанта</text:p>
      <text:p text:style-name="P4">
<text:span text:style-name="T4">
Нагородити орденом «За мужність» ІІІ ступеня</text:span>
</text:p>
      <text:p text:style-name="P4">
АПОСТОЛОВУ Оксану Володимирівну (посмертно) — сержанта</text:p>
      <text:p text:style-name="P4">
БАГНЮКА Ігоря Ярославовича (посмертно) — сержанта</text:p>
      <text:p text:style-name="P4">
БАЗІРА Володимира Вікторовича (посмертно) — солдата</text:p>
      <text:p text:style-name="P4">
БАЛДАЧЕВСЬКОГО Ігоря Вікторовича (посмертно) — солдата</text:p>
      <text:p text:style-name="P4">
БАРАНІКА Федора Павловича (посмертно) — солдата</text:p>
      <text:p text:style-name="P4">
БЕСПАЛЬКА Дмитра Олексійовича (посмертно) — старшого сержанта</text:p>
      <text:p text:style-name="P4">
БІЛИКА Сергія Анатолійовича (посмертно) — солдата</text:p>
      <text:p text:style-name="P4">
БІЛОУСОВА Сергія Олександровича (посмертно) — солдата</text:p>
      <text:p text:style-name="P4">
БОГАЧОВА Максима Сергійовича (посмертно) — старшого солдата</text:p>
      <text:p text:style-name="P4">
БОДРОВА Артура Володимировича (посмертно) — солдата</text:p>
      <text:p text:style-name="P4">
БОЙКА Максима Миколайовича (посмертно) — солдата</text:p>
      <text:p text:style-name="P4">
БОНДАРЕНКА Андрія Вікторовича (посмертно) — солдата</text:p>
      <text:p text:style-name="P4">
БОРУХУ Сергія Вікторовича (посмертно) — солдата</text:p>
      <text:p text:style-name="P4">
БУЛГАКОВА Юрія Володимировича (посмертно) — молодшого сержанта</text:p>
      <text:p text:style-name="P4">
ВОЄВУТКА Глеба Євгеновича (посмертно) — солдата</text:p>
      <text:p text:style-name="P4">
ВОСКРЕСЕНСЬКОГО Олександра Геннадійовича (посмертно) — старшого солдата</text:p>
      <text:p text:style-name="P4">
ГАЙДАША Володимира Валерійовича (посмертно) — солдата</text:p>
      <text:p text:style-name="P4">
ГАРКАВОГО Ігоря Григоровича (посмертно) — прапорщика</text:p>
      <text:p text:style-name="P4">
ГЕЙКА Данила Олексійовича (посмертно) — солдата</text:p>
      <text:p text:style-name="P4">
ГОРЕТОГО Євгена Володимировича (посмертно) — солдата</text:p>
      <text:p text:style-name="P4">
ГУЛАВСЬКОГО Василя Зіновійовича (посмертно) — солдата</text:p>
      <text:p text:style-name="P4">
ГУСЯ Владислава Ігоровича (посмертно) — солдата</text:p>
      <text:p text:style-name="P4">
ГУЦАЛЮКА Анатолія Олександровича (посмертно) — солдата</text:p>
      <text:p text:style-name="P4">
ДАВИДЕНКА Сергія Володимировича (посмертно) — солдата</text:p>
      <text:p text:style-name="P4">
ДВОРСЬКОГО Віталія Павловича (посмертно) — солдата</text:p>
      <text:p text:style-name="P4">
ДЕНИСЕНКА Руслана Миколайовича (посмертно) — старшого солдата</text:p>
      <text:p text:style-name="P4">
ДОНЕНКА Ігоря Анатолійовича (посмертно) — солдата</text:p>
      <text:p text:style-name="P4">
ДУБИЦЬКОГО Олега Юрійовича (посмертно) — солдата</text:p>
      <text:p text:style-name="P4">
ЄФАНОВА Євгена Руслановича (посмертно) — солдата</text:p>
      <text:p text:style-name="P4">
ЖАРІКОВА Олександра Івановича (посмертно) — солдата</text:p>
      <text:p text:style-name="P4">
ЗАЙЦЯ Сергія Миколайовича (посмертно) — старшого сержанта</text:p>
      <text:p text:style-name="P4">
ЗАСТАВСЬКОГО Сергія Олександровича (посмертно) — молодшого сержанта</text:p>
      <text:p text:style-name="P4">
ЗАХАРОВА Олега Костянтиновича (посмертно) — солдата</text:p>
      <text:p text:style-name="P4">
ЗАЦЕПІНА Дмитра Олександровича (посмертно) — лейтенанта</text:p>
      <text:p text:style-name="P4">
КАРЛІЙЧУКА Олексія Володимировича (посмертно) — старшого солдата</text:p>
      <text:p text:style-name="P4">
КАСІЧА Костянтина Павловича (посмертно) — старшого лейтенанта</text:p>
      <text:p text:style-name="P4">
КОВБАСЮКА Василя Васильовича (посмертно) — солдата</text:p>
      <text:p text:style-name="P4">
КОНОПАДУ Олега Ігоровича (посмертно) — старшого солдата</text:p>
      <text:p text:style-name="P4">
КОРОЛЬЧУКА Володимира Івановича (посмертно) — солдата</text:p>
      <text:p text:style-name="P4">
КУЗЬМЕНКА Дениса Павловича (посмертно) — солдата</text:p>
      <text:p text:style-name="P4">
КУЗЬМІНЧУКА Олександра Миколайовича (посмертно) — солдата</text:p>
      <text:p text:style-name="P4">
КУРИЛЯКА Віталія Вікторовича (посмертно) — головного сержанта</text:p>
      <text:p text:style-name="P4">
КУХАРЦЯ Андрія Сергійовича (посмертно) — старшого солдата</text:p>
      <text:p text:style-name="P4">
КУЦЕНКА Сергія Вікторовича (посмертно) — старшого сержанта</text:p>
      <text:p text:style-name="P4">
ЛАДУРА Ігоря Васильовича (посмертно) — солдата</text:p>
      <text:p text:style-name="P4">
ЛЕВЧУКА Валерія Вікторовича (посмертно) — старшого сержанта</text:p>
      <text:p text:style-name="P4">
ЛИСКОВА Руслана Миколайовича (посмертно) — старшого солдата</text:p>
      <text:p text:style-name="P4">
ЛУЦИКА Олександра Миколайовича (посмертно) — сержанта</text:p>
      <text:p text:style-name="P4">
МАКАРЧУКА Сергія Петровича (посмертно) — солдата</text:p>
      <text:p text:style-name="P4">
МАЛИКА Юрія Олексійовича (посмертно) — солдата</text:p>
      <text:p text:style-name="P4">
МАЛИЦЬКОГО Василя Володимировича (посмертно) — молодшого сержанта</text:p>
      <text:p text:style-name="P4">
МАЛІНОЧКУ Ігоря Олександровича (посмертно) — солдата</text:p>
      <text:p text:style-name="P4">
МЕЛЬНИЧУКА Юрія Олексійовича (посмертно) — солдата</text:p>
      <text:p text:style-name="P4">
МІКІТІНА Богдана Вячеславовича (посмертно) — солдата</text:p>
      <text:p text:style-name="P4">
МОРОЗА Сергія Юрійовича (посмертно) — старшого солдата</text:p>
      <text:p text:style-name="P4">
НЕЛЮБУ Миколу Вікторовича (посмертно) — сержанта</text:p>
      <text:p text:style-name="P4">
НЕЧАЯ Миколу Анатолійовича (посмертно) — старшого лейтенанта</text:p>
      <text:p text:style-name="P4">
НОЗДРЮ Олександра Євгенійовича (посмертно) — солдата</text:p>
      <text:p text:style-name="P4">
ОЛЯНЕЦЬКОГО Володимира Євгеновича (посмертно) — солдата</text:p>
      <text:p text:style-name="P4">
ПЕЛЕЩАКА Дмитра Володимировича (посмертно) — солдата</text:p>
      <text:p text:style-name="P4">
ПЕТІКА Володимира Миколайовича (посмертно) — капітана</text:p>
      <text:p text:style-name="P4">
ПЕТРОВА Олексія Валерійовича (посмертно) — солдата</text:p>
      <text:p text:style-name="P4">
ПИВОВАРОВА Олександра Васильовича (посмертно) — старшого солдата</text:p>
      <text:p text:style-name="P4">
ПІКУЛИКА Тараса Богдановича (посмертно) — солдата</text:p>
      <text:p text:style-name="P4">
ПОНОМАРЯ Артура Володимировича (посмертно) — капітана медичної служби</text:p>
      <text:p text:style-name="P4">
ПУСТОВОГО Віктора Анатолійовича (посмертно) — старшого сержанта</text:p>
      <text:p text:style-name="P4">
ПУТІЛОВА Івана Андрійовича (посмертно) — молодшого сержанта</text:p>
      <text:p text:style-name="P4">
РАТНИЧЕНКА Владислава Вікторовича (посмертно) — старшого солдата</text:p>
      <text:p text:style-name="P4">
РИБІЦЬКОГО Михайла Валерійовича (посмертно) — сержанта</text:p>
      <text:p text:style-name="P4">
РОМАНЧУКА Юрія Володимировича (посмертно) — солдата</text:p>
      <text:p text:style-name="P4">
САФРОНОВА Михайла Леонідовича (посмертно) — солдата</text:p>
      <text:p text:style-name="P4">
СВІТЛИЦЬКОГО Валентина Миколайовича (посмертно) — сержанта</text:p>
      <text:p text:style-name="P4">
СИМОНОВА Олексія Володимировича (посмертно) — солдата</text:p>
      <text:p text:style-name="P4">
СЛУГОЦЬКОГО Олександра Богдановича (посмертно) — капітана</text:p>
      <text:p text:style-name="P4">
СМИРНОВА Дениса Володимировича (посмертно) — солдата</text:p>
      <text:p text:style-name="P4">
СМОЛІЙЧУКА Віктора Петровича (посмертно) — солдата</text:p>
      <text:p text:style-name="P4">
СТЕЛЬМАХА Дмитра Миколайовича (посмертно) — молодшого сержанта</text:p>
      <text:p text:style-name="P4">
СТЕШЕНКА Олександра Миколайовича (посмертно) — солдата</text:p>
      <text:p text:style-name="P4">
ТАРАСИКА Костянтина Євгеновича (посмертно) — солдата</text:p>
      <text:p text:style-name="P4">
ТАРАСЮКА Олександра Івановича (посмертно) — молодшого сержанта</text:p>
      <text:p text:style-name="P4">
ТЕПЛИНСЬКОГО Артема Володимировича (посмертно) — солдата</text:p>
      <text:p text:style-name="P4">
ТЕРТИЧНОГО Дмитра Миколайовича (посмертно) — старшого лейтенанта</text:p>
      <text:p text:style-name="P4">
ТИМЧУКА Дмитра Анатолійовича (посмертно) — солдата</text:p>
      <text:p text:style-name="P4">
ТИЧКІВСЬКОГО Івана Любомировича (посмертно) — солдата</text:p>
      <text:p text:style-name="P4">
ТОКАРЯ Ярослава Ігоровича (посмертно) — старшого солдата</text:p>
      <text:p text:style-name="P4">
ТРЕГУБА Володимира Івановича (посмертно) — старшину</text:p>
      <text:p text:style-name="P4">
ТРИНЬКУ Івана Івановича (посмертно) — солдата</text:p>
      <text:p text:style-name="P4">
ТРІЩУКА Олександра Петровича (посмертно) — старшого солдата</text:p>
      <text:p text:style-name="P4">
УДОДА Сергія Костянтиновича (посмертно) — солдата</text:p>
      <text:p text:style-name="P4">
ФЕДИНУ Олександра Юрійовича (посмертно) — солдата</text:p>
      <text:p text:style-name="P4">
ХАЙДУКОВА Дмитра Юрійовича (посмертно) — солдата</text:p>
      <text:p text:style-name="P4">
ЧЕРКАШИНА Михайла Олександровича (посмертно) — солдата</text:p>
      <text:p text:style-name="P4">
ЧЕРНЯХІВСЬКОГО Вадима Олександровича (посмертно) — лейтенанта</text:p>
      <text:p text:style-name="P4">
ШЕЛУДЬКА Віталія Анатолійовича (посмертно) — солдата</text:p>
      <text:p text:style-name="P4">
ШИНКАРУКА Віталія Юрійовича (посмертно) — старшого солдата</text:p>
      <text:p text:style-name="P4">
ШУЛЯКА Сергія Миколайовича (посмертно) — солдата</text:p>
      <text:p text:style-name="P4">
ЩИРБУ Тараса Михайловича (посмертно) — солдата</text:p>
      <text:p text:style-name="P4">
ЯРЕМЧУКА Назарія Ігоровича (посмертно) — солдата</text:p>
      <text:p text:style-name="P4">
<text:span text:style-name="T4">
Нагородити медаллю «За військову службу Україні»</text:span>
</text:p>
      <text:p text:style-name="P4">
АНДРОЩУКА Олега Олександровича (посмертно) — молодшого сержанта</text:p>
      <text:p text:style-name="P4">
МІЗІНА Владислава Сергійовича — капітана</text:p>
      <text:p text:style-name="P4">
МОМОТКА Михайла Володимировича (посмертно) — солдата</text:p>
      <text:p text:style-name="P4">
ПИЛИПЕНКА Олексія Миколайовича — старшину 1 статті</text:p>
      <text:p text:style-name="P4">
СМАГІНА Євгена Миколайовича — головного старшину</text:p>
      <text:p text:style-name="P4">
УЖБІДУ Євгенія Анатолійовича — молодшого сержанта</text:p>
      <text:p text:style-name="P4">
ФОКІНА Дмитра Сергійовича — матроса</text:p>
      <text:p text:style-name="P4">
<text:span text:style-name="T4">
Нагородити медаллю «Захиснику Вітчизни»</text:span>
</text:p>
      <text:p text:style-name="P4">
БАБИЧА Ярослава Миколайовича — лейтенанта</text:p>
      <text:p text:style-name="P4">
БАГМУТА Миколу Валерійовича — солдата</text:p>
      <text:p text:style-name="P4">
ВЕПРИКОВА Сергія Володимировича — матроса</text:p>
      <text:p text:style-name="P4">
ГУДЗЯ Романа Валерійовича — солдата</text:p>
      <text:p text:style-name="P4">
ДУДКУ Артема Володимировича — старшого солдата</text:p>
      <text:p text:style-name="P4">
ДЯЧЕНКА Миколу Анатолійовича — солдата</text:p>
      <text:p text:style-name="P4">
ЄВСТАФІЄВА Максима Віталійовича — солдата</text:p>
      <text:p text:style-name="P4">
КОТІВЦЯ Андрія Миколайовича — матроса</text:p>
      <text:p text:style-name="P4">
КРУГОВОГО Володимира Миколайовича — солдата</text:p>
      <text:p text:style-name="P4">
ЛИННИКА Валентина Володимировича — солдата</text:p>
      <text:p text:style-name="P4">
ЛЯЛІНА Миколу Васильовича — солдата</text:p>
      <text:p text:style-name="P4">
МАЗУРЕНКА Володимира Костянтиновича — сержанта</text:p>
      <text:p text:style-name="P4">
МАКСИМЧУКА Олега Агафоновича — старшого солдата</text:p>
      <text:p text:style-name="P4">
МАКСИМ’ЮКА Дмитра Івановича — старшого солдата</text:p>
      <text:p text:style-name="P4">
МАЧАНКАЛАДЗЕ Олексія Борисовича — молодшого сержанта</text:p>
      <text:p text:style-name="P4">
МИКИТИЧА Івана Івановича — солдата</text:p>
      <text:p text:style-name="P4">
МИНАЄВА Олександра Сергійовича — солдата</text:p>
      <text:p text:style-name="P4">
НЕСІНА Максима В’ячеславовича — солдата</text:p>
      <text:p text:style-name="P4">
ОДРАЖОГО Олега Володимировича — старшого солдата</text:p>
      <text:p text:style-name="P4">
ПРИХОДЬКА Володимира Валерійовича — капітана медичної служби</text:p>
      <text:p text:style-name="P4">
ПУГАЧА Всеволода Вікторовича — старшого солдата</text:p>
      <text:p text:style-name="P4">
САМОХІНА Віктора Геннадійовича — капітана 2 рангу</text:p>
      <text:p text:style-name="P4">
СЕМКУ Тимофія Вікторовича (посмертно) — молодшого сержанта</text:p>
      <text:p text:style-name="P4">
ТУРЛАЯ Миколу Романовича — матроса</text:p>
      <text:p text:style-name="P4">
ТЮРЮ Дмитра Петровича — солдата</text:p>
      <text:p text:style-name="P4">
<text:span text:style-name="T4">
Нагородити медаллю «За врятоване життя»</text:span>
</text:p>
      <text:p text:style-name="P4">
ГРУБУ Олександра Олександровича — старшину 2 статті</text:p>
      <text:p text:style-name="P4">
ЛОБОДУ Сергія Володимировича — штаб-сержанта</text:p>
      <text:p text:style-name="P4">
МОРОЗА Богдана Васильовича — працівника Збройних Сил України</text:p>
      <text:p text:style-name="P4">
ПОЧТАРЕНКО Анастасію Яківну — старшину 2 статті</text:p>
      <text:p text:style-name="P4">
ШАМАНСЬКУ Карину Ярославівну — старшину 2 статті.</text:p>
      <text:h text:style-name="P13" text:outline-level="4">
<text:span text:style-name="T4">
<text:span text:style-name="T4">
Указ Президента України № 257/2023</text:span>
</text:span>
</text:h>
      <text:p text:style-name="P4">
<text:span text:style-name="T4">
Нагородити орденом Богдана Хмельницького ІІ ступеня</text:span>
</text:p>
      <text:p text:style-name="P4">
БІЛАША Олександра Сергійовича — підполковника</text:p>
      <text:p text:style-name="P4">
ОГЕРЕНКА Сергія Івановича — полковника</text:p>
      <text:p text:style-name="P4">
<text:span text:style-name="T4">
Нагородити орденом Богдана Хмельницького ІІІ ступеня</text:span>
</text:p>
      <text:p text:style-name="P4">
В’ЮНА Олексія Юрійовича — лейтенанта</text:p>
      <text:p text:style-name="P4">
ГАЗЮКА Івана Ярославовича (посмертно) — молодшого сержанта</text:p>
      <text:p text:style-name="P4">
ДОВГОРУКА Віктора Михайловича — полковника</text:p>
      <text:p text:style-name="P4">
МАШЛЕВСЬКОГО Сергія Івановича — капітана</text:p>
      <text:p text:style-name="P4">
ПОЛИВЯНОГО Андрія Васильовича — підполковника</text:p>
      <text:p text:style-name="P4">
ТКАЧУКА Андрія Олександровича (посмертно) — капітана</text:p>
      <text:p text:style-name="P4">
ФАРМУСА Назара Володимировича — лейтенанта</text:p>
      <text:p text:style-name="P4">
ШЕВЧЕНКА Тараса Олександровича — лейтенанта</text:p>
      <text:p text:style-name="P4">
<text:span text:style-name="T4">
Нагородити орденом «За мужність» ІІ ступеня</text:span>
</text:p>
      <text:p text:style-name="P4">
ГУЩИНА Василя Валерійовича — солдата</text:p>
      <text:p text:style-name="P4">
МАРТИНЮКА Анатолія Михайловича (посмертно) — солдата</text:p>
      <text:p text:style-name="P4">
СИРОТЮКА Володимира Валерійовича (посмертно) — старшого солдата</text:p>
      <text:p text:style-name="P4">
ЯСНОГО Євгенія Йосиповича — молодшого сержанта</text:p>
      <text:p text:style-name="P4">
<text:span text:style-name="T4">
Нагородити орденом «За мужність» ІІІ ступеня</text:span>
</text:p>
      <text:p text:style-name="P4">
АРСЕНІКА Василя Миколайовича (посмертно) — солдата</text:p>
      <text:p text:style-name="P4">
БАБАРИКУ Мар’яна Васильовича (посмертно) — старшого солдата</text:p>
      <text:p text:style-name="P4">
БАЙЧУРУ Романа Миколайовича (посмертно) — солдата</text:p>
      <text:p text:style-name="P4">
БЛЯШУКА Андрія Володимировича (посмертно) — старшого матроса</text:p>
      <text:p text:style-name="P4">
БОНДАРЯ Миколу Володимировича (посмертно) — солдата</text:p>
      <text:p text:style-name="P4">
БУЙМОВА Олександра Сергійовича — старшого солдата</text:p>
      <text:p text:style-name="P4">
ВЕЛИКОПОЛЬСЬКОГО Сергія Андрійовича (посмертно) — солдата</text:p>
      <text:p text:style-name="P4">
ВІВСЯНОГО Сергія Івановича (посмертно) — молодшого сержанта</text:p>
      <text:p text:style-name="P4">
ВОЛКОВУ Надію Олександрівну — старшого сержанта</text:p>
      <text:p text:style-name="P4">
ВОРОБЕЯ Ярослава Миколайовича (посмертно) — старшого солдата</text:p>
      <text:p text:style-name="P4">
ВОРОНЮКА Владислава Васильовича (посмертно) — старшого солдата</text:p>
      <text:p text:style-name="P4">
ГАРАДЧУКА Олександра Володимировича (посмертно) — старшого сержанта</text:p>
      <text:p text:style-name="P4">
ГЛИНЮКА Андрія Олексійовича (посмертно) — солдата</text:p>
      <text:p text:style-name="P4">
ГОРДЄЄВА Олексія Олександровича — солдата</text:p>
      <text:p text:style-name="P4">
ДАЩУКА Володимира Олександровича (посмертно) — солдата</text:p>
      <text:p text:style-name="P4">
ДІДИКА Віталія Миколайовича (посмертно) — солдата</text:p>
      <text:p text:style-name="P4">
ДМИТРАША Володимира Романовича (посмертно) — солдата</text:p>
      <text:p text:style-name="P4">
ДУДЮКА Володимира Миколайовича (посмертно) — старшого сержанта</text:p>
      <text:p text:style-name="P4">
ЄФІМОВА Олександра Вікторовича (посмертно) — солдата</text:p>
      <text:p text:style-name="P4">
ЖОЛОНДІЄВСЬКОГО Володимира Олександровича (посмертно) — старшого солдата</text:p>
      <text:p text:style-name="P4">
ЗАХАРЧУКА Віктора Васильовича (посмертно) — молодшого сержанта</text:p>
      <text:p text:style-name="P4">
ЗІМІНА Юрія Володимировича — сержанта</text:p>
      <text:p text:style-name="P4">
КАЛЕНЮКА Олександра Васильовича — солдата</text:p>
      <text:p text:style-name="P4">
КАРПЮКА Павла Олександровича (посмертно) — старшого солдата</text:p>
      <text:p text:style-name="P4">
КАШУБУ Ярослава Івановича (посмертно) — старшого сержанта</text:p>
      <text:p text:style-name="P4">
КОВАЛЕНКА Володимира Олександровича (посмертно) — старшого солдата</text:p>
      <text:p text:style-name="P4">
КОВАЛЯ Віталія Володимировича (посмертно) — солдата</text:p>
      <text:p text:style-name="P4">
КОВАЛЬЧУКА Олександра Ананійовича (посмертно) — старшого солдата</text:p>
      <text:p text:style-name="P4">
КОЖУХА Олександра Юрійовича (посмертно) — молодшого лейтенанта</text:p>
      <text:p text:style-name="P4">
КОМАРОВА Ярослава Олександровича (посмертно) — солдата</text:p>
      <text:p text:style-name="P4">
КОНЕЧНОГО Анатолія Миколайовича (посмертно) — солдата</text:p>
      <text:p text:style-name="P4">
КОСОВА Дмитра Михайловича (посмертно) — солдата</text:p>
      <text:p text:style-name="P4">
КОСТЮЧКА Михайла Мусійовича (посмертно) — солдата</text:p>
      <text:p text:style-name="P4">
КОШАРНОГО Валерія Віталійовича (посмертно) — солдата</text:p>
      <text:p text:style-name="P4">
КУЗЯКА Олександра Володимировича (посмертно) — солдата</text:p>
      <text:p text:style-name="P4">
КУРПАЧЕНКА Андрія Вікторовича (посмертно) — солдата</text:p>
      <text:p text:style-name="P4">
ЛАБУНСЬКОГО Дениса Богдановича (посмертно) — сержанта</text:p>
      <text:p text:style-name="P4">
ЛАЗАРЦЯ Віталія Олександровича (посмертно) — головного сержанта</text:p>
      <text:p text:style-name="P4">
ЛАЗУЦЬКОГО Михайла Івановича (посмертно) — солдата</text:p>
      <text:p text:style-name="P4">
ЛАПЧУКА Олександра Степановича (посмертно) — сержанта</text:p>
      <text:p text:style-name="P4">
ЛИСЕНКОВА Вадима Миколайовича (посмертно) — молодшого сержанта</text:p>
      <text:p text:style-name="P4">
ЛИТВИНЦЯ Миколу Миколайовича (посмертно) — старшина</text:p>
      <text:p text:style-name="P4">
МАРЧУКА Валентина Петровича (посмертно) — солдата</text:p>
      <text:p text:style-name="P4">
МАЦЮКА Віталія Миколайовича (посмертно) — солдата</text:p>
      <text:p text:style-name="P4">
МІТЯЙКІНА Олексія Андрійовича (посмертно) — старшого солдата</text:p>
      <text:p text:style-name="P4">
ОМЕЛЯНЧУКА Володимира Леонідовича (посмертно) — солдата</text:p>
      <text:p text:style-name="P4">
ОСАДЧУКА Петра Петровича (посмертно) — молодшого сержанта</text:p>
      <text:p text:style-name="P4">
ОСОВСЬКОГО Івана Миколайовича — молодшого сержанта</text:p>
      <text:p text:style-name="P4">
ПИЛИПЧУКА Петра В’ячеславовича (посмертно) — солдата</text:p>
      <text:p text:style-name="P4">
ПІВАРЧУКА Тараса Андрійовича (посмертно) — солдата</text:p>
      <text:p text:style-name="P4">
ПОЛІЩУКА Мирослава Олександровича (посмертно) — солдата</text:p>
      <text:p text:style-name="P4">
ПРИЩЕПОВА Романа Михайловича — старшого лейтенанта</text:p>
      <text:p text:style-name="P4">
ПРОКОПЧУКА Ростислава Ігоровича (посмертно) — солдата</text:p>
      <text:p text:style-name="P4">
РАДІОЗУ Сергія Євгенійовича (посмертно) — сержанта</text:p>
      <text:p text:style-name="P4">
РИБЧУКА Станіслава Ярославовича (посмертно) — старшого солдата</text:p>
      <text:p text:style-name="P4">
РУХЛА Олексія Вікторовича — солдата</text:p>
      <text:p text:style-name="P4">
РЯСИКА Василя Івановича — підполковника</text:p>
      <text:p text:style-name="P4">
САМОШИНА Віталія Федоровича — солдата</text:p>
      <text:p text:style-name="P4">
САРАВАНСЬКОГО Валерія Анатолійовича (посмертно) — старшого солдата</text:p>
      <text:p text:style-name="P4">
СЕРДЮКА Мар’яна Ігоровича (посмертно) — солдата</text:p>
      <text:p text:style-name="P4">
СТРИЛЮКА Михайла Володимировича (посмертно) — молодшого сержанта</text:p>
      <text:p text:style-name="P4">
СУХОВЕРХА Дениса Вікторовича (посмертно) — солдата</text:p>
      <text:p text:style-name="P4">
ТАРАСЮКА Олександра Васильовича (посмертно) — молодшого сержанта</text:p>
      <text:p text:style-name="P4">
ТІШКА Андрія Віталійовича (посмертно) — старшого солдата</text:p>
      <text:p text:style-name="P4">
ФЕДЮКА Валерія Євгеновича (посмертно) — солдата</text:p>
      <text:p text:style-name="P4">
ФОРМАНЮКА Віталія Олександровича (посмертно) — штаб-сержанта</text:p>
      <text:p text:style-name="P4">
ХАРЧУКА Романа Миколайовича (посмертно) — солдата</text:p>
      <text:p text:style-name="P4">
ЦВИДА Володимира Івановича (посмертно) — молодшого сержанта</text:p>
      <text:p text:style-name="P4">
ЧАКА Олександра Івановича (посмертно) — солдата</text:p>
      <text:p text:style-name="P4">
ЧЕРНЕЦЬКОГО Віталія Володимировича (посмертно) — старшого солдата</text:p>
      <text:p text:style-name="P4">
ЧУРАКА Петра Павловича — старшого солдата</text:p>
      <text:p text:style-name="P4">
ШЕЛЬЧУКА Сергія Йосиповича (посмертно) — солдата</text:p>
      <text:p text:style-name="P4">
ШИШКА Івана Олександровича (посмертно) — старшого солдата</text:p>
      <text:p text:style-name="P4">
ШУМА Валентина Івановича (посмертно) — старшого сержанта</text:p>
      <text:p text:style-name="P4">
ЮРЧУКА Романа Віталійовича (посмертно) — солдата</text:p>
      <text:p text:style-name="P4">
ЯРМОЛЮКА Сергія Васильовича (посмертно) — солдата</text:p>
      <text:p text:style-name="P4">
<text:span text:style-name="T4">
Нагородити медаллю «За військову службу Україні»</text:span>
</text:p>
      <text:p text:style-name="P4">
ВАВРАШКОВА Віталія Васильовича — солдата</text:p>
      <text:p text:style-name="P4">
ГОРОЖАНКІНА Микиту Сергійовича — старшого солдата</text:p>
      <text:p text:style-name="P4">
ІЛЬЇНА Юрія Степановича — солдата</text:p>
      <text:p text:style-name="P4">
ІОЛКІНА Артура Сергійовича — солдата</text:p>
      <text:p text:style-name="P4">
ЛІВШУНА Іллю Олександровича — солдата</text:p>
      <text:p text:style-name="P4">
ПАВЛОВСЬКУ Тетяну Анатоліївну — солдата</text:p>
      <text:p text:style-name="P4">
РОМАНОВА Володимира Олександровича — старшого солдата</text:p>
      <text:p text:style-name="P4">
САВЧЕНКА Юрія Леонідовича — старшого солдата</text:p>
      <text:p text:style-name="P4">
САЛЬНІКОВА Олексія Юрійовича — солдата</text:p>
      <text:p text:style-name="P4">
ШПАНЮКА Владислава Михайловича — старшого солдата</text:p>
      <text:p text:style-name="P4">
ЯРМАКА Вячеслава Володимировича — старшого солдата</text:p>
      <text:p text:style-name="P4">
<text:span text:style-name="T4">
Нагородити медаллю «Захиснику Вітчизни»</text:span>
</text:p>
      <text:p text:style-name="P4">
БЛАЖИЄВСЬКОГО Олександра Івановича — старшого солдата</text:p>
      <text:p text:style-name="P4">
ГОЛДУНА Віктора Валерійовича — солдата</text:p>
      <text:p text:style-name="P4">
ДАДАЯНА Давида Валерійовича — молодшого сержанта</text:p>
      <text:p text:style-name="P4">
ДОВГАЛЮКА Ігоря Вікторовича — солдата</text:p>
      <text:p text:style-name="P4">
ДОВЖЕНКА Руслана Святославовича — солдата</text:p>
      <text:p text:style-name="P4">
ІЩЕНКА Сергія Олександровича — молодшого сержанта</text:p>
      <text:p text:style-name="P4">
МУЗИЧКУ Анатолія Вікторовича — солдата</text:p>
      <text:p text:style-name="P4">
НІКІТЧЕНКА Ігоря Миколайовича — старшого солдата</text:p>
      <text:p text:style-name="P4">
ПАВЕЛКА Василя Володимировича — старшого солдата</text:p>
      <text:p text:style-name="P4">
ПОТАПОВА Семена Юрійовича — старшого солдата</text:p>
      <text:p text:style-name="P4">
СТЕПАНЮКА Владислава Ігоровича — солдата.</text:p>
      <text:h text:style-name="P13" text:outline-level="4">
<text:span text:style-name="T4">
<text:span text:style-name="T4">
Указ Президента України № 258/2023</text:span>
</text:span>
</text:h>
      <text:p text:style-name="P4">
БЕЙДЕРМАНА Олега Станіславовича — лейтенанта</text:p>
      <text:p text:style-name="P4">
БОРИСЕНКОВА Віктора Олександровича (посмертно) — старшого солдата</text:p>
      <text:p text:style-name="P4">
ВОДАЛУ-ТОПІШКО Валентину Василівну (посмертно) — старшого солдата</text:p>
      <text:p text:style-name="P4">
ЖУКА Олександра Віталійовича (посмертно) — старшого солдата</text:p>
      <text:p text:style-name="P4">
КОВАЛЕНКА Юрія Петровича (посмертно) — солдата</text:p>
      <text:p text:style-name="P4">
ПАЩУКА Дмитра Дмитровича (посмертно) — старшого матроса</text:p>
      <text:p text:style-name="P4">
ПЕРІНСЬКОГО Дмитра Олександровича (посмертно) — молодшого сержанта</text:p>
      <text:p text:style-name="P4">
ПЕТРИКА Сергія Сергійовича (посмертно) — старшого матроса</text:p>
      <text:p text:style-name="P4">
ПОКИНЬЧЕРЕДУ Ростислава Васильовича (посмертно) — лейтенанта</text:p>
      <text:p text:style-name="P4">
СТОРОЖУКА Богдана Олександровича (посмертно) — солдата</text:p>
      <text:p text:style-name="P4">
ЧИГИРА Романа Михайловича (посмертно) — старшого матроса</text:p>
      <text:p text:style-name="P4">
ШКУРАТА Миколу Сергійовича (посмертно) — старшину 2 статті</text:p>
      <text:p text:style-name="P4">
ЮЩЕНКО Катерину Юріївну (посмертно) — старшого солдата</text:p>
      <text:p text:style-name="P4">
ЯЩЕНКА Олександра Володимировича — майора</text:p>
      <text:p text:style-name="P4">
<text:span text:style-name="T4">
Нагородити орденом Данила Галицького</text:span>
</text:p>
      <text:p text:style-name="P4">
ВОЛОШКА Олександра Віталійовича — майора</text:p>
      <text:p text:style-name="P4">
НІКОЛАЄВА Дмитра Вікторовича — підполковника</text:p>
      <text:p text:style-name="P4">
<text:span text:style-name="T4">
Нагородити медаллю «За військову службу Україні»</text:span>
</text:p>
      <text:p text:style-name="P4">
ГОЛУБОВА Сергія Олеговича — старшого лейтенанта</text:p>
      <text:p text:style-name="P4">
КЛЕЦЯ В’ячеслава Олександровича — старшого солдата</text:p>
      <text:p text:style-name="P4">
ЛЮБКІНА Ігоря Леонідовича — лейтенанта</text:p>
      <text:p text:style-name="P4">
ОЛІЙНИКА Дмитра Олександровича — сержанта</text:p>
      <text:p text:style-name="P4">
СЕМАНЮКА Андрія Дмитровича — сержанта</text:p>
      <text:p text:style-name="P4">
СОЛЯНКІНА Миколу Олександровича — капітана</text:p>
      <text:p text:style-name="P4">
ШЕВЧУКА Василя Васильовича — старшого солдата</text:p>
      <text:p text:style-name="P4">
<text:span text:style-name="T4">
Нагородити медаллю «Захиснику Вітчизни»</text:span>
</text:p>
      <text:p text:style-name="P4">
ВЕЛЕКОЦЬКОГО Миколу Євгеновича — старшого лейтенанта</text:p>
      <text:p text:style-name="P4">
ДАНЬКА Андрія Любомировича — старшого солдата</text:p>
      <text:p text:style-name="P4">
ЗАЙЦЯ Вадима Олександровича — капітана</text:p>
      <text:p text:style-name="P4">
КОСЕНКА Олексія Сергійовича — старшого лейтенанта</text:p>
      <text:p text:style-name="P4">
МУЖИЛА Руслана Станіславовича — майора</text:p>
      <text:p text:style-name="P4">
ПОПОВИЧА Сергія Михайловича — старшого лейтенанта</text:p>
      <text:p text:style-name="P4">
РАБА Володимира Мироновича — молодшого сержанта</text:p>
      <text:p text:style-name="P4">
РУБАНІКА В’ячеслава Олександровича — солдата</text:p>
      <text:p text:style-name="P4">
ФЕДОРЕНКА Дмитра Олександровича — майора</text:p>
      <text:p text:style-name="P4">
ФІЛОНОВА Миколу Валерійовича — солдата</text:p>
      <text:p text:style-name="P4">
ЯРЕМУ Бориса Вікторовича — старшого солдата.</text:p>
      <text:p text:style-name="P4">
News Source: <text:a xlink:type="simple" xlink:href="https://armyinform.com.ua/2023/05/02/prezydent-ukrayiny-nagorodyv-zahysnykiv-za-osobystu-muzhnist-i-samoviddanist/" text:style-name="Internet_20_link" text:visited-style-name="Visited_20_Internet_20_Link">
https://armyinform.com.ua/2023/05/02/prezydent-ukrayiny-nagorodyv-zahysnykiv-za-osobystu-muzhnist-i-samoviddanist/</text:a>
</text:p>
      <!--NEWS-->
      <text:h text:style-name="P10" text:outline-level="1">
<text:span text:style-name="T4">
Aviation of Defense Forces struck seven blows on the positions of the invaders and destroyed the UAV "Orlan-10"</text:span>
</text:h>
      <text:p text:style-name="P4">
Author: ['АРМІЯINFORM']</text:p>
      <text:p text:style-name="P4">
Time: 2023-05-02T35:00:00-04:00</text:p>
      <text:p text:style-name="P4">
Description: About the General Headquarters of the ZSU. “The AvIACII forces for the defense for Doba was nested ... The war with Ukraine 2022, the war with Ukraine is the latest news today, the news war with Ukraine 2022 The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19/12/bpla-orlan.jpg" text:style-name="Internet_20_link" text:visited-style-name="Visited_20_Internet_20_Link">
bpla-orlan.jpg</text:a>
']</text:p>
      <text:p text:style-name="P4">
Tags: ['STOPRUSSIA', 'АГРЕСІЯ РФ', 'ВІЙНА', 'ВТОРГНЕННЯ РФ']</text:p>
      <text:p text:style-name="P4">
Category: News</text:p>
      <!--METADATA-->
      <text:p text:style-name="P4">
<draw:frame draw:style-name="fr1" draw:name="Image12" text:anchor-type="as-char" svg:width="6.9236in" svg:height="4.615733in" draw:z-index="0">
<draw:image xlink:href="../Images/AРМІЯINFORM/2023-05-02T35-00-00-04-00/bpla-orlan.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Hzf2BQXZunWt9wWL1sp4aDfsxVv6KNY7Snhh5FH1xztGAyGGTFhZN42GMg8yGgAXl" text:style-name="Internet_20_link" text:visited-style-name="Visited_20_Internet_20_Link">
report</text:a>
The Egeneral Staff of the Armed Forces.</text:p>
      <text:p text:style-name="P4">
“Aviation of defense forces per day destroyed 3 Russian anti-aircraft missile systems made 7 beats in the areas of concentration of the enemy's personnel. An enemy reconnaissance UAV type "Orlan-10" was also killed,-the message reads.</text:p>
      <text:p text:style-name="P4">
It is noted that during the day the units of missile troops and artillery are the Uzilpinct of Management, 6 areas of concentration of weapons and military equipment, 2 warehouses of ammunition and 1 composition of fuel and lubricants of the enemy.</text:p>
      <text:p text:style-name="P4">
News Source: <text:a xlink:type="simple" xlink:href="https://armyinform.com.ua/2023/05/02/aviacziya-syl-oborony-zavdala-sim-udariv-po-pozycziyah-okupantiv-ta-znyshhyla-bpla-orlan-10/" text:style-name="Internet_20_link" text:visited-style-name="Visited_20_Internet_20_Link">
https://armyinform.com.ua/2023/05/02/aviacziya-syl-oborony-zavdala-sim-udariv-po-pozycziyah-okupantiv-ta-znyshhyla-bpla-orlan-10/</text:a>
</text:p>
      <!--NEWS-->
      <text:h text:style-name="P10" text:outline-level="1">
<text:span text:style-name="T4">
The occupiers are reinforcing counterintelligence and police regimes to Tot</text:span>
</text:h>
      <text:p text:style-name="P4">
Author: ['АРМІЯINFORM']</text:p>
      <text:p text:style-name="P4">
Time: 2023-05-02T36:00:00-04:00</text:p>
      <text:p text:style-name="P4">
Description: About the General Headquarters of the ZSU. “Rosіyskі PROPPANTIS ... War with Ukraine 2022, War with Ukraine Latest news today, News War with Ukraine 2022 Last for today, will there be a war between Ukraine and Russia and when, there will be a war with Ukraine in 2022, will it be or not, will there be, whether it will be, will it be The war with Ukraine in the near future says, the war with Ukraine, Ukrainian news today, Ukrainian news in Ukrainian media in Russian</text:p>
      <text:p text:style-name="P4">
Images: ['<text:a xlink:type="simple" xlink:href="https://armyinform.com.ua/wp-content/uploads/2023/03/okupanty.jpg" text:style-name="Internet_20_link" text:visited-style-name="Visited_20_Internet_20_Link">
okupanty.jpg</text:a>
']</text:p>
      <text:p text:style-name="P4">
Tags: ['STOPRUSSIA', 'АГРЕСІЯ РФ', 'ВІЙНА', 'ТОТ']</text:p>
      <text:p text:style-name="P4">
Category: News</text:p>
      <!--METADATA-->
      <text:p text:style-name="P4">
<draw:frame draw:style-name="fr1" draw:name="Image13" text:anchor-type="as-char" svg:width="6.9236in" svg:height="5.140773in" draw:z-index="0">
<draw:image xlink:href="../Images/AРМІЯINFORM/2023-05-02T36-00-00-04-00/okupanty.jpg" xlink:type="simple" xlink:show="embed" xlink:actuate="onLoad" draw:mime-type="image/jpeg"/>
</draw:frame>
Illustrative Photo <text:span text:style-name="T4">
 🔥 Situation on Russian invasion </text:span>
</text:p>
      <text:p text:style-name="P4">
About this <text:a xlink:type="simple" xlink:href="https://www.facebook.com/GeneralStaff.ua/posts/pfbid0Hzf2BQXZunWt9wWL1sp4aDfsxVv6KNY7Snhh5FH1xztGAyGGTFhZN42GMg8yGgAXl" text:style-name="Internet_20_link" text:visited-style-name="Visited_20_Internet_20_Link">
report</text:a>
The Egeneral Staff of the Armed Forces.</text:p>
      <text:p text:style-name="P4">
“The Russian invaders strengthen the counterintelligence and police regimes of the territory of Zaporizhzhia region. In particular, in the settlements of the road, Reshetilovka, Konstantinovka and Chumatsk, the invaders of the ban on civilians without local registration, ”the message reads.</text:p>
      <text:p text:style-name="P4">
It is noted that in Gornostaivka of the Kherson region there are significant problems with the cellular communication of Russian operators, unlike the sucking communication of national operators of Ukraine. The local command of the Russian occupying troops is explained by the results of the defeat, which are being drawn by the Armed Forces of Ukraine.</text:p>
      <text:p text:style-name="P4">
News Source: <text:a xlink:type="simple" xlink:href="https://armyinform.com.ua/2023/05/02/okupanty-posylyuyut-kontrrozviduvalnyj-ta-policzejskyj-rezhymy-na-tot/" text:style-name="Internet_20_link" text:visited-style-name="Visited_20_Internet_20_Link">
https://armyinform.com.ua/2023/05/02/okupanty-posylyuyut-kontrrozviduvalnyj-ta-policzejskyj-rezhymy-na-tot/</text:a>
</text:p>
      <!--NEWS-->
      <text:h text:style-name="P10" text:outline-level="1">
<text:span text:style-name="T4">
Defense forces repelled 41 attacks in Liman, Bakhmut, Avdiiv and Mariinsky directions</text:span>
</text:h>
      <text:p text:style-name="P4">
Author: ['АРМІЯINFORM']</text:p>
      <text:p text:style-name="P4">
Time: 2023-05-02T37:00:00-04:00</text:p>
      <text:p text:style-name="P4">
Description: About the General Headquarters of the ZSU. “Pias the prime of ZoServiti basic ... The war with Ukraine 2022, the war with Ukraine is the latest news today, the war with Ukraine 2022 is the last today, will there be a war between Ukraine and Russia and when, there will be a war with Ukraine in 2022, or not, will be or not, it will be. whether the war with Ukraine in the near future says, the war with Ukraine, Ukrainian news today, Ukrainian news in Ukrainian media in Russian</text:p>
      <text:p text:style-name="P4">
Images: ['<text:a xlink:type="simple" xlink:href="https://armyinform.com.ua/wp-content/uploads/2023/04/zsu.jpg" text:style-name="Internet_20_link" text:visited-style-name="Visited_20_Internet_20_Link">
zsu.jpg</text:a>
']</text:p>
      <text:p text:style-name="P4">
Tags: ['STOPRUSSIA', 'АГРЕСІЯ РФ', 'ВІЙНА', 'ВТОРГНЕННЯ РФ']</text:p>
      <text:p text:style-name="P4">
Category: News</text:p>
      <!--METADATA-->
      <text:p text:style-name="P4">
<draw:frame draw:style-name="fr1" draw:name="Image14" text:anchor-type="as-char" svg:width="6.9236in" svg:height="3.894525in" draw:z-index="0">
<draw:image xlink:href="../Images/AРМІЯINFORM/2023-05-02T37-00-00-04-00/zsu.jpg" xlink:type="simple" xlink:show="embed" xlink:actuate="onLoad" draw:mime-type="image/jpeg"/>
</draw:frame>
<text:span text:style-name="T4">
 🔥 Situation of the Russian invasion </text:span>
</text:p>
      <text:p text:style-name="P4">
About it <text:a xlink:type="simple" xlink:href="https://www.facebook.com/GeneralStaff.ua/posts/pfbid0Hzf2BQXZunWt9wWL1sp4aDfsxVv6KNY7Snhh5FH1xztGAyGGTFhZN42GMg8yGgAXl" text:style-name="Internet_20_link" text:visited-style-name="Visited_20_Internet_20_Link">
reports</text:a>
The General Staff of the Armed Forces.</text:p>
      <text:p text:style-name="P4">
“The occupiers continue to focus on the leading offensives on Liman, Bakhmut, Avdiiv and Mariinsky directions - 41 enemy attacks have been reflected. Bakhmut Tamarinka remains at the epicenter of the fighting, our warriors keep defense, ”the message reads.</text:p>
      <text:p text:style-name="P4">
It is noted that in the Bakhmut direction the enemy continues to lead the next. Fighting in Bakhmut is ongoing. In addition, during the day, the enemy of the vodobzer offensive actions in the direction of the settlement. Bakhmut and white mountain. From the enemy shelling victims, Orikhovo-Vasylivka, Novomarka, Grigorivka, Bakhmut, Chrome, Time, Ivanivske, Konstantinovka, Diliyivka and Southern Donetsk region.</text:p>
      <text:p text:style-name="P4">
In the Avdeevsky direction, the enemy conducted offensive actions in the areas of inhabited publications of Severene and Pervomaisko, no success. He struck the air strike on Avdiivka. Lastokne, Severene, Pervomaisk and Karlovka of Donetsk region.</text:p>
      <text:p text:style-name="P4">
In the Marine direction, the enemy continues to attack the positions of defense forces. The fighting for Marinka.</text:p>
      <text:p text:style-name="P4">
News Source: <text:a xlink:type="simple" xlink:href="https://armyinform.com.ua/2023/05/02/syly-oborony-vidbyly-41-ataku-na-lymanskomu-bahmutskomu-avdiyivskomu-ta-maryinskomu-napryamkah/" text:style-name="Internet_20_link" text:visited-style-name="Visited_20_Internet_20_Link">
https://armyinform.com.ua/2023/05/02/syly-oborony-vidbyly-41-ataku-na-lymanskomu-bahmutskomu-avdiyivskomu-ta-maryinskomu-napryamkah/</text:a>
</text:p>
      <!--NEWS-->
      <text:h text:style-name="P10" text:outline-level="1">
<text:span text:style-name="T4">
Ukrainian defenders per day eliminated nearly 500 invaders, destroyed 9 artistem</text:span>
</text:h>
      <text:p text:style-name="P4">
Author: ['АРМІЯINFORM']</text:p>
      <text:p text:style-name="P4">
Time: 2023-05-02T38:00:00-04:00</text:p>
      <text:p text:style-name="P4">
Description: Zagalni Boyov, take the enemy on 02.24.22 to 02.05.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f27dc02c-a2f6-46a3-a34b-986dc80bf142-scaled.jpg" text:style-name="Internet_20_link" text:visited-style-name="Visited_20_Internet_20_Link">
f27dc02c-a2f6-46a3-a34b-986dc80bf142-scaled.jpg</text:a>
']</text:p>
      <text:p text:style-name="P4">
Tags: ['STOPRUSSIA', 'АГРЕСІЯ РФ', 'ВТОРГНЕННЯ РФ', 'ВТРАТИ ВОРОГА', 'ГШ ЗСУ']</text:p>
      <text:p text:style-name="P4">
Category: News</text:p>
      <!--METADATA-->
      <text:p text:style-name="P4">
<draw:frame draw:style-name="fr1" draw:name="Image15" text:anchor-type="as-char" svg:width="6.9236in" svg:height="6.987066in" draw:z-index="0">
<draw:image xlink:href="../Images/AРМІЯINFORM/2023-05-02T38-00-00-04-00/f27dc02c-a2f6-46a3-a34b-986dc80bf142-scaled.jpg" xlink:type="simple" xlink:show="embed" xlink:actuate="onLoad" draw:mime-type="image/jpeg"/>
</draw:frame>
The total fighting loss of the enemy from 24.02.22 to 02.05.23 will be orientated:</text:p>
      <text:p text:style-name="P4">
<text:span text:style-name="T4">
<text:span text:style-name="T5">
 Personnel - </text:span>
* 191420(+460)persons eliminated</text:span>
<text:span text:style-name="T5">
 tanks - </text:span>
<text:span text:style-name="T5">
 3701(+1)</text:span>
<text:span text:style-name="T4">
 combat armored vehicles - </text:span>
 7193(+1)<text:span text:style-name="T4">
<text:span text:style-name="T5">
 Artillery Systems - </text:span>
<text:span text:style-name="T5">
 2930(+9)</text:span>
 </text:span>
 RSZV - <text:span text:style-name="T4">
 544(0)</text:span>
<text:span text:style-name="T5">
 air defense means - </text:span>
<text:span text:style-name="T5">
 298(+3)</text:span>
<text:span text:style-name="T4">
 aircraft - </text:span>
 308(0)<text:span text:style-name="T4">
<text:span text:style-name="T5">
 helicopters - </text:span>
* 294(0)</text:span>
<text:span text:style-name="T5">
 UAV Operative Tactical Level-</text:span>
<text:span text:style-name="T5">
 2477(+1)</text:span>
<text:span text:style-name="T4">
 Winged missiles - </text:span>
 947(+15)<text:span text:style-name="T4">
<text:span text:style-name="T5">
 ships / boats - </text:span>
* 18(0)</text:span>
<text:span text:style-name="T5">
 Automobile equipment and tanks - </text:span>
<text:span text:style-name="T5">
 5851(+6)</text:span>
<text:span text:style-name="T4">
 Special equipment - </text:span>
 360(+1)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2.05.23.</text:p>
      <text:p text:style-name="P4">
News Source: <text:a xlink:type="simple" xlink:href="https://armyinform.com.ua/2023/05/02/ukrayinski-zahysnyky-za-dobu-likviduvaly-majzhe-500-okupantiv-znyshhyly-9-artsystem/" text:style-name="Internet_20_link" text:visited-style-name="Visited_20_Internet_20_Link">
https://armyinform.com.ua/2023/05/02/ukrayinski-zahysnyky-za-dobu-likviduvaly-majzhe-500-okupantiv-znyshhyly-9-artsystem/</text:a>
</text:p>
      <!--NEWS-->
      <text:h text:style-name="P10" text:outline-level="1">
<text:span text:style-name="T4">
Alexei Reznikov had a telephone conversation with the Minister of Foreign Affairs of Iceland - thanked for his support</text:span>
</text:h>
      <text:p text:style-name="P4">
Author: ['АРМІЯINFORM']</text:p>
      <text:p text:style-name="P4">
Time: 2023-05-02T39:00:00-04:00</text:p>
      <text:p text:style-name="P4">
Description: Ministra defense of Ukraine Oleksiy Reznikov Proviv to Kelezmov Zminist Zavrannny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ukraine_iceland.jpg" text:style-name="Internet_20_link" text:visited-style-name="Visited_20_Internet_20_Link">
ukraine_iceland.jpg</text:a>
']</text:p>
      <text:p text:style-name="P4">
Tags: ['STOPRUSSIA', 'ІСЛАНДІЯ', 'ОЛЕКСІЙ РЕЗНІКОВ', 'СВІТ ПІДТРИМУЄ УКРАЇНУ']</text:p>
      <text:p text:style-name="P4">
Category: News</text:p>
      <!--METADATA-->
      <text:p text:style-name="P4">
<draw:frame draw:style-name="fr1" draw:name="Image16" text:anchor-type="as-char" svg:width="6.9236in" svg:height="3.894525in" draw:z-index="0">
<draw:image xlink:href="../Images/AРМІЯINFORM/2023-05-02T39-00-00-04-00/ukraine_iceland.jpg" xlink:type="simple" xlink:show="embed" xlink:actuate="onLoad" draw:mime-type="image/jpeg"/>
</draw:frame>
Defense Minister Oleksiy Reznikov held a telephone conversation with the Ministry of Law and International Cooperation for the purpose of development of Icelandic Derrodis Kolbrrun Reicfjord Hilfadotth.</text:p>
      <text:p text:style-name="P4">
The head of the Ukrainian defense department [reported] about it(https://twitter.com/oleksiireznikov/status/1653025687073181696)Utwitter.</text:p>
      <text:p text:style-name="P4">
“He expressed his gratitude for Iceland's strong position on Ukraine's support. Thank you toland, which remains with Ukraine, ”said Alexei Reznikov.</text:p>
      <text:p text:style-name="P4">
We will remind, on March 14, 2023 President of Ukraine Volodymyr Zelensky in Kiev <text:a xlink:type="simple" xlink:href="https://armyinform.com.ua/2023/03/14/prezydent-ukrayiny-zustrivsya-z-premyer-ministrom-islandiyi/" text:style-name="Internet_20_link" text:visited-style-name="Visited_20_Internet_20_Link">
conducted</text:a>
Meeting with Iceland Prime Minister Katrinayakobsdottir. During the reception was <text:a xlink:type="simple" xlink:href="https://armyinform.com.ua/2023/03/14/prezydent-ukrayiny-ta-premyer-ministr-islandiyi-pidpysaly-spilnu-deklaracziyu/" text:style-name="Internet_20_link" text:visited-style-name="Visited_20_Internet_20_Link">
signed</text:a>
A joint declaration that recorded a joint vision on all key issues of the Bilateral International Agenda.</text:p>
      <text:p text:style-name="P4">
News Source: <text:a xlink:type="simple" xlink:href="https://armyinform.com.ua/2023/05/02/oleksij-reznikov-mav-telefonnu-rozmovu-z-ministrom-zakordonnyh-sprav-islandiyi-podyakuvav-za-pidtrymku/" text:style-name="Internet_20_link" text:visited-style-name="Visited_20_Internet_20_Link">
https://armyinform.com.ua/2023/05/02/oleksij-reznikov-mav-telefonnu-rozmovu-z-ministrom-zakordonnyh-sprav-islandiyi-podyakuvav-za-pidtrymku/</text:a>
</text:p>
      <!--NEWS-->
      <text:h text:style-name="P10" text:outline-level="1">
<text:span text:style-name="T4">
The Council supported the construction of the National Military Cemetery in Bykivna</text:span>
</text:h>
      <text:p text:style-name="P4">
Author: ['АРМІЯINFORM']</text:p>
      <text:p text:style-name="P4">
Time: 2023-05-02T72:00:00-04:00</text:p>
      <text:p text:style-name="P4">
Description: Verkhovna Rada praised the law “About the introduction of Zmin to the law of Ukrainian Schodo Kodo Kodo ... War with Ukraine 2022, the war with Ukraine Latest news today,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kladovyshhe.jpg" text:style-name="Internet_20_link" text:visited-style-name="Visited_20_Internet_20_Link">
kladovyshhe.jpg</text:a>
']</text:p>
      <text:p text:style-name="P4">
Tags: ['БИКІВНЯ', 'ВЕРХОВНА РАДА УКРАЇНИ', 'НАЦІОНАЛЬНЕ ВІЙСЬКОВЕ КЛАДОВИЩЕ']</text:p>
      <text:p text:style-name="P4">
Category: News</text:p>
      <!--METADATA-->
      <text:p text:style-name="P4">
<draw:frame draw:style-name="fr1" draw:name="Image17" text:anchor-type="as-char" svg:width="6.9236in" svg:height="4.351365in" draw:z-index="0">
<draw:image xlink:href="../Images/AРМІЯINFORM/2023-05-02T72-00-00-04-00/kladovyshhe.jpg" xlink:type="simple" xlink:show="embed" xlink:actuate="onLoad" draw:mime-type="image/jpeg"/>
</draw:frame>
The Verkhovna Rada adopted the Law "On Amendments to the Laws of Ukraine on Ensuring the Placement of the National Military Memorial Cemetery of Kyiv Content"(<text:a xlink:type="simple" xlink:href="https://itd.rada.gov.ua/billInfo/Bills/Card/41814" text:style-name="Internet_20_link" text:visited-style-name="Visited_20_Internet_20_Link">
№9240</text:a>
).Його планують розташувати на Броварському проспекті у Києві.</text:p>
      <text:p text:style-name="P4">
Про це<text:a xlink:type="simple" xlink:href="https://www.facebook.com/stefanchuk.official/posts/pfbid0undZuvHTHjTHqFhbcqipxPc3VGgABhCAN4nFzjcDstUJWinfQ5WurK36WCkjYSwpl" text:style-name="Internet_20_link" text:visited-style-name="Visited_20_Internet_20_Link">
повідомив</text:a>
Chairman of the Verkhovna Rada of Ukraine Ruslan Stefanchuk.</text:p>
      <text:p text:style-name="P4">
“They have changed the purpose of land for the construction of a Kyivvinational Military Memorial Cemetery. For the cemetery, it was proposed to remove 100 hectares in the Bikivnyansky forest, ”he informed.</text:p>
      <text:p text:style-name="P4">
The complex will include a military cemetery, a museum and a ritual building and other necessary buildings for the organization of honorary burials.</text:p>
      <text:p text:style-name="P4">
At the National Military Memorial Cemetery with honors will hide the dies, who defended independence, sovereignty and territorial integrity of Ukraine.</text:p>
      <text:p text:style-name="P4">
News Source: <text:a xlink:type="simple" xlink:href="https://armyinform.com.ua/2023/05/02/rada-pidtrymala-budivnycztvo-naczionalnogo-vijskovogo-kladovyshha-u-bykivni/" text:style-name="Internet_20_link" text:visited-style-name="Visited_20_Internet_20_Link">
https://armyinform.com.ua/2023/05/02/rada-pidtrymala-budivnycztvo-naczionalnogo-vijskovogo-kladovyshha-u-bykivni/</text:a>
</text:p>
      <!--NEWS-->
      <text:h text:style-name="P10" text:outline-level="1">
<text:span text:style-name="T4">
In Kharkiv presented a Ukrainian UAV called Sirko</text:span>
</text:h>
      <text:p text:style-name="P4">
Author: ['Оксана Іванець']</text:p>
      <text:p text:style-name="P4">
Time: 2023-05-02T77:00:00-04:00</text:p>
      <text:p text:style-name="P4">
Description: - Pershe Creative of the Nashi Piprinity of the Sirko UAV - Tactical LITAKO TAPE TAPARY Tip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golovna-5.jpg" text:style-name="Internet_20_link" text:visited-style-name="Visited_20_Internet_20_Link">
golovna-5.jpg</text:a>
', '<text:a xlink:type="simple" xlink:href="https://armyinform.com.ua/wp-content/uploads/2023/05/1-12.jpg" text:style-name="Internet_20_link" text:visited-style-name="Visited_20_Internet_20_Link">
1-12.jpg</text:a>
', '<text:a xlink:type="simple" xlink:href="https://armyinform.com.ua/wp-content/uploads/2023/05/2-14-150x150.jpg" text:style-name="Internet_20_link" text:visited-style-name="Visited_20_Internet_20_Link">
2-14-150x150.jpg</text:a>
', '<text:a xlink:type="simple" xlink:href="https://armyinform.com.ua/wp-content/uploads/2023/05/3-13-150x150.jpg" text:style-name="Internet_20_link" text:visited-style-name="Visited_20_Internet_20_Link">
3-13-150x150.jpg</text:a>
', '<text:a xlink:type="simple" xlink:href="https://armyinform.com.ua/wp-content/uploads/2023/05/4-11-150x150.jpg" text:style-name="Internet_20_link" text:visited-style-name="Visited_20_Internet_20_Link">
4-11-150x150.jpg</text:a>
', '<text:a xlink:type="simple" xlink:href="https://armyinform.com.ua/wp-content/uploads/2023/05/5-4-150x150.jpg" text:style-name="Internet_20_link" text:visited-style-name="Visited_20_Internet_20_Link">
5-4-150x150.jpg</text:a>
', '<text:a xlink:type="simple" xlink:href="https://armyinform.com.ua/wp-content/uploads/2023/05/6-5-150x150.jpg" text:style-name="Internet_20_link" text:visited-style-name="Visited_20_Internet_20_Link">
6-5-150x150.jpg</text:a>
', '<text:a xlink:type="simple" xlink:href="https://armyinform.com.ua/wp-content/uploads/2023/05/7-4-e1683092945140.jpg" text:style-name="Internet_20_link" text:visited-style-name="Visited_20_Internet_20_Link">
7-4-e1683092945140.jpg</text:a>
']</text:p>
      <text:p text:style-name="P4">
Tags: ['АГРЕСІЯ РФ', 'ВТОРГНЕННЯ РФ', 'ОВТ', 'ОЗБРОЄННЯ ТА ТЕХНІКА']</text:p>
      <text:p text:style-name="P4">
Category: News</text:p>
      <!--METADATA-->
      <text:p text:style-name="P4">
<draw:frame draw:style-name="fr1" draw:name="Image18" text:anchor-type="as-char" svg:width="6.9236in" svg:height="4.615733in" draw:z-index="0">
<draw:image xlink:href="../Images/AРМІЯINFORM/2023-05-02T77-00-00-04-00/golovna-5.jpg" xlink:type="simple" xlink:show="embed" xlink:actuate="onLoad" draw:mime-type="image/jpeg"/>
</draw:frame>
- The first creation of our Sirko UAV enterprise is a tactical reconnaissance type with a fixed wing. He can collect reconnaissance information, providing a permanent video with the operator at a distance of up to 30 kilometers, the Vafline mode-up to 50 km,-says Skyssist, the chairman of the supervisory board of the Skyssist Scientific and Production Company LLC.</text:p>
      <text:p text:style-name="P4">
<draw:frame draw:style-name="fr1" draw:name="Image19" text:anchor-type="as-char" svg:width="6.9236in" svg:height="4.615733in" draw:z-index="0">
<draw:image xlink:href="../Images/AРМІЯINFORM/2023-05-02T77-00-00-04-00/1-12.jpg" xlink:type="simple" xlink:show="embed" xlink:actuate="onLoad" draw:mime-type="image/jpeg"/>
</draw:frame>
According to manufacturers, SIRKO UAVs are made of cast housing, that is, this feature allows to organize the process of assembling the apparatus on the conveyor to provide its mass production.</text:p>
      <ul>
        <li>
We can collect up to 1 thousand UAVs a month. At the same time, with proper financing, we can scale our production facilities, as the stamping technology allows you to make about 200 sides a day. The cost of a non -station without a station is $ 3,000. With the ground station, depending on the completion - up to $ 9,000, - says Krynichko.</li>
      </ul>
      <text:p text:style-name="P4">
Sirko has a size of 93 centimeters in wings, it is considered super -light because it will only lead 1.37 kilograms. The battery charge is enough to overcome the distance to 130-140 kilometers at an altitude of about 1 thousand meters. In the air, this fabric is up to one and a half hours depending on the weather - for example, the spinning wind is decreasing.</text:p>
      <text:p text:style-name="P4">
<text:a xlink:type="simple" xlink:href="https://armyinform.com.ua/wp-content/uploads/2023/05/2-14.jpg" text:style-name="Internet_20_link" text:visited-style-name="Visited_20_Internet_20_Link">
!(Images/AРМІЯINFORM/2023-05-02T77-00-00-04-00/2-14-150x150.jpg)</text:a>
</text:p>
      <text:p text:style-name="P4">
<text:a xlink:type="simple" xlink:href="https://armyinform.com.ua/wp-content/uploads/2023/05/3-13.jpg" text:style-name="Internet_20_link" text:visited-style-name="Visited_20_Internet_20_Link">
<draw:frame draw:style-name="fr1" draw:name="Image20" text:anchor-type="as-char" svg:width="6.9236in" svg:height="6.9236in" draw:z-index="0">
<draw:image xlink:href="../Images/AРМІЯINFORM/2023-05-02T77-00-00-04-00/3-13-150x150.jpg" xlink:type="simple" xlink:show="embed" xlink:actuate="onLoad" draw:mime-type="image/jpeg"/>
</draw:frame>
</text:a>
</text:p>
      <text:p text:style-name="P4">
<text:a xlink:type="simple" xlink:href="https://armyinform.com.ua/wp-content/uploads/2023/05/4-11.jpg" text:style-name="Internet_20_link" text:visited-style-name="Visited_20_Internet_20_Link">
<draw:frame draw:style-name="fr1" draw:name="Image21" text:anchor-type="as-char" svg:width="6.9236in" svg:height="6.9236in" draw:z-index="0">
<draw:image xlink:href="../Images/AРМІЯINFORM/2023-05-02T77-00-00-04-00/4-11-150x150.jpg" xlink:type="simple" xlink:show="embed" xlink:actuate="onLoad" draw:mime-type="image/jpeg"/>
</draw:frame>
</text:a>
Four 4K cameras are installed on the UAV. With a sustainable connection, the drone proves the video on board the operator in an online mode.</text:p>
      <ul>
        <li>
That is, the operator can instantly make a decision on further actions on line Front or transmits information to the relevant units, - the head of the Supervisory Board shares the subtlets of the drone.</li>
      </ul>
      <text:p text:style-name="P4">
<text:a xlink:type="simple" xlink:href="https://armyinform.com.ua/wp-content/uploads/2023/05/5-4.jpg" text:style-name="Internet_20_link" text:visited-style-name="Visited_20_Internet_20_Link">
!(Images/AРМІЯINFORM/2023-05-02T77-00-00-04-00/5-4-150x150.jpg)</text:a>
</text:p>
      <text:p text:style-name="P4">
<text:a xlink:type="simple" xlink:href="https://armyinform.com.ua/wp-content/uploads/2023/05/6-5.jpg" text:style-name="Internet_20_link" text:visited-style-name="Visited_20_Internet_20_Link">
<draw:frame draw:style-name="fr1" draw:name="Image22" text:anchor-type="as-char" svg:width="6.9236in" svg:height="6.9236in" draw:z-index="0">
<draw:image xlink:href="../Images/AРМІЯINFORM/2023-05-02T77-00-00-04-00/6-5-150x150.jpg" xlink:type="simple" xlink:show="embed" xlink:actuate="onLoad" draw:mime-type="image/jpeg"/>
</draw:frame>
</text:a>
</text:p>
      <text:p text:style-name="P4">
According to the designers, the aircraft itself is made of polymer material, which is completely radio transparent - in the mode of radio silence the means of electronic struggle of the enemy is not seen or perceived as a bird.</text:p>
      <text:p text:style-name="P4">
It distinguishes Sirko from the rest of the famous UAV brands and the fact that its operators can get it from shelter, for example, a dugout, placing the antenna and the mast from the human location.</text:p>
      <text:p text:style-name="P4">
<draw:frame draw:style-name="fr1" draw:name="Image23" text:anchor-type="as-char" svg:width="6.9236in" svg:height="8.226866in" draw:z-index="0">
<draw:image xlink:href="../Images/AРМІЯINFORM/2023-05-02T77-00-00-04-00/7-4-e1683092945140.jpg" xlink:type="simple" xlink:show="embed" xlink:actuate="onLoad" draw:mime-type="image/jpeg"/>
</draw:frame>
- For example, known to all UAV MAVIC is only manually controlled. And its pultication emit radio waves, which the enemy can fix. That is, the safety assembly to stay on the terrain can be a very short time, the UAV flight will also be short -lived. The structure of our complex extends the work of the operator, and can save his life in the event that the rebuper records the work of the station and opens the fire in its direction, - explains Krynichko.</text:p>
      <text:p text:style-name="P4">
According to manufacturers, you can master the control of SIRKO UAV for two to three weeks. The school of operators is directly in production.</text:p>
      <text:p text:style-name="P4">
According to Igor Krynichko, the enterprise is currently at the stage of signature of the state agreement for the supply of these complexes, in particular the change in defense.</text:p>
      <text:p text:style-name="P4">
In addition, the SIRKO UAV developers announced the presentation of his youngest brother - a new shock drone of Ukrainian production.</text:p>
      <text:p text:style-name="P4">
<text:span text:style-name="T5">
Opto author</text:span>
</text:p>
      <text:p text:style-name="P4">
News Source: <text:a xlink:type="simple" xlink:href="https://armyinform.com.ua/2023/05/02/u-harkovi-prezentuvaly-pershyj-ukrayinskyj-bpla-pid-nazvoyu-sirko/" text:style-name="Internet_20_link" text:visited-style-name="Visited_20_Internet_20_Link">
https://armyinform.com.ua/2023/05/02/u-harkovi-prezentuvaly-pershyj-ukrayinskyj-bpla-pid-nazvoyu-sirko/</text:a>
</text:p>
      <!--NEWS-->
      <text:h text:style-name="P10" text:outline-level="1">
<text:span text:style-name="T4">
JSC Marinka Directio Rusian of the Army Shelled Krasnogorivka, St. George, Victory Andes Novomikhai ...</text:span>
</text:h>
      <text:p text:style-name="P4">
Authors: liveuamap (Language: en)</text:p>
      <text:p text:style-name="P4">
Time: 2023-05-03T-10:14:00</text:p>
      <text:p text:style-name="P4">
Location: Donetsk (Latitude:47.85199 Longtitude:37.47986)</text:p>
      <text:p text:style-name="P4">
Videos: []</text:p>
      <text:p text:style-name="P4">
Images: []</text:p>
      <text:p text:style-name="P4">
Tags: ["Russia"]</text:p>
      <text:p text:style-name="P4">
Id: 22560143</text:p>
      <!--METADATA-->
      <text:p text:style-name="P4">
At Maryinka direction Russian army shelled Krasnohorivka, Heorhiyivka, Pobyedaand Novomykhaylivka of Donetsk region, - General Staff of Armed Forces ofUkraine says in the morning report</text:p>
      <text:p text:style-name="P4">
News Collection Link: <text:a xlink:type="simple" xlink:href="https://liveuamap.com/en/2023/3-may-at-maryinka-direction-russian-army-shelled-krasnohorivka" text:style-name="Internet_20_link" text:visited-style-name="Visited_20_Internet_20_Link">
https://liveuamap.com/en/2023/3-may-at-maryinka-direction-russian-army-shelled-krasnohorivka</text:a>
</text:p>
      <text:p text:style-name="P4">
News Source: <text:a xlink:type="simple" xlink:href="https://t.me/lumsrc/4673" text:style-name="Internet_20_link" text:visited-style-name="Visited_20_Internet_20_Link">
https://t.me/lumsrc/4673</text:a>
</text:p>
      <!--NEWS-->
      <text:h text:style-name="P10" text:outline-level="1">
<text:span text:style-name="T4">
Epicenter fire in Kherson: Three company workers were killed</text:span>
</text:h>
      <text:p text:style-name="P4">
Authors: Ukrinform (Person)</text:p>
      <text:p text:style-name="P4">
Publisher: Укринформ (Organization)</text:p>
      <text:p text:style-name="P4">
Published Time: 2023-05-03T-115:25:00+03:00</text:p>
      <text:p text:style-name="P4">
Modified Time: 2023-05-03T18:25:00+03:00</text:p>
      <text:p text:style-name="P4">
Description: After Kherson's morning shelling, Epicenter stops the shopping center in the city. Employees will be offered work in network stores in safe areas. - Ukrinform.</text:p>
      <text:p text:style-name="P4">
Images: ["<text:a xlink:type="simple" xlink:href="https://static.ukrinform.com/photos/2023_05/thumb_files/630_360_1683129056-197.jpg" text:style-name="Internet_20_link" text:visited-style-name="Visited_20_Internet_20_Link">
630_360_16831...</text:a>
"]</text:p>
      <text:p text:style-name="P4">
Tags: ['Херсон', 'Обстріл', 'Епіцентр', 'Війна з росією']</text:p>
      <text:p text:style-name="P4">
Type: Article</text:p>
      <!--METADATA-->
      <text:p text:style-name="P4">
<draw:frame draw:style-name="fr1" draw:name="Image24" text:anchor-type="as-char" svg:width="6.9236in" svg:height="3.956343in" draw:z-index="0">
<draw:image xlink:href="../Images/yкринформ/2023-05-03T-115-25-00-03-00/630_360_1683129056-197.jpg" xlink:type="simple" xlink:show="embed" xlink:actuate="onLoad" draw:mime-type="image/jpeg"/>
</draw:frame>
Epicenter's post -morning shelling is stopped by a trading center in the city. Employees will be offered work in the stores of a network of inductive territories.</text:p>
      <text:p text:style-name="P4">
According to Ukrinform, the company's press service in [] reports it(https://www.facebook.com/epicentrkua/posts/pfbid02iFVySBmFaUtw8XTHGHdb16iPGXh7sNmjkgxxAWUZKbhzQBxBQqdQJFooEKg4eFmRl).</text:p>
      <text:p text:style-name="P4">
«Внаслідок терористичної атаки російських окупаційних військ в херсонськомуторговельному центрі «Епіцентр» було вбито та поранено мирних мешканців міста.Загинули троє працівників компанії: начальник відділу охорони, прибиральницяторгового залу та охоронець. Ще п’ятеро людей поранені. Серед них відвідувачіторгового центру. Загальна кількість жертв та постраждалих уточнюєтьсяправоохоронними органами», - йдеться в заяві.</text:p>
      <text:p text:style-name="P4">
Наголошується, що компанія надасть усю необхідну допомогу родинамспівробітників, що загинули та постраждали внаслідок атаки.</text:p>
      <text:p text:style-name="P4">
«Наразі торговий центр припинить свою роботу. Всім працівникам будезапропоновано евакуюватися до більш безпечних зон та працевлаштуватися уторгових центрах мережі в інших регіонах», - зазначають у компанії.</text:p>
      <text:p text:style-name="P4">
<text:span text:style-name="T4">
Читайте також:</text:span>
 <text:a xlink:type="simple" xlink:href="https://www.ukrinform.ua/rubric-ato/3704280-unaslidok-obstriliv-hersonsini-zaginuli-16-ludej.html" text:style-name="Internet_20_link" text:visited-style-name="Visited_20_Internet_20_Link">
 <text:span text:style-name="T4">
Унаслідок</text:span>
 <text:span text:style-name="T4">
обстрілів</text:span>
 <text:span text:style-name="T4">
Херсонщини</text:span>
 <text:span text:style-name="T4">
загинули</text:span>
<text:span text:style-name="T4">
людей</text:span>
 </text:a>
As it was reported, in the morning of May 3, Russian troops began to massively shoot the city <text:a xlink:type="simple" xlink:href="https://www.ukrinform.ua/tag-herson" text:style-name="Internet_20_link" text:visited-style-name="Visited_20_Internet_20_Link">
</text:a>
and settlements. As of 4:30 pm, 12 people were killed in the regional center because of the chaotic shelling and the hit of shells in the regional center; about 22 were injured in varying severity.</text:p>
      <text:p text:style-name="P4">
News Source: <text:a xlink:type="simple" xlink:href="https://www.ukrinform.ua/rubric-ato/3704319-obstril-epicentru-v-hersoni-zaginuli-troe-pracivnikiv-kompanii.html" text:style-name="Internet_20_link" text:visited-style-name="Visited_20_Internet_20_Link">
https://www.ukrinform.ua/rubric-ato/3704319-obstril-epicentru-v-hersoni-zaginuli-troe-pracivnikiv-kompanii.html</text:a>
</text:p>
      <!--NEWS-->
      <text:h text:style-name="P10" text:outline-level="1">
<text:span text:style-name="T4">
At Shakhtarske direction Russian army shelled Novoukrainka and Prechistenka of Donetsk region...</text:span>
</text:h>
      <text:p text:style-name="P4">
Authors: liveuamap (Language: en)</text:p>
      <text:p text:style-name="P4">
Time: 2023-05-03T-12:14:00</text:p>
      <text:p text:style-name="P4">
Location: Zaporizhzhia (Latitude:47.77948 Longtitude:37.06856)</text:p>
      <text:p text:style-name="P4">
Videos: []</text:p>
      <text:p text:style-name="P4">
Images: []</text:p>
      <text:p text:style-name="P4">
Tags: ["Russia"]</text:p>
      <text:p text:style-name="P4">
Id: 22560142</text:p>
      <!--METADATA-->
      <text:p text:style-name="P4">
At Shakhtarske direction Russian army shelled Novoukrayinka and Prechystivkaof Donetsk region, - General Staff of Armed Forces of Ukraine says in themorning report</text:p>
      <text:p text:style-name="P4">
News Collection Link: <text:a xlink:type="simple" xlink:href="https://liveuamap.com/en/2023/3-may-at-shakhtarske-direction-russian-army-shelled-novoukrayinka" text:style-name="Internet_20_link" text:visited-style-name="Visited_20_Internet_20_Link">
https://liveuamap.com/en/2023/3-may-at-shakhtarske-direction-russian-army-shelled-novoukrayinka</text:a>
</text:p>
      <text:p text:style-name="P4">
News Source: <text:a xlink:type="simple" xlink:href="https://t.me/lumsrc/4674" text:style-name="Internet_20_link" text:visited-style-name="Visited_20_Internet_20_Link">
https://t.me/lumsrc/4674</text:a>
</text:p>
      <!--NEWS-->
      <text:h text:style-name="P10" text:outline-level="1">
<text:span text:style-name="T4">
The EU will give Ukraine ammunition for € 2 billion - shmigal</text:span>
</text:h>
      <text:p text:style-name="P4">
Authors: Ukrinform (Person)</text:p>
      <text:p text:style-name="P4">
Publisher: Укринформ (Organization)</text:p>
      <text:p text:style-name="P4">
Published Time: 2023-05-03T-136:51:48+03:00</text:p>
      <text:p text:style-name="P4">
Modified Time: 2023-05-03T17:51:48+03:00</text:p>
      <text:p text:style-name="P4">
Description: The European Union will provide Ukraine with ammunition for 2 billion euros. - Ukrinform.</text:p>
      <text:p text:style-name="P4">
Images: ["<text:a xlink:type="simple" xlink:href="https://static.ukrinform.com/photos/2023_05/thumb_files/630_360_1683124848-685.jpg" text:style-name="Internet_20_link" text:visited-style-name="Visited_20_Internet_20_Link">
630_360_16831...</text:a>
"]</text:p>
      <text:p text:style-name="P4">
Tags: ['Євросоюз', 'Боєприпаси', 'Шмигаль', 'Війна з росією']</text:p>
      <text:p text:style-name="P4">
Type: Article</text:p>
      <!--METADATA-->
      <text:p text:style-name="P4">
<draw:frame draw:style-name="fr1" draw:name="Image25" text:anchor-type="as-char" svg:width="6.9236in" svg:height="3.956343in" draw:z-index="0">
<draw:image xlink:href="../Images/yкринформ/2023-05-03T-136-51-48-03-00/630_360_1683124848-685.jpg" xlink:type="simple" xlink:show="embed" xlink:actuate="onLoad" draw:mime-type="image/jpeg"/>
</draw:frame>
The European Union will give Ukraine ammunition for 2 billion euros.</text:p>
      <text:p text:style-name="P4">
Prime Minister Denis Shmigal reported this in <text:a xlink:type="simple" xlink:href="https://t.me/Denys_Smyhal/5159" text:style-name="Internet_20_link" text:visited-style-name="Visited_20_Internet_20_Link">
</text:a>
, reports Ukrinform.</text:p>
      <text:p text:style-name="P4">
“The EU will provide Ukraine with ammunition for 2 billion euros. EU Member States will already be inhibited ammunition from their warehouses for 1 billion euros. Another EUR 1 billion EU is a joint purchase for Ukraine, ”he wrote.</text:p>
      <text:p text:style-name="P4">
<text:a xlink:type="simple" xlink:href="https://www.ukrinform.ua/tag-smigal" text:style-name="Internet_20_link" text:visited-style-name="Visited_20_Internet_20_Link">
</text:a>
Also noted that Europe is increasing the production of ammunition, and 1 billionurov will also be mobilized.</text:p>
      <text:p text:style-name="P4">
<text:span text:style-name="T4">
 Read also: </text:span>
 <text:a xlink:type="simple" xlink:href="https://www.ukrinform.ua/rubric-ato/3703152-reznikov-pro-snaradnij-golod-dla-kontrnastupu-pidgotovlenij-rezerv.html" text:style-name="Internet_20_link" text:visited-style-name="Visited_20_Internet_20_Link">
<text:span text:style-name="T4">
 Reznikov </text:span>
</text:a>
“All this will bring our victory and peace in Europe. I am grateful to the European Commission Active work, fair position and solidarity with Ukraine, ”the Prime Minister said.</text:p>
      <text:p text:style-name="P4">
As reported by Ukrinform, <text:a xlink:type="simple" xlink:href="https://www.ukrinform.ua/rubric-ato/3704148-evrokomisia-uhvalila-akt-z-pidtrimki-virobnictva-boepripasiv-dla-ukraini.html" text:style-name="Internet_20_link" text:visited-style-name="Visited_20_Internet_20_Link">
</text:a>
To implement the decision of the European Council on the increase of the disappearance of the defense industry, including for urgent supply to Ukraine of ammunition.</text:p>
      <text:p text:style-name="P4">
News Source: <text:a xlink:type="simple" xlink:href="https://www.ukrinform.ua/rubric-ato/3704284-es-nadast-ukraini-boepripasiv-na-2-milardi-smigal.html" text:style-name="Internet_20_link" text:visited-style-name="Visited_20_Internet_20_Link">
https://www.ukrinform.ua/rubric-ato/3704284-es-nadast-ukraini-boepripasiv-na-2-milardi-smigal.html</text:a>
</text:p>
      <!--NEWS-->
      <text:h text:style-name="P10" text:outline-level="1">
<text:span text:style-name="T4">
Stefanchuk discussed the Integration of Ukraine into the EU and NATO Parliament with the chairman of Parliament</text:span>
</text:h>
      <text:p text:style-name="P4">
Authors: Ukrinform (Person)</text:p>
      <text:p text:style-name="P4">
Publisher: Укринформ (Organization)</text:p>
      <text:p text:style-name="P4">
Published Time: 2023-05-03T-138:50:03+03:00</text:p>
      <text:p text:style-name="P4">
Modified Time: 2023-05-03T17:50:03+03:00</text:p>
      <text:p text:style-name="P4">
Description: The Chairman of the Verkhovna Rada Ruslan Stefanchuk discussed with the head of the Assembly of the Republic of Portugal Augustus Ernest Santush Silva the issue of integration of Ukraine into European and NATO. - Ukrinform.</text:p>
      <text:p text:style-name="P4">
Images: ["<text:a xlink:type="simple" xlink:href="https://static.ukrinform.com/photos/2023_05/thumb_files/630_360_1683125317-534.jpg" text:style-name="Internet_20_link" text:visited-style-name="Visited_20_Internet_20_Link">
630_360_16831...</text:a>
"]</text:p>
      <text:p text:style-name="P4">
Tags: ['Євросоюз', 'НАТО', 'Португалія', 'Україна', 'Стефанчук']</text:p>
      <text:p text:style-name="P4">
Type: Article</text:p>
      <!--METADATA-->
      <text:p text:style-name="P4">
<draw:frame draw:style-name="fr1" draw:name="Image26" text:anchor-type="as-char" svg:width="6.9236in" svg:height="3.956343in" draw:z-index="0">
<draw:image xlink:href="../Images/yкринформ/2023-05-03T-138-50-03-03-00/630_360_1683125317-534.jpg" xlink:type="simple" xlink:show="embed" xlink:actuate="onLoad" draw:mime-type="image/jpeg"/>
</draw:frame>
Ruslan Stefanchuk, the head of the Ruslan Stefanchuk, discussed the issue of integration of Ukraine by the Devroz and NATO with the head of the Assembly of Republicardugal Augustus Augustus Ernest Silva Silva.</text:p>
      <text:p text:style-name="P4">
The speaker of the Ukrainian Parliament told this during a common <text:a xlink:type="simple" xlink:href="https://t.me/tv_rada/17840" text:style-name="Internet_20_link" text:visited-style-name="Visited_20_Internet_20_Link">
</text:a>
With the chairman of the Assembly of the Republic of Portugal Vokiev, Ukrinform correspondent reports.</text:p>
      <text:p text:style-name="P4">
"They discussed the issues of European and Euro -Atlantic integration of Ukraine. I am very hiding to thank the head of the Assembly for consent in support of Ukraine and providing specific practical assistance in passing this important path of integration," - said Stefanchuk.</text:p>
      <text:p text:style-name="P4">
In addition, the Chairman of the Verkhovna Rada informed that the topics related to the formula of peace proposed by President of Ukraine Vladimir [] were discussed within the meeting <text:a xlink:type="simple" xlink:href="https://www.ukrinform.ua/tag-zelenskij" text:style-name="Internet_20_link" text:visited-style-name="Visited_20_Internet_20_Link">
</text:a>
, as well as the creation of a special international tribunal for the Russian Federation.</text:p>
      <text:p text:style-name="P4">
<text:span text:style-name="T4">
 Read also: </text:span>
 <text:a xlink:type="simple" xlink:href="https://www.ukrinform.ua/rubric-polytics/3704185-zelenskij-poki-trivae-vijna-ukraina-ne-bude-v-nato-ale-cekae-na-zaprosenna-vid-alansu.html" text:style-name="Internet_20_link" text:visited-style-name="Visited_20_Internet_20_Link">
<text:span text:style-name="T4">
 NATO </text:span>
</text:a>
At the same time, he said, a number of issues regarding the military, political, humanitarian and financial support of Ukraine were discussed.</text:p>
      <text:p text:style-name="P4">
Stefanchuk expressed gratitude to Portugal for the help provided to Ukraine.</text:p>
      <text:p text:style-name="P4">
It was reported that the delegation of the Assembly of the Republic of Portugal took part in the Usasidation of the Verkhovna Rada of Ukraine on May 3.</text:p>
      <text:p text:style-name="P4">
_ Photo: Verkhovna Rada _</text:p>
      <text:p text:style-name="P4">
News Source: <text:a xlink:type="simple" xlink:href="https://www.ukrinform.ua/rubric-polytics/3704279-stefancuk-obgovoriv-iz-golovou-parlamentu-portugalii-integraciu-ukraini-do-es-ta-nato.html" text:style-name="Internet_20_link" text:visited-style-name="Visited_20_Internet_20_Link">
https://www.ukrinform.ua/rubric-polytics/3704279-stefancuk-obgovoriv-iz-golovou-parlamentu-portugalii-integraciu-ukraini-do-es-ta-nato.html</text:a>
</text:p>
      <!--NEWS-->
      <text:h text:style-name="P10" text:outline-level="1">
<text:span text:style-name="T4">
As a result of the shelling of Kherson region, 16 people were killed</text:span>
</text:h>
      <text:p text:style-name="P4">
Authors: Ukrinform (Person)</text:p>
      <text:p text:style-name="P4">
Publisher: Укринформ (Organization)</text:p>
      <text:p text:style-name="P4">
Published Time: 2023-05-03T-140:50:00+03:00</text:p>
      <text:p text:style-name="P4">
Modified Time: 2023-05-03T17:50:00+03:00</text:p>
      <text:p text:style-name="P4">
Description: As a result of Russian shelling, 16 people were killed in Kherson region. - Ukrinform.</text:p>
      <text:p text:style-name="P4">
Images: ["<text:a xlink:type="simple" xlink:href="https://static.ukrinform.com/photos/2023_05/thumb_files/630_360_1683125306-519.jpg" text:style-name="Internet_20_link" text:visited-style-name="Visited_20_Internet_20_Link">
630_360_16831...</text:a>
"]</text:p>
      <text:p text:style-name="P4">
Tags: ['Херсонщина', 'Обстріл', 'Війна з росією']</text:p>
      <text:p text:style-name="P4">
Type: Article</text:p>
      <!--METADATA-->
      <text:p text:style-name="P4">
<draw:frame draw:style-name="fr1" draw:name="Image27" text:anchor-type="as-char" svg:width="6.9236in" svg:height="3.956343in" draw:z-index="0">
<draw:image xlink:href="../Images/yкринформ/2023-05-03T-140-50-00-03-00/630_360_1683125306-519.jpg" xlink:type="simple" xlink:show="embed" xlink:actuate="onLoad" draw:mime-type="image/jpeg"/>
</draw:frame>
As a result of Russian shelling, 16 people were killed in Kherson region.</text:p>
      <text:p text:style-name="P4">
About it reports <text:a xlink:type="simple" xlink:href="https://t.me/pgo_gov_ua/11791" text:style-name="Internet_20_link" text:visited-style-name="Visited_20_Internet_20_Link">
</text:a>
, reports Ukrinform.</text:p>
      <text:p text:style-name="P4">
As it is noted, in the morning of May 3, Russian troops began to fireting the local Kherson and settlements of the region. As of 4:30 pm, 12 people were killed in a civilian infrastructure because of the chaotic and hits of shells on civilian infrastructure sites. About 22 - injured varying degrees.</text:p>
      <text:p text:style-name="P4">
<text:span text:style-name="T4">
 Read also: </text:span>
 <text:a xlink:type="simple" xlink:href="https://www.ukrinform.ua/rubric-ato/3704247-na-hersonsini-cerez-vorozi-obstrili-3-travna-vze-zaginuli-vosmero-ludej.html" text:style-name="Internet_20_link" text:visited-style-name="Visited_20_Internet_20_Link">
<text:span text:style-name="T4">
 Kherson region </text:span>
</text:a>
In addition, it was reported that in the afternoon, a brigade of energymen, who repaired the electrical efficiency of the next attacks of the Russian army, was in the daytime between the villages of Stepanivka and Muzykivka. From the received grass <text:a xlink:type="simple" xlink:href="https://www.ukrinform.ua/rubric-ato/3704139-na-hersonsini-pid-obstril-potrapili-pracivniki-oblenergo-troe-zagiblih.html" text:style-name="Internet_20_link" text:visited-style-name="Visited_20_Internet_20_Link">
</text:a>
.</text:p>
      <text:p text:style-name="P4">
In the morning, a man died from the shelling of the Darian community of the region. The prosecutor's office is informed that shelling is ongoing.</text:p>
      <text:p text:style-name="P4">
News Source: <text:a xlink:type="simple" xlink:href="https://www.ukrinform.ua/rubric-ato/3704280-unaslidok-obstriliv-hersonsini-zaginuli-16-ludej.html" text:style-name="Internet_20_link" text:visited-style-name="Visited_20_Internet_20_Link">
https://www.ukrinform.ua/rubric-ato/3704280-unaslidok-obstriliv-hersonsini-zaginuli-16-ludej.html</text:a>
</text:p>
      <!--NEWS-->
      <text:h text:style-name="P10" text:outline-level="1">
<text:span text:style-name="T4">
The enemy fired 11 times the border of Sumy region, there is a wounded</text:span>
</text:h>
      <text:p text:style-name="P4">
Authors: Ukrinform (Person)</text:p>
      <text:p text:style-name="P4">
Publisher: Укринформ (Organization)</text:p>
      <text:p text:style-name="P4">
Published Time: 2023-05-03T-14:51:00+03:00</text:p>
      <text:p text:style-name="P4">
Modified Time: 2023-05-03T23:51:00+03:00</text:p>
      <text:p text:style-name="P4">
Description: During the day, Russian aggressors fired at six communities of Sumy region, in total 67 explosions were recorded.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Міномет', 'Війна з росією', 'Артилерія']</text:p>
      <text:p text:style-name="P4">
Type: Article</text:p>
      <!--METADATA-->
      <text:p text:style-name="P4">
<draw:frame draw:style-name="fr1" draw:name="Image28" text:anchor-type="as-char" svg:width="6.9236in" svg:height="3.956343in" draw:z-index="0">
<draw:image xlink:href="../Images/yкринформ/2023-05-03T-14-51-00-03-00/630_360_1574102935-316.jpg" xlink:type="simple" xlink:show="embed" xlink:actuate="onLoad" draw:mime-type="image/jpeg"/>
</draw:frame>
During the day, Russian aggressors fired at six communities of Sumy region, with a total of 67 explosions.</text:p>
      <text:p text:style-name="P4">
Sumy Ova reports in <text:a xlink:type="simple" xlink:href="https://www.facebook.com/sumska.oda/" text:style-name="Internet_20_link" text:visited-style-name="Visited_20_Internet_20_Link">
</text:a>
, reports Ukrinform.</text:p>
      <text:p text:style-name="P4">
“During the day, the Russians carried out 11 shelling of border communities. 67 explosions have been recorded, ”the message reads.</text:p>
      <text:p text:style-name="P4">
The settlements of Miropolsk, Yunak, Znob-Novgorod, Belopilsk, Vorozhbian, and Mid-Budsk communities were fired.</text:p>
      <text:p text:style-name="P4">
On the territory of the Miropil community, the enemy beat mortars, releasing 16 mines.</text:p>
      <text:p text:style-name="P4">
The young community has been fired by artillery(seven <text:a xlink:type="simple" xlink:href="https://www.ukrinform.ua/tag-vibuh" text:style-name="Internet_20_link" text:visited-style-name="Visited_20_Internet_20_Link">
</text:a>
 ). Поранено цивільну особу, якій наданопершу медичну допомогу та направлено до медичного закладу.</text:p>
      <text:p text:style-name="P4">
<text:span text:style-name="T4">
Читайте також:</text:span>
 <text:a xlink:type="simple" xlink:href="https://www.ukrinform.ua/rubric-regions/3703898-rosiani-za-dobu-obstrilali-11-gromad-sumsini-e-rujnuvanna.html" text:style-name="Internet_20_link" text:visited-style-name="Visited_20_Internet_20_Link">
 <text:span text:style-name="T4">
Сумщин</text:span>
 </text:a>
Beaten by the Russians across the community and mortars(six “arrivals”).</text:p>
      <text:p text:style-name="P4">
У Ворожбянській громаді внаслідок артилерійського обстрілу (Five explosions).пошкоджено приватне домоволодіння.</text:p>
      <text:p text:style-name="P4">
На територію Зноб-Новгородської громади ворог скинув чотири міни.</text:p>
      <text:p text:style-name="P4">
Під артобстрілом з території рф перебувала Середино-Будська громада –зафіксовано 21 вибух.</text:p>
      <text:p text:style-name="P4">
<text:span text:style-name="T4">
Читайте також:</text:span>
 <text:a xlink:type="simple" xlink:href="https://www.ukrinform.ua/rubric-ato/3703614-zagarbniki-vdarili-z-artilerii-po-prikordonnomu-mistu-na-sumsini.html" text:style-name="Internet_20_link" text:visited-style-name="Visited_20_Internet_20_Link">
 <text:span text:style-name="T4">
Сумщин</text:span>
 </text:a>
In addition, Russian aggressors dropped four mines into the territory of the Belopil Gromance</text:p>
      <text:p text:style-name="P4">
As it was reported, the Russians at night struck the bombs with bombs at the school of the enterprise in the village of Swesza of Sumy region.</text:p>
      <text:p text:style-name="P4">
News Source: <text:a xlink:type="simple" xlink:href="https://www.ukrinform.ua/rubric-ato/3704422-vorog-11-raziv-obstrilav-prikordonna-sumsini-e-poranenij.html" text:style-name="Internet_20_link" text:visited-style-name="Visited_20_Internet_20_Link">
https://www.ukrinform.ua/rubric-ato/3704422-vorog-11-raziv-obstrilav-prikordonna-sumsini-e-poranenij.html</text:a>
</text:p>
      <!--NEWS-->
      <text:h text:style-name="P10" text:outline-level="1">
<text:span text:style-name="T4">
The cultural program of Ukraine at Eurovision will be held under the slogan "For what we are fighting" - Dzhaparova</text:span>
</text:h>
      <text:p text:style-name="P4">
Authors: Ukrinform (Person)</text:p>
      <text:p text:style-name="P4">
Publisher: Укринформ (Organization)</text:p>
      <text:p text:style-name="P4">
Published Time: 2023-05-03T-161:02:00+03:00</text:p>
      <text:p text:style-name="P4">
Modified Time: 2023-05-03T17:02:00+03:00</text:p>
      <text:p text:style-name="P4">
Description: The cultural program of Ukraine within the framework of the Eurovision Song Contest in Liverpool will be held under the slogan "For what we are fighting for" to explain to Europeans what the calls are currently overcome by the state. - Ukrinform.</text:p>
      <text:p text:style-name="P4">
Images: ["<text:a xlink:type="simple" xlink:href="https://static.ukrinform.com/photos/2023_01/thumb_files/630_360_1675165561-505.jpg" text:style-name="Internet_20_link" text:visited-style-name="Visited_20_Internet_20_Link">
630_360_16751...</text:a>
", "<text:a xlink:type="simple" xlink:href="https://static.ukrinform.com/photos/2023_05/1683121553-457.jpg" text:style-name="Internet_20_link" text:visited-style-name="Visited_20_Internet_20_Link">
1683121553-45...</text:a>
"]</text:p>
      <text:p text:style-name="P4">
Tags: ['Джапарова', 'Євробачення', 'Конкурс']</text:p>
      <text:p text:style-name="P4">
Type: Article</text:p>
      <!--METADATA-->
      <text:p text:style-name="P4">
<draw:frame draw:style-name="fr1" draw:name="Image29" text:anchor-type="as-char" svg:width="6.9236in" svg:height="3.956343in" draw:z-index="0">
<draw:image xlink:href="../Images/yкринформ/2023-05-03T-161-02-00-03-00/630_360_1675165561-505.jpg" xlink:type="simple" xlink:show="embed" xlink:actuate="onLoad" draw:mime-type="image/jpeg"/>
</draw:frame>
The cultural program of Ukraine within the framework of the Eurovision Song Contest will be held under the slogan "For what we are fighting for" to explain to the Europeans what challenges are currently overcome by the state.</text:p>
      <text:p text:style-name="P4">
This was stated by the First Deputy Minister of Foreign Affairs Emina Dzhaparov in the Media Center Ukraine - Ukrinform.</text:p>
      <text:p text:style-name="P4">
She noted that Russian propaganda is actively spreading the myth of the "Utguvid of Ukraine". This narrative can be heard in the countries of the Global South and even the following European countries, the first deputy minister stated.</text:p>
      <text:p text:style-name="P4">
<draw:frame draw:style-name="fr1" draw:name="Image30" text:anchor-type="as-char" svg:width="6.9236in" svg:height="4.615733in" draw:z-index="0">
<draw:image xlink:href="../Images/yкринформ/2023-05-03T-161-02-00-03-00/1683121553-457.jpg" xlink:type="simple" xlink:show="embed" xlink:actuate="onLoad" draw:mime-type="image/jpeg"/>
</draw:frame>
"When we thought of promotional measures(Within Eurovision - Ed.), what to tell about what we live, what challenges we over("For what we fight"). Це сильна позиція.Ми хочемо розказати, за що і як ми боремося, чому ми боремося і чого мизрештою хочемо досягти", - сказала Джапарова.</text:p>
      <text:p text:style-name="P4">
Вона додала, що це позиція "не прохачів, а тих, хто бореться, а всі, хто знами, на правильному боці історії".</text:p>
      <text:p text:style-name="P4">
<text:span text:style-name="T4">
Читайте також:</text:span>
 <text:a xlink:type="simple" xlink:href="https://www.ukrinform.ua/rubric-diaspora/3703112-u-liverpuli-do-evrobacenna-vstanovili-spivocih-soloviv.html" text:style-name="Internet_20_link" text:visited-style-name="Visited_20_Internet_20_Link">
 <text:span text:style-name="T4">
Євробачення</text:span>
 </text:a>
"Only in this way do we have to broadcast this message," the first deputy minister emphasized.</text:p>
      <text:p text:style-name="P4">
As reported by Ukrinform, the song contest "<text:a xlink:type="simple" xlink:href="https://www.ukrinform.ua/tag-evrobacenna" text:style-name="Internet_20_link" text:visited-style-name="Visited_20_Internet_20_Link">
</text:a>
-2023 »will be held in Liverpool after Ukraine, which was won by the Kalush Orchestra Stefania Song of the Stafania Song, unable to comply with the requirements for conducting a competition due to security fears caused by the Russian invasion.</text:p>
      <text:p text:style-name="P4">
The semifinals of the competition will take place on May 9 and 11, the final - May 13. Ukraine will be represented by TVORCHI with a song of Heart of Steel.</text:p>
      <text:p text:style-name="P4">
News Source: <text:a xlink:type="simple" xlink:href="https://www.ukrinform.ua/rubric-culture/3704244-kulturna-programa-ukraini-na-evrobacenni-prohoditime-pid-gaslom-za-so-mi-boremosa-dzaparova.html" text:style-name="Internet_20_link" text:visited-style-name="Visited_20_Internet_20_Link">
https://www.ukrinform.ua/rubric-culture/3704244-kulturna-programa-ukraini-na-evrobacenni-prohoditime-pid-gaslom-za-so-mi-boremosa-dzaparova.html</text:a>
</text:p>
      <!--NEWS-->
      <text:h text:style-name="P10" text:outline-level="1">
<text:span text:style-name="T4">
Podolyak - About the situation on the ZPP: Russians are looking for steps to escalation</text:span>
</text:h>
      <text:p text:style-name="P4">
Authors: Ukrinform (Person)</text:p>
      <text:p text:style-name="P4">
Publisher: Укринформ (Organization)</text:p>
      <text:p text:style-name="P4">
Published Time: 2023-05-03T-16:27:00+03:00</text:p>
      <text:p text:style-name="P4">
Modified Time: 2023-05-03T23:27:00+03:00</text:p>
      <text:p text:style-name="P4">
Description: Russian invaders constantly use the Zaporizhzhya NPP for blackmail and finding steps to escalation. - Ukrinform.</text:p>
      <text:p text:style-name="P4">
Images: ["<text:a xlink:type="simple" xlink:href="https://static.ukrinform.com/photos/2022_11/thumb_files/630_360_1669378288-941.jpg" text:style-name="Internet_20_link" text:visited-style-name="Visited_20_Internet_20_Link">
630_360_16693...</text:a>
"]</text:p>
      <text:p text:style-name="P4">
Tags: ['Шантаж', 'Подоляк', 'Запорізька АЕС', 'Ядерна безпека', 'Війна з росією', 'Єдині новини']</text:p>
      <text:p text:style-name="P4">
Type: Article</text:p>
      <!--METADATA-->
      <text:p text:style-name="P4">
<draw:frame draw:style-name="fr1" draw:name="Image31" text:anchor-type="as-char" svg:width="6.9236in" svg:height="3.956343in" draw:z-index="0">
<draw:image xlink:href="../Images/yкринформ/2023-05-03T-16-27-00-03-00/630_360_1669378288-941.jpg" xlink:type="simple" xlink:show="embed" xlink:actuate="onLoad" draw:mime-type="image/jpeg"/>
</draw:frame>
Russian -shafts constantly use the Zaporizhzhya NPP for blackmail and search for steps escalation.</text:p>
      <text:p text:style-name="P4">
Thus, the adviser to the head of the OP Mikhail Podolyak commented on the placement of Russian equipment and explosives in the turbine ward of the 4th unit of the Ukrinform correspondent.</text:p>
      <text:p text:style-name="P4">
"They are looking for certain steps to escalation. They expect certain steps, certain contractioners of Ukraine ... They realize that ZPEU will never be Russian, they have not been re -enabled it to their system. Therefore, they use it now as a hammer," Podolyak said. on the air of the "only news",</text:p>
      <text:p text:style-name="P4">
According to him, Russia is looking for opportunities to influence not so much Ukraine but the countries of the West.</text:p>
      <text:p text:style-name="P4">
<text:span text:style-name="T4">
 Read also: </text:span>
 <text:a xlink:type="simple" xlink:href="https://www.ukrinform.ua/rubric-polytics/3701234-tilki-povnij-kontrol-ukraini-nad-zaes-garantue-bezpeku-evropi-zelenskij.html" text:style-name="Internet_20_link" text:visited-style-name="Visited_20_Internet_20_Link">
<text:span text:style-name="T4">
 ZPP </text:span>
</text:a>
"They try these different primitive steps. Here, they say, look, we tamped <text:a xlink:type="simple" xlink:href="https://www.ukrinform.ua/tag-vibuhivka" text:style-name="Internet_20_link" text:visited-style-name="Visited_20_Internet_20_Link">
</text:a>
, there was replaced. If you do not listen to us, do not force Ukraine to capitulate, we will use. It is escalation and blackmail, "Podolyak said.</text:p>
      <text:p text:style-name="P4">
As <text:a xlink:type="simple" xlink:href="https://www.ukrinform.ua/rubric-ato/3704399-rosiani-rozmistili-v-4mu-bloci-zaes-vijskovu-tehniku-ta-vibuhivku.html" text:style-name="Internet_20_link" text:visited-style-name="Visited_20_Internet_20_Link">
 </text:a>
Representatives of the IAEA informed about the fact that the Russian occupiers of military equipment, weapons of Tavbukhivka in the premises of the turbine department of the power unit №4 of the Zaporizhzhia NPP.</text:p>
      <text:p text:style-name="P4">
In addition, unofficial channels are submitted to the SNRCU information storage of equipment, weapons and explosives in other production facilities, including repair and mechanical workshops and roofs of power units.</text:p>
      <text:p text:style-name="P4">
<text:span text:style-name="T4">
 Read also: </text:span>
 <text:a xlink:type="simple" xlink:href="https://www.ukrinform.ua/rubric-ato/3701367-rosiani-buduut-na-reaktornih-blokah-zaes-oboronni-sporudi-britanska-rozvidka.html" text:style-name="Internet_20_link" text:visited-style-name="Visited_20_Internet_20_Link">
<text:span text:style-name="T4">
 ZPP </text:span>
</text:a>
The State Inspectorate of Nuclear Regulation calls on the international community of consolidated and decisive response to the actions of the aggressor country, the application of harsh sanctions to the enterprises of the nuclear industry of the Russian Federation of Tafilized persons. The department also emphasizes that the Russian Federation should have submitted all rights and privileges in the IAEA and other international institutions of the use of nuclear energy.</text:p>
      <text:p text:style-name="P4">
News Source: <text:a xlink:type="simple" xlink:href="https://www.ukrinform.ua/rubric-ato/3704420-podolak-pro-situaciu-na-zaes-rosiani-sukaut-krokiv-do-eskalacii.html" text:style-name="Internet_20_link" text:visited-style-name="Visited_20_Internet_20_Link">
https://www.ukrinform.ua/rubric-ato/3704420-podolak-pro-situaciu-na-zaes-rosiani-sukaut-krokiv-do-eskalacii.html</text:a>
</text:p>
      <!--NEWS-->
      <text:h text:style-name="P10" text:outline-level="1">
<text:span text:style-name="T4">
Shakhtar and Dynamo are in the UEFA top 50 club rating</text:span>
</text:h>
      <text:p text:style-name="P4">
Authors: Ukrinform (Person)</text:p>
      <text:p text:style-name="P4">
Publisher: Укринформ (Organization)</text:p>
      <text:p text:style-name="P4">
Published Time: 2023-05-03T-18:11:34+03:00</text:p>
      <text:p text:style-name="P4">
Modified Time: 2023-05-03T23:11:34+03:00</text:p>
      <text:p text:style-name="P4">
Description: The semi -final stage of football European Cups begins next week. - Ukrinform.</text:p>
      <text:p text:style-name="P4">
Images: ["<text:a xlink:type="simple" xlink:href="https://static.ukrinform.com/photos/2023_05/thumb_files/630_360_1683144654-361.jpg" text:style-name="Internet_20_link" text:visited-style-name="Visited_20_Internet_20_Link">
630_360_16831...</text:a>
"]</text:p>
      <text:p text:style-name="P4">
Tags: ['Динамо', 'Футбол', 'Рейтинг', 'УЄФА', 'Шахтар']</text:p>
      <text:p text:style-name="P4">
Type: Article</text:p>
      <!--METADATA-->
      <text:p text:style-name="P4">
<draw:frame draw:style-name="fr1" draw:name="Image32" text:anchor-type="as-char" svg:width="6.9236in" svg:height="3.956343in" draw:z-index="0">
<draw:image xlink:href="../Images/yкринформ/2023-05-03T-18-11-34-03-00/630_360_1683144654-361.jpg" xlink:type="simple" xlink:show="embed" xlink:actuate="onLoad" draw:mime-type="image/jpeg"/>
</draw:frame>
The semi -final stage of football European Cups begins next week.</text:p>
      <text:p text:style-name="P4">
According to official information <text:a xlink:type="simple" xlink:href="https://ru.uefa.com/nationalassociations/uefarankings/club/#/yr/2023" text:style-name="Internet_20_link" text:visited-style-name="Visited_20_Internet_20_Link">
</text:a>
The Union of European Football Associations(UEFA), the top 50 club rating includes two Ukrainian teams-Shakhtar Donetsk and Dynamo Kyiv, which stopped the speech in the 20122/23 season, Ukrinform reports.</text:p>
      <text:p text:style-name="P4">
Miners take 25th place, white and blue-close the first 50th.</text:p>
      <text:p text:style-name="P4">
The rating is headed by Manchester City, followed by Bavaria and Chelsea.</text:p>
      <text:p text:style-name="P4">
<text:span text:style-name="T4">
 Read also: </text:span>
 <text:a xlink:type="simple" xlink:href="https://www.ukrinform.ua/rubric-sports/3703342-kalendar-golovnih-sportivnih-podij-travna-rozpocav-cempionat-svitu-z-boksu.html" text:style-name="Internet_20_link" text:visited-style-name="Visited_20_Internet_20_Link">
</text:a>
As it was reported, in the 1/2 finals of the UEFA Champions League play "Real" - "Manchester City" and "Milan" - "Inter", vouchers to the final of the Europa League play "Roma" - "Bayer" and "Juventus" - "Seville" , and in the semi -finals of the League of Conferences, the West Hem - ALKMARAC and FIRIRININA - Basel - Basel.</text:p>
      <text:p text:style-name="P4">
News Source: <text:a xlink:type="simple" xlink:href="https://www.ukrinform.ua/rubric-sports/3704418-sahtar-ta-dinamo-vhodat-do-top50-klubnogo-rejtingu-uefa.html" text:style-name="Internet_20_link" text:visited-style-name="Visited_20_Internet_20_Link">
https://www.ukrinform.ua/rubric-sports/3704418-sahtar-ta-dinamo-vhodat-do-top50-klubnogo-rejtingu-uefa.html</text:a>
</text:p>
      <!--NEWS-->
      <text:h text:style-name="P10" text:outline-level="1">
<text:span text:style-name="T4">
At Sivershchyna and Slobozhanschyna directions Russian army shelled Hasychivka, Yeline, Blesh...</text:span>
</text:h>
      <text:p text:style-name="P4">
Authors: liveuamap (Language: en)</text:p>
      <text:p text:style-name="P4">
Time: 2023-05-03T-1:13:00</text:p>
      <text:p text:style-name="P4">
Location: Vovchansk (Latitude:50.29197 Longtitude:37.52518)</text:p>
      <text:p text:style-name="P4">
Videos: []</text:p>
      <text:p text:style-name="P4">
Images: []</text:p>
      <text:p text:style-name="P4">
Tags: ["Russia"]</text:p>
      <text:p text:style-name="P4">
Id: 22560161</text:p>
      <!--METADATA-->
      <text:p text:style-name="P4">
At sivershchyna and slBozhanschyna directions Russian army Shelledhasychivka, Yeline, Bloshnya, Karpovychi, Tymonovychi, Leonivka and Muravyi. Znob-novhoodske, Uralove, Seredyna-Buda, Kucherivka, Rivne, Vorozhba, Volfyne, Mykolayivka, Myropillya of Sumy Region, ALSO VETERYNARYNARYNARYNARYNARY D Potykhonove of Kharkiv Region, - Generalstaff of Armed Forces of Ukraine Says in the Morning Report</text:p>
      <text:p text:style-name="P4">
News Collection Link:(https://liveuamap.com/en/2023/3-may-at-sivershchyna-and-slobozhanschyna-directions-russian)</text:p>
      <text:p text:style-name="P4">
News Source: <text:a xlink:type="simple" xlink:href="https://t.me/lumsrc/4668" text:style-name="Internet_20_link" text:visited-style-name="Visited_20_Internet_20_Link">
https://t.me/lumsrc/4668</text:a>
</text:p>
      <!--NEWS-->
      <text:h text:style-name="P10" text:outline-level="1">
<text:span text:style-name="T4">
President thanked New Zealand for expanding assistance for Ukraine</text:span>
</text:h>
      <text:p text:style-name="P4">
Authors: Ukrinform (Person)</text:p>
      <text:p text:style-name="P4">
Publisher: Укринформ (Organization)</text:p>
      <text:p text:style-name="P4">
Published Time: 2023-05-03T-20:06:00+03:00</text:p>
      <text:p text:style-name="P4">
Modified Time: 2023-05-03T23:06:00+03:00</text:p>
      <text:p text:style-name="P4">
Description: Volodymyr Zelensky expressed gratitude to New Zealand for the decision to expand the assistance of Ukraine in a number of spheres, including the defense. - Ukrinform.</text:p>
      <text:p text:style-name="P4">
Images: ["<text:a xlink:type="simple" xlink:href="https://static.ukrinform.com/photos/2023_01/thumb_files/630_360_1672867454-460.jpeg" text:style-name="Internet_20_link" text:visited-style-name="Visited_20_Internet_20_Link">
630_360_16728...</text:a>
"]</text:p>
      <text:p text:style-name="P4">
Tags: ['Оборона', 'Нова Зеландія', 'допомога', 'Зеленський', 'Війна з росією']</text:p>
      <text:p text:style-name="P4">
Type: Article</text:p>
      <!--METADATA-->
      <text:p text:style-name="P4">
<draw:frame draw:style-name="fr1" draw:name="Image33" text:anchor-type="as-char" svg:width="6.9236in" svg:height="3.956343in" draw:z-index="0">
<draw:image xlink:href="../Images/yкринформ/2023-05-03T-20-06-00-03-00/630_360_1672867454-460.jpeg" xlink:type="simple" xlink:show="embed" xlink:actuate="onLoad" draw:mime-type="image/jpeg"/>
</draw:frame>
Volodymyr Zelensky expressed gratitude to New Zealand for the decision to expand Ukraine in a number of spheres, including the defense.</text:p>
      <text:p text:style-name="P4">
Volodymyr Zelenskyy wrote about it in <text:a xlink:type="simple" xlink:href="https://twitter.com/ZelenskyyUa/status/1653841136413290496" text:style-name="Internet_20_link" text:visited-style-name="Visited_20_Internet_20_Link">
</text:a>
, reports Ukrinform.</text:p>
      <text:p text:style-name="P4">
"I am grateful to the Government of New Zealand and personally Prime Minister Chris Hipkins for expanding the assistance of Ukraine in the field of defense, economy, humanitarian and legal support," the President wrote.</text:p>
      <text:p text:style-name="Quotations">

<text:p text:style-name="P4">
Grateful to the government 🇳🇿 and personally the Prime Minister <text:a xlink:type="simple" xlink:href="https://twitter.com/chrishipkins" text:style-name="Internet_20_link" text:visited-style-name="Visited_20_Internet_20_Link">
&gt;
</text:a>
for the decision on&gt;
 expanding assistance in the field of defense, economy, humanitarian and legal&gt;
 support. Special thanks for the decision to continue the preparation of the military. We appreciate this support that brings us closer to victory!&gt;
&gt;
 - Volodymyr Zelenskyy(@ZelenskyyUa) <text:a xlink:type="simple" xlink:href="https://twitter.com/ZelenskyyUa/status/1653841136413290496" text:style-name="Internet_20_link" text:visited-style-name="Visited_20_Internet_20_Link">
&gt;
 </text:a>
The Head of State expressed a special gratitude for the decision to continue the preparation of Ukrainian military.</text:p>

</text:p>
      <text:p text:style-name="P4">
"We appreciate this support that brings us closer to victory!" Zelensky emphasized.</text:p>
      <text:p text:style-name="P4">
<text:span text:style-name="T4">
 Read also: </text:span>
 <text:a xlink:type="simple" xlink:href="https://www.ukrinform.ua/rubric-ato/3704409-zelenskij-podakuvav-ssa-za-novij-paket-oboronnoi-dopomogi.html" text:style-name="Internet_20_link" text:visited-style-name="Visited_20_Internet_20_Link">
<text:span text:style-name="T4">
 Thank you </text:span>
</text:a>
As reported, <text:a xlink:type="simple" xlink:href="https://www.ukrinform.ua/rubric-polytics/3704073-nova-zelandia-zbilsit-finansovu-pidtrimku-ukraini-ta-rozsirit-sankcii-proti-rf.html" text:style-name="Internet_20_link" text:visited-style-name="Visited_20_Internet_20_Link">
</text:a>
About the increase in Ukraine's support by announcing the allocation of $ 5 million in dollar($ 3.1 million)to a number of initiatives.</text:p>
      <text:p text:style-name="P4">
<text:span text:style-name="T5">
Foto: op</text:span>
</text:p>
      <text:p text:style-name="P4">
News Source: <text:a xlink:type="simple" xlink:href="https://www.ukrinform.ua/rubric-polytics/3704417-prezident-podakuvav-novij-zelandii-za-rozsirenna-dopomogi-dla-ukraini.html" text:style-name="Internet_20_link" text:visited-style-name="Visited_20_Internet_20_Link">
https://www.ukrinform.ua/rubric-polytics/3704417-prezident-podakuvav-novij-zelandii-za-rozsirenna-dopomogi-dla-ukraini.html</text:a>
</text:p>
      <!--NEWS-->
      <text:h text:style-name="P10" text:outline-level="1">
<text:span text:style-name="T4">
Ukrainian guerrillas prepare "gifts" to the Russians in Lugansk - the center of the National Research</text:span>
</text:h>
      <text:p text:style-name="P4">
Authors: Ukrinform (Person)</text:p>
      <text:p text:style-name="P4">
Publisher: Укринформ (Organization)</text:p>
      <text:p text:style-name="P4">
Published Time: 2023-05-03T-23:49:00+03:00</text:p>
      <text:p text:style-name="P4">
Modified Time: 2023-05-03T22:49:00+03:00</text:p>
      <text:p text:style-name="P4">
Description: In the temporarily captured Lugansk, the Ukrainian underground continues to operate, which again "congratulated" the invaders. - Ukrinform.</text:p>
      <text:p text:style-name="P4">
Images: ["<text:a xlink:type="simple" xlink:href="https://static.ukrinform.com/photos/2020_12/thumb_files/630_360_1607727724-253.jpg" text:style-name="Internet_20_link" text:visited-style-name="Visited_20_Internet_20_Link">
630_360_16077...</text:a>
", "<text:a xlink:type="simple" xlink:href="https://static.ukrinform.com/photos/2023_05/1683126218-153.jpeg" text:style-name="Internet_20_link" text:visited-style-name="Visited_20_Internet_20_Link">
1683126218-15...</text:a>
", "<text:a xlink:type="simple" xlink:href="https://static.ukrinform.com/photos/2023_05/1683126218-920.jpeg" text:style-name="Internet_20_link" text:visited-style-name="Visited_20_Internet_20_Link">
1683126218-92...</text:a>
", "<text:a xlink:type="simple" xlink:href="https://static.ukrinform.com/photos/2023_05/1683126217-824.jpeg" text:style-name="Internet_20_link" text:visited-style-name="Visited_20_Internet_20_Link">
1683126217-82...</text:a>
"]</text:p>
      <text:p text:style-name="P4">
Tags: ['Луганськ', 'Війна з росією']</text:p>
      <text:p text:style-name="P4">
Type: Article</text:p>
      <!--METADATA-->
      <text:p text:style-name="P4">
<draw:frame draw:style-name="fr1" draw:name="Image34" text:anchor-type="as-char" svg:width="6.9236in" svg:height="3.956343in" draw:z-index="0">
<draw:image xlink:href="../Images/yкринформ/2023-05-03T-23-49-00-03-00/630_360_1607727724-253.jpg" xlink:type="simple" xlink:show="embed" xlink:actuate="onLoad" draw:mime-type="image/jpeg"/>
</draw:frame>
The Ukrainian underground continues to operate the captured Lugansk, which again "congratulated" the invaders.</text:p>
      <text:p text:style-name="P4">
As Ukrinform reports, it has reported <text:a xlink:type="simple" xlink:href="https://sprotyv.mod.gov.ua/v-lugansku-partyzany-peredaly-pryvit-okupantam/" text:style-name="Internet_20_link" text:visited-style-name="Visited_20_Internet_20_Link">
</text:a>
.</text:p>
      <text:p text:style-name="P4">
«Українські партизани зараз перебувають у Луганську і разом з жителямиокупованого міста готують «подаруночки» росіянам та їх посіпакам-колаборантам.Так, у різних куточках міста партизани намалювали око – символ Руху опору,який демонструє окупантам та їх поплічникам, що українці уважно слідкують заїх кожним кроком», - ідеться в повідомленні.</text:p>
      <text:p text:style-name="P4">
<draw:frame draw:style-name="fr1" draw:name="Image35" text:anchor-type="as-char" svg:width="5.625in" svg:height="10.0in" draw:z-index="0">
<draw:image xlink:href="../Images/yкринформ/2023-05-03T-23-49-00-03-00/1683126218-153.jpeg" xlink:type="simple" xlink:show="embed" xlink:actuate="onLoad" draw:mime-type="image/jpeg"/>
</draw:frame>
<draw:frame draw:style-name="fr1" draw:name="Image36" text:anchor-type="as-char" svg:width="5.625in" svg:height="10.0in" draw:z-index="0">
<draw:image xlink:href="../Images/yкринформ/2023-05-03T-23-49-00-03-00/1683126218-920.jpeg" xlink:type="simple" xlink:show="embed" xlink:actuate="onLoad" draw:mime-type="image/jpeg"/>
</draw:frame>
<draw:frame draw:style-name="fr1" draw:name="Image37" text:anchor-type="as-char" svg:width="5.625in" svg:height="10.0in" draw:z-index="0">
<draw:image xlink:href="../Images/yкринформ/2023-05-03T-23-49-00-03-00/1683126217-824.jpeg" xlink:type="simple" xlink:show="embed" xlink:actuate="onLoad" draw:mime-type="image/jpeg"/>
</draw:frame>
<text:span text:style-name="T4">
 Read also: </text:span>
 <text:a xlink:type="simple" xlink:href="https://www.ukrinform.ua/rubric-regions/3703944-na-lugansini-masovo-dezertiruut-bojoviki-lnr.html" text:style-name="Internet_20_link" text:visited-style-name="Visited_20_Internet_20_Link">
</text:a>
This means that during the counter -offensive of the Armed Forces, none of them can flow.</text:p>
      <text:p text:style-name="P4">
As it was reported earlier, activists of the public movement of the resistance of the occupation of "Zhovtastrichka" last week held a patriotic action in a temporarily occupied Luhansk.</text:p>
      <text:p text:style-name="P4">
News Source: <text:a xlink:type="simple" xlink:href="https://www.ukrinform.ua/rubric-regions/3704295-ukrainski-partizani-gotuut-podarunki-rosianam-u-lugansku-centr-nacsprotivu.html" text:style-name="Internet_20_link" text:visited-style-name="Visited_20_Internet_20_Link">
https://www.ukrinform.ua/rubric-regions/3704295-ukrainski-partizani-gotuut-podarunki-rosianam-u-lugansku-centr-nacsprotivu.html</text:a>
</text:p>
      <!--NEWS-->
      <text:h text:style-name="P10" text:outline-level="1">
<text:span text:style-name="T4">
As a result of a night rocket attack in Zaporozhye, 44 homes are damaged</text:span>
</text:h>
      <text:p text:style-name="P4">
Authors: Ukrinform (Person)</text:p>
      <text:p text:style-name="P4">
Publisher: Укринформ (Organization)</text:p>
      <text:p text:style-name="P4">
Published Time: 2023-05-03T-25:42:00+03:00</text:p>
      <text:p text:style-name="P4">
Modified Time: 2023-05-03T22:42:00+03:00</text:p>
      <text:p text:style-name="P4">
Description: At night, the enemy army struck the C-300 missiles in Zaporozhye last night. 44 private homes are damaged. - Ukrinform.</text:p>
      <text:p text:style-name="P4">
Images: ["<text:a xlink:type="simple" xlink:href="https://static.ukrinform.com/photos/2023_05/thumb_files/630_360_1683142850-921.jpg" text:style-name="Internet_20_link" text:visited-style-name="Visited_20_Internet_20_Link">
630_360_16831...</text:a>
"]</text:p>
      <text:p text:style-name="P4">
Tags: ['Обстріл', 'Запоріжжя', 'Війна з росією']</text:p>
      <text:p text:style-name="P4">
Type: Article</text:p>
      <!--METADATA-->
      <text:p text:style-name="P4">
<draw:frame draw:style-name="fr1" draw:name="Image38" text:anchor-type="as-char" svg:width="6.9236in" svg:height="3.956343in" draw:z-index="0">
<draw:image xlink:href="../Images/yкринформ/2023-05-03T-25-42-00-03-00/630_360_1683142850-921.jpg" xlink:type="simple" xlink:show="embed" xlink:actuate="onLoad" draw:mime-type="image/jpeg"/>
</draw:frame>
At night, the army hit the C-300 missiles in Zaporozhye last night. 44 private homes are damaged.</text:p>
      <text:p text:style-name="P4">
About it in <text:a xlink:type="simple" xlink:href="https://t.me/kurtievofficial/10498" text:style-name="Internet_20_link" text:visited-style-name="Visited_20_Internet_20_Link">
</text:a>
Informs A. Zaporozhye Anatoliy Kurtov, Ukrinform reports.</text:p>
      <text:p text:style-name="P4">
"It is now known that 44 private buildings were injured in the city of the city," he wrote.</text:p>
      <text:p text:style-name="P4">
<text:span text:style-name="T4">
 Read also: </text:span>
 <text:a xlink:type="simple" xlink:href="https://www.ukrinform.ua/rubric-ato/3704152-po-zaporizzu-rosiani-vdarili-raketou-iskanderm-policia.html" text:style-name="Internet_20_link" text:visited-style-name="Visited_20_Internet_20_Link">
<text:span text:style-name="T4">
 Zaporizhia </text:span>
</text:a>
During the day, the experts of the city emergency service, the workers of "Zaporizhremservice" and "Eluas" and volunteers "Dobrobat" dismantled damaged structures, "closed" the windows out, repaired roofs, collected and exported garbage. Materials from the city reserve and from the humanitarian mission "Proliska" were used for the works.</text:p>
      <text:p text:style-name="P4">
Also, a tent of the city council was promptly deployed and 2 communal buses were involved, which could drink tea or coffee. Residents of the surprise houses were advised by social workers, psychologists, representatives of the administration and CNAP. The humanitarian organization "Doctors without borders" provided people with hygienic kits and blankets.</text:p>
      <text:p text:style-name="P4">
<text:span text:style-name="T4">
 Read also: </text:span>
 <text:a xlink:type="simple" xlink:href="https://www.ukrinform.ua/rubric-other_news/3703997-raketnij-udar-po-zaporizzu-do-medikiv-iz-uskodzennami-zvernulisa-devatero-ludej.html" text:style-name="Internet_20_link" text:visited-style-name="Visited_20_Internet_20_Link">
<text:span text:style-name="T4">
 Zaporizhia </text:span>
</text:a>
The work will continue tomorrow.</text:p>
      <text:p text:style-name="P4">
Earlier it was reported that on May 3, at about 01:25 the enemy struck a missile strike. 9 inhabitants turned to doctors, but people did not need hospitalization.</text:p>
      <text:p text:style-name="P4">
News Source: <text:a xlink:type="simple" xlink:href="https://www.ukrinform.ua/rubric-regions/3704416-vnaslidok-nicnoi-raketnoi-ataki-u-zaporizzi-poskodzeni-44-budinki.html" text:style-name="Internet_20_link" text:visited-style-name="Visited_20_Internet_20_Link">
https://www.ukrinform.ua/rubric-regions/3704416-vnaslidok-nicnoi-raketnoi-ataki-u-zaporizzi-poskodzeni-44-budinki.html</text:a>
</text:p>
      <!--NEWS-->
      <text:h text:style-name="P10" text:outline-level="1">
<text:span text:style-name="T4">
Drone attack on the Kremlin: The White House commented on the probability of provocation by the Russian Federation</text:span>
</text:h>
      <text:p text:style-name="P4">
Authors: Ukrinform (Person)</text:p>
      <text:p text:style-name="P4">
Publisher: Укринформ (Organization)</text:p>
      <text:p text:style-name="P4">
Published Time: 2023-05-03T-27:30:00+03:00</text:p>
      <text:p text:style-name="P4">
Modified Time: 2023-05-03T22:30:00+03:00</text:p>
      <text:p text:style-name="P4">
Description: In the situation with the blow of drones on the Kremlin, the United States prefer not to hurry with statements and wait for specific facts to become known. - Ukrinform.</text:p>
      <text:p text:style-name="P4">
Images: ["<text:a xlink:type="simple" xlink:href="https://static.ukrinform.com/photos/2022_09/thumb_files/630_360_1664390405-973.jpg" text:style-name="Internet_20_link" text:visited-style-name="Visited_20_Internet_20_Link">
630_360_16643...</text:a>
"]</text:p>
      <text:p text:style-name="P4">
Tags: ['Безпілотник', 'Кремль', 'США', 'Білий дім']</text:p>
      <text:p text:style-name="P4">
Type: Article</text:p>
      <!--METADATA-->
      <text:p text:style-name="P4">
<draw:frame draw:style-name="fr1" draw:name="Image39" text:anchor-type="as-char" svg:width="6.9236in" svg:height="3.956343in" draw:z-index="0">
<draw:image xlink:href="../Images/yкринформ/2023-05-03T-27-30-00-03-00/630_360_1664390405-973.jpg" xlink:type="simple" xlink:show="embed" xlink:actuate="onLoad" draw:mime-type="image/jpeg"/>
</draw:frame>
The Kremlin's driver of drones prefer not to hurry to rush to the US, while specific facts are known.</text:p>
      <text:p text:style-name="P4">
According to the Ukrinform correspondent, the White House spokeswoman Karinjan-Prier said this, answering the question of whether the UAVs could be in Centrimoskov's provocation of the Russians themselves.</text:p>
      <text:p text:style-name="P4">
"To talk too early ... about surgery under a fake flag. It is obvious that Russia has the history of such things, ”she said.</text:p>
      <text:p text:style-name="P4">
The White House representative emphasized that she would not want to speculate on this topic, as the United States now cannot confirm the authenticity of reports on the attack of Ukrainian drones on the Kremlin.</text:p>
      <text:p text:style-name="P4">
<text:span text:style-name="T4">
 Read also: </text:span>
 <text:a xlink:type="simple" xlink:href="https://www.ukrinform.ua/rubric-ato/3704385-ataka-na-kreml-abo-so-oznacaut-sodenni-udari-droniv-j-raket-na-zustricnih-kursah.html" text:style-name="Internet_20_link" text:visited-style-name="Visited_20_Internet_20_Link">
<text:span text:style-name="T4">
 Kremlin </text:span>
</text:a>
When asked whether Putin is considered a legitimate goal for Ukrainian military in Washington, Jean Prier said that the United States did not encourage Ukrainians to have such steps.</text:p>
      <text:p text:style-name="P4">
"From the beginning of this conflict, the United States, of course, does not encourage and fail to provide Ukraine with the ability to strike outside its borders," the US administration representative emphasized.</text:p>
      <text:p text:style-name="P4">
<text:span text:style-name="T4">
 Read also: </text:span>
 <text:a xlink:type="simple" xlink:href="https://www.ukrinform.ua/rubric-polytics/3704355-zelenskij-mi-niaki-mesedzi-putinu-vze-davno-ne-vidpravlaemo.html" text:style-name="Internet_20_link" text:visited-style-name="Visited_20_Internet_20_Link">
</text:a>
As it was reported, the press service of the President of Russia declared a reflection of the attempt by the drones of drones by <text:a xlink:type="simple" xlink:href="https://www.ukrinform.ua/tag-kreml" text:style-name="Internet_20_link" text:visited-style-name="Visited_20_Internet_20_Link">
</text:a>
. In Moscow, they regard the attempt to strike as "a planned terrorist action on the Tasks on the President of the Russian Federation on the eve of Victory Day" by Ukraine.</text:p>
      <text:p text:style-name="P4">
President <text:a xlink:type="simple" xlink:href="http://www.ukrinform.ua/rubric-polytics/3704318-zelenskij-pro-udar-bezpilotnikiv-po-kremlu-mi-ne-atakuvali-ani-putina-ani-moskvu.html" text:style-name="Internet_20_link" text:visited-style-name="Visited_20_Internet_20_Link">
</text:a>
Attacks on Putin's residence, calling this manipulation by the Russian leadership.</text:p>
      <text:p text:style-name="P4">
News Source: <text:a xlink:type="simple" xlink:href="https://www.ukrinform.ua/rubric-ato/3704415-ataka-droniv-na-kreml-u-bilomu-domi-zgadali-pro-operacii-pid-falsivim-praporom.html" text:style-name="Internet_20_link" text:visited-style-name="Visited_20_Internet_20_Link">
https://www.ukrinform.ua/rubric-ato/3704415-ataka-droniv-na-kreml-u-bilomu-domi-zgadali-pro-operacii-pid-falsivim-praporom.html</text:a>
</text:p>
      <!--NEWS-->
      <text:h text:style-name="P10" text:outline-level="1">
<text:span text:style-name="T4">
Agrarians buy distillery from the states to make modern enterprises - shurma</text:span>
</text:h>
      <text:p text:style-name="P4">
Authors: Ukrinform (Person)</text:p>
      <text:p text:style-name="P4">
Publisher: Укринформ (Organization)</text:p>
      <text:p text:style-name="P4">
Published Time: 2023-05-03T-29:29:33+03:00</text:p>
      <text:p text:style-name="P4">
Modified Time: 2023-05-03T22:29:33+03:00</text:p>
      <text:p text:style-name="P4">
Description: Distributions from states are most often purchased by agrarians in order to turn them into modern enterprises. - Ukrinform.</text:p>
      <text:p text:style-name="P4">
Images: ["<text:a xlink:type="simple" xlink:href="https://static.ukrinform.com/photos/2023_04/thumb_files/630_360_1681889366-329.jpg" text:style-name="Internet_20_link" text:visited-style-name="Visited_20_Internet_20_Link">
630_360_16818...</text:a>
"]</text:p>
      <text:p text:style-name="P4">
Tags: ['Гроші', 'Аграрії', 'Спиртзавод']</text:p>
      <text:p text:style-name="P4">
Type: Article</text:p>
      <!--METADATA-->
      <text:p text:style-name="P4">
<draw:frame draw:style-name="fr1" draw:name="Image40" text:anchor-type="as-char" svg:width="6.9236in" svg:height="3.956343in" draw:z-index="0">
<draw:image xlink:href="../Images/yкринформ/2023-05-03T-29-29-33-03-00/630_360_1681889366-329.jpg" xlink:type="simple" xlink:show="embed" xlink:actuate="onLoad" draw:mime-type="image/jpeg"/>
</draw:frame>
Distributions from states are most often purchased by agrarians in order to turn into modern enterprises.</text:p>
      <text:p text:style-name="P4">
The deputy head of the Presidential Office of Ukraine Rostislav Shurma said the Televahorfon Welvaraphone "The One News", Ukrinform reports.</text:p>
      <text:p text:style-name="P4">
“The distillery that are actually unprofitable and sometimes preserved in the last ten, and are now very demand for them. We see that the main demand creates agrarian. Not just to buy existing production, but to use production sites for new modern ethanol plants. This is a prime example of the re -profiling of the enterprise after the privatization of new jobs and new powerful enterprises, ”said Shurma.</text:p>
      <text:p text:style-name="P4">
<text:span text:style-name="T4">
 Read also: </text:span>
 <text:a xlink:type="simple" xlink:href="https://www.ukrinform.ua/rubric-economy/3697821-zmensenna-normativu-viplati-dividendiv-derzavi-dla-ukrnafti-e-logicnim-krokom-surma.html" text:style-name="Internet_20_link" text:visited-style-name="Visited_20_Internet_20_Link">
<text:span text:style-name="T4">
 Shurma </text:span>
</text:a>
According to him, speaking in general about the efficiency of state -owned enterprises, the private owner in 99% of cases will be more effective than the state owner.</text:p>
      <text:p text:style-name="P4">
The Deputy Head of the Presidential Office of Ukraine noted that when the privatization processes of large enterprises will take place, the states will be interested in the bestness of these investors, their intentions and plans. This is to keep the profile direction of activity to make investments in increasing production, new technologies and the productivity of the enterprise itself.</text:p>
      <text:p text:style-name="P4">
Schurma is confident that if privatization is organized transparently through open -eating, to make the right marketing, then you can get a fair price, so that the enterprises will really work and give work.</text:p>
      <text:p text:style-name="P4">
<text:span text:style-name="T4">
 Read also: </text:span>
 <text:a xlink:type="simple" xlink:href="https://www.ukrinform.ua/rubric-economy/3697784-reforma-lisovoi-galuzi-vze-zabezpecila-piv-milarda-griven-pributku-surma.html" text:style-name="Internet_20_link" text:visited-style-name="Visited_20_Internet_20_Link">
<text:span text:style-name="T4">
 Shurma </text:span>
</text:a>
As reported by Ukrinform, for the first quarter of 2023 the state budget received the privatization of UAH 902 million, which is the best indicator of the work of the State Property Fund for ten years, since on average for the corresponding period for a decade, privatization brought UAH 234 million.</text:p>
      <text:p text:style-name="P4">
News Source: <text:a xlink:type="simple" xlink:href="https://www.ukrinform.ua/rubric-economy/3704412-agrarii-kupuut-u-derzavi-spirtzavodi-sob-zrobiti-z-nih-sucasni-pidpriemstva-surma.html" text:style-name="Internet_20_link" text:visited-style-name="Visited_20_Internet_20_Link">
https://www.ukrinform.ua/rubric-economy/3704412-agrarii-kupuut-u-derzavi-spirtzavodi-sob-zrobiti-z-nih-sucasni-pidpriemstva-surma.html</text:a>
</text:p>
      <!--NEWS-->
      <text:h text:style-name="P10" text:outline-level="1">
<text:span text:style-name="T4">
Kondratyuk spoke for the development of relations with Israel</text:span>
</text:h>
      <text:p text:style-name="P4">
Authors: Ukrinform (Person)</text:p>
      <text:p text:style-name="P4">
Publisher: Укринформ (Organization)</text:p>
      <text:p text:style-name="P4">
Published Time: 2023-05-03T-31:17:38+03:00</text:p>
      <text:p text:style-name="P4">
Modified Time: 2023-05-03T22:17:38+03:00</text:p>
      <text:p text:style-name="P4">
Description: Ukraine should expand the range of partners and develop relations with Israel. - Ukrinform.</text:p>
      <text:p text:style-name="P4">
Images: ["<text:a xlink:type="simple" xlink:href="https://static.ukrinform.com/photos/2022_05/thumb_files/630_360_1652785404-401.jpg" text:style-name="Internet_20_link" text:visited-style-name="Visited_20_Internet_20_Link">
630_360_16527...</text:a>
"]</text:p>
      <text:p text:style-name="P4">
Tags: ['Ізраїль', 'Кондратюк', 'Єдині новини']</text:p>
      <text:p text:style-name="P4">
Type: Article</text:p>
      <!--METADATA-->
      <text:p text:style-name="P4">
<draw:frame draw:style-name="fr1" draw:name="Image41" text:anchor-type="as-char" svg:width="6.9236in" svg:height="3.956343in" draw:z-index="0">
<draw:image xlink:href="../Images/yкринформ/2023-05-03T-31-17-38-03-00/630_360_1652785404-401.jpg" xlink:type="simple" xlink:show="embed" xlink:actuate="onLoad" draw:mime-type="image/jpeg"/>
</draw:frame>
Ukraine is expanding the range of partners and developing relations with Israel.</text:p>
      <text:p text:style-name="P4">
Olena Kondratyuk, Deputy Chairman of the Verkhovna Rada, said this in the Eviritelvagraphon "The One News", commenting on a meeting with the Israeli Parliamentary Delegation, Ukrinform correspondent reports.</text:p>
      <text:p text:style-name="P4">
“European countries are in close contact with Ukraine, and during the full -scale war, we were not a single visit at different levels. We have such guns with our partners from the United States and Great Britain. But with Israel there were other things, no Ukrainian delegation was flooded by Israel during this time. On the part of Israel recently we had the first visit of foreign minister, ”Kondratyuk said.</text:p>
      <text:p text:style-name="P4">
<text:span text:style-name="T4">
 Read also: </text:span>
 <text:a xlink:type="simple" xlink:href="https://www.ukrinform.ua/rubric-polytics/3704205-deportacia-ukrainskih-ditej-do-rf-kondratuk-zaklikala-kneset-izrailu-uhvaliti-zaavu.html" text:style-name="Internet_20_link" text:visited-style-name="Visited_20_Internet_20_Link">
<text:span text:style-name="T4">
 Kondratyuk </text:span>
</text:a>
In her opinion, this is the wrong situation, because Israel is an important country in the Eastern region and plays a very important role in the world system.</text:p>
      <text:p text:style-name="P4">
"The voice of Israel is very important to us in the UN, where we want to consider the resolution we will prepare about the deportation and forced export of Ukrainian children to the Russian Federation," Kondratyuk stressed.</text:p>
      <text:p text:style-name="P4">
According to VisesPicker, Israel has its position on Ukraine and does not plan to supplement to Kiev weapons, but "that does not mean that we should not build a dialogue."</text:p>
      <text:p text:style-name="P4">
<text:span text:style-name="T4">
 Read also: </text:span>
 <text:a xlink:type="simple" xlink:href="https://www.ukrinform.ua/rubric-society/3703257-izrail-mae-veliceznij-potencial-dla-likuvanna-ukrainskih-zahisnikiv-kondratuk.html" text:style-name="Internet_20_link" text:visited-style-name="Visited_20_Internet_20_Link">
<text:span text:style-name="T4">
 Kondratyuk </text:span>
</text:a>
"Since Israel is a parliamentary country, it looked logical.</text:p>
      <text:p text:style-name="P4">
As it was reported, the parliamentary Ukrainian delegation headed by the deputy head of the Verkhovna Rada Elena Kondratyuk is in Israel. In particular, she meeting with colleagues from the Parliamentary Friendship Group Ukraine-Israel.</text:p>
      <text:p text:style-name="P4">
News Source: <text:a xlink:type="simple" xlink:href="https://www.ukrinform.ua/rubric-polytics/3704408-kondratuk-vislovilasa-za-rozvitok-vidnosin-z-izrailem.html" text:style-name="Internet_20_link" text:visited-style-name="Visited_20_Internet_20_Link">
https://www.ukrinform.ua/rubric-polytics/3704408-kondratuk-vislovilasa-za-rozvitok-vidnosin-z-izrailem.html</text:a>
</text:p>
      <!--NEWS-->
      <text:h text:style-name="P10" text:outline-level="1">
<text:span text:style-name="T4">
Ukraine's junior team will perform at the French stage of European Cup with Judo</text:span>
</text:h>
      <text:p text:style-name="P4">
Authors: Ukrinform (Person)</text:p>
      <text:p text:style-name="P4">
Publisher: Укринформ (Organization)</text:p>
      <text:p text:style-name="P4">
Published Time: 2023-05-03T-33:13:00+03:00</text:p>
      <text:p text:style-name="P4">
Modified Time: 2023-05-03T22:13:00+03:00</text:p>
      <text:p text:style-name="P4">
Description: In the capital of the Summer Olympiad-2024 Paris (France) on May 6-7 will take place another stage of the European Cup with judo among juniors. - Ukrinform.</text:p>
      <text:p text:style-name="P4">
Images: ["<text:a xlink:type="simple" xlink:href="https://static.ukrinform.com/photos/2023_05/thumb_files/630_360_1683026580-552.jpg" text:style-name="Internet_20_link" text:visited-style-name="Visited_20_Internet_20_Link">
630_360_16830...</text:a>
"]</text:p>
      <text:p text:style-name="P4">
Tags: ['Дзюдо']</text:p>
      <text:p text:style-name="P4">
Type: Article</text:p>
      <!--METADATA-->
      <text:p text:style-name="P4">
<draw:frame draw:style-name="fr1" draw:name="Image42" text:anchor-type="as-char" svg:width="6.9236in" svg:height="3.956343in" draw:z-index="0">
<draw:image xlink:href="../Images/yкринформ/2023-05-03T-33-13-00-03-00/630_360_1683026580-552.jpg" xlink:type="simple" xlink:show="embed" xlink:actuate="onLoad" draw:mime-type="image/jpeg"/>
</draw:frame>
In the capital of the Olympics-2024 Paris(France)On May 6-7, the next stage of Cubkayevrop with judo among juniors will take place.</text:p>
      <text:p text:style-name="P4">
As the official informs <text:a xlink:type="simple" xlink:href="https://www.ijf.org/competition/2483" text:style-name="Internet_20_link" text:visited-style-name="Visited_20_Internet_20_Link">
</text:a>
International Federation of Judo(IJF), 377 athletes from 22 countries will perform at the tournament, Ukrinform reports.</text:p>
      <text:p text:style-name="P4">
The national team of Ukraine will represent five judoists: Yevgeny Porochenko of Skiivshchyna region(weight category up to 66 kg)Khmelnichan Vsevolod Klimov(90 kg), Oleksandr Tohtamysh, Kiev(81 kg), Yaroslav Yezhov(Offensive - 90 kg)and Fediriaroshenko(More than 100 kg).</text:p>
      <text:p text:style-name="P4">
Турнір у французькій столиці пройде без участі представників росії табілорусі.</text:p>
      <text:p text:style-name="P4">
<text:span text:style-name="T4">
Читайте також:</text:span>
 <text:a xlink:type="simple" xlink:href="https://www.ukrinform.ua/rubric-other_news/3702786-ukraina-bojkotuvatime-cempionat-svitu-z-dzudo-cerez-dopusk-atletiv-rosii-ta-bilorusi.html" text:style-name="Internet_20_link" text:visited-style-name="Visited_20_Internet_20_Link">
 <text:span text:style-name="T4">
дзюдо</text:span>
 </text:a>
The final stages of the European Cup among juniors will take place on May 13-14 in Kaunas(Lithuania)and May 20-21 in Malase(Spain).</text:p>
      <text:p text:style-name="P4">
Фото: ukrainejudo.com.</text:p>
      <text:p text:style-name="P4">
News Source: <text:a xlink:type="simple" xlink:href="https://www.ukrinform.ua/rubric-sports/3703643-uniorska-zbirna-ukraini-vistupit-na-francuzkomu-etapi-kubka-evropi-z-dzudo.html" text:style-name="Internet_20_link" text:visited-style-name="Visited_20_Internet_20_Link">
https://www.ukrinform.ua/rubric-sports/3703643-uniorska-zbirna-ukraini-vistupit-na-francuzkomu-etapi-kubka-evropi-z-dzudo.html</text:a>
</text:p>
      <!--NEWS-->
      <text:h text:style-name="P10" text:outline-level="1">
<text:span text:style-name="T4">
Ukraine's junior team will perform at the French stage of European Cup with Judo</text:span>
</text:h>
      <text:p text:style-name="P4">
Authors: Ukrinform (Person)</text:p>
      <text:p text:style-name="P4">
Publisher: Укринформ (Organization)</text:p>
      <text:p text:style-name="P4">
Published Time: 2023-05-03T-33:13:00+03:00</text:p>
      <text:p text:style-name="P4">
Modified Time: 2023-05-03T22:13:00+03:00</text:p>
      <text:p text:style-name="P4">
Description: In the capital of the Summer Olympiad-2024 Paris (France) on May 6-7 will take place another stage of the European Cup with judo among juniors. - Ukrinform.</text:p>
      <text:p text:style-name="P4">
Images: ["<text:a xlink:type="simple" xlink:href="https://static.ukrinform.com/photos/2023_05/thumb_files/630_360_1683026580-552.jpg" text:style-name="Internet_20_link" text:visited-style-name="Visited_20_Internet_20_Link">
630_360_16830...</text:a>
"]</text:p>
      <text:p text:style-name="P4">
Tags: ['Дзюдо']</text:p>
      <text:p text:style-name="P4">
Type: Article</text:p>
      <!--METADATA-->
      <text:p text:style-name="P4">
<draw:frame draw:style-name="fr1" draw:name="Image43" text:anchor-type="as-char" svg:width="6.9236in" svg:height="3.956343in" draw:z-index="0">
<draw:image xlink:href="../Images/yкринформ/2023-05-03T-33-13-00-03-00/630_360_1683026580-552.jpg" xlink:type="simple" xlink:show="embed" xlink:actuate="onLoad" draw:mime-type="image/jpeg"/>
</draw:frame>
In the capital of the Olympics-2024 Paris(France)On May 6-7, the next stage of Cubkayevrop with judo among juniors will take place.</text:p>
      <text:p text:style-name="P4">
As the official informs <text:a xlink:type="simple" xlink:href="https://www.ijf.org/competition/2483" text:style-name="Internet_20_link" text:visited-style-name="Visited_20_Internet_20_Link">
</text:a>
International Federation of Judo(IJF), 377 athletes from 22 countries will perform at the tournament, Ukrinform reports.</text:p>
      <text:p text:style-name="P4">
The national team of Ukraine will represent five judoists: Yevgeny Porochenko of Skiivshchyna region(weight category up to 66 kg)Khmelnichan Vsevolod Klimov(90 kg), Oleksandr Tohtamysh, Kiev(81 kg), Yaroslav Yezhov(Offensive - 90 kg)and Fediriaroshenko(More than 100 kg).</text:p>
      <text:p text:style-name="P4">
Турнір у французькій столиці пройде без участі представників росії табілорусі.</text:p>
      <text:p text:style-name="P4">
<text:span text:style-name="T4">
Читайте також:</text:span>
 <text:a xlink:type="simple" xlink:href="https://www.ukrinform.ua/rubric-other_news/3702786-ukraina-bojkotuvatime-cempionat-svitu-z-dzudo-cerez-dopusk-atletiv-rosii-ta-bilorusi.html" text:style-name="Internet_20_link" text:visited-style-name="Visited_20_Internet_20_Link">
 <text:span text:style-name="T4">
дзюдо</text:span>
 </text:a>
The final stages of the European Cup among juniors will take place on May 13-14 in Kaunas(Lithuania)and May 20-21 in Malase(Spain).</text:p>
      <text:p text:style-name="P4">
Фото: ukrainejudo.com.</text:p>
      <text:p text:style-name="P4">
News Source: <text:a xlink:type="simple" xlink:href="https://www.ukrinform.ua/rubric-sports/3703643-uniorska-zbirna-ukraini-vistupit-na-francuzkomu-etapi-kubka-evropi-z-dzudo.html" text:style-name="Internet_20_link" text:visited-style-name="Visited_20_Internet_20_Link">
https://www.ukrinform.ua/rubric-sports/3703643-uniorska-zbirna-ukraini-vistupit-na-francuzkomu-etapi-kubka-evropi-z-dzudo.html</text:a>
</text:p>
      <!--NEWS-->
      <text:h text:style-name="P10" text:outline-level="1">
<text:span text:style-name="T4">
Zelensky thanked the US for a new defense package</text:span>
</text:h>
      <text:p text:style-name="P4">
Authors: Ukrinform (Person)</text:p>
      <text:p text:style-name="P4">
Publisher: Укринформ (Organization)</text:p>
      <text:p text:style-name="P4">
Published Time: 2023-05-03T-35:11:00+03:00</text:p>
      <text:p text:style-name="P4">
Modified Time: 2023-05-03T22:11:00+03:00</text:p>
      <text:p text:style-name="P4">
Description: Volodymyr Zelensky thanked the United States for the new tranche of Ukraine in the field of security and defense, which will include mainly ammunition and other weapons that the Armed Forces need. - Ukrinform.</text:p>
      <text:p text:style-name="P4">
Images: ["<text:a xlink:type="simple" xlink:href="https://static.ukrinform.com/photos/2023_03/thumb_files/630_360_1677855839-566.jpg" text:style-name="Internet_20_link" text:visited-style-name="Visited_20_Internet_20_Link">
630_360_16778...</text:a>
"]</text:p>
      <text:p text:style-name="P4">
Tags: ['США', 'Зброя', 'допомога', 'Зеленський', 'Війна з росією']</text:p>
      <text:p text:style-name="P4">
Type: Article</text:p>
      <!--METADATA-->
      <text:p text:style-name="P4">
<draw:frame draw:style-name="fr1" draw:name="Image44" text:anchor-type="as-char" svg:width="6.9236in" svg:height="3.956343in" draw:z-index="0">
<draw:image xlink:href="../Images/yкринформ/2023-05-03T-35-11-00-03-00/630_360_1677855839-566.jpg" xlink:type="simple" xlink:show="embed" xlink:actuate="onLoad" draw:mime-type="image/jpeg"/>
</draw:frame>
Volodymyrzelensky thanked the United States for the new tranche to Ukraine's security in the field of Jobon's security, which will include mainly ammunition and other weapons that the Armed Forces.</text:p>
      <text:p text:style-name="P4">
Zelensky wrote about it in <text:a xlink:type="simple" xlink:href="http://twitter.com/ZelenskyyUa/status/1653835567258386432" text:style-name="Internet_20_link" text:visited-style-name="Visited_20_Internet_20_Link">
</text:a>
transmits Ukrinform.</text:p>
      <text:p text:style-name="P4">
"The new US security package is bringing our victory!Thank you President Joe Biden for leadership and vision, and thank you to the entire American people that these 434 days you stood with Ukraine in solidarity in solidarity our shared values," the President said.</text:p>
      <text:p text:style-name="Quotations">

<text:p text:style-name="P4">
New 🇺🇲 Security Package is bringing our victory!Thank you <text:a xlink:type="simple" xlink:href="https://twitter.com/POTUS" text:style-name="Internet_20_link" text:visited-style-name="Visited_20_Internet_20_Link">
&gt;
</text:a>
For your leadership and&gt;
 vision and thank you to the people for the fact that these 434 days you stood with 🇺🇦&gt;
 in solidarity and defended our common values. Our friendship and trust&gt;
 stronger than ever. &gt;
&gt;
-Volodymyr Zelenskyy(@ZelenskyyUa) <text:a xlink:type="simple" xlink:href="https://twitter.com/ZelenskyyUa/status/1653835567258386432" text:style-name="Internet_20_link" text:visited-style-name="Visited_20_Internet_20_Link">
&gt;
 </text:a>
Zelensky expressed his belief that friendship and trust between Ukraine and the US are more contagious than ever.</text:p>

</text:p>
      <text:p text:style-name="P4">
According to Ukrinform, the United States provides a new tranche of assistance to Ukraine in the security sphere and <text:a xlink:type="simple" xlink:href="https://www.ukrinform.ua/tag-oborona" text:style-name="Internet_20_link" text:visited-style-name="Visited_20_Internet_20_Link">
</text:a>
that will include the ammunition and other weapons that the Armed Forces need.</text:p>
      <text:p text:style-name="P4">
<text:span text:style-name="T4">
 Read also: </text:span>
 <text:a xlink:type="simple" xlink:href="https://www.ukrinform.ua/rubric-ato/3704403-pentagon-rozkriv-vmist-novogo-paketa-dopomogi-dla-ukraini.html" text:style-name="Internet_20_link" text:visited-style-name="Visited_20_Internet_20_Link">
<text:span text:style-name="T4">
 Pentagon </text:span>
</text:a>
The new package, in particular, provides more ammunition for HIMARS systems, additional shells for howitzers, artillery and mortars, as well as anti -tank.</text:p>
      <text:p text:style-name="P4">
This is already the 37th Package of Defense Assistance to Ukraine, allocated within(presidential drawdown)which provides for immediate supply of weapons directly from the available funds of the US Department of Defense.  <text:span text:style-name="T5">
Foto: op</text:span>
</text:p>
      <text:p text:style-name="P4">
News Source: <text:a xlink:type="simple" xlink:href="https://www.ukrinform.ua/rubric-ato/3704409-zelenskij-podakuvav-ssa-za-novij-paket-oboronnoi-dopomogi.html" text:style-name="Internet_20_link" text:visited-style-name="Visited_20_Internet_20_Link">
https://www.ukrinform.ua/rubric-ato/3704409-zelenskij-podakuvav-ssa-za-novij-paket-oboronnoi-dopomogi.html</text:a>
</text:p>
      <!--NEWS-->
      <text:h text:style-name="P10" text:outline-level="1">
<text:span text:style-name="T4">
Zelensky thanked the US for a new defense package</text:span>
</text:h>
      <text:p text:style-name="P4">
Authors: Ukrinform (Person)</text:p>
      <text:p text:style-name="P4">
Publisher: Укринформ (Organization)</text:p>
      <text:p text:style-name="P4">
Published Time: 2023-05-03T-35:11:00+03:00</text:p>
      <text:p text:style-name="P4">
Modified Time: 2023-05-03T22:11:00+03:00</text:p>
      <text:p text:style-name="P4">
Description: Volodymyr Zelensky thanked the United States for the new tranche of Ukraine in the field of security and defense, which will include mainly ammunition and other weapons that the Armed Forces need. - Ukrinform.</text:p>
      <text:p text:style-name="P4">
Images: ["<text:a xlink:type="simple" xlink:href="https://static.ukrinform.com/photos/2023_03/thumb_files/630_360_1677855839-566.jpg" text:style-name="Internet_20_link" text:visited-style-name="Visited_20_Internet_20_Link">
630_360_16778...</text:a>
"]</text:p>
      <text:p text:style-name="P4">
Tags: ['США', 'Зброя', 'допомога', 'Зеленський', 'Війна з росією']</text:p>
      <text:p text:style-name="P4">
Type: Article</text:p>
      <!--METADATA-->
      <text:p text:style-name="P4">
<draw:frame draw:style-name="fr1" draw:name="Image45" text:anchor-type="as-char" svg:width="6.9236in" svg:height="3.956343in" draw:z-index="0">
<draw:image xlink:href="../Images/yкринформ/2023-05-03T-35-11-00-03-00/630_360_1677855839-566.jpg" xlink:type="simple" xlink:show="embed" xlink:actuate="onLoad" draw:mime-type="image/jpeg"/>
</draw:frame>
Volodymyrzelensky thanked the United States for the new tranche to Ukraine's security in the field of Jobon's security, which will include mainly ammunition and other weapons that the Armed Forces.</text:p>
      <text:p text:style-name="P4">
Zelensky wrote about it in <text:a xlink:type="simple" xlink:href="http://twitter.com/ZelenskyyUa/status/1653835567258386432" text:style-name="Internet_20_link" text:visited-style-name="Visited_20_Internet_20_Link">
</text:a>
transmits Ukrinform.</text:p>
      <text:p text:style-name="P4">
"The new US security package is bringing our victory!Thank you President Joe Biden for leadership and vision, and thank you to the entire American people that these 434 days you stood with Ukraine in solidarity in solidarity our shared values," the President said.</text:p>
      <text:p text:style-name="Quotations">

<text:p text:style-name="P4">
New 🇺🇲 Security Package is bringing our victory!Thank you <text:a xlink:type="simple" xlink:href="https://twitter.com/POTUS" text:style-name="Internet_20_link" text:visited-style-name="Visited_20_Internet_20_Link">
&gt;
</text:a>
For your leadership and&gt;
 vision and thank you to the people for the fact that these 434 days you stood with 🇺🇦&gt;
 in solidarity and defended our common values. Our friendship and trust&gt;
 stronger than ever. &gt;
&gt;
-Volodymyr Zelenskyy(@ZelenskyyUa) <text:a xlink:type="simple" xlink:href="https://twitter.com/ZelenskyyUa/status/1653835567258386432" text:style-name="Internet_20_link" text:visited-style-name="Visited_20_Internet_20_Link">
&gt;
 </text:a>
Zelensky expressed his belief that friendship and trust between Ukraine and the US are more contagious than ever.</text:p>

</text:p>
      <text:p text:style-name="P4">
According to Ukrinform, the United States provides a new tranche of assistance to Ukraine in the security sphere and <text:a xlink:type="simple" xlink:href="https://www.ukrinform.ua/tag-oborona" text:style-name="Internet_20_link" text:visited-style-name="Visited_20_Internet_20_Link">
</text:a>
that will include the ammunition and other weapons that the Armed Forces need.</text:p>
      <text:p text:style-name="P4">
<text:span text:style-name="T4">
 Read also: </text:span>
 <text:a xlink:type="simple" xlink:href="https://www.ukrinform.ua/rubric-ato/3704403-pentagon-rozkriv-vmist-novogo-paketa-dopomogi-dla-ukraini.html" text:style-name="Internet_20_link" text:visited-style-name="Visited_20_Internet_20_Link">
<text:span text:style-name="T4">
 Pentagon </text:span>
</text:a>
The new package, in particular, provides more ammunition for HIMARS systems, additional shells for howitzers, artillery and mortars, as well as anti -tank.</text:p>
      <text:p text:style-name="P4">
This is already the 37th Package of Defense Assistance to Ukraine, allocated within(presidential drawdown)which provides for immediate supply of weapons directly from the available funds of the US Department of Defense.  <text:span text:style-name="T5">
Foto: op</text:span>
</text:p>
      <text:p text:style-name="P4">
News Source: <text:a xlink:type="simple" xlink:href="https://www.ukrinform.ua/rubric-ato/3704409-zelenskij-podakuvav-ssa-za-novij-paket-oboronnoi-dopomogi.html" text:style-name="Internet_20_link" text:visited-style-name="Visited_20_Internet_20_Link">
https://www.ukrinform.ua/rubric-ato/3704409-zelenskij-podakuvav-ssa-za-novij-paket-oboronnoi-dopomogi.html</text:a>
</text:p>
      <!--NEWS-->
      <text:h text:style-name="P10" text:outline-level="1">
<text:span text:style-name="T4">
In Ukraine tomorrow will rain in the western and northern regions, in the afternoon up to 20 °</text:span>
</text:h>
      <text:p text:style-name="P4">
Authors: Ukrinform (Person)</text:p>
      <text:p text:style-name="P4">
Publisher: Укринформ (Organization)</text:p>
      <text:p text:style-name="P4">
Published Time: 2023-05-03T-37:03:00+03:00</text:p>
      <text:p text:style-name="P4">
Modified Time: 2023-05-03T22:03:00+03:00</text:p>
      <text:p text:style-name="P4">
Description: In Ukraine, on Thursday, precipitation is expected only in the western, northern and Odessa regions, at night 4-9 ° warm, in the daytime in the western and northern regions 12-17 °, in the rest of the territory up to 20 °. - Ukrinform.</text:p>
      <text:p text:style-name="P4">
Images: ["<text:a xlink:type="simple" xlink:href="https://static.ukrinform.com/photos/2021_12/thumb_files/630_360_1638962344-668.jpg" text:style-name="Internet_20_link" text:visited-style-name="Visited_20_Internet_20_Link">
630_360_16389...</text:a>
"]</text:p>
      <text:p text:style-name="P4">
Tags: ['Дощ', 'Погода', 'Прогноз']</text:p>
      <text:p text:style-name="P4">
Type: Article</text:p>
      <!--METADATA-->
      <text:p text:style-name="P4">
<draw:frame draw:style-name="fr1" draw:name="Image46" text:anchor-type="as-char" svg:width="6.9236in" svg:height="3.956343in" draw:z-index="0">
<draw:image xlink:href="../Images/yкринформ/2023-05-03T-37-03-00-03-00/630_360_1638962344-668.jpg" xlink:type="simple" xlink:show="embed" xlink:actuate="onLoad" draw:mime-type="image/jpeg"/>
</draw:frame>
In Ukraine in Thursday, precipitation is expected only in the western, northern and Odessa regions, at night 4-9 ° warm, in the daytime in the western and northern regions 12-17 °, in the rest of theititentia up to 20 °.</text:p>
      <text:p text:style-name="P4">
Ukrinform was reported at the Ukrainian Hydrometeorological Center.</text:p>
      <text:p text:style-name="P4">
"In the western, northern and Odessa regions, a small short -lived places <text:a xlink:type="simple" xlink:href="https://www.ukrinform.ua/tag-dos" text:style-name="Internet_20_link" text:visited-style-name="Visited_20_Internet_20_Link">
</text:a>
; in the rest of the territory without precipitation. Wind, southwestern(In the western regions northeast), 5-10m/C. temperature at night 4-9 ° heat; In the afternoon in the western(In addition to Transcarpathian)Tapical regions 12-17 °, in the rest of the territory 15-20 °, in the east of the country up to 23 ° ",-the message reads.</text:p>
      <text:p text:style-name="P4">
In Kyiv and the region on May 4, a little short -term rain will be placed in places. The wind is southwestern 5-10 m/s. In the capital, the temperature at night is 7-9 °, in the afternoon 15-17 °, in the Kyiv region at night 4-9 °, in the afternoon 12-17 °.</text:p>
      <text:p text:style-name="P4">
According to the forecast, in Ukraine, May 5-6, precipitation is not expected, only in the afternoon on 5ths in the northern, central regions, the Carpathians and Kharkiv region there will be small rains, thunderstorms. Wind on May 5 variable directions, 3-8 m/s, 6th North, 7-12 m/s.</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thunderstorms </text:span>
</text:a>
The temperature on May 5 in the western and northern regions at night 4-9 °, in the afternoon11-16 °, in the rest of the territory at night 7-12 °, in the afternoon 15-20 °, in the southeast of Ukraine up to 24 °; May 6 in the southern and most eastern regions at night 7-12 °, in the afternoon 14-19 °, in the rest of the territory at night 1-6 ° heat, on the soil surface, most of the northern and northwestern regions and in the air of frost 0-5 °, In the afternoon 8-13 ° heat, in Transcarpathia 16-21 °.</text:p>
      <text:p text:style-name="P4">
In Kiev and the region, precipitation is not forecast, only in the afternoon on May 5 locally rains, thunderstorms. Wind on May 5 variable directions, 3-8 m/s, May 6, 7-12 m/s. In the capital, the temperature of May 5 at night 7-9 °, in the afternoon about 15 °, May 6 at night 3-5 ° heat, in the afternoon 10-12 °; in Kyiv region on May 5 at night 4-9 °, in the afternoon 11-16 °; May 6 at night 1-6 ° heat, on the surface of the frost 0-3 °, the temperature in the afternoon 8-13 ° heat.</text:p>
      <text:p text:style-name="P4">
The weather forecaster is not predicted on May 7-8 in Ukraine, only in the Carpathian regional rains, on May 7 in the Carpathians wet snow. Temperature at night 1-7 ° warm, on the soil surface of frost 0-3 °(on the coast of the seas of 5-10 ° heat); in the afternoon 8-14 ° heat, in Transcarpathia, May 8 in places and in the Carpathian region up to 18 °; Carpathian highlands at night 0-5 ° frost, in the afternoon 1-7 ° heat.</text:p>
      <text:p text:style-name="P4">
News Source: <text:a xlink:type="simple" xlink:href="https://www.ukrinform.ua/rubric-regions/3704156-v-ukraini-zavtra-dositime-u-zahidnih-i-pivnicnih-oblastah-vden-do-20.html" text:style-name="Internet_20_link" text:visited-style-name="Visited_20_Internet_20_Link">
https://www.ukrinform.ua/rubric-regions/3704156-v-ukraini-zavtra-dositime-u-zahidnih-i-pivnicnih-oblastah-vden-do-20.html</text:a>
</text:p>
      <!--NEWS-->
      <text:h text:style-name="P10" text:outline-level="1">
<text:span text:style-name="T4">
At Kupiansk direction Russian army shelled Krasne Pershe, Fyholivka, Novomlynsk, Lyman Pershy...</text:span>
</text:h>
      <text:p text:style-name="P4">
Authors: liveuamap (Language: en)</text:p>
      <text:p text:style-name="P4">
Time: 2023-05-03T-3:13:00</text:p>
      <text:p text:style-name="P4">
Location: Donetsk (Latitude:48.75517 Longtitude:38.23483)</text:p>
      <text:p text:style-name="P4">
Videos: []</text:p>
      <text:p text:style-name="P4">
Images: []</text:p>
      <text:p text:style-name="P4">
Tags: ["Russia"]</text:p>
      <text:p text:style-name="P4">
Id: 22560151</text:p>
      <!--METADATA-->
      <text:p text:style-name="P4">
At Kupiansk direction Russian army shelled Krasne Pershe, Fyholivka,Novomlynsk, Lyman Pershyy, Kupyansk, Kyslivka, Krokhmalne and Berestove ofKharkiv region, - General Staff of Armed Forces of Ukraine says in the morningreport</text:p>
      <text:p text:style-name="P4">
News Collection Link: <text:a xlink:type="simple" xlink:href="https://liveuamap.com/en/2023/3-may-at-kupiansk-direction-russian-army-shelled-krasne-pershe" text:style-name="Internet_20_link" text:visited-style-name="Visited_20_Internet_20_Link">
https://liveuamap.com/en/2023/3-may-at-kupiansk-direction-russian-army-shelled-krasne-pershe</text:a>
</text:p>
      <text:p text:style-name="P4">
News Source: <text:a xlink:type="simple" xlink:href="https://t.me/lumsrc/4669" text:style-name="Internet_20_link" text:visited-style-name="Visited_20_Internet_20_Link">
https://t.me/lumsrc/4669</text:a>
</text:p>
      <!--NEWS-->
      <text:h text:style-name="P10" text:outline-level="1">
<text:span text:style-name="T4">
Pentagon revealed the content of a new help pack for Ukraine</text:span>
</text:h>
      <text:p text:style-name="P4">
Authors: Ukrinform (Person)</text:p>
      <text:p text:style-name="P4">
Publisher: Укринформ (Organization)</text:p>
      <text:p text:style-name="P4">
Published Time: 2023-05-03T-40:59:00+03:00</text:p>
      <text:p text:style-name="P4">
Modified Time: 2023-05-03T21:59:00+03:00</text:p>
      <text:p text:style-name="P4">
Description: Ukraine will receive in a new US defense package from the US missile to HIMARS, howitzers of 155 mm caliber, shells, anti -tank systems, aviation missiles, trucks and other equipment.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Україна', 'Війна з росією']</text:p>
      <text:p text:style-name="P4">
Type: Article</text:p>
      <!--METADATA-->
      <text:p text:style-name="P4">
<draw:frame draw:style-name="fr1" draw:name="Image47" text:anchor-type="as-char" svg:width="6.9236in" svg:height="3.956343in" draw:z-index="0">
<draw:image xlink:href="../Images/yкринформ/2023-05-03T-40-59-00-03-00/630_360_1588051291-728.jpg" xlink:type="simple" xlink:show="embed" xlink:actuate="onLoad" draw:mime-type="image/jpeg"/>
</draw:frame>
Ukraine will hold in a new US defense assistance package to HIMARS, Haubitsykikibru 155 mm, shells, anti -tank systems, aviation missiles, trucks and other equipment.</text:p>
      <text:p text:style-name="P4">
This is stated in <text:a xlink:type="simple" xlink:href="https://www.defense.gov/News/Releases/Release/Article/3383288/biden-administration-announces-additional-security-assistance-for-ukraine/" text:style-name="Internet_20_link" text:visited-style-name="Visited_20_Internet_20_Link">
</text:a>
, reports Ukrinform.</text:p>
      <text:p text:style-name="P4">
"Today, the US Department of Defense has announced the allocation of additional assistance to meet the critical needs of Ukraine in the field of security and defense," the message is called.</text:p>
      <text:p text:style-name="P4">
<text:span text:style-name="T4">
 Read also: </text:span>
 <text:a xlink:type="simple" xlink:href="https://www.ukrinform.ua/rubric-ato/3704148-evrokomisia-uhvalila-akt-z-pidtrimki-virobnictva-boepripasiv-dla-ukraini.html" text:style-name="Internet_20_link" text:visited-style-name="Visited_20_Internet_20_Link">
</text:a>
It is noted that the new package includes missiles for HIMARS systems; 155 mm howitzers and artillery shells for them; mortar shells 120 mm, 81 mm and 60 mm. In addition, Ukraine will be sent to Ukraine; AT-4 anti-tank weapons and Carl Gustaf; Hydra-70 aviation missiles.</text:p>
      <text:p text:style-name="P4">
Additionally the Ukrainian military will receive small arms and ammunition; ammunition elimination of obstacles; trucks and trailers for transportation of heavy equipment, as well as equipment and spare parts for maintenance and repair of transport.</text:p>
      <text:p text:style-name="P4">
<text:span text:style-name="T4">
 Read also: </text:span>
 <text:a xlink:type="simple" xlink:href="https://www.ukrinform.ua/rubric-polytics/3703906-zelenskij-kaze-so-dovidavsa-pro-zliv-taemnih-materialiv-u-ssa-z-novin-wp.html" text:style-name="Internet_20_link" text:visited-style-name="Visited_20_Internet_20_Link">
</text:a>
"The United States will continue to work with their allies and partners to secure Ukraine to meet its direct needs of Napoli Battle and long-term security needs," the US defense.</text:p>
      <text:p text:style-name="P4">
At the same time in <text:a xlink:type="simple" xlink:href="https://www.state.gov/additional-u-s-security-assistance-for-ukraine-3/" text:style-name="Internet_20_link" text:visited-style-name="Visited_20_Internet_20_Link">
</text:a>
It was informed that the cost of a new military aid package reaches $ 300 million.</text:p>
      <text:p text:style-name="P4">
As reported by Ukrinform, on Wednesday the White House <text:a xlink:type="simple" xlink:href="https://www.ukrinform.ua/rubric-ato/3704373-ssa-ogolosili-pro-novij-paket-oboronnoi-dopomogi-ukraini.html" text:style-name="Internet_20_link" text:visited-style-name="Visited_20_Internet_20_Link">
</text:a>
And in the form of a presidential package, which allows you to deliver the necessary support immediately and direction of the Pentagon.</text:p>
      <text:p text:style-name="P4">
News Source: <text:a xlink:type="simple" xlink:href="https://www.ukrinform.ua/rubric-ato/3704403-pentagon-rozkriv-vmist-novogo-paketa-dopomogi-dla-ukraini.html" text:style-name="Internet_20_link" text:visited-style-name="Visited_20_Internet_20_Link">
https://www.ukrinform.ua/rubric-ato/3704403-pentagon-rozkriv-vmist-novogo-paketa-dopomogi-dla-ukraini.html</text:a>
</text:p>
      <!--NEWS-->
      <text:h text:style-name="P10" text:outline-level="1">
<text:span text:style-name="T4">
In the Kyiv region, systematic testing will be conducted</text:span>
</text:h>
      <text:p text:style-name="P4">
Authors: Ukrinform (Person)</text:p>
      <text:p text:style-name="P4">
Publisher: Укринформ (Organization)</text:p>
      <text:p text:style-name="P4">
Published Time: 2023-05-03T-42:57:50+03:00</text:p>
      <text:p text:style-name="P4">
Modified Time: 2023-05-03T21:57:50+03:00</text:p>
      <text:p text:style-name="P4">
Description: In the Kiev region, on Thursday, May 4, a control technical check of system alert will be conducted.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Київщина', 'Сирена', 'Ізраїльські системи раннього оповіщення']</text:p>
      <text:p text:style-name="P4">
Type: Article</text:p>
      <!--METADATA-->
      <text:p text:style-name="P4">
<draw:frame draw:style-name="fr1" draw:name="Image48" text:anchor-type="as-char" svg:width="6.9236in" svg:height="3.956343in" draw:z-index="0">
<draw:image xlink:href="../Images/yкринформ/2023-05-03T-42-57-50-03-00/630_360_1677573461-244.jpg" xlink:type="simple" xlink:show="embed" xlink:actuate="onLoad" draw:mime-type="image/jpeg"/>
</draw:frame>
On Thursday, May 4, the UKIiv region will conduct a control technical check of a system alert.</text:p>
      <text:p text:style-name="P4">
According to Ukrinform, the head of Makariv district of Kyiv region reports Tokar in <text:a xlink:type="simple" xlink:href="https://t.me/vadimtokar/8146" text:style-name="Internet_20_link" text:visited-style-name="Visited_20_Internet_20_Link">
</text:a>
.</text:p>
      <text:p text:style-name="P4">
"WARNING!System alert testing will be tested in the Kyiv region. The control of the operation of existing electromechanical sirens will be carried out on May 4. The purpose is to test the software of the territorial automated system of centralized alert, ”he wrote.</text:p>
      <text:p text:style-name="P4">
<text:span text:style-name="T4">
 Read also: </text:span>
 <text:a xlink:type="simple" xlink:href="https://www.ukrinform.ua/rubric-kyiv/3703572-izrailski-sistemi-rannogo-opovisenna-uze-testuut-u-kievi.html" text:style-name="Internet_20_link" text:visited-style-name="Visited_20_Internet_20_Link">
<text:span text:style-name="T4">
 noticed </text:span>
</text:a>
According to him, several inclusions of sound sirens are planned throughout the day. He asks for citizens to keep calm and do not forget to check on the official sources information about availability of air alarm.</text:p>
      <text:p text:style-name="P4">
According to Ukrinform, on Monday, May 1, the systemic alert test was also planned in Kyiv region.</text:p>
      <text:p text:style-name="P4">
Photo: Getty Images</text:p>
      <text:p text:style-name="P4">
News Source: <text:a xlink:type="simple" xlink:href="https://www.ukrinform.ua/rubric-regions/3704402-na-kiivsini-provedut-kontrolne-testuvanna-sistemnogo-opovisenna.html" text:style-name="Internet_20_link" text:visited-style-name="Visited_20_Internet_20_Link">
https://www.ukrinform.ua/rubric-regions/3704402-na-kiivsini-provedut-kontrolne-testuvanna-sistemnogo-opovisenna.html</text:a>
</text:p>
      <!--NEWS-->
      <text:h text:style-name="P10" text:outline-level="1">
<text:span text:style-name="T4">
Zelensky has negotiated with the premieres of Sweden, Denmark, Iceland and Finland</text:span>
</text:h>
      <text:p text:style-name="P4">
Authors: Ukrinform (Person)</text:p>
      <text:p text:style-name="P4">
Publisher: Укринформ (Organization)</text:p>
      <text:p text:style-name="P4">
Published Time: 2023-05-03T-44:56:00+03:00</text:p>
      <text:p text:style-name="P4">
Modified Time: 2023-05-03T21:56:00+03:00</text:p>
      <text:p text:style-name="P4">
Description: The President of Ukraine, as part of the Northern Europe Summit in Helsinki, has held bilateral negotiations with the heads of Government of Sweden, Denmark, Iceland and Finland. - Ukrinform.</text:p>
      <text:p text:style-name="P4">
Images: ["<text:a xlink:type="simple" xlink:href="https://static.ukrinform.com/photos/2023_05/thumb_files/630_360_1683140732-392.jpeg" text:style-name="Internet_20_link" text:visited-style-name="Visited_20_Internet_20_Link">
630_360_16831...</text:a>
"]</text:p>
      <text:p text:style-name="P4">
Tags: ['Данія', 'Фінляндія', 'Ісландія', 'Переговори', 'Швеція', 'Зеленський']</text:p>
      <text:p text:style-name="P4">
Type: Article</text:p>
      <!--METADATA-->
      <text:p text:style-name="P4">
<draw:frame draw:style-name="fr1" draw:name="Image49" text:anchor-type="as-char" svg:width="6.9236in" svg:height="3.956343in" draw:z-index="0">
<draw:image xlink:href="../Images/yкринформ/2023-05-03T-44-56-00-03-00/630_360_1683140732-392.jpeg" xlink:type="simple" xlink:show="embed" xlink:actuate="onLoad" draw:mime-type="image/jpeg"/>
</draw:frame>
The President of Ukraine in the framework of the Northern Europe Summit in Helsinki has held two negotiations with the heads of Government of Sweden, Denmark, and Iceland of Taffland.</text:p>
      <text:p text:style-name="P4">
Volodymyr Zelenskyy reported this in <text:a xlink:type="simple" xlink:href="http://t.me/V_Zelenskiy_official/6118" text:style-name="Internet_20_link" text:visited-style-name="Visited_20_Internet_20_Link">
</text:a>
, reports Ukrinform.</text:p>
      <text:p text:style-name="P4">
The President, in particular, said that he discussed in detail with the Prime Minister of Sweden with Christerson the parameters of further defense assistance to Ukraine, as well as a question of starting negotiations on Ukraine's accession to the EU.</text:p>
      <text:p text:style-name="P4">
In conversation with Denmark Prime Minister, Matte Frederixen, according to Zelensky, the main attention was paid to the comprehensive support of Ukraine in the struggle of the Rabbit Aggressor.</text:p>
      <text:p text:style-name="P4">
During a meeting with Iceland Prime Minister Katrin Jacobsdottur, the presidential support for Ukraine's defensive support at both bilateral and NATO in Bilateral levels, as well as with strong support for the energy sector of Ukraine.</text:p>
      <text:p text:style-name="P4">
With the Prime Minister <text:a xlink:type="simple" xlink:href="https://www.ukrinform.ua/tag-finlandia" text:style-name="Internet_20_link" text:visited-style-name="Visited_20_Internet_20_Link">
</text:a>
Sanna Marin -Ukrainian leader discussed the current situation in our country and the challenges related to the war.</text:p>
      <text:p text:style-name="P4">
<text:span text:style-name="T4">
 Read also: </text:span>
 <text:a xlink:type="simple" xlink:href="https://www.ukrinform.ua/rubric-polytics/3704340-spilna-zaava-samitu-ukraina-pivnicna-evropa.html" text:style-name="Internet_20_link" text:visited-style-name="Visited_20_Internet_20_Link">
</text:a>
"I am grateful for the powerful and stable support of our country and Ukrainians from the first full -scale aggression of Russia," the President stressed.</text:p>
      <text:p text:style-name="P4">
As reported by Ukrinform, President Volodymyr Zelenskyy arrived on Wednesday by Izvizit in Finland, where he participated in the Ukrainian Summit - Northern Europe. Vinto and held a number of bilateral negotiations, in particular, from the Prime Minister and President of Finland.</text:p>
      <text:p text:style-name="P4">
<text:span text:style-name="T5">
Foto: op</text:span>
</text:p>
      <text:p text:style-name="P4">
News Source: <text:a xlink:type="simple" xlink:href="https://www.ukrinform.ua/rubric-polytics/3704405-zelenskij-proviv-peregovori-z-premerami-svecii-danii-islandii-ta-finlandii.html" text:style-name="Internet_20_link" text:visited-style-name="Visited_20_Internet_20_Link">
https://www.ukrinform.ua/rubric-polytics/3704405-zelenskij-proviv-peregovori-z-premerami-svecii-danii-islandii-ta-finlandii.html</text:a>
</text:p>
      <!--NEWS-->
      <text:h text:style-name="P10" text:outline-level="1">
<text:span text:style-name="T4">
Juventus beat "Lechche" and went second in series A</text:span>
</text:h>
      <text:p text:style-name="P4">
Authors: Ukrinform (Person)</text:p>
      <text:p text:style-name="P4">
Publisher: Укринформ (Organization)</text:p>
      <text:p text:style-name="P4">
Published Time: 2023-05-03T-46:53:02+03:00</text:p>
      <text:p text:style-name="P4">
Modified Time: 2023-05-03T21:53:02+03:00</text:p>
      <text:p text:style-name="P4">
Description: The Italian football series A continues the matches of the 33rd round. - Ukrinform.</text:p>
      <text:p text:style-name="P4">
Images: ["<text:a xlink:type="simple" xlink:href="https://static.ukrinform.com/photos/2023_05/thumb_files/630_360_1683139921-559.jpg" text:style-name="Internet_20_link" text:visited-style-name="Visited_20_Internet_20_Link">
630_360_16831...</text:a>
"]</text:p>
      <text:p text:style-name="P4">
Tags: ['Футбол', 'Ювентус']</text:p>
      <text:p text:style-name="P4">
Type: Article</text:p>
      <!--METADATA-->
      <text:p text:style-name="P4">
<draw:frame draw:style-name="fr1" draw:name="Image50" text:anchor-type="as-char" svg:width="6.9236in" svg:height="3.956343in" draw:z-index="0">
<draw:image xlink:href="../Images/yкринформ/2023-05-03T-46-53-02-03-00/630_360_1683139921-559.jpg" xlink:type="simple" xlink:show="embed" xlink:actuate="onLoad" draw:mime-type="image/jpeg"/>
</draw:frame>
Vitali football series A continues the matches of the 33rd round.</text:p>
      <text:p text:style-name="P4">
The Juventus Turin on the home Allianz Stadium with a score of 2: 1 took the hood "Lechche" and rose to the second position in the national championship, reports.</text:p>
      <text:p text:style-name="P4">
The success of the owners brought goals Leandro Paradez, who distinguished himself in the 15th-twin, and the shower of Vlakhovich(40); In the composition of the guests the ball scored Assan Sizi(36, with a penalty).</text:p>
      <text:p text:style-name="P4">
<text:span text:style-name="T4">
Читайте також:</text:span>
 <text:a xlink:type="simple" xlink:href="https://www.ukrinform.ua/rubric-sports/3702606-roma-i-milan-obminalisa-golami-u-poedinku-serii-a.html" text:style-name="Internet_20_link" text:visited-style-name="Visited_20_Internet_20_Link">
 <text:span text:style-name="T4">
Мілан</text:span>
 </text:a>
Tournament position of leaders: "Napoli" - 79 points(After 32 games). Juventus -63(33), Lazio - 61(32), «Atalanta» - 58(33), “Inter” - 57(32), Milan -57(32), «Roma» - 57(32).</text:p>
      <text:p text:style-name="P4">
Фото: AFP.</text:p>
      <text:p text:style-name="P4">
News Source: <text:a xlink:type="simple" xlink:href="https://www.ukrinform.ua/rubric-sports/3704400-uventus-obigrav-lecce-i-vijsov-na-druge-misce-u-serii-a.html" text:style-name="Internet_20_link" text:visited-style-name="Visited_20_Internet_20_Link">
https://www.ukrinform.ua/rubric-sports/3704400-uventus-obigrav-lecce-i-vijsov-na-druge-misce-u-serii-a.html</text:a>
</text:p>
      <!--NEWS-->
      <text:h text:style-name="P10" text:outline-level="1">
<text:span text:style-name="T4">
Juventus beat "Lechche" and went second in series A</text:span>
</text:h>
      <text:p text:style-name="P4">
Authors: Ukrinform (Person)</text:p>
      <text:p text:style-name="P4">
Publisher: Укринформ (Organization)</text:p>
      <text:p text:style-name="P4">
Published Time: 2023-05-03T-46:53:02+03:00</text:p>
      <text:p text:style-name="P4">
Modified Time: 2023-05-03T21:53:02+03:00</text:p>
      <text:p text:style-name="P4">
Description: The Italian football series A continues the matches of the 33rd round. - Ukrinform.</text:p>
      <text:p text:style-name="P4">
Images: ["<text:a xlink:type="simple" xlink:href="https://static.ukrinform.com/photos/2023_05/thumb_files/630_360_1683139921-559.jpg" text:style-name="Internet_20_link" text:visited-style-name="Visited_20_Internet_20_Link">
630_360_16831...</text:a>
"]</text:p>
      <text:p text:style-name="P4">
Tags: ['Футбол', 'Ювентус']</text:p>
      <text:p text:style-name="P4">
Type: Article</text:p>
      <!--METADATA-->
      <text:p text:style-name="P4">
<draw:frame draw:style-name="fr1" draw:name="Image51" text:anchor-type="as-char" svg:width="6.9236in" svg:height="3.956343in" draw:z-index="0">
<draw:image xlink:href="../Images/yкринформ/2023-05-03T-46-53-02-03-00/630_360_1683139921-559.jpg" xlink:type="simple" xlink:show="embed" xlink:actuate="onLoad" draw:mime-type="image/jpeg"/>
</draw:frame>
Vitali football series A continues the matches of the 33rd round.</text:p>
      <text:p text:style-name="P4">
The Juventus Turin on the home Allianz Stadium with a score of 2: 1 took the hood "Lechche" and rose to the second position in the national championship, reports.</text:p>
      <text:p text:style-name="P4">
The success of the owners brought goals Leandro Paradez, who distinguished himself in the 15th-twin, and the shower of Vlakhovich(40); In the composition of the guests the ball scored Assan Sizi(36, with a penalty).</text:p>
      <text:p text:style-name="P4">
<text:span text:style-name="T4">
Читайте також:</text:span>
 <text:a xlink:type="simple" xlink:href="https://www.ukrinform.ua/rubric-sports/3702606-roma-i-milan-obminalisa-golami-u-poedinku-serii-a.html" text:style-name="Internet_20_link" text:visited-style-name="Visited_20_Internet_20_Link">
 <text:span text:style-name="T4">
Мілан</text:span>
 </text:a>
Tournament position of leaders: "Napoli" - 79 points(After 32 games). Juventus -63(33), Lazio - 61(32), «Atalanta» - 58(33), “Inter” - 57(32), Milan -57(32), «Roma» - 57(32).</text:p>
      <text:p text:style-name="P4">
Фото: AFP.</text:p>
      <text:p text:style-name="P4">
News Source: <text:a xlink:type="simple" xlink:href="https://www.ukrinform.ua/rubric-sports/3704400-uventus-obigrav-lecce-i-vijsov-na-druge-misce-u-serii-a.html" text:style-name="Internet_20_link" text:visited-style-name="Visited_20_Internet_20_Link">
https://www.ukrinform.ua/rubric-sports/3704400-uventus-obigrav-lecce-i-vijsov-na-druge-misce-u-serii-a.html</text:a>
</text:p>
      <!--NEWS-->
      <text:h text:style-name="P10" text:outline-level="1">
<text:span text:style-name="T4">
Russians placed in the 4th block of military equipment and explosives</text:span>
</text:h>
      <text:p text:style-name="P4">
Authors: Ukrinform (Person)</text:p>
      <text:p text:style-name="P4">
Publisher: Укринформ (Organization)</text:p>
      <text:p text:style-name="P4">
Published Time: 2023-05-03T-48:50:00+03:00</text:p>
      <text:p text:style-name="P4">
Modified Time: 2023-05-03T21:50:00+03:00</text:p>
      <text:p text:style-name="P4">
Description: Russian invaders placed in the premises of the turbine department of the 4th power unit of the Zaporizhzhya nuclear power plant military equipment and explosives. - Ukrinform.</text:p>
      <text:p text:style-name="P4">
Images: ["<text:a xlink:type="simple" xlink:href="https://static.ukrinform.com/photos/2023_03/thumb_files/630_360_1678357178-672.jpg" text:style-name="Internet_20_link" text:visited-style-name="Visited_20_Internet_20_Link">
630_360_16783...</text:a>
"]</text:p>
      <text:p text:style-name="P4">
Tags: ['Вибухівка', 'Зброя', 'Запорізька АЕС', 'Ядерна безпека', 'Війна з росією']</text:p>
      <text:p text:style-name="P4">
Type: Article</text:p>
      <!--METADATA-->
      <text:p text:style-name="P4">
<draw:frame draw:style-name="fr1" draw:name="Image52" text:anchor-type="as-char" svg:width="6.9236in" svg:height="3.956343in" draw:z-index="0">
<draw:image xlink:href="../Images/yкринформ/2023-05-03T-48-50-00-03-00/630_360_1678357178-672.jpg" xlink:type="simple" xlink:show="embed" xlink:actuate="onLoad" draw:mime-type="image/jpeg"/>
</draw:frame>
The Russian-enchantments were placed in the premises of the turbine department of the 4th power unit of the nuclear power plant military equipment and explosives.</text:p>
      <text:p text:style-name="P4">
As Ukrinform reports, about it <text:a xlink:type="simple" xlink:href="https://www.facebook.com/permalink.php" text:style-name="Internet_20_link" text:visited-style-name="Visited_20_Internet_20_Link">
</text:a>
State Inspectorate of Nuclear Regulation of Ukraine.</text:p>
      <text:p text:style-name="P4">
“Representatives of the IAEA reported the fact of the placement of Russian occupiers, weapons and explosives in the premises of the turbine department of the energy branch №4 of the Zaporizhzhia NPP. This became known during the weekly communication between the crisis center(IEC)The IAEA Tanzatom regulation on the activities of the IAEA mission on the Zaporizhzhya AAZ, which took place on May 2, 2023, ”the message reads.</text:p>
      <text:p text:style-name="P4">
The State Inspectorate of Nuclear Regulation reminded that at the end of July the last year, the Russian military placed in the machine hall of the 1st power unit of conscious military equipment with ammunition, as well as weapons and explosives.</text:p>
      <text:p text:style-name="P4">
In early August, information was obtained on the placement of military machinery and the 2nd OPP unit.</text:p>
      <text:p text:style-name="P4">
<text:span text:style-name="T4">
 Read also: </text:span>
 <text:a xlink:type="simple" xlink:href="https://www.ukrinform.ua/rubric-polytics/3701234-tilki-povnij-kontrol-ukraini-nad-zaes-garantue-bezpeku-evropi-zelenskij.html" text:style-name="Internet_20_link" text:visited-style-name="Visited_20_Internet_20_Link">
<text:span text:style-name="T4">
 ZPP </text:span>
</text:a>
Also, the SNRCU registry unofficial channels receive information on storage of equipment, weapons and explosives in other production premises with the subdivided unit "Zaporizhzhia NPP", including in repair and mechanical machinery and on the roofs of power units.</text:p>
      <text:p text:style-name="P4">
The State Inspectorate of Nuclear Regulation emphasizes that the new criminal actions of Russian invaders are another step that causes significant damage to the nuclear safety of nuclear installations at the Zaporizhzhya AAC industrial site. Inadequate decisions and actions of the Russian military are exposed to the danger of staff <text:a xlink:type="simple" xlink:href="https://www.ukrinform.ua/tag-aes" text:style-name="Internet_20_link" text:visited-style-name="Visited_20_Internet_20_Link">
</text:a>
, and residents of adjacent points.</text:p>
      <text:p text:style-name="P4">
"Once again we emphasize that in the event of an emergency situation with a potentially possible exit of radioactive substances into the environment, the consequences not only feels Ukraine -they will have a cross -border in nature," -is in the message. It is noted that the nuclear terrorism that the Russian Federation resorts to is an unacceptable phenomenon in the civilized world.The State Inspectorate of Nuclear Regulation calls on the international community of consolidated and decisive response to the actions of the aggressor country, the application of harsh sanctions to the enterprises of the nuclear industry of the Russian Federation of Tafilized persons. The department also emphasizes that the Russian Federation should have submitted all rights and privileges in the IAEA and other international institutions of the use of nuclear energy.</text:p>
      <text:p text:style-name="P4">
As reported by Ukrinform, on April 27 at the Zaporizhzhia NPP, the next personnel of the permanent monitoring mission of the International Energy Agency took place(IDA).</text:p>
      <text:p text:style-name="P4">
Експерти МАГАТЕ на українських АЕС здійснюють моніторинг ситуації тадокументують впливи війни на стан ядерної та радіаційної безпеки, надаютьтехнічні консультації українським фахівцям, вивчають пріоритетні потреби наядерних об’єктах для подальшого надання технічної допомоги.</text:p>
      <text:p text:style-name="P4">
News Source: <text:a xlink:type="simple" xlink:href="https://www.ukrinform.ua/rubric-ato/3704399-rosiani-rozmistili-v-4mu-bloci-zaes-vijskovu-tehniku-ta-vibuhivku.html" text:style-name="Internet_20_link" text:visited-style-name="Visited_20_Internet_20_Link">
https://www.ukrinform.ua/rubric-ato/3704399-rosiani-rozmistili-v-4mu-bloci-zaes-vijskovu-tehniku-ta-vibuhivku.html</text:a>
</text:p>
      <!--NEWS-->
      <text:h text:style-name="P10" text:outline-level="1">
<text:span text:style-name="T4">
Podolyak compared Medvedev with an "empty barrel" from a Finnish saying</text:span>
</text:h>
      <text:p text:style-name="P4">
Authors: Ukrinform (Person)</text:p>
      <text:p text:style-name="P4">
Publisher: Укринформ (Organization)</text:p>
      <text:p text:style-name="P4">
Published Time: 2023-05-03T-50:49:00+03:00</text:p>
      <text:p text:style-name="P4">
Modified Time: 2023-05-03T21:49:00+03:00</text:p>
      <text:p text:style-name="P4">
Description: The adviser to the head of the OP Mikhail Podolyak called the empty threats of the deputy chairman of the Security Council of the Russian Federation Dmitry Medvedev against the leadership of Ukraine, which he exploded after the attack of drones on the Kremlin.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Безпілотник', 'Кремль', 'Медведєв', 'Подоляк', 'Війна з росією']</text:p>
      <text:p text:style-name="P4">
Type: Article</text:p>
      <!--METADATA-->
      <text:p text:style-name="P4">
<draw:frame draw:style-name="fr1" draw:name="Image53" text:anchor-type="as-char" svg:width="6.9236in" svg:height="3.956343in" draw:z-index="0">
<draw:image xlink:href="../Images/yкринформ/2023-05-03T-50-49-00-03-00/630_360_1669378255-230.jpg" xlink:type="simple" xlink:show="embed" xlink:actuate="onLoad" draw:mime-type="image/jpeg"/>
</draw:frame>
OP Advisor Mikhail Podolyak called the empty threats of the deputy chairman of the Russian Radion Dmitry Medvedev to the leadership of Ukraine, which exploded after the attack of drones on the Kremlin.</text:p>
      <text:p text:style-name="P4">
Podolyak wrote about it in <text:a xlink:type="simple" xlink:href="http://twitter.com/Podolyak_M/status/1653803980202422284" text:style-name="Internet_20_link" text:visited-style-name="Visited_20_Internet_20_Link">
</text:a>
, reports Ukrinform.</text:p>
      <text:p text:style-name="P4">
“On any threatening statement of a typical Russian entity" Medvedev "(Deputy Council of the Russian Federation), especially about “physical destruction”, is a brilliant French -label: Tyhjät tynNyrit kolisevat Eniten(Translated - "empty barrel stupidly", "in an empty barrel and bell many")», - said the adviser to the head of the OP.</text:p>
      <text:p text:style-name="Quotations">

<text:p text:style-name="P4">
On any threatening statement of a typical Russian entity "Medvedev"&gt;
(Deputy Council of the Russian Federation), especially about "physical destruction", there is a brilliant Finnish&gt;
 remark: tyhjät tynNyrit kolisevat Eniten(Translated - "empty barrel&gt;
 harder", "In an empty barrel and bell many")...&gt;
&gt;
 — Михайло Подоляк (@Podolyak_M) <text:a xlink:type="simple" xlink:href="https://twitter.com/Podolyak_M/status/1653803980202422284" text:style-name="Internet_20_link" text:visited-style-name="Visited_20_Internet_20_Link">
&gt;
 </text:a>
As it was reported, the press service of the President of Russia declared a reflection of an attempt by the Kremlin drones.</text:p>

</text:p>
      <text:p text:style-name="P4">
It is stated that the Kremlin regards this as "a planned terrorist action and an attempt of the Russian Federation on the eve of Victory Day" by Ukraine.</text:p>
      <text:p text:style-name="P4">
<text:span text:style-name="T4">
 Read also: </text:span>
 <text:a xlink:type="simple" xlink:href="https://www.ukrinform.ua/rubric-ato/3704326-ignat-prokomentuvav-ataku-droniv-na-kreml-mabut-nlo.html" text:style-name="Internet_20_link" text:visited-style-name="Visited_20_Internet_20_Link">
</text:a>
At the same time <text:a xlink:type="simple" xlink:href="https://www.ukrinform.ua/tag-medvedev" text:style-name="Internet_20_link" text:visited-style-name="Visited_20_Internet_20_Link">
</text:a>
He called for the physically eliminating Zelensky.</text:p>
      <text:p text:style-name="P4">
The President of Ukraine has stated that our country has not attacked the Kremlin's residence of Isam Putin, but leaves it for the international tribunal.</text:p>
      <text:p text:style-name="P4">
News Source: <text:a xlink:type="simple" xlink:href="https://www.ukrinform.ua/rubric-polytics/3704398-podolak-porivnav-medvedeva-z-poroznou-bockou-z-finskoi-prikazki.html" text:style-name="Internet_20_link" text:visited-style-name="Visited_20_Internet_20_Link">
https://www.ukrinform.ua/rubric-polytics/3704398-podolak-porivnav-medvedeva-z-poroznou-bockou-z-finskoi-prikazki.html</text:a>
</text:p>
      <!--NEWS-->
      <text:h text:style-name="P10" text:outline-level="1">
<text:span text:style-name="T4">
Reznikov thanked the European Commission for the decision to increase the supply of ammunition</text:span>
</text:h>
      <text:p text:style-name="P4">
Authors: Ukrinform (Person)</text:p>
      <text:p text:style-name="P4">
Publisher: Укринформ (Organization)</text:p>
      <text:p text:style-name="P4">
Published Time: 2023-05-03T-52:45:05+03:00</text:p>
      <text:p text:style-name="P4">
Modified Time: 2023-05-03T21:45:05+03:00</text:p>
      <text:p text:style-name="P4">
Description: The Minister of Defense of Ukraine Oleksiy Reznikov thanked the European Commission for the decision to increase the supply of ammunition and missiles to Ukraine. - Ukrinform.</text:p>
      <text:p text:style-name="P4">
Images: ["<text:a xlink:type="simple" xlink:href="https://static.ukrinform.com/photos/2023_04/thumb_files/630_360_1682673652-876.jpg" text:style-name="Internet_20_link" text:visited-style-name="Visited_20_Internet_20_Link">
630_360_16826...</text:a>
"]</text:p>
      <text:p text:style-name="P4">
Tags: ['Єврокомісія', 'Боєприпаси', 'Резніков']</text:p>
      <text:p text:style-name="P4">
Type: Article</text:p>
      <!--METADATA-->
      <text:p text:style-name="P4">
<draw:frame draw:style-name="fr1" draw:name="Image54" text:anchor-type="as-char" svg:width="6.9236in" svg:height="3.956343in" draw:z-index="0">
<draw:image xlink:href="../Images/yкринформ/2023-05-03T-52-45-05-03-00/630_360_1682673652-876.jpg" xlink:type="simple" xlink:show="embed" xlink:actuate="onLoad" draw:mime-type="image/jpeg"/>
</draw:frame>
Ministry of Ministry of Ukraine Alexei Reznikov thanked the European Commission for the decision to inspect the supply of ammunition and missiles to Ukraine.</text:p>
      <text:p text:style-name="P4">
As Ukrinform reports, he wrote about it in <text:a xlink:type="simple" xlink:href="https://twitter.com/oleksiireznikov/status/1653811748841959449" text:style-name="Internet_20_link" text:visited-style-name="Visited_20_Internet_20_Link">
</text:a>
.</text:p>
      <text:p text:style-name="P4">
"We welcome the European Commission to increase the supply of ammunition to Ukraine today. Thankful to the European Commissioner for Internal Market Breton's domestic market for the implementation of the third path, which will certainly help to Ukrainize its citizens and restrain Russia's aggression," Reznikov said.</text:p>
      <text:p text:style-name="P4">
<text:span text:style-name="T4">
 Read also: </text:span>
 <text:a xlink:type="simple" xlink:href="https://www.ukrinform.ua/rubric-ato/3704284-es-nadast-ukraini-boepripasiv-na-2-milardi-smigal.html" text:style-name="Internet_20_link" text:visited-style-name="Visited_20_Internet_20_Link">
</text:a>
As reported by Ukrinform, the European Commission <text:a xlink:type="simple" xlink:href="https://www.ukrinform.ua/rubric-ato/3704148-evrokomisia-uhvalila-akt-z-pidtrimki-virobnictva-boepripasiv-dla-ukraini.html" text:style-name="Internet_20_link" text:visited-style-name="Visited_20_Internet_20_Link">
</text:a>
To implement the decision of the European Council to increase the capabilities of the defense industry, in particular for urgent supply of ammunition to Ukraine.</text:p>
      <text:p text:style-name="P4">
The adopted document provides for the use of financial instruments that will increase the production capabilities of the European Defense Industry and will follow the implementation of the first and second paragraph of the plan - respectively, supplements from available stocks and joint ordering of production.</text:p>
      <text:p text:style-name="P4">
Earlier, EU countries have agreed to give Ukraine a million shells for a year to support its ability to self -defense.</text:p>
      <text:p text:style-name="P4">
News Source: <text:a xlink:type="simple" xlink:href="https://www.ukrinform.ua/rubric-ato/3704395-reznikov-podakuvav-evrokomisii-za-risenna-zbilsiti-postacanna-boepripasiv.html" text:style-name="Internet_20_link" text:visited-style-name="Visited_20_Internet_20_Link">
https://www.ukrinform.ua/rubric-ato/3704395-reznikov-podakuvav-evrokomisii-za-risenna-zbilsiti-postacanna-boepripasiv.html</text:a>
</text:p>
      <!--NEWS-->
      <text:h text:style-name="P10" text:outline-level="1">
<text:span text:style-name="T4">
Two IAEA inspections were successfully conducted at Rivne NPP</text:span>
</text:h>
      <text:p text:style-name="P4">
Authors: Ukrinform (Person)</text:p>
      <text:p text:style-name="P4">
Publisher: Укринформ (Organization)</text:p>
      <text:p text:style-name="P4">
Published Time: 2023-05-03T-54:29:14+03:00</text:p>
      <text:p text:style-name="P4">
Modified Time: 2023-05-03T21:29:14+03:00</text:p>
      <text:p text:style-name="P4">
Description: The International Atomic Energy Agency (IAEA) conducted two inspections at the Rivne NPP. - Ukrinform.</text:p>
      <text:p text:style-name="P4">
Images: ["<text:a xlink:type="simple" xlink:href="https://static.ukrinform.com/photos/2020_04/thumb_files/630_360_1586511085-614.jpg" text:style-name="Internet_20_link" text:visited-style-name="Visited_20_Internet_20_Link">
630_360_15865...</text:a>
"]</text:p>
      <text:p text:style-name="P4">
Tags: ['МАГАТЕ', 'Рівненська АЕС']</text:p>
      <text:p text:style-name="P4">
Type: Article</text:p>
      <!--METADATA-->
      <text:p text:style-name="P4">
<draw:frame draw:style-name="fr1" draw:name="Image55" text:anchor-type="as-char" svg:width="6.9236in" svg:height="3.956343in" draw:z-index="0">
<draw:image xlink:href="../Images/yкринформ/2023-05-03T-54-29-14-03-00/630_360_1586511085-614.jpg" xlink:type="simple" xlink:show="embed" xlink:actuate="onLoad" draw:mime-type="image/jpeg"/>
</draw:frame>
Atomic Energy International(IDA)conducted two inspections of the NPP.</text:p>
      <text:p text:style-name="P4">
According to Ukrinform, the press service reports <text:a xlink:type="simple" xlink:href="https://snriu.gov.ua/news/na-vp-rivnenska-aes-uspishno-provedeno-dvi-inspektsii-mahate" text:style-name="Internet_20_link" text:visited-style-name="Visited_20_Internet_20_Link">
</text:a>
.</text:p>
      <text:p text:style-name="P4">
"Two inspections of the International Atomic Energy Agency under the Agreement between Ukraine and the IAEA have been successfully conducted at Rivne NPPs in connection with the non -proliferation of nuclear weapons," the statement reads.</text:p>
      <text:p text:style-name="P4">
The inspection was carried out by the agency inspector with the participation of the State Inspectorate Regulation.</text:p>
      <text:p text:style-name="P4">
<text:span text:style-name="T4">
 Read also: </text:span>
 <text:a xlink:type="simple" xlink:href="https://www.ukrinform.ua/rubric-economy/3703092-na-zaes-projsla-rotacia-misii-magate.html" text:style-name="Internet_20_link" text:visited-style-name="Visited_20_Internet_20_Link">
<text:span text:style-name="T4">
 IAEA </text:span>
</text:a>
It is noted that the purpose of inspections is to verify the absence of unable nuclear materials and information about the design of a nuclear installation, which was provided by Ukraine in accordance with the Agreement. There was no comments from the inspectors of the inspector.</text:p>
      <text:p text:style-name="P4">
As it was reported, on April 18 at Rivne NPP and Khmelnitskaya <text:a xlink:type="simple" xlink:href="https://www.ukrinform.ua/tag-aes" text:style-name="Internet_20_link" text:visited-style-name="Visited_20_Internet_20_Link">
</text:a>
»Untreated Inspectorate by International Atomic Energy Agency(IDA)in the absence of unboxed material.</text:p>
      <text:p text:style-name="P4">
News Source: <text:a xlink:type="simple" xlink:href="https://www.ukrinform.ua/rubric-economy/3704390-na-rivnenskij-aes-uspisno-proveli-dvi-inspekcii-magate.html" text:style-name="Internet_20_link" text:visited-style-name="Visited_20_Internet_20_Link">
https://www.ukrinform.ua/rubric-economy/3704390-na-rivnenskij-aes-uspisno-proveli-dvi-inspekcii-magate.html</text:a>
</text:p>
      <!--NEWS-->
      <text:h text:style-name="P10" text:outline-level="1">
<text:span text:style-name="T4">
Russians killed two Donetsk residents in a day, nine people were injured</text:span>
</text:h>
      <text:p text:style-name="P4">
Authors: Ukrinform (Person)</text:p>
      <text:p text:style-name="P4">
Publisher: Укринформ (Organization)</text:p>
      <text:p text:style-name="P4">
Published Time: 2023-05-03T-56:28:00+03:00</text:p>
      <text:p text:style-name="P4">
Modified Time: 2023-05-03T21:28:00+03:00</text:p>
      <text:p text:style-name="P4">
Description: In the Donetsk region, on May 3, two men were killed, nine people were injured. - Ukrinform.</text:p>
      <text:p text:style-name="P4">
Images: ["<text:a xlink:type="simple" xlink:href="https://static.ukrinform.com/photos/2023_05/thumb_files/630_360_1683138356-160.jpg" text:style-name="Internet_20_link" text:visited-style-name="Visited_20_Internet_20_Link">
630_360_16831...</text:a>
"]</text:p>
      <text:p text:style-name="P4">
Tags: ['Донеччина', 'Обстріл', 'Поранені', 'Загибель', 'Війна з росією']</text:p>
      <text:p text:style-name="P4">
Type: Article</text:p>
      <!--METADATA-->
      <text:p text:style-name="P4">
<draw:frame draw:style-name="fr1" draw:name="Image56" text:anchor-type="as-char" svg:width="6.9236in" svg:height="3.956343in" draw:z-index="0">
<draw:image xlink:href="../Images/yкринформ/2023-05-03T-56-28-00-03-00/630_360_1683138356-160.jpg" xlink:type="simple" xlink:show="embed" xlink:actuate="onLoad" draw:mime-type="image/jpeg"/>
</draw:frame>
On May 3, the Udonetsk region died by Russian shelling, and nine people were injured.</text:p>
      <text:p text:style-name="P4">
According to Ukrinform, the prosecutor General's Office reports in <text:a xlink:type="simple" xlink:href="https://t.me/pgo_gov_ua/11795" text:style-name="Internet_20_link" text:visited-style-name="Visited_20_Internet_20_Link">
</text:a>
.</text:p>
      <text:p text:style-name="P4">
According to the investigation, on May 3, the Russian troops fired at the cities of Avdiivka, Konstantinovka, Toretsk, the time of Yar, the village of Zarichne Lymanskaya Territorial Gromance, the village of Veliky Novosilka and the village of Novoukrainka Volnovaksky district.</text:p>
      <text:p text:style-name="P4">
The shelling, probably conducted from the artillery, jet systems of the hail and mortars.</text:p>
      <text:p text:style-name="P4">
“Two men were killed in the invaders' attack. Nine more people have been out. Among the victims are two employees of the enterprise and the father Izin, who sat near their home, when the Russian projectile hit nearby, ”the message reads.</text:p>
      <text:p text:style-name="P4">
<text:span text:style-name="T4">
 Read also: </text:span>
 <text:a xlink:type="simple" xlink:href="https://www.ukrinform.ua/rubric-regions/3704026-armia-rf-za-dobu-atakuvala-11-regioniv-ukraini-zvedenna-ova.html" text:style-name="Internet_20_link" text:visited-style-name="Visited_20_Internet_20_Link">
</text:a>
Also Russian <text:a xlink:type="simple" xlink:href="https://www.ukrinform.ua/tag-obstril" text:style-name="Internet_20_link" text:visited-style-name="Visited_20_Internet_20_Link">
</text:a>
Houses, cars and civilian infrastructure were destroyed.</text:p>
      <text:p text:style-name="P4">
With the procedural leadership of the Donetsk Regional Prosecutor's Office, the investigation into criminal proceedings on the facts of violations of laws and customs of war.(h. 1, 2 tbsp. 438 of the Criminal Code).</text:p>
      <text:p text:style-name="P4">
Як <text:a xlink:type="simple" xlink:href="http://www.ukrinform.ua/rubric-regions/3703932-rosiani-minuloi-dobi-poranili-troh-ziteliv-doneccini.html" text:style-name="Internet_20_link" text:visited-style-name="Visited_20_Internet_20_Link">
 </text:a>
, Russian military in the past day, on the 2nd, wounded three residents of Donetsk region.</text:p>
      <text:p text:style-name="P4">
News Source: <text:a xlink:type="simple" xlink:href="https://www.ukrinform.ua/rubric-ato/3704391-rosiani-za-den-ubili-dvoh-ziteliv-doneccini-devatero-ludej-poraneni.html" text:style-name="Internet_20_link" text:visited-style-name="Visited_20_Internet_20_Link">
https://www.ukrinform.ua/rubric-ato/3704391-rosiani-za-den-ubili-dvoh-ziteliv-doneccini-devatero-ludej-poraneni.html</text:a>
</text:p>
      <!--NEWS-->
      <text:h text:style-name="P10" text:outline-level="1">
<text:span text:style-name="T4">
The State Property Fund will again put on bidding electronmash</text:span>
</text:h>
      <text:p text:style-name="P4">
Authors: Ukrinform (Person)</text:p>
      <text:p text:style-name="P4">
Publisher: Укринформ (Organization)</text:p>
      <text:p text:style-name="P4">
Published Time: 2023-05-03T-58:26:40+03:00</text:p>
      <text:p text:style-name="P4">
Modified Time: 2023-05-03T21:26:40+03:00</text:p>
      <text:p text:style-name="P4">
Description: The State Property Fund of Ukraine sells the only property complex of SE "Electronmash" in Kiev for UAH 61.3 million, auction was scheduled for May 29. - Ukrinform.</text:p>
      <text:p text:style-name="P4">
Images: ["<text:a xlink:type="simple" xlink:href="https://static.ukrinform.com/photos/2023_05/thumb_files/630_360_1683138048-315.jpg" text:style-name="Internet_20_link" text:visited-style-name="Visited_20_Internet_20_Link">
630_360_16831...</text:a>
", "<text:a xlink:type="simple" xlink:href="https://static.ukrinform.com/photos/2023_05/1683138163-147.jpg" text:style-name="Internet_20_link" text:visited-style-name="Visited_20_Internet_20_Link">
1683138163-14...</text:a>
", "<text:a xlink:type="simple" xlink:href="https://static.ukrinform.com/photos/2023_05/1683138164-313.jpg" text:style-name="Internet_20_link" text:visited-style-name="Visited_20_Internet_20_Link">
1683138164-31...</text:a>
", "<text:a xlink:type="simple" xlink:href="https://static.ukrinform.com/photos/2023_05/1683138164-243.jpg" text:style-name="Internet_20_link" text:visited-style-name="Visited_20_Internet_20_Link">
1683138164-24...</text:a>
"]</text:p>
      <text:p text:style-name="P4">
Tags: ['Аукціон', 'ФДМУ', 'Приватизація', 'Київ', 'Електронмаш']</text:p>
      <text:p text:style-name="P4">
Type: Article</text:p>
      <!--METADATA-->
      <text:p text:style-name="P4">
<draw:frame draw:style-name="fr1" draw:name="Image57" text:anchor-type="as-char" svg:width="6.9236in" svg:height="3.956343in" draw:z-index="0">
<draw:image xlink:href="../Images/yкринформ/2023-05-03T-58-26-40-03-00/630_360_1683138048-315.jpg" xlink:type="simple" xlink:show="embed" xlink:actuate="onLoad" draw:mime-type="image/jpeg"/>
</draw:frame>
Fund's property of Ukraine sells the only property complex of SE "Electronmash" for UAH 61.3 million, auction was scheduled for May 29.</text:p>
      <text:p text:style-name="P4">
This was reported by the press service <text:a xlink:type="simple" xlink:href="https://www.spfu.gov.ua/ua/news/9666.html" text:style-name="Internet_20_link" text:visited-style-name="Visited_20_Internet_20_Link">
</text:a>
, reports Ukrinform.</text:p>
      <text:p text:style-name="P4">
“On May 29, 2023, the State Property Fund will hold ProzorrRO in the State Electronic Trade System.(m. Kyiv)”, - the message reads.</text:p>
      <text:p text:style-name="P4">
<draw:frame draw:style-name="fr1" draw:name="Image58" text:anchor-type="as-char" svg:width="6.9236in" svg:height="4.961913in" draw:z-index="0">
<draw:image xlink:href="../Images/yкринформ/2023-05-03T-58-26-40-03-00/1683138163-147.jpg" xlink:type="simple" xlink:show="embed" xlink:actuate="onLoad" draw:mime-type="image/jpeg"/>
</draw:frame>
The starting price of the object is 61.3 million UAH(Without VAT).</text:p>
      <text:p text:style-name="P4">
У Фонді нагадують, що підприємство має прострочену кредиторську заборгованістьу сумі майже 21,4 млн грн.</text:p>
      <text:p text:style-name="P4">
<draw:frame draw:style-name="fr1" draw:name="Image59" text:anchor-type="as-char" svg:width="6.9236in" svg:height="5.179879in" draw:z-index="0">
<draw:image xlink:href="../Images/yкринформ/2023-05-03T-58-26-40-03-00/1683138164-313.jpg" xlink:type="simple" xlink:show="embed" xlink:actuate="onLoad" draw:mime-type="image/jpeg"/>
</draw:frame>
In recent years, Electronmash showed significant losses: in 2022-8.2 million UAH, in 2021-UAH 24.0 million and in 2020-UAH 10.9 million.</text:p>
      <text:p text:style-name="P4">
On the territory <text:a xlink:type="simple" xlink:href="https://www.ukrinform.ua/tag-zavod" text:style-name="Internet_20_link" text:visited-style-name="Visited_20_Internet_20_Link">
 </text:a>
There are 36 objects, including workshops and administrative buildings. On the balance sheet of the electron mass there are 31 vehicles and a recreation center in the village of Sokolivkartnihiv region.</text:p>
      <text:p text:style-name="P4">
<draw:frame draw:style-name="fr1" draw:name="Image60" text:anchor-type="as-char" svg:width="6.9236in" svg:height="4.955503in" draw:z-index="0">
<draw:image xlink:href="../Images/yкринформ/2023-05-03T-58-26-40-03-00/1683138164-243.jpg" xlink:type="simple" xlink:show="embed" xlink:actuate="onLoad" draw:mime-type="image/jpeg"/>
</draw:frame>
More about the single property complex of the state -owned enterprise "Electronmash" can be found in <text:a xlink:type="simple" xlink:href="https://privatization.gov.ua/product/yedynyj-majnovyj-kompleks-derzhavnogo-pidpryyemstva-elektronmash-2/" text:style-name="Internet_20_link" text:visited-style-name="Visited_20_Internet_20_Link">
</text:a>
.</text:p>
      <text:p text:style-name="P4">
It was reported that on November 12, 2021, the SPFU sold the only property complex enterprise "Electronmash" for UAH 970 million at the initial price of UAH 66.7 million. Due to the buyer's refusal, the auction was recognized as not happening.</text:p>
      <text:p text:style-name="P4">
<text:span text:style-name="T4">
 Read also: </text:span>
 <text:a xlink:type="simple" xlink:href="https://www.ukrinform.ua/rubric-economy/3695918-fdmu-povtorno-vistavit-na-privatizaciu-bilgoroddnistrovskij-port.html" text:style-name="Internet_20_link" text:visited-style-name="Visited_20_Internet_20_Link">
<text:span text:style-name="T4">
 SPMU </text:span>
</text:a>
On the second auction on January 27, 2022, the State Enterprise "Electronmash" was sold for 430 million UAH(The starting price is 65.6 million UAH). Цей аукціон також був визнаний таким,що не відбувся.</text:p>
      <text:p text:style-name="P4">
<text:span text:style-name="T5">
Фото: privatization.gov.ua</text:span>
</text:p>
      <text:p text:style-name="P4">
News Source: <text:a xlink:type="simple" xlink:href="https://www.ukrinform.ua/rubric-economy/3704388-fond-derzmajna-znovu-vistavit-na-torgi-elektronmas.html" text:style-name="Internet_20_link" text:visited-style-name="Visited_20_Internet_20_Link">
https://www.ukrinform.ua/rubric-economy/3704388-fond-derzmajna-znovu-vistavit-na-torgi-elektronmas.html</text:a>
</text:p>
      <!--NEWS-->
      <text:h text:style-name="P10" text:outline-level="1">
<text:span text:style-name="T4">
At Lyman direction Russian army shelled Makiyivka of Luhansk region and Bilohorivka, Verkhnok...</text:span>
</text:h>
      <text:p text:style-name="P4">
Authors: liveuamap (Language: en)</text:p>
      <text:p text:style-name="P4">
Time: 2023-05-03T-5:13:00</text:p>
      <text:p text:style-name="P4">
Location: Bakhmut (Latitude:48.80641 Longtitude:38.2453)</text:p>
      <text:p text:style-name="P4">
Videos: []</text:p>
      <text:p text:style-name="P4">
Images: []</text:p>
      <text:p text:style-name="P4">
Tags: ["Russia"]</text:p>
      <text:p text:style-name="P4">
Id: 22560148</text:p>
      <!--METADATA-->
      <text:p text:style-name="P4">
At Lyman direction Russian army shelled Makiyivka of Luhansk region andBilohorivka, Verkhnokamyanske and Spirne of Donetsk region, - General Staff ofArmed Forces of Ukraine says in the morning report</text:p>
      <text:p text:style-name="P4">
News Collection Link: <text:a xlink:type="simple" xlink:href="https://liveuamap.com/en/2023/3-may-at-lyman-direction-russian-army-shelled-makiyivka-of" text:style-name="Internet_20_link" text:visited-style-name="Visited_20_Internet_20_Link">
https://liveuamap.com/en/2023/3-may-at-lyman-direction-russian-army-shelled-makiyivka-of</text:a>
</text:p>
      <text:p text:style-name="P4">
News Source: <text:a xlink:type="simple" xlink:href="https://t.me/lumsrc/4670" text:style-name="Internet_20_link" text:visited-style-name="Visited_20_Internet_20_Link">
https://t.me/lumsrc/4670</text:a>
</text:p>
      <!--NEWS-->
      <text:h text:style-name="P10" text:outline-level="1">
<text:span text:style-name="T4">
Sweden will support Ukraine on the way to EU membership - Prime Minister</text:span>
</text:h>
      <text:p text:style-name="P4">
Authors: Ukrinform (Person)</text:p>
      <text:p text:style-name="P4">
Publisher: Укринформ (Organization)</text:p>
      <text:p text:style-name="P4">
Published Time: 2023-05-03T-60:23:34+03:00</text:p>
      <text:p text:style-name="P4">
Modified Time: 2023-05-03T21:23:34+03:00</text:p>
      <text:p text:style-name="P4">
Description: Sweden will assist Ukraine on the way to EU membership, as well as in the issue of returning illegally deported to the Russian Federation. - Ukrinform.</text:p>
      <text:p text:style-name="P4">
Images: ["<text:a xlink:type="simple" xlink:href="https://static.ukrinform.com/photos/2023_02/thumb_files/630_360_1676473196-914.jpg" text:style-name="Internet_20_link" text:visited-style-name="Visited_20_Internet_20_Link">
630_360_16764...</text:a>
"]</text:p>
      <text:p text:style-name="P4">
Tags: ["Прем'єр", 'Швеція', 'Зеленський']</text:p>
      <text:p text:style-name="P4">
Type: Article</text:p>
      <!--METADATA-->
      <text:p text:style-name="P4">
<draw:frame draw:style-name="fr1" draw:name="Image61" text:anchor-type="as-char" svg:width="6.9236in" svg:height="3.956343in" draw:z-index="0">
<draw:image xlink:href="../Images/yкринформ/2023-05-03T-60-23-34-03-00/630_360_1676473196-914.jpg" xlink:type="simple" xlink:show="embed" xlink:actuate="onLoad" draw:mime-type="image/jpeg"/>
</draw:frame>
Sweden will provide assistance to Ukraine on the way to EU membership, as well as in the issue of addressing illegally deported children in the Russian Federation.</text:p>
      <text:p text:style-name="P4">
This was stated by Sweden Prime Minister ULF Kristerson at a joint press conference with the President of Ukraine and the leaders of Northern Europe, Vageelsinki on May 3, Ukrinform reports.</text:p>
      <text:p text:style-name="P4">
"We continue to maintain the process of joining merit and assist the implementation of reforms that will open the way to Ukraine to start negotiating membership," said the head of the Swedish government, calling the decision to grant the status of a candidate for EU membership historical.</text:p>
      <text:p text:style-name="P4">
<text:span text:style-name="T4">
 Read also: </text:span>
 <text:a xlink:type="simple" xlink:href="https://www.ukrinform.ua/rubric-polytics/3704354-zelenskij-perekonanij-so-nato-nevdovzi-nalicuvatime-z-33-kraini.html" text:style-name="Internet_20_link" text:visited-style-name="Visited_20_Internet_20_Link">
</text:a>
He also stated that during the presidency in the EU, Sweden was working on the responsibility of the Russian Federation for committing crimes against Ukraine, in particular the Zlochin of aggression. At the same time, the Prime Minister emphasized on the rights of Ukrainian children, whom Russia has forcibly taken to its territory.</text:p>
      <text:p text:style-name="P4">
“It must have consequences. Sweden was the first EU state to propose a launch for this and continue to take care of this extremely exciting problem. In June, we will hold a high -level meeting on children's protection, ”said Risterson.</text:p>
      <text:p text:style-name="P4">
According to him, the meeting will be focused on providing legal assistance to Ukraine with the issue of protecting children against the backdrop of a "Russian uncivilized war".</text:p>
      <text:p text:style-name="P4">
<text:span text:style-name="T4">
 Read also: </text:span>
 <text:a xlink:type="simple" xlink:href="https://www.ukrinform.ua/rubric-polytics/3704340-spilna-zaava-samitu-ukraina-pivnicna-evropa.html" text:style-name="Internet_20_link" text:visited-style-name="Visited_20_Internet_20_Link">
</text:a>
Cristorson added that Sweden welcomes important steps of the European Union for the sake of providing Ukraine with ammunition. He called the support of Ukraine against the backdrop of Russian aggression "the most important task of the EU and existential issues", because Ukraine is fighting the freedom of all Europeans.</text:p>
      <text:p text:style-name="P4">
According to the Head of Government, Sweden has already mobilized about 2 billion eurobral care and provides Ukraine with significant volumes of offensive weapons, including BMPs, tanks, modern air defense systems, and teaches Ukrainian military. The country will continue to assist Ukraine as much as it will be, he assured.</text:p>
      <text:p text:style-name="P4">
As it was reported, President Zelensky arrived in Finland on Wednesday, where Ukraine is northern Europe.</text:p>
      <text:p text:style-name="P4">
Photo: op</text:p>
      <text:p text:style-name="P4">
News Source: <text:a xlink:type="simple" xlink:href="https://www.ukrinform.ua/rubric-polytics/3704386-svecia-pidtrimuvatime-ukrainu-na-slahu-do-clenstva-v-es-premer.html" text:style-name="Internet_20_link" text:visited-style-name="Visited_20_Internet_20_Link">
https://www.ukrinform.ua/rubric-polytics/3704386-svecia-pidtrimuvatime-ukrainu-na-slahu-do-clenstva-v-es-premer.html</text:a>
</text:p>
      <!--NEWS-->
      <text:h text:style-name="P10" text:outline-level="1">
<text:span text:style-name="T4">
The Ministry of Finance intends to restore medium -term budget planning</text:span>
</text:h>
      <text:p text:style-name="P4">
Authors: Ukrinform (Person)</text:p>
      <text:p text:style-name="P4">
Publisher: Укринформ (Organization)</text:p>
      <text:p text:style-name="P4">
Published Time: 2023-05-03T-62:17:40+03:00</text:p>
      <text:p text:style-name="P4">
Modified Time: 2023-05-03T21:17:40+03:00</text:p>
      <text:p text:style-name="P4">
Description: Next year, the Ministry of Finance of Ukraine intends to fully restore medium -term budget planning. - Ukrinform.</text:p>
      <text:p text:style-name="P4">
Images: ["<text:a xlink:type="simple" xlink:href="https://static.ukrinform.com/photos/2023_05/thumb_files/630_360_1683137633-119.jpeg" text:style-name="Internet_20_link" text:visited-style-name="Visited_20_Internet_20_Link">
630_360_16831...</text:a>
"]</text:p>
      <text:p text:style-name="P4">
Tags: ['Бюджет', 'Мінфін']</text:p>
      <text:p text:style-name="P4">
Type: Article</text:p>
      <!--METADATA-->
      <text:p text:style-name="P4">
<draw:frame draw:style-name="fr1" draw:name="Image62" text:anchor-type="as-char" svg:width="6.9236in" svg:height="3.956343in" draw:z-index="0">
<draw:image xlink:href="../Images/yкринформ/2023-05-03T-62-17-40-03-00/630_360_1683137633-119.jpeg" xlink:type="simple" xlink:show="embed" xlink:actuate="onLoad" draw:mime-type="image/jpeg"/>
</draw:frame>
Next year, the Ministry of Finance of Ukraine intends to fully restore medium -term budget planning.</text:p>
      <text:p text:style-name="P4">
The First Deputy Minister of Finance of Ukraine Denis Ulyutin told this during a meeting with the head of the Department of Proper Governance and the Rule(https://www.mof.gov.ua/uk/news/denys_uliutin_together_with_eu4pfm_we_are_working_on_the_development_of_modules_of_a_new_it_system_for_budget_planning_and_monitoring-3988)It is noted that the meeting discussed the restoration in Ukraine in Ukraine, in particular, amendments to the budget Kodex, which is on the agenda of cooperation with the IMF.</text:p>
      <text:p text:style-name="P4">
Ulyutin noted that the full restoration of medium-term budget planning will take place next year, with the preparation of the budget declaration of 2025-2027, which will begin in February.</text:p>
      <text:p text:style-name="P4">
<text:span text:style-name="T4">
 Read also: </text:span>
 <text:a xlink:type="simple" xlink:href="https://www.ukrinform.ua/rubric-economy/3703766-minfin-deficit-derzbudzetu-za-cotiri-misaci-majze-253-milardi.html" text:style-name="Internet_20_link" text:visited-style-name="Visited_20_Internet_20_Link">
<text:span text:style-name="T4">
 shortage </text:span>
</text:a>
In 2023, the Ministry of Finance plans, together with the state budget project for 2024, also forecast the main macroeconomic and budgetary indicators for 2025-2026, including total revenues, expenditures and deficits.</text:p>
      <text:p text:style-name="P4">
It was reported that for the first time a three -year budget declaration was approved in Ukraine in 2021. The introduced model of medium-term budget planning is on the positive experience of European countries, noted during the presentation of the budget declaration for 2022-2024 in <text:a xlink:type="simple" xlink:href="https://www.ukrinform.ua/tag-verhovna-rada" text:style-name="Internet_20_link" text:visited-style-name="Visited_20_Internet_20_Link">
</text:a>
Minister of Finance Sergey Marchenko.  _ Photo: Ministry of Finance _</text:p>
      <text:p text:style-name="P4">
News Source: <text:a xlink:type="simple" xlink:href="https://www.ukrinform.ua/rubric-economy/3704383-minfin-mae-namir-vidnoviti-serednostrokove-budzetne-planuvanna.html" text:style-name="Internet_20_link" text:visited-style-name="Visited_20_Internet_20_Link">
https://www.ukrinform.ua/rubric-economy/3704383-minfin-mae-namir-vidnoviti-serednostrokove-budzetne-planuvanna.html</text:a>
</text:p>
      <!--NEWS-->
      <text:h text:style-name="P10" text:outline-level="1">
<text:span text:style-name="T4">
The EU has denied Russian fakes about large -scale weapons trade in connection with the war in Ukraine</text:span>
</text:h>
      <text:p text:style-name="P4">
Authors: Ukrinform (Person)</text:p>
      <text:p text:style-name="P4">
Publisher: Укринформ (Organization)</text:p>
      <text:p text:style-name="P4">
Published Time: 2023-05-03T-64:12:00+03:00</text:p>
      <text:p text:style-name="P4">
Modified Time: 2023-05-03T21:12:00+03:00</text:p>
      <text:p text:style-name="P4">
Description: No large -scale cases of illegal circulation of small arms in connection with Russia's war against Ukraine have been recorded. - Ukrinform.</text:p>
      <text:p text:style-name="P4">
Images: ["<text:a xlink:type="simple" xlink:href="https://static.ukrinform.com/photos/2019_07/thumb_files/630_360_1562308141-486.jpg" text:style-name="Internet_20_link" text:visited-style-name="Visited_20_Internet_20_Link">
630_360_15623...</text:a>
"]</text:p>
      <text:p text:style-name="P4">
Tags: ['Євросоюз', 'Торгівля зброєю', 'Війна з росією']</text:p>
      <text:p text:style-name="P4">
Type: Article</text:p>
      <!--METADATA-->
      <text:p text:style-name="P4">
<draw:frame draw:style-name="fr1" draw:name="Image63" text:anchor-type="as-char" svg:width="6.9236in" svg:height="3.956343in" draw:z-index="0">
<draw:image xlink:href="../Images/yкринформ/2023-05-03T-64-12-00-03-00/630_360_1562308141-486.jpg" xlink:type="simple" xlink:show="embed" xlink:actuate="onLoad" draw:mime-type="image/jpeg"/>
</draw:frame>
No large -scale cases of illegal circulation of small arms in connection with the war against Ukraine against Ukraine have been recorded.</text:p>
      <text:p text:style-name="P4">
As Ukrinform reports, about it <text:a xlink:type="simple" xlink:href="https://www.unodc.org/documents/treaties/CTOC/working-group-on-firearms-2023_html/Final_-_EU_Statement_WG_Firearms.pdf" text:style-name="Internet_20_link" text:visited-style-name="Visited_20_Internet_20_Link">
</text:a>
The EU Delegation of International Organizations in Vienna during a meeting of the Working Group of Stryletsky Weapons of the UN Convention Convention against Transnational Organized Crime.</text:p>
      <text:p text:style-name="P4">
"Russia's aggressive war against Ukraine has increased the threat of illegal trash weapons in the EU, as well as in other regions. The European Union has taken into account the experienced Balkans and has already cooperated with Ukraine, Member States and other states, in particular, within the framework(EMPACT)To confront this threat, "is in a statement.</text:p>
      <text:p text:style-name="P4">
It is also stated that, since 2019, the European Union has supported Ukraine's efforts with illicit circulation <text:a xlink:type="simple" xlink:href="https://www.ukrinform.ua/tag-zbroa" text:style-name="Internet_20_link" text:visited-style-name="Visited_20_Internet_20_Link">
</text:a>
, ammunition and explosives. In addition, specific efforts are made to strengthen control at the external borders of the EU.</text:p>
      <text:p text:style-name="P4">
<text:span text:style-name="T4">
 Read also: </text:span>
 <text:a xlink:type="simple" xlink:href="https://www.ukrinform.ua/rubric-ato/3624567-u-evrokomisii-sprostuvali-rosijski-fejki-pro-prodaz-ukrainou-zahidnogo-ozbroenna.html" text:style-name="Internet_20_link" text:visited-style-name="Visited_20_Internet_20_Link">
</text:a>
"We remember the misinformation campaigns launched by Russia about this threat. Let me emphasize that by this time there was no need to be detected by the component illegal circulation of small arms in connection with the war. Let us say that we have good and wide cooperation with the Ukrainian government, And he is a sump because he identified this threat as a priority, "the Vevrosei said.</text:p>
      <text:p text:style-name="P4">
According to Ukrinform, Russia is actively disseminating misinformation and fake news on the alleged use of weapons partners provided by Ukraine to destroy its supply.</text:p>
      <text:p text:style-name="P4">
News Source: <text:a xlink:type="simple" xlink:href="https://www.ukrinform.ua/rubric-ato/3704382-u-es-sprostuvali-rosijski-fejki-pro-masstabnu-torgivlu-zbroeu-u-zvazku-z-vijnou-v-ukraini.html" text:style-name="Internet_20_link" text:visited-style-name="Visited_20_Internet_20_Link">
https://www.ukrinform.ua/rubric-ato/3704382-u-es-sprostuvali-rosijski-fejki-pro-masstabnu-torgivlu-zbroeu-u-zvazku-z-vijnou-v-ukraini.html</text:a>
</text:p>
      <!--NEWS-->
      <text:h text:style-name="P10" text:outline-level="1">
<text:span text:style-name="T4">
The EU has denied Russian fakes about large -scale weapons trade in connection with the war in Ukraine</text:span>
</text:h>
      <text:p text:style-name="P4">
Authors: Ukrinform (Person)</text:p>
      <text:p text:style-name="P4">
Publisher: Укринформ (Organization)</text:p>
      <text:p text:style-name="P4">
Published Time: 2023-05-03T-64:12:00+03:00</text:p>
      <text:p text:style-name="P4">
Modified Time: 2023-05-03T21:12:00+03:00</text:p>
      <text:p text:style-name="P4">
Description: No large -scale cases of illegal circulation of small arms in connection with Russia's war against Ukraine have been recorded. - Ukrinform.</text:p>
      <text:p text:style-name="P4">
Images: ["<text:a xlink:type="simple" xlink:href="https://static.ukrinform.com/photos/2019_07/thumb_files/630_360_1562308141-486.jpg" text:style-name="Internet_20_link" text:visited-style-name="Visited_20_Internet_20_Link">
630_360_15623...</text:a>
"]</text:p>
      <text:p text:style-name="P4">
Tags: ['Євросоюз', 'Торгівля зброєю', 'Війна з росією']</text:p>
      <text:p text:style-name="P4">
Type: Article</text:p>
      <!--METADATA-->
      <text:p text:style-name="P4">
<draw:frame draw:style-name="fr1" draw:name="Image64" text:anchor-type="as-char" svg:width="6.9236in" svg:height="3.956343in" draw:z-index="0">
<draw:image xlink:href="../Images/yкринформ/2023-05-03T-64-12-00-03-00/630_360_1562308141-486.jpg" xlink:type="simple" xlink:show="embed" xlink:actuate="onLoad" draw:mime-type="image/jpeg"/>
</draw:frame>
No large -scale cases of illegal circulation of small arms in connection with the war against Ukraine against Ukraine have been recorded.</text:p>
      <text:p text:style-name="P4">
As Ukrinform reports, about it <text:a xlink:type="simple" xlink:href="https://www.unodc.org/documents/treaties/CTOC/working-group-on-firearms-2023_html/Final_-_EU_Statement_WG_Firearms.pdf" text:style-name="Internet_20_link" text:visited-style-name="Visited_20_Internet_20_Link">
</text:a>
The EU Delegation of International Organizations in Vienna during a meeting of the Working Group of Stryletsky Weapons of the UN Convention Convention against Transnational Organized Crime.</text:p>
      <text:p text:style-name="P4">
"Russia's aggressive war against Ukraine has increased the threat of illegal trash weapons in the EU, as well as in other regions. The European Union has taken into account the experienced Balkans and has already cooperated with Ukraine, Member States and other states, in particular, within the framework(EMPACT)To confront this threat, "is in a statement.</text:p>
      <text:p text:style-name="P4">
It is also stated that, since 2019, the European Union has supported Ukraine's efforts with illicit circulation <text:a xlink:type="simple" xlink:href="https://www.ukrinform.ua/tag-zbroa" text:style-name="Internet_20_link" text:visited-style-name="Visited_20_Internet_20_Link">
</text:a>
, ammunition and explosives. In addition, specific efforts are made to strengthen control at the external borders of the EU.</text:p>
      <text:p text:style-name="P4">
<text:span text:style-name="T4">
 Read also: </text:span>
 <text:a xlink:type="simple" xlink:href="https://www.ukrinform.ua/rubric-ato/3624567-u-evrokomisii-sprostuvali-rosijski-fejki-pro-prodaz-ukrainou-zahidnogo-ozbroenna.html" text:style-name="Internet_20_link" text:visited-style-name="Visited_20_Internet_20_Link">
</text:a>
"We remember the misinformation campaigns launched by Russia about this threat. Let me emphasize that by this time there was no need to be detected by the component illegal circulation of small arms in connection with the war. Let us say that we have good and wide cooperation with the Ukrainian government, And he is a sump because he identified this threat as a priority, "the Vevrosei said.</text:p>
      <text:p text:style-name="P4">
According to Ukrinform, Russia is actively disseminating misinformation and fake news on the alleged use of weapons partners provided by Ukraine to destroy its supply.</text:p>
      <text:p text:style-name="P4">
News Source: <text:a xlink:type="simple" xlink:href="https://www.ukrinform.ua/rubric-ato/3704382-u-es-sprostuvali-rosijski-fejki-pro-masstabnu-torgivlu-zbroeu-u-zvazku-z-vijnou-v-ukraini.html" text:style-name="Internet_20_link" text:visited-style-name="Visited_20_Internet_20_Link">
https://www.ukrinform.ua/rubric-ato/3704382-u-es-sprostuvali-rosijski-fejki-pro-masstabnu-torgivlu-zbroeu-u-zvazku-z-vijnou-v-ukraini.html</text:a>
</text:p>
      <!--NEWS-->
      <text:h text:style-name="P10" text:outline-level="1">
<text:span text:style-name="T4">
As a result of the shelling of Kherson region, 21 people were already killed, 48 were injured</text:span>
</text:h>
      <text:p text:style-name="P4">
Authors: Ukrinform (Person)</text:p>
      <text:p text:style-name="P4">
Publisher: Укринформ (Organization)</text:p>
      <text:p text:style-name="P4">
Published Time: 2023-05-03T-66:12:00+03:00</text:p>
      <text:p text:style-name="P4">
Modified Time: 2023-05-03T21:12:00+03:00</text:p>
      <text:p text:style-name="P4">
Description: As a result of Russian shelling on Wednesday, 21 people were killed in the Kherson region, and 48 were injured. - Ukrinform.</text:p>
      <text:p text:style-name="P4">
Images: ["<text:a xlink:type="simple" xlink:href="https://static.ukrinform.com/photos/2023_05/thumb_files/630_360_1683132935-693.jpeg" text:style-name="Internet_20_link" text:visited-style-name="Visited_20_Internet_20_Link">
630_360_16831...</text:a>
", "<text:a xlink:type="simple" xlink:href="https://static.ukrinform.com/photos/2023_05/1683136929-211.jpg" text:style-name="Internet_20_link" text:visited-style-name="Visited_20_Internet_20_Link">
1683136929-21...</text:a>
", "<text:a xlink:type="simple" xlink:href="https://static.ukrinform.com/photos/2023_05/1683132934-883.jpeg" text:style-name="Internet_20_link" text:visited-style-name="Visited_20_Internet_20_Link">
1683132934-88...</text:a>
", "<text:a xlink:type="simple" xlink:href="https://static.ukrinform.com/photos/2023_05/1683132934-857.jpeg" text:style-name="Internet_20_link" text:visited-style-name="Visited_20_Internet_20_Link">
1683132934-85...</text:a>
", "<text:a xlink:type="simple" xlink:href="https://static.ukrinform.com/photos/2023_05/1683132936-769.jpeg" text:style-name="Internet_20_link" text:visited-style-name="Visited_20_Internet_20_Link">
1683132936-76...</text:a>
", "<text:a xlink:type="simple" xlink:href="https://static.ukrinform.com/photos/2023_05/1683132937-605.jpeg" text:style-name="Internet_20_link" text:visited-style-name="Visited_20_Internet_20_Link">
1683132937-60...</text:a>
", "<text:a xlink:type="simple" xlink:href="https://static.ukrinform.com/photos/2023_05/1683132935-166.jpeg" text:style-name="Internet_20_link" text:visited-style-name="Visited_20_Internet_20_Link">
1683132935-16...</text:a>
", "<text:a xlink:type="simple" xlink:href="https://static.ukrinform.com/photos/2023_05/1683132935-296.jpeg" text:style-name="Internet_20_link" text:visited-style-name="Visited_20_Internet_20_Link">
1683132935-29...</text:a>
", "<text:a xlink:type="simple" xlink:href="https://static.ukrinform.com/photos/2023_05/1683132936-684.jpeg" text:style-name="Internet_20_link" text:visited-style-name="Visited_20_Internet_20_Link">
1683132936-68...</text:a>
"]</text:p>
      <text:p text:style-name="P4">
Tags: ['Херсон', 'Херсонщина', 'Обстріл', 'Загибель', 'Війна з росією']</text:p>
      <text:p text:style-name="P4">
Type: Article</text:p>
      <!--METADATA-->
      <text:p text:style-name="P4">
<draw:frame draw:style-name="fr1" draw:name="Image65" text:anchor-type="as-char" svg:width="6.9236in" svg:height="3.956343in" draw:z-index="0">
<draw:image xlink:href="../Images/yкринформ/2023-05-03T-66-12-00-03-00/630_360_1683132935-693.jpeg" xlink:type="simple" xlink:show="embed" xlink:actuate="onLoad" draw:mime-type="image/jpeg"/>
</draw:frame>
As a result of Russian shelling on Wednesday in the Kherson region, 21 people were killed, 48 were injured.</text:p>
      <text:p text:style-name="P4">
According to Ukrinform, President Volodymyr Zelenskyy said it <text:a xlink:type="simple" xlink:href="https://t.me/V_Zelenskiy_official/6108" text:style-name="Internet_20_link" text:visited-style-name="Visited_20_Internet_20_Link">
</text:a>
.</text:p>
      <text:p text:style-name="P4">
"The world has to see and know it. The railway station and the crossing, the house, the construction shop, the grocery supermarket, the gas station - you know that it connects these places? The bloody trail that leaves Russia with its shells, killing peaceful people in Kherson and Kherson region. - 21 killed!48 wounded!All civilians!In one part -time!In one area!" -President wrote.</text:p>
      <text:p text:style-name="P4">
He expressed their condolences to the families and loved ones of the dead and assured that the Ukrainians would not forgive the perpetrators.</text:p>
      <text:p text:style-name="P4">
"Let's win the country and make everyone guilty!" - declared thezelensky.</text:p>
      <text:p text:style-name="P4">
Earlier, 19 killed and 47 wounded in the Telelorphone "Unified News" Head of the Kherson Regional Military Administration Alexander Proudin, reports <text:a xlink:type="simple" xlink:href="https://suspilne.media/465029-na-hersonsini-vnaslidok-rosijskih-obstriliv-zaginuli-19-ludej-poraneni-47/" text:style-name="Internet_20_link" text:visited-style-name="Visited_20_Internet_20_Link">
</text:a>
.</text:p>
      <text:p text:style-name="P4">
"The dead: three - during the firing of the" Epicenter ", two - at the railway station, four - after the ATB shelling. One person was killed in a car near a railway crossing, five more - in residential quarters, as well as three energy of Alestpanivka," - said Proudin .</text:p>
      <text:p text:style-name="P4">
<draw:frame draw:style-name="fr1" draw:name="Image66" text:anchor-type="as-char" svg:width="6.9236in" svg:height="3.89773in" draw:z-index="0">
<draw:image xlink:href="../Images/yкринформ/2023-05-03T-66-12-00-03-00/1683136929-211.jpg" xlink:type="simple" xlink:show="embed" xlink:actuate="onLoad" draw:mime-type="image/jpeg"/>
</draw:frame>
Photo: Social Herson</text:p>
      <text:p text:style-name="P4">
According to him, 47 people were injured in the region during the day.</text:p>
      <text:p text:style-name="P4">
"Five - after shelling" Epicenter ", 30 people were injured as a result of shelling, eight - in the territory of the railway station and the railway station, three more - consumed quarters , mine -breeding injury. A 17 -year -old girl was still wounded - she is in a state of moderate severity, "he said.</text:p>
      <text:p text:style-name="P4">
According to the chairman of the OVA, a 61-year-old woman was injured in the territory of the Daryevsky community in Tokarovka, and Ivanivka was injured.</text:p>
      <text:p text:style-name="P4">
Earlier, Presidential Office Andriy Yermak reported <text:a xlink:type="simple" xlink:href="https://t.me/ermaka2022/2567" text:style-name="Internet_20_link" text:visited-style-name="Visited_20_Internet_20_Link">
</text:a>
about 18 attacks of attack.</text:p>
      <text:p text:style-name="P4">
“The strikes of the Russians on Kherson continue. They beat peaceful people. Nazaraz is known about 18 dead and 46 wounded, ”he wrote.</text:p>
      <text:p text:style-name="P4">
Earlier, the Verkhovna Rada of Ukraine for Human Rights Dmitry Lubinets reported in <text:a xlink:type="simple" xlink:href="https://t.me/dmytro_lubinetzs/2328" text:style-name="Internet_20_link" text:visited-style-name="Visited_20_Internet_20_Link">
</text:a>
About 17 dead.</text:p>
      <text:p text:style-name="P4">
<draw:frame draw:style-name="fr1" draw:name="Image67" text:anchor-type="as-char" svg:width="6.9236in" svg:height="5.1927in" draw:z-index="0">
<draw:image xlink:href="../Images/yкринформ/2023-05-03T-66-12-00-03-00/1683132934-883.jpeg" xlink:type="simple" xlink:show="embed" xlink:actuate="onLoad" draw:mime-type="image/jpeg"/>
</draw:frame>
<draw:frame draw:style-name="fr1" draw:name="Image68" text:anchor-type="as-char" svg:width="6.9236in" svg:height="5.1927in" draw:z-index="0">
<draw:image xlink:href="../Images/yкринформ/2023-05-03T-66-12-00-03-00/1683132934-857.jpeg" xlink:type="simple" xlink:show="embed" xlink:actuate="onLoad" draw:mime-type="image/jpeg"/>
</draw:frame>
He emphasized that the targeting missile strikes are the aggressor country, houses, shops, public transport stops, railways.</text:p>
      <text:p text:style-name="P4">
<draw:frame draw:style-name="fr1" draw:name="Image69" text:anchor-type="as-char" svg:width="6.9236in" svg:height="5.1927in" draw:z-index="0">
<draw:image xlink:href="../Images/yкринформ/2023-05-03T-66-12-00-03-00/1683132936-769.jpeg" xlink:type="simple" xlink:show="embed" xlink:actuate="onLoad" draw:mime-type="image/jpeg"/>
</draw:frame>
"These are crimes for which the aggressor has to be punished!It is terrorism of the anti -CIR!", - Lubinets stressed.</text:p>
      <text:p text:style-name="P4">
<draw:frame draw:style-name="fr1" draw:name="Image70" text:anchor-type="as-char" svg:width="6.9236in" svg:height="5.1927in" draw:z-index="0">
<draw:image xlink:href="../Images/yкринформ/2023-05-03T-66-12-00-03-00/1683132937-605.jpeg" xlink:type="simple" xlink:show="embed" xlink:actuate="onLoad" draw:mime-type="image/jpeg"/>
</draw:frame>
<text:span text:style-name="T4">
 Read also: </text:span>
 <text:a xlink:type="simple" xlink:href="https://www.ukrinform.ua/rubric-ato/3704238-vijska-rf-atakuvala-kerovanimi-aviabombami-selo-na-hersonsini.html" text:style-name="Internet_20_link" text:visited-style-name="Visited_20_Internet_20_Link">
<text:span text:style-name="T4">
 Kherson </text:span>
</text:a>
In turn, Romanmrochko reports in the Kherson City Military Administration in <text:a xlink:type="simple" xlink:href="https://t.me/roman_mrochko/126" text:style-name="Internet_20_link" text:visited-style-name="Visited_20_Internet_20_Link">
</text:a>
 .</text:p>
      <text:p text:style-name="P4">
<draw:frame draw:style-name="fr1" draw:name="Image71" text:anchor-type="as-char" svg:width="6.9236in" svg:height="5.1927in" draw:z-index="0">
<draw:image xlink:href="../Images/yкринформ/2023-05-03T-66-12-00-03-00/1683132935-166.jpeg" xlink:type="simple" xlink:show="embed" xlink:actuate="onLoad" draw:mime-type="image/jpeg"/>
</draw:frame>
</text:p>
      <text:p text:style-name="P4">
<draw:frame draw:style-name="fr1" draw:name="Image72" text:anchor-type="as-char" svg:width="6.9236in" svg:height="5.1927in" draw:z-index="0">
<draw:image xlink:href="../Images/yкринформ/2023-05-03T-66-12-00-03-00/1683132935-296.jpeg" xlink:type="simple" xlink:show="embed" xlink:actuate="onLoad" draw:mime-type="image/jpeg"/>
</draw:frame>
"The terrible news for the Kherson community!From the actions of the Rashists -Nelyudes, 17 people have been at present, 45 were injured from which two children were injured," Mrochko said.</text:p>
      <text:p text:style-name="P4">
<draw:frame draw:style-name="fr1" draw:name="Image73" text:anchor-type="as-char" svg:width="6.9236in" svg:height="5.1927in" draw:z-index="0">
<draw:image xlink:href="../Images/yкринформ/2023-05-03T-66-12-00-03-00/1683132936-684.jpeg" xlink:type="simple" xlink:show="embed" xlink:actuate="onLoad" draw:mime-type="image/jpeg"/>
</draw:frame>
As it was reported, in the morning of May 3, Russian troops began to massively block the city of Kherson and settlements of the region.</text:p>
      <text:p text:style-name="P4">
_ Photo: National Police _</text:p>
      <text:p text:style-name="P4">
News Source: <text:a xlink:type="simple" xlink:href="https://www.ukrinform.ua/rubric-ato/3704316-unaslidok-obstrilu-hersonsini-vze-zaginulo-17-ludej.html" text:style-name="Internet_20_link" text:visited-style-name="Visited_20_Internet_20_Link">
https://www.ukrinform.ua/rubric-ato/3704316-unaslidok-obstrilu-hersonsini-vze-zaginulo-17-ludej.html</text:a>
</text:p>
      <!--NEWS-->
      <text:h text:style-name="P10" text:outline-level="1">
<text:span text:style-name="T4">
As a result of the shelling of Kherson region, 21 people were already killed, 48 were injured</text:span>
</text:h>
      <text:p text:style-name="P4">
Authors: Ukrinform (Person)</text:p>
      <text:p text:style-name="P4">
Publisher: Укринформ (Organization)</text:p>
      <text:p text:style-name="P4">
Published Time: 2023-05-03T-69:12:00+03:00</text:p>
      <text:p text:style-name="P4">
Modified Time: 2023-05-03T21:12:00+03:00</text:p>
      <text:p text:style-name="P4">
Description: As a result of Russian shelling on Wednesday, 21 people were killed in the Kherson region, and 48 were injured. - Ukrinform.</text:p>
      <text:p text:style-name="P4">
Images: ["<text:a xlink:type="simple" xlink:href="https://static.ukrinform.com/photos/2023_05/thumb_files/630_360_1683132935-693.jpeg" text:style-name="Internet_20_link" text:visited-style-name="Visited_20_Internet_20_Link">
630_360_16831...</text:a>
", "<text:a xlink:type="simple" xlink:href="https://static.ukrinform.com/photos/2023_05/1683136929-211.jpg" text:style-name="Internet_20_link" text:visited-style-name="Visited_20_Internet_20_Link">
1683136929-21...</text:a>
", "<text:a xlink:type="simple" xlink:href="https://static.ukrinform.com/photos/2023_05/1683132934-883.jpeg" text:style-name="Internet_20_link" text:visited-style-name="Visited_20_Internet_20_Link">
1683132934-88...</text:a>
", "<text:a xlink:type="simple" xlink:href="https://static.ukrinform.com/photos/2023_05/1683132934-857.jpeg" text:style-name="Internet_20_link" text:visited-style-name="Visited_20_Internet_20_Link">
1683132934-85...</text:a>
", "<text:a xlink:type="simple" xlink:href="https://static.ukrinform.com/photos/2023_05/1683132936-769.jpeg" text:style-name="Internet_20_link" text:visited-style-name="Visited_20_Internet_20_Link">
1683132936-76...</text:a>
", "<text:a xlink:type="simple" xlink:href="https://static.ukrinform.com/photos/2023_05/1683132937-605.jpeg" text:style-name="Internet_20_link" text:visited-style-name="Visited_20_Internet_20_Link">
1683132937-60...</text:a>
", "<text:a xlink:type="simple" xlink:href="https://static.ukrinform.com/photos/2023_05/1683132935-166.jpeg" text:style-name="Internet_20_link" text:visited-style-name="Visited_20_Internet_20_Link">
1683132935-16...</text:a>
", "<text:a xlink:type="simple" xlink:href="https://static.ukrinform.com/photos/2023_05/1683132935-296.jpeg" text:style-name="Internet_20_link" text:visited-style-name="Visited_20_Internet_20_Link">
1683132935-29...</text:a>
", "<text:a xlink:type="simple" xlink:href="https://static.ukrinform.com/photos/2023_05/1683132936-684.jpeg" text:style-name="Internet_20_link" text:visited-style-name="Visited_20_Internet_20_Link">
1683132936-68...</text:a>
"]</text:p>
      <text:p text:style-name="P4">
Tags: ['Херсон', 'Херсонщина', 'Обстріл', 'Загибель', 'Війна з росією']</text:p>
      <text:p text:style-name="P4">
Type: Article</text:p>
      <!--METADATA-->
      <text:p text:style-name="P4">
<draw:frame draw:style-name="fr1" draw:name="Image74" text:anchor-type="as-char" svg:width="6.9236in" svg:height="3.956343in" draw:z-index="0">
<draw:image xlink:href="../Images/yкринформ/2023-05-03T-69-12-00-03-00/630_360_1683132935-693.jpeg" xlink:type="simple" xlink:show="embed" xlink:actuate="onLoad" draw:mime-type="image/jpeg"/>
</draw:frame>
As a result of Russian shelling on Wednesday in the Kherson region, 21 people were killed, 48 were injured.</text:p>
      <text:p text:style-name="P4">
According to Ukrinform, President Volodymyr Zelenskyy said it <text:a xlink:type="simple" xlink:href="https://t.me/V_Zelenskiy_official/6108" text:style-name="Internet_20_link" text:visited-style-name="Visited_20_Internet_20_Link">
</text:a>
.</text:p>
      <text:p text:style-name="P4">
"The world has to see and know it. The railway station and the crossing, the house, the construction shop, the grocery supermarket, the gas station - you know that it connects these places? The bloody trail that leaves Russia with its shells, killing peaceful people in Kherson and Kherson region. - 21 killed!48 wounded!All civilians!In one part -time!In one area!" -President wrote.</text:p>
      <text:p text:style-name="P4">
He expressed their condolences to the families and loved ones of the dead and assured that the Ukrainians would not forgive the perpetrators.</text:p>
      <text:p text:style-name="P4">
"Let's win the country and make everyone guilty!" - declared thezelensky.</text:p>
      <text:p text:style-name="P4">
Earlier, 19 killed and 47 wounded in the Telelorphone "Unified News" Head of the Kherson Regional Military Administration Alexander Proudin, reports <text:a xlink:type="simple" xlink:href="https://suspilne.media/465029-na-hersonsini-vnaslidok-rosijskih-obstriliv-zaginuli-19-ludej-poraneni-47/" text:style-name="Internet_20_link" text:visited-style-name="Visited_20_Internet_20_Link">
</text:a>
.</text:p>
      <text:p text:style-name="P4">
"The dead: three - during the firing of the" Epicenter ", two - at the railway station, four - after the ATB shelling. One person was killed in a car near a railway crossing, five more - in residential quarters, as well as three energy of Alestpanivka," - said Proudin .</text:p>
      <text:p text:style-name="P4">
<draw:frame draw:style-name="fr1" draw:name="Image75" text:anchor-type="as-char" svg:width="6.9236in" svg:height="3.89773in" draw:z-index="0">
<draw:image xlink:href="../Images/yкринформ/2023-05-03T-69-12-00-03-00/1683136929-211.jpg" xlink:type="simple" xlink:show="embed" xlink:actuate="onLoad" draw:mime-type="image/jpeg"/>
</draw:frame>
Photo: Social Herson</text:p>
      <text:p text:style-name="P4">
According to him, 47 people were injured in the region during the day.</text:p>
      <text:p text:style-name="P4">
"Five - after shelling" Epicenter ", 30 people were injured as a result of shelling, eight - in the territory of the railway station and the railway station, three more - consumed quarters , mine -breeding injury. A 17 -year -old girl was still wounded - she is in a state of moderate severity, "he said.</text:p>
      <text:p text:style-name="P4">
According to the chairman of the OVA, a 61-year-old woman was injured in the territory of the Daryevsky community in Tokarovka, and Ivanivka was injured.</text:p>
      <text:p text:style-name="P4">
Earlier, Presidential Office Andriy Yermak reported <text:a xlink:type="simple" xlink:href="https://t.me/ermaka2022/2567" text:style-name="Internet_20_link" text:visited-style-name="Visited_20_Internet_20_Link">
</text:a>
about 18 attacks of attack.</text:p>
      <text:p text:style-name="P4">
“The strikes of the Russians on Kherson continue. They beat peaceful people. Nazaraz is known about 18 dead and 46 wounded, ”he wrote.</text:p>
      <text:p text:style-name="P4">
Earlier, the Verkhovna Rada of Ukraine for Human Rights Dmitry Lubinets reported in <text:a xlink:type="simple" xlink:href="https://t.me/dmytro_lubinetzs/2328" text:style-name="Internet_20_link" text:visited-style-name="Visited_20_Internet_20_Link">
</text:a>
About 17 dead.</text:p>
      <text:p text:style-name="P4">
<draw:frame draw:style-name="fr1" draw:name="Image76" text:anchor-type="as-char" svg:width="6.9236in" svg:height="5.1927in" draw:z-index="0">
<draw:image xlink:href="../Images/yкринформ/2023-05-03T-69-12-00-03-00/1683132934-883.jpeg" xlink:type="simple" xlink:show="embed" xlink:actuate="onLoad" draw:mime-type="image/jpeg"/>
</draw:frame>
<draw:frame draw:style-name="fr1" draw:name="Image77" text:anchor-type="as-char" svg:width="6.9236in" svg:height="5.1927in" draw:z-index="0">
<draw:image xlink:href="../Images/yкринформ/2023-05-03T-69-12-00-03-00/1683132934-857.jpeg" xlink:type="simple" xlink:show="embed" xlink:actuate="onLoad" draw:mime-type="image/jpeg"/>
</draw:frame>
He emphasized that the targeting missile strikes are the aggressor country, houses, shops, public transport stops, railways.</text:p>
      <text:p text:style-name="P4">
<draw:frame draw:style-name="fr1" draw:name="Image78" text:anchor-type="as-char" svg:width="6.9236in" svg:height="5.1927in" draw:z-index="0">
<draw:image xlink:href="../Images/yкринформ/2023-05-03T-69-12-00-03-00/1683132936-769.jpeg" xlink:type="simple" xlink:show="embed" xlink:actuate="onLoad" draw:mime-type="image/jpeg"/>
</draw:frame>
"These are crimes for which the aggressor has to be punished!It is terrorism of the anti -CIR!", - Lubinets stressed.</text:p>
      <text:p text:style-name="P4">
<draw:frame draw:style-name="fr1" draw:name="Image79" text:anchor-type="as-char" svg:width="6.9236in" svg:height="5.1927in" draw:z-index="0">
<draw:image xlink:href="../Images/yкринформ/2023-05-03T-69-12-00-03-00/1683132937-605.jpeg" xlink:type="simple" xlink:show="embed" xlink:actuate="onLoad" draw:mime-type="image/jpeg"/>
</draw:frame>
<text:span text:style-name="T4">
 Read also: </text:span>
 <text:a xlink:type="simple" xlink:href="https://www.ukrinform.ua/rubric-ato/3704238-vijska-rf-atakuvala-kerovanimi-aviabombami-selo-na-hersonsini.html" text:style-name="Internet_20_link" text:visited-style-name="Visited_20_Internet_20_Link">
<text:span text:style-name="T4">
 Kherson </text:span>
</text:a>
In turn, Romanmrochko reports in the Kherson City Military Administration in <text:a xlink:type="simple" xlink:href="https://t.me/roman_mrochko/126" text:style-name="Internet_20_link" text:visited-style-name="Visited_20_Internet_20_Link">
</text:a>
 .</text:p>
      <text:p text:style-name="P4">
<draw:frame draw:style-name="fr1" draw:name="Image80" text:anchor-type="as-char" svg:width="6.9236in" svg:height="5.1927in" draw:z-index="0">
<draw:image xlink:href="../Images/yкринформ/2023-05-03T-69-12-00-03-00/1683132935-166.jpeg" xlink:type="simple" xlink:show="embed" xlink:actuate="onLoad" draw:mime-type="image/jpeg"/>
</draw:frame>
</text:p>
      <text:p text:style-name="P4">
<draw:frame draw:style-name="fr1" draw:name="Image81" text:anchor-type="as-char" svg:width="6.9236in" svg:height="5.1927in" draw:z-index="0">
<draw:image xlink:href="../Images/yкринформ/2023-05-03T-69-12-00-03-00/1683132935-296.jpeg" xlink:type="simple" xlink:show="embed" xlink:actuate="onLoad" draw:mime-type="image/jpeg"/>
</draw:frame>
"The terrible news for the Kherson community!From the actions of the Rashists -Nelyudes, 17 people have been at present, 45 were injured from which two children were injured," Mrochko said.</text:p>
      <text:p text:style-name="P4">
<draw:frame draw:style-name="fr1" draw:name="Image82" text:anchor-type="as-char" svg:width="6.9236in" svg:height="5.1927in" draw:z-index="0">
<draw:image xlink:href="../Images/yкринформ/2023-05-03T-69-12-00-03-00/1683132936-684.jpeg" xlink:type="simple" xlink:show="embed" xlink:actuate="onLoad" draw:mime-type="image/jpeg"/>
</draw:frame>
As it was reported, in the morning of May 3, Russian troops began to massively block the city of Kherson and settlements of the region.</text:p>
      <text:p text:style-name="P4">
_ Photo: National Police _</text:p>
      <text:p text:style-name="P4">
News Source: <text:a xlink:type="simple" xlink:href="https://www.ukrinform.ua/rubric-ato/3704316-unaslidok-obstrilu-hersonsini-vze-zaginulo-17-ludej.html" text:style-name="Internet_20_link" text:visited-style-name="Visited_20_Internet_20_Link">
https://www.ukrinform.ua/rubric-ato/3704316-unaslidok-obstrilu-hersonsini-vze-zaginulo-17-ludej.html</text:a>
</text:p>
      <!--NEWS-->
      <text:h text:style-name="P10" text:outline-level="1">
<text:span text:style-name="T4">
Restoration of the Ukrainian Agrosector: The Ministry of Agrarian Policy hopes to cooperate with the state of Utah</text:span>
</text:h>
      <text:p text:style-name="P4">
Authors: Ukrinform (Person)</text:p>
      <text:p text:style-name="P4">
Publisher: Укринформ (Organization)</text:p>
      <text:p text:style-name="P4">
Published Time: 2023-05-03T-71:10:38+03:00</text:p>
      <text:p text:style-name="P4">
Modified Time: 2023-05-03T21:10:38+03:00</text:p>
      <text:p text:style-name="P4">
Description: The Ministry of Agrarian Policy and Food of Ukraine will cooperate with the state of Utah (USA) to restore the agricultural sector of Ukraine. - Ukrinform.</text:p>
      <text:p text:style-name="P4">
Images: ["<text:a xlink:type="simple" xlink:href="https://static.ukrinform.com/photos/2023_05/thumb_files/630_360_1683137305-973.jpeg" text:style-name="Internet_20_link" text:visited-style-name="Visited_20_Internet_20_Link">
630_360_16831...</text:a>
", "<text:a xlink:type="simple" xlink:href="https://static.ukrinform.com/photos/2023_05/1683137305-242.jpeg" text:style-name="Internet_20_link" text:visited-style-name="Visited_20_Internet_20_Link">
1683137305-24...</text:a>
", "<text:a xlink:type="simple" xlink:href="https://static.ukrinform.com/photos/2023_05/1683137306-643.jpeg" text:style-name="Internet_20_link" text:visited-style-name="Visited_20_Internet_20_Link">
1683137306-64...</text:a>
"]</text:p>
      <text:p text:style-name="P4">
Tags: ['Мінагро', 'США', 'Аграрії', 'Відбудова']</text:p>
      <text:p text:style-name="P4">
Type: Article</text:p>
      <!--METADATA-->
      <text:p text:style-name="P4">
<draw:frame draw:style-name="fr1" draw:name="Image83" text:anchor-type="as-char" svg:width="6.9236in" svg:height="3.956343in" draw:z-index="0">
<draw:image xlink:href="../Images/yкринформ/2023-05-03T-71-10-38-03-00/630_360_1683137305-973.jpeg" xlink:type="simple" xlink:show="embed" xlink:actuate="onLoad" draw:mime-type="image/jpeg"/>
</draw:frame>
The Ministry of Agrarian Policy and Food of Ukraine will cooperate with Utah(USA)For the restoration of the agricultural sector of Ukraine.</text:p>
      <text:p text:style-name="P4">
This was discussed during the meeting of the Deputy Minister of Agrarian Policy and Food of Ukraine Taras Vysotsky and Markian Dmitrasevich with the Delegation of Utah, Ukrinform reports with reference to <text:a xlink:type="simple" xlink:href="https://minagro.gov.ua/news/u-minagropolitiki-vidbulas-zustrich-z-predstavnikami-senatu-shtatu-yuta" text:style-name="Internet_20_link" text:visited-style-name="Visited_20_Internet_20_Link">
</text:a>
.</text:p>
      <text:p text:style-name="P4">
Utah was represented by the President of the Stuart Adams Senate, staff of the State Department of State and Businesses.</text:p>
      <text:p text:style-name="P4">
It is noted that the parties discussed the areas of cooperation for the restoration of the agrarian industry of Ukraine and attracting the latest American technologies, in particular to restore soil and increase their fertility.</text:p>
      <text:p text:style-name="P4">
Vysotsky said that the Ukrainian agricultural sector is ready to increase the production and export of products, provided that the consequences of the war of the industry's tavering war, and it also has the potential for the development of the processing industry.</text:p>
      <text:p text:style-name="P4">
<draw:frame draw:style-name="fr1" draw:name="Image84" text:anchor-type="as-char" svg:width="6.9236in" svg:height="4.615733in" draw:z-index="0">
<draw:image xlink:href="../Images/yкринформ/2023-05-03T-71-10-38-03-00/1683137305-242.jpeg" xlink:type="simple" xlink:show="embed" xlink:actuate="onLoad" draw:mime-type="image/jpeg"/>
</draw:frame>
“It is the development of bioenergy. We can significantly increase the production of biomethane. We have considerable potential for increasing the volume of production of meat tamolic products, the development of gardening, including processing of berries, ”the minister's addctor.</text:p>
      <text:p text:style-name="P4">
<text:span text:style-name="T4">
 Read also: </text:span>
 <text:a xlink:type="simple" xlink:href="https://www.ukrinform.ua/rubric-economy/3697564-rozminuvanna-pilgovi-krediti-ta-granti-urad-viznaciv-prioriteti-dla-pidtrimki-agrariiv.html" text:style-name="Internet_20_link" text:visited-style-name="Visited_20_Internet_20_Link">
</text:a>
Dmitrasevich noted that Ukraine seeks to attract private investments in its economy before the end of the war and is working on the introduction of comprehensive insurance of military risks for both foreign and domestic entrepreneurs.</text:p>
      <text:p text:style-name="P4">
"In this matter, we have made progress with a multilateral Miga Guarantee Investment Agency, which is part of the World Bank Group," he said.</text:p>
      <text:p text:style-name="P4">
<draw:frame draw:style-name="fr1" draw:name="Image85" text:anchor-type="as-char" svg:width="6.9236in" svg:height="4.615733in" draw:z-index="0">
<draw:image xlink:href="../Images/yкринформ/2023-05-03T-71-10-38-03-00/1683137306-643.jpeg" xlink:type="simple" xlink:show="embed" xlink:actuate="onLoad" draw:mime-type="image/jpeg"/>
</draw:frame>
The participants of the meeting agreed to continue the dialogue to work out.</text:p>
      <text:p text:style-name="P4">
As it was reported, in June 2022 the Ministry of Agrarian Policy and the Ministry of Church Economy <text:a xlink:type="simple" xlink:href="https://www.ukrinform.ua/tag-ssa" text:style-name="Internet_20_link" text:visited-style-name="Visited_20_Internet_20_Link">
</text:a>
Signature of mutual understanding of cooperation in the field of agriculture.</text:p>
      <text:p text:style-name="P4">
<text:span text:style-name="T5">
Foto: minagro.gov.ua</text:span>
</text:p>
      <text:p text:style-name="P4">
News Source: <text:a xlink:type="simple" xlink:href="https://www.ukrinform.ua/rubric-vidbudova/3704380-vidnovlenna-ukrainskogo-agrosektoru-minagropolitiki-spodivaetsa-na-spivpracu-zi-statom-uta.html" text:style-name="Internet_20_link" text:visited-style-name="Visited_20_Internet_20_Link">
https://www.ukrinform.ua/rubric-vidbudova/3704380-vidnovlenna-ukrainskogo-agrosektoru-minagropolitiki-spodivaetsa-na-spivpracu-zi-statom-uta.html</text:a>
</text:p>
      <!--NEWS-->
      <text:h text:style-name="P10" text:outline-level="1">
<text:span text:style-name="T4">
JSC Avdiivka Directioz Rusian Army Shelled Novokalinova, Avdiivka, Severne, Tonyne, Charles ...</text:span>
</text:h>
      <text:p text:style-name="P4">
Authors: liveuamap (Language: en)</text:p>
      <text:p text:style-name="P4">
Time: 2023-05-03T-8:14:00</text:p>
      <text:p text:style-name="P4">
Location: Donetsk (Latitude:48.10789 Longtitude:37.54955)</text:p>
      <text:p text:style-name="P4">
Videos: []</text:p>
      <text:p text:style-name="P4">
Images: []</text:p>
      <text:p text:style-name="P4">
Tags: ["Russia"]</text:p>
      <text:p text:style-name="P4">
Id: 22560144</text:p>
      <!--METADATA-->
      <text:p text:style-name="P4">
At Avdiyivka directions Russian army shelled Novokalynove, Avdiyivka,Syeverne, Tonenke, Karlivka and Netaylove, - General Staff of Armed Forces ofUkraine says in the morning report</text:p>
      <text:p text:style-name="P4">
News Collection Link: <text:a xlink:type="simple" xlink:href="https://liveuamap.com/en/2023/3-may-at-avdiyivka-directions-russian-army-shelled-novokalynove" text:style-name="Internet_20_link" text:visited-style-name="Visited_20_Internet_20_Link">
https://liveuamap.com/en/2023/3-may-at-avdiyivka-directions-russian-army-shelled-novokalynove</text:a>
</text:p>
      <text:p text:style-name="P4">
News Source: <text:a xlink:type="simple" xlink:href="https://t.me/lumsrc/4672" text:style-name="Internet_20_link" text:visited-style-name="Visited_20_Internet_20_Link">
https://t.me/lumsrc/4672</text:a>
</text:p>
      <!--NEWS-->
      <text:h text:style-name="P10" text:outline-level="1">
<text:span text:style-name="T4">
Ukrainian air defense shot down 21 of 26 Shahed drones overnight</text:span>
</text:h>
      <text:p text:style-name="P4">
Authors: liveuamap (Language: en)</text:p>
      <text:p text:style-name="P4">
Time: 2023-05-03T00:48:17</text:p>
      <text:p text:style-name="P4">
Location: Dnipro (Latitude:48.39456 Longtitude:35.11591)</text:p>
      <text:p text:style-name="P4">
Videos: []</text:p>
      <text:p text:style-name="P4">
Images: ["<text:a xlink:type="simple" xlink:href="https://liveuamap.com/pics/2023/05/03/22560114_0.jpg" text:style-name="Internet_20_link" text:visited-style-name="Visited_20_Internet_20_Link">
22560114_0.jpg</text:a>
"]</text:p>
      <text:p text:style-name="P4">
Tags: []</text:p>
      <text:p text:style-name="P4">
Id: 22560114</text:p>
      <!--METADATA-->
      <text:p text:style-name="P4">
Ukrainian air defense shot down 21 of 26 Shahed drones overnight</text:p>
      <text:p text:style-name="P4">
<draw:frame draw:style-name="fr1" draw:name="Image86" text:anchor-type="as-char" svg:width="6.9236in" svg:height="6.9236in" draw:z-index="0">
<draw:image xlink:href="../Images/liveuamap/2023-05-03T00-48-17/22560114_0.jpg" xlink:type="simple" xlink:show="embed" xlink:actuate="onLoad" draw:mime-type="image/jpeg"/>
</draw:frame>
News Collection Link: <text:a xlink:type="simple" xlink:href="https://liveuamap.com/en/2023/3-may-ukrainian-air-defense-shot-down-21-of-26-shahed-drones" text:style-name="Internet_20_link" text:visited-style-name="Visited_20_Internet_20_Link">
https://liveuamap.com/en/2023/3-may-ukrainian-air-defense-shot-down-21-of-26-shahed-drones</text:a>
</text:p>
      <text:p text:style-name="P4">
News Source: <text:a xlink:type="simple" xlink:href="https://t.me/kpszsu/2494" text:style-name="Internet_20_link" text:visited-style-name="Visited_20_Internet_20_Link">
https://t.me/kpszsu/2494</text:a>
</text:p>
      <!--NEWS-->
      <text:h text:style-name="P10" text:outline-level="1">
<text:span text:style-name="T4">
Kherson, Khersonska Oblast(08:15). Red Alert: aerial threat. Sirens sounding. Take cover now!</text:span>
</text:h>
      <text:p text:style-name="P4">
Authors: liveuamap (Language: en)</text:p>
      <text:p text:style-name="P4">
Time: 2023-05-03T02:16:00</text:p>
      <text:p text:style-name="P4">
Location: Kherson (Latitude:46.65581000 Longtitude:32.61780000)</text:p>
      <text:p text:style-name="P4">
Videos: []</text:p>
      <text:p text:style-name="P4">
Images: []</text:p>
      <text:p text:style-name="P4">
Tags: ["Europe", "Central and Eastern Europe"]</text:p>
      <text:p text:style-name="P4">
Id: 22560116</text:p>
      <!--METADATA-->
      <text:p text:style-name="P4">
Kherson, Kherson region(08:15). Red Alert: aerial threat. Sirens sounding.Take cover now!</text:p>
      <text:p text:style-name="P4">
News Collection Link: <text:a xlink:type="simple" xlink:href="https://liveuamap.com/en/2023/03-may-kherson-khersonska-oblast0815-red-alerg" text:style-name="Internet_20_link" text:visited-style-name="Visited_20_Internet_20_Link">
https://liveuamap.com/en/2023/03-may-kherson-khersonska-oblast0815-red-alerg</text:a>
</text:p>
      <text:p text:style-name="P4">
News Source: <text:a xlink:type="simple" xlink:href="https://t.me/air_alert_ua/44281" text:style-name="Internet_20_link" text:visited-style-name="Visited_20_Internet_20_Link">
https://t.me/air_alert_ua/44281</text:a>
</text:p>
      <!--NEWS-->
      <text:h text:style-name="P10" text:outline-level="1">
<text:span text:style-name="T4">
Harciw, Harkiv region, Poltavska region (08:21). Red Alert: Aerial Threat. Siren Sundin ...</text:span>
</text:h>
      <text:p text:style-name="P4">
Authors: liveuamap (Language: en)</text:p>
      <text:p text:style-name="P4">
Time: 2023-05-03T02:21:00</text:p>
      <text:p text:style-name="P4">
Location: Kharkiv (Latitude:49.97967 Longtitude:36.25255)</text:p>
      <text:p text:style-name="P4">
Videos: []</text:p>
      <text:p text:style-name="P4">
Images: []</text:p>
      <text:p text:style-name="P4">
Tags: ["Europe", "Central and Eastern Europe"]</text:p>
      <text:p text:style-name="P4">
Id: 22560117</text:p>
      <!--METADATA-->
      <text:p text:style-name="P4">
Kharkiv, Kharkiv region, Poltava region(08:21). Red Alert: aerial threat.Sirens sounding. Take cover now!</text:p>
      <text:p text:style-name="P4">
News Collection Link: <text:a xlink:type="simple" xlink:href="https://liveuamap.com/en/2023/03-may-kharkiv-kharkivska-oblast-poltavska-obg" text:style-name="Internet_20_link" text:visited-style-name="Visited_20_Internet_20_Link">
https://liveuamap.com/en/2023/03-may-kharkiv-kharkivska-oblast-poltavska-obg</text:a>
</text:p>
      <text:p text:style-name="P4">
News Source: <text:a xlink:type="simple" xlink:href="https://t.me/air_alert_ua/44283" text:style-name="Internet_20_link" text:visited-style-name="Visited_20_Internet_20_Link">
https://t.me/air_alert_ua/44283</text:a>
</text:p>
      <!--NEWS-->
      <text:h text:style-name="P10" text:outline-level="1">
<text:span text:style-name="T4">
Donetsk Oblast(08:39). Red Alert: aerial threat. Sirens sounding. Take cover now!</text:span>
</text:h>
      <text:p text:style-name="P4">
Authors: liveuamap (Language: en)</text:p>
      <text:p text:style-name="P4">
Time: 2023-05-03T02:41:00</text:p>
      <text:p text:style-name="P4">
Location: Donetsk Oblast (Latitude:48.72829 Longtitude:37.57828)</text:p>
      <text:p text:style-name="P4">
Videos: []</text:p>
      <text:p text:style-name="P4">
Images: []</text:p>
      <text:p text:style-name="P4">
Tags: ["Europe", "Central and Eastern Europe"]</text:p>
      <text:p text:style-name="P4">
Id: 22560119</text:p>
      <!--METADATA-->
      <text:p text:style-name="P4">
Donetsk Oblast(08:39). Red Alert: aerial threat. Sirens sounding. Take covernow!</text:p>
      <text:p text:style-name="P4">
News Collection Link: <text:a xlink:type="simple" xlink:href="https://liveuamap.com/en/2023/03-may-donetsk-oblast0839-red-alert-aerial-thg" text:style-name="Internet_20_link" text:visited-style-name="Visited_20_Internet_20_Link">
https://liveuamap.com/en/2023/03-may-donetsk-oblast0839-red-alert-aerial-thg</text:a>
</text:p>
      <text:p text:style-name="P4">
News Source: <text:a xlink:type="simple" xlink:href="https://t.me/air_alert_ua/44284" text:style-name="Internet_20_link" text:visited-style-name="Visited_20_Internet_20_Link">
https://t.me/air_alert_ua/44284</text:a>
</text:p>
      <!--NEWS-->
      <text:h text:style-name="P10" text:outline-level="1">
<text:span text:style-name="T4">
Drones attacked airfield in Seshcha overnight</text:span>
</text:h>
      <text:p text:style-name="P4">
Authors: liveuamap (Language: en)</text:p>
      <text:p text:style-name="P4">
Time: 2023-05-03T03:14:32</text:p>
      <text:p text:style-name="P4">
Location: Bryanskaya oblast' (Latitude:53.71479 Longtitude:33.34557)</text:p>
      <text:p text:style-name="P4">
Videos: []</text:p>
      <text:p text:style-name="P4">
Images: []</text:p>
      <text:p text:style-name="P4">
Tags: []</text:p>
      <text:p text:style-name="P4">
Id: 22560120</text:p>
      <!--METADATA-->
      <text:p text:style-name="P4">
Drones attacked airfield in Seshcha overnight</text:p>
      <text:p text:style-name="P4">
News Collection Link: <text:a xlink:type="simple" xlink:href="https://liveuamap.com/en/2023/3-may-drones-attacked-airfield-in-seshcha-overnight-" text:style-name="Internet_20_link" text:visited-style-name="Visited_20_Internet_20_Link">
https://liveuamap.com/en/2023/3-may-drones-attacked-airfield-in-seshcha-overnight-</text:a>
</text:p>
      <text:p text:style-name="P4">
News Source: <text:a xlink:type="simple" xlink:href="https://t.me/bbcrussian/45587" text:style-name="Internet_20_link" text:visited-style-name="Visited_20_Internet_20_Link">
https://t.me/bbcrussian/45587</text:a>
</text:p>
      <!--NEWS-->
      <text:h text:style-name="P10" text:outline-level="1">
<text:span text:style-name="T4">
Donetsk Oblast(09:50). Red Alert: aerial threat. Sirens sounding. Take cover now!</text:span>
</text:h>
      <text:p text:style-name="P4">
Authors: liveuamap (Language: en)</text:p>
      <text:p text:style-name="P4">
Time: 2023-05-03T03:51:00</text:p>
      <text:p text:style-name="P4">
Location: Donetsk Oblast (Latitude:48.72763 Longtitude:37.57906)</text:p>
      <text:p text:style-name="P4">
Videos: []</text:p>
      <text:p text:style-name="P4">
Images: []</text:p>
      <text:p text:style-name="P4">
Tags: ["Europe", "Central and Eastern Europe"]</text:p>
      <text:p text:style-name="P4">
Id: 22560121</text:p>
      <!--METADATA-->
      <text:p text:style-name="P4">
Donetsk Oblast(09:50). Red Alert: aerial threat. Sirens sounding. Take covernow!</text:p>
      <text:p text:style-name="P4">
News Collection Link: <text:a xlink:type="simple" xlink:href="https://liveuamap.com/en/2023/03-may-donetsk-oblast0950-red-alert-aerial-thg" text:style-name="Internet_20_link" text:visited-style-name="Visited_20_Internet_20_Link">
https://liveuamap.com/en/2023/03-may-donetsk-oblast0950-red-alert-aerial-thg</text:a>
</text:p>
      <text:p text:style-name="P4">
News Source: <text:a xlink:type="simple" xlink:href="https://t.me/air_alert_ua/44290" text:style-name="Internet_20_link" text:visited-style-name="Visited_20_Internet_20_Link">
https://t.me/air_alert_ua/44290</text:a>
</text:p>
      <!--NEWS-->
      <text:h text:style-name="P10" text:outline-level="1">
<text:span text:style-name="T4">
Chernihivska Oblast(10:11). Red Alert: aerial threat. Sirens sounding. Take cover now!</text:span>
</text:h>
      <text:p text:style-name="P4">
Authors: liveuamap (Language: en)</text:p>
      <text:p text:style-name="P4">
Time: 2023-05-03T04:11:00</text:p>
      <text:p text:style-name="P4">
Location: Chernihivska Oblast (Latitude:51.33333000 Longtitude:32.00000000)</text:p>
      <text:p text:style-name="P4">
Videos: []</text:p>
      <text:p text:style-name="P4">
Images: []</text:p>
      <text:p text:style-name="P4">
Tags: ["Europe", "Central and Eastern Europe"]</text:p>
      <text:p text:style-name="P4">
Id: 22560122</text:p>
      <!--METADATA-->
      <text:p text:style-name="P4">
Chernihiv region(10:11). Red Alert: aerial threat. Sirens sounding. Takecover now!</text:p>
      <text:p text:style-name="P4">
News Collection Link: <text:a xlink:type="simple" xlink:href="https://liveuamap.com/en/2023/03-may-chernihivska-oblast1011-red-alert-aerig" text:style-name="Internet_20_link" text:visited-style-name="Visited_20_Internet_20_Link">
https://liveuamap.com/en/2023/03-may-chernihivska-oblast1011-red-alert-aerig</text:a>
</text:p>
      <text:p text:style-name="P4">
News Source: <text:a xlink:type="simple" xlink:href="https://t.me/suspilnechernihiv/18202" text:style-name="Internet_20_link" text:visited-style-name="Visited_20_Internet_20_Link">
https://t.me/suspilnechernihiv/18202</text:a>
</text:p>
      <!--NEWS-->
      <text:h text:style-name="P10" text:outline-level="1">
<text:span text:style-name="T4">
Sumska Oblast(10:12). Red Alert: aerial threat. Sirens sounding. Take cover now!</text:span>
</text:h>
      <text:p text:style-name="P4">
Authors: liveuamap (Language: en)</text:p>
      <text:p text:style-name="P4">
Time: 2023-05-03T04:13:00</text:p>
      <text:p text:style-name="P4">
Location: Sumska Oblast (Latitude:51.00039 Longtitude:34.00118)</text:p>
      <text:p text:style-name="P4">
Videos: []</text:p>
      <text:p text:style-name="P4">
Images: []</text:p>
      <text:p text:style-name="P4">
Tags: ["Europe", "Central and Eastern Europe"]</text:p>
      <text:p text:style-name="P4">
Id: 22560123</text:p>
      <!--METADATA-->
      <text:p text:style-name="P4">
Sumy region(10:12). Red Alert: aerial threat. Sirens sounding. Take covernow!</text:p>
      <text:p text:style-name="P4">
News Collection Link: <text:a xlink:type="simple" xlink:href="https://liveuamap.com/en/2023/03-may-sumska-oblast1012-red-alert-aerial-thrg" text:style-name="Internet_20_link" text:visited-style-name="Visited_20_Internet_20_Link">
https://liveuamap.com/en/2023/03-may-sumska-oblast1012-red-alert-aerial-thrg</text:a>
</text:p>
      <text:p text:style-name="P4">
News Source: <text:a xlink:type="simple" xlink:href="https://t.me/air_alert_ua/44292" text:style-name="Internet_20_link" text:visited-style-name="Visited_20_Internet_20_Link">
https://t.me/air_alert_ua/44292</text:a>
</text:p>
      <!--NEWS-->
      <text:h text:style-name="P10" text:outline-level="1">
<text:span text:style-name="T4">
3 person killed, 5 wounded as result of shelling at Epicenter shopping mall in Kherson</text:span>
</text:h>
      <text:p text:style-name="P4">
Authors: liveuamap (Language: en)</text:p>
      <text:p text:style-name="P4">
Time: 2023-05-03T04:39:30</text:p>
      <text:p text:style-name="P4">
Location: Kherson (Latitude:46.65818 Longtitude:32.56957)</text:p>
      <text:p text:style-name="P4">
Videos: []</text:p>
      <text:p text:style-name="P4">
Images: ["<text:a xlink:type="simple" xlink:href="https://liveuamap.com/pics/2023/05/03/22560124_0.jpg" text:style-name="Internet_20_link" text:visited-style-name="Visited_20_Internet_20_Link">
22560124_0.jpg</text:a>
"]</text:p>
      <text:p text:style-name="P4">
Tags: ["Europe", "Central and Eastern Europe"]</text:p>
      <text:p text:style-name="P4">
Id: 22560124</text:p>
      <!--METADATA-->
      <text:p text:style-name="P4">
3 person killed, 5 wounded as result of shelling at Epicenter shopping mall inKherson</text:p>
      <text:p text:style-name="P4">
<draw:frame draw:style-name="fr1" draw:name="Image87" text:anchor-type="as-char" svg:width="6.9236in" svg:height="5.1927in" draw:z-index="0">
<draw:image xlink:href="../Images/liveuamap/2023-05-03T04-39-30/22560124_0.jpg" xlink:type="simple" xlink:show="embed" xlink:actuate="onLoad" draw:mime-type="image/jpeg"/>
</draw:frame>
News Collection Link: <text:a xlink:type="simple" xlink:href="https://liveuamap.com/en/2023/3-may-3-person-killed-5-wounded-as-result-of-shelling-at" text:style-name="Internet_20_link" text:visited-style-name="Visited_20_Internet_20_Link">
https://liveuamap.com/en/2023/3-may-3-person-killed-5-wounded-as-result-of-shelling-at</text:a>
</text:p>
      <text:p text:style-name="P4">
News Source: <text:a xlink:type="simple" xlink:href="https://t.me/hueviyherson/38826" text:style-name="Internet_20_link" text:visited-style-name="Visited_20_Internet_20_Link">
https://t.me/hueviyherson/38826</text:a>
</text:p>
      <!--NEWS-->
      <text:h text:style-name="P10" text:outline-level="1">
<text:span text:style-name="T4">
Russian army conducted 3 missile strikes, 39 airstrikes and over 63 shelling with MLRS, - Gen...</text:span>
</text:h>
      <text:p text:style-name="P4">
Authors: liveuamap (Language: en)</text:p>
      <text:p text:style-name="P4">
Time: 2023-05-03T05:13:00</text:p>
      <text:p text:style-name="P4">
Location: Nova Kakhovka, Khersons'ka oblast (Latitude:46.75503 Longtitude:33.38488)</text:p>
      <text:p text:style-name="P4">
Videos: []</text:p>
      <text:p text:style-name="P4">
Images: []</text:p>
      <text:p text:style-name="P4">
Tags: ["Russia"]</text:p>
      <text:p text:style-name="P4">
Id: 22560164</text:p>
      <!--METADATA-->
      <text:p text:style-name="P4">
Russian army conducted 3 missile strikes, 39 airstrikes and over 63 shellingwith MLRS, - General Staff of Armed Forces of Ukraine says in the morningreport</text:p>
      <text:p text:style-name="P4">
News Collection Link: <text:a xlink:type="simple" xlink:href="https://liveuamap.com/en/2023/3-may-russian-army-conducted-3-missile-strikes-39-airstrikes" text:style-name="Internet_20_link" text:visited-style-name="Visited_20_Internet_20_Link">
https://liveuamap.com/en/2023/3-may-russian-army-conducted-3-missile-strikes-39-airstrikes</text:a>
</text:p>
      <text:p text:style-name="P4">
News Source: <text:a xlink:type="simple" xlink:href="https://t.me/lumsrc/4667" text:style-name="Internet_20_link" text:visited-style-name="Visited_20_Internet_20_Link">
https://t.me/lumsrc/4667</text:a>
</text:p>
      <!--NEWS-->
      <text:h text:style-name="P10" text:outline-level="1">
<text:span text:style-name="T4">
Bakhmut Directio Rusian Army Shelled Vasukivka, Orikhovo-Vasylivka, Novomarka, Grigory ...</text:span>
</text:h>
      <text:p text:style-name="P4">
Authors: liveuamap (Language: en)</text:p>
      <text:p text:style-name="P4">
Time: 2023-05-03T05:14:00</text:p>
      <text:p text:style-name="P4">
Location: Donetsk Oblast (Latitude:48.36366 Longtitude:37.91485)</text:p>
      <text:p text:style-name="P4">
Videos: []</text:p>
      <text:p text:style-name="P4">
Images: []</text:p>
      <text:p text:style-name="P4">
Tags: ["Russia"]</text:p>
      <text:p text:style-name="P4">
Id: 22560145</text:p>
      <!--METADATA-->
      <text:p text:style-name="P4">
At Bakhmut Direction Russian Army Shelled Vasukivka, Orikhovo-Vasylivka, Novomarkove, Hryhorivka, Khromove, Bakhmut, Ivanivske, Chasivske, Chasivske, CHASIVSKE, IVANIVSKE, IVANIVSKE Yivka and Pivdenne of Donetsk Region, -General Staff of Armed Forces of Ukraine Says in the Morning Report</text:p>
      <text:p text:style-name="P4">
News Collection Link:(https://liveuamap.com/en/2023/3-may-at-bakhmut-direction-russian-army-shelled-vasukivka)</text:p>
      <text:p text:style-name="P4">
News Source: <text:a xlink:type="simple" xlink:href="https://t.me/lumsrc/4671" text:style-name="Internet_20_link" text:visited-style-name="Visited_20_Internet_20_Link">
https://t.me/lumsrc/4671</text:a>
</text:p>
      <!--NEWS-->
      <text:h text:style-name="P10" text:outline-level="1">
<text:span text:style-name="T4">
Russian forces conducting offensive actions at Lyman, Bakhmut, Avdiivka and Maryinka directio...</text:span>
</text:h>
      <text:p text:style-name="P4">
Authors: liveuamap (Language: en)</text:p>
      <text:p text:style-name="P4">
Time: 2023-05-03T05:17:23</text:p>
      <text:p text:style-name="P4">
Location: Marinka, Donetsk Oblast (Latitude:47.94004 Longtitude:37.50183)</text:p>
      <text:p text:style-name="P4">
Videos: []</text:p>
      <text:p text:style-name="P4">
Images: []</text:p>
      <text:p text:style-name="P4">
Tags: ["Russia"]</text:p>
      <text:p text:style-name="P4">
Id: 22560132</text:p>
      <!--METADATA-->
      <text:p text:style-name="P4">
Russian forces conducting offensive actions at Lyman, Bakhmut, Avdiivka andMaryinka directions. Ukrainian military repelled over 30 Russian attacks.Russian forces attempting to advance near Dibrova, Bakhmut, Ivanivske andPredtechyne, Pervomayske, Maryinka, - General Staff of Armed Forces of Ukrainesays in the morning report</text:p>
      <text:p text:style-name="P4">
News Collection Link: <text:a xlink:type="simple" xlink:href="https://liveuamap.com/en/2023/3-may-russian-forces-conducting-offensive-actions-at-lyman" text:style-name="Internet_20_link" text:visited-style-name="Visited_20_Internet_20_Link">
https://liveuamap.com/en/2023/3-may-russian-forces-conducting-offensive-actions-at-lyman</text:a>
</text:p>
      <text:p text:style-name="P4">
News Source: <text:a xlink:type="simple" xlink:href="https://t.me/lumsrc/4676" text:style-name="Internet_20_link" text:visited-style-name="Visited_20_Internet_20_Link">
https://t.me/lumsrc/4676</text:a>
</text:p>
      <!--NEWS-->
      <text:h text:style-name="P10" text:outline-level="1">
<text:span text:style-name="T4">
At Zaporizhzhia and Kherson directions Russian army shelled Vremivka and Novosilka of Donetsk...</text:span>
</text:h>
      <text:p text:style-name="P4">
Authors: liveuamap (Language: en)</text:p>
      <text:p text:style-name="P4">
Time: 2023-05-03T05:22:26</text:p>
      <text:p text:style-name="P4">
Location: Kherson (Latitude:46.64237 Longtitude:32.59962)</text:p>
      <text:p text:style-name="P4">
Videos: []</text:p>
      <text:p text:style-name="P4">
Images: []</text:p>
      <text:p text:style-name="P4">
Tags: ["Russia"]</text:p>
      <text:p text:style-name="P4">
Id: 22560141</text:p>
      <!--METADATA-->
      <text:p text:style-name="P4">
At Zaporizhzhia and Kherson Directions Russian Army Shelled Vremivka andnovosilka of Donetsk Region; Huliaipole, Bilohirya, Mala Tokmachka, Novodanylivka, Novoandriyivka and Kamyanske of Zaporizhzhia Region; Nikopol OFDNIPROPETROVSK Region; Zolota Balka, Dudchany, Kachkarivka, Vsele, Lvove, Ivanivka, Mykilske, Antonivka, Dniprovske, Kizomys of Kherson Region and Geneal Staff of Armed Forces o f ukraine says in the Morningreport</text:p>
      <text:p text:style-name="P4">
News Collection Link: <text:a xlink:type="simple" xlink:href="https://liveuamap.com/en/2023/3-may-at-zaporizhzhia-and-kherson-directions-russian-army" text:style-name="Internet_20_link" text:visited-style-name="Visited_20_Internet_20_Link">
https://liveuamap.com/en/2023/3-MAY-ZAPORIZHIA-KHERSONS-RUSSIAN-ARMY</text:a>
</text:p>
      <text:p text:style-name="P4">
News Source: <text:a xlink:type="simple" xlink:href="https://t.me/lumsrc/4675" text:style-name="Internet_20_link" text:visited-style-name="Visited_20_Internet_20_Link">
https://t.me/lumsrc/4675</text:a>
</text:p>
      <!--NEWS-->
      <text:h text:style-name="P10" text:outline-level="1">
<text:span text:style-name="T4">
in Helsinki, President of Ukraine Zelensky Meets with the President of Finland, Saula Ninenist.</text:span>
</text:h>
      <text:p text:style-name="P4">
Authors: liveuamap (Language: en)</text:p>
      <text:p text:style-name="P4">
Time: 2023-05-03T05:39:16</text:p>
      <text:p text:style-name="P4">
Location: Helsinki, (Latitude:60.16022 Longtitude:24.93708)</text:p>
      <text:p text:style-name="P4">
Videos: []</text:p>
      <text:p text:style-name="P4">
Images: []</text:p>
      <text:p text:style-name="P4">
Tags: ["North Europe", "Europe"]</text:p>
      <text:p text:style-name="P4">
Id: 22560171</text:p>
      <!--METADATA-->
      <text:p text:style-name="P4">
In Helsinki, President of Ukraine Zelensky meets with the President ofFinland, Sauli Niinisto. Later today, the presidents will take part in theNordic-Ukrainian leaders' summit, where the prime ministers of Sweden, Norway,Denmark and Iceland will also be present.</text:p>
      <text:p text:style-name="P4">
News Collection Link: <text:a xlink:type="simple" xlink:href="https://liveuamap.com/en/2023/3-may-in-helsinki-president-of-ukraine-zelensky-meets-with" text:style-name="Internet_20_link" text:visited-style-name="Visited_20_Internet_20_Link">
https://liveuamap.com/en/2023/3-may-in-helsinki-president-of-ukraine-zelensky-meets-with</text:a>
</text:p>
      <text:p text:style-name="P4">
News Source: <text:a xlink:type="simple" xlink:href="https://t.me/ukrpravda_news/30123" text:style-name="Internet_20_link" text:visited-style-name="Visited_20_Internet_20_Link">
https://t.me/ukrpravda_news/30123</text:a>
</text:p>
      <!--NEWS-->
      <text:h text:style-name="P10" text:outline-level="1">
<text:span text:style-name="T4">
Zaporizka Oblast(14:00). Red Alert: aerial threat. Sirens sounding. Take cover now!</text:span>
</text:h>
      <text:p text:style-name="P4">
Authors: liveuamap (Language: en)</text:p>
      <text:p text:style-name="P4">
Time: 2023-05-03T08:01:00</text:p>
      <text:p text:style-name="P4">
Location: Zaporizka Oblast (Latitude:47.612041 Longtitude:35.764981)</text:p>
      <text:p text:style-name="P4">
Videos: []</text:p>
      <text:p text:style-name="P4">
Images: []</text:p>
      <text:p text:style-name="P4">
Tags: ["Europe", "Central and Eastern Europe"]</text:p>
      <text:p text:style-name="P4">
Id: 22560179</text:p>
      <!--METADATA-->
      <text:p text:style-name="P4">
Zaporizhzhia region(14:00). Red Alert: aerial threat. Sirens sounding. Take covernow!</text:p>
      <text:p text:style-name="P4">
News Collection Link: <text:a xlink:type="simple" xlink:href="https://liveuamap.com/en/2023/03-may-zaporizka-oblast1400-red-alert-aerial-g" text:style-name="Internet_20_link" text:visited-style-name="Visited_20_Internet_20_Link">
https://liveuamap.com/en/2023/03-may-zaporizka-oblast1400-red-alert-aerial-g</text:a>
</text:p>
      <text:p text:style-name="P4">
News Source: <text:a xlink:type="simple" xlink:href="https://t.me/suspilnezaporizhzhya/12570" text:style-name="Internet_20_link" text:visited-style-name="Visited_20_Internet_20_Link">
https://t.me/suspilnezaporizhzhya/12570</text:a>
</text:p>
      <!--NEWS-->
      <text:h text:style-name="P10" text:outline-level="1">
<text:span text:style-name="T4">
Explosive drone hit Kremlin in Moscow last night</text:span>
</text:h>
      <text:p text:style-name="P4">
Authors: liveuamap (Language: en)</text:p>
      <text:p text:style-name="P4">
Time: 2023-05-03T08:25:11</text:p>
      <text:p text:style-name="P4">
Location: Moskva, Moscow (Latitude:55.75344 Longtitude:37.61667)</text:p>
      <text:p text:style-name="P4">
Videos: []</text:p>
      <text:p text:style-name="P4">
Images: []</text:p>
      <text:p text:style-name="P4">
Tags: ["Russia"]</text:p>
      <text:p text:style-name="P4">
Id: 22560181</text:p>
      <!--METADATA-->
      <text:p text:style-name="P4">
Explosive drone hit Kremlin in Moscow last night</text:p>
      <text:p text:style-name="P4">
News Collection Link: <text:a xlink:type="simple" xlink:href="https://liveuamap.com/en/2023/3-may-explosive-drone-hit-kremlin-in-moscow-last-night-" text:style-name="Internet_20_link" text:visited-style-name="Visited_20_Internet_20_Link">
https://liveuamap.com/en/2023/3-may-explosive-drone-hit-kremlin-in-moscow-last-night-</text:a>
</text:p>
      <text:p text:style-name="P4">
News Source: <text:a xlink:type="simple" xlink:href="https://t.me/bbbreaking/154452" text:style-name="Internet_20_link" text:visited-style-name="Visited_20_Internet_20_Link">
https://t.me/bbbreaking/154452</text:a>
</text:p>
      <!--NEWS-->
      <text:h text:style-name="P10" text:outline-level="1">
<text:span text:style-name="T4">
Kremlin’s spokesperson: Putin was not at the Kremlin when 2 drones hit it</text:span>
</text:h>
      <text:p text:style-name="P4">
Authors: liveuamap (Language: en)</text:p>
      <text:p text:style-name="P4">
Time: 2023-05-03T08:30:13</text:p>
      <text:p text:style-name="P4">
Location: Moskva, Moscow (Latitude:55.75029 Longtitude:37.61238)</text:p>
      <text:p text:style-name="P4">
Videos: []</text:p>
      <text:p text:style-name="P4">
Images: []</text:p>
      <text:p text:style-name="P4">
Tags: ["Central and Eastern Europe"]</text:p>
      <text:p text:style-name="P4">
Id: 22560182</text:p>
      <!--METADATA-->
      <text:p text:style-name="P4">
Kremlin’s spokesperson: Putin was not at the Kremlin when 2 drones hit it</text:p>
      <text:p text:style-name="P4">
News Collection Link: <text:a xlink:type="simple" xlink:href="https://liveuamap.com/en/2023/3-may-kremlins-spokesperson-putin-was-not-at-the-kremlin" text:style-name="Internet_20_link" text:visited-style-name="Visited_20_Internet_20_Link">
https://liveuamap.com/en/2023/3-may-kremlins-spokesperson-putin-was-not-at-the-kremlin</text:a>
</text:p>
      <text:p text:style-name="P4">
News Source: <text:a xlink:type="simple" xlink:href="https://t.me/bbbreaking/154449" text:style-name="Internet_20_link" text:visited-style-name="Visited_20_Internet_20_Link">
https://t.me/bbbreaking/154449</text:a>
</text:p>
      <!--NEWS-->
      <text:h text:style-name="P10" text:outline-level="1">
<text:span text:style-name="T4">
Solsky discussed with Romanian colleague transit of Ukrainian agro -products</text:span>
</text:h>
      <text:p text:style-name="P4">
Authors: Ukrinform (Person)</text:p>
      <text:p text:style-name="P4">
Publisher: Укринформ (Organization)</text:p>
      <text:p text:style-name="P4">
Published Time: 2023-05-03T16:49:11+03:00</text:p>
      <text:p text:style-name="P4">
Modified Time: 2023-05-03T16:49:11+03:00</text:p>
      <text:p text:style-name="P4">
Description: Minister of Agrarian Policy and Food of Ukraine Mykola Solsky met with the Minister of Agriculture and Agriculture of Romania Petr DEA in Bucharest. - Ukrinform.</text:p>
      <text:p text:style-name="P4">
Images: ["<text:a xlink:type="simple" xlink:href="https://static.ukrinform.com/photos/2023_05/thumb_files/630_360_1683121698-225.jpeg" text:style-name="Internet_20_link" text:visited-style-name="Visited_20_Internet_20_Link">
630_360_16831...</text:a>
"]</text:p>
      <text:p text:style-name="P4">
Tags: ['Румунія', 'Транзит', 'Сольський']</text:p>
      <text:p text:style-name="P4">
Type: Article</text:p>
      <!--METADATA-->
      <text:p text:style-name="P4">
<draw:frame draw:style-name="fr1" draw:name="Image88" text:anchor-type="as-char" svg:width="6.9236in" svg:height="3.956343in" draw:z-index="0">
<draw:image xlink:href="../Images/yкринформ/2023-05-03T16-49-11-03-00/630_360_1683121698-225.jpeg" xlink:type="simple" xlink:show="embed" xlink:actuate="onLoad" draw:mime-type="image/jpeg"/>
</draw:frame>
Mykola Solsky, Minister of Grade Policy and Food of Ukraine, met with a change in agriculture and agriculture of Romania, Petr DEA VBUKHORT.</text:p>
      <text:p text:style-name="P4">
As Ukrinform reports, it reports <text:a xlink:type="simple" xlink:href="https://minagro.gov.ua/news/ministr-agropolitiki-ukrayini-mikola-solskij-zustrivsya-z-rumunskim-ministrom-petre-dea" text:style-name="Internet_20_link" text:visited-style-name="Visited_20_Internet_20_Link">
</text:a>
.</text:p>
      <text:p text:style-name="P4">
It is noted that the ministers discussed the model of work on transit of Ukrainian -grain crops through Romanian ports of the next season.</text:p>
      <text:p text:style-name="P4">
The meeting also discussed the decision of the European Commission to prohibit the import of some Ukrainian -made Ukrainian production to five countries in the European Union.</text:p>
      <text:p text:style-name="P4">
<text:span text:style-name="T4">
 Read also: </text:span>
 <text:a xlink:type="simple" xlink:href="https://www.ukrinform.ua/rubric-economy/3700628-evropi-potribni-ukrainski-silskogospodarski-tovari-solskij.html" text:style-name="Internet_20_link" text:visited-style-name="Visited_20_Internet_20_Link">
<text:span text:style-name="T4">
 Solsky </text:span>
</text:a>
As reported by Ukrinform, on May 2, 2023, the European Commission officially announced the provision of "exclusive and temporary" precautions against imports of Ukraine, which restrict the receipt of agricultural goods of Ukrainian production to Bulgaria, Hungary, Poland, Romania and Slovakia.</text:p>
      <text:p text:style-name="P4">
Restrictions will be related to four agricultural products: wheat, corn, rapeseed and sunflower seeds originating from Ukraine - they will be exposed until June 5, 2023.</text:p>
      <text:p text:style-name="P4">
Photo: Minagro</text:p>
      <text:p text:style-name="P4">
News Source: <text:a xlink:type="simple" xlink:href="https://www.ukrinform.ua/rubric-economy/3704232-solskij-obgovoriv-z-rumunskim-kolegou-tranzit-ukrainskoi-agroprodukcii.html" text:style-name="Internet_20_link" text:visited-style-name="Visited_20_Internet_20_Link">
https://www.ukrinform.ua/rubric-economy/3704232-solskij-obgovoriv-z-rumunskim-kolegou-tranzit-ukrainskoi-agroprodukcii.html</text:a>
</text:p>
      <!--NEWS-->
      <text:h text:style-name="P10" text:outline-level="1">
<text:span text:style-name="T4">
Russian troops attacked the village managed by the village in Kherson region</text:span>
</text:h>
      <text:p text:style-name="P4">
Authors: Ukrinform (Person)</text:p>
      <text:p text:style-name="P4">
Publisher: Укринформ (Organization)</text:p>
      <text:p text:style-name="P4">
Published Time: 2023-05-03T16:50:00+03:00</text:p>
      <text:p text:style-name="P4">
Modified Time: 2023-05-03T16:50:00+03:00</text:p>
      <text:p text:style-name="P4">
Description: Russian aircraft attacked the village of Kizomis in Kizomis in Kinsk region, three dwellings were destroyed and the gas pipeline was damaged. - Ukrinform.</text:p>
      <text:p text:style-name="P4">
Images: ["<text:a xlink:type="simple" xlink:href="https://static.ukrinform.com/photos/2023_05/thumb_files/630_360_1683122103-445.jpg" text:style-name="Internet_20_link" text:visited-style-name="Visited_20_Internet_20_Link">
630_360_16831...</text:a>
"]</text:p>
      <text:p text:style-name="P4">
Tags: ['Херсонщина', 'Обстріл', 'Російська авіація', 'Війна з росією']</text:p>
      <text:p text:style-name="P4">
Type: Article</text:p>
      <!--METADATA-->
      <text:p text:style-name="P4">
<draw:frame draw:style-name="fr1" draw:name="Image89" text:anchor-type="as-char" svg:width="6.9236in" svg:height="3.956343in" draw:z-index="0">
<draw:image xlink:href="../Images/yкринформ/2023-05-03T16-50-00-03-00/630_360_1683122103-445.jpg" xlink:type="simple" xlink:show="embed" xlink:actuate="onLoad" draw:mime-type="image/jpeg"/>
</draw:frame>
Russian aviation attacked the village of Kizomis in Kizomis in Kherson region, three dwellings were delayed and the gas pipeline was damaged.</text:p>
      <text:p text:style-name="P4">
As Ukrinform reports, it reports <text:a xlink:type="simple" xlink:href="https://t.me/khersonskaODA/5545" text:style-name="Internet_20_link" text:visited-style-name="Visited_20_Internet_20_Link">
</text:a>
.</text:p>
      <text:p text:style-name="P4">
« <text:a xlink:type="simple" xlink:href="https://www.ukrinform.ua/tag-rosijska-aviacia" text:style-name="Internet_20_link" text:visited-style-name="Visited_20_Internet_20_Link">
 </text:a>
attacked the Kizomysbilozersk community, ”the message reads.</text:p>
      <text:p text:style-name="P4">
As it is noted, the enemy released three -controlled airplanes on the settlement. Three apartment buildings were completely destroyed and the gas pipeline was damaged.</text:p>
      <text:p text:style-name="P4">
<text:span text:style-name="T4">
 Read also: </text:span>
 <text:a xlink:type="simple" xlink:href="https://www.ukrinform.ua/rubric-ato/3704163-rosiani-obstrilali-vokzal-u-hersoni-e-zagibla-ta-poraneni.html" text:style-name="Internet_20_link" text:visited-style-name="Visited_20_Internet_20_Link">
<text:span text:style-name="T4">
 Kherson </text:span>
</text:a>
According to Ova, it was without the victims.</text:p>
      <text:p text:style-name="P4">
According to Ukrinform, from the village of Kizomis of the Kherson region evacuated all children.</text:p>
      <text:p text:style-name="P4">
_ Photo Illustrative: SNNS _</text:p>
      <text:p text:style-name="P4">
News Source: <text:a xlink:type="simple" xlink:href="https://www.ukrinform.ua/rubric-ato/3704238-vijska-rf-atakuvala-kerovanimi-aviabombami-selo-na-hersonsini.html" text:style-name="Internet_20_link" text:visited-style-name="Visited_20_Internet_20_Link">
https://www.ukrinform.ua/rubric-ato/3704238-vijska-rf-atakuvala-kerovanimi-aviabombami-selo-na-hersonsini.html</text:a>
</text:p>
      <!--NEWS-->
      <text:h text:style-name="P10" text:outline-level="1">
<text:span text:style-name="T4">
One third of companies suffered up to $ 1 million losses due to hostilities - Eva</text:span>
</text:h>
      <text:p text:style-name="P4">
Authors: Ukrinform (Person)</text:p>
      <text:p text:style-name="P4">
Publisher: Укринформ (Organization)</text:p>
      <text:p text:style-name="P4">
Published Time: 2023-05-03T16:51:00+03:00</text:p>
      <text:p text:style-name="P4">
Modified Time: 2023-05-03T16:51:00+03:00</text:p>
      <text:p text:style-name="P4">
Description: As a result of Russian aggression, about 33% of companies in the European Business Association have suffered losses of up to $ 1 million, and 37% in the range of $ 1 to $ 10 million. - Ukrinform.</text:p>
      <text:p text:style-name="P4">
Images: ["<text:a xlink:type="simple" xlink:href="https://static.ukrinform.com/photos/2022_03/thumb_files/630_360_1648543139-505.jpg" text:style-name="Internet_20_link" text:visited-style-name="Visited_20_Internet_20_Link">
630_360_16485...</text:a>
", "<text:a xlink:type="simple" xlink:href="https://static.ukrinform.com/photos/2023_05/1683121796-566.png" text:style-name="Internet_20_link" text:visited-style-name="Visited_20_Internet_20_Link">
1683121796-56...</text:a>
"]</text:p>
      <text:p text:style-name="P4">
Tags: ['Опитування', 'Європейська Бізнес Асоціація ', 'Війна з росією']</text:p>
      <text:p text:style-name="P4">
Type: Article</text:p>
      <!--METADATA-->
      <text:p text:style-name="P4">
<draw:frame draw:style-name="fr1" draw:name="Image90" text:anchor-type="as-char" svg:width="6.9236in" svg:height="3.956343in" draw:z-index="0">
<draw:image xlink:href="../Images/yкринформ/2023-05-03T16-51-00-03-00/630_360_1648543139-505.jpg" xlink:type="simple" xlink:show="embed" xlink:actuate="onLoad" draw:mime-type="image/jpeg"/>
</draw:frame>
As a result of Russian aggression, about 33% of companies in the European Business Association have suffered losses of up to $ 1 million, and 37% in the range of 1 to 10 million.</text:p>
      <text:p text:style-name="P4">
This is stated in <text:a xlink:type="simple" xlink:href="https://eba.com.ua/u-83-kompanij-ye-mobilizovani-do-lav-zsu-spivrobitnyky/" text:style-name="Internet_20_link" text:visited-style-name="Visited_20_Internet_20_Link">
</text:a>
, which was attended by 115 top executives of Eva membership companies, Ukrinform reports.</text:p>
      <text:p text:style-name="P4">
“As a result of hostilities, 38% of companies suffered direct losses and 21% have assets(production facilities, land, equipment, transport, real estate, products)that remained in the occupied territories. Business continues to lose weight through the war - as of now, 33% report losses of up to 1 millionadoars, 37% - about losses in the range of $ 1-10 million, 10% - about losses of more than 10 million, ”the message reads.</text:p>
      <text:p text:style-name="P4">
<draw:frame draw:style-name="fr1" draw:name="Image91" text:anchor-type="as-char" svg:width="6.9236in" svg:height="6.4165in" draw:z-index="0">
<draw:image xlink:href="../Images/yкринформ/2023-05-03T16-51-00-03-00/1683121796-566.png" xlink:type="simple" xlink:show="embed" xlink:actuate="onLoad" draw:mime-type="image/png"/>
</draw:frame>
At the same time, the number of businesses that pay salaries to employees is fully high - it is still high - it is currently 90% of respondents, at the same time 21% make advance and bonus payments. 10%of the wages are resorted to 2%, only 3%of companies are sent to unpaid leave.</text:p>
      <text:p text:style-name="P4">
<text:span text:style-name="T4">
 Read also: </text:span>
 <text:a xlink:type="simple" xlink:href="https://www.ukrinform.ua/rubric-economy/3703189-biznes-pokrasiv-svoi-dilovi-ocikuvanna-u-kvitni-nacbank.html" text:style-name="Internet_20_link" text:visited-style-name="Visited_20_Internet_20_Link">
<text:span text:style-name="T4">
 Waiting </text:span>
</text:a>
The financial "pillow" of business is approximately stable: 25% have financial -1%, 23% - a year, and 37% - a year or more. Another 5% have a stock of financial strength for several months, and 5% do not have at all. The current residence differs from January this year.</text:p>
      <text:p text:style-name="P4">
European business association is the largest association of foreign, European and domestic <text:a xlink:type="simple" xlink:href="https://www.ukrinform.ua/tag-biznes" text:style-name="Internet_20_link" text:visited-style-name="Visited_20_Internet_20_Link">
</text:a>
in Ukraine. It brings together more than 850 different companies.</text:p>
      <text:p text:style-name="P4">
News Source: <text:a xlink:type="simple" xlink:href="https://www.ukrinform.ua/rubric-economy/3704235-tretina-kompanij-zaznala-do-1-miljona-vtrat-unaslidok-bojovih-dij-eva.html" text:style-name="Internet_20_link" text:visited-style-name="Visited_20_Internet_20_Link">
https://www.ukrinform.ua/rubric-economy/3704235-tretina-kompanij-zaznala-do-1-miljona-vtrat-unaslidok-bojovih-dij-eva.html</text:a>
</text:p>
      <!--NEWS-->
      <text:h text:style-name="P10" text:outline-level="1">
<text:span text:style-name="T4">
The Russians twice fired the border of Chernihiv and Sumy region</text:span>
</text:h>
      <text:p text:style-name="P4">
Authors: Ukrinform (Person)</text:p>
      <text:p text:style-name="P4">
Publisher: Укринформ (Organization)</text:p>
      <text:p text:style-name="P4">
Published Time: 2023-05-03T16:54:06+03:00</text:p>
      <text:p text:style-name="P4">
Modified Time: 2023-05-03T16:54:06+03:00</text:p>
      <text:p text:style-name="P4">
Description: On May 3, Russian troops fired at the border of Chernihiv and Sumy region twice.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Чернігівщина', 'Війна з росією']</text:p>
      <text:p text:style-name="P4">
Type: Article</text:p>
      <!--METADATA-->
      <text:p text:style-name="P4">
<draw:frame draw:style-name="fr1" draw:name="Image92" text:anchor-type="as-char" svg:width="6.9236in" svg:height="3.956343in" draw:z-index="0">
<draw:image xlink:href="../Images/yкринформ/2023-05-03T16-54-06-03-00/630_360_1479558145-5682.jpg" xlink:type="simple" xlink:show="embed" xlink:actuate="onLoad" draw:mime-type="image/jpeg"/>
</draw:frame>
On May 3, the Russian border was fired at the border of the Chernihiv and Sumy region on May 3.</text:p>
      <text:p text:style-name="P4">
According to Ukrinform, the North Operational Command reports in <text:a xlink:type="simple" xlink:href="https://t.me/ok_pivnich1/2270" text:style-name="Internet_20_link" text:visited-style-name="Visited_20_Internet_20_Link">
</text:a>
.</text:p>
      <text:p text:style-name="P4">
From 10:30 to 10:35 there were four hitting, probably from 120mm mortar caliber, in the area of the settlement of Novovasylivka.</text:p>
      <text:p text:style-name="P4">
<text:span text:style-name="T4">
 Read also: </text:span>
 <text:a xlink:type="simple" xlink:href="https://www.ukrinform.ua/rubric-ato/3704133-centr-hersona-pid-obstrilom-e-postrazdali.html" text:style-name="Internet_20_link" text:visited-style-name="Visited_20_Internet_20_Link">
<text:span text:style-name="T4">
 firing </text:span>
</text:a>
At about 10:30 there were two hit, probably with a mortar of 120 mm caliber, the Unday of the Buchka settlement. There was no information about the loss of the local population of civil infrastructure.</text:p>
      <text:p text:style-name="P4">
As reported by Ukrinform, Russian troops in the afternoon on May 2 at <text:a xlink:type="simple" xlink:href="https://www.ukrinform.ua/rubric-ato/3703869-vorog-obstrilav-z-artilerii-ta-minometiv-se-cotiri-naseleni-punkti-sumsini-i-cernigivsini.html" text:style-name="Internet_20_link" text:visited-style-name="Visited_20_Internet_20_Link">
</text:a>
, more than 40 hits.</text:p>
      <text:p text:style-name="P4">
News Source: <text:a xlink:type="simple" xlink:href="https://www.ukrinform.ua/rubric-ato/3704236-rosiani-dvici-obstrilali-prikordonna-cernigivsini-ta-sumsini.html" text:style-name="Internet_20_link" text:visited-style-name="Visited_20_Internet_20_Link">
https://www.ukrinform.ua/rubric-ato/3704236-rosiani-dvici-obstrilali-prikordonna-cernigivsini-ta-sumsini.html</text:a>
</text:p>
      <!--NEWS-->
      <text:h text:style-name="P10" text:outline-level="1">
<text:span text:style-name="T4">
Ukraine may change the conditions of vacation - the bill has passed the first reading</text:span>
</text:h>
      <text:p text:style-name="P4">
Authors: Ukrinform (Person)</text:p>
      <text:p text:style-name="P4">
Publisher: Укринформ (Organization)</text:p>
      <text:p text:style-name="P4">
Published Time: 2023-05-03T16:58:31+03:00</text:p>
      <text:p text:style-name="P4">
Modified Time: 2023-05-03T16:58:31+03:00</text:p>
      <text:p text:style-name="P4">
Description: The Verkhovna Rada in the first reading was approved by the bill "On Amendments to Certain Legislative Acts of Ukraine on Registration of Provision and Use of Leave, as well as other issues". - Ukrinform.</text:p>
      <text:p text:style-name="P4">
Images: ["<text:a xlink:type="simple" xlink:href="https://static.ukrinform.com/photos/2020_07/thumb_files/630_360_1595421032-112.jpg" text:style-name="Internet_20_link" text:visited-style-name="Visited_20_Internet_20_Link">
630_360_15954...</text:a>
"]</text:p>
      <text:p text:style-name="P4">
Tags: ['Законопроєкт', 'Верховна Рада', 'Відпустка']</text:p>
      <text:p text:style-name="P4">
Type: Article</text:p>
      <!--METADATA-->
      <text:p text:style-name="P4">
<draw:frame draw:style-name="fr1" draw:name="Image93" text:anchor-type="as-char" svg:width="6.9236in" svg:height="3.956343in" draw:z-index="0">
<draw:image xlink:href="../Images/yкринформ/2023-05-03T16-58-31-03-00/630_360_1595421032-112.jpg" xlink:type="simple" xlink:show="embed" xlink:actuate="onLoad" draw:mime-type="image/jpeg"/>
</draw:frame>
The Verkhovnarad in the first reading was approved by the bill "On Amendments to some of the law acts of Ukraine on streamlining the provision and use of payments, as well as other issues."</text:p>
      <text:p text:style-name="P4">
Yaroslav Zheleznyk reported about it about this(https://t.me/yzheleznyak/4002), reports Ukrinform.</text:p>
      <text:p text:style-name="P4">
He specified that the adoption of the bill <text:a xlink:type="simple" xlink:href="https://itd.rada.gov.ua/billInfo/Bills/Card/41072" text:style-name="Internet_20_link" text:visited-style-name="Visited_20_Internet_20_Link">
</text:a>
233 people's deputies were supported.</text:p>
      <text:p text:style-name="P4">
The purpose of the bill is to clarify and modernize certain rules of legislation, which regulate the issues of providing and use of vacations.</text:p>
      <text:p text:style-name="P4">
It is proposed to establish that the procedure and conditions of providing vacations for preparation and participation in sports competitions are regulated by labor and/or collective -owner.</text:p>
      <text:p text:style-name="P4">
The law of the law provides for the granting of leave at birth within a clear period - not later than three months from the birth of the child. Parents who are not married to the mother of the child are provided after receiving the appropriate court decision.</text:p>
      <text:p text:style-name="P4">
In addition, the document proposes to increase the total maximum period for the employee of leave without salary in family circumstances for other reasons from 15 to 30 calendar days a year.</text:p>
      <text:p text:style-name="P4">
<text:span text:style-name="T4">
 Read also: </text:span>
 <text:a xlink:type="simple" xlink:href="https://www.ukrinform.ua/rubric-society/3703861-vr-u-persomu-citanni-uhvalila-zakonoproekt-pro-reformu-na-rinku-reklami.html" text:style-name="Internet_20_link" text:visited-style-name="Visited_20_Internet_20_Link">
</text:a>
It is noted that in the case of an employee's conscription for military service during the mobilization, to</text:p>
      <text:p text:style-name="P4">
A special period, the conscription of the employee for military service for the conscription</text:p>
      <text:p text:style-name="P4">
compensation for all not used days of annual leave within a period of time before military service from the post of military service(Duties).</text:p>
      <text:p text:style-name="P4">
Також регламентується, що в період дії воєнного стану роботодавець можевідмовити працівнику в наданні будь-якого виду відпусток (In addition to maternity leave and childbirth and leave for child care, it is three years old)if such an employee is involved in the performance of work on critical infrastructure objects, to perform works, production of defense assets or to perform a mobilization task(order).</text:p>
      <text:p text:style-name="P4">
It is expected that the adoption of the bill will contribute to the legal certainty of the part of the provision and use of vacations, which reduce the administrative burden on employers, employees and bodies of state power, as well as transfer of issues of granting certain types of vacations to the level of collective and contractual regulation and more efficient activity of national services.</text:p>
      <text:p text:style-name="P4">
As reported, <text:a xlink:type="simple" xlink:href="https://www.ukrinform.ua/tag-verhovna-rada" text:style-name="Internet_20_link" text:visited-style-name="Visited_20_Internet_20_Link">
</text:a>
The government bill has adopted the assignee, which standards for determining the expenditures of the state budget for social security.</text:p>
      <text:p text:style-name="P4">
News Source: <text:a xlink:type="simple" xlink:href="https://www.ukrinform.ua/rubric-society/3704240-v-ukraini-mozut-zminitisa-umovi-nadanna-vidpustok-zakonoproekt-projsov-perse-citanna.html" text:style-name="Internet_20_link" text:visited-style-name="Visited_20_Internet_20_Link">
https://www.ukrinform.ua/rubric-society/3704240-v-ukraini-mozut-zminitisa-umovi-nadanna-vidpustok-zakonoproekt-projsov-perse-citanna.html</text:a>
</text:p>
      <!--NEWS-->
      <text:h text:style-name="P10" text:outline-level="1">
<text:span text:style-name="T4">
In the Kherson Regional Council, two deputies - Sobolevsky were expelled from the "Servant of the People" faction</text:span>
</text:h>
      <text:p text:style-name="P4">
Authors: Ukrinform (Person)</text:p>
      <text:p text:style-name="P4">
Publisher: Укринформ (Organization)</text:p>
      <text:p text:style-name="P4">
Published Time: 2023-05-03T16:59:06+03:00</text:p>
      <text:p text:style-name="P4">
Modified Time: 2023-05-03T16:59:06+03:00</text:p>
      <text:p text:style-name="P4">
Description: At the Kherson Regional Council, at the last session for betrayal of another deputy, they were deprived of the right to participate in the meetings, also announced that two deputies were expelled from the faction of the "servant of the people". - Ukrinform.</text:p>
      <text:p text:style-name="P4">
Images: ["<text:a xlink:type="simple" xlink:href="https://static.ukrinform.com/photos/2023_05/thumb_files/630_360_1683118470-183.jpg" text:style-name="Internet_20_link" text:visited-style-name="Visited_20_Internet_20_Link">
630_360_16831...</text:a>
"]</text:p>
      <text:p text:style-name="P4">
Tags: ['Депутат', 'Херсонщина', 'Облрада']</text:p>
      <text:p text:style-name="P4">
Type: Article</text:p>
      <!--METADATA-->
      <text:p text:style-name="P4">
<draw:frame draw:style-name="fr1" draw:name="Image94" text:anchor-type="as-char" svg:width="6.9236in" svg:height="3.956343in" draw:z-index="0">
<draw:image xlink:href="../Images/yкринформ/2023-05-03T16-59-06-03-00/630_360_1683118470-183.jpg" xlink:type="simple" xlink:show="embed" xlink:actuate="onLoad" draw:mime-type="image/jpeg"/>
</draw:frame>
At the last session for the betrayal of another deputy, the Uherson Regional Council was deprived of participating in the meetings, also announced that two deputies excluded the composition of the "servant of the people" faction.</text:p>
      <text:p text:style-name="P4">
According to Ukrinform, the first deputy chairman of the Kherson Regional Council Yuriy Sobolevsky was reported at a briefing at the Media Center.</text:p>
      <text:p text:style-name="P4">
"Concerning the collaboration ... it was decided to deprive the right of participation of the substitution of the regional council of the deputy Litvin - it is suspicious," - said Soiolevsky.</text:p>
      <text:p text:style-name="P4">
<text:span text:style-name="T4">
 Read also: </text:span>
 <text:a xlink:type="simple" xlink:href="https://www.ukrinform.ua/rubric-regions/3696865-v-oblradi-rozpovili-aku-zagrozu-stanovlat-pasporti-rf-dla-ziteliv-na-okupovanij-hersonsini.html" text:style-name="Internet_20_link" text:visited-style-name="Visited_20_Internet_20_Link">
</text:a>
He also informed that two more deputies of the regional council were expelled from the assembled faction "Servant of the People" - Danilo Repilevsky and Yuri Kovalev.</text:p>
      <text:p text:style-name="P4">
According to the publication <text:a xlink:type="simple" xlink:href="https://most.ks.ua/news/url/deputatu-hersonskoji-oblradi-valeriju-litvinu-posilili-obvinuvachennja/" text:style-name="Internet_20_link" text:visited-style-name="Visited_20_Internet_20_Link">
</text:a>
, Valeriy Litvin - deputatoblrad from the Vladimir Bloc Bloc.</text:p>
      <text:p text:style-name="P4">
Danilo Replevsky was incapable and was in the shadow of his influential father - the collaborator Edward Replevsky, the agrarian magnate, the Gentilers "Agrobusiness", the deputy of the Kherson regional council from the PPO. Yuri Kovalev is a native brother of the already liquidated people's deputy from the "servant of the people" Alexei Kovalev, who moved to the side of the Russians.</text:p>
      <text:p text:style-name="P4">
<text:span text:style-name="T4">
 Read also: </text:span>
 <text:a xlink:type="simple" xlink:href="https://www.ukrinform.ua/rubric-regions/3662768-v-odesi-onovili-sklad-istorikotoponimicnoi-komisii-merii-vilucili-deputativ-vid-opzz.html" text:style-name="Internet_20_link" text:visited-style-name="Visited_20_Internet_20_Link">
</text:a>
As reported by Ukrinform, an extraordinary session of the Kherson Regional Rada session was separated in a videoconference format on April 28.</text:p>
      <text:p text:style-name="P4">
December 23, 2022, at the first after Kherson's de -occupation of the regional council, <text:a xlink:type="simple" xlink:href="https://www.ukrinform.ua/rubric-regions/3640116-hersonska-oblrada-pozbavila-deputativkolaborantiv-prava-ucasti-u-zasidannah.html" text:style-name="Internet_20_link" text:visited-style-name="Visited_20_Internet_20_Link">
</text:a>
 .</text:p>
      <text:p text:style-name="P4">
News Source: <text:a xlink:type="simple" xlink:href="https://www.ukrinform.ua/rubric-regions/3704241-u-hersonskij-oblradi-viklucili-z-frakcii-sluga-narodu-dvoh-deputativ-sobolevskij.html" text:style-name="Internet_20_link" text:visited-style-name="Visited_20_Internet_20_Link">
https://www.ukrinform.ua/rubric-regions/3704241-u-hersonskij-oblradi-viklucili-z-frakcii-sluga-narodu-dvoh-deputativ-sobolevskij.html</text:a>
</text:p>
      <!--NEWS-->
      <text:h text:style-name="P10" text:outline-level="1">
<text:span text:style-name="T4">
Zelensky met with Finland Parliament Speaker and Norway Government</text:span>
</text:h>
      <text:p text:style-name="P4">
Authors: Ukrinform (Person)</text:p>
      <text:p text:style-name="P4">
Publisher: Укринформ (Organization)</text:p>
      <text:p text:style-name="P4">
Published Time: 2023-05-03T17:00:00+03:00</text:p>
      <text:p text:style-name="P4">
Modified Time: 2023-05-03T17:00:00+03:00</text:p>
      <text:p text:style-name="P4">
Description: President Volodymyr Zelenskyy held meetings with the Finland Parliament Speaker Petter Orpo and Prime Minister of Norway Jonas Garo Stere. - Ukrinform.</text:p>
      <text:p text:style-name="P4">
Images: ["<text:a xlink:type="simple" xlink:href="https://static.ukrinform.com/photos/2023_05/thumb_files/630_360_1683122925-491.jpeg" text:style-name="Internet_20_link" text:visited-style-name="Visited_20_Internet_20_Link">
630_360_16831...</text:a>
", "<text:a xlink:type="simple" xlink:href="https://static.ukrinform.com/photos/2023_05/1683128798-962.jpeg" text:style-name="Internet_20_link" text:visited-style-name="Visited_20_Internet_20_Link">
1683128798-96...</text:a>
", "<text:a xlink:type="simple" xlink:href="https://static.ukrinform.com/photos/2023_05/1683128071-936.jpeg" text:style-name="Internet_20_link" text:visited-style-name="Visited_20_Internet_20_Link">
1683128071-93...</text:a>
"]</text:p>
      <text:p text:style-name="P4">
Tags: ['Фінляндія', 'Норвегія', 'Зеленський']</text:p>
      <text:p text:style-name="P4">
Type: Article</text:p>
      <!--METADATA-->
      <text:p text:style-name="P4">
<draw:frame draw:style-name="fr1" draw:name="Image95" text:anchor-type="as-char" svg:width="6.9236in" svg:height="3.956343in" draw:z-index="0">
<draw:image xlink:href="../Images/yкринформ/2023-05-03T17-00-00-03-00/630_360_1683122925-491.jpeg" xlink:type="simple" xlink:show="embed" xlink:actuate="onLoad" draw:mime-type="image/jpeg"/>
</draw:frame>
Presidential Lordir Zelensky held meetings with the Finland Parliament Speaker Petteriorpo and Prime Minister of Norway Jonas Garo Stere.</text:p>
      <text:p text:style-name="P4">
The head of state reported this in <text:a xlink:type="simple" xlink:href="https://t.me/V_Zelenskiy_official/6106" text:style-name="Internet_20_link" text:visited-style-name="Visited_20_Internet_20_Link">
</text:a>
, reports Ukrinform.</text:p>
      <text:p text:style-name="P4">
“During a meeting with Petter Orpo, he thanked for the support of our country in the Tswazhki times of combating Russia's aggression. Thank you <text:a xlink:type="simple" xlink:href="https://www.ukrinform.ua/tag-finlandia" text:style-name="Internet_20_link" text:visited-style-name="Visited_20_Internet_20_Link">
 </text:a>
The people for such a great, powerful support for our people and, of course, our military on the battlefield. After all, for us today the main task is to have all our territories, ”Zelensky said.</text:p>
      <text:p text:style-name="P4">
In the press service of the head of the Ukrainian state <text:a xlink:type="simple" xlink:href="https://www.president.gov.ua/news/u-gelsinki-prezident-ukrayini-proviv-zustrich-zi-spikerom-pa-82625" text:style-name="Internet_20_link" text:visited-style-name="Visited_20_Internet_20_Link">
</text:a>
that Zelensky also greeted Petter Orpo of the Tai Party on the victory in the recent parliamentary elections.</text:p>
      <text:p text:style-name="P4">
<draw:frame draw:style-name="fr1" draw:name="Image96" text:anchor-type="as-char" svg:width="6.9236in" svg:height="4.617948in" draw:z-index="0">
<draw:image xlink:href="../Images/yкринформ/2023-05-03T17-00-00-03-00/1683128798-962.jpeg" xlink:type="simple" xlink:show="embed" xlink:actuate="onLoad" draw:mime-type="image/jpeg"/>
</draw:frame>
He expressed his belief that cooperation with the new Finland government will be actively developing after Finland.</text:p>
      <text:p text:style-name="P4">
During the meeting, Zelensky thanked all the political forces of Finland with a puppy political support and large -scale practical assistance to the Ukrainian state in combating Russian aggression.</text:p>
      <text:p text:style-name="P4">
He emphasized the importance of a shelter provided by more than 50,000 Nam -Ukrainians who found protection against war on Finnish land.</text:p>
      <text:p text:style-name="P4">
Zelensky invited ORPO to visit Ukraine at a convenient time for him.</text:p>
      <text:p text:style-name="P4">
At the same time, during negotiations with Jonas Garo Stere, the main attention is paid to the front and defense support that Ukraine receives from Norway.</text:p>
      <text:p text:style-name="P4">
<text:span text:style-name="T4">
 Read also: </text:span>
 <text:a xlink:type="simple" xlink:href="https://www.ukrinform.ua/rubric-other_news/3704125-zelenskij-zustrivsa-z-prezidentom-finlandii.html" text:style-name="Internet_20_link" text:visited-style-name="Visited_20_Internet_20_Link">
<text:span text:style-name="T4">
 Zelensky </text:span>
</text:a>
"I thank the people, the government and the parliament of Norway for the support of our people and our military, all Ukrainian society," Zelensky emphasized.</text:p>
      <text:p text:style-name="P4">
Subsequently in the press service of the head of the Ukrainian state <text:a xlink:type="simple" xlink:href="https://www.president.gov.ua/news/volodimir-zelenskij-proviv-peregovori-z-premyer-ministrom-no-82609" text:style-name="Internet_20_link" text:visited-style-name="Visited_20_Internet_20_Link">
</text:a>
that Zelensky also noted the decision to provoke Norway to the international tank coalition, as well as actively helped to strengthen the ability of Ukraine's air defense, which helps protect the lives of Ukrainians.</text:p>
      <text:p text:style-name="P4">
The President of Ukraine and the Prime Minister of Norway have discussed the priorities of the recently presented five -year assistance program to Ukraine in a size of 7.5 billion euros.The head of state also praised Norwegian support in providing Ukraine with natural gas.</text:p>
      <text:p text:style-name="P4">
“You helped us go through a difficult winter. Thank you for this, ” - said.</text:p>
      <text:p text:style-name="P4">
<text:span text:style-name="T4">
 Read also: </text:span>
 <text:a xlink:type="simple" xlink:href="https://www.ukrinform.ua/rubric-regions/3704304-norvegia-peredala-specavtomobili-odeskim-ta-hersonskim-ratuvalnikam.html" text:style-name="Internet_20_link" text:visited-style-name="Visited_20_Internet_20_Link">
<text:span text:style-name="T4">
 Norweg </text:span>
</text:a>
Separately discussed the preparation for Ukraine's participation at the Vilnius Summit of the NATO, the expected results, in particular the importance of providing Ukraine with guarantees of security for the moment of entry into the Alliance.</text:p>
      <text:p text:style-name="P4">
The parties considered the issues of realization of the Ukrainian formula of peace, and made a Shiaccent on the need to attract the most wide range of participants in its implementation and to prepare for the Global Peace Summit.</text:p>
      <text:p text:style-name="P4">
As it was reported, President Vladimir <text:a xlink:type="simple" xlink:href="https://www.ukrinform.ua/rubric-polytics/3704048-prezident-ukraini-pribuv-iz-vizitom-u-gelsinki.html" text:style-name="Internet_20_link" text:visited-style-name="Visited_20_Internet_20_Link">
</text:a>
, Ukraine is a deviation in Ukraine - Northern Europe.</text:p>
      <text:p text:style-name="P4">
_ Photo: Presidential Office _</text:p>
      <text:p text:style-name="P4">
News Source: <text:a xlink:type="simple" xlink:href="https://www.ukrinform.ua/rubric-polytics/3704253-zelenskij-zustrivsa-zi-spikerom-parlamentu-finlandii-ta-glavou-uradu-norvegii.html" text:style-name="Internet_20_link" text:visited-style-name="Visited_20_Internet_20_Link">
https://www.ukrinform.ua/rubric-polytics/3704253-zelenskij-zustrivsa-zi-spikerom-parlamentu-finlandii-ta-glavou-uradu-norvegii.html</text:a>
</text:p>
      <!--NEWS-->
      <text:h text:style-name="P10" text:outline-level="1">
<text:span text:style-name="T4">
The invaders "nationalized" and put up for sale 700 enterprises in Crimea</text:span>
</text:h>
      <text:p text:style-name="P4">
Authors: Ukrinform (Person)</text:p>
      <text:p text:style-name="P4">
Publisher: Укринформ (Organization)</text:p>
      <text:p text:style-name="P4">
Published Time: 2023-05-03T17:02:00+03:00</text:p>
      <text:p text:style-name="P4">
Modified Time: 2023-05-03T17:02:00+03:00</text:p>
      <text:p text:style-name="P4">
Description: Russian invaders "nationalized" and put up 700 enterprises for sale in temporarily occupied Crimea. - Ukrinform.</text:p>
      <text:p text:style-name="P4">
Images: ["<text:a xlink:type="simple" xlink:href="https://static.ukrinform.com/photos/2020_10/thumb_files/630_360_1603365565-629.jpg" text:style-name="Internet_20_link" text:visited-style-name="Visited_20_Internet_20_Link">
630_360_16033...</text:a>
"]</text:p>
      <text:p text:style-name="P4">
Tags: ['Крим', 'Націоналізація', 'Війна з росією']</text:p>
      <text:p text:style-name="P4">
Type: Article</text:p>
      <!--METADATA-->
      <text:p text:style-name="P4">
<draw:frame draw:style-name="fr1" draw:name="Image97" text:anchor-type="as-char" svg:width="6.9236in" svg:height="3.956343in" draw:z-index="0">
<draw:image xlink:href="../Images/yкринформ/2023-05-03T17-02-00-03-00/630_360_1603365565-629.jpg" xlink:type="simple" xlink:show="embed" xlink:actuate="onLoad" draw:mime-type="image/jpeg"/>
</draw:frame>
The Russian -enchantments "nationalized" and put up for sale 700 enterprises in the occupied Crimea.</text:p>
      <text:p text:style-name="P4">
This was reported <text:a xlink:type="simple" xlink:href="https://sprotyv.mod.gov.ua/okupanty-natsionalizuvaly-700-pidpryyemstv-u-krymu/" text:style-name="Internet_20_link" text:visited-style-name="Visited_20_Internet_20_Link">
</text:a>
, reports Ukrinform.</text:p>
      <text:p text:style-name="P4">
“From the end of 2022, the occupation administration of the temporarily captured peninsula began to" capture "the business of Ukrainians and those whom it suspects the incident. Since then, 700 businesses have been "nationalized" on the peninsula for sale. In fact, it is about robbery of all disagreeable staging and regime policy <text:a xlink:type="simple" xlink:href="https://www.ukrinform.ua/tag-putin" text:style-name="Internet_20_link" text:visited-style-name="Visited_20_Internet_20_Link">
</text:a>
», -goes to the post.</text:p>
      <text:p text:style-name="P4">
It is noted that the orders of the invaders on "nationalization" and the agreement on further sale are legally void.</text:p>
      <text:p text:style-name="P4">
<text:span text:style-name="T4">
 Read also: </text:span>
 <text:a xlink:type="simple" xlink:href="https://www.ukrinform.ua/rubric-crimea/3704130-u-krimu-rosiani-boatsa-vsogo-skibickij-ne-viklucae-zest-dobroi-voli.html" text:style-name="Internet_20_link" text:visited-style-name="Visited_20_Internet_20_Link">
<text:span text:style-name="T4">
 Crimea </text:span>
</text:a>
"That is why there is no queue of buyers for captured property, because everyone understands that the predators have no rights to this business," the center added.</text:p>
      <text:p text:style-name="P4">
As reported, <text:a xlink:type="simple" xlink:href="https://www.ukrinform.ua/rubric-crimea/3664682-okupacijnij-parlament-krimu-pidtrimav-nacionalizaciu-majna-ukrainskih-biznesmeniv.html" text:style-name="Internet_20_link" text:visited-style-name="Visited_20_Internet_20_Link">
</text:a>
 <text:a xlink:type="simple" xlink:href="https://www.ukrinform.ua/rubric-crimea/3664682-okupacijnij-parlament-krimu-pidtrimav-nacionalizaciu-majna-ukrainskih-biznesmeniv.html" text:style-name="Internet_20_link" text:visited-style-name="Visited_20_Internet_20_Link">
 </text:a>
for "nationalization" of Ukrainian property.</text:p>
      <text:p text:style-name="P4">
<text:span text:style-name="T5">
Foto: the center of the National Way</text:span>
</text:p>
      <text:p text:style-name="P4">
News Source: <text:a xlink:type="simple" xlink:href="https://www.ukrinform.ua/rubric-crimea/3704243-zagarbniki-nacionalizuvali-ta-vistavili-na-prodaz-700-pidpriemstv-u-krimu.html" text:style-name="Internet_20_link" text:visited-style-name="Visited_20_Internet_20_Link">
https://www.ukrinform.ua/rubric-crimea/3704243-zagarbniki-nacionalizuvali-ta-vistavili-na-prodaz-700-pidpriemstv-u-krimu.html</text:a>
</text:p>
      <!--NEWS-->
      <text:h text:style-name="P10" text:outline-level="1">
<text:span text:style-name="T4">
In Kherson region, eight people were already killed through enemy shelling on May 3</text:span>
</text:h>
      <text:p text:style-name="P4">
Authors: Ukrinform (Person)</text:p>
      <text:p text:style-name="P4">
Publisher: Укринформ (Organization)</text:p>
      <text:p text:style-name="P4">
Published Time: 2023-05-03T17:07:36+03:00</text:p>
      <text:p text:style-name="P4">
Modified Time: 2023-05-03T17:07:36+03:00</text:p>
      <text:p text:style-name="P4">
Description: It is already known about 8 dead in Kherson as a result of enemy shelling on May 3, another 10 people are injured, but the number of victims will increase. - Ukrinform.</text:p>
      <text:p text:style-name="P4">
Images: ["<text:a xlink:type="simple" xlink:href="https://static.ukrinform.com/photos/2018_10/thumb_files/630_360_1538997483-946.jpg" text:style-name="Internet_20_link" text:visited-style-name="Visited_20_Internet_20_Link">
630_360_15389...</text:a>
", "<text:a xlink:type="simple" xlink:href="https://static.ukrinform.com/photos/2023_05/1683118470-131.jpg" text:style-name="Internet_20_link" text:visited-style-name="Visited_20_Internet_20_Link">
1683118470-13...</text:a>
"]</text:p>
      <text:p text:style-name="P4">
Tags: ['Херсон', 'Обстріл', 'Війна з росією']</text:p>
      <text:p text:style-name="P4">
Type: Article</text:p>
      <!--METADATA-->
      <text:p text:style-name="P4">
<draw:frame draw:style-name="fr1" draw:name="Image98" text:anchor-type="as-char" svg:width="6.9236in" svg:height="3.948443in" draw:z-index="0">
<draw:image xlink:href="../Images/yкринформ/2023-05-03T17-07-36-03-00/630_360_1538997483-946.jpg" xlink:type="simple" xlink:show="embed" xlink:actuate="onLoad" draw:mime-type="image/jpeg"/>
</draw:frame>
Currently, there are 8 dead in Kherson as a result of hostile shelling on May 3, another 10 people are injured, but the number of victims will increase.</text:p>
      <text:p text:style-name="P4">
According to Ukrinform, the first deputy chairman of the Kherson Regional Council Yuriy Sobolevsky was reported at a briefing at the Media Center.</text:p>
      <text:p text:style-name="P4">
"It can be said that today we have eight people today and ten more were injured," Sobolevsky said.</text:p>
      <text:p text:style-name="P4">
<draw:frame draw:style-name="fr1" draw:name="Image99" text:anchor-type="as-char" svg:width="6.9236in" svg:height="4.615733in" draw:z-index="0">
<draw:image xlink:href="../Images/yкринформ/2023-05-03T17-07-36-03-00/1683118470-131.jpg" xlink:type="simple" xlink:show="embed" xlink:actuate="onLoad" draw:mime-type="image/jpeg"/>
</draw:frame>
<text:span text:style-name="T4">
 Read also: </text:span>
 <text:a xlink:type="simple" xlink:href="https://www.ukrinform.ua/rubric-ato/3704184-pid-obstril-na-vokzali-u-hersoni-potrapila-brigada-svidkoi.html" text:style-name="Internet_20_link" text:visited-style-name="Visited_20_Internet_20_Link">
<text:span text:style-name="T4">
 Kherson </text:span>
</text:a>
He also informed that this figure would increase as the data from hospitals will be received.</text:p>
      <text:p text:style-name="P4">
As reported by Ukrinform, <text:a xlink:type="simple" xlink:href="https://www.ukrinform.ua/rubric-ato/3704133-centr-hersona-pid-obstrilom-e-postrazdali.html" text:style-name="Internet_20_link" text:visited-style-name="Visited_20_Internet_20_Link">
</text:a>
. On May 3, at about 11 o'clock in the morning, the enemy fired a hypermarket in Kherson, resulting in the died of people and were injured. In the Kherson region, energy, three dead.</text:p>
      <text:p text:style-name="P4">
Also in the Kherson region, the military of the Russian Federation was firing the village of the Tokarivkadariv community on May 3, a 47-year-old man was killed in the yard of his own house.</text:p>
      <text:p text:style-name="P4">
News Source: <text:a xlink:type="simple" xlink:href="https://www.ukrinform.ua/rubric-ato/3704247-na-hersonsini-cerez-vorozi-obstrili-3-travna-vze-zaginuli-vosmero-ludej.html" text:style-name="Internet_20_link" text:visited-style-name="Visited_20_Internet_20_Link">
https://www.ukrinform.ua/rubric-ato/3704247-na-hersonsini-cerez-vorozi-obstrili-3-travna-vze-zaginuli-vosmero-ludej.html</text:a>
</text:p>
      <!--NEWS-->
      <text:h text:style-name="P10" text:outline-level="1">
<text:span text:style-name="T4">
UPL: Chernomorets defeated Kolos and Zorya overcame "Veres"</text:span>
</text:h>
      <text:p text:style-name="P4">
Authors: Ukrinform (Person)</text:p>
      <text:p text:style-name="P4">
Publisher: Укринформ (Organization)</text:p>
      <text:p text:style-name="P4">
Published Time: 2023-05-03T17:14:00+03:00</text:p>
      <text:p text:style-name="P4">
Modified Time: 2023-05-03T17:14:00+03:00</text:p>
      <text:p text:style-name="P4">
Description: "Sailors" occupy the 11th place in the table, "Dawn" - in the top three. - Ukrinform.</text:p>
      <text:p text:style-name="P4">
Images: ["<text:a xlink:type="simple" xlink:href="https://static.ukrinform.com/photos/2023_05/thumb_files/630_360_1683123133-569.jpg" text:style-name="Internet_20_link" text:visited-style-name="Visited_20_Internet_20_Link">
630_360_16831...</text:a>
"]</text:p>
      <text:p text:style-name="P4">
Tags: ['Футбол', "Прем'єр-ліга", 'Верес', 'Зоря', 'Чорноморець', 'Колос Ковалівка']</text:p>
      <text:p text:style-name="P4">
Type: Article</text:p>
      <!--METADATA-->
      <text:p text:style-name="P4">
<draw:frame draw:style-name="fr1" draw:name="Image100" text:anchor-type="as-char" svg:width="6.9236in" svg:height="3.956343in" draw:z-index="0">
<draw:image xlink:href="../Images/yкринформ/2023-05-03T17-14-00-03-00/630_360_1683123133-569.jpg" xlink:type="simple" xlink:show="embed" xlink:actuate="onLoad" draw:mime-type="image/jpeg"/>
</draw:frame>
"Sailors" occupy the 11th place in the table, "Dawn" - in the top three.</text:p>
      <text:p text:style-name="P4">
The final two matches of the game day of the 24th round of the Ukrainian Premier League have ended, Ukrinform reports.</text:p>
      <text:p text:style-name="P4">
Chernomorets defeated Kolos - 3: 0. Badibangi Demchenko was distinguished in the Odessa. Another goal in his own goal scored Chobotenko.</text:p>
      <text:p text:style-name="P4">
In the parallel match, Zorya has minimally overcome "Heather" - 1: 0. The goal was recorded on the Movement by Imerekov.</text:p>
      <text:p text:style-name="P4">
According to the results of the 24th round of UPL "Zorya" occupies the 3rd stage in UPL, "Chernomorets"-11th.</text:p>
      <text:p text:style-name="P4">
<text:span text:style-name="T4">
 Read also: </text:span>
 <text:a xlink:type="simple" xlink:href="https://www.ukrinform.ua/rubric-sports/3704202-oleksandria-minimalno-peremogla-lviv-v-upl.html" text:style-name="Internet_20_link" text:visited-style-name="Visited_20_Internet_20_Link">
<text:span text:style-name="T4">
 Alexandria </text:span>
</text:a>
Shakhtar was reported to head UPL, with 59 points after 24 matches.</text:p>
      <text:p text:style-name="P4">
Photo: upl.ua</text:p>
      <text:p text:style-name="P4">
News Source: <text:a xlink:type="simple" xlink:href="https://www.ukrinform.ua/rubric-sports/3704249-upl-cornomorec-rozgromiv-kolos-a-zora-zdolala-veres.html" text:style-name="Internet_20_link" text:visited-style-name="Visited_20_Internet_20_Link">
https://www.ukrinform.ua/rubric-sports/3704249-upl-cornomorec-rozgromiv-kolos-a-zora-zdolala-veres.html</text:a>
</text:p>
      <!--NEWS-->
      <text:h text:style-name="P10" text:outline-level="1">
<text:span text:style-name="T4">
The vast majority of journalists believe that the Ukrainian media is censorship</text:span>
</text:h>
      <text:p text:style-name="P4">
Authors: Ukrinform (Person)</text:p>
      <text:p text:style-name="P4">
Publisher: Укринформ (Organization)</text:p>
      <text:p text:style-name="P4">
Published Time: 2023-05-03T17:15:00+03:00</text:p>
      <text:p text:style-name="P4">
Modified Time: 2023-05-03T17:15:00+03:00</text:p>
      <text:p text:style-name="P4">
Description: In Ukraine, 95% of journalists believe that there are censorship in the Ukrainian media. - Ukrinform.</text:p>
      <text:p text:style-name="P4">
Images: ["<text:a xlink:type="simple" xlink:href="https://static.ukrinform.com/photos/2022_06/thumb_files/630_360_1656490870-306.jpg" text:style-name="Internet_20_link" text:visited-style-name="Visited_20_Internet_20_Link">
630_360_16564...</text:a>
", "<text:a xlink:type="simple" xlink:href="https://static.ukrinform.com/photos/2023_05/1683123324-102.jpg" text:style-name="Internet_20_link" text:visited-style-name="Visited_20_Internet_20_Link">
1683123324-10...</text:a>
"]</text:p>
      <text:p text:style-name="P4">
Tags: ['Цензура', 'Журналіст', 'Свобода слова']</text:p>
      <text:p text:style-name="P4">
Type: Article</text:p>
      <!--METADATA-->
      <text:p text:style-name="P4">
<draw:frame draw:style-name="fr1" draw:name="Image101" text:anchor-type="as-char" svg:width="6.9236in" svg:height="3.956343in" draw:z-index="0">
<draw:image xlink:href="../Images/yкринформ/2023-05-03T17-15-00-03-00/630_360_1656490870-306.jpg" xlink:type="simple" xlink:show="embed" xlink:actuate="onLoad" draw:mime-type="image/jpeg"/>
</draw:frame>
In Ukraine ,95% of journalists believe that there are censorship in the Ukrainian media.</text:p>
      <text:p text:style-name="P4">
This is evidenced by the results of a survey conducted by the Ilko Kucheriv Democratic Foundation, which was presented in Ukrinform by the political analytics of the Polina Bondarenko Foundation.</text:p>
      <text:p text:style-name="P4">
“The vast majority of respondents - 95% - in 2023 said that, in their opinion, <text:a xlink:type="simple" xlink:href="https://www.ukrinform.ua/tag-cenzura" text:style-name="Internet_20_link" text:visited-style-name="Visited_20_Internet_20_Link">
</text:a>
There are Ukrainian media. Tsene has changed a lot compared to 2019, but we see an interesting trend that in 2019, compared to 2019, has become a larger share of journalists who believe that censorship in the Ukrainian media is a systemic phenomenon, or that it is a separate accident in individual media " , - Bondarenko said.</text:p>
      <text:p text:style-name="P4">
<draw:frame draw:style-name="fr1" draw:name="Image102" text:anchor-type="as-char" svg:width="6.9236in" svg:height="4.615733in" draw:z-index="0">
<draw:image xlink:href="../Images/yкринформ/2023-05-03T17-15-00-03-00/1683123324-102.jpg" xlink:type="simple" xlink:show="embed" xlink:actuate="onLoad" draw:mime-type="image/jpeg"/>
</draw:frame>
According to the study, the main fears of journalists regarding the threat of censorships of the authorities have their preconditions.</text:p>
      <text:p text:style-name="P4">
Thus, speaking whether censorship exists in Ukraine, 26% of respondents indicate its system in nature, 38% said it is in separate media, and 31% believe that the censorship exists only as isolated cases.</text:p>
      <text:p text:style-name="P4">
<text:span text:style-name="T4">
 Read also: </text:span>
 <text:a xlink:type="simple" xlink:href="https://www.ukrinform.ua/rubric-society/3704127-za-cas-povnomasstabnoi-vijni-v-ukraini-zakrilos-ponad-230-media-imi.html" text:style-name="Internet_20_link" text:visited-style-name="Visited_20_Internet_20_Link">
</text:a>
As it is noted, since 2019, the polarization of the journalist has increased significantly, namely: the proportions of journalists have increased significantly, or about the considerable prevalence of censorship, or that this phenomenon is quite rare, and vice versa - the number of those who I am convinced that censorship as a phenomenon is present only in certain media.</text:p>
      <text:p text:style-name="P4">
According to the results, journalists who recognized the presence of censorship most often stated that it is conducted by various state -owned authorities and media owners. In the third place - self -censourists.</text:p>
      <text:p text:style-name="P4">
"62% believe that the only marathon is a form of censorship in Ukraine and therefore the same -65% -believe that the only marathon should be stopped," Bondarenko said.</text:p>
      <text:p text:style-name="P4">
According to her, 40% of journalists respond to the need for limited censorship, and one third against it.</text:p>
      <text:p text:style-name="P4">
At the same time, 44% of respondents believe that there are topics in Ukraine that it is impossible to write or talk about. According to the study, in 2019, such a quarter.</text:p>
      <text:p text:style-name="P4">
According to the survey, most journalists believe that freedom of expression is even in Ukraine.Expert of the Civil Liberty Center Volodymyr Yavorsky noted that he was expressed by the evaluation of the freedom of speech in Ukraine.</text:p>
      <text:p text:style-name="P4">
“I was struck by the fact that the state of freedom of speech in Ukraine is very positively assessed. In principle, it is probably. And if you compare with the countries of Eastern Europe, Ukraine remains the leader, and even in the assessments of journalists on the state of the word, despite the war, on semi -censorship, to many prohibitions of raising certain types of information, the situation with freedom is worded at a fairly high level. ” Yavorsky said.</text:p>
      <text:p text:style-name="P4">
<text:span text:style-name="T4">
 Read also: </text:span>
 <text:a xlink:type="simple" xlink:href="https://www.ukrinform.ua/rubric-society/3703982-nszu-v-oon-zaklikala-rosiu-zvilniti-ukrainskogo-zurnalista-dmitra-hiluka.html" text:style-name="Internet_20_link" text:visited-style-name="Visited_20_Internet_20_Link">
</text:a>
Sociological research "Challenges for Freedom of Speech and Journalists in War" was conducted by the Ilko Kucheriv Democratic Initiatives Foundation for the Nazamation of the ZMINA Human Rights Center with the support of Freedom House representation. It included three focus group discussions with 33 journalists and persons relevant to journalistic activities(Journalism teachers, media leaders, media experts, bloggers), these discussions occurred in December 2022(Quality research); as well as an expert survey of 132 journalists from different regions of Ukraine, conducted from January 18 to January 27, 2023(Quantitative study).</text:p>
      <text:p text:style-name="P4">
Для порівняння наводяться дані подібного опитування, проведеного з 30 травняпо 14 червня 2019 року, в якому взяли участь 127 журналістів.</text:p>
      <text:p text:style-name="P4">
News Source: <text:a xlink:type="simple" xlink:href="https://www.ukrinform.ua/rubric-society/3704250-absolutna-bilsist-zurnalistiv-vvazaut-so-v-ukrainskih-zmi-e-cenzura.html" text:style-name="Internet_20_link" text:visited-style-name="Visited_20_Internet_20_Link">
https://www.ukrinform.ua/rubric-society/3704250-absolutna-bilsist-zurnalistiv-vvazaut-so-v-ukrainskih-zmi-e-cenzura.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5-03T17:17:00+03:00</text:p>
      <text:p text:style-name="P4">
Modified Time: 2023-05-03T17:17: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03" text:anchor-type="as-char" svg:width="6.9236in" svg:height="3.956343in" draw:z-index="0">
<draw:image xlink:href="../Images/yкринформ/2023-05-03T17-17-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04" text:anchor-type="as-char" svg:width="6.9236in" svg:height="6.9236in" draw:z-index="0">
<draw:image xlink:href="../Images/yкринформ/2023-05-03T17-17-00-03-00/1659527406-459.jpg" xlink:type="simple" xlink:show="embed" xlink:actuate="onLoad" draw:mime-type="image/jpeg"/>
</draw:frame>
On March 12, 2022, 4-year-old Anastasia Tolstokorov disappeared after the explosion of the Uchninka in Mariupol. Where it is now is unknown.</text:p>
      <text:p text:style-name="P4">
Signs of the baby: looks 4-5 years, lean, blond hair, blue.</text:p>
      <text:p text:style-name="P4">
<text:span text:style-name="T4">
 rose Kaminskaya, 2 years </text:span>
</text:p>
      <text:p text:style-name="P4">
<draw:frame draw:style-name="fr1" draw:name="Image105" text:anchor-type="as-char" svg:width="6.9236in" svg:height="6.9236in" draw:z-index="0">
<draw:image xlink:href="../Images/yкринформ/2023-05-03T17-17-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06" text:anchor-type="as-char" svg:width="6.9236in" svg:height="6.9236in" draw:z-index="0">
<draw:image xlink:href="../Images/yкринформ/2023-05-03T17-17-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07" text:anchor-type="as-char" svg:width="6.9236in" svg:height="6.9236in" draw:z-index="0">
<draw:image xlink:href="../Images/yкринформ/2023-05-03T17-17-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in height, thin, dark-haired</text:p>
      <text:p text:style-name="P4">
Gray eyes.</text:p>
      <text:p text:style-name="P4">
<text:span text:style-name="T4">
 Andriy Kadigrob, 13 years old </text:span>
</text:p>
      <text:p text:style-name="P4">
<draw:frame draw:style-name="fr1" draw:name="Image108" text:anchor-type="as-char" svg:width="6.9236in" svg:height="6.9236in" draw:z-index="0">
<draw:image xlink:href="../Images/yкринформ/2023-05-03T17-17-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09" text:anchor-type="as-char" svg:width="6.9236in" svg:height="6.9236in" draw:z-index="0">
<draw:image xlink:href="../Images/yкринформ/2023-05-03T17-17-00-03-00/1659948836-620.jpg" xlink:type="simple" xlink:show="embed" xlink:actuate="onLoad" draw:mime-type="image/jpeg"/>
</draw:frame>
On May 25, 2022, the girl disappeared in the village. Kivsharivka in Kharkiv region.</text:p>
      <text:p text:style-name="P4">
Signs of the baby: looks 17 years old, 158 cm in height, skinny, blonded, gray-green eyes.</text:p>
      <text:p text:style-name="P4">
Special signs: wears glasses.</text:p>
      <text:p text:style-name="P4">
<text:span text:style-name="T4">
 Mykola Grigoriev, 17 years old </text:span>
</text:p>
      <text:p text:style-name="P4">
<draw:frame draw:style-name="fr1" draw:name="Image110" text:anchor-type="as-char" svg:width="6.9236in" svg:height="6.9236in" draw:z-index="0">
<draw:image xlink:href="../Images/yкринформ/2023-05-03T17-17-00-03-00/1659948835-931.jpg" xlink:type="simple" xlink:show="embed" xlink:actuate="onLoad" draw:mime-type="image/jpeg"/>
</draw:frame>
</text:p>
      <text:p text:style-name="P4">
Signs: looks 17 years old, 170 cm in height, thin, light short -haired.</text:p>
      <text:p text:style-name="P4">
Clothes: black T -shirt, blue shorts, black sneakers.</text:p>
      <text:p text:style-name="P4">
<draw:frame draw:style-name="fr1" draw:name="Image111" text:anchor-type="as-char" svg:width="6.9236in" svg:height="6.9236in" draw:z-index="0">
<draw:image xlink:href="../Images/yкринформ/2023-05-03T17-17-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12" text:anchor-type="as-char" svg:width="6.9236in" svg:height="6.9236in" draw:z-index="0">
<draw:image xlink:href="../Images/yкринформ/2023-05-03T17-17-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13" text:anchor-type="as-char" svg:width="6.9236in" svg:height="6.9236in" draw:z-index="0">
<draw:image xlink:href="../Images/yкринформ/2023-05-03T17-17-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Ukrainian Svitolina won Bonaventure in the second round of the tournament WTA 125</text:span>
</text:h>
      <text:p text:style-name="P4">
Authors: Ukrinform (Person)</text:p>
      <text:p text:style-name="P4">
Publisher: Укринформ (Organization)</text:p>
      <text:p text:style-name="P4">
Published Time: 2023-05-03T17:20:00+03:00</text:p>
      <text:p text:style-name="P4">
Modified Time: 2023-05-03T17:20:00+03:00</text:p>
      <text:p text:style-name="P4">
Description: Ukrainian tennis player Elina Svolin (No. 1088 WTA) beat Belgian Isalin Bonaventure ( # 84 WTA) in the second round of the WTA tournament 125 in France. - Ukrinform.</text:p>
      <text:p text:style-name="P4">
Images: ["<text:a xlink:type="simple" xlink:href="https://static.ukrinform.com/photos/2023_05/thumb_files/630_360_1683123560-137.jpg" text:style-name="Internet_20_link" text:visited-style-name="Visited_20_Internet_20_Link">
630_360_16831...</text:a>
"]</text:p>
      <text:p text:style-name="P4">
Tags: ['Світоліна', 'Теніс']</text:p>
      <text:p text:style-name="P4">
Type: Article</text:p>
      <!--METADATA-->
      <text:p text:style-name="P4">
<draw:frame draw:style-name="fr1" draw:name="Image114" text:anchor-type="as-char" svg:width="6.9236in" svg:height="3.956343in" draw:z-index="0">
<draw:image xlink:href="../Images/yкринформ/2023-05-03T17-20-00-03-00/630_360_1683123560-137.jpg" xlink:type="simple" xlink:show="embed" xlink:actuate="onLoad" draw:mime-type="image/jpeg"/>
</draw:frame>
Ukrainian Svina Svitolina(№1088 WTA)beat Belgian Isalin Bonaventure(№84 WTA)In the second round of the WTA tournament 125 in France.</text:p>
      <text:p text:style-name="P4">
The Ukrainian won with the score - 2: 6, 6: 4, 7: 6, reports Ukrinform.</text:p>
      <text:p text:style-name="P4">
The match lasted 2 hours and 23 minutes. Svitolina gave a 3 -year, made 2 -year mistakes and made 5/11 brothers.</text:p>
      <text:p text:style-name="P4">
It was the first eye meeting of the tennis player.</text:p>
      <text:p text:style-name="P4">
At the start of the tournament, Svitolin won Depin Papaamihail from Greece. In a tank circle, the Ukrainian woman will play with the winner of the match between Lely Jeanjan by the Illuicia Brozetti.</text:p>
      <text:p text:style-name="P4">
<text:span text:style-name="T4">
 Read also: </text:span>
 <text:a xlink:type="simple" xlink:href="https://www.ukrinform.ua/rubric-sports/3704173-astremska-peremogla-sorribes-tormo-wta-125-v-ispanii.html" text:style-name="Internet_20_link" text:visited-style-name="Visited_20_Internet_20_Link">
</text:a>
It was reported that the Ukrainian tennis player received a Wild Card tournament.</text:p>
      <text:p text:style-name="P4">
Photo: btu.org.ua</text:p>
      <text:p text:style-name="P4">
News Source: <text:a xlink:type="simple" xlink:href="https://www.ukrinform.ua/rubric-sports/3704255-ukrainka-svitolina-peremogla-bonaventur-u-drugomu-koli-turniru-wta-125.html" text:style-name="Internet_20_link" text:visited-style-name="Visited_20_Internet_20_Link">
https://www.ukrinform.ua/rubric-sports/3704255-ukrainka-svitolina-peremogla-bonaventur-u-drugomu-koli-turniru-wta-125.html</text:a>
</text:p>
      <!--NEWS-->
      <text:h text:style-name="P10" text:outline-level="1">
<text:span text:style-name="T4">
In the Zaporozhye direction, the invaders strengthen positions in anticipation of a counter -offensive</text:span>
</text:h>
      <text:p text:style-name="P4">
Authors: Ukrinform (Person)</text:p>
      <text:p text:style-name="P4">
Publisher: Укринформ (Organization)</text:p>
      <text:p text:style-name="P4">
Published Time: 2023-05-03T17:21:42+03:00</text:p>
      <text:p text:style-name="P4">
Modified Time: 2023-05-03T17:21:42+03:00</text:p>
      <text:p text:style-name="P4">
Description: In anticipation of the offensive actions of defense forces, Russian invaders in the Zaporozhye direction establish mine-explosive barriers and carry out fortifications and engineering work in their positions.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Запоріжжя', 'Війна з росією', 'Єдині новини']</text:p>
      <text:p text:style-name="P4">
Type: Article</text:p>
      <!--METADATA-->
      <text:p text:style-name="P4">
<draw:frame draw:style-name="fr1" draw:name="Image115" text:anchor-type="as-char" svg:width="6.9236in" svg:height="3.956343in" draw:z-index="0">
<draw:image xlink:href="../Images/yкринформ/2023-05-03T17-21-42-03-00/630_360_1668461240-442.jpg" xlink:type="simple" xlink:show="embed" xlink:actuate="onLoad" draw:mime-type="image/jpeg"/>
</draw:frame>
The wake of offensive actions of defense forces Russian invaders at the Zaporozhye Breakfowns establish mine-explosive barriers and carry out fortification engineering work in their positions.</text:p>
      <text:p text:style-name="P4">
Colonel Sergey Tellytsky, the head of the united press censorship of the Tavriysky Forces, reported this on the broadcast of the only news, Ukrinform correspondent reports.</text:p>
      <text:p text:style-name="P4">
“In the Zaporizhzhya direction, the nature of the enemy's fighting remains immune. In anticipation of the offensive actions, the enemy deals with engineering and forming positions, the establishment of mine -explosives on their borders, ”the spokesman said.</text:p>
      <text:p text:style-name="P4">
He added that in the Zaporizhzhya direction of the last day, 84 shelling on the side of the Russian Federation was recorded, and at night the enemy struck a rocket strike on the outskirts of the Zaporozhye.</text:p>
      <text:p text:style-name="P4">
<text:span text:style-name="T4">
 Read also: </text:span>
 <text:a xlink:type="simple" xlink:href="https://www.ukrinform.ua/rubric-regions/3703996-raketnij-udar-po-zaporizzu-do-medikiv-iz-uskodzennami-zvernulisa-devatero-ludej.html" text:style-name="Internet_20_link" text:visited-style-name="Visited_20_Internet_20_Link">
<text:span text:style-name="T4">
 constipation </text:span>
</text:a>
As reported by Ukrinform, more than 80 hostile to the territory of Zaporizhzhya region, by [], a police officer recorded more(https://www.ukrinform.ua/tag-zaporizza)Inscander-m was hit.</text:p>
      <text:p text:style-name="P4">
News Source: <text:a xlink:type="simple" xlink:href="https://www.ukrinform.ua/rubric-ato/3704256-na-zaporizkomu-napramku-zagarbniki-ukripluut-pozicii-v-ocikuvanni-kontrnastupu.html" text:style-name="Internet_20_link" text:visited-style-name="Visited_20_Internet_20_Link">
https://www.ukrinform.ua/rubric-ato/3704256-na-zaporizkomu-napramku-zagarbniki-ukripluut-pozicii-v-ocikuvanni-kontrnastupu.html</text:a>
</text:p>
      <!--NEWS-->
      <text:h text:style-name="P10" text:outline-level="1">
<text:span text:style-name="T4">
In Ukraine, a special fund for energy efficiency projects - the President signed the law</text:span>
</text:h>
      <text:p text:style-name="P4">
Authors: Ukrinform (Person)</text:p>
      <text:p text:style-name="P4">
Publisher: Укринформ (Organization)</text:p>
      <text:p text:style-name="P4">
Published Time: 2023-05-03T17:24:46+03:00</text:p>
      <text:p text:style-name="P4">
Modified Time: 2023-05-03T17:24:46+03:00</text:p>
      <text:p text:style-name="P4">
Description: President of Ukraine Volodymyr Zelensky has signed a law that will allow in Ukraine to create a State Decarbonization and Energy Effective Transformation Fund. - Ukrinform.</text:p>
      <text:p text:style-name="P4">
Images: ["<text:a xlink:type="simple" xlink:href="https://static.ukrinform.com/photos/2022_09/thumb_files/630_360_1663862325-924.jpg" text:style-name="Internet_20_link" text:visited-style-name="Visited_20_Internet_20_Link">
630_360_16638...</text:a>
"]</text:p>
      <text:p text:style-name="P4">
Tags: ['Закон', 'Енергоефективність', 'Зеленський']</text:p>
      <text:p text:style-name="P4">
Type: Article</text:p>
      <!--METADATA-->
      <text:p text:style-name="P4">
<draw:frame draw:style-name="fr1" draw:name="Image116" text:anchor-type="as-char" svg:width="6.9236in" svg:height="3.956343in" draw:z-index="0">
<draw:image xlink:href="../Images/yкринформ/2023-05-03T17-24-46-03-00/630_360_1663862325-924.jpg" xlink:type="simple" xlink:show="embed" xlink:actuate="onLoad" draw:mime-type="image/jpeg"/>
</draw:frame>
President of Ukraine Volodymyr Zelensky has signed a law that will allow in Ukraine to create a State Decarbonization and Energy Effective Transformation Fund.</text:p>
      <text:p text:style-name="P4">
About it reports Ukrinform with a link to the site <text:a xlink:type="simple" xlink:href="https://itd.rada.gov.ua/billInfo/Bills/Card/41332" text:style-name="Internet_20_link" text:visited-style-name="Visited_20_Internet_20_Link">
</text:a>
.</text:p>
      <text:p text:style-name="P4">
The Fund will be filled at the expense of the funds received from the environmental tax, which will cope with emissions in the atmospheric carbon of stationary sources of pollution.</text:p>
      <text:p text:style-name="P4">
Its activity will be aimed at measures and state targeted programs of energy efficiency, reducing the cost of credit and leasing rights, which are concluded for the implementation of energy efficient measures, implementation of energy service.</text:p>
      <text:p text:style-name="P4">
Another direction is the fulfillment of debt on borrowing, received by the state for the implementation of such programs, as well as increasing the use of renewable energy sources and alternative fuels and reducing carbon products.</text:p>
      <text:p text:style-name="P4">
<text:span text:style-name="T4">
 Read also: </text:span>
 <text:a xlink:type="simple" xlink:href="https://www.ukrinform.ua/rubric-economy/3703255-urad-shvaliv-energeticnu-strategiu-do-2050-roku.html" text:style-name="Internet_20_link" text:visited-style-name="Visited_20_Internet_20_Link">
</text:a>
The Fund will work on January 1, 2024. Currently, the Ministry of Community, Territories and Infrastructure Development is working to develop the order of its functioning.</text:p>
      <text:p text:style-name="P4">
As it was reported, in March the President of Ukraine <text:a xlink:type="simple" xlink:href="https://www.ukrinform.ua/tag-zelenskij" text:style-name="Internet_20_link" text:visited-style-name="Visited_20_Internet_20_Link">
</text:a>
He signed a law that creates a developmental development in Ukraine of highly effective cogeneration in accordance with the provisions of the European Union.</text:p>
      <text:p text:style-name="P4">
News Source: <text:a xlink:type="simple" xlink:href="https://www.ukrinform.ua/rubric-economy/3704258-v-ukraini-stvorat-specfond-dla-proektiv-energoefektivnosti-prezident-pidpisav-zakon.html" text:style-name="Internet_20_link" text:visited-style-name="Visited_20_Internet_20_Link">
https://www.ukrinform.ua/rubric-economy/3704258-v-ukraini-stvorat-specfond-dla-proektiv-energoefektivnosti-prezident-pidpisav-zakon.html</text:a>
</text:p>
      <!--NEWS-->
      <text:h text:style-name="P10" text:outline-level="1">
<text:span text:style-name="T4">
Discussion on the expediency of receiving Ukrainian passports is damaging information -security - Vereshchuk</text:span>
</text:h>
      <text:p text:style-name="P4">
Authors: Ukrinform (Person)</text:p>
      <text:p text:style-name="P4">
Publisher: Укринформ (Organization)</text:p>
      <text:p text:style-name="P4">
Published Time: 2023-05-03T17:27:18+03:00</text:p>
      <text:p text:style-name="P4">
Modified Time: 2023-05-03T17:27:18+03:00</text:p>
      <text:p text:style-name="P4">
Description: Viceremier -Minister - Minister for Reintegration of Temporarily Occupied Territories Irina Vereshchuk believes that the debate on the expediency of receiving Russian passports is detrimental to information security by Ukrainians. - Ukrinform.</text:p>
      <text:p text:style-name="P4">
Images: ["<text:a xlink:type="simple" xlink:href="https://static.ukrinform.com/photos/2023_01/thumb_files/630_360_1673897824-865.png" text:style-name="Internet_20_link" text:visited-style-name="Visited_20_Internet_20_Link">
630_360_16738...</text:a>
"]</text:p>
      <text:p text:style-name="P4">
Tags: ['Паспорт', 'Україна', 'росія', 'Верещук']</text:p>
      <text:p text:style-name="P4">
Type: Article</text:p>
      <!--METADATA-->
      <text:p text:style-name="P4">
<draw:frame draw:style-name="fr1" draw:name="Image117" text:anchor-type="as-char" svg:width="6.9236in" svg:height="3.956343in" draw:z-index="0">
<draw:image xlink:href="../Images/yкринформ/2023-05-03T17-27-18-03-00/630_360_1673897824-865.png" xlink:type="simple" xlink:show="embed" xlink:actuate="onLoad" draw:mime-type="image/png"/>
</draw:frame>
Viceremier -Minister - Minister of Reintegration of the Temporarily Occupied T territory Irina Vereshchuk believes that the discussion on the expediency of receiving Russian passports is harmed by Ukrainian passports.</text:p>
      <text:p text:style-name="P4">
According to Ukrinform, she wrote about it in <text:a xlink:type="simple" xlink:href="https://t.me/vereshchuk_iryna/1901" text:style-name="Internet_20_link" text:visited-style-name="Visited_20_Internet_20_Link">
</text:a>
.</text:p>
      <text:p text:style-name="P4">
“Many media outlets have launched a public debate on the expediency/inappropriateness of Russian passports in the temporarily occupied territories. There is no discussion about enemy passports within the authorities. And by Zpan Ombudsman we are on one page and on one wave, ” - said.</text:p>
      <text:p text:style-name="P4">
She reminded that two days ago she wrote a post, where, among other things, she recommended that Ukrainians not take Russian passports on the tot. This, added Glavinreintegration, for some reason caused a violent reaction to the media and polygonalists asked to explain their position.</text:p>
      <text:p text:style-name="P4">
<text:span text:style-name="T4">
 Read also: </text:span>
 <text:a xlink:type="simple" xlink:href="https://www.ukrinform.ua/rubric-society/3703864-ziteli-tot-mozut-brati-rosijski-pasporti-abi-zberegti-sobi-zitta-danilov.html" text:style-name="Internet_20_link" text:visited-style-name="Visited_20_Internet_20_Link">
<text:span text:style-name="T4">
 Danilov </text:span>
</text:a>
“First of all, I always recommended our people on the temporarily occupied territories not to take passports of the invaders. I say it constantly from the beginning of the full -scale war. Therefore, she was genuinely surprised by the reaction of the media to my words, ”Vereshchuk emphasized.</text:p>
      <text:p text:style-name="P4">
Viceremier -Minister noted that life is difficult, so there are different cases. A Russian passport must be left from temporarily occupied territories, someone - to receive medical care or pension.</text:p>
      <text:p text:style-name="P4">
“The person will make a decision based on their life circumstances. But it is not noticed that I have or can recommend people to take hostile <text:a xlink:type="simple" xlink:href="https://www.ukrinform.ua/tag-pasport" text:style-name="Internet_20_link" text:visited-style-name="Visited_20_Internet_20_Link">
</text:a>
. I can't and cannot. Because these are not only documents, but also values and position. Because besides the Ukrainians, the Ukrainians who left the one that left the Russian passports. The Ukrainian Ukrainians are at war, that there are no Russian passports on our land. This is my position. If in this form it is unclear to someone, a tone for the council, ” - wrote the head of the Ministry of Reintegration.</text:p>
      <text:p text:style-name="P4">
<text:span text:style-name="T4">
 Read also: </text:span>
 <text:a xlink:type="simple" xlink:href="https://www.ukrinform.ua/rubric-regions/3704082-u-berdansku-rosiani-rvut-ukrainski-pasporti-pid-cas-perevirki-dokumentiv.html" text:style-name="Internet_20_link" text:visited-style-name="Visited_20_Internet_20_Link">
<text:span text:style-name="T4">
 Passport </text:span>
</text:a>
</text:p>
      <text:p text:style-name="P4">
The Verkhovna Rada Commissioner for Human Rights Dmitry Lubinets said on April 30 that Ukrainians who are in temporarily occupied territories <text:a xlink:type="simple" xlink:href="https://www.ukrinform.ua/rubric-society/3702838-lubinec-radit-ukraincam-na-okupovanih-teritoriah-brati-pasport-rf-zaradi-zberezenna-zitta.html" text:style-name="Internet_20_link" text:visited-style-name="Visited_20_Internet_20_Link">
</text:a>
Or any way to leave such territories. NSDC Secretary Alexei Danilovtozha advises those who are in the occupied territories, to take Russian passports, because human life is the highest value.</text:p>
      <text:p text:style-name="P4">
News Source: <text:a xlink:type="simple" xlink:href="https://www.ukrinform.ua/rubric-society/3704259-diskusia-sodo-docilnosti-otrimanna-ukraincami-pasportiv-rf-skodit-informbezpeci-veresuk.html" text:style-name="Internet_20_link" text:visited-style-name="Visited_20_Internet_20_Link">
https://www.ukrinform.ua/rubric-society/3704259-diskusia-sodo-docilnosti-otrimanna-ukraincami-pasportiv-rf-skodit-informbezpeci-veresuk.html</text:a>
</text:p>
      <!--NEWS-->
      <text:h text:style-name="P10" text:outline-level="1">
<text:span text:style-name="T4">
Ukraine and the EU have agreed to continue "economic visa waiver" for another year - Shmigal</text:span>
</text:h>
      <text:p text:style-name="P4">
Authors: Ukrinform (Person)</text:p>
      <text:p text:style-name="P4">
Publisher: Укринформ (Organization)</text:p>
      <text:p text:style-name="P4">
Published Time: 2023-05-03T17:28:00+03:00</text:p>
      <text:p text:style-name="P4">
Modified Time: 2023-05-03T17:28:00+03:00</text:p>
      <text:p text:style-name="P4">
Description: Ukraine and the European Union have reached agreements on the continuation of "economic visa waiver" for another year. - Ukrinform.</text:p>
      <text:p text:style-name="P4">
Images: ["<text:a xlink:type="simple" xlink:href="https://static.ukrinform.com/photos/2023_02/thumb_files/630_360_1676995305-131.jpg" text:style-name="Internet_20_link" text:visited-style-name="Visited_20_Internet_20_Link">
630_360_16769...</text:a>
"]</text:p>
      <text:p text:style-name="P4">
Tags: ['Євросоюз', 'Шмигаль', 'Економічний безвіз']</text:p>
      <text:p text:style-name="P4">
Type: Article</text:p>
      <!--METADATA-->
      <text:p text:style-name="P4">
<draw:frame draw:style-name="fr1" draw:name="Image118" text:anchor-type="as-char" svg:width="6.9236in" svg:height="3.956343in" draw:z-index="0">
<draw:image xlink:href="../Images/yкринформ/2023-05-03T17-28-00-03-00/630_360_1676995305-131.jpg" xlink:type="simple" xlink:show="embed" xlink:actuate="onLoad" draw:mime-type="image/jpeg"/>
</draw:frame>
Ukraine of the Tai -European Union has reached agreements on the continuation of "economic non -economic" for another year.</text:p>
      <text:p text:style-name="P4">
Prime Minister Denis Shmigal reported this in <text:a xlink:type="simple" xlink:href="https://t.me/Denys_Smyhal/5159" text:style-name="Internet_20_link" text:visited-style-name="Visited_20_Internet_20_Link">
</text:a>
, reports Ukrinform.</text:p>
      <text:p text:style-name="P4">
"We continue active cooperation with the European Union for our victory!Ukraine and the EU have reached agreements on the continuation of" economic visa waiver "of the pledged year," - said <text:a xlink:type="simple" xlink:href="https://www.ukrinform.ua/tag-smigal" text:style-name="Internet_20_link" text:visited-style-name="Visited_20_Internet_20_Link">
</text:a>
.</text:p>
      <text:p text:style-name="P4">
According to him, the Ukrainian business will continue to sell its goods by the Vevroseyuz without any quotas, duties or tariffs, which is important for the restoration of the public economy.</text:p>
      <text:p text:style-name="P4">
“Our agricultural products have been restored to the European market. Together with the Zevro Commission, it was possible to agree to stop blocking the transit of more than 500 joints of Ukrainian agricultural goods. The work of "Solidarity Ways" will continue, "the head of government added.</text:p>
      <text:p text:style-name="P4">
<text:span text:style-name="T4">
 Read also: </text:span>
 <text:a xlink:type="simple" xlink:href="https://www.ukrinform.ua/rubric-economy/3703833-mitnij-bezviz-za-sim-misaciv-oformili-majze-45-tisaci-tranzitnih-deklaracij.html" text:style-name="Internet_20_link" text:visited-style-name="Visited_20_Internet_20_Link">
<text:span text:style-name="T4">
 customs </text:span>
 <text:span text:style-name="T4">
 visa waiver </text:span>
</text:a>
In addition, he said, all other unilateral prohibitions, introduced by the neighboring countries, were lifted.</text:p>
      <text:p text:style-name="P4">
“At the European Commission, a compromise mechanism is built, which provides for the export of 4 positions of Ukrainian agricultural products of the incident. But this is only a temporary restriction that is valid until June 5, ”the Prime Minister proclaimed.</text:p>
      <text:p text:style-name="P4">
As reported, for 2022 the turnover of Ukraine amounted to $ 99.7 billion last year in Ukraine imported goods by $ 55.5 billion, and exported from Ukraine $ 44.2 billion.</text:p>
      <text:p text:style-name="P4">
News Source: <text:a xlink:type="simple" xlink:href="https://www.ukrinform.ua/rubric-economy/3704263-ukraina-i-es-domovilisa-prodovziti-ekonomicnij-bezviz-ise-na-rik-smigal.html" text:style-name="Internet_20_link" text:visited-style-name="Visited_20_Internet_20_Link">
https://www.ukrinform.ua/rubric-economy/3704263-ukraina-i-es-domovilisa-prodovziti-ekonomicnij-bezviz-ise-na-rik-smigal.html</text:a>
</text:p>
      <!--NEWS-->
      <text:h text:style-name="P10" text:outline-level="1">
<text:span text:style-name="T4">
Srna - about the unplanned ball "mina": from Var would be easier</text:span>
</text:h>
      <text:p text:style-name="P4">
Authors: Ukrinform (Person)</text:p>
      <text:p text:style-name="P4">
Publisher: Укринформ (Organization)</text:p>
      <text:p text:style-name="P4">
Published Time: 2023-05-03T17:29:12+03:00</text:p>
      <text:p text:style-name="P4">
Modified Time: 2023-05-03T17:29:12+03:00</text:p>
      <text:p text:style-name="P4">
Description: Sports Director of FC Shakhtar Dario Srna shared his thoughts on the account of the unbiased goal "Minai" in a duel with the Miners (1: 0). - Ukrinform.</text:p>
      <text:p text:style-name="P4">
Images: ["<text:a xlink:type="simple" xlink:href="https://static.ukrinform.com/photos/2023_05/thumb_files/630_360_1683124077-572.jpg" text:style-name="Internet_20_link" text:visited-style-name="Visited_20_Internet_20_Link">
630_360_16831...</text:a>
"]</text:p>
      <text:p text:style-name="P4">
Tags: ['Футбол', 'Срна', 'Шахтар']</text:p>
      <text:p text:style-name="P4">
Type: Article</text:p>
      <!--METADATA-->
      <text:p text:style-name="P4">
<draw:frame draw:style-name="fr1" draw:name="Image119" text:anchor-type="as-char" svg:width="6.9236in" svg:height="3.956343in" draw:z-index="0">
<draw:image xlink:href="../Images/yкринформ/2023-05-03T17-29-12-03-00/630_360_1683124077-572.jpg" xlink:type="simple" xlink:show="embed" xlink:actuate="onLoad" draw:mime-type="image/jpeg"/>
</draw:frame>
Sport Director of FC Shakhtar Dario Srna shared his thoughts on the expense of the Narcomb Goal "Minai" in a duel with "Miners"(1:0).</text:p>
      <text:p text:style-name="P4">
Як передає Укрінформ, з <text:a xlink:type="simple" xlink:href="https://shakhtar.com/uk-ua/news/2023/may/3_news/3_darijo-srna/" text:style-name="Internet_20_link" text:visited-style-name="Visited_20_Internet_20_Link">
 </text:a>
Shakhtar's official site.</text:p>
      <text:p text:style-name="P4">
“It is always difficult for us to play against Minai and Vladimir Sharan is a wonderful trainer a beautiful team. But today we could score four to five goals. And it is honest and admit that Minai's goal was pure. But before that, there was such a gear foul on the traore, so it turns out that the judge at one moment made two mistakes. I think it would be easier for everyone if there was a Var in the match, ”he said.</text:p>
      <text:p text:style-name="P4">
Srna also noted that the VAR system should be on all team matches, which will be paid for the championship.</text:p>
      <text:p text:style-name="P4">
“The VAR system should be a plus minus on every game where there are teams that run for the championship. That's all. We move on, it will be difficult to the scum. And judges are also people who are wrong. I just repeat that it was much easier with Var, ”the Pitmen's sports director summed up.</text:p>
      <text:p text:style-name="P4">
Shakhtar won "Mina" as reported(1:0)In the 24th round of the Ukrainian Presremier-League. In one of the episodes, Minaj scored a goal, but the arbiter was not fixed.</text:p>
      <text:p text:style-name="P4">
<text:span text:style-name="T4">
 Read also: </text:span>
 <text:a xlink:type="simple" xlink:href="https://www.ukrinform.ua/rubric-sports/3704165-sahtar-ta-dnipro1-zdobuli-peremogi-u-cempionati-ukraini.html" text:style-name="Internet_20_link" text:visited-style-name="Visited_20_Internet_20_Link">
<text:span text:style-name="T4">
 Shakhtar </text:span>
</text:a>
As reported by Ukrinform, Igor Yovichevich's wards will be headed by UPL, having 59 points after 24 matches.</text:p>
      <text:p text:style-name="P4">
Photo: shakhtar.com</text:p>
      <text:p text:style-name="P4">
News Source: <text:a xlink:type="simple" xlink:href="https://www.ukrinform.ua/rubric-sports/3704262-srna-pro-nezarahovanij-mac-minaa-iz-var-bulo-b-legse.html" text:style-name="Internet_20_link" text:visited-style-name="Visited_20_Internet_20_Link">
https://www.ukrinform.ua/rubric-sports/3704262-srna-pro-nezarahovanij-mac-minaa-iz-var-bulo-b-legse.html</text:a>
</text:p>
      <!--NEWS-->
      <text:h text:style-name="P10" text:outline-level="1">
<text:span text:style-name="T4">
Lithuania joins the Creation of the Council of Europe of the Register of damage caused by Russia to Ukraine</text:span>
</text:h>
      <text:p text:style-name="P4">
Authors: Ukrinform (Person)</text:p>
      <text:p text:style-name="P4">
Publisher: Укринформ (Organization)</text:p>
      <text:p text:style-name="P4">
Published Time: 2023-05-03T17:30:25+03:00</text:p>
      <text:p text:style-name="P4">
Modified Time: 2023-05-03T17:30:25+03:00</text:p>
      <text:p text:style-name="P4">
Description: The Lithuanian Government has decided to join the Register of Losses caused by the Council of Europe as a result of Russia's invasion of Ukraine. - Ukrinform.</text:p>
      <text:p text:style-name="P4">
Images: ["<text:a xlink:type="simple" xlink:href="https://static.ukrinform.com/photos/2022_02/thumb_files/630_360_1644938341-179.jpg" text:style-name="Internet_20_link" text:visited-style-name="Visited_20_Internet_20_Link">
630_360_16449...</text:a>
"]</text:p>
      <text:p text:style-name="P4">
Tags: ['Литва', 'Збитки', 'Війна з росією']</text:p>
      <text:p text:style-name="P4">
Type: Article</text:p>
      <!--METADATA-->
      <text:p text:style-name="P4">
<draw:frame draw:style-name="fr1" draw:name="Image120" text:anchor-type="as-char" svg:width="6.9236in" svg:height="3.956343in" draw:z-index="0">
<draw:image xlink:href="../Images/yкринформ/2023-05-03T17-30-25-03-00/630_360_1644938341-179.jpg" xlink:type="simple" xlink:show="embed" xlink:actuate="onLoad" draw:mime-type="image/jpeg"/>
</draw:frame>
The Lithuanian government has decided to join the register of losses caused by Russia to the Council of Europe as a result of Russia's invasion of Ukraine.</text:p>
      <text:p text:style-name="P4">
About it reports <text:a xlink:type="simple" xlink:href="https://www.lrt.lt/ru/novosti/17/1976817/litva-prisoediniaetsia-k-sozdavaemomu-chlenami-soveta-evropy-reestru-o-vrede-rf-ukraine" text:style-name="Internet_20_link" text:visited-style-name="Visited_20_Internet_20_Link">
</text:a>
 <text:a xlink:type="simple" xlink:href="https://www.lrt.lt/ru/novosti/17/1976817/litva-prisoediniaetsia-k-sozdavaemomu-chlenami-soveta-evropy-reestru-o-vrede-rf-ukraine" text:style-name="Internet_20_link" text:visited-style-name="Visited_20_Internet_20_Link">
 </text:a>
Transfers Ukrinform.</text:p>
      <text:p text:style-name="P4">
The Ministry of Foreign Affairs of Lithuania noted that the creation of a register is a step step on the way to the development(https://www.ukrinform.ua/tag-russian-aggression)Russia against Ukraine.</text:p>
      <text:p text:style-name="P4">
“The register is created on the basis of an extended partial agreement of the Council of Europe. Its founders will be all member states of the Council of Europe, which will participate in the resolution of the Committee of Ministers of the Council of Europe on the adoption of an extended partial agreement, ”said Litvipulin Levitskiti Minister of Foreign Minister Litvulin.</text:p>
      <text:p text:style-name="P4">
After that any state(Not necessarily a member of the Council of Europe)can be able to join the extended partial agreement and the register.</text:p>
      <text:p text:style-name="P4">
The registry will operate in the Netherlands. It will record the evidence of losses and a claim for damages or injuries. It will be open to individuals, as well as for Ukraine, including regional and local governments, state or state -controlled enterprises.</text:p>
      <text:p text:style-name="P4">
The registry is expected to be created in the next month.</text:p>
      <text:p text:style-name="P4">
The exact amount of the annual contribution will depend on the number of countries that take part in the register.</text:p>
      <text:p text:style-name="P4">
<text:span text:style-name="T4">
 Read also: </text:span>
 <text:a xlink:type="simple" xlink:href="https://www.ukrinform.ua/rubric-polytics/3671602-u-gaazi-stvorat-reestr-zbitkiv-zavdanih-ukraini-agresieu-rf-zelenskij.html" text:style-name="Internet_20_link" text:visited-style-name="Visited_20_Internet_20_Link">
<text:span text:style-name="T4">
 Registry </text:span>
 <text:span text:style-name="T4">
 DEFINITY </text:span>
</text:a>
As reported by Ukrinform, in April the Secretary General of the Council of Europe Mariapichinovich-Burich stated that international <text:a xlink:type="simple" xlink:href="https://www.ukrinform.ua/rubric-vidbudova/3698939-reestr-zbitkiv-vid-rosijskoi-agresii-zapustat-u-travni-gensek-radi-evropi.html" text:style-name="Internet_20_link" text:visited-style-name="Visited_20_Internet_20_Link">
</text:a>
, caused by the aggressive war of Russia in Ukraine, the Using will be launched by a group of States Parties to the Council of Europe.</text:p>
      <text:p text:style-name="P4">
The Heads of State and Government of the Council of Europe Member States will be approved at the Reykjavik Summit on May 16-17. It is planned that the headquarters of the new institution will be located in the Hague, there will also be a branch in Kiev.</text:p>
      <text:p text:style-name="P4">
News Source: <text:a xlink:type="simple" xlink:href="https://www.ukrinform.ua/rubric-polytics/3704265-litva-priednuetsa-do-stvorenna-radou-evropi-reestru-skodi-zavdanoi-rosieu-ukraini.html" text:style-name="Internet_20_link" text:visited-style-name="Visited_20_Internet_20_Link">
https://www.ukrinform.ua/rubric-polytics/3704265-litva-priednuetsa-do-stvorenna-radou-evropi-reestru-skodi-zavdanoi-rosieu-ukraini.html</text:a>
</text:p>
      <!--NEWS-->
      <text:h text:style-name="P10" text:outline-level="1">
<text:span text:style-name="T4">
Grain Corridor exports in a week decreased by 31% - UKAB</text:span>
</text:h>
      <text:p text:style-name="P4">
Authors: Ukrinform (Person)</text:p>
      <text:p text:style-name="P4">
Publisher: Укринформ (Organization)</text:p>
      <text:p text:style-name="P4">
Published Time: 2023-05-03T17:35:07+03:00</text:p>
      <text:p text:style-name="P4">
Modified Time: 2023-05-03T17:35:07+03:00</text:p>
      <text:p text:style-name="P4">
Description: During the 39 weeks of the Grain Corridor, from April 24 to 30, 2023, 450.3 thousand tons of agro -industrial products were exported through the seaports of the Odessa region, which is 31% less than in the previous week. - Ukrinform.</text:p>
      <text:p text:style-name="P4">
Images: ["<text:a xlink:type="simple" xlink:href="https://static.ukrinform.com/photos/2023_04/thumb_files/630_360_1682533357-5712.jpeg" text:style-name="Internet_20_link" text:visited-style-name="Visited_20_Internet_20_Link">
630_360_16825...</text:a>
"]</text:p>
      <text:p text:style-name="P4">
Tags: ['Експорт', 'УКАБ', 'зерновий коридор']</text:p>
      <text:p text:style-name="P4">
Type: Article</text:p>
      <!--METADATA-->
      <text:p text:style-name="P4">
<draw:frame draw:style-name="fr1" draw:name="Image121" text:anchor-type="as-char" svg:width="6.9236in" svg:height="3.956343in" draw:z-index="0">
<draw:image xlink:href="../Images/yкринформ/2023-05-03T17-35-07-03-00/630_360_1682533357-5712.jpeg" xlink:type="simple" xlink:show="embed" xlink:actuate="onLoad" draw:mime-type="image/jpeg"/>
</draw:frame>
During the 39th week of the Grain Corridor, from April 24 to 30, 2023, 350.3 thousand tonnes of agro -industrial production were exported through the sea ports of the Odessa region, which is 31% less than in the previous week.</text:p>
      <text:p text:style-name="P4">
As Ukrinform reports, it reports <text:a xlink:type="simple" xlink:href="https://www.ucab.ua/ua/pres_sluzhba/novosti/eksport_zernovym_korydorom_demonstruvaty_pokaznyky" text:style-name="Internet_20_link" text:visited-style-name="Visited_20_Internet_20_Link">
</text:a>
It is noted that from April 24 to 30, 2023 ,11 vessels were loaded in the ports of Odessa - four less than in the previous week.</text:p>
      <text:p text:style-name="P4">
Most during the 39 weeks of "grain corridor" was exported: wheat(The share in the total export structure is 52%), corn(43%)and oli -hazelnikov(4%).</text:p>
      <text:p text:style-name="P4">
Українська продукція була відправлена в країни: Європи (Spain Tankiderland), Asia(China and Turkey)and <text:a xlink:type="simple" xlink:href="https://www.ukrinform.ua/tag-afrika" text:style-name="Internet_20_link" text:visited-style-name="Visited_20_Internet_20_Link">
</text:a>
 (Kenya, Egypt, Ethiopia and others).</text:p>
      <text:p text:style-name="P4">
В УКАБ наголошують, що робота «зернового коридору» продовжує залишатисянизькоефективною через блокування інспекції суден російською стороною.Інспекція суден проходить не кожного дня, інколи російська сторона непідтверджує жодного судна з переліку узгоджених з ООН та Туречиною.</text:p>
      <text:p text:style-name="P4">
<text:span text:style-name="T4">
Читайте також:</text:span>
 <text:a xlink:type="simple" xlink:href="https://www.ukrinform.ua/rubric-economy/3703993-zustric-sodo-prodovzenna-dii-zernovogo-koridoru-vidbudetsa-u-patnicu.html" text:style-name="Internet_20_link" text:visited-style-name="Visited_20_Internet_20_Link">
 <text:span text:style-name="T4">
зерново</text:span>
 </text:a>
The Association believes that Ukraine's full exported products are required or normal work of the Russian side, abandoned by free navigation.</text:p>
      <text:p text:style-name="P4">
From the beginning of the grain corridor from August 1, 2022 to April 30, 20123, Ukraine exported 29.3 million tons of agro -industrial complex from August 1, 2022.</text:p>
      <text:p text:style-name="P4">
As reported by Ukrinform, on March 18, 2023 Ukraine, the United States and Turkey have agreed to continue the "safe transportation of agricultural products through the Black Sea". According to the Viceremier-Minister for Recovery-Minister of Community Development, Territories and Infrastructure Oleksandra Kubrakov, the agreement was extended for 120 days.</text:p>
      <text:p text:style-name="P4">
<text:span text:style-name="T5">
Foto: Alexander Kubrakov, Facebook</text:span>
</text:p>
      <text:p text:style-name="P4">
News Source: <text:a xlink:type="simple" xlink:href="https://www.ukrinform.ua/rubric-economy/3704270-eksport-zernovim-koridorom-za-tizden-skorotivsa-na-31-ukab.html" text:style-name="Internet_20_link" text:visited-style-name="Visited_20_Internet_20_Link">
https://www.ukrinform.ua/rubric-economy/3704270-eksport-zernovim-koridorom-za-tizden-skorotivsa-na-31-ukab.html</text:a>
</text:p>
      <!--NEWS-->
      <text:h text:style-name="P10" text:outline-level="1">
<text:span text:style-name="T4">
In the south of air defense destroyed four enemy drones</text:span>
</text:h>
      <text:p text:style-name="P4">
Authors: Ukrinform (Person)</text:p>
      <text:p text:style-name="P4">
Publisher: Укринформ (Organization)</text:p>
      <text:p text:style-name="P4">
Published Time: 2023-05-03T17:36:54+03:00</text:p>
      <text:p text:style-name="P4">
Modified Time: 2023-05-03T17:36:54+03:00</text:p>
      <text:p text:style-name="P4">
Description: In the Nikolaev area and Kherson region, four Russian drones were destroyed by air defense forces. - Ukrinform.</text:p>
      <text:p text:style-name="P4">
Images: ["<text:a xlink:type="simple" xlink:href="https://static.ukrinform.com/photos/2023_04/thumb_files/630_360_1682248586-703.jpg" text:style-name="Internet_20_link" text:visited-style-name="Visited_20_Internet_20_Link">
630_360_16822...</text:a>
", "<text:a xlink:type="simple" xlink:href="https://static.ukrinform.com/photos/2023_05/1683124401-244.jpg" text:style-name="Internet_20_link" text:visited-style-name="Visited_20_Internet_20_Link">
1683124401-24...</text:a>
"]</text:p>
      <text:p text:style-name="P4">
Tags: ['Безпілотник', 'Війна з росією', 'ППО']</text:p>
      <text:p text:style-name="P4">
Type: Article</text:p>
      <!--METADATA-->
      <text:p text:style-name="P4">
<draw:frame draw:style-name="fr1" draw:name="Image122" text:anchor-type="as-char" svg:width="6.9236in" svg:height="3.956343in" draw:z-index="0">
<draw:image xlink:href="../Images/yкринформ/2023-05-03T17-36-54-03-00/630_360_1682248586-703.jpg" xlink:type="simple" xlink:show="embed" xlink:actuate="onLoad" draw:mime-type="image/jpeg"/>
</draw:frame>
The Naikolaiv region and Kherson region forces of air defense destroyed the four -Russian drones.</text:p>
      <text:p text:style-name="P4">
According to Ukrinform, the South Air Command reports in <text:a xlink:type="simple" xlink:href="https://www.facebook.com/PvKPivden/posts/pfbid02rrbCrNuJE3qjbY4YJtSiYSzr1ZNPjdA479eeXkZPfLqxF7scnEo7AggAFovqf7WEl" text:style-name="Internet_20_link" text:visited-style-name="Visited_20_Internet_20_Link">
</text:a>
.</text:p>
      <text:p text:style-name="P4">
“3 травня 2023 року на Миколаївщині та Херсонщині силами та засобамипротиповітряної оборони повітряного командування "Південь" знищено 4російських безпілотних літальних апаратів: 2 ударних БпЛА “Ланцет”, 1 - БпЛА“Мерлін-ВР” та 1 БпЛА оперативно-тактичного рівня,” - ідеться в повідомленні.</text:p>
      <text:p text:style-name="P4">
<text:span text:style-name="T4">
Читайте також:</text:span>
 <text:a xlink:type="simple" xlink:href="https://www.ukrinform.ua/rubric-ato/3704111-na-dnipropetrovsini-zbili-rosijskij-bezpilotnik-kartograf.html" text:style-name="Internet_20_link" text:visited-style-name="Visited_20_Internet_20_Link">
 </text:a>
</text:p>
      <text:p text:style-name="P4">
<draw:frame draw:style-name="fr1" draw:name="Image123" text:anchor-type="as-char" svg:width="6.9236in" svg:height="6.9236in" draw:z-index="0">
<draw:image xlink:href="../Images/yкринформ/2023-05-03T17-36-54-03-00/1683124401-244.jpg" xlink:type="simple" xlink:show="embed" xlink:actuate="onLoad" draw:mime-type="image/jpeg"/>
</draw:frame>
The air command noted the effective combat work of the soldiers of the Bohdan Khmelnytsky Tacherson anti -aircraft missile brigade.</text:p>
      <text:p text:style-name="P4">
As reported by Ukrinform, the Defense Forces of Ukraine from February 24, 2022 to 3rd 2023 <text:a xlink:type="simple" xlink:href="https://www.ukrinform.ua/rubric-ato/3703928-zsu-likviduvali-vze-191-940-rosijskih-zagarbnikiv.html" text:style-name="Internet_20_link" text:visited-style-name="Visited_20_Internet_20_Link">
</text:a>
, with 520 people - a joint day.</text:p>
      <text:p text:style-name="P4">
Photo illustrative</text:p>
      <text:p text:style-name="P4">
News Source: <text:a xlink:type="simple" xlink:href="https://www.ukrinform.ua/rubric-ato/3704271-na-pivdni-ppo-znisila-cotiri-vorozi-bezpilotniki.html" text:style-name="Internet_20_link" text:visited-style-name="Visited_20_Internet_20_Link">
https://www.ukrinform.ua/rubric-ato/3704271-na-pivdni-ppo-znisila-cotiri-vorozi-bezpilotniki.html</text:a>
</text:p>
      <!--NEWS-->
      <text:h text:style-name="P10" text:outline-level="1">
<text:span text:style-name="T4">
In Nikolaev, reservoirs are exchanged with the help of an underwater drone and a hydrographic apparatus</text:span>
</text:h>
      <text:p text:style-name="P4">
Authors: Ukrinform (Person)</text:p>
      <text:p text:style-name="P4">
Publisher: Укринформ (Organization)</text:p>
      <text:p text:style-name="P4">
Published Time: 2023-05-03T17:40:16+03:00</text:p>
      <text:p text:style-name="P4">
Modified Time: 2023-05-03T17:40:16+03:00</text:p>
      <text:p text:style-name="P4">
Description: In Nikolaev, internal reservoirs are exchanged with the help of an underwater drone and a hydrographic apparatus. - Ukrinform.</text:p>
      <text:p text:style-name="P4">
Images: ["<text:a xlink:type="simple" xlink:href="https://static.ukrinform.com/photos/2023_05/thumb_files/630_360_1683124709-1255.jpeg" text:style-name="Internet_20_link" text:visited-style-name="Visited_20_Internet_20_Link">
630_360_16831...</text:a>
", "<text:a xlink:type="simple" xlink:href="https://static.ukrinform.com/photos/2023_05/thumb_files/630_360_1683124707-8178.jpeg" text:style-name="Internet_20_link" text:visited-style-name="Visited_20_Internet_20_Link">
630_360_16831...</text:a>
", "<text:a xlink:type="simple" xlink:href="https://static.ukrinform.com/photos/2023_05/thumb_files/630_360_1683124707-2581.jpeg" text:style-name="Internet_20_link" text:visited-style-name="Visited_20_Internet_20_Link">
630_360_16831...</text:a>
", "<text:a xlink:type="simple" xlink:href="https://static.ukrinform.com/photos/2023_05/thumb_files/630_360_1683124707-8811.jpeg" text:style-name="Internet_20_link" text:visited-style-name="Visited_20_Internet_20_Link">
630_360_16831...</text:a>
", "<text:a xlink:type="simple" xlink:href="https://static.ukrinform.com/photos/2023_05/thumb_files/630_360_1683124707-6118.jpeg" text:style-name="Internet_20_link" text:visited-style-name="Visited_20_Internet_20_Link">
630_360_16831...</text:a>
", "<text:a xlink:type="simple" xlink:href="https://static.ukrinform.com/photos/2023_05/thumb_files/630_360_1683124707-7667.jpeg" text:style-name="Internet_20_link" text:visited-style-name="Visited_20_Internet_20_Link">
630_360_16831...</text:a>
", "<text:a xlink:type="simple" xlink:href="https://static.ukrinform.com/photos/2023_05/thumb_files/630_360_1683124707-3873.jpeg" text:style-name="Internet_20_link" text:visited-style-name="Visited_20_Internet_20_Link">
630_360_16831...</text:a>
", "<text:a xlink:type="simple" xlink:href="https://static.ukrinform.com/photos/2023_05/thumb_files/630_360_1683124708-7708.jpeg" text:style-name="Internet_20_link" text:visited-style-name="Visited_20_Internet_20_Link">
630_360_16831...</text:a>
", "<text:a xlink:type="simple" xlink:href="https://static.ukrinform.com/photos/2023_05/thumb_files/630_360_1683124708-1546.jpeg" text:style-name="Internet_20_link" text:visited-style-name="Visited_20_Internet_20_Link">
630_360_16831...</text:a>
", "<text:a xlink:type="simple" xlink:href="https://static.ukrinform.com/photos/2023_05/thumb_files/630_360_1683124708-6256.jpeg" text:style-name="Internet_20_link" text:visited-style-name="Visited_20_Internet_20_Link">
630_360_16831...</text:a>
", "<text:a xlink:type="simple" xlink:href="https://static.ukrinform.com/photos/2023_05/thumb_files/630_360_1683124708-5746.jpeg" text:style-name="Internet_20_link" text:visited-style-name="Visited_20_Internet_20_Link">
630_360_16831...</text:a>
", "<text:a xlink:type="simple" xlink:href="https://static.ukrinform.com/photos/2023_05/thumb_files/630_360_1683124708-9359.jpeg" text:style-name="Internet_20_link" text:visited-style-name="Visited_20_Internet_20_Link">
630_360_16831...</text:a>
", "<text:a xlink:type="simple" xlink:href="https://static.ukrinform.com/photos/2023_05/thumb_files/630_360_1683124708-6036.jpeg" text:style-name="Internet_20_link" text:visited-style-name="Visited_20_Internet_20_Link">
630_360_16831...</text:a>
", "<text:a xlink:type="simple" xlink:href="https://static.ukrinform.com/photos/2023_05/thumb_files/630_360_1683124708-9704.jpeg" text:style-name="Internet_20_link" text:visited-style-name="Visited_20_Internet_20_Link">
630_360_16831...</text:a>
", "<text:a xlink:type="simple" xlink:href="https://static.ukrinform.com/photos/2023_05/thumb_files/630_360_1683124709-2858.jpeg" text:style-name="Internet_20_link" text:visited-style-name="Visited_20_Internet_20_Link">
630_360_16831...</text:a>
"]</text:p>
      <text:p text:style-name="P4">
Tags: ['Миколаїв', 'Розмінування', 'Дрон', 'Водойма']</text:p>
      <text:p text:style-name="P4">
Type: Article</text:p>
      <!--METADATA-->
      <text:p text:style-name="P4">
<draw:frame draw:style-name="fr1" draw:name="Image124" text:anchor-type="as-char" svg:width="6.9236in" svg:height="3.956343in" draw:z-index="0">
<draw:image xlink:href="../Images/yкринформ/2023-05-03T17-40-16-03-00/630_360_1683124709-1255.jpeg" xlink:type="simple" xlink:show="embed" xlink:actuate="onLoad" draw:mime-type="image/jpeg"/>
</draw:frame>
Mightyev exchanges the inner reservoirs with the help of an underwater drone of the tagidrographic apparatus.</text:p>
      <text:p text:style-name="P4">
This was reported in <text:a xlink:type="simple" xlink:href="https://mk.dsns.gov.ua/uk/news/ostanni-novini/vodolazi-ta-pirotexniki-dsns-poperedzaiut-pro-minnu-nebezpeku-videofoto" text:style-name="Internet_20_link" text:visited-style-name="Visited_20_Internet_20_Link">
</text:a>
Ukraine in the Nikolaev area, reports Ukrinform.</text:p>
      <text:p text:style-name="P4">
«A group of pyrotechnic works and underwater demining of the emergency and rescue of the special purpose of the State Emergency Service(https://www.ukrinform.ua/tag-mikolaiv). With the help of modern special equipment, the diver found at the bottom of one of the reservoirs cassette ammunition, the tachy part of the reactive system of the volley fire of the enemy, which will be further reduced by controlled blasting, ”the message reads.It is noted that the Sonobot Autonomous Hydrographic Apparatus and the FIFISH submarine are used during operation. This technique has a number of advantages and expands the range of divers.</text:p>
      <text:p text:style-name="P4">
<text:span text:style-name="T4">
 Read also: </text:span>
 <text:a xlink:type="simple" xlink:href="https://www.ukrinform.ua/rubric-ato/3703913-reznikov-pokazav-robotapesika-stvorenogo-dla-rozminuvanna.html" text:style-name="Internet_20_link" text:visited-style-name="Visited_20_Internet_20_Link">
<text:span text:style-name="T4">
 mine </text:span>
</text:a>
For example, the underwater drone chamber system provides 4K shooting from the lower noise level, an ultra -spray inspection field, a slow video of color improvement. An improved pair of LED lanterns ensures a clear image even in turbid waters.</text:p>
      <text:p text:style-name="P4">
Sonobot unmanned overwhelming vehicle, in turn, is a system platform adapted to the needs of hydrographic shooting in the inner waters. It can be used to identify objects that are threatening people and infrastructure.</text:p>
      <text:p text:style-name="P4">
During search operations, objects, and in this case, explosively presents can be detected fairly quickly, which significantly reduces the time of work.</text:p>
      <text:p text:style-name="P4">
As it was reported, 10 percent of the territory has been replaced in Mykolaiv region - over 270 thousand hectares.</text:p>
      <text:p text:style-name="P4">
News Source: <text:a xlink:type="simple" xlink:href="https://www.ukrinform.ua/rubric-regions/3704272-u-mikolaevi-rozminovuut-vodojmi-za-dopomogou-pidvodnogo-drona-ta-gidrograficnogo-aparata.html" text:style-name="Internet_20_link" text:visited-style-name="Visited_20_Internet_20_Link">
https://www.ukrinform.ua/rubric-regions/3704272-u-mikolaevi-rozminovuut-vodojmi-za-dopomogou-pidvodnogo-drona-ta-gidrograficnogo-aparata.html</text:a>
</text:p>
      <!--NEWS-->
      <text:h text:style-name="P10" text:outline-level="1">
<text:span text:style-name="T4">
The regional council explained why they are introduced for a long curfew in Kherson</text:span>
</text:h>
      <text:p text:style-name="P4">
Authors: Ukrinform (Person)</text:p>
      <text:p text:style-name="P4">
Publisher: Укринформ (Organization)</text:p>
      <text:p text:style-name="P4">
Published Time: 2023-05-03T17:42:00+03:00</text:p>
      <text:p text:style-name="P4">
Modified Time: 2023-05-03T17:42:00+03:00</text:p>
      <text:p text:style-name="P4">
Description: The introduction in Kherson since May 5 of the commander -in -chief for more than two days has been connected with the need for stabilization measures. - Ukrinform.</text:p>
      <text:p text:style-name="P4">
Images: ["<text:a xlink:type="simple" xlink:href="https://static.ukrinform.com/photos/2023_05/thumb_files/630_360_1683123450-517.jpg" text:style-name="Internet_20_link" text:visited-style-name="Visited_20_Internet_20_Link">
630_360_16831...</text:a>
", "<text:a xlink:type="simple" xlink:href="https://static.ukrinform.com/photos/2023_05/1683118470-131.jpg" text:style-name="Internet_20_link" text:visited-style-name="Visited_20_Internet_20_Link">
1683118470-13...</text:a>
"]</text:p>
      <text:p text:style-name="P4">
Tags: ['Херсон', 'Комендантська година', 'Війна з росією']</text:p>
      <text:p text:style-name="P4">
Type: Article</text:p>
      <!--METADATA-->
      <text:p text:style-name="P4">
<draw:frame draw:style-name="fr1" draw:name="Image125" text:anchor-type="as-char" svg:width="6.9236in" svg:height="3.956343in" draw:z-index="0">
<draw:image xlink:href="../Images/yкринформ/2023-05-03T17-42-00-03-00/630_360_1683123450-517.jpg" xlink:type="simple" xlink:show="embed" xlink:actuate="onLoad" draw:mime-type="image/jpeg"/>
</draw:frame>
The introduction in Kherson since May 5 of the curfew on more than two has been completed with the need to carry out stabilization measures.</text:p>
      <text:p text:style-name="P4">
According to Ukrinform, about it at a briefing in <text:a xlink:type="simple" xlink:href="https://www.ukrinform.ua/rubric-presshall/3704078-kilkadenna-komendantska-godina-ta-zakritta-hersona-so-vidomo.html" text:style-name="Internet_20_link" text:visited-style-name="Visited_20_Internet_20_Link">
</text:a>
Yuri Sobolevsky, the first deputy head of the Serson Regional Council.</text:p>
      <text:p text:style-name="P4">
"This is due to the fact that there is a request from law enforcement agencies to take stabilization measures," Sobolevsky said.</text:p>
      <text:p text:style-name="P4">
<draw:frame draw:style-name="fr1" draw:name="Image126" text:anchor-type="as-char" svg:width="6.9236in" svg:height="4.615733in" draw:z-index="0">
<draw:image xlink:href="../Images/yкринформ/2023-05-03T17-42-00-03-00/1683118470-131.jpg" xlink:type="simple" xlink:show="embed" xlink:actuate="onLoad" draw:mime-type="image/jpeg"/>
</draw:frame>
He urged the Kherson to take this situation seriously, to solve all personal cases before the beginning of the curfew. Sobolevsky reminded that it is necessary to take care of food, water, medicines in advance. However, he noted that the medical sphere will work, will work "fast", will be conducted by relevant transport.</text:p>
      <text:p text:style-name="P4">
In turn, as informs in <text:a xlink:type="simple" xlink:href="https://t.me/roman_mrochko/117" text:style-name="Internet_20_link" text:visited-style-name="Visited_20_Internet_20_Link">
</text:a>
Roman Mrochko, the head of the HVA, from May 20, 2023 to 6 am on May 8, entry and departure from the city will be limited, with the exception of evacuation transport and emergency services. During this period, it is forbidden to stay in the street in other public places without designed permits, to move the most vehicle.</text:p>
      <text:p text:style-name="P4">
Emphasized that the forbidden walking of animals in distance from their place of residence(Walking near the house should be reduced to a minimum).</text:p>
      <text:p text:style-name="P4">
<text:span text:style-name="T4">
Читайте також:</text:span>
 <text:a xlink:type="simple" xlink:href="https://www.ukrinform.ua/rubric-ato/3704247-na-hersonsini-cerez-vorozi-obstrili-3-travna-vze-zaginuli-vosmero-ludej.html" text:style-name="Internet_20_link" text:visited-style-name="Visited_20_Internet_20_Link">
 </text:a>
Public transport, trade establishments, centers of issuance of humanitarian aid will not work.</text:p>
      <text:p text:style-name="P4">
In full mode, law enforcement agencies, emergency medical assistance, workers to ensure the life of the city will work and workers of social services for servicing low -mobility citizens.</text:p>
      <text:p text:style-name="P4">
Evacuation transport(buses from the bus station and train)It will be unusual, the transportation of passengers in the city areas will be provided with communal vehicles when confirmed by travel documents.</text:p>
      <text:p text:style-name="P4">
News Source: <text:a xlink:type="simple" xlink:href="https://www.ukrinform.ua/rubric-regions/3704275-glava-ova-poasniv-comu-zaprovadzuut-dovgu-komendantsku-godinu-v-hersoni.html" text:style-name="Internet_20_link" text:visited-style-name="Visited_20_Internet_20_Link">
https://www.ukrinform.ua/rubric-regions/3704275-glava-ova-poasniv-comu-zaprovadzuut-dovgu-komendantsku-godinu-v-hersoni.html</text:a>
</text:p>
      <!--NEWS-->
      <text:h text:style-name="P10" text:outline-level="1">
<text:span text:style-name="T4">
Russia will be forced to negotiate with Ukraine because it will not be able to win - General Millie</text:span>
</text:h>
      <text:p text:style-name="P4">
Authors: Ukrinform (Person)</text:p>
      <text:p text:style-name="P4">
Publisher: Укринформ (Organization)</text:p>
      <text:p text:style-name="P4">
Published Time: 2023-05-03T17:42:01+03:00</text:p>
      <text:p text:style-name="P4">
Modified Time: 2023-05-03T17:42:01+03:00</text:p>
      <text:p text:style-name="P4">
Description: The military capabilities of the Armed Forces of Ukraine have increased significantly in recent months, and they are ready for defense and offensive, which will eventually force the Russians to sit at a table of negotiations with Ukrainians, since they have no chance of victory. - Ukrinform.</text:p>
      <text:p text:style-name="P4">
Images: ["<text:a xlink:type="simple" xlink:href="https://static.ukrinform.com/photos/2023_02/thumb_files/630_360_1676392963-701.jpg" text:style-name="Internet_20_link" text:visited-style-name="Visited_20_Internet_20_Link">
630_360_16763...</text:a>
"]</text:p>
      <text:p text:style-name="P4">
Tags: ['ЗСУ', 'Війна з росією', 'Марк Міллі ']</text:p>
      <text:p text:style-name="P4">
Type: Article</text:p>
      <!--METADATA-->
      <text:p text:style-name="P4">
<draw:frame draw:style-name="fr1" draw:name="Image127" text:anchor-type="as-char" svg:width="6.9236in" svg:height="3.956343in" draw:z-index="0">
<draw:image xlink:href="../Images/yкринформ/2023-05-03T17-42-01-03-00/630_360_1676392963-701.jpg" xlink:type="simple" xlink:show="embed" xlink:actuate="onLoad" draw:mime-type="image/jpeg"/>
</draw:frame>
The military may have increased significantly in recent months, and they will be in defense and offensive, which will eventually force the Russians to sit on the table with Ukrainians, since they have no chance of victory.</text:p>
      <text:p text:style-name="P4">
This belief expressed in an interview <text:a xlink:type="simple" xlink:href="https://www.foreignaffairs.com/podcasts/how-to-avoid-great-power-war-mark-milley" text:style-name="Internet_20_link" text:visited-style-name="Visited_20_Internet_20_Link">
</text:a>
The chairman of the Joint Committee of US Headquarters, General Mark Millie, Ukrinform reports.</text:p>
      <text:p text:style-name="P4">
“I think their capabilities(Ukrainian forces - ed.)They increased significantly, ”the American general said.</text:p>
      <text:p text:style-name="P4">
He said that now the Armed Forces are quite capable of attacking. "They can carry out tight operations and can be defended - much better than that they had only a year ago," Millie said.</text:p>
      <text:p text:style-name="P4">
At the same time, the General did not comment on the Armed Forces readiness for counter -offensive operation.</text:p>
      <text:p text:style-name="P4">
“This is solved by them, they carry out a considerable amount of planning and coordination, and they have everything to do so if they are done by the offensive operation. But they are ready for attack or defense, ” - emphasized the American commander.</text:p>
      <text:p text:style-name="P4">
<text:span text:style-name="T4">
 Read also: </text:span>
 <text:a xlink:type="simple" xlink:href="https://www.ukrinform.ua/rubric-ato/3704166-zelenskij-perekonanij-so-ukraina-otrimae-sucasni-vinisuvaci-pisla-kontrnastupu.html" text:style-name="Internet_20_link" text:visited-style-name="Visited_20_Internet_20_Link">
<text:span text:style-name="T4">
 countern </text:span>
</text:a>
The General also evaluated that in the occupied territory of Ukraine is still about 200,000 Russian military, poorly controlled, poorly studied, poorly equipped, poorly secured, but they are. " However, in words, the Russians suffered enormous losses - and not only on the battlefield, their economy has caused significant damage.</text:p>
      <text:p text:style-name="P4">
"I think that rational people - within the framework of the decision -making process in Russia - will be concluded, I think, during months or year or two, they have argued that the price exceeds the benefit," Millie said.</text:p>
      <text:p text:style-name="P4">
Then, in his opinion, the Russians will come to the need to participate in the intervals. “Maybe this moment has not come - I cannot read thoughts. I do not know when Putin is ready to do it, but at some point, if he thinks rationally, he will need to do it, ”the general explained.</text:p>
      <text:p text:style-name="P4">
At the same time, Milli emphasized that Putin could take such a step today if he wanted, of course, he has internal political restrictions.</text:p>
      <text:p text:style-name="P4">
<text:span text:style-name="T4">
 Read also: </text:span>
 <text:a xlink:type="simple" xlink:href="https://www.ukrinform.ua/rubric-crimea/3703986-danilov-pro-povernenna-krimu-budemo-zvilnati-ak-vvazatimemo-za-neobhidne.html" text:style-name="Internet_20_link" text:visited-style-name="Visited_20_Internet_20_Link">
<text:span text:style-name="T4">
 Danilov </text:span>
</text:a>
</text:p>
      <text:p text:style-name="P4">
As reported by Ukrinform, the day before, the Commander -in -Chief of the Armed Forces Valery Zaluzhnya informed General Mark Millie about <text:a xlink:type="simple" xlink:href="https://www.ukrinform.ua/rubric-ato/3703354-zaluznij-rozpoviv-milli-pro-rosijski-raketni-udari.html" text:style-name="Internet_20_link" text:visited-style-name="Visited_20_Internet_20_Link">
</text:a>
In the framework of constant dialogue with partners.</text:p>
      <text:p text:style-name="P4">
<text:span text:style-name="T5">
Foto: aa</text:span>
</text:p>
      <text:p text:style-name="P4">
News Source: <text:a xlink:type="simple" xlink:href="https://www.ukrinform.ua/rubric-ato/3704274-rosia-bude-zmusena-vesti-peregovori-z-ukrainou-bo-ne-zmoze-peremogti-general-milli.html" text:style-name="Internet_20_link" text:visited-style-name="Visited_20_Internet_20_Link">
https://www.ukrinform.ua/rubric-ato/3704274-rosia-bude-zmusena-vesti-peregovori-z-ukrainou-bo-ne-zmoze-peremogti-general-milli.html</text:a>
</text:p>
      <!--NEWS-->
      <text:h text:style-name="P10" text:outline-level="1">
<text:span text:style-name="T4">
G7 finance ministers in Japan will discuss response to Russian war</text:span>
</text:h>
      <text:p text:style-name="P4">
Authors: Ukrinform (Person)</text:p>
      <text:p text:style-name="P4">
Publisher: Укринформ (Organization)</text:p>
      <text:p text:style-name="P4">
Published Time: 2023-05-03T17:46:47+03:00</text:p>
      <text:p text:style-name="P4">
Modified Time: 2023-05-03T17:46:47+03:00</text:p>
      <text:p text:style-name="P4">
Description: The ministers of Finance of the Seven Group will gather next week in Japan to discuss, in particular, the response to global challenges caused by the Russian Federation against Ukraine, as well as further economic pressure on Russia. - Ukrinform.</text:p>
      <text:p text:style-name="P4">
Images: ["<text:a xlink:type="simple" xlink:href="https://static.ukrinform.com/photos/2018_06/thumb_files/630_360_1528600995-9562.jpg" text:style-name="Internet_20_link" text:visited-style-name="Visited_20_Internet_20_Link">
630_360_15286...</text:a>
"]</text:p>
      <text:p text:style-name="P4">
Tags: ['Японія', 'Мінфін', 'Велика сімка']</text:p>
      <text:p text:style-name="P4">
Type: Article</text:p>
      <!--METADATA-->
      <text:p text:style-name="P4">
<draw:frame draw:style-name="fr1" draw:name="Image128" text:anchor-type="as-char" svg:width="6.9236in" svg:height="3.956343in" draw:z-index="0">
<draw:image xlink:href="../Images/yкринформ/2023-05-03T17-46-47-03-00/630_360_1528600995-9562.jpg" xlink:type="simple" xlink:show="embed" xlink:actuate="onLoad" draw:mime-type="image/jpeg"/>
</draw:frame>
The Ministry of Strinnations of the Seven Group will gather next week in Japan, and in particular, in particular, response to global challenges caused by the RFPRO of Ukraine, as well as further economic pressure on Russia.</text:p>
      <text:p text:style-name="P4">
This is stated in the message of the US Ministry of Finance on the program of the participation of the participation Janet Ellen in this meeting, which is at the disposal of Ukrinform.</text:p>
      <text:p text:style-name="P4">
It is noted that the participants of the meeting will focus on "strengthening global economic, including by coordinating with G7 partners to encourage the tauzing of internal investment, as well as elimination of side effects of the right -handed Russian war."</text:p>
      <text:p text:style-name="P4">
<text:span text:style-name="T4">
 Read also: </text:span>
 <text:a xlink:type="simple" xlink:href="https://www.ukrinform.ua/rubric-economy/3697160-minfin-ssa-poperediv-pro-imovirni-zlovzivanna-z-eksportom-rosijskoi-nafti.html" text:style-name="Internet_20_link" text:visited-style-name="Visited_20_Internet_20_Link">
<text:span text:style-name="T4">
 Ministry of Finance </text:span>
 <text:span text:style-name="T4">
 USA </text:span>
</text:a>
In addition, ways to strengthen stable supply chains, including low and medium income countries, as well as strengthening and economic security will be discussed.</text:p>
      <text:p text:style-name="P4">
“Minister Ellen will confirm G7 leadership in a wide coalition that supports Ukraine's illegal war. This includes G7 price limit(For exports of the Russian Federation - ed.), which reaches both purposes: to deprive Russia of income to finance its invasion and at the same time contributes to stable global -nomevergietic markets, ”the Ministry of Finance said.</text:p>
      <text:p text:style-name="P4">
The meeting of the Ministers of Finance of the most developed countries will take place on May 11-13, the Japanese city of Nigat.</text:p>
      <text:p text:style-name="P4">
<text:span text:style-name="T4">
 Read also: </text:span>
 <text:a xlink:type="simple" xlink:href="https://www.ukrinform.ua/rubric-world/3703583-aponia-i-pivdenna-korea-vidnovluut-finansovij-dialog.html" text:style-name="Internet_20_link" text:visited-style-name="Visited_20_Internet_20_Link">
<text:span text:style-name="T4">
 Japan </text:span>
</text:a>
As reported by Ukrinform, the summit of states and governments of the Seven Group is scheduled on May 19-21 in Hiroshima(Japan).</text:p>
      <text:p text:style-name="P4">
News Source: <text:a xlink:type="simple" xlink:href="https://www.ukrinform.ua/rubric-world/3704277-ministri-finansiv-g7-u-aponii-obgovorat-reaguvanna-na-spricineni-vijnou-rf-vikliki.html" text:style-name="Internet_20_link" text:visited-style-name="Visited_20_Internet_20_Link">
https://www.ukrinform.ua/rubric-world/3704277-ministri-finansiv-g7-u-aponii-obgovorat-reaguvanna-na-spricineni-vijnou-rf-vikliki.html</text:a>
</text:p>
      <!--NEWS-->
      <text:h text:style-name="P10" text:outline-level="1">
<text:span text:style-name="T4">
The Ukrainian ribbon "We will not extinguish" received the award at the Film Festival in Germany</text:span>
</text:h>
      <text:p text:style-name="P4">
Authors: Ukrinform (Person)</text:p>
      <text:p text:style-name="P4">
Publisher: Укринформ (Organization)</text:p>
      <text:p text:style-name="P4">
Published Time: 2023-05-03T17:49:04+03:00</text:p>
      <text:p text:style-name="P4">
Modified Time: 2023-05-03T17:49:04+03:00</text:p>
      <text:p text:style-name="P4">
Description: The tape of Ukrainian director Alice Kovalenko "We will not go out" received a award at the Goeast Festival in Visbaden (Germany). - Ukrinform.</text:p>
      <text:p text:style-name="P4">
Images: ["<text:a xlink:type="simple" xlink:href="https://static.ukrinform.com/photos/2023_05/thumb_files/630_360_1683125311-794.jpg" text:style-name="Internet_20_link" text:visited-style-name="Visited_20_Internet_20_Link">
630_360_16831...</text:a>
"]</text:p>
      <text:p text:style-name="P4">
Tags: ['Кіно', 'Німеччина', 'Кінофестиваль']</text:p>
      <text:p text:style-name="P4">
Type: Article</text:p>
      <!--METADATA-->
      <text:p text:style-name="P4">
<draw:frame draw:style-name="fr1" draw:name="Image129" text:anchor-type="as-char" svg:width="6.9236in" svg:height="3.956343in" draw:z-index="0">
<draw:image xlink:href="../Images/yкринформ/2023-05-03T17-49-04-03-00/630_360_1683125311-794.jpg" xlink:type="simple" xlink:show="embed" xlink:actuate="onLoad" draw:mime-type="image/jpeg"/>
</draw:frame>
The tape of Ukrainian director Alice Kovalenko "We will not extinguish" received the Goeast Nafeshiva award in Visbaden(Germany).</text:p>
      <text:p text:style-name="P4">
Як передає Укрінформ, про це Державне агентство України з питань кіноповідомляє у <text:a xlink:type="simple" xlink:href="https://www.facebook.com/ukrainefilmagency/posts/pfbid0128P4psWLjHaqWYq1GGHjfQpU65nCxGFxgndSExbnSRSR8gWvJVqwvHvTUQP3mKVl" text:style-name="Internet_20_link" text:visited-style-name="Visited_20_Internet_20_Link">
</text:a>
"Displaying on screen bright dreams and ambitions of teenagers from a small town who got into a cruel environment of destroyed hopes and captured women, this documentary <text:a xlink:type="simple" xlink:href="https://www.ukrinform.ua/tag-kino" text:style-name="Internet_20_link" text:visited-style-name="Visited_20_Internet_20_Link">
</text:a>
demonstrate the extraordinary ability to attract, understand and bring us tapragations. Alice Kovalenkoza is the award for the best documentary "We will not go out," the festival organizers said.</text:p>
      <text:p text:style-name="P4">
The tape tells the story of five rebellious teenagers from the Golden and Stancilugansk, who finally get the opportunity to discover the other world by the excendants of war, when the traveler Valentin Shcherbachev decides to take them with him the 49th Himalayan expedition.</text:p>
      <text:p text:style-name="P4">
<text:span text:style-name="T4">
 Read also: </text:span>
 <text:a xlink:type="simple" xlink:href="https://www.ukrinform.ua/rubric-ato/3689576-ukrainska-stricka-mi-ne-zgasnemo-otrimala-nagorodu-u-prazi.html" text:style-name="Internet_20_link" text:visited-style-name="Visited_20_Internet_20_Link">
<text:span text:style-name="T4">
 Let's go out </text:span>
</text:a>
The film was created with the support of the Derzhkino, the Polish Film Institute and IDFA Berthafund - Classic PostProduction.</text:p>
      <text:p text:style-name="P4">
As it was reported, the tape of Ukrainian director Alice Kovalenko <text:a xlink:type="simple" xlink:href="https://www.ukrinform.ua/rubric-culture/3703562-ukrainska-stricka-mi-ne-zgasnemo-vzala-nagorodu-na-festivali-u-avstrii.html" text:style-name="Internet_20_link" text:visited-style-name="Visited_20_Internet_20_Link">
</text:a>
She received a award at the Crossing Europe Film Festival Linz in Austria.  Photo: Derzhkino_</text:p>
      <text:p text:style-name="P4">
News Source: <text:a xlink:type="simple" xlink:href="https://www.ukrinform.ua/rubric-culture/3704278-ukrainska-stricka-mi-ne-zgasnemo-otrimala-nagorodu-na-kinofestivali-v-nimeccini.html" text:style-name="Internet_20_link" text:visited-style-name="Visited_20_Internet_20_Link">
https://www.ukrinform.ua/rubric-culture/3704278-ukrainska-stricka-mi-ne-zgasnemo-otrimala-nagorodu-na-kinofestivali-v-nimeccini.html</text:a>
</text:p>
      <!--NEWS-->
      <text:h text:style-name="P10" text:outline-level="1">
<text:span text:style-name="T4">
As a result of the shelling of Kherson region, 16 people were killed</text:span>
</text:h>
      <text:p text:style-name="P4">
Authors: Ukrinform (Person)</text:p>
      <text:p text:style-name="P4">
Publisher: Укринформ (Organization)</text:p>
      <text:p text:style-name="P4">
Published Time: 2023-05-03T17:50:00+03:00</text:p>
      <text:p text:style-name="P4">
Modified Time: 2023-05-03T17:50:00+03:00</text:p>
      <text:p text:style-name="P4">
Description: As a result of Russian shelling, 16 people were killed in Kherson region. - Ukrinform.</text:p>
      <text:p text:style-name="P4">
Images: ["<text:a xlink:type="simple" xlink:href="https://static.ukrinform.com/photos/2023_05/thumb_files/630_360_1683125306-519.jpg" text:style-name="Internet_20_link" text:visited-style-name="Visited_20_Internet_20_Link">
630_360_16831...</text:a>
"]</text:p>
      <text:p text:style-name="P4">
Tags: ['Херсонщина', 'Обстріл', 'Війна з росією']</text:p>
      <text:p text:style-name="P4">
Type: Article</text:p>
      <!--METADATA-->
      <text:p text:style-name="P4">
<draw:frame draw:style-name="fr1" draw:name="Image130" text:anchor-type="as-char" svg:width="6.9236in" svg:height="3.956343in" draw:z-index="0">
<draw:image xlink:href="../Images/yкринформ/2023-05-03T17-50-00-03-00/630_360_1683125306-519.jpg" xlink:type="simple" xlink:show="embed" xlink:actuate="onLoad" draw:mime-type="image/jpeg"/>
</draw:frame>
As a result of Russian shelling, 16 people were killed in Kherson region.</text:p>
      <text:p text:style-name="P4">
About it reports <text:a xlink:type="simple" xlink:href="https://t.me/pgo_gov_ua/11791" text:style-name="Internet_20_link" text:visited-style-name="Visited_20_Internet_20_Link">
</text:a>
, reports Ukrinform.</text:p>
      <text:p text:style-name="P4">
As it is noted, in the morning of May 3, Russian troops began to fireting the local Kherson and settlements of the region. As of 4:30 pm, 12 people were killed in a civilian infrastructure because of the chaotic and hits of shells on civilian infrastructure sites. About 22 - injured varying degrees.</text:p>
      <text:p text:style-name="P4">
<text:span text:style-name="T4">
 Read also: </text:span>
 <text:a xlink:type="simple" xlink:href="https://www.ukrinform.ua/rubric-ato/3704247-na-hersonsini-cerez-vorozi-obstrili-3-travna-vze-zaginuli-vosmero-ludej.html" text:style-name="Internet_20_link" text:visited-style-name="Visited_20_Internet_20_Link">
<text:span text:style-name="T4">
 Kherson region </text:span>
</text:a>
In addition, it was reported that in the afternoon, a brigade of energymen, who repaired the electrical efficiency of the next attacks of the Russian army, was in the daytime between the villages of Stepanivka and Muzykivka. From the received grass <text:a xlink:type="simple" xlink:href="https://www.ukrinform.ua/rubric-ato/3704139-na-hersonsini-pid-obstril-potrapili-pracivniki-oblenergo-troe-zagiblih.html" text:style-name="Internet_20_link" text:visited-style-name="Visited_20_Internet_20_Link">
</text:a>
.</text:p>
      <text:p text:style-name="P4">
In the morning, a man died from the shelling of the Darian community of the region. The prosecutor's office is informed that shelling is ongoing.</text:p>
      <text:p text:style-name="P4">
News Source: <text:a xlink:type="simple" xlink:href="https://www.ukrinform.ua/rubric-ato/3704280-unaslidok-obstriliv-hersonsini-zaginuli-16-ludej.html" text:style-name="Internet_20_link" text:visited-style-name="Visited_20_Internet_20_Link">
https://www.ukrinform.ua/rubric-ato/3704280-unaslidok-obstriliv-hersonsini-zaginuli-16-ludej.html</text:a>
</text:p>
      <!--NEWS-->
      <text:h text:style-name="P10" text:outline-level="1">
<text:span text:style-name="T4">
Stefanchuk discussed the Integration of Ukraine into the EU and NATO Parliament with the chairman of Parliament</text:span>
</text:h>
      <text:p text:style-name="P4">
Authors: Ukrinform (Person)</text:p>
      <text:p text:style-name="P4">
Publisher: Укринформ (Organization)</text:p>
      <text:p text:style-name="P4">
Published Time: 2023-05-03T17:50:03+03:00</text:p>
      <text:p text:style-name="P4">
Modified Time: 2023-05-03T17:50:03+03:00</text:p>
      <text:p text:style-name="P4">
Description: The Chairman of the Verkhovna Rada Ruslan Stefanchuk discussed with the head of the Assembly of the Republic of Portugal Augustus Ernest Santush Silva the issue of integration of Ukraine into European and NATO. - Ukrinform.</text:p>
      <text:p text:style-name="P4">
Images: ["<text:a xlink:type="simple" xlink:href="https://static.ukrinform.com/photos/2023_05/thumb_files/630_360_1683125317-534.jpg" text:style-name="Internet_20_link" text:visited-style-name="Visited_20_Internet_20_Link">
630_360_16831...</text:a>
"]</text:p>
      <text:p text:style-name="P4">
Tags: ['Євросоюз', 'НАТО', 'Португалія', 'Україна', 'Стефанчук']</text:p>
      <text:p text:style-name="P4">
Type: Article</text:p>
      <!--METADATA-->
      <text:p text:style-name="P4">
<draw:frame draw:style-name="fr1" draw:name="Image131" text:anchor-type="as-char" svg:width="6.9236in" svg:height="3.956343in" draw:z-index="0">
<draw:image xlink:href="../Images/yкринформ/2023-05-03T17-50-03-03-00/630_360_1683125317-534.jpg" xlink:type="simple" xlink:show="embed" xlink:actuate="onLoad" draw:mime-type="image/jpeg"/>
</draw:frame>
Ruslan Stefanchuk, the head of the Ruslan Stefanchuk, discussed the issue of integration of Ukraine by the Devroz and NATO with the head of the Assembly of Republicardugal Augustus Augustus Ernest Silva Silva.</text:p>
      <text:p text:style-name="P4">
The speaker of the Ukrainian Parliament told this during a common <text:a xlink:type="simple" xlink:href="https://t.me/tv_rada/17840" text:style-name="Internet_20_link" text:visited-style-name="Visited_20_Internet_20_Link">
</text:a>
With the chairman of the Assembly of the Republic of Portugal Vokiev, Ukrinform correspondent reports.</text:p>
      <text:p text:style-name="P4">
"They discussed the issues of European and Euro -Atlantic integration of Ukraine. I am very hiding to thank the head of the Assembly for consent in support of Ukraine and providing specific practical assistance in passing this important path of integration," - said Stefanchuk.</text:p>
      <text:p text:style-name="P4">
In addition, the Chairman of the Verkhovna Rada informed that the topics related to the formula of peace proposed by President of Ukraine Vladimir [] were discussed within the meeting <text:a xlink:type="simple" xlink:href="https://www.ukrinform.ua/tag-zelenskij" text:style-name="Internet_20_link" text:visited-style-name="Visited_20_Internet_20_Link">
</text:a>
, as well as the creation of a special international tribunal for the Russian Federation.</text:p>
      <text:p text:style-name="P4">
<text:span text:style-name="T4">
 Read also: </text:span>
 <text:a xlink:type="simple" xlink:href="https://www.ukrinform.ua/rubric-polytics/3704185-zelenskij-poki-trivae-vijna-ukraina-ne-bude-v-nato-ale-cekae-na-zaprosenna-vid-alansu.html" text:style-name="Internet_20_link" text:visited-style-name="Visited_20_Internet_20_Link">
<text:span text:style-name="T4">
 NATO </text:span>
</text:a>
At the same time, he said, a number of issues regarding the military, political, humanitarian and financial support of Ukraine were discussed.</text:p>
      <text:p text:style-name="P4">
Stefanchuk expressed gratitude to Portugal for the help provided to Ukraine.</text:p>
      <text:p text:style-name="P4">
It was reported that the delegation of the Assembly of the Republic of Portugal took part in the Usasidation of the Verkhovna Rada of Ukraine on May 3.</text:p>
      <text:p text:style-name="P4">
_ Photo: Verkhovna Rada _</text:p>
      <text:p text:style-name="P4">
News Source: <text:a xlink:type="simple" xlink:href="https://www.ukrinform.ua/rubric-polytics/3704279-stefancuk-obgovoriv-iz-golovou-parlamentu-portugalii-integraciu-ukraini-do-es-ta-nato.html" text:style-name="Internet_20_link" text:visited-style-name="Visited_20_Internet_20_Link">
https://www.ukrinform.ua/rubric-polytics/3704279-stefancuk-obgovoriv-iz-golovou-parlamentu-portugalii-integraciu-ukraini-do-es-ta-nato.html</text:a>
</text:p>
      <!--NEWS-->
      <text:h text:style-name="P10" text:outline-level="1">
<text:span text:style-name="T4">
The EU will give Ukraine ammunition for € 2 billion - shmigal</text:span>
</text:h>
      <text:p text:style-name="P4">
Authors: Ukrinform (Person)</text:p>
      <text:p text:style-name="P4">
Publisher: Укринформ (Organization)</text:p>
      <text:p text:style-name="P4">
Published Time: 2023-05-03T17:51:48+03:00</text:p>
      <text:p text:style-name="P4">
Modified Time: 2023-05-03T17:51:48+03:00</text:p>
      <text:p text:style-name="P4">
Description: The European Union will provide Ukraine with ammunition for 2 billion euros. - Ukrinform.</text:p>
      <text:p text:style-name="P4">
Images: ["<text:a xlink:type="simple" xlink:href="https://static.ukrinform.com/photos/2023_05/thumb_files/630_360_1683124848-685.jpg" text:style-name="Internet_20_link" text:visited-style-name="Visited_20_Internet_20_Link">
630_360_16831...</text:a>
"]</text:p>
      <text:p text:style-name="P4">
Tags: ['Євросоюз', 'Боєприпаси', 'Шмигаль', 'Війна з росією']</text:p>
      <text:p text:style-name="P4">
Type: Article</text:p>
      <!--METADATA-->
      <text:p text:style-name="P4">
<draw:frame draw:style-name="fr1" draw:name="Image132" text:anchor-type="as-char" svg:width="6.9236in" svg:height="3.956343in" draw:z-index="0">
<draw:image xlink:href="../Images/yкринформ/2023-05-03T17-51-48-03-00/630_360_1683124848-685.jpg" xlink:type="simple" xlink:show="embed" xlink:actuate="onLoad" draw:mime-type="image/jpeg"/>
</draw:frame>
The European Union will give Ukraine ammunition for 2 billion euros.</text:p>
      <text:p text:style-name="P4">
Prime Minister Denis Shmigal reported this in <text:a xlink:type="simple" xlink:href="https://t.me/Denys_Smyhal/5159" text:style-name="Internet_20_link" text:visited-style-name="Visited_20_Internet_20_Link">
</text:a>
, reports Ukrinform.</text:p>
      <text:p text:style-name="P4">
“The EU will provide Ukraine with ammunition for 2 billion euros. EU Member States will already be inhibited ammunition from their warehouses for 1 billion euros. Another EUR 1 billion EU is a joint purchase for Ukraine, ”he wrote.</text:p>
      <text:p text:style-name="P4">
<text:a xlink:type="simple" xlink:href="https://www.ukrinform.ua/tag-smigal" text:style-name="Internet_20_link" text:visited-style-name="Visited_20_Internet_20_Link">
</text:a>
Also noted that Europe is increasing the production of ammunition, and 1 billionurov will also be mobilized.</text:p>
      <text:p text:style-name="P4">
<text:span text:style-name="T4">
 Read also: </text:span>
 <text:a xlink:type="simple" xlink:href="https://www.ukrinform.ua/rubric-ato/3703152-reznikov-pro-snaradnij-golod-dla-kontrnastupu-pidgotovlenij-rezerv.html" text:style-name="Internet_20_link" text:visited-style-name="Visited_20_Internet_20_Link">
<text:span text:style-name="T4">
 Reznikov </text:span>
</text:a>
“All this will bring our victory and peace in Europe. I am grateful to the European Commission Active work, fair position and solidarity with Ukraine, ”the Prime Minister said.</text:p>
      <text:p text:style-name="P4">
As reported by Ukrinform, <text:a xlink:type="simple" xlink:href="https://www.ukrinform.ua/rubric-ato/3704148-evrokomisia-uhvalila-akt-z-pidtrimki-virobnictva-boepripasiv-dla-ukraini.html" text:style-name="Internet_20_link" text:visited-style-name="Visited_20_Internet_20_Link">
</text:a>
To implement the decision of the European Council on the increase of the disappearance of the defense industry, including for urgent supply to Ukraine of ammunition.</text:p>
      <text:p text:style-name="P4">
News Source: <text:a xlink:type="simple" xlink:href="https://www.ukrinform.ua/rubric-ato/3704284-es-nadast-ukraini-boepripasiv-na-2-milardi-smigal.html" text:style-name="Internet_20_link" text:visited-style-name="Visited_20_Internet_20_Link">
https://www.ukrinform.ua/rubric-ato/3704284-es-nadast-ukraini-boepripasiv-na-2-milardi-smigal.html</text:a>
</text:p>
      <!--NEWS-->
      <text:h text:style-name="P10" text:outline-level="1">
<text:span text:style-name="T4">
Presidents of Syria and Iran met in Damascus</text:span>
</text:h>
      <text:p text:style-name="P4">
Authors: Ukrinform (Person)</text:p>
      <text:p text:style-name="P4">
Publisher: Укринформ (Organization)</text:p>
      <text:p text:style-name="P4">
Published Time: 2023-05-03T17:59:21+03:00</text:p>
      <text:p text:style-name="P4">
Modified Time: 2023-05-03T17:59:21+03:00</text:p>
      <text:p text:style-name="P4">
Description: Iran's President Ebrahim Raisy met with Syria President Bashar Assad in Damascus as part of the intensification of cooperation between the two countries. - Ukrinform.</text:p>
      <text:p text:style-name="P4">
Images: ["<text:a xlink:type="simple" xlink:href="https://static.ukrinform.com/photos/2023_05/thumb_files/630_360_1683125839-158.jpg" text:style-name="Internet_20_link" text:visited-style-name="Visited_20_Internet_20_Link">
630_360_16831...</text:a>
"]</text:p>
      <text:p text:style-name="P4">
Tags: ['Іран', 'Сирія']</text:p>
      <text:p text:style-name="P4">
Type: Article</text:p>
      <!--METADATA-->
      <text:p text:style-name="P4">
<draw:frame draw:style-name="fr1" draw:name="Image133" text:anchor-type="as-char" svg:width="6.9236in" svg:height="3.956343in" draw:z-index="0">
<draw:image xlink:href="../Images/yкринформ/2023-05-03T17-59-21-03-00/630_360_1683125839-158.jpg" xlink:type="simple" xlink:show="embed" xlink:actuate="onLoad" draw:mime-type="image/jpeg"/>
</draw:frame>
Presidential Ebrahim Raisi met with Syria President Bashar Assad in Damascus to strengthen cooperation between the two countries.</text:p>
      <text:p text:style-name="P4">
As Ukrinform reports, it reports <text:a xlink:type="simple" xlink:href="https://www.timesofisrael.com/raisi-meets-assad-on-first-visit-to-syria-by-an-iranian-president-in-13-years/" text:style-name="Internet_20_link" text:visited-style-name="Visited_20_Internet_20_Link">
</text:a>
.</text:p>
      <text:p text:style-name="P4">
It is reported that Raisi called for efforts to rebuild the country and to return to the war.</text:p>
      <text:p text:style-name="P4">
“Government and people <text:a xlink:type="simple" xlink:href="https://www.ukrinform.ua/tag-siria" text:style-name="Internet_20_link" text:visited-style-name="Visited_20_Internet_20_Link">
</text:a>
They passed through the greatness. Today we can say that you have overcome all these problems, despite the threats and sanctions imposed against you, " - said.</text:p>
      <text:p text:style-name="P4">
<text:span text:style-name="T4">
 Read also: </text:span>
 <text:a xlink:type="simple" xlink:href="https://www.ukrinform.ua/rubric-world/3694172-cotiristoronna-zustric-sodo-sirii-moze-vidbutisa-na-pocatku-travna-mzs-tureccini.html" text:style-name="Internet_20_link" text:visited-style-name="Visited_20_Internet_20_Link">
</text:a>
It is known that Tehran has been the main sponsor of Assad government since the rebelling has grown into a full -scale war in March 2011, and played an important role in a fracture of the situation in his favor.</text:p>
      <text:p text:style-name="P4">
Iran sent dozens of military advisers and thousands of Proiran fighters of the Middle East to fight on the side of Assad. With the help of Russia and the Iransyrian government troops have control a large part of the country in recent years.</text:p>
      <text:p text:style-name="P4">
<text:span text:style-name="T5">
Foto: Syrian Presidency</text:span>
</text:p>
      <text:p text:style-name="P4">
News Source: <text:a xlink:type="simple" xlink:href="https://www.ukrinform.ua/rubric-world/3704286-prezidenti-sirii-ta-iranu-zustrilis-u-damasku.html" text:style-name="Internet_20_link" text:visited-style-name="Visited_20_Internet_20_Link">
https://www.ukrinform.ua/rubric-world/3704286-prezidenti-sirii-ta-iranu-zustrilis-u-damasku.html</text:a>
</text:p>
      <!--NEWS-->
      <text:h text:style-name="P10" text:outline-level="1">
<text:span text:style-name="T4">
Above Ukraine today can see the solar galo</text:span>
</text:h>
      <text:p text:style-name="P4">
Authors: Ukrinform (Person)</text:p>
      <text:p text:style-name="P4">
Publisher: Укринформ (Organization)</text:p>
      <text:p text:style-name="P4">
Published Time: 2023-05-03T17:59:59+03:00</text:p>
      <text:p text:style-name="P4">
Modified Time: 2023-05-03T17:59:59+03:00</text:p>
      <text:p text:style-name="P4">
Description: Above Ukraine today you can see the naked eye with a solar halo. - Ukrinform.</text:p>
      <text:p text:style-name="P4">
Images: ["<text:a xlink:type="simple" xlink:href="https://static.ukrinform.com/photos/2023_05/thumb_files/630_360_1683125964-741.jpg" text:style-name="Internet_20_link" text:visited-style-name="Visited_20_Internet_20_Link">
630_360_16831...</text:a>
", "<text:a xlink:type="simple" xlink:href="https://static.ukrinform.com/photos/2023_05/1683125757-647.jpg" text:style-name="Internet_20_link" text:visited-style-name="Visited_20_Internet_20_Link">
1683125757-64...</text:a>
"]</text:p>
      <text:p text:style-name="P4">
Tags: ['Місяць', 'Погода', 'Сонце']</text:p>
      <text:p text:style-name="P4">
Type: Article</text:p>
      <!--METADATA-->
      <text:p text:style-name="P4">
<draw:frame draw:style-name="fr1" draw:name="Image134" text:anchor-type="as-char" svg:width="6.9236in" svg:height="3.956343in" draw:z-index="0">
<draw:image xlink:href="../Images/yкринформ/2023-05-03T17-59-59-03-00/630_360_1683125964-741.jpg" xlink:type="simple" xlink:show="embed" xlink:actuate="onLoad" draw:mime-type="image/jpeg"/>
</draw:frame>
Ned Ukraine can see the naked eye with the solar halo.</text:p>
      <text:p text:style-name="P4">
He told about it in <text:a xlink:type="simple" xlink:href="https://www.facebook.com/vladmir.kazhan/posts/pfbid0fSzmHqcmbX6xm6io5kAy2CaUbibUbcCWcTQkxNfmpXaTezLczJE2z1CrssR1CqFCl" text:style-name="Internet_20_link" text:visited-style-name="Visited_20_Internet_20_Link">
</text:a>
<text:a xlink:type="simple" xlink:href="https://www.facebook.com/vladmir.kazhan/posts/pfbid0fSzmHqcmbX6xm6io5kAy2CaUbibUbcCWcTQkxNfmpXaTezLczJE2z1CrssR1CqFCl" text:style-name="Internet_20_link" text:visited-style-name="Visited_20_Internet_20_Link">
</text:a>
<text:a xlink:type="simple" xlink:href="https://www.facebook.com/vladmir.kazhan/posts/pfbid0fSzmHqcmbX6xm6io5kAy2CaUbibUbcCWcTQkxNfmpXaTezLczJE2z1CrssR1CqFCl" text:style-name="Internet_20_link" text:visited-style-name="Visited_20_Internet_20_Link">
</text:a>
and published the relevant photos of Astrone, a lecturer of Kharkiv planetarium lodimir Kazhanov, Ukrinform reports.</text:p>
      <text:p text:style-name="P4">
“Today, you can see a beautiful atmospheric phenomenon - halo!Damaged times this phenomenon was perceived as a sign. It can be seen to the nakedness, but you need to be careful and keep your eyes from the bright light of the sun. It is most convenient to watch in sunglasses, but not for a long time, closing with your hand, which would not hurt the eyes, ”Kazhanov said.</text:p>
      <text:p text:style-name="P4">
<draw:frame draw:style-name="fr1" draw:name="Image135" text:anchor-type="as-char" svg:width="6.9236in" svg:height="5.322518in" draw:z-index="0">
<draw:image xlink:href="../Images/yкринформ/2023-05-03T17-59-59-03-00/1683125757-647.jpg" xlink:type="simple" xlink:show="embed" xlink:actuate="onLoad" draw:mime-type="image/jpeg"/>
</draw:frame>
Photo: Facebook -Dimodimir Kazanova</text:p>
      <text:p text:style-name="P4">
As the specialist explained, Galo usually appears around the sun and <text:a xlink:type="simple" xlink:href="https://www.ukrinform.ua/tag-misac" text:style-name="Internet_20_link" text:visited-style-name="Visited_20_Internet_20_Link">
</text:a>
, sometimes around other light sources such as street lights. There are many types of halo and are caused by the predominant crystals in feather clouds at a height of 5-10 km in the upper layer-tank.</text:p>
      <text:p text:style-name="P4">
“The appearance of the halo depends on the shape and location of the crystals. Reflected and reflected crystals, light is often decomposed into the spectrum, which makes the haloshom on the rainbow. The most striking and full -colored are the Pargels of the Tazeithic Arc, ”Kazhanov said.</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Synoptic </text:span>
</text:a>
He also warned that during prolonged shooting in a photo or video camera, there is a risk of harming solar energy. The astronomer advises when shooting closed with his hand before the lens or some object. You can choose the perspective that the Bonz was closed with a tree or house.</text:p>
      <text:p text:style-name="P4">
As reported by Ukrinform, in early February Ukrainians <text:a xlink:type="simple" xlink:href="https://www.ukrinform.ua/rubric-kyiv/3665584-misacne-galo-u-nebi-nad-kievom-mozna-sposterigati-neozbroenim-okom.html" text:style-name="Internet_20_link" text:visited-style-name="Visited_20_Internet_20_Link">
</text:a>
 <text:a xlink:type="simple" xlink:href="https://www.ukrinform.ua/rubric-kyiv/3665584-misacne-galo-u-nebi-nad-kievom-mozna-sposterigati-neozbroenim-okom.html" text:style-name="Internet_20_link" text:visited-style-name="Visited_20_Internet_20_Link">
 </text:a>
 <text:a xlink:type="simple" xlink:href="https://www.ukrinform.ua/rubric-kyiv/3665584-misacne-galo-u-nebi-nad-kievom-mozna-sposterigati-neozbroenim-okom.html" text:style-name="Internet_20_link" text:visited-style-name="Visited_20_Internet_20_Link">
 </text:a>
</text:p>
      <text:p text:style-name="P4">
News Source: <text:a xlink:type="simple" xlink:href="https://www.ukrinform.ua/rubric-society/3704287-nad-ukrainou-sogodni-mozna-pobaciti-sonacne-galo.html" text:style-name="Internet_20_link" text:visited-style-name="Visited_20_Internet_20_Link">
https://www.ukrinform.ua/rubric-society/3704287-nad-ukrainou-sogodni-mozna-pobaciti-sonacne-galo.html</text:a>
</text:p>
      <!--NEWS-->
      <text:h text:style-name="P10" text:outline-level="1">
<text:span text:style-name="T4">
Lviv IT cluster has transferred 75 Starlink systems for the needs of the Armed Forces</text:span>
</text:h>
      <text:p text:style-name="P4">
Authors: Ukrinform (Person)</text:p>
      <text:p text:style-name="P4">
Publisher: Укринформ (Organization)</text:p>
      <text:p text:style-name="P4">
Published Time: 2023-05-03T18:00:02+03:00</text:p>
      <text:p text:style-name="P4">
Modified Time: 2023-05-03T18:00:02+03:00</text:p>
      <text:p text:style-name="P4">
Description: The Lviv IT cluster gave 75 Starlink Terlinks for the needs of Ukrainian defenders and defenders. - Ukrinform.</text:p>
      <text:p text:style-name="P4">
Images: ["<text:a xlink:type="simple" xlink:href="https://static.ukrinform.com/photos/2023_05/thumb_files/630_360_1683125833-178.png" text:style-name="Internet_20_link" text:visited-style-name="Visited_20_Internet_20_Link">
630_360_16831...</text:a>
", "<text:a xlink:type="simple" xlink:href="https://static.ukrinform.com/photos/2023_05/1683125835-689.png" text:style-name="Internet_20_link" text:visited-style-name="Visited_20_Internet_20_Link">
1683125835-68...</text:a>
"]</text:p>
      <text:p text:style-name="P4">
Tags: ['Львівщина', 'Реформа ЗСУ', 'допомога', 'Starlink']</text:p>
      <text:p text:style-name="P4">
Type: Article</text:p>
      <!--METADATA-->
      <text:p text:style-name="P4">
<draw:frame draw:style-name="fr1" draw:name="Image136" text:anchor-type="as-char" svg:width="6.9236in" svg:height="3.956343in" draw:z-index="0">
<draw:image xlink:href="../Images/yкринформ/2023-05-03T18-00-02-03-00/630_360_1683125833-178.png" xlink:type="simple" xlink:show="embed" xlink:actuate="onLoad" draw:mime-type="image/png"/>
</draw:frame>
The cluster was transferred to the needs of Ukrainian defenders and defenders 75 terminals.</text:p>
      <text:p text:style-name="P4">
About it reports <text:a xlink:type="simple" xlink:href="https://loda.gov.ua/news/63979" text:style-name="Internet_20_link" text:visited-style-name="Visited_20_Internet_20_Link">
</text:a>
, reports Ukrinform.</text:p>
      <text:p text:style-name="P4">
“We are sending the old men to us today for the needs of brigades, which are re -interpreted in front and frontal areas. We are constantly getting to the military to improve their communication, so we will pass all that they have received today, so that they have constant access to pre-Internet under any circumstances, ”the chief said <text:a xlink:type="simple" xlink:href="https://www.ukrinform.ua/tag-lvivsina" text:style-name="Internet_20_link" text:visited-style-name="Visited_20_Internet_20_Link">
</text:a>
Ova Maxim Kozytsky.</text:p>
      <text:p text:style-name="P4">
<draw:frame draw:style-name="fr1" draw:name="Image137" text:anchor-type="as-char" svg:width="6.9236in" svg:height="4.58368in" draw:z-index="0">
<draw:image xlink:href="../Images/yкринформ/2023-05-03T18-00-02-03-00/1683125835-689.png" xlink:type="simple" xlink:show="embed" xlink:actuate="onLoad" draw:mime-type="image/png"/>
</draw:frame>
He added that it is only one of the projects that the cluster realizes jointly by the name of the military administration. Most of the joint initiatives are aimed at assistance to the civilian population of the region, in particular, the installation of chamber surveillance, as well as updating the equipment of the West PEC for the best protection of the enemy missiles. Thanks to the IT cluster in the region provided civilinefrastructure with additional sources of communication.</text:p>
      <text:p text:style-name="P4">
<text:span text:style-name="T4">
 Read also: </text:span>
 <text:a xlink:type="simple" xlink:href="https://www.ukrinform.ua/rubric-technology/3701435-ukraina-otrimala-vze-42-tisaci-terminaliv-starlink.html" text:style-name="Internet_20_link" text:visited-style-name="Visited_20_Internet_20_Link">
<text:span text:style-name="T4">
 Starlink </text:span>
</text:a>
It is noted that during the full -scale war, the community of the Lviv It clinter transferred 115 Starlink terminals to the Lviv OVA and, in general, provided the most important institutions and institutions of the Western region of Ukraine with more than 400 terminals.</text:p>
      <text:p text:style-name="P4">
As reported by Ukrinform, after February 24 <text:a xlink:type="simple" xlink:href="https://www.ukrinform.ua/rubric-regions/3604603-lviv-zahistiti-i-viziti.html" text:style-name="Internet_20_link" text:visited-style-name="Visited_20_Internet_20_Link">
</text:a>
Launched the whole direction by the Victory Projects. These are initiatives that are intended to bring Ukrainian victory. The direction includes several projects in various fields, most of which have already been scale to the national level. One of the first to be Sky, which provides assistance in the modernization of the centers of the command of the Taanalics command, creation of new reserve headquarters, providing operating mobile groups, improving communication, supplying special equipment for fast -paving heavy weapons at positions. The SKY project helps Air Force in eight regions of the event of Ukraine.</text:p>
      <text:p text:style-name="P4">
News Source: <text:a xlink:type="simple" xlink:href="https://www.ukrinform.ua/rubric-technology/3704288-lvivskij-itklaster-peredav-75-sistem-starlink-dla-potreb-zsu.html" text:style-name="Internet_20_link" text:visited-style-name="Visited_20_Internet_20_Link">
https://www.ukrinform.ua/rubric-technology/3704288-lvivskij-itklaster-peredav-75-sistem-starlink-dla-potreb-zsu.html</text:a>
</text:p>
      <!--NEWS-->
      <text:h text:style-name="P10" text:outline-level="1">
<text:span text:style-name="T4">
The NBU has canceled licenses with four non -bank financial institutions</text:span>
</text:h>
      <text:p text:style-name="P4">
Authors: Ukrinform (Person)</text:p>
      <text:p text:style-name="P4">
Publisher: Укринформ (Organization)</text:p>
      <text:p text:style-name="P4">
Published Time: 2023-05-03T18:05:49+03:00</text:p>
      <text:p text:style-name="P4">
Modified Time: 2023-05-03T18:05:49+03:00</text:p>
      <text:p text:style-name="P4">
Description: The National Bank of Ukraine canceled licenses to four non -bank financial institutions, and seven expelled from the registers. - Ukrinform.</text:p>
      <text:p text:style-name="P4">
Images: ["<text:a xlink:type="simple" xlink:href="https://static.ukrinform.com/photos/2023_03/thumb_files/630_360_1679320501-539.png" text:style-name="Internet_20_link" text:visited-style-name="Visited_20_Internet_20_Link">
630_360_16793...</text:a>
"]</text:p>
      <text:p text:style-name="P4">
Tags: ['Ліцензія', 'Нацбанк']</text:p>
      <text:p text:style-name="P4">
Type: Article</text:p>
      <!--METADATA-->
      <text:p text:style-name="P4">
<draw:frame draw:style-name="fr1" draw:name="Image138" text:anchor-type="as-char" svg:width="6.9236in" svg:height="3.956343in" draw:z-index="0">
<draw:image xlink:href="../Images/yкринформ/2023-05-03T18-05-49-03-00/630_360_1679320501-539.png" xlink:type="simple" xlink:show="embed" xlink:actuate="onLoad" draw:mime-type="image/png"/>
</draw:frame>
The National Bank of Ukraine canceled licenses with four non -bank financial institutions, and seven expelled from the registers.</text:p>
      <text:p text:style-name="P4">
This was reported by the press service <text:a xlink:type="simple" xlink:href="https://bank.gov.ua/ua/news/all/chotirom-nebankivskim-finansovim-ustanovam-anulovano-litsenziyi-sim--viklyucheno-z-reyestriv" text:style-name="Internet_20_link" text:visited-style-name="Visited_20_Internet_20_Link">
</text:a>
, reports Ukrinform.</text:p>
      <text:p text:style-name="P4">
"The National Bank of Ukraine has canceled licenses with four non -bank financial institutions, six - excluded from the State Register of Financial Institutions, and an one -string broker - from the State Register of Insurance and Returning Brokers," the statement reads.</text:p>
      <text:p text:style-name="P4">
Yes, all available <text:a xlink:type="simple" xlink:href="https://www.ukrinform.ua/tag-licenzia" text:style-name="Internet_20_link" text:visited-style-name="Visited_20_Internet_20_Link">
</text:a>
LLC "FC" Incom Finance "and PT" Lombard "Karat" Trofimov and Company. Both companies are excluded from the State Registration Institutions.</text:p>
      <text:p text:style-name="P4">
Also, on the basis of the applications received by Collek Center LLC and Kleiring Finance LLC, a license for providing financial leasing services has been canceled.</text:p>
      <text:p text:style-name="P4">
<text:span text:style-name="T4">
 Read also: </text:span>
 <text:a xlink:type="simple" xlink:href="https://www.ukrinform.ua/rubric-economy/3689901-torik-vijsli-z-rinku-422-nebankivski-finustanovi-nbu.html" text:style-name="Internet_20_link" text:visited-style-name="Visited_20_Internet_20_Link">
<text:span text:style-name="T4">
 Last year </text:span>
 <text:span text:style-name="T4">
 </text:span>
 out <text:span text:style-name="T4">
 </text:span>
 market <text:span text:style-name="T4">
 </text:span>
 422 <text:span text:style-name="T4">
 </text:span>
 <text:span text:style-name="T4">
 Non -bank </text:span>
<text:span text:style-name="T4">
 Financing Institutions </text:span>
 <text:span text:style-name="T4">
 </text:span>
 NBU **</text:a>
In addition, four other non -bank financial institutions are excluded from the State Register of Financial Institutions in connection with the NBU's decision -making decision(recall)They have licenses: Rick -Autogarant, TDV, Phrudman Finance LLC, Lombard Pt Smela - Credit - Kosenko and Company Center, Suzirfinance LLC.</text:p>
      <text:p text:style-name="P4">
Also, from the State Register of Insurance and Returning Brokers excluded the art-insurance LLC on the basis of the application.</text:p>
      <text:p text:style-name="P4">
The Committee on Supervision and Regulation of Market -Bank Financial Services was approved by the Committee on Supervision and Regulation of Market Financial Services.</text:p>
      <text:p text:style-name="P4">
As it was reported, the National Bank of Ukraine <text:a xlink:type="simple" xlink:href="https://www.ukrinform.ua/rubric-economy/3703835-nacbank-anuluvav-licenzii-dvom-strahovikam.html" text:style-name="Internet_20_link" text:visited-style-name="Visited_20_Internet_20_Link">
</text:a>
and excluded one insurer from the state registration institutions.</text:p>
      <text:p text:style-name="P4">
News Source: <text:a xlink:type="simple" xlink:href="https://www.ukrinform.ua/rubric-economy/3704292-nbu-anuluvav-licenzii-cotirom-nebankivskim-finustanovam.html" text:style-name="Internet_20_link" text:visited-style-name="Visited_20_Internet_20_Link">
https://www.ukrinform.ua/rubric-economy/3704292-nbu-anuluvav-licenzii-cotirom-nebankivskim-finustanovam.html</text:a>
</text:p>
      <!--NEWS-->
      <text:h text:style-name="P10" text:outline-level="1">
<text:span text:style-name="T4">
Slovakia will hand over to Ukraine energy equipment for a million euros</text:span>
</text:h>
      <text:p text:style-name="P4">
Authors: Ukrinform (Person)</text:p>
      <text:p text:style-name="P4">
Publisher: Укринформ (Organization)</text:p>
      <text:p text:style-name="P4">
Published Time: 2023-05-03T18:06:09+03:00</text:p>
      <text:p text:style-name="P4">
Modified Time: 2023-05-03T18:06:09+03:00</text:p>
      <text:p text:style-name="P4">
Description: Slovak Operator of the SEPS transmission will transmit Ukrenergo to eight trucks of equipment for the restoration of main substations affected during Russian rocket attacks and shelling. - Ukrinform.</text:p>
      <text:p text:style-name="P4">
Images: ["<text:a xlink:type="simple" xlink:href="https://static.ukrinform.com/photos/2021_05/thumb_files/630_360_1622194486-658.jpeg" text:style-name="Internet_20_link" text:visited-style-name="Visited_20_Internet_20_Link">
630_360_16221...</text:a>
"]</text:p>
      <text:p text:style-name="P4">
Tags: ['Енергетика', 'Словаччина', 'допомога', 'обладнання', 'Відновлення України']</text:p>
      <text:p text:style-name="P4">
Type: Article</text:p>
      <!--METADATA-->
      <text:p text:style-name="P4">
<draw:frame draw:style-name="fr1" draw:name="Image139" text:anchor-type="as-char" svg:width="6.9236in" svg:height="3.956343in" draw:z-index="0">
<draw:image xlink:href="../Images/yкринформ/2023-05-03T18-06-09-03-00/630_360_1622194486-658.jpeg" xlink:type="simple" xlink:show="embed" xlink:actuate="onLoad" draw:mime-type="image/jpeg"/>
</draw:frame>
Slovak Operator of the SEPS transmission will transmit Ukrenergo to eight trucks to restore the main substations affected by the time of Russian rocket attacks and shelling.</text:p>
      <text:p text:style-name="P4">
As Ukrinform reports, Ukrenreggo reports in <text:a xlink:type="simple" xlink:href="https://www.facebook.com/npcukrenergo/posts/pfbid07MwtvBBMFJsidHuZtxBqQppqdPRgdBtjuUEDB59pfVJ6yHjw8gNjJDFxhdVXK8XXl" text:style-name="Internet_20_link" text:visited-style-name="Visited_20_Internet_20_Link">
</text:a>
.</text:p>
      <text:p text:style-name="P4">
«Це обладнання буде використано для відновлення пошкодженої енергетичноїінфраструктури та допоможе нам зберегти світло для мільйонів українців», –наголосив голова правління «Укренерго» Володимир Кудрицький.</text:p>
      <text:p text:style-name="P4">
Зазначається, що обладнання, загальною вартістю 1 мільйон євро, допоможевідновити роботу кількох високовольтних підстанцій у різних регіонах України.Перші дві вантажівки вирушать із території Словаччини вже сьогодні, а решта –найближчими днями.</text:p>
      <text:p text:style-name="P4">
<text:span text:style-name="T4">
Читайте також:</text:span>
 <text:a xlink:type="simple" xlink:href="https://www.ukrinform.ua/rubric-vidbudova/3704170-smigal-zustrivsa-z-golovou-parlamentu-portugalii-govorili-pro-vidnovlenna-ukraini.html" text:style-name="Internet_20_link" text:visited-style-name="Visited_20_Internet_20_Link">
 <text:span text:style-name="T4">
Шмигаль</text:span>
 <text:span text:style-name="T4">
зустрівся</text:span>
 <text:span text:style-name="T4">
головою</text:span>
 <text:span text:style-name="T4">
парламенту</text:span>
<text:span text:style-name="T4">
Португалії</text:span>
 <text:span text:style-name="T4">
говорили</text:span>
 <text:span text:style-name="T4">
про</text:span>
 <text:span text:style-name="T4">
відновлення</text:span>
 <text:span text:style-name="T4">
України</text:span>
</text:a>
"We are very much waiting for this cargo, because the presence of working equipment is the most important condition for the reconstruction of energy infrastructure and preparation of the recent heating season," - added to <text:a xlink:type="simple" xlink:href="https://www.ukrinform.ua/tag-ukrenergo" text:style-name="Internet_20_link" text:visited-style-name="Visited_20_Internet_20_Link">
</text:a>
.</text:p>
      <text:p text:style-name="P4">
As reported, since March 2022, for coordination of the Ministry of Energy, Ukraine received 542 cargoes of humanitarian aid from international partners of about 6.7 thousand tons. The equipment is distributed by hunting companies whose objects have been destroyed as a result of Russian aggression.</text:p>
      <text:p text:style-name="P4">
News Source: <text:a xlink:type="simple" xlink:href="https://www.ukrinform.ua/rubric-vidbudova/3704293-slovaccina-peredast-ukraini-energoobladnanna-na-miljon-evro.html" text:style-name="Internet_20_link" text:visited-style-name="Visited_20_Internet_20_Link">
https://www.ukrinform.ua/rubric-vidbudova/3704293-slovaccina-peredast-ukraini-energoobladnanna-na-miljon-evro.html</text:a>
</text:p>
      <!--NEWS-->
      <text:h text:style-name="P10" text:outline-level="1">
<text:span text:style-name="T4">
At the UN urge the parties to the conflict in Sudan to ensure the protection of the Humdog</text:span>
</text:h>
      <text:p text:style-name="P4">
Authors: Ukrinform (Person)</text:p>
      <text:p text:style-name="P4">
Publisher: Укринформ (Organization)</text:p>
      <text:p text:style-name="P4">
Published Time: 2023-05-03T18:06:14+03:00</text:p>
      <text:p text:style-name="P4">
Modified Time: 2023-05-03T18:06:14+03:00</text:p>
      <text:p text:style-name="P4">
Description: The UN Humanitarian Program Head Martin Griffiths stated that it was working on obtaining obligations from the warring parties in Sudan to protect humanitarian aid to ensure its delivery to those who need it. - Ukrinform.</text:p>
      <text:p text:style-name="P4">
Images: ["<text:a xlink:type="simple" xlink:href="https://static.ukrinform.com/photos/2022_10/thumb_files/630_360_1666889498-379.jpg" text:style-name="Internet_20_link" text:visited-style-name="Visited_20_Internet_20_Link">
630_360_16668...</text:a>
"]</text:p>
      <text:p text:style-name="P4">
Tags: ['Гуманітарна допомога', 'ООН', 'Судан']</text:p>
      <text:p text:style-name="P4">
Type: Article</text:p>
      <!--METADATA-->
      <text:p text:style-name="P4">
<draw:frame draw:style-name="fr1" draw:name="Image140" text:anchor-type="as-char" svg:width="6.9236in" svg:height="3.956343in" draw:z-index="0">
<draw:image xlink:href="../Images/yкринформ/2023-05-03T18-06-14-03-00/630_360_1666889498-379.jpg" xlink:type="simple" xlink:show="embed" xlink:actuate="onLoad" draw:mime-type="image/jpeg"/>
</draw:frame>
The UN Humanitarian Program Martin Griffiths stated that he was working on obtaining the obligations from the warring parties in Sudan to protect humanitarian aid to ensure its delivery to those who need it.</text:p>
      <text:p text:style-name="P4">
As Ukrinform reports, it reports <text:a xlink:type="simple" xlink:href="https://www.reuters.com/world/africa/un-aid-chief-seeks-pledges-warring-sides-sudan-protect-aid-2023-05-03/" text:style-name="Internet_20_link" text:visited-style-name="Visited_20_Internet_20_Link">
</text:a>
 <text:a xlink:type="simple" xlink:href="https://www.reuters.com/world/africa/un-aid-chief-seeks-pledges-warring-sides-sudan-protect-aid-2023-05-03/" text:style-name="Internet_20_link" text:visited-style-name="Visited_20_Internet_20_Link">
</text:a>
 <text:a xlink:type="simple" xlink:href="https://www.reuters.com/world/africa/un-aid-chief-seeks-pledges-warring-sides-sudan-protect-aid-2023-05-03/" text:style-name="Internet_20_link" text:visited-style-name="Visited_20_Internet_20_Link">
</text:a>
"We demand arrangements to allow the movement of staff and cargo," Griffiths said.</text:p>
      <text:p text:style-name="P4">
It is noted that the delivery of humanitarian aid to Sudan was detained. Despite the safety guarantees of the World Food Program, six of their trucks that were heading for Darfur were looted on the road.</text:p>
      <text:p text:style-name="P4">
<text:span text:style-name="T4">
 Read also: </text:span>
 <text:a xlink:type="simple" xlink:href="https://www.ukrinform.ua/rubric-world/3703570-kilkist-bizenciv-iz-sudanu-moze-zrosti-do-800-tisac-oon.html" text:style-name="Internet_20_link" text:visited-style-name="Visited_20_Internet_20_Link">
<text:span text:style-name="T4">
 Sudan </text:span>
</text:a>
"We need to reach the highest level agreements ... This is an unstable environment, so we need these obligations. We ask for the movement of humanitarian cargoes, people. This is traditional humanitarian activity - to go where others do not go," - summed up the head of the humanitarian program <text:a xlink:type="simple" xlink:href="https://www.ukrinform.ua/tag-oon" text:style-name="Internet_20_link" text:visited-style-name="Visited_20_Internet_20_Link">
 </text:a>
.</text:p>
      <text:p text:style-name="P4">
As reported by Ukrinform, the warring military groups of Sudan on May 2 <text:a xlink:type="simple" xlink:href="https://www.ukrinform.ua/rubric-world/3703808-vijskovi-ugrupovanna-sudanu-pogodili-peremira-z-4-po-11-travna.html" text:style-name="Internet_20_link" text:visited-style-name="Visited_20_Internet_20_Link">
</text:a>
 <text:a xlink:type="simple" xlink:href="https://www.ukrinform.ua/rubric-world/3703808-vijskovi-ugrupovanna-sudanu-pogodili-peremira-z-4-po-11-travna.html" text:style-name="Internet_20_link" text:visited-style-name="Visited_20_Internet_20_Link">
 </text:a>
From May 4 to 11.</text:p>
      <text:p text:style-name="P4">
News Source: <text:a xlink:type="simple" xlink:href="https://www.ukrinform.ua/rubric-world/3704294-v-oon-zaklikaut-storoni-konfliktu-u-sudani-zabezpeciti-zahist-gumdopomogi.html" text:style-name="Internet_20_link" text:visited-style-name="Visited_20_Internet_20_Link">
https://www.ukrinform.ua/rubric-world/3704294-v-oon-zaklikaut-storoni-konfliktu-u-sudani-zabezpeciti-zahist-gumdopomogi.html</text:a>
</text:p>
      <!--NEWS-->
      <text:h text:style-name="P10" text:outline-level="1">
<text:span text:style-name="T4">
Joint press conference of Zelensky and participants of the northern Europe summit</text:span>
</text:h>
      <text:p text:style-name="P4">
Authors: Ukrinform (Person)</text:p>
      <text:p text:style-name="P4">
Publisher: Укринформ (Organization)</text:p>
      <text:p text:style-name="P4">
Published Time: 2023-05-03T18:07:00+03:00</text:p>
      <text:p text:style-name="P4">
Modified Time: 2023-05-03T18:07:00+03:00</text:p>
      <text:p text:style-name="P4">
Description: Helsinki hosted a joint press conference of President of Ukraine Volodymyr Zelensky and participants of the summit of North Europe. - Ukrinform.</text:p>
      <text:p text:style-name="P4">
Images: ["<text:a xlink:type="simple" xlink:href="https://static.ukrinform.com/photos/2023_05/thumb_files/630_360_1683122925-877.jpeg" text:style-name="Internet_20_link" text:visited-style-name="Visited_20_Internet_20_Link">
630_360_16831...</text:a>
"]</text:p>
      <text:p text:style-name="P4">
Tags: ['Фінляндія', 'Саміт', 'Зеленський']</text:p>
      <text:p text:style-name="P4">
Type: Article</text:p>
      <!--METADATA-->
      <text:p text:style-name="P4">
<draw:frame draw:style-name="fr1" draw:name="Image141" text:anchor-type="as-char" svg:width="6.9236in" svg:height="3.956343in" draw:z-index="0">
<draw:image xlink:href="../Images/yкринформ/2023-05-03T18-07-00-03-00/630_360_1683122925-877.jpeg" xlink:type="simple" xlink:show="embed" xlink:actuate="onLoad" draw:mime-type="image/jpeg"/>
</draw:frame>
The Ugelsinka joint press conference of the President of Ukraine Volodymyrazellensky and participants of the summit of Northern Europe.</text:p>
      <text:p text:style-name="P4">
As Ukrinform reports, the broadcast was led <text:a xlink:type="simple" xlink:href="https://www.facebook.com/president.gov.ua/videos/623797289291661/" text:style-name="Internet_20_link" text:visited-style-name="Visited_20_Internet_20_Link">
</text:a>
.</text:p>
      <text:p text:style-name="P4">
In particular, the press conference was attended by Prime Minister of Iceland, Katriniakobsdottr, Denmark Prime Minister Mette Frederixen, Prime Minister Norwayiona Gara Stere and Sweden Prime Minister ULF Kristerson.</text:p>
      <text:p text:style-name="P4">
Earlier, Volodymyr Zelenskyy expressed his hope that the summit of Ukraine is North, which takes place on Wednesday in Finland, <text:a xlink:type="simple" xlink:href="https://www.ukrinform.ua/rubric-ato/3704218-zelenskij-rozrahovue-so-rezultati-samitu-u-finlandii-dopomozut-posilitisa-na-poli-bou.html" text:style-name="Internet_20_link" text:visited-style-name="Visited_20_Internet_20_Link">
</text:a>
.</text:p>
      <text:p text:style-name="P4">
<text:span text:style-name="T5">
Foto: op</text:span>
</text:p>
      <text:p text:style-name="P4">
News Source: <text:a xlink:type="simple" xlink:href="https://www.ukrinform.ua/rubric-polytics/3704310-spilna-preskonferencia-zelenskogo-ta-ucasnikiv-samitu-krain-pivnicnoi-evropi.html" text:style-name="Internet_20_link" text:visited-style-name="Visited_20_Internet_20_Link">
https://www.ukrinform.ua/rubric-polytics/3704310-spilna-preskonferencia-zelenskogo-ta-ucasnikiv-samitu-krain-pivnicnoi-evropi.html</text:a>
</text:p>
      <!--NEWS-->
      <text:h text:style-name="P10" text:outline-level="1">
<text:span text:style-name="T4">
In Svyatoshinsky district, the CNAP unit was launched</text:span>
</text:h>
      <text:p text:style-name="P4">
Authors: Ukrinform (Person)</text:p>
      <text:p text:style-name="P4">
Publisher: Укринформ (Organization)</text:p>
      <text:p text:style-name="P4">
Published Time: 2023-05-03T18:12:49+03:00</text:p>
      <text:p text:style-name="P4">
Modified Time: 2023-05-03T18:12:49+03:00</text:p>
      <text:p text:style-name="P4">
Description: In Kyiv in Svyatoshinsky district, a unit of the Center for Administrative Services was launched on Hnat Yuri Street. - Ukrinform.</text:p>
      <text:p text:style-name="P4">
Images: ["<text:a xlink:type="simple" xlink:href="https://static.ukrinform.com/photos/2023_05/thumb_files/630_360_1683126673-597.jpg" text:style-name="Internet_20_link" text:visited-style-name="Visited_20_Internet_20_Link">
630_360_16831...</text:a>
"]</text:p>
      <text:p text:style-name="P4">
Tags: ['Київ', 'ЦНАП']</text:p>
      <text:p text:style-name="P4">
Type: Article</text:p>
      <!--METADATA-->
      <text:p text:style-name="P4">
<draw:frame draw:style-name="fr1" draw:name="Image142" text:anchor-type="as-char" svg:width="6.9236in" svg:height="3.956343in" draw:z-index="0">
<draw:image xlink:href="../Images/yкринформ/2023-05-03T18-12-49-03-00/630_360_1683126673-597.jpg" xlink:type="simple" xlink:show="embed" xlink:actuate="onLoad" draw:mime-type="image/jpeg"/>
</draw:frame>
In Kyiv, the University of Hnat Yuri Street was launched by the Center for Administrative Services.</text:p>
      <text:p text:style-name="P4">
About it in <text:a xlink:type="simple" xlink:href="https://t.me/KyivCityOfficial/6581" text:style-name="Internet_20_link" text:visited-style-name="Visited_20_Internet_20_Link">
</text:a>
The Kyiv City Administration reported, Ukrinform reports.</text:p>
      <text:p text:style-name="P4">
"In Svyatoshinsky district on Hnat Yuri Street, a unit of the Center for Administrative Services was launched," the message reads.</text:p>
      <text:p text:style-name="P4">
It is noted that you can now get full complex and administrative services in one room. The building already houses the Center for Social Service Svyatoshinsky District, which brings together three structures: the Department of Social Protection of the Population, the Department of Citizens of the Pension Fund of the Tasvyatoshinsky Department of the City Employment Center.</text:p>
      <text:p text:style-name="P4">
In <text:a xlink:type="simple" xlink:href="https://www.ukrinform.ua/tag-kmda" text:style-name="Internet_20_link" text:visited-style-name="Visited_20_Internet_20_Link">
</text:a>
They noted that in addition to standard admin services, the CNAP unit can be advice on the list of doctors and privileges for combatants, persons with disabilities, and their families.</text:p>
      <text:p text:style-name="P4">
In addition, visitors can receive psychological support for a separate request. There is also a self -service area for using electronic services by applicants.</text:p>
      <text:p text:style-name="P4">
These are 400 services, of which are social nature - 85. Passport services should be implemented by the end of this year.</text:p>
      <text:p text:style-name="P4">
<text:span text:style-name="T4">
 Read also: </text:span>
 <text:a xlink:type="simple" xlink:href="https://www.ukrinform.ua/rubric-regions/3682888-u-borodanci-vidkrili-novij-cnap.html" text:style-name="Internet_20_link" text:visited-style-name="Visited_20_Internet_20_Link">
<text:span text:style-name="T4">
 CNAP </text:span>
</text:a>
It was reported that Kyiv CNAPs work from Monday to Saturday from 09:00 to 18:00. From May 1, the CNAPs of the capital have restored an entry in the electronic queue on the administrative services site.</text:p>
      <text:p text:style-name="P4">
News Source: <text:a xlink:type="simple" xlink:href="https://www.ukrinform.ua/rubric-kyiv/3704297-u-svatosinskomu-rajoni-zapracuvav-pidrozdil-cnapu.html" text:style-name="Internet_20_link" text:visited-style-name="Visited_20_Internet_20_Link">
https://www.ukrinform.ua/rubric-kyiv/3704297-u-svatosinskomu-rajoni-zapracuvav-pidrozdil-cnapu.html</text:a>
</text:p>
      <!--NEWS-->
      <text:h text:style-name="P10" text:outline-level="1">
<text:span text:style-name="T4">
Messi will leave "PSG" at the end of the season - journalist</text:span>
</text:h>
      <text:p text:style-name="P4">
Authors: Ukrinform (Person)</text:p>
      <text:p text:style-name="P4">
Publisher: Укринформ (Organization)</text:p>
      <text:p text:style-name="P4">
Published Time: 2023-05-03T18:12:59+03:00</text:p>
      <text:p text:style-name="P4">
Modified Time: 2023-05-03T18:12:59+03:00</text:p>
      <text:p text:style-name="P4">
Description: PSG striker Lionel Messi will leave the team in the summer after the contract is completed with the club. - Ukrinform.</text:p>
      <text:p text:style-name="P4">
Images: ["<text:a xlink:type="simple" xlink:href="https://static.ukrinform.com/photos/2023_05/thumb_files/630_360_1683126689-332.jpg" text:style-name="Internet_20_link" text:visited-style-name="Visited_20_Internet_20_Link">
630_360_16831...</text:a>
"]</text:p>
      <text:p text:style-name="P4">
Tags: ['Футбол', 'Мессі']</text:p>
      <text:p text:style-name="P4">
Type: Article</text:p>
      <!--METADATA-->
      <text:p text:style-name="P4">
<draw:frame draw:style-name="fr1" draw:name="Image143" text:anchor-type="as-char" svg:width="6.9236in" svg:height="3.956343in" draw:z-index="0">
<draw:image xlink:href="../Images/yкринформ/2023-05-03T18-12-59-03-00/630_360_1683126689-332.jpg" xlink:type="simple" xlink:show="embed" xlink:actuate="onLoad" draw:mime-type="image/jpeg"/>
</draw:frame>
PSG striker Lionel Messi will leave the team in the summer after the end of the contract.</text:p>
      <text:p text:style-name="P4">
About it in <text:a xlink:type="simple" xlink:href="https://twitter.com/FabrizioRomano/status/1653765619563614209" text:style-name="Internet_20_link" text:visited-style-name="Visited_20_Internet_20_Link">
</text:a>
Fabrizio Romano's football insider reported, Ukrinform reports.</text:p>
      <text:p text:style-name="P4">
The 35-year-old Argentine for 2 weeks was removed from the team for the visit of the Doauda Arabia after a lost match with Lorjan, which was not agreed with management.</text:p>
      <text:p text:style-name="P4">
<text:span text:style-name="T4">
 Read also: </text:span>
 <text:a xlink:type="simple" xlink:href="https://www.ukrinform.ua/rubric-sports/3703892-real-prograv-u-mensosti-real-sosedadu-u-matci-la-ligi.html" text:style-name="Internet_20_link" text:visited-style-name="Visited_20_Internet_20_Link">
</text:a>
Romano adds that Messi's father told Parisians the decision to leave the command a month ago.</text:p>
      <text:p text:style-name="P4">
Photo: Getty Images</text:p>
      <text:p text:style-name="P4">
News Source: <text:a xlink:type="simple" xlink:href="https://www.ukrinform.ua/rubric-sports/3704298-messi-zalisit-psz-v-kinci-sezonu-zurnalist.html" text:style-name="Internet_20_link" text:visited-style-name="Visited_20_Internet_20_Link">
https://www.ukrinform.ua/rubric-sports/3704298-messi-zalisit-psz-v-kinci-sezonu-zurnalist.html</text:a>
</text:p>
      <!--NEWS-->
      <text:h text:style-name="P10" text:outline-level="1">
<text:span text:style-name="T4">
In Kharkiv, the tractor driver exploded on an anti -tank mini</text:span>
</text:h>
      <text:p text:style-name="P4">
Authors: Ukrinform (Person)</text:p>
      <text:p text:style-name="P4">
Publisher: Укринформ (Organization)</text:p>
      <text:p text:style-name="P4">
Published Time: 2023-05-03T18:14:26+03:00</text:p>
      <text:p text:style-name="P4">
Modified Time: 2023-05-03T18:14:26+03:00</text:p>
      <text:p text:style-name="P4">
Description: In Kharkiv region, the tractor driver exploded on an anti -tank mini, the man suffered numerous injuries. - Ukrinform.</text:p>
      <text:p text:style-name="P4">
Images: ["<text:a xlink:type="simple" xlink:href="https://static.ukrinform.com/photos/2023_02/thumb_files/630_360_1676281282-210.jpg" text:style-name="Internet_20_link" text:visited-style-name="Visited_20_Internet_20_Link">
630_360_16762...</text:a>
"]</text:p>
      <text:p text:style-name="P4">
Tags: ['ДСНС', 'Міна', 'Харківщина']</text:p>
      <text:p text:style-name="P4">
Type: Article</text:p>
      <!--METADATA-->
      <text:p text:style-name="P4">
<draw:frame draw:style-name="fr1" draw:name="Image144" text:anchor-type="as-char" svg:width="6.9236in" svg:height="3.956343in" draw:z-index="0">
<draw:image xlink:href="../Images/yкринформ/2023-05-03T18-14-26-03-00/630_360_1676281282-210.jpg" xlink:type="simple" xlink:show="embed" xlink:actuate="onLoad" draw:mime-type="image/jpeg"/>
</draw:frame>
The tractor driver exploded on an anti -tank mini, a man of healing injuries.</text:p>
      <text:p text:style-name="P4">
This was reported in <text:a xlink:type="simple" xlink:href="https://www.facebook.com/DSNSKHARKIV/posts/619148296921334" text:style-name="Internet_20_link" text:visited-style-name="Visited_20_Internet_20_Link">
</text:a>
GUDSNS press service in Kharkiv region, Ukrinform reports.</text:p>
      <text:p text:style-name="P4">
“On May 3, at about 3:00 pm, the next blasting agricultural machinery occurred with the invaders of the explosive device. Moving on a dirt road from the village. Pozlovka Barvinkiv Community, a tractor hit a protanka mine. As a result of the explosion, a 58-year-old tractor driver suffered numerical injuries. Currently, doctors provide the victim with the necessary assistance, ”the message goes.</text:p>
      <text:p text:style-name="P4">
<text:span text:style-name="T4">
 Read also: </text:span>
 <text:a xlink:type="simple" xlink:href="https://www.ukrinform.ua/rubric-regions/3702510-u-harkivskij-oblasti-colovik-pidirvavsa-na-vibuhovomu-pristroi.html" text:style-name="Internet_20_link" text:visited-style-name="Visited_20_Internet_20_Link">
<text:span text:style-name="T4">
 Excluded </text:span>
</text:a>
The management noted that another tractor was damaged.</text:p>
      <text:p text:style-name="P4">
As it was reported, on May 2, in the Izium district between the villages of Verbivka and Vovchyar, two mechanizers during the field work ran into an explosive survey, from the injuries, men died.</text:p>
      <text:p text:style-name="P4">
Photo illustrative</text:p>
      <text:p text:style-name="P4">
News Source: <text:a xlink:type="simple" xlink:href="https://www.ukrinform.ua/rubric-regions/3704299-na-harkivsini-traktorist-pidirvavsa-na-protitankovij-mini.html" text:style-name="Internet_20_link" text:visited-style-name="Visited_20_Internet_20_Link">
https://www.ukrinform.ua/rubric-regions/3704299-na-harkivsini-traktorist-pidirvavsa-na-protitankovij-mini.html</text:a>
</text:p>
      <!--NEWS-->
      <text:h text:style-name="P10" text:outline-level="1">
<text:span text:style-name="T4">
In Zhytomyr, they create a wooden sculpture dedicated to the 95th Brigade</text:span>
</text:h>
      <text:p text:style-name="P4">
Authors: Ukrinform (Person)</text:p>
      <text:p text:style-name="P4">
Publisher: Укринформ (Organization)</text:p>
      <text:p text:style-name="P4">
Published Time: 2023-05-03T18:15:19+03:00</text:p>
      <text:p text:style-name="P4">
Modified Time: 2023-05-03T18:15:19+03:00</text:p>
      <text:p text:style-name="P4">
Description: In the Zhytomyr Shoduar Park, veteran Ivan Halus creates from the oak sculpture "Freedom", dedicated to the 95th separate landing and assault brigade. The Halus told Ukrinform to Halus. - Ukrinform.</text:p>
      <text:p text:style-name="P4">
Images: ["<text:a xlink:type="simple" xlink:href="https://static.ukrinform.com/photos/2023_05/thumb_files/630_360_1683114014-178.jpg" text:style-name="Internet_20_link" text:visited-style-name="Visited_20_Internet_20_Link">
630_360_16831...</text:a>
", "<text:a xlink:type="simple" xlink:href="https://static.ukrinform.com/photos/2023_05/1683114015-127.jpg" text:style-name="Internet_20_link" text:visited-style-name="Visited_20_Internet_20_Link">
1683114015-12...</text:a>
", "<text:a xlink:type="simple" xlink:href="https://static.ukrinform.com/photos/2023_05/1683114016-629.jpg" text:style-name="Internet_20_link" text:visited-style-name="Visited_20_Internet_20_Link">
1683114016-62...</text:a>
"]</text:p>
      <text:p text:style-name="P4">
Tags: ['Житомир', 'Десантники', 'Парк', 'Скульптура', 'Війна з росією']</text:p>
      <text:p text:style-name="P4">
Type: Article</text:p>
      <!--METADATA-->
      <text:p text:style-name="P4">
<draw:frame draw:style-name="fr1" draw:name="Image145" text:anchor-type="as-char" svg:width="6.9236in" svg:height="3.956343in" draw:z-index="0">
<draw:image xlink:href="../Images/yкринформ/2023-05-03T18-15-19-03-00/630_360_1683114014-178.jpg" xlink:type="simple" xlink:show="embed" xlink:actuate="onLoad" draw:mime-type="image/jpeg"/>
</draw:frame>
Visduar Park of Zhytomyr Veteran Ivan Halus creates from the oak sculpture "Freedom", dedicated to the 95th separate landing and assault brigade. About this Halususcope to the correspondent of Ukrinform.</text:p>
      <text:p text:style-name="P4">
The Halus told Ukrinform to Halus.</text:p>
      <text:p text:style-name="P4">
“The idea of the sculpture was still in advanced positions. In conversations with their brothers, they shared plans, which everyone should do after winning. I am a sculptor, if I survive, I will cut a sculpture into memory of boys and 95-tubrygad, which heroically protects the territory of our homeland in the most difficult directions. I made up that it will be in Zhytomyr-a city where the 95th brigade is located, ” -sculptor.</text:p>
      <text:p text:style-name="P4">
<draw:frame draw:style-name="fr1" draw:name="Image146" text:anchor-type="as-char" svg:width="6.9236in" svg:height="5.1927in" draw:z-index="0">
<draw:image xlink:href="../Images/yкринформ/2023-05-03T18-15-19-03-00/1683114015-127.jpg" xlink:type="simple" xlink:show="embed" xlink:actuate="onLoad" draw:mime-type="image/jpeg"/>
</draw:frame>
According to him, the sculpture is called "freedom". Its height is 2.4 m, diameter-60 cm. The title side of the product depicts the coat of arms of the 95th brigade, and the mid-element on the back will be, in particular, the chevron of the brigade and a dove. The sculpture is authored by chainsaws on oak, which fell through bad weather. In order to complete the work, he will need a few more days.</text:p>
      <text:p text:style-name="P4">
<draw:frame draw:style-name="fr1" draw:name="Image147" text:anchor-type="as-char" svg:width="6.9236in" svg:height="5.1927in" draw:z-index="0">
<draw:image xlink:href="../Images/yкринформ/2023-05-03T18-15-19-03-00/1683114016-629.jpg" xlink:type="simple" xlink:show="embed" xlink:actuate="onLoad" draw:mime-type="image/jpeg"/>
</draw:frame>
In parallel with the creation of Halus sculpture, he collects funds for which he plans to buy a heat or drone for the 95th brigade.</text:p>
      <text:p text:style-name="P4">
<text:span text:style-name="T4">
 Read also: </text:span>
 <text:a xlink:type="simple" xlink:href="https://www.ukrinform.ua/rubric-regions/3703089-zitomir-peredav-desantnikam-dva-komplekti-droniv-matrice-300.html" text:style-name="Internet_20_link" text:visited-style-name="Visited_20_Internet_20_Link">
<text:span text:style-name="T4">
 landing </text:span>
</text:a>
The master said that the conscript service was in the border troops, protected by health reasons. He is a lawyer in his specialty, but for eight years he has been sculpture. When a full-scale war began, the man went to the enchantment office and then got into the 95th brigade. During the month he was under raisins, on <text:a xlink:type="simple" xlink:href="https://www.ukrinform.ua/tag-vijna-z-rosieu" text:style-name="Internet_20_link" text:visited-style-name="Visited_20_Internet_20_Link">
</text:a>
He had a sculptor. After injury and several injuries, the military cannot serve more. Within three months, he has undergone rehabilitation and is currently a course of treatment.</text:p>
      <text:p text:style-name="P4">
Halus hopes that his initiative will be supported by other cities where the Ebures of the Armed Forces is also supported. The veteran is ready to create sculptures dedicated to the Armed Forces, and in the future.</text:p>
      <text:p text:style-name="P4">
According to Ukrinform, in Irpen in the Kyiv region the opening of a mural dedicated to Bakhmut took place. The mural was created on the initiative of the Ukrainian rock musician and composer Dashi Suvorov, whose hometown is Bakhmut. The Ukrainian artist Ivan Shulgin became the artist Ivan Shulgin.</text:p>
      <text:p text:style-name="P4">
News Source: <text:a xlink:type="simple" xlink:href="https://www.ukrinform.ua/rubric-culture/3704300-u-zitomiri-stvoruut-derevanu-skulpturu-prisvacenu-95ij-brigadi.html" text:style-name="Internet_20_link" text:visited-style-name="Visited_20_Internet_20_Link">
https://www.ukrinform.ua/rubric-culture/3704300-u-zitomiri-stvoruut-derevanu-skulpturu-prisvacenu-95ij-brigadi.html</text:a>
</text:p>
      <!--NEWS-->
      <text:h text:style-name="P10" text:outline-level="1">
<text:span text:style-name="T4">
In Gostomel in Kyiv region found a grenade</text:span>
</text:h>
      <text:p text:style-name="P4">
Authors: Ukrinform (Person)</text:p>
      <text:p text:style-name="P4">
Publisher: Укринформ (Organization)</text:p>
      <text:p text:style-name="P4">
Published Time: 2023-05-03T18:18:17+03:00</text:p>
      <text:p text:style-name="P4">
Modified Time: 2023-05-03T18:18:17+03:00</text:p>
      <text:p text:style-name="P4">
Description: A resident of Gostomel of the Kiev region during the mowing of grass on his land plot found a grenade. - Ukrinform.</text:p>
      <text:p text:style-name="P4">
Images: ["<text:a xlink:type="simple" xlink:href="https://static.ukrinform.com/photos/2023_05/thumb_files/630_360_1683126598-847.jpeg" text:style-name="Internet_20_link" text:visited-style-name="Visited_20_Internet_20_Link">
630_360_16831...</text:a>
", "<text:a xlink:type="simple" xlink:href="https://static.ukrinform.com/photos/2023_05/1683126597-312.jpeg" text:style-name="Internet_20_link" text:visited-style-name="Visited_20_Internet_20_Link">
1683126597-31...</text:a>
"]</text:p>
      <text:p text:style-name="P4">
Tags: ['Граната', 'Київщина', 'Гостомель']</text:p>
      <text:p text:style-name="P4">
Type: Article</text:p>
      <!--METADATA-->
      <text:p text:style-name="P4">
<draw:frame draw:style-name="fr1" draw:name="Image148" text:anchor-type="as-char" svg:width="6.9236in" svg:height="3.956343in" draw:z-index="0">
<draw:image xlink:href="../Images/yкринформ/2023-05-03T18-18-17-03-00/630_360_1683126598-847.jpeg" xlink:type="simple" xlink:show="embed" xlink:actuate="onLoad" draw:mime-type="image/jpeg"/>
</draw:frame>
The residents of the Kiev region during the mowing of grass on its land plot.</text:p>
      <text:p text:style-name="P4">
According to Ukrinform, Andriyenbitov reports about it in <text:a xlink:type="simple" xlink:href="https://t.me/andrii_nebytov/1261" text:style-name="Internet_20_link" text:visited-style-name="Visited_20_Internet_20_Link">
</text:a>
.</text:p>
      <text:p text:style-name="P4">
"Mowed the grass and came across <text:a xlink:type="simple" xlink:href="https://www.ukrinform.ua/tag-granata" text:style-name="Internet_20_link" text:visited-style-name="Visited_20_Internet_20_Link">
</text:a>
. We were told by residents of the residential plot on his land plot, "Nepbitov said.</text:p>
      <text:p text:style-name="P4">
<draw:frame draw:style-name="fr1" draw:name="Image149" text:anchor-type="as-char" svg:width="6.9236in" svg:height="9.231467in" draw:z-index="0">
<draw:image xlink:href="../Images/yкринформ/2023-05-03T18-18-17-03-00/1683126597-312.jpeg" xlink:type="simple" xlink:show="embed" xlink:actuate="onLoad" draw:mime-type="image/jpeg"/>
</draw:frame>
Law enforcement officers arrived in place, enclosed the surrounding area and summoned.</text:p>
      <text:p text:style-name="P4">
<text:span text:style-name="T4">
 Read also: </text:span>
 <text:a xlink:type="simple" xlink:href="https://www.ukrinform.ua/rubric-regions/3702285-u-mikolaevi-colovik-pidirvav-granatu-e-postrazdali.html" text:style-name="Internet_20_link" text:visited-style-name="Visited_20_Internet_20_Link">
<text:span text:style-name="T4">
 grenade </text:span>
</text:a>
"According to preliminary data, the RGD -5 grenade has been there since the period of hostility. Fortunately, none of the people were injured," Nebitov emphasized.</text:p>
      <text:p text:style-name="P4">
As reported by Ukrinform, in the Vyshgorod district of Kyiv region revealed <text:a xlink:type="simple" xlink:href="https://www.ukrinform.ua/rubric-regions/3703115-na-kiivsini-viavili-castinu-reaktivnogo-snarada-uragan.html" text:style-name="Internet_20_link" text:visited-style-name="Visited_20_Internet_20_Link">
</text:a>
.</text:p>
      <text:p text:style-name="P4">
<text:span text:style-name="T5">
Foto: Andrii Nebytov</text:span>
</text:p>
      <text:p text:style-name="P4">
News Source: <text:a xlink:type="simple" xlink:href="https://www.ukrinform.ua/rubric-regions/3704303-u-gostomeli-na-kiivsini-znajsli-bojovu-granatu.html" text:style-name="Internet_20_link" text:visited-style-name="Visited_20_Internet_20_Link">
https://www.ukrinform.ua/rubric-regions/3704303-u-gostomeli-na-kiivsini-znajsli-bojovu-granatu.html</text:a>
</text:p>
      <!--NEWS-->
      <text:h text:style-name="P10" text:outline-level="1">
<text:span text:style-name="T4">
The US cannot confirm the statements of the Russian Federation about the alleged attempts of Ukraine to hit the Kremlin - Blinken</text:span>
</text:h>
      <text:p text:style-name="P4">
Authors: Ukrinform (Person)</text:p>
      <text:p text:style-name="P4">
Publisher: Укринформ (Organization)</text:p>
      <text:p text:style-name="P4">
Published Time: 2023-05-03T18:21:00+03:00</text:p>
      <text:p text:style-name="P4">
Modified Time: 2023-05-03T18:21:00+03:00</text:p>
      <text:p text:style-name="P4">
Description: US Secretary of State Anthony Blinken is familiar with the Kremlin's messages about an attempt to attempt Putin with two drones, but he cannot confirm it, and also noted that Ukraine has made a decision to defend itself against Russia's aggression. - Ukrinform.</text:p>
      <text:p text:style-name="P4">
Images: ["<text:a xlink:type="simple" xlink:href="https://static.ukrinform.com/photos/2023_01/thumb_files/630_360_1674007118-313.jpg" text:style-name="Internet_20_link" text:visited-style-name="Visited_20_Internet_20_Link">
630_360_16740...</text:a>
"]</text:p>
      <text:p text:style-name="P4">
Tags: ['Безпілотник', 'Кремль', 'США', 'Блінкен']</text:p>
      <text:p text:style-name="P4">
Type: Article</text:p>
      <!--METADATA-->
      <text:p text:style-name="P4">
<draw:frame draw:style-name="fr1" draw:name="Image150" text:anchor-type="as-char" svg:width="6.9236in" svg:height="3.956343in" draw:z-index="0">
<draw:image xlink:href="../Images/yкринформ/2023-05-03T18-21-00-03-00/630_360_1674007118-313.jpg" xlink:type="simple" xlink:show="embed" xlink:actuate="onLoad" draw:mime-type="image/jpeg"/>
</draw:frame>
US Secretary of State Anthony Blinken is familiar with the Kremlin's reports, that is, an attempt at attempted Putin with two drones, but could not confirm, and also noted that Ukraine itself decides how to protect it from Russian aggression.</text:p>
      <text:p text:style-name="P4">
He said this during a conversation in Washington, dedicated to the World Press Dr., Ukrinform correspondent reports.</text:p>
      <text:p text:style-name="P4">
“First, I saw these messages. I can not confirm them in any way, ”the head of American diplomacy has made, adding that he has no additional information.</text:p>
      <text:p text:style-name="P4">
Secondly, he said, it is not necessary to believe everything that comes out of the Kremlin should not be speculated, but to operate with facts that should be clarified later.</text:p>
      <text:p text:style-name="P4">
<text:span text:style-name="T4">
 Read also: </text:span>
 <text:a xlink:type="simple" xlink:href="https://www.ukrinform.ua/rubric-ato/3704220-ukraina-ne-atakuvala-kreml-ci-budaki-insi-obekti-na-teritorii-rosii-podolak.html" text:style-name="Internet_20_link" text:visited-style-name="Visited_20_Internet_20_Link">
<text:span text:style-name="T4">
 Kremlin </text:span>
</text:a>
In this context, the head of the US State Department reminded that Russia is constantly inflicted on Ukraine, "and not only in its incredibly courageous armed forces, but also eating citizens": it boms apartments, houses, kills children, divorces families.</text:p>
      <text:p text:style-name="P4">
"So, we leave for Ukraine the right to make a decision how it will be protected as it will try to return the territory that Russia has illegally captured in the last 14 months and since 2014," the Secretary of State said <text:a xlink:type="simple" xlink:href="https://www.ukrinform.ua/tag-ssa" text:style-name="Internet_20_link" text:visited-style-name="Visited_20_Internet_20_Link">
</text:a>
.</text:p>
      <text:p text:style-name="P4">
As it was reported, on Wednesday the press service of the President of the Russian Federation stated that allegedly Ukrainian <text:a xlink:type="simple" xlink:href="https://www.ukrinform.ua/rubric-world/3704176-u-putina-zaavili-pro-ataku-bezpilotnikiv-na-kreml.html" text:style-name="Internet_20_link" text:visited-style-name="Visited_20_Internet_20_Link">
</text:a>
, while using two drones.</text:p>
      <text:p text:style-name="P4">
News Source: <text:a xlink:type="simple" xlink:href="https://www.ukrinform.ua/rubric-ato/3704312-ssa-ne-mozut-pidtverditi-zaavi-rf-pro-nibito-sprobi-ukraini-vdariti-po-kremlu-blinken.html" text:style-name="Internet_20_link" text:visited-style-name="Visited_20_Internet_20_Link">
https://www.ukrinform.ua/rubric-ato/3704312-ssa-ne-mozut-pidtverditi-zaavi-rf-pro-nibito-sprobi-ukraini-vdariti-po-kremlu-blinken.html</text:a>
</text:p>
      <!--NEWS-->
      <text:h text:style-name="P10" text:outline-level="1">
<text:span text:style-name="T4">
Norway handed over to special vehicles to Odessa and Kherson rescuers</text:span>
</text:h>
      <text:p text:style-name="P4">
Authors: Ukrinform (Person)</text:p>
      <text:p text:style-name="P4">
Publisher: Укринформ (Organization)</text:p>
      <text:p text:style-name="P4">
Published Time: 2023-05-03T18:22:59+03:00</text:p>
      <text:p text:style-name="P4">
Modified Time: 2023-05-03T18:22:59+03:00</text:p>
      <text:p text:style-name="P4">
Description: Norway handed over three special vehicles for Odessa and Kherson garrisons of the SES. - Ukrinform.</text:p>
      <text:p text:style-name="P4">
Images: ["<text:a xlink:type="simple" xlink:href="https://static.ukrinform.com/photos/2023_05/thumb_files/630_360_1683127303-796.jpg" text:style-name="Internet_20_link" text:visited-style-name="Visited_20_Internet_20_Link">
630_360_16831...</text:a>
"]</text:p>
      <text:p text:style-name="P4">
Tags: ['Автомобіль', 'ДСНС', 'Херсон', 'Норвегія', 'Одеса', 'допомога']</text:p>
      <text:p text:style-name="P4">
Type: Article</text:p>
      <!--METADATA-->
      <text:p text:style-name="P4">
<draw:frame draw:style-name="fr1" draw:name="Image151" text:anchor-type="as-char" svg:width="6.9236in" svg:height="3.956343in" draw:z-index="0">
<draw:image xlink:href="../Images/yкринформ/2023-05-03T18-22-59-03-00/630_360_1683127303-796.jpg" xlink:type="simple" xlink:show="embed" xlink:actuate="onLoad" draw:mime-type="image/jpeg"/>
</draw:frame>
Norway transmitted three special vehicles for Odessa and Kherson garrisons of the SES.</text:p>
      <text:p text:style-name="P4">
About it in <text:a xlink:type="simple" xlink:href="https://www.facebook.com/100064704725226/posts/pfbid0BvnJDeQpYaH4nibxmqvuPJ9kJ4QygST7vA6divcSGE4DRRhdrua6UxCKXuasd8Zyl/" text:style-name="Internet_20_link" text:visited-style-name="Visited_20_Internet_20_Link">
</text:a>
The Main Directorate of the SES in Odessa region reported, Ukrinform reports.</text:p>
      <text:p text:style-name="P4">
«In the Main Directorate of the SES of Ukraine in the Odessa region the head of the fire and rescue service from the kingdom <text:a xlink:type="simple" xlink:href="https://www.ukrinform.ua/tag-norvegia" text:style-name="Internet_20_link" text:visited-style-name="Visited_20_Internet_20_Link">
</text:a>
Dag Botnne handed the keys to 3 cars for Odessa and Kherson warships, ”the message reads.</text:p>
      <text:p text:style-name="P4">
It is noted that such assistance has become possible with the support of the Odessa regional association of churches of evangelical Baptist Christians, who, through charity funds, have attached to purchased techniques for rescuers of Odesa region. Norway colleagues have taken the initiative to help not only Odessa rescuers but Icherson.</text:p>
      <text:p text:style-name="P4">
It is noted that such assistance has become possible with the support of the Odessa regional union of churches of evangelical Baptist Christians, who, through charity funds, have attached to purchased techniques for rescuers of Odesa region. Colleagues from Norway, in turn, have taken the initiative not only to help Odessa rescuers, Alechern firefighters.</text:p>
      <text:p text:style-name="P4">
<text:span text:style-name="T5">
!dogs </text:span>
*](https://www.ukrinform.ua/rubric-society/3696214-fond-govarda-baffeta-peredav-dsns-pikapi-metalodetektori-i-sluzbovih-sobak.html)As it was reported, Volyn, Rivne, Sumy, Dnipropetrovsk and Ivano-Frankivsk oblasts <text:a xlink:type="simple" xlink:href="https://www.ukrinform.ua/rubric-regions/3693281-pat-oblastej-ukraini-otrimali-povnistu-obladnani-avtomobili-svidkoi.html" text:style-name="Internet_20_link" text:visited-style-name="Visited_20_Internet_20_Link">
</text:a>
, acquired by "medical procurement of Ukraine" within the initiativeunited24.</text:p>
      <text:p text:style-name="P4">
News Source: <text:a xlink:type="simple" xlink:href="https://www.ukrinform.ua/rubric-regions/3704304-norvegia-peredala-specavtomobili-odeskim-ta-hersonskim-ratuvalnikam.html" text:style-name="Internet_20_link" text:visited-style-name="Visited_20_Internet_20_Link">
https://www.ukrinform.ua/rubric-regions/3704304-norvegia-peredala-specavtomobili-odeskim-ta-hersonskim-ratuvalnikam.html</text:a>
</text:p>
      <!--NEWS-->
      <text:h text:style-name="P10" text:outline-level="1">
<text:span text:style-name="T4">
Portugal can assist Ukraine in rapprochement with the countries of the Global South - the head of the Assembly</text:span>
</text:h>
      <text:p text:style-name="P4">
Authors: Ukrinform (Person)</text:p>
      <text:p text:style-name="P4">
Publisher: Укринформ (Organization)</text:p>
      <text:p text:style-name="P4">
Published Time: 2023-05-03T18:23:19+03:00</text:p>
      <text:p text:style-name="P4">
Modified Time: 2023-05-03T18:23:19+03:00</text:p>
      <text:p text:style-name="P4">
Description: Portugal is ready to promote dialogue between Ukraine and the countries of the so -called global south. - Ukrinform.</text:p>
      <text:p text:style-name="P4">
Images: ["<text:a xlink:type="simple" xlink:href="https://static.ukrinform.com/photos/2023_05/thumb_files/630_360_1683127269-787.jpg" text:style-name="Internet_20_link" text:visited-style-name="Visited_20_Internet_20_Link">
630_360_16831...</text:a>
", "<text:a xlink:type="simple" xlink:href="https://static.ukrinform.com/photos/2023_05/1683127331-732.jpg" text:style-name="Internet_20_link" text:visited-style-name="Visited_20_Internet_20_Link">
1683127331-73...</text:a>
"]</text:p>
      <text:p text:style-name="P4">
Tags: ['Африка', 'Португалія', 'Верховна Рада']</text:p>
      <text:p text:style-name="P4">
Type: Article</text:p>
      <!--METADATA-->
      <text:p text:style-name="P4">
<draw:frame draw:style-name="fr1" draw:name="Image152" text:anchor-type="as-char" svg:width="6.9236in" svg:height="3.956343in" draw:z-index="0">
<draw:image xlink:href="../Images/yкринформ/2023-05-03T18-23-19-03-00/630_360_1683127269-787.jpg" xlink:type="simple" xlink:show="embed" xlink:actuate="onLoad" draw:mime-type="image/jpeg"/>
</draw:frame>
Portugalhotov to promote dialogue between Ukraine and the so -called global countries.</text:p>
      <text:p text:style-name="P4">
This was stated(https://www.rada.gov.ua/news/Top-novyna/236119.html?fbclid=IwAR2bmjh4sHbUxrb6Xmmu---6Ta6XrG9REWYvsKwagKr1sxkpDWnJ3wLrRqw), reports Ukrinform.</text:p>
      <text:p text:style-name="P4">
“I believe that Portuguese diplomacy can add quality international support for our joint struggle. The coalition of countries that politically support Ukraine by condemning Russian aggression without any expenses, is, fortunately, a very wide coalition, ”Silva said.</text:p>
      <text:p text:style-name="P4">
<draw:frame draw:style-name="fr1" draw:name="Image153" text:anchor-type="as-char" svg:width="6.9236in" svg:height="4.916166in" draw:z-index="0">
<draw:image xlink:href="../Images/yкринформ/2023-05-03T18-23-19-03-00/1683127331-732.jpg" xlink:type="simple" xlink:show="embed" xlink:actuate="onLoad" draw:mime-type="image/jpeg"/>
</draw:frame>
At the same time, he noted that it needs to be expanded, to promote the dialogue of the so -called global south, namely Africa and Latin America. The speaker of the Assembly noted that these countries are also victims of economic isocial consequences of war, but sometimes they do not perceive events. , and they believe that these are far from European affairs.</text:p>
      <text:p text:style-name="P4">
<text:span text:style-name="T4">
 Read also: </text:span>
 <text:a xlink:type="simple" xlink:href="https://www.ukrinform.ua/rubric-world/3680837-dla-kitau-globalnij-pivden-moze-buti-vazlivisim-niz-es-i-ssa-ekspert.html" text:style-name="Internet_20_link" text:visited-style-name="Visited_20_Internet_20_Link">
<text:span text:style-name="T4">
 Global </text:span>
 <text:span text:style-name="T4">
 South </text:span>
</text:a>
“Portugal can thus help you bring you closer to these countries for the district struggle for your country's independence, its territorial integrity. Iportugal is doing that, ”the Portuguese speaker emphasized.</text:p>
      <text:p text:style-name="P4">
According to Ukrinform, on Tuesday, President Volodymyr Zelenskyy was discussed by the head of the Portugal Parliament, the interaction between the countries on the path of integration of Ukraine to the EU and expectation from the July NATO summit, the needs of Ukrainian protection and the formula of peace.</text:p>
      <text:p text:style-name="P4">
Photo: BP</text:p>
      <text:p text:style-name="P4">
News Source: <text:a xlink:type="simple" xlink:href="https://www.ukrinform.ua/rubric-polytics/3704305-portugalia-moze-dopomogti-ukraini-u-zblizenni-z-krainami-globalnogo-pivdna-golova-asamblei.html" text:style-name="Internet_20_link" text:visited-style-name="Visited_20_Internet_20_Link">
https://www.ukrinform.ua/rubric-polytics/3704305-portugalia-moze-dopomogti-ukraini-u-zblizenni-z-krainami-globalnogo-pivdna-golova-asamblei.html</text:a>
</text:p>
      <!--NEWS-->
      <text:h text:style-name="P10" text:outline-level="1">
<text:span text:style-name="T4">
The firing of a station in Kherson: The life of a wounded conductor is nothing threatening</text:span>
</text:h>
      <text:p text:style-name="P4">
Authors: Ukrinform (Person)</text:p>
      <text:p text:style-name="P4">
Publisher: Укринформ (Organization)</text:p>
      <text:p text:style-name="P4">
Published Time: 2023-05-03T18:25:00+03:00</text:p>
      <text:p text:style-name="P4">
Modified Time: 2023-05-03T18:25:00+03:00</text:p>
      <text:p text:style-name="P4">
Description: Ukrzaliznytsia reported that the life of the wounded as a result of the firing of the train station in Kherson does not threaten anything. - Ukrinform.</text:p>
      <text:p text:style-name="P4">
Images: ["<text:a xlink:type="simple" xlink:href="https://static.ukrinform.com/photos/2020_12/thumb_files/630_360_1607601273-982.jpg" text:style-name="Internet_20_link" text:visited-style-name="Visited_20_Internet_20_Link">
630_360_16076...</text:a>
"]</text:p>
      <text:p text:style-name="P4">
Tags: ['Херсон', 'Обстріл', 'Укрзалізниця', 'Війна з росією', 'Поїзд']</text:p>
      <text:p text:style-name="P4">
Type: Article</text:p>
      <!--METADATA-->
      <text:p text:style-name="P4">
<draw:frame draw:style-name="fr1" draw:name="Image154" text:anchor-type="as-char" svg:width="6.9236in" svg:height="3.956343in" draw:z-index="0">
<draw:image xlink:href="../Images/yкринформ/2023-05-03T18-25-00-03-00/630_360_1607601273-982.jpg" xlink:type="simple" xlink:show="embed" xlink:actuate="onLoad" draw:mime-type="image/jpeg"/>
</draw:frame>
The vuchslisnitsa reported that the life of the wounded as a result of the firing of the Ucherson Station of the conductor did not threaten anything.</text:p>
      <text:p text:style-name="P4">
According to Ukrinform, Ukrzaliznytsya JSC reports in <text:a xlink:type="simple" xlink:href="https://t.me/UkrzalInfo/4379" text:style-name="Internet_20_link" text:visited-style-name="Visited_20_Internet_20_Link">
</text:a>
.</text:p>
      <text:p text:style-name="P4">
It is noted that the train # 109 Kherson-Lviv departed from Nikolaev with a delay of 28 minutes before the schedule, both damaged cars were replaced with new ones. All seizures go to safety.</text:p>
      <text:p text:style-name="P4">
"Our leader Roman, who was injured in a wagon during the shelling of the station, is in a stable state, has several torn fragments, but there is no threat to life," - the message reads.</text:p>
      <text:p text:style-name="P4">
<text:span text:style-name="T4">
 Read also: </text:span>
 <text:a xlink:type="simple" xlink:href="https://www.ukrinform.ua/rubric-ato/3704280-unaslidok-obstriliv-hersonsini-zaginuli-16-ludej.html" text:style-name="Internet_20_link" text:visited-style-name="Visited_20_Internet_20_Link">
<text:span text:style-name="T4">
 Kherson </text:span>
</text:a>
In Ukrazaliznytsia, it was reminded that 929 railways were injured and 381 killed at the beginning of a full -scale invasion.</text:p>
      <text:p text:style-name="P4">
As reported by Ukrinform, in the morning of May 3, Russian troops began to massively shoot the city of Kherson and settlements of the region. 3OCE, <text:a xlink:type="simple" xlink:href="https://www.ukrinform.ua/rubric-ato/3704163-rosiani-obstrilali-vokzal-u-hersoni-e-zagibla-ta-poraneni.html" text:style-name="Internet_20_link" text:visited-style-name="Visited_20_Internet_20_Link">
</text:a>
At Kherson station, a conductor was wounded.</text:p>
      <text:p text:style-name="P4">
In total, 12 people have perished as a result of enemy shelling, about 22 - received herbs of varying degrees of severity.</text:p>
      <text:p text:style-name="P4">
News Source: <text:a xlink:type="simple" xlink:href="https://www.ukrinform.ua/rubric-regions/3704306-obstril-vokzalu-v-hersoni-zittu-poranenogo-providnika-nicogo-ne-zagrozue.html" text:style-name="Internet_20_link" text:visited-style-name="Visited_20_Internet_20_Link">
https://www.ukrinform.ua/rubric-regions/3704306-obstril-vokzalu-v-hersoni-zittu-poranenogo-providnika-nicogo-ne-zagrozue.html</text:a>
</text:p>
      <!--NEWS-->
      <text:h text:style-name="P10" text:outline-level="1">
<text:span text:style-name="T4">
In Kharkiv, a Sirko reconnaissance drone was created - it can be produced massively</text:span>
</text:h>
      <text:p text:style-name="P4">
Authors: Ukrinform (Person)</text:p>
      <text:p text:style-name="P4">
Publisher: Укринформ (Organization)</text:p>
      <text:p text:style-name="P4">
Published Time: 2023-05-03T18:26:00+03:00</text:p>
      <text:p text:style-name="P4">
Modified Time: 2023-05-03T18:26:00+03:00</text:p>
      <text:p text:style-name="P4">
Description: In Kharkiv, a reconnaissance drone was created, which has an indiscriminate body and made of radio transparent polymer. - Ukrinform.</text:p>
      <text:p text:style-name="P4">
Images: ["<text:a xlink:type="simple" xlink:href="https://static.ukrinform.com/photos/2023_05/thumb_files/630_360_1683034032-297.jpg" text:style-name="Internet_20_link" text:visited-style-name="Visited_20_Internet_20_Link">
630_360_16830...</text:a>
"]</text:p>
      <text:p text:style-name="P4">
Tags: ['Безпілотник', 'Харків', 'Дрон']</text:p>
      <text:p text:style-name="P4">
Type: Article</text:p>
      <!--METADATA-->
      <text:p text:style-name="P4">
<draw:frame draw:style-name="fr1" draw:name="Image155" text:anchor-type="as-char" svg:width="6.9236in" svg:height="3.956343in" draw:z-index="0">
<draw:image xlink:href="../Images/yкринформ/2023-05-03T18-26-00-03-00/630_360_1683034032-297.jpg" xlink:type="simple" xlink:show="embed" xlink:actuate="onLoad" draw:mime-type="image/jpeg"/>
</draw:frame>
Kharkiv has a unintelligent unconteenty, which has an indiscriminate building and is made by a radio transparent polymer.</text:p>
      <text:p text:style-name="P4">
This is stated in the publication <text:a xlink:type="simple" xlink:href="https://www.ukrinform.ua/rubric-technology/3703672-sirko-bezpilotnik-iz-kozackou-hitristu.html" text:style-name="Internet_20_link" text:visited-style-name="Visited_20_Internet_20_Link">
</text:a>
.</text:p>
      <text:p text:style-name="P4">
Sirko drone can be assembled and produced by thousands. Currently, he has been tested and can soon be taken into service.</text:p>
      <text:p text:style-name="P4">
The chairman of the Skyssist Scientific and Production Council of the Skyassist LLC, which was already bursting after a full-scale invasion, Igor Krynichko said that engineers sought to create a functional but cheap drone that could be produced.</text:p>
      <text:p text:style-name="P4">
“We use the polymer(The name is not disclosed - ed.), which is produced by the border. It allows you to stamp aircraft very quickly. Two in 18 minutes. That is, the opportunity of production is just crazy. Now the workshop is set up to a thousand pieces a month, and we can still scale, ” -Skasavkrynichko.</text:p>
      <text:p text:style-name="P4">
Without a Sirko ground station costs $ 3,000. The company is composed of the station and three drones, the company offers at a price of $ 9250.</text:p>
      <text:p text:style-name="P4">
<text:span text:style-name="T4">
 Read also: </text:span>
 <text:a xlink:type="simple" xlink:href="https://www.ukrinform.ua/rubric-economy/3702575-u-minekonomiki-nazvali-hto-moze-eksportuvati-droni-z-polsi-v-ukrainu-za-zagalnim-dozvolom.html" text:style-name="Internet_20_link" text:visited-style-name="Visited_20_Internet_20_Link">
<text:span text:style-name="T4">
 drone </text:span>
</text:a>
Sulfur wings in "sulfur" are very small compared to drones that have a functionality - only 93 centimeters. Of course, this is a great advantage. At the most close to the "Kharkiv" foreign products in scale have 1.67-1.7 meters. It suits about 1.4 kg.</text:p>
      <text:p text:style-name="P4">
“If, God forbid, the military begins to fire, then the Sirko hides the squeal, behind the shoulders - and the soldier ran. Larger drones should be disassembled: one -necked, the second, and this is the time, ”Krynichko said.</text:p>
      <text:p text:style-name="P4">
In addition, the used polymer is radio transparent. According to Krynichko, "glowing" is not a person with a control panel, but a ground station.</text:p>
      <text:p text:style-name="P4">
The company is currently working on a perceive version of the drone.</text:p>
      <text:p text:style-name="P4">
News Source: <text:a xlink:type="simple" xlink:href="https://www.ukrinform.ua/rubric-technology/3704313-u-harkovi-stvorili-bezpilotnikrozvidnik-sirko-jogo-mozna-viroblati-masovo.html" text:style-name="Internet_20_link" text:visited-style-name="Visited_20_Internet_20_Link">
https://www.ukrinform.ua/rubric-technology/3704313-u-harkovi-stvorili-bezpilotnikrozvidnik-sirko-jogo-mozna-viroblati-masovo.html</text:a>
</text:p>
      <!--NEWS-->
      <text:h text:style-name="P10" text:outline-level="1">
<text:span text:style-name="T4">
With the onset of a full -scale war among media, the number of self -censorship cases has increased</text:span>
</text:h>
      <text:p text:style-name="P4">
Authors: Ukrinform (Person)</text:p>
      <text:p text:style-name="P4">
Publisher: Укринформ (Organization)</text:p>
      <text:p text:style-name="P4">
Published Time: 2023-05-03T18:32:00+03:00</text:p>
      <text:p text:style-name="P4">
Modified Time: 2023-05-03T18:32:00+03:00</text:p>
      <text:p text:style-name="P4">
Description: Russia's large -scale armed aggression against Ukraine increased the number of self -censorship cases among journalists - Ukrinform.</text:p>
      <text:p text:style-name="P4">
Images: ["<text:a xlink:type="simple" xlink:href="https://static.ukrinform.com/photos/2023_05/thumb_files/630_360_1683123977-166.jpg" text:style-name="Internet_20_link" text:visited-style-name="Visited_20_Internet_20_Link">
630_360_16831...</text:a>
", "<text:a xlink:type="simple" xlink:href="https://static.ukrinform.com/photos/2023_05/1683124017-167.jpg" text:style-name="Internet_20_link" text:visited-style-name="Visited_20_Internet_20_Link">
1683124017-16...</text:a>
"]</text:p>
      <text:p text:style-name="P4">
Tags: ['Цензура', 'Журналіст', 'Війна з росією']</text:p>
      <text:p text:style-name="P4">
Type: Article</text:p>
      <!--METADATA-->
      <text:p text:style-name="P4">
<draw:frame draw:style-name="fr1" draw:name="Image156" text:anchor-type="as-char" svg:width="6.9236in" svg:height="3.956343in" draw:z-index="0">
<draw:image xlink:href="../Images/yкринформ/2023-05-03T18-32-00-03-00/630_360_1683123977-166.jpg" xlink:type="simple" xlink:show="embed" xlink:actuate="onLoad" draw:mime-type="image/jpeg"/>
</draw:frame>
Russian large -scale armed aggression against Ukraine increased the number of self -censorships among journalists</text:p>
      <text:p text:style-name="P4">
This was stated by the political analytics of the Democratic Initiatives Foundation by Namilka Kucheriv Polina Bondarenko during a presentation of the study in Ukrinform.</text:p>
      <text:p text:style-name="P4">
“78% said that with the start of a full -scale war, the cases of self -censorship of the media journalists have increased. And for the most part, when journalists resorted to presolations, they were pushed by fear of making a mistake or that they could not verify their source of information, if they were asked for it, ”Bondarenko said.</text:p>
      <text:p text:style-name="P4">
<text:span text:style-name="T4">
 Read also: </text:span>
 <text:a xlink:type="simple" xlink:href="https://www.ukrinform.ua/rubric-society/3704250-absolutna-bilsist-zurnalistiv-vvazaut-so-v-ukrainskih-zmi-e-cenzura.html" text:style-name="Internet_20_link" text:visited-style-name="Visited_20_Internet_20_Link">
</text:a>
According to the results of the study, among the factors that force journalists of the Producenders, 45% of those surveyed named their own beliefs, 44% - the fear of staying without work, 38% - consider public opinion, 37% - pressure from the media owner, 35% - pressure from the part of the authorities.</text:p>
      <text:p text:style-name="P4">
The results of the study indicated that in 2019 the situation was somewhat different - the most of the self -censorship of journalists bowed the fear of losing work - 74% of the media owner's attendance - 55%.</text:p>
      <text:p text:style-name="P4">
According to the expert of the Civil Liberty Center Vladimir Yavorsky, if it was the owner of the media for the first time for the journalist, today a number of other problems that come first, first of all, we are talking to the censorship and censorship of the authorities.</text:p>
      <text:p text:style-name="P4">
<draw:frame draw:style-name="fr1" draw:name="Image157" text:anchor-type="as-char" svg:width="6.9236in" svg:height="4.615733in" draw:z-index="0">
<draw:image xlink:href="../Images/yкринформ/2023-05-03T18-32-00-03-00/1683124017-167.jpg" xlink:type="simple" xlink:show="embed" xlink:actuate="onLoad" draw:mime-type="image/jpeg"/>
</draw:frame>
<text:span text:style-name="T4">
 Read also: </text:span>
 <text:a xlink:type="simple" xlink:href="https://www.ukrinform.ua/rubric-society/3703157-ukraina-v-umovah-voennogo-stanu-zrobila-znacnij-postup-nazustric-derzavnij-movi.html" text:style-name="Internet_20_link" text:visited-style-name="Visited_20_Internet_20_Link">
</text:a>
“The number of journalists has increased very significantly, which correspond that they are subtracted by self-censorships that they do not write those materials that could write, they spread socially important information, and this is under pressure from the absolute on the fact that there is a war. Or it is important in the interests of the country, ”Yavorsky said.</text:p>
      <text:p text:style-name="P4">
He warned that this could lead to a deterioration of the situation with freedom of speech.Sociological Research "Challenges for Freedom of Speech and Journalists in Vivnaya" conducted by the Ilko Kucheriv Democratic Initiatives Foundation for Nazamation of the ZMINA Human Rights Center with the support(Journalism teachers, media leaders, media experts, bloggers), these discussions took place in December 2022(Quality research); as well as an expert survey of 132 journalists from different regions of Ukraine, conducted from January 18 to January 27, 2023(quantity).</text:p>
      <text:p text:style-name="P4">
Для порівняння наводяться дані подібного опитування, проведеного з 30 травняпо 14 червня 2019 року, в якому взяли участь 127 журналістів.</text:p>
      <text:p text:style-name="P4">
News Source: <text:a xlink:type="simple" xlink:href="https://www.ukrinform.ua/rubric-society/3704264-z-pocatkom-povnomasstabnoi-vijni-sered-zurnalistiv-zrosla-kilkist-vipadkiv-samocenzuri.html" text:style-name="Internet_20_link" text:visited-style-name="Visited_20_Internet_20_Link">
https://www.ukrinform.ua/rubric-society/3704264-z-pocatkom-povnomasstabnoi-vijni-sered-zurnalistiv-zrosla-kilkist-vipadkiv-samocenzuri.html</text:a>
</text:p>
      <!--NEWS-->
      <text:h text:style-name="P10" text:outline-level="1">
<text:span text:style-name="T4">
Canada has expanded sanctions against Iran</text:span>
</text:h>
      <text:p text:style-name="P4">
Authors: Ukrinform (Person)</text:p>
      <text:p text:style-name="P4">
Publisher: Укринформ (Organization)</text:p>
      <text:p text:style-name="P4">
Published Time: 2023-05-03T18:42:52+03:00</text:p>
      <text:p text:style-name="P4">
Modified Time: 2023-05-03T18:42:52+03:00</text:p>
      <text:p text:style-name="P4">
Description: Canada has imposed sanctions against Iranian companies and officials responsible for human rights violations and the production of combat drones used by Russia in Ukraine. - Ukrinform.</text:p>
      <text:p text:style-name="P4">
Images: ["<text:a xlink:type="simple" xlink:href="https://static.ukrinform.com/photos/2022_10/thumb_files/630_360_1665161088-125.png" text:style-name="Internet_20_link" text:visited-style-name="Visited_20_Internet_20_Link">
630_360_16651...</text:a>
"]</text:p>
      <text:p text:style-name="P4">
Tags: ['Іран', 'Канада', 'Санкції']</text:p>
      <text:p text:style-name="P4">
Type: Article</text:p>
      <!--METADATA-->
      <text:p text:style-name="P4">
<draw:frame draw:style-name="fr1" draw:name="Image158" text:anchor-type="as-char" svg:width="6.9236in" svg:height="3.956343in" draw:z-index="0">
<draw:image xlink:href="../Images/yкринформ/2023-05-03T18-42-52-03-00/630_360_1665161088-125.png" xlink:type="simple" xlink:show="embed" xlink:actuate="onLoad" draw:mime-type="image/png"/>
</draw:frame>
Canadaza has suffered sanctions against Iranian companies and officials responsible for human rights and the production of combat drones that are used in Ukraine.</text:p>
      <text:p text:style-name="P4">
According to Ukrinform correspondent, the Minister of Laws of Canada Melani Zolie has announced it.</text:p>
      <text:p text:style-name="P4">
"We will continue to do everything possible to respond properly to the destabilization of the Iranian regime, which affect not only the Iranian people, but also have consequences for global peace and security," Zolie said.</text:p>
      <text:p text:style-name="P4">
<text:span text:style-name="T4">
 Read also: </text:span>
 <text:a xlink:type="simple" xlink:href="https://www.ukrinform.ua/rubric-polytics/3704073-nova-zelandia-zbilsit-finansovu-pidtrimku-ukraini-ta-rozsirit-sankcii-proti-rf.html" text:style-name="Internet_20_link" text:visited-style-name="Visited_20_Internet_20_Link">
<text:span text:style-name="T4">
 SANKSCI </text:span>
</text:a>
Her department noted that the new Canadian sanctions have come to nine physical persons "for their role in serious and massive human rights violations abroad."</text:p>
      <text:p text:style-name="P4">
The property and funds of all sub -persons in Canada are frozen, and the entrance to the country is closed.</text:p>
      <text:p text:style-name="P4">
Sanctions have also been imposed against the deputy chairman and three members of the Paravar Pars directors, which produces drones for the sale of Russia.</text:p>
      <text:p text:style-name="P4">
<text:span text:style-name="T4">
 Read also: </text:span>
 <text:a xlink:type="simple" xlink:href="https://www.ukrinform.ua/rubric-economy/3703814-zaborona-na-ribu-i-derevinu-z-rosii-rada-zaklikae-svit-rozsiriti-sankcii.html" text:style-name="Internet_20_link" text:visited-style-name="Visited_20_Internet_20_Link">
<text:span text:style-name="T4">
 SANKSCI </text:span>
</text:a>
In general, it is the eleventh sanctional package introduced by Canada against Iran Zapont last year.</text:p>
      <text:p text:style-name="P4">
As reported by Ukrinform, in February <text:a xlink:type="simple" xlink:href="https://www.ukrinform.ua/rubric-world/3665164-stati-vveli-sankcii-proti-iranu-za-virobnictvo-bojovih-droniv.html" text:style-name="Internet_20_link" text:visited-style-name="Visited_20_Internet_20_Link">
</text:a>
Paravar Pars, as well as two -ship Iranian Navy, from the production of combat drones.</text:p>
      <text:p text:style-name="P4">
Photo: The Canadian Press</text:p>
      <text:p text:style-name="P4">
News Source: <text:a xlink:type="simple" xlink:href="https://www.ukrinform.ua/rubric-world/3704314-kanada-rozsirila-sankcii-proti-iranu.html" text:style-name="Internet_20_link" text:visited-style-name="Visited_20_Internet_20_Link">
https://www.ukrinform.ua/rubric-world/3704314-kanada-rozsirila-sankcii-proti-iranu.html</text:a>
</text:p>
      <!--NEWS-->
      <text:h text:style-name="P10" text:outline-level="1">
<text:span text:style-name="T4">
Zelensky about the Kremlin's drones: We did not attack neither Putin nor Moscow</text:span>
</text:h>
      <text:p text:style-name="P4">
Authors: Ukrinform (Person)</text:p>
      <text:p text:style-name="P4">
Publisher: Укринформ (Organization)</text:p>
      <text:p text:style-name="P4">
Published Time: 2023-05-03T18:43:00+03:00</text:p>
      <text:p text:style-name="P4">
Modified Time: 2023-05-03T18:43:00+03:00</text:p>
      <text:p text:style-name="P4">
Description: President of Ukraine Volodymyr Zelensky says that Ukraine has not attacked the Kremlin residence of the President of the Russian Federation and Putin himself, but leaves it for the international tribunal. - Ukrinform.</text:p>
      <text:p text:style-name="P4">
Images: ["<text:a xlink:type="simple" xlink:href="https://static.ukrinform.com/photos/2023_05/thumb_files/630_360_1683122925-491.jpeg" text:style-name="Internet_20_link" text:visited-style-name="Visited_20_Internet_20_Link">
630_360_16831...</text:a>
"]</text:p>
      <text:p text:style-name="P4">
Tags: ['Кремль', 'путін', 'Зеленський']</text:p>
      <text:p text:style-name="P4">
Type: Article</text:p>
      <!--METADATA-->
      <text:p text:style-name="P4">
<draw:frame draw:style-name="fr1" draw:name="Image159" text:anchor-type="as-char" svg:width="6.9236in" svg:height="3.956343in" draw:z-index="0">
<draw:image xlink:href="../Images/yкринформ/2023-05-03T18-43-00-03-00/630_360_1683122925-491.jpeg" xlink:type="simple" xlink:show="embed" xlink:actuate="onLoad" draw:mime-type="image/jpeg"/>
</draw:frame>
President of Ukraine Volodymyr Zelensky says that Ukraine has not attacked the Kremlin's savings of the President of the Russian Federation and Putin himself, but leaves it for an international tribunal.</text:p>
      <text:p text:style-name="P4">
He stated this during a joint press conference of the presidents and participants of the northern European countries in Helsinki, Ukrinform correspondent reports ..</text:p>
      <text:p text:style-name="P4">
"We do not attack either Putin nor Moscow. We are fighting our own villages and cities in our own territory. We have not attacked Putin. We have left it a mom -tribunal," the President said.</text:p>
      <text:p text:style-name="P4">
<text:span text:style-name="T4">
 Read also: </text:span>
 <text:a xlink:type="simple" xlink:href="https://www.ukrinform.ua/rubric-polytics/3704310-spilna-preskonferencia-zelenskogo-ta-ucasnikiv-samitu-krain-pivnicnoi-evropi.html" text:style-name="Internet_20_link" text:visited-style-name="Visited_20_Internet_20_Link">
</text:a>
He noted that, given the lack of weapons, Ukraine cannot "be useful."</text:p>
      <text:p text:style-name="P4">
Answering the question of why Russia resorts to such accusations and methods, Zelensky expressed the opinion that Putin should no longer motivate his social society to send his citizens to death.</text:p>
      <text:p text:style-name="P4">
"Everything is very simple. There is no victories in Russia. He(Putin - ed.)I can no longer be sent to the death of our military. He has no victories, on the battlefield of the second army of the world lost ... They were repelled from us. Now he needs to motivate at least some people to go forward, ”the president said.</text:p>
      <text:p text:style-name="P4">
<text:span text:style-name="T4">
 Read also: </text:span>
 <text:a xlink:type="simple" xlink:href="https://www.ukrinform.ua/rubric-ato/3704312-ssa-ne-mozut-pidtverditi-zaavi-rf-pro-nibito-sprobi-ukraini-vdariti-po-kremlu-blinken.html" text:style-name="Internet_20_link" text:visited-style-name="Visited_20_Internet_20_Link">
</text:a>
According to him, Russia has lost this war - as a state, and now it is Putin to resort to all kinds of manipulations.</text:p>
      <text:p text:style-name="P4">
"Now he needs to do something: attempts, drones, then some geese were with us who bombed. They will constantly invent something," Zelensky is convinced.</text:p>
      <text:p text:style-name="P4">
At the same time, he noted that everything can be solved in a much easier way: a Russian troops from Ukraine.</text:p>
      <text:p text:style-name="P4">
<text:span text:style-name="T4">
 Read also: </text:span>
 <text:a xlink:type="simple" xlink:href="https://www.ukrinform.ua/rubric-ato/3704220-ukraina-ne-atakuvala-kreml-ci-budaki-insi-obekti-na-teritorii-rosii-podolak.html" text:style-name="Internet_20_link" text:visited-style-name="Visited_20_Internet_20_Link">
<text:span text:style-name="T4">
 Kremlin </text:span>
</text:a>
"Everything is solved easier. No one has to be intimidated, not to be used to use weapons -(should)To leave our territory, which is recognized as absolutely all countries. It would be much easier than using some manipulations, "the President stressed.</text:p>
      <text:p text:style-name="P4">
As reported, <text:a xlink:type="simple" xlink:href="https://www.ukrinform.ua/rubric-world/3704176-u-putina-zaavili-pro-ataku-bezpilotnikiv-na-kreml.html" text:style-name="Internet_20_link" text:visited-style-name="Visited_20_Internet_20_Link">
</text:a>
 .</text:p>
      <text:p text:style-name="P4">
Photo: op</text:p>
      <text:p text:style-name="P4">
News Source: <text:a xlink:type="simple" xlink:href="https://www.ukrinform.ua/rubric-polytics/3704318-zelenskij-pro-udar-bezpilotnikiv-po-kremlu-mi-ne-atakuvali-ani-putina-ani-moskvu.html" text:style-name="Internet_20_link" text:visited-style-name="Visited_20_Internet_20_Link">
https://www.ukrinform.ua/rubric-polytics/3704318-zelenskij-pro-udar-bezpilotnikiv-po-kremlu-mi-ne-atakuvali-ani-putina-ani-moskvu.html</text:a>
</text:p>
      <!--NEWS-->
      <text:h text:style-name="P10" text:outline-level="1">
<text:span text:style-name="T4">
Podkuraev called the probable risks to freedom of speech in Ukraine</text:span>
</text:h>
      <text:p text:style-name="P4">
Authors: Ukrinform (Person)</text:p>
      <text:p text:style-name="P4">
Publisher: Укринформ (Organization)</text:p>
      <text:p text:style-name="P4">
Published Time: 2023-05-03T18:44:00+03:00</text:p>
      <text:p text:style-name="P4">
Modified Time: 2023-05-03T18:44:00+03:00</text:p>
      <text:p text:style-name="P4">
Description: The main risks that can hypothetically pose a threat to freedom of speech in Ukraine are theoretical loss of territories, economic problems and restructuring of the media space. - Ukrinform.</text:p>
      <text:p text:style-name="P4">
Images: ["<text:a xlink:type="simple" xlink:href="https://static.ukrinform.com/photos/2022_08/thumb_files/630_360_1659440274-479.jpg" text:style-name="Internet_20_link" text:visited-style-name="Visited_20_Internet_20_Link">
630_360_16594...</text:a>
"]</text:p>
      <text:p text:style-name="P4">
Tags: ['Потураєв', 'Свобода слова']</text:p>
      <text:p text:style-name="P4">
Type: Article</text:p>
      <!--METADATA-->
      <text:p text:style-name="P4">
<draw:frame draw:style-name="fr1" draw:name="Image160" text:anchor-type="as-char" svg:width="6.9236in" svg:height="3.956343in" draw:z-index="0">
<draw:image xlink:href="../Images/yкринформ/2023-05-03T18-44-00-03-00/630_360_1659440274-479.jpg" xlink:type="simple" xlink:show="embed" xlink:actuate="onLoad" draw:mime-type="image/jpeg"/>
</draw:frame>
The main risks that can hypothetically pose a threat to freedom of speech in Ukraine are theoretical loss of territories, economic problems and restructuring space.</text:p>
      <text:p text:style-name="P4">
This was stated by the Chairman of the Verkhovna Rada Committee on Humanitarian and Information Policy Nikita Potraev during a briefing at the Media Center Ukraine - Ukrinform.</text:p>
      <text:p text:style-name="P4">
The parliamentarian reminded that <text:a xlink:type="simple" xlink:href="https://www.ukrinform.ua/rubric-society/3703919-ukraina-pidnalasa-na-79-shodinku-v-indeksi-svobodi-zmi-rsf.html" text:style-name="Internet_20_link" text:visited-style-name="Visited_20_Internet_20_Link">
</text:a>
. According to him, the Ukrainian authorities have secured the right to freedom in a full -scale invasion, in particular, there is no military censorship: "Myia was not introduced in any way, in any percentage."</text:p>
      <text:p text:style-name="P4">
If we talk about the risks that could hypothetically threaten freedom to speak to Ukraine, the first of them, according to Poturayev, is a military loss, a loss. "We understand that there is no freedom in the occupied territories, there is no safety for <text:a xlink:type="simple" xlink:href="https://www.ukrinform.ua/tag-zurnalist" text:style-name="Internet_20_link" text:visited-style-name="Visited_20_Internet_20_Link">
</text:a>
both professional and civic, ”he said.</text:p>
      <text:p text:style-name="P4">
The second risk, according to the deputy, is economic problems. Despite the difficult economic situation, the Ukrainian media passes this period, but "the further deterioration of the economic situation is undoubtedly a risk, because ... the media must earn," he said.</text:p>
      <text:p text:style-name="P4">
“We are constantly in conversations with international partners, we raise the issue of a failing increase in targeted assistance in support of Ukrainian media and journalists. We believe that now, unfortunately, this help is not sufficient, ”Potrayev emphasized.</text:p>
      <text:p text:style-name="P4">
<text:span text:style-name="T4">
 Read also: </text:span>
 <text:a xlink:type="simple" xlink:href="https://www.ukrinform.ua/rubric-society/3704250-absolutna-bilsist-zurnalistiv-vvazaut-so-v-ukrainskih-zmi-e-cenzura.html" text:style-name="Internet_20_link" text:visited-style-name="Visited_20_Internet_20_Link">
<text:span text:style-name="T4">
 absolute </text:span>
 <text:span text:style-name="T4">
 most </text:span>
 <text:span text:style-name="T4">
 </text:span>
 journalists <text:span text:style-name="T4">
 </text:span>
 <text:span text:style-name="T4">
 consider </text:span>
<text:span text:style-name="T4">
 Ukrainian </text:span>
 <text:span text:style-name="T4">
 </text:span>
 media <text:span text:style-name="T4">
 </text:span>
 <text:span text:style-name="T4">
 censorship </text:span>
</text:a>
In addition, the chairman of the parliamentary committee expressed the opinion that the third risk, especially for traditional linear media, is a serious restructuring of the Ukrainian medical space.</text:p>
      <text:p text:style-name="P4">
“This is due to objective reasons. The role of Ukrainian YouTube is growing, so there are many of our citizens abroad of Ukraine. Many Ukrainian protozoroblogists have created full media, and thus Ukrainian citizens have access to a quality Ukrainian-language information in any part of the world. The risk is that there will be a decrease in the role of traditional linear media. This is happening, and you need to understand that it is forever. It is necessary to learn to work in new conditions, ”he summed up.According to the National Union of Journalists, from the beginning of full -scale coordination in Ukraine <text:a xlink:type="simple" xlink:href="https://www.ukrinform.ua/rubric-society/3704123-vid-pocatku-povnomasstabnogo-vtorgnenna-v-ukraini-zaginuli-57-zurnalistiv.html" text:style-name="Internet_20_link" text:visited-style-name="Visited_20_Internet_20_Link">
</text:a>
 .</text:p>
      <text:p text:style-name="P4">
News Source: <text:a xlink:type="simple" xlink:href="https://www.ukrinform.ua/rubric-society/3704315-poturaev-nazvav-imovirni-riziki-dla-svobodi-slova-v-ukraini.html" text:style-name="Internet_20_link" text:visited-style-name="Visited_20_Internet_20_Link">
https://www.ukrinform.ua/rubric-society/3704315-poturaev-nazvav-imovirni-riziki-dla-svobodi-slova-v-ukraini.html</text:a>
</text:p>
      <!--NEWS-->
      <text:h text:style-name="P10" text:outline-level="1">
<text:span text:style-name="T4">
In Europe during the raid against the mafia, more than 100 people were detained</text:span>
</text:h>
      <text:p text:style-name="P4">
Authors: Ukrinform (Person)</text:p>
      <text:p text:style-name="P4">
Publisher: Укринформ (Organization)</text:p>
      <text:p text:style-name="P4">
Published Time: 2023-05-03T18:58:00+03:00</text:p>
      <text:p text:style-name="P4">
Modified Time: 2023-05-03T18:58:00+03:00</text:p>
      <text:p text:style-name="P4">
Description: In many European countries, on Wednesday morning, police raid in the framework of the investigation against the Italian mafia group "NDRANGET". - Ukrinform.</text:p>
      <text:p text:style-name="P4">
Images: ["<text:a xlink:type="simple" xlink:href="https://static.ukrinform.com/photos/2023_05/thumb_files/630_360_1683122101-326.jpg" text:style-name="Internet_20_link" text:visited-style-name="Visited_20_Internet_20_Link">
630_360_16831...</text:a>
"]</text:p>
      <text:p text:style-name="P4">
Tags: ['Мафія', 'Поліція', 'Розслідування']</text:p>
      <text:p text:style-name="P4">
Type: Article</text:p>
      <!--METADATA-->
      <text:p text:style-name="P4">
<draw:frame draw:style-name="fr1" draw:name="Image161" text:anchor-type="as-char" svg:width="6.9236in" svg:height="3.956343in" draw:z-index="0">
<draw:image xlink:href="../Images/yкринформ/2023-05-03T18-58-00-03-00/630_360_1683122101-326.jpg" xlink:type="simple" xlink:show="embed" xlink:actuate="onLoad" draw:mime-type="image/jpeg"/>
</draw:frame>
In many European countries on Wednesday morning, police raid in the framework of investigation against the Italian mafia group "NDRANGET".</text:p>
      <text:p text:style-name="P4">
About it reports <text:a xlink:type="simple" xlink:href="https://edition.cnn.com/2023/05/03/europe/calabrian-mafia-raids-europe-intl/index.html" text:style-name="Internet_20_link" text:visited-style-name="Visited_20_Internet_20_Link">
</text:a>
 <text:a xlink:type="simple" xlink:href="https://edition.cnn.com/2023/05/03/europe/calabrian-mafia-raids-europe-intl/index.html" text:style-name="Internet_20_link" text:visited-style-name="Visited_20_Internet_20_Link">
</text:a>
, reports Ukrinform.</text:p>
      <text:p text:style-name="P4">
“A large -scale operation took place in several countries this morning. This applies to the execution opened by the Federal Prosecutor's Office <text:a xlink:type="simple" xlink:href="https://www.ukrinform.ua/tag-belgia" text:style-name="Internet_20_link" text:visited-style-name="Visited_20_Internet_20_Link">
</text:a>
In cooperation with the Limburg Prosecutor's Office(German province - ed.), The Federal Judicial Police, Eurastom, Europe and different countries, including Italy, ”the Belgium Prosecutor's Office said.</text:p>
      <text:p text:style-name="P4">
In particular, the Italian authorities arrested 108 people on charges of participating in the "mafia association" in the framework of a four -sided investigation.</text:p>
      <text:p text:style-name="P4">
In addition, the raids were held in Germany, Belgium, France, Portugal, Romania and Spain.</text:p>
      <text:p text:style-name="P4">
In a joint release, the prosecutors of the German cities stated that "forces from Bavaria, North Rhine-Westphalia, Rhineland Phaltsa and Saar" were involved in the "large-scale operation" that took place throughout Europe.</text:p>
      <text:p text:style-name="P4">
In Belgium, more than 20 raids were carried out within the operation.</text:p>
      <text:p text:style-name="P4">
<text:span text:style-name="T4">
 Read also: </text:span>
 <text:a xlink:type="simple" xlink:href="https://www.ukrinform.ua/rubric-world/3701616-v-italii-policia-zaarestuvala-nebezpecnogo-utikacamafiozi.html" text:style-name="Internet_20_link" text:visited-style-name="Visited_20_Internet_20_Link">
<text:span text:style-name="T4">
 mafio </text:span>
</text:a>
The NDRANGET, based in the Calabria region in southern Italy, is considered to be the most likely mafia group in the country.</text:p>
      <text:p text:style-name="P4">
As reported, Italian law enforcement officers detained 49 people within a special operation against the Kalabrian Mafia Clan.</text:p>
      <text:p text:style-name="P4">
<text:span text:style-name="T5">
Foto: dw</text:span>
</text:p>
      <text:p text:style-name="P4">
News Source: <text:a xlink:type="simple" xlink:href="https://www.ukrinform.ua/rubric-world/3704237-u-evropi-pid-cas-rejdu-proti-mafii-zatrimali-ponad-100-osib.html" text:style-name="Internet_20_link" text:visited-style-name="Visited_20_Internet_20_Link">
https://www.ukrinform.ua/rubric-world/3704237-u-evropi-pid-cas-rejdu-proti-mafii-zatrimali-ponad-100-osib.html</text:a>
</text:p>
      <!--NEWS-->
      <text:h text:style-name="P10" text:outline-level="1">
<text:span text:style-name="T4">
Canada has handed over $ 16 million to Ukraine for demining</text:span>
</text:h>
      <text:p text:style-name="P4">
Authors: Ukrinform (Person)</text:p>
      <text:p text:style-name="P4">
Publisher: Укринформ (Organization)</text:p>
      <text:p text:style-name="P4">
Published Time: 2023-05-03T19:03:00+03:00</text:p>
      <text:p text:style-name="P4">
Modified Time: 2023-05-03T19:03:00+03:00</text:p>
      <text:p text:style-name="P4">
Description: The first batch of Canadian purchased equipment for more than $ 16 million arrived in Ukraine. USA. - Ukrinform.</text:p>
      <text:p text:style-name="P4">
Images: ["<text:a xlink:type="simple" xlink:href="https://static.ukrinform.com/photos/2023_05/thumb_files/630_360_1683129717-982.jpg" text:style-name="Internet_20_link" text:visited-style-name="Visited_20_Internet_20_Link">
630_360_16831...</text:a>
"]</text:p>
      <text:p text:style-name="P4">
Tags: ['Канада', 'Розмінування', 'допомога']</text:p>
      <text:p text:style-name="P4">
Type: Article</text:p>
      <!--METADATA-->
      <text:p text:style-name="P4">
<draw:frame draw:style-name="fr1" draw:name="Image162" text:anchor-type="as-char" svg:width="6.9236in" svg:height="3.956343in" draw:z-index="0">
<draw:image xlink:href="../Images/yкринформ/2023-05-03T19-03-00-03-00/630_360_1683129717-982.jpg" xlink:type="simple" xlink:show="embed" xlink:actuate="onLoad" draw:mime-type="image/jpeg"/>
</draw:frame>
To Ukraine, the first batch of Canadian purchased equipment for exchanging more than 16 million dollars. USA.</text:p>
      <text:p text:style-name="P4">
According to Ukrinform correspondent, about it <text:a xlink:type="simple" xlink:href="https://twitter.com/CanEmbUkraine/status/1653738779688009730" text:style-name="Internet_20_link" text:visited-style-name="Visited_20_Internet_20_Link">
</text:a>
at the Kanadi Embassy in Ukraine.</text:p>
      <text:p text:style-name="P4">
“Canada has transmitted <text:a xlink:type="simple" xlink:href="https://www.ukrinform.ua/tag-dsns" text:style-name="Internet_20_link" text:visited-style-name="Visited_20_Internet_20_Link">
</text:a>
The first batch equipment for demining with a total value of $ 22.5 million is in the message.</text:p>
      <text:p text:style-name="Quotations">

<text:p text:style-name="P4">
Canada 's First Delivery of Cad 22.5 Million in Demining Equipment for the <text:a xlink:type="simple" xlink:href="https://twitter.com/SESU_UA" text:style-name="Internet_20_link" text:visited-style-name="Visited_20_Internet_20_Link">
&gt;
</text:a>
!These vehicles will be&gt;
 used to clear farmland, returning it to productive use and helping restore&gt;
 food security. <text:a xlink:type="simple" xlink:href="https://twitter.com/hashtag/StandWithUkraine" text:style-name="Internet_20_link" text:visited-style-name="Visited_20_Internet_20_Link">
&gt;
 </text:a>
&gt;
 <text:a xlink:type="simple" xlink:href="https://twitter.com/hashtag/landmines" text:style-name="Internet_20_link" text:visited-style-name="Visited_20_Internet_20_Link">
 </text:a>
 <text:a xlink:type="simple" xlink:href="https://twitter.com/hashtag/Ukraine" text:style-name="Internet_20_link" text:visited-style-name="Visited_20_Internet_20_Link">
&gt;
 </text:a>
 <text:a xlink:type="simple" xlink:href="https://twitter.com/hashtag/Canada" text:style-name="Internet_20_link" text:visited-style-name="Visited_20_Internet_20_Link">
&gt;
 </text:a>
 <text:a xlink:type="simple" xlink:href="https://twitter.com/hashtag/OttawaConvention" text:style-name="Internet_20_link" text:visited-style-name="Visited_20_Internet_20_Link">
&gt;
 </text:a>
&gt;
 <text:a xlink:type="simple" xlink:href="https://t.co/eeKJAVUIlU" text:style-name="Internet_20_link" text:visited-style-name="Visited_20_Internet_20_Link">
 </text:a>
&gt;
&gt;
 — Canada in Ukraine(@Canembukraine) <text:a xlink:type="simple" xlink:href="https://twitter.com/CanEmbUkraine/status/1653738779688009730" text:style-name="Internet_20_link" text:visited-style-name="Visited_20_Internet_20_Link">
&gt;
 </text:a>
It is noted that this technique will be used to clean the agricultural land, restoring its productive use by tadophopups to restore food safety.</text:p>

</text:p>
      <text:p text:style-name="P4">
<text:span text:style-name="T4">
 Read also: </text:span>
 <text:a xlink:type="simple" xlink:href="https://www.ukrinform.ua/rubric-ato/3703913-reznikov-pokazav-robotapesika-stvorenogo-dla-rozminuvanna.html" text:style-name="Internet_20_link" text:visited-style-name="Visited_20_Internet_20_Link">
<text:span text:style-name="T4">
 demining </text:span>
</text:a>
According to official data, up to 30% of Ukraine is replaced by Russian.</text:p>
      <text:p text:style-name="P4">
News Source: <text:a xlink:type="simple" xlink:href="https://www.ukrinform.ua/rubric-society/3704324-kanada-peredala-ukraini-obladnanna-dla-rozminuvanna-na-16-miljoniv.html" text:style-name="Internet_20_link" text:visited-style-name="Visited_20_Internet_20_Link">
https://www.ukrinform.ua/rubric-society/3704324-kanada-peredala-ukraini-obladnanna-dla-rozminuvanna-na-16-miljoniv.html</text:a>
</text:p>
      <!--NEWS-->
      <text:h text:style-name="P10" text:outline-level="1">
<text:span text:style-name="T4">
The modular town in Gostomel is filled by almost 85% - philanthropist</text:span>
</text:h>
      <text:p text:style-name="P4">
Authors: Ukrinform (Person)</text:p>
      <text:p text:style-name="P4">
Publisher: Укринформ (Organization)</text:p>
      <text:p text:style-name="P4">
Published Time: 2023-05-03T19:04:37+03:00</text:p>
      <text:p text:style-name="P4">
Modified Time: 2023-05-03T19:04:37+03:00</text:p>
      <text:p text:style-name="P4">
Description: Today, a modular town in the town of Gostomel, Kyiv region is filled by almost 85%. - Ukrinform.</text:p>
      <text:p text:style-name="P4">
Images: ["<text:a xlink:type="simple" xlink:href="https://static.ukrinform.com/photos/2023_05/thumb_files/630_360_1683129827-667.jpg" text:style-name="Internet_20_link" text:visited-style-name="Visited_20_Internet_20_Link">
630_360_16831...</text:a>
"]</text:p>
      <text:p text:style-name="P4">
Tags: ['Київщина', 'Гостомель', 'Модульні будинки']</text:p>
      <text:p text:style-name="P4">
Type: Article</text:p>
      <!--METADATA-->
      <text:p text:style-name="P4">
<draw:frame draw:style-name="fr1" draw:name="Image163" text:anchor-type="as-char" svg:width="6.9236in" svg:height="3.956343in" draw:z-index="0">
<draw:image xlink:href="../Images/yкринформ/2023-05-03T19-04-37-03-00/630_360_1683129827-667.jpg" xlink:type="simple" xlink:show="embed" xlink:actuate="onLoad" draw:mime-type="image/jpeg"/>
</draw:frame>
Today, a modular town in the city of Gostomel, Kyiv region, was filled by almost 85%.</text:p>
      <text:p text:style-name="P4">
Vladimir Havryshn, a representative of the Charitable Foundation "Help Gostomel", during a press conference in Ukrinform.</text:p>
      <text:p text:style-name="P4">
"Currently, about 85% of the modular town in Gostomel is filled ... It is not necessary to end that the war has not been over and there are so many people who need a conjunction. They need a place where to live at this time. People are much more than more than more than more than more than more than more than more than more people," Gavrish said.</text:p>
      <text:p text:style-name="P4">
<text:span text:style-name="T4">
 Read also: </text:span>
 <text:a xlink:type="simple" xlink:href="https://www.ukrinform.ua/rubric-culture/3700739-u-kievi-pokazali-film-pro-zitta-v-gostomeli-pid-cas-rosijskoi-okupacii.html" text:style-name="Internet_20_link" text:visited-style-name="Visited_20_Internet_20_Link">
</text:a>
He thanked Poland for the allocation of modular homes and allowing them to live in them.</text:p>
      <text:p text:style-name="P4">
As it was reported, Poland handed over modular homes to Gostomel. The module, located on Bohdan Khmelnitsky Street, consists of two -section and is designed for 176 people.</text:p>
      <text:p text:style-name="P4">
News Source: <text:a xlink:type="simple" xlink:href="https://www.ukrinform.ua/rubric-regions/3704325-modulne-mistecko-u-gostomeli-zapovnene-majze-na-85-blagodijnik.html" text:style-name="Internet_20_link" text:visited-style-name="Visited_20_Internet_20_Link">
https://www.ukrinform.ua/rubric-regions/3704325-modulne-mistecko-u-gostomeli-zapovnene-majze-na-85-blagodijnik.html</text:a>
</text:p>
      <!--NEWS-->
      <text:h text:style-name="P10" text:outline-level="1">
<text:span text:style-name="T4">
Ignatus commented on the "drone attack" on the Kremlin - apparently UFO</text:span>
</text:h>
      <text:p text:style-name="P4">
Authors: Ukrinform (Person)</text:p>
      <text:p text:style-name="P4">
Publisher: Укринформ (Organization)</text:p>
      <text:p text:style-name="P4">
Published Time: 2023-05-03T19:06:31+03:00</text:p>
      <text:p text:style-name="P4">
Modified Time: 2023-05-03T19:06:31+03:00</text:p>
      <text:p text:style-name="P4">
Description: The spokesman of the Air Force Command of the Armed Forces of Ukraine Yuriy Ignat said that he did not have information that it was on the statement of the Russian Federation about the alleged attack of drones on the Kremlin. - Ukrinform.</text:p>
      <text:p text:style-name="P4">
Images: ["<text:a xlink:type="simple" xlink:href="https://static.ukrinform.com/photos/2023_04/thumb_files/630_360_1681053650-211.jpg" text:style-name="Internet_20_link" text:visited-style-name="Visited_20_Internet_20_Link">
630_360_16810...</text:a>
"]</text:p>
      <text:p text:style-name="P4">
Tags: ['Кремль', 'Дрон', 'Повітряні сили ЗСУ']</text:p>
      <text:p text:style-name="P4">
Type: Article</text:p>
      <!--METADATA-->
      <text:p text:style-name="P4">
<draw:frame draw:style-name="fr1" draw:name="Image164" text:anchor-type="as-char" svg:width="6.9236in" svg:height="3.956343in" draw:z-index="0">
<draw:image xlink:href="../Images/yкринформ/2023-05-03T19-06-31-03-00/630_360_1681053650-211.jpg" xlink:type="simple" xlink:show="embed" xlink:actuate="onLoad" draw:mime-type="image/jpeg"/>
</draw:frame>
The Air Force Air Force Air Force Yuri Ignat said that he was not present that he was standing on the statement of the Russian Federation on the alleged attack of drones on the Kremlin.</text:p>
      <text:p text:style-name="P4">
He said about it on the air <text:a xlink:type="simple" xlink:href="https://www.radiosvoboda.org/a/news-ihnat-drony-kreml/32392709.html" text:style-name="Internet_20_link" text:visited-style-name="Visited_20_Internet_20_Link">
</text:a>
, reports Ukrinform.</text:p>
      <text:p text:style-name="P4">
“So at first sight to say that it was - apparently, UFO. I cannot say that it was happening at all and how effective it is. There the flag is visible this video, did not even shake, in fact, and there are no consequences of the open, ”Ignati said.</text:p>
      <text:p text:style-name="P4">
The spokesman also noted that, on his "personal opinion", Russia can try to show "some <text:a xlink:type="simple" xlink:href="https://www.ukrinform.ua/tag-eskalacia" text:style-name="Internet_20_link" text:visited-style-name="Visited_20_Internet_20_Link">
</text:a>
From Ukraine.</text:p>
      <text:p text:style-name="P4">
“If in this way Russia is trying - it is my personal opinion, not the opinion of the air forces - to show some escalation from Ukraine that some aggressive, then Russia always does so. Constantly blaming, they even tell us that we are beating in our homes. Actually, this is the option, it seems to me. Above the center, the heart of the capital, the superstructure, where the president sits, the dictator, such strange things happen, it looks at least strange to me, ”said a spokesman for the Armed Forces Command.</text:p>
      <text:p text:style-name="P4">
<text:span text:style-name="T4">
 Read also: </text:span>
 <text:a xlink:type="simple" xlink:href="https://www.ukrinform.ua/rubric-other_news/3704320-zelenskij-pro-udar-bezpilotnikiv-po-kremlu-mi-ne-atakuvali-ani-putina-ani-moskvu.html" text:style-name="Internet_20_link" text:visited-style-name="Visited_20_Internet_20_Link">
<text:span text:style-name="T4">
 Zelensky </text:span>
</text:a>
He added that in this regard, there may be any provocations of the Rus forces.</text:p>
      <text:p text:style-name="P4">
As it was reported, on May 3, the Russian authorities declared that two -Ukrainian drones were allegedly tried to attack the Kremlin on May 3 on May 3. Presidential Office Advisor Mikhail Podolyak <text:a xlink:type="simple" xlink:href="https://www.ukrinform.ua/rubric-ato/3704220-ukraina-ne-atakuvala-kreml-ci-budaki-insi-obekti-na-teritorii-rosii-podolak.html" text:style-name="Internet_20_link" text:visited-style-name="Visited_20_Internet_20_Link">
</text:a>
that Ukraine has not been reported to the Kremlin or any other objects in the territory of Russian federation, and Russia's statements testify to the preparation of provocations from the Russian Federation.</text:p>
      <text:p text:style-name="P4">
News Source: <text:a xlink:type="simple" xlink:href="https://www.ukrinform.ua/rubric-ato/3704326-ignat-prokomentuvav-ataku-droniv-na-kreml-mabut-nlo.html" text:style-name="Internet_20_link" text:visited-style-name="Visited_20_Internet_20_Link">
https://www.ukrinform.ua/rubric-ato/3704326-ignat-prokomentuvav-ataku-droniv-na-kreml-mabut-nlo.html</text:a>
</text:p>
      <!--NEWS-->
      <text:h text:style-name="P10" text:outline-level="1">
<text:span text:style-name="T4">
Ukraine will restore electronic declaration in June - Stephanyshyn</text:span>
</text:h>
      <text:p text:style-name="P4">
Authors: Ukrinform (Person)</text:p>
      <text:p text:style-name="P4">
Publisher: Укринформ (Organization)</text:p>
      <text:p text:style-name="P4">
Published Time: 2023-05-03T19:13:42+03:00</text:p>
      <text:p text:style-name="P4">
Modified Time: 2023-05-03T19:13:42+03:00</text:p>
      <text:p text:style-name="P4">
Description: </text:p>
      <text:p text:style-name="P4">
Верховна Рада Планує В Червні Прийняти Законопроєкт Про Відновлення Електронного Декларування, Зробивши Реєстр Декларації В Період Дії Воєнного Стану Непублічним. — Укрінформ.: </text:p>
      <text:p text:style-name="P4">
Images: ["<text:a xlink:type="simple" xlink:href="https://static.ukrinform.com/photos/2021_09/thumb_files/630_360_1631696113-625.jpg" text:style-name="Internet_20_link" text:visited-style-name="Visited_20_Internet_20_Link">
630_360_16316...</text:a>
"]</text:p>
      <text:p text:style-name="P4">
Tags: ['Е-декларації', 'Верховна Рада', 'Стефанішина']</text:p>
      <text:p text:style-name="P4">
Type: Article</text:p>
      <!--METADATA-->
      <text:p text:style-name="P4">
<draw:frame draw:style-name="fr1" draw:name="Image165" text:anchor-type="as-char" svg:width="6.9236in" svg:height="3.956343in" draw:z-index="0">
<draw:image xlink:href="../Images/yкринформ/2023-05-03T19-13-42-03-00/630_360_1631696113-625.jpg" xlink:type="simple" xlink:show="embed" xlink:actuate="onLoad" draw:mime-type="image/jpeg"/>
</draw:frame>
The Verkhovnarad plans to adopt a bill on the restoration of electronic declaration in June, making a register of a declaration during the period of martial law.</text:p>
      <text:p text:style-name="P4">
This was stated by Viceremier-Minister on European and Euro-Atlantic Integration of Ukraine Olga Stephanyshyn while communicating with journalists, Ukrinform reports.</text:p>
      <text:p text:style-name="P4">
“We proceed from the fact that we have obligations within the framework of macro -financial assistance, obligations within <text:a xlink:type="simple" xlink:href="https://www.ukrinform.ua/tag-mvf" text:style-name="Internet_20_link" text:visited-style-name="Visited_20_Internet_20_Link">
</text:a>
.Washing electronic declarations, reviewing the functions of the SAP and more quantities in anti -corruption topics - we will execute them, build electronic declarations in the conditions of war with a certain restriction on the access to information, of course, but this decision will be made, ” - said.</text:p>
      <text:p text:style-name="P4">
Stephanishina stressed that the bill will be considered in June and the declarations will be restored in full, as it was until February 24, 2022.</text:p>
      <text:p text:style-name="P4">
“Amendments will be made to the legislation that establish administrative zecs, that is, imprisonment for 5 years will not have made a technical error in the declaration; If you hid 5 apartments in Kiev, then - yes, ”Viceremies explained.</text:p>
      <text:p text:style-name="P4">
<text:span text:style-name="T4">
 Read also: </text:span>
 <text:a xlink:type="simple" xlink:href="https://www.ukrinform.ua/rubric-society/3689403-u-cpk-vvazaut-za-neobhidne-ponoviti-deklaruvanna.html" text:style-name="Internet_20_link" text:visited-style-name="Visited_20_Internet_20_Link">
</text:a>
She also noted that discussions on the publicity of the Declaration are still ongoing that during the period of martial law, the registry will not be public, Alydeklants may make an individual decision on the publication of the Declaration.</text:p>
      <text:p text:style-name="P4">
As reported by Ukrinform, in May 2022, the National Agency for Corruption Corruption stated that officials were not required to submit a declaration during the martial law.</text:p>
      <text:p text:style-name="P4">
On consideration in parliament <text:a xlink:type="simple" xlink:href="https://www.ukrinform.ua/rubric-polytics/3660871-u-radi-hocut-vidnoviti-edeklaruvanna-pid-cas-voennogo-stanu.html" text:style-name="Internet_20_link" text:visited-style-name="Visited_20_Internet_20_Link">
</text:a>
which restores the submission and verification of electronic declarations.</text:p>
      <text:p text:style-name="P4">
News Source: <text:a xlink:type="simple" xlink:href="https://www.ukrinform.ua/rubric-polytics/3704327-ukraina-vidnovit-elektronne-deklaruvanna-u-cervni-stefanisina.html" text:style-name="Internet_20_link" text:visited-style-name="Visited_20_Internet_20_Link">
https://www.ukrinform.ua/rubric-polytics/3704327-ukraina-vidnovit-elektronne-deklaruvanna-u-cervni-stefanisina.html</text:a>
</text:p>
      <!--NEWS-->
      <text:h text:style-name="P10" text:outline-level="1">
<text:span text:style-name="T4">
Ukrnafta wants to get the arrested assets of Kolomoisky - media</text:span>
</text:h>
      <text:p text:style-name="P4">
Authors: Ukrinform (Person)</text:p>
      <text:p text:style-name="P4">
Publisher: Укринформ (Organization)</text:p>
      <text:p text:style-name="P4">
Published Time: 2023-05-03T19:27:49+03:00</text:p>
      <text:p text:style-name="P4">
Modified Time: 2023-05-03T19:27:49+03:00</text:p>
      <text:p text:style-name="P4">
Description: Ukrnafta wants to get the corporate rights of Ukrnaftoburning, which partly belonged to businessman Igor Kolomoisky and his partners. - Ukrinform.</text:p>
      <text:p text:style-name="P4">
Images: ["<text:a xlink:type="simple" xlink:href="https://static.ukrinform.com/photos/2019_08/thumb_files/630_360_1566981713-835.jpg" text:style-name="Internet_20_link" text:visited-style-name="Visited_20_Internet_20_Link">
630_360_15669...</text:a>
"]</text:p>
      <text:p text:style-name="P4">
Tags: ['Арешт', 'Коломойський', 'Укрнафта', 'Майно']</text:p>
      <text:p text:style-name="P4">
Type: Article</text:p>
      <!--METADATA-->
      <text:p text:style-name="P4">
<draw:frame draw:style-name="fr1" draw:name="Image166" text:anchor-type="as-char" svg:width="6.9236in" svg:height="3.956343in" draw:z-index="0">
<draw:image xlink:href="../Images/yкринформ/2023-05-03T19-27-49-03-00/630_360_1566981713-835.jpg" xlink:type="simple" xlink:show="embed" xlink:actuate="onLoad" draw:mime-type="image/jpeg"/>
</draw:frame>
Ukrnaftakhoche to get the corporate rights of Ukrnaftoburning, as previously belonged to businessman Igor Kolomoisky and his partners.</text:p>
      <text:p text:style-name="P4">
According to Ukrinform, this is stated in the letter of Ukrnafta to the Ministry of Economics, which was read <text:a xlink:type="simple" xlink:href="https://www.rbc.ua/rus/news/ukrnafta-hoche-otrimati-upravlinnya-areshtovani-1683101445.html" text:style-name="Internet_20_link" text:visited-style-name="Visited_20_Internet_20_Link">
</text:a>
.</text:p>
      <text:p text:style-name="P4">
It is noted that the company wants to get to the management of "Ukrnaftoburning", LLC "Sakhalinske", LLC "Sirius-1" and LLC "East Yuroup Petroleum", which were more partly owned by the businessman <text:a xlink:type="simple" xlink:href="https://www.ukrinform.ua/tag-kolomojskij" text:style-name="Internet_20_link" text:visited-style-name="Visited_20_Internet_20_Link">
</text:a>
Tai partners, and in early April by court decision were transferred to the ARMA.</text:p>
      <text:p text:style-name="P4">
Arguing its desire, the company states that Ukrnafta has technical tapractical opportunities to increase gas production, oil at the Sakhalin Movement and, as a consequence, can increase the production of petroleum products.</text:p>
      <text:p text:style-name="P4">
<text:span text:style-name="T4">
 Read also: </text:span>
 <text:a xlink:type="simple" xlink:href="https://www.ukrinform.ua/rubric-economy/3700577-arma-sukae-upraviteliv-dla-kompanij-aki-povazani-z-rosneftu-ta-rosatomom.html" text:style-name="Internet_20_link" text:visited-style-name="Visited_20_Internet_20_Link">
</text:a>
As it was reported, the Pechersk District Court of Kyiv on April 11, 2023 <text:a xlink:type="simple" xlink:href="https://www.ukrinform.ua/rubric-economy/3698115-sud-peredav-korporativni-prava-ukrnaftoburinna-do-arma.html" text:style-name="Internet_20_link" text:visited-style-name="Visited_20_Internet_20_Link">
</text:a>
PJSC “Ukrnaftoburning” at the Balance Sheet Agency of Ukraine for the Identification, search and management of assets obtained from corruption and other crimes(Arma).</text:p>
      <text:p text:style-name="P4">
<text:span text:style-name="T5">
Фото: censor.net.ua</text:span>
</text:p>
      <text:p text:style-name="P4">
News Source: <text:a xlink:type="simple" xlink:href="https://www.ukrinform.ua/rubric-economy/3704333-ukrnafta-hoce-otrimati-v-upravlinna-arestovani-aktivi-kolomojskogo-zmi.html" text:style-name="Internet_20_link" text:visited-style-name="Visited_20_Internet_20_Link">
https://www.ukrinform.ua/rubric-economy/3704333-ukrnafta-hoce-otrimati-v-upravlinna-arestovani-aktivi-kolomojskogo-zmi.html</text:a>
</text:p>
      <!--NEWS-->
      <text:h text:style-name="P10" text:outline-level="1">
<text:span text:style-name="T4">
The NSHU presented the booklet "Shot Freedom of Speech"</text:span>
</text:h>
      <text:p text:style-name="P4">
Authors: Ukrinform (Person)</text:p>
      <text:p text:style-name="P4">
Publisher: Укринформ (Organization)</text:p>
      <text:p text:style-name="P4">
Published Time: 2023-05-03T19:35:00+03:00</text:p>
      <text:p text:style-name="P4">
Modified Time: 2023-05-03T19:35:00+03:00</text:p>
      <text:p text:style-name="P4">
Description: The National Union of Journalists of Ukraine on the occasion of World Press Freedom Day presented the booklet "Shot Freedom of Speech. Journalists are the goals of the Russian military offensive. " - Ukrinform.</text:p>
      <text:p text:style-name="P4">
Images: ["<text:a xlink:type="simple" xlink:href="https://static.ukrinform.com/photos/2023_05/thumb_files/630_360_1683131508-918.jpg" text:style-name="Internet_20_link" text:visited-style-name="Visited_20_Internet_20_Link">
630_360_16831...</text:a>
", "<text:a xlink:type="simple" xlink:href="https://static.ukrinform.com/photos/2023_05/1683131785-639.jpg" text:style-name="Internet_20_link" text:visited-style-name="Visited_20_Internet_20_Link">
1683131785-63...</text:a>
", "<text:a xlink:type="simple" xlink:href="https://static.ukrinform.com/photos/2023_05/1683131509-854.jpg" text:style-name="Internet_20_link" text:visited-style-name="Visited_20_Internet_20_Link">
1683131509-85...</text:a>
"]</text:p>
      <text:p text:style-name="P4">
Tags: ['НСЖУ', 'Журналіст', 'Українська книга']</text:p>
      <text:p text:style-name="P4">
Type: Article</text:p>
      <!--METADATA-->
      <text:p text:style-name="P4">
<draw:frame draw:style-name="fr1" draw:name="Image167" text:anchor-type="as-char" svg:width="6.9236in" svg:height="3.956343in" draw:z-index="0">
<draw:image xlink:href="../Images/yкринформ/2023-05-03T19-35-00-03-00/630_360_1683131508-918.jpg" xlink:type="simple" xlink:show="embed" xlink:actuate="onLoad" draw:mime-type="image/jpeg"/>
</draw:frame>
The National Union of Journalists of Ukraine on the occasion of World Freedom Day was pressed by the booklet "Shooting Freedom of Speech. Journalists are the goals of the Russian -war offensive. "</text:p>
      <text:p text:style-name="P4">
The presentation was held at the NSFU Press Center in Kiev, correspondentation.</text:p>
      <text:p text:style-name="P4">
The booklet includes the stories of journalists who died from the beginning of the full -scale Russian invasion of Ukraine, the history of media workers who were in the Russian captivity. There are also cases of destruction of the editorial board and the persecution of Crimean Tatar journalists by the occupied peninsula.</text:p>
      <text:p text:style-name="P4">
<draw:frame draw:style-name="fr1" draw:name="Image168" text:anchor-type="as-char" svg:width="6.9236in" svg:height="4.615733in" draw:z-index="0">
<draw:image xlink:href="../Images/yкринформ/2023-05-03T19-35-00-03-00/1683131785-639.jpg" xlink:type="simple" xlink:show="embed" xlink:actuate="onLoad" draw:mime-type="image/jpeg"/>
</draw:frame>
“We support journalists, including in Ukraine, through partners, one of the National Union of Journalists of Ukraine is one. We help Ukrainian journalists, provide protective equipment, training programs and other assistance to ensure that journalists can work safely and continue their activity, ”said UNESCO representative Teresa Horbacher, who works as a freedom of speech and security of journalists.</text:p>
      <text:p text:style-name="P4">
<text:span text:style-name="T4">
 Read also: </text:span>
 <text:a xlink:type="simple" xlink:href="https://www.ukrinform.ua/rubric-society/3703982-nszu-v-oon-zaklikala-rosiu-zvilniti-ukrainskogo-zurnalista-dmitra-hiluka.html" text:style-name="Internet_20_link" text:visited-style-name="Visited_20_Internet_20_Link">
<text:span text:style-name="T4">
 NSHU </text:span>
</text:a>
She noted that she was watching the work of Ukrainian journalists carefully, the ones that stand before them.</text:p>
      <text:p text:style-name="P4">
"It is very important for us to hear from the first mouth about the needs of Ukrainian journalists and to understand how UNESCO and other donors can help more in your activity," Horbacher said.</text:p>
      <text:p text:style-name="P4">
<draw:frame draw:style-name="fr1" draw:name="Image169" text:anchor-type="as-char" svg:width="6.9236in" svg:height="4.615733in" draw:z-index="0">
<draw:image xlink:href="../Images/yкринформ/2023-05-03T19-35-00-03-00/1683131509-854.jpg" xlink:type="simple" xlink:show="embed" xlink:actuate="onLoad" draw:mime-type="image/jpeg"/>
</draw:frame>
As reported by Ukrinform, on May 3, World Press Freedom Day is celebrated.</text:p>
      <text:p text:style-name="P4">
According to the National Union of Journalists, <text:a xlink:type="simple" xlink:href="https://www.ukrinform.ua/rubric-society/3704123-vid-pocatku-povnomasstabnogo-vtorgnenna-v-ukraini-zaginuli-57-zurnalistiv.html" text:style-name="Internet_20_link" text:visited-style-name="Visited_20_Internet_20_Link">
</text:a>
 .</text:p>
      <text:p text:style-name="P4">
News Source: <text:a xlink:type="simple" xlink:href="https://www.ukrinform.ua/rubric-society/3704335-nszu-prezentuvala-buklet-rozstrilana-svoboda-slova.html" text:style-name="Internet_20_link" text:visited-style-name="Visited_20_Internet_20_Link">
https://www.ukrinform.ua/rubric-society/3704335-nszu-prezentuvala-buklet-rozstrilana-svoboda-slova.html</text:a>
</text:p>
      <!--NEWS-->
      <text:h text:style-name="P10" text:outline-level="1">
<text:span text:style-name="T4">
Defense forces reflected about 30 Russians attacks in four directions</text:span>
</text:h>
      <text:p text:style-name="P4">
Authors: Ukrinform (Person)</text:p>
      <text:p text:style-name="P4">
Publisher: Укринформ (Organization)</text:p>
      <text:p text:style-name="P4">
Published Time: 2023-05-03T19:37:31+03:00</text:p>
      <text:p text:style-name="P4">
Modified Time: 2023-05-03T19:37:31+03:00</text:p>
      <text:p text:style-name="P4">
Description: The forces of Ukraine's defense during the day repelled about 30 attacks of the Russian army in Lyman, Bakhmut, Avdiiv and Mariinsky. - Ukrinform.</text:p>
      <text:p text:style-name="P4">
Images: ["<text:a xlink:type="simple" xlink:href="https://static.ukrinform.com/photos/2023_04/thumb_files/630_360_1682620469-597.jpg" text:style-name="Internet_20_link" text:visited-style-name="Visited_20_Internet_20_Link">
630_360_16826...</text:a>
"]</text:p>
      <text:p text:style-name="P4">
Tags: ['Генштаб', 'ЗСУ', 'Війна з росією', '#stoprussia']</text:p>
      <text:p text:style-name="P4">
Type: Article</text:p>
      <!--METADATA-->
      <text:p text:style-name="P4">
<draw:frame draw:style-name="fr1" draw:name="Image170" text:anchor-type="as-char" svg:width="6.9236in" svg:height="3.956343in" draw:z-index="0">
<draw:image xlink:href="../Images/yкринформ/2023-05-03T19-37-31-03-00/630_360_1682620469-597.jpg" xlink:type="simple" xlink:show="embed" xlink:actuate="onLoad" draw:mime-type="image/jpeg"/>
</draw:frame>
The Ukrainian Debran's Silas during the day repelled about 30 attacks by the Russian army of Nalimansk, Bakhmut, Avdiiv and Marinsk.</text:p>
      <text:p text:style-name="P4">
According to Ukrinform, the General Staff of the Armed Forces of Ukraine reports UV <text:a xlink:type="simple" xlink:href="https://www.facebook.com/GeneralStaff.ua/posts/pfbid02yM9WCQsK5sDmFjR4GCs2yPfwr2xTWTY2c6EzfHGouEnTeJyvBWBrbomHcQbPhkLKl" text:style-name="Internet_20_link" text:visited-style-name="Visited_20_Internet_20_Link">
</text:a>
.</text:p>
      <text:p text:style-name="P4">
“Противник і надалі зосереджує основні зусилля на веденні наступальних дій наЛиманському, Бахмутському, Авдіївському та Мар’їнському напрямках, де протягомдоби підрозділи Сил оборони України відбили близько 30 атак. Найзапекліші боїведуться за Бахмут та Мар’їнку”, - ідеться в повідомленні.</text:p>
      <text:p text:style-name="P4">
В Генштабі нагадали, що цієї доби, вночі, росія завдала чергового масованогоудару по території України, застосувавши ударні безпілотні літальні апаратиShahed-136/131. 21 із 26 цих дронів знищили українські захисники.</text:p>
      <text:p text:style-name="P4">
Загалом ворог завдав два ракетних та 41 авіаційний удари, здійснив близько 25обстрілів з реактивних систем залпового вогню по позиціях Сил оборони Українита населених пунктах. Постраждали мирні жителі, зруйновано та пошкодженоприватні житлові будинки та інша цивільна інфраструктура.</text:p>
      <text:p text:style-name="P4">
<text:span text:style-name="T4">
Читайте також:</text:span>
 <text:a xlink:type="simple" xlink:href="https://www.ukrinform.ua/rubric-ato/3704206-na-limanokupanskomu-napramku-zsu-znisili-36-okupantiv-ponad-sotnu-poranili.html" text:style-name="Internet_20_link" text:visited-style-name="Visited_20_Internet_20_Link">
 </text:a>
The likelihood of rocket and aviation strikes throughout Ukraine is high.</text:p>
      <text:p text:style-name="P4">
According to the General Staff, on <text:span text:style-name="T4">
 Volynskyi </text:span>
 and <text:span text:style-name="T4">
 Polissya directions </text:span>
 The signs of the offensive groups of the enemy were detected. The training of the personnel of the Russian territorial troops is prepared at the Belarusian landfills.</text:p>
      <text:p text:style-name="P4">
On <text:span text:style-name="T4">
 Siverskyi </text:span>
 and <text:span text:style-name="T4">
 Slobozhansky directions </text:span>
 The aggressor retains military reception in the border areas with Ukraine of the Russian Federation. For the same time he made artillery and mortar shelling of settlements of the Buchka Chernihiv region; Basivka, Yunnavka, Zozillya, Sumy region, as well as a hundred Cossack, Gurvy Cossack, Baranivka, Red Dawn, Sagittarius, Hatcha, Vovchansky Farms and Mykolaivka in Kharkiv region.</text:p>
      <text:p text:style-name="P4">
In the <text:span text:style-name="T4">
 Kupyansk direction </text:span>
 the Russian army of offensive actions did not carry out artillery and mortar shelling were poplar, Kamianka, Figolivka, two -year, Western, Lyman first, Kislovka, starch, Brest, Kharkiv region.On <text:span text:style-name="T4">
 Bakhmut direction </text:span>
 the enemy continues to take offensive actions. It is ongoing in Bakhmut. The attacks of the invaders in the direction of New York inhabited were unsuccessful. Orykhovo-Vasylivka, Bakhmut, Ivanivske, Yar, White Mountain, North and South, as well as New Yorkdonetsk region were injured in hostile shelling.</text:p>
      <text:p text:style-name="P4">
<text:span text:style-name="T4">
 Read also: </text:span>
 <text:a xlink:type="simple" xlink:href="https://www.ukrinform.ua/rubric-ato/3704191-situacia-pid-bahmutom-vorog-majze-400-raziv-obstrilav-pozicii-zsu-vidbulos-11-boezitknen.html" text:style-name="Internet_20_link" text:visited-style-name="Visited_20_Internet_20_Link">
</text:a>
On the <text:span text:style-name="T4">
 Avdeevsky direction </text:span>
 the enemy conducted offensive actions in the area of the Severtevodonetsk region, there was no success. He also fired at Novokalinovo, Berdychi, Avdiivka, Tonyne, Karlovka, Netaylovo and Pervomaisko.</text:p>
      <text:p text:style-name="P4">
In the <text:span text:style-name="T4">
 Marine direction </text:span>
 the enemy tries to improve tactical. During the day, the Ukrainian defenders reflected numerous attacks by the areas of Marinka and Novomikhailivka. In addition, hostile shelling of the Donetsk region.</text:p>
      <text:p text:style-name="P4">
On <text:span text:style-name="T4">
 mining direction </text:span>
 the enemy made <text:a xlink:type="simple" xlink:href="https://www.ukrinform.ua/tag-obstril" text:style-name="Internet_20_link" text:visited-style-name="Visited_20_Internet_20_Link">
</text:a>
settlements of carbon, Epiphany, Novoukrainka, Prychistivka, Golden Niva and Shakhtar Donetsk region.</text:p>
      <text:p text:style-name="P4">
On <text:span text:style-name="T4">
 Zaporizhzhya </text:span>
 and <text:span text:style-name="T4">
 Kherson directions </text:span>
 The invaders defend. Gulyaipole, Malutomka, Novodanylivka, Orikhiv, Novoandriivka and Kamianske Zaporizhzhya region; Kapulivka in Dnipropetrovsk; Antonovka and Kherson.</text:p>
      <text:p text:style-name="P4">
In order to somehow protect its personnel from the fire damage to Ukraine in temporarily captured territories, the enemy continues to use the local population. In the settlements of the Kakhovsky district Russian invaders between private homes, locals place their units.</text:p>
      <text:p text:style-name="P4">
According to the General Staff, the aviation of defense forces per day caused three beats of the Taions of the focus of the enemy's personnel. In addition, during this day, the defenders destroyed 5 reconnaissance UAVs of different types and one lancet barring.</text:p>
      <text:p text:style-name="P4">
The units of rocket troops and artillery struck the area of concentration of the Living Silay of Ammunition Army of the Russian Federation.</text:p>
      <text:p text:style-name="P4">
As reported by Ukrinform, the Defense Forces of Ukraine from February 24, 2022 to 3rd 2023 <text:a xlink:type="simple" xlink:href="https://www.ukrinform.ua/rubric-ato/3703928-zsu-likviduvali-vze-191-940-rosijskih-zagarbnikiv.html" text:style-name="Internet_20_link" text:visited-style-name="Visited_20_Internet_20_Link">
</text:a>
, with 520 people - a joint day.</text:p>
      <text:p text:style-name="P4">
<text:span text:style-name="T5">
Foto: General Staff of the Armed Forces</text:span>
</text:p>
      <text:p text:style-name="P4">
News Source: <text:a xlink:type="simple" xlink:href="https://www.ukrinform.ua/rubric-ato/3704336-sili-oboroni-vidbili-blizko-30-atak-rosian-na-cotiroh-napramkah.html" text:style-name="Internet_20_link" text:visited-style-name="Visited_20_Internet_20_Link">
https://www.ukrinform.ua/rubric-ato/3704336-sili-oboroni-vidbili-blizko-30-atak-rosian-na-cotiroh-napramkah.html</text:a>
</text:p>
      <!--NEWS-->
      <text:h text:style-name="P10" text:outline-level="1">
<text:span text:style-name="T4">
A joint statement of the Summit of Ukraine - Northern Europe</text:span>
</text:h>
      <text:p text:style-name="P4">
Authors: Ukrinform (Person)</text:p>
      <text:p text:style-name="P4">
Publisher: Укринформ (Organization)</text:p>
      <text:p text:style-name="P4">
Published Time: 2023-05-03T19:39:00+03:00</text:p>
      <text:p text:style-name="P4">
Modified Time: 2023-05-03T19:39:00+03:00</text:p>
      <text:p text:style-name="P4">
Description: The leaders of Ukraine and five countries in Northern Europe - Finland, Denmark, Iceland, Norway and Sweden made a joint statement following the summit in Helsinki. - Ukrinform.</text:p>
      <text:p text:style-name="P4">
Images: ["<text:a xlink:type="simple" xlink:href="https://static.ukrinform.com/photos/2023_05/thumb_files/630_360_1683132297-175.jpg" text:style-name="Internet_20_link" text:visited-style-name="Visited_20_Internet_20_Link">
630_360_16831...</text:a>
"]</text:p>
      <text:p text:style-name="P4">
Tags: ['Фінляндія', 'НАТО', 'Зеленський']</text:p>
      <text:p text:style-name="P4">
Type: Article</text:p>
      <!--METADATA-->
      <text:p text:style-name="P4">
<draw:frame draw:style-name="fr1" draw:name="Image171" text:anchor-type="as-char" svg:width="6.9236in" svg:height="3.956343in" draw:z-index="0">
<draw:image xlink:href="../Images/yкринформ/2023-05-03T19-39-00-03-00/630_360_1683132297-175.jpg" xlink:type="simple" xlink:show="embed" xlink:actuate="onLoad" draw:mime-type="image/jpeg"/>
</draw:frame>
The leader and five countries of North Europe - Finland, Denmark, Iceland, Norway, made a joint statement based on the summit in Helsinki.</text:p>
      <text:p text:style-name="P4">
Ukrinform gives the full text of the statement published on <text:a xlink:type="simple" xlink:href="https://www.president.gov.ua/news/spilna-zayava-samitu-ukrayina-pivnichna-yevropa-v-m-gelsinki-82613" text:style-name="Internet_20_link" text:visited-style-name="Visited_20_Internet_20_Link">
</text:a>
.</text:p>
      <text:p text:style-name="P4">
The leaders of Ukraine and five countries of Northern Europe have confirmed their unambiguous expression of the aggressive war of Russia against Ukraine. Ukraine has renovated extreme determination in the realization of its inalienable right -wing self -defense from this unprocessed and unjustified attack. Rosia is immediately, completely and unconditionally withdraw all its troops from the territory of Ukraine within its internationally recognized borders.</text:p>
      <text:p text:style-name="P4">
<text:span text:style-name="T4">
 Read also: </text:span>
 <text:a xlink:type="simple" xlink:href="https://www.ukrinform.ua/rubric-polytics/3704310-spilna-preskonferencia-zelenskogo-ta-ucasnikiv-samitu-krain-pivnicnoi-evropi.html" text:style-name="Internet_20_link" text:visited-style-name="Visited_20_Internet_20_Link">
</text:a>
The countries of Northern Europe remain adamant in their dedication, sovereignty and territorial integrity of Ukraine within its international recognized borders. Northern Europe will continue its political, financial, humanitarian and military support for as needed as it will be necessary - both separately and jointly both in Northern Europe, as well as through international cooperation within the European Union, NATO, UN and other formats.</text:p>
      <text:p text:style-name="P4">
Northern European countries provided Ukraine with considerable and tangible military assistance, transferring a variety of weapons, including expensive prototype defense systems, the main LEOPARD combat tanks, combat vehicles, as well as artillery systems and ammunition. Considering military and defense materials, the total cost of national assistance packs from Northern Europe, provided to Ukraine since February 2022, is approximately 4.4 billion euros. This military support will continue because new packages are being prepared, with the constant consideration of the most urgent inevitable needs of Ukraine to strengthen its defense capability. The US Contact Group on Defense of Ukraine(The so -called Ramstein format group)It is an important coordination forum for these international efforts.</text:p>
      <text:p text:style-name="P4">
In addition to national contributions, Northern Europe is actively involved in the European Union: in military assistance to Ukraine through the European Fund of Peace and in the preparation of Ukrainian servicemen through EU missionary assistance.In addition to military assistance, all countries in Northern Europe provided Ukraine with civilian assistance, including financial, humanitarian and emergency support. Since February 2022, the generality of these national northern European events has increased 1.5 billion euros since February 2022 and will continue to grow.</text:p>
      <text:p text:style-name="P4">
Northern European countries support Ukraine's initiative on a just and old peace based on Ukraine's sovereignty and territorial integrity. The formula of peace proposed by Ukraine contains a number of important goals, and of which northern European countries are already working, such . The countries of the North Europe are ready to cooperate with Ukraine to ensure the widest possible participation in the implementation of the Ukrainian formula of peace and in the global world.</text:p>
      <text:p text:style-name="P4">
Ukraine and the countries of Northern Europe emphasize their firm devotion to the responsibility of the perpetrators of war and other cruel races committed in connection with Russia's aggressive war against Ukraine. Countries of a northern Europe welcome current international efforts in cooperation with Ukraine when providing responsibility by creating an appropriate mechanism(special tribunal)In the case of criminal prosecution for the crime of aggression. Layer international support plays a major role in this context. Therefore, by participating in the main group to ensure liability for crime against Ukraine, northern European countries encourage other countries to join and increase international support for the creation of a tribunal. The Northern Europe countries congratulate the Agreement on a new International Center for Investigation of Aggression Agression against Ukraine(ICPA)Hague and hope for the soap start of his work.</text:p>
      <text:p text:style-name="P4">
<text:span text:style-name="T4">
 Read also: </text:span>
 <text:a xlink:type="simple" xlink:href="https://www.ukrinform.ua/rubric-polytics/3704253-zelenskij-zustrivsa-zi-spikerom-parlamentu-finlandii-ta-glavou-uradu-norvegii.html" text:style-name="Internet_20_link" text:visited-style-name="Visited_20_Internet_20_Link">
<text:span text:style-name="T4">
 Finland </text:span>
</text:a>
Ukraine and the countries of Northern Europe confirm their support for the investigation by the International Criminal Court's prosecutor, which is a step into account, and the courts issued by the court for arrest.</text:p>
      <text:p text:style-name="P4">
Ukraine and Northern Europe agrees with the need to increase the collective pressure on Russia by further sanctions to weaken the ability of the Rossi to continue the illegal aggressive war. There should be intensifying and intensity to ensure the effective implementation of sanctions, the prevention of and protiya bypassing sanctions in third countries and by third countries.<text:span text:style-name="T4">
 Read also: </text:span>
 <text:a xlink:type="simple" xlink:href="https://www.ukrinform.ua/rubric-ato/3704167-prezident-finlandii-anonsuvav-novij-paket-vijskovoi-dopomogi-ukraini.html" text:style-name="Internet_20_link" text:visited-style-name="Visited_20_Internet_20_Link">
<text:span text:style-name="T4">
 Finland </text:span>
</text:a>
The countries of Northern Europe, together with international organizations and partners, have to participate in the restoration and reconstruction of Ukraine after the war. Uzhezaras is important to lay the basis for ambitious and long -term cooperation, which will help and help the Ukrainian people to restore their country. Realizing all the relevant partners, including private companies, international and North -European financial institutions, in order to ensure that financial support, investment and investments Ukraine.</text:p>
      <text:p text:style-name="P4">
The future of Ukraine and its people is in the Euro -Atlantic family. The European Union has already recognized the European perspective of Ukraine and gave Ukraine the status of a candidate country. The Northern Europe-EU members will strongly support Ukraine in its implementation for the implementation of the reform process and in compliance with the requirements necessary for the beginning of the start of entry and the end of the year. At the same time, in the near future, the countries of the northern Europe will continue to work to maintain constant high -level civil assistance to Ukraine, in particular through various EU mechanisms.</text:p>
      <text:p text:style-name="P4">
<text:span text:style-name="T4">
 Read also: </text:span>
 <text:a xlink:type="simple" xlink:href="https://www.ukrinform.ua/rubric-polytics/3704153-zelenskij-i-niinisto-proveli-spilnu-preskonferenciu.html" text:style-name="Internet_20_link" text:visited-style-name="Visited_20_Internet_20_Link">
<text:span text:style-name="T4">
 Zelensky </text:span>
</text:a>
Within the framework of NATO activities, all countries in Northern Europe continue to be relocated to the direct support of Ukraine, contributing to the significant expansion of a comprehensive NATO assistance package to Ukraine. Ukraine has to choose the safety measures. At the NATO Bucharest Summit, in 2008, it agreed that Ukraine would become a member of NATO. The open doors policy is based on the Washington Treaty. Ukraine has officially applied an accelerated NATO membership procedure in September 2022. NATO NATO NATO countries will continue to support Ukraine on its path of pre -domuting membership. Even before Ukraine, its safety has become great for the Alliance. Ukraine and Northern Europe - NATO members are waiting for NATO to resolve these issues at the NATO Vilnius Summit in 2023. Northern European countries will continue to support Ukraine's ability to defend themselves.</text:p>
      <text:p text:style-name="P4">
Photo: yle.fi</text:p>
      <text:p text:style-name="P4">
News Source: <text:a xlink:type="simple" xlink:href="https://www.ukrinform.ua/rubric-polytics/3704340-spilna-zaava-samitu-ukraina-pivnicna-evropa.html" text:style-name="Internet_20_link" text:visited-style-name="Visited_20_Internet_20_Link">
https://www.ukrinform.ua/rubric-polytics/3704340-spilna-zaava-samitu-ukraina-pivnicna-evropa.html</text:a>
</text:p>
      <!--NEWS-->
      <text:h text:style-name="P10" text:outline-level="1">
<text:span text:style-name="T4">
Mastercard's excluder has become a new President of the World Bank</text:span>
</text:h>
      <text:p text:style-name="P4">
Authors: Ukrinform (Person)</text:p>
      <text:p text:style-name="P4">
Publisher: Укринформ (Organization)</text:p>
      <text:p text:style-name="P4">
Published Time: 2023-05-03T19:41:00+03:00</text:p>
      <text:p text:style-name="P4">
Modified Time: 2023-05-03T19:41:00+03:00</text:p>
      <text:p text:style-name="P4">
Description: The World Bank Executive Council approved as the President of the former MasterCard Executive Director Ajia Banga. - Ukrinform.</text:p>
      <text:p text:style-name="P4">
Images: ["<text:a xlink:type="simple" xlink:href="https://static.ukrinform.com/photos/2023_05/thumb_files/630_360_1683132553-320.jpg" text:style-name="Internet_20_link" text:visited-style-name="Visited_20_Internet_20_Link">
630_360_16831...</text:a>
"]</text:p>
      <text:p text:style-name="P4">
Tags: ['Mastercard', 'Призначення', 'Світовий банк']</text:p>
      <text:p text:style-name="P4">
Type: Article</text:p>
      <!--METADATA-->
      <text:p text:style-name="P4">
<draw:frame draw:style-name="fr1" draw:name="Image172" text:anchor-type="as-char" svg:width="6.9236in" svg:height="3.956343in" draw:z-index="0">
<draw:image xlink:href="../Images/yкринформ/2023-05-03T19-41-00-03-00/630_360_1683132553-320.jpg" xlink:type="simple" xlink:show="embed" xlink:actuate="onLoad" draw:mime-type="image/jpeg"/>
</draw:frame>
The World Bank executiver has approved the President of the former MasterCard Executive Director Ajia Banga.</text:p>
      <text:p text:style-name="P4">
This is stated in the greeting statement of US Finance Minister Janet Ellen, who is required by Ukrinform.</text:p>
      <text:p text:style-name="P4">
“I sincerely congratulate Ajia Banga on the election of the President of the World Bank. Azhay Banga will bring to this important position the necessary leadership and management skills, experience of life and work in developing markets, as well as knowledge in the financial factory, ”the United States Ministry of Finance Head emphasized.</text:p>
      <text:p text:style-name="P4">
She stressed that Banga would head <text:a xlink:type="simple" xlink:href="https://www.ukrinform.ua/tag-svitovij-bank" text:style-name="Internet_20_link" text:visited-style-name="Visited_20_Internet_20_Link">
</text:a>
at a critical moment in his history.</text:p>
      <text:p text:style-name="P4">
"Ajay realizes that the challenges that have come to us - from the fight against changes, pandemics and instability, to the elimination of extreme poverty of tricking with common prosperity, are deeply related," - said.</text:p>
      <text:p text:style-name="P4">
<text:span text:style-name="T4">
 Read also: </text:span>
 <text:a xlink:type="simple" xlink:href="https://www.ukrinform.ua/rubric-vidbudova/3697571-svitovij-bank-stane-odnim-iz-klucovih-partneriv-u-vidnovlenni-ukraini-premer.html" text:style-name="Internet_20_link" text:visited-style-name="Visited_20_Internet_20_Link">
<text:span text:style-name="T4">
 World </text:span>
 <text:span text:style-name="T4">
 Bank </text:span>
</text:a>
The head of the US Ministry of Finance emphasized that the US and other countries are being drawn up to expand the opportunities of the World Bank and other multilateral development banks in responding to global challenges.</text:p>
      <text:p text:style-name="P4">
As it was reported, the candidacy for the post of head of the World Bank proposes the US President, and is approved by the Executive Council of the Security Service of Ukraine.</text:p>
      <text:p text:style-name="P4">
Ajay Banga, whose powers will come into force on June 2, will change to the board of Malassa, whose candidature has been nominated by Donald Trump and who has been the head of the Financial Institution for four years.</text:p>
      <text:p text:style-name="P4">
_ Photo: Bloomberg _</text:p>
      <text:p text:style-name="P4">
News Source: <text:a xlink:type="simple" xlink:href="https://www.ukrinform.ua/rubric-economy/3704342-ekskerivnik-mastercard-adzaj-banga-stav-novim-prezidentom-svitovogo-banku.html" text:style-name="Internet_20_link" text:visited-style-name="Visited_20_Internet_20_Link">
https://www.ukrinform.ua/rubric-economy/3704342-ekskerivnik-mastercard-adzaj-banga-stav-novim-prezidentom-svitovogo-banku.html</text:a>
</text:p>
      <!--NEWS-->
      <text:h text:style-name="P10" text:outline-level="1">
<text:span text:style-name="T4">
A Ukrainian Boulevard called Discover Ukraine will act on Eurovision</text:span>
</text:h>
      <text:p text:style-name="P4">
Authors: Ukrinform (Person)</text:p>
      <text:p text:style-name="P4">
Publisher: Укринформ (Organization)</text:p>
      <text:p text:style-name="P4">
Published Time: 2023-05-03T19:41:31+03:00</text:p>
      <text:p text:style-name="P4">
Modified Time: 2023-05-03T19:41:31+03:00</text:p>
      <text:p text:style-name="P4">
Description: At the Song Contest "Eurovision-2023", which will be held in Liverpool, a Ukrainian boulevard called Discover Ukraine will operate from May 3 to May 14. - Ukrinform.</text:p>
      <text:p text:style-name="P4">
Images: ["<text:a xlink:type="simple" xlink:href="https://static.ukrinform.com/photos/2023_01/thumb_files/630_360_1675157591-243.jpeg" text:style-name="Internet_20_link" text:visited-style-name="Visited_20_Internet_20_Link">
630_360_16751...</text:a>
", "<text:a xlink:type="simple" xlink:href="https://static.ukrinform.com/photos/2023_05/1683121553-754.jpg" text:style-name="Internet_20_link" text:visited-style-name="Visited_20_Internet_20_Link">
1683121553-75...</text:a>
", "<text:a xlink:type="simple" xlink:href="https://static.ukrinform.com/photos/2023_05/1683131986-472.jpg" text:style-name="Internet_20_link" text:visited-style-name="Visited_20_Internet_20_Link">
1683131986-47...</text:a>
", "<text:a xlink:type="simple" xlink:href="https://static.ukrinform.com/photos/2023_05/1683132021-738.jpg" text:style-name="Internet_20_link" text:visited-style-name="Visited_20_Internet_20_Link">
1683132021-73...</text:a>
", "<text:a xlink:type="simple" xlink:href="https://static.ukrinform.com/photos/2023_05/1683131948-844.jpg" text:style-name="Internet_20_link" text:visited-style-name="Visited_20_Internet_20_Link">
1683131948-84...</text:a>
"]</text:p>
      <text:p text:style-name="P4">
Tags: ['Джамала', 'Джапарова', 'Євробачення', 'Конкурс', 'Ліверпуль']</text:p>
      <text:p text:style-name="P4">
Type: Article</text:p>
      <!--METADATA-->
      <text:p text:style-name="P4">
<draw:frame draw:style-name="fr1" draw:name="Image173" text:anchor-type="as-char" svg:width="6.9236in" svg:height="3.956343in" draw:z-index="0">
<draw:image xlink:href="../Images/yкринформ/2023-05-03T19-41-31-03-00/630_360_1675157591-243.jpeg" xlink:type="simple" xlink:show="embed" xlink:actuate="onLoad" draw:mime-type="image/jpeg"/>
</draw:frame>
The eating competition "Eurovision-2023", which will be held in Liverpool, will operate from 3 to 14th a Ukrainian boulevard called Discover Ukraine.</text:p>
      <text:p text:style-name="P4">
This was reported by the First Deputy Foreign Minister of Ukraine Eminzhaparov during a briefing at the Media Center Ukraine - Ukrinform.</text:p>
      <text:p text:style-name="P4">
"From May 3 to May 14, a Ukrainian Boulevard called Discover Ukraine will operate in Liverpool, which will be six of the 20 chalet dedicated to purel Ukraine. Three in the kitchen and fashion, and one will be devoted to the promotion of Ukraine," Dzhaparova said.</text:p>
      <text:p text:style-name="P4">
<draw:frame draw:style-name="fr1" draw:name="Image174" text:anchor-type="as-char" svg:width="6.9236in" svg:height="4.615733in" draw:z-index="0">
<draw:image xlink:href="../Images/yкринформ/2023-05-03T19-41-31-03-00/1683121553-754.jpg" xlink:type="simple" xlink:show="embed" xlink:actuate="onLoad" draw:mime-type="image/jpeg"/>
</draw:frame>
Emine Dzhaparova</text:p>
      <text:p text:style-name="P4">
She noted that in one of the chalet a Ukrainian chef, Yevgeny, will be clogged with smoked pears and Crimean Tatar chebureks.</text:p>
      <text:p text:style-name="P4">
Also in Liverpool there will be a Euro festival, which will present 24 cultural ratios, 19 of them will be in the collaboration of British and Ukrainian artists.</text:p>
      <text:p text:style-name="P4">
<draw:frame draw:style-name="fr1" draw:name="Image175" text:anchor-type="as-char" svg:width="6.9236in" svg:height="4.615733in" draw:z-index="0">
<draw:image xlink:href="../Images/yкринформ/2023-05-03T19-41-31-03-00/1683131986-472.jpg" xlink:type="simple" xlink:show="embed" xlink:actuate="onLoad" draw:mime-type="image/jpeg"/>
</draw:frame>
Vladimir Sheiko</text:p>
      <text:p text:style-name="P4">
"We in long conversations convinced British partners that we need to focus on entertainment content, but also give as much voice artists as possible, who will also broadcast those incredible difficulties, because of which Ukrainian society passes today. I am glad that we have listened to us, "said Volodymyr Sheiko, General Director of the Ukrainian Institute.</text:p>
      <text:p text:style-name="P4">
<text:span text:style-name="T4">
 Read also: </text:span>
 <text:a xlink:type="simple" xlink:href="https://www.ukrinform.ua/rubric-culture/3704244-kulturna-programa-ukraini-na-evrobacenni-prohoditime-pid-gaslom-za-so-mi-boremosa-dzaparova.html" text:style-name="Internet_20_link" text:visited-style-name="Visited_20_Internet_20_Link">
</text:a>
Among the projects that will be presented: the modern multimedia opera "Chornobyldorf", the work of Ukrainian artist Katie Buchach "Izium-Lilterpool", Rave Ukraine and others.</text:p>
      <text:p text:style-name="P4">
In particular, on May 11 in Liverpool Ukrainian singer Jamal, accompanied by the Filaramonic BBC orchestra, presents its new Qirim music album, based on Crimean Tatar folk songs.</text:p>
      <text:p text:style-name="P4">
<draw:frame draw:style-name="fr1" draw:name="Image176" text:anchor-type="as-char" svg:width="6.9236in" svg:height="4.615733in" draw:z-index="0">
<draw:image xlink:href="../Images/yкринформ/2023-05-03T19-41-31-03-00/1683132021-738.jpg" xlink:type="simple" xlink:show="embed" xlink:actuate="onLoad" draw:mime-type="image/jpeg"/>
</draw:frame>
JamalaThe first presentation of the singer's album will take place on May 5 at the National Opera Vykiyev.</text:p>
      <text:p text:style-name="P4">
Deputy Minister of Culture and Information Policy, Galina Grigorenko, lived that during the Eurovision on the screens will be presented videos from all corners of Ukraine.</text:p>
      <text:p text:style-name="P4">
<draw:frame draw:style-name="fr1" draw:name="Image177" text:anchor-type="as-char" svg:width="6.9236in" svg:height="4.615733in" draw:z-index="0">
<draw:image xlink:href="../Images/yкринформ/2023-05-03T19-41-31-03-00/1683131948-844.jpg" xlink:type="simple" xlink:show="embed" xlink:actuate="onLoad" draw:mime-type="image/jpeg"/>
</draw:frame>
Galina Grigorenko</text:p>
      <text:p text:style-name="P4">
"It is very important for us to be present there on the one hand, and on the other side to explain why this is happening. As it was said, it is for the first time in history, which is being prepared in the territory of another country on behalf It is in negotiations to make the word war out of the scene. And we are happy that we have heard us, "Grigorenko added.</text:p>
      <text:p text:style-name="P4">
As reported by Ukrinform, the Song Contest "Eurovision-2023" will be held by Ullerpool after Ukraine, which won the 2022 competition with the songstefania by Kalush Orchestra, was unable to meet the requirements for conducting a competition due to security fears.</text:p>
      <text:p text:style-name="P4">
The semifinals of the competition will take place on May 9 and 11, the final - May 13. Ukraine will be represented by TVORCHI with a song of Heart of Steel.</text:p>
      <text:p text:style-name="P4">
News Source: <text:a xlink:type="simple" xlink:href="https://www.ukrinform.ua/rubric-culture/3704337-na-evrobacenni-diatime-ukrainskij-bulvar-pid-nazvou-discover-ukraine.html" text:style-name="Internet_20_link" text:visited-style-name="Visited_20_Internet_20_Link">
https://www.ukrinform.ua/rubric-culture/3704337-na-evrobacenni-diatime-ukrainskij-bulvar-pid-nazvou-discover-ukraine.html</text:a>
</text:p>
      <!--NEWS-->
      <text:h text:style-name="P10" text:outline-level="1">
<text:span text:style-name="T4">
Kuleba welcomes the EU decision on € 500 million to production of ammunition</text:span>
</text:h>
      <text:p text:style-name="P4">
Authors: Ukrinform (Person)</text:p>
      <text:p text:style-name="P4">
Publisher: Укринформ (Organization)</text:p>
      <text:p text:style-name="P4">
Published Time: 2023-05-03T19:49:47+03:00</text:p>
      <text:p text:style-name="P4">
Modified Time: 2023-05-03T19:49:47+03:00</text:p>
      <text:p text:style-name="P4">
Description: Foreign Minister of Ukraine Dmytro Kuleba congratulated the long -awaited European Union's decision to allocate 500 million euros for the production of artillery ammunition and missiles. - Ukrinform.</text:p>
      <text:p text:style-name="P4">
Images: ["<text:a xlink:type="simple" xlink:href="https://static.ukrinform.com/photos/2022_05/thumb_files/630_360_1652785150-601.jpg" text:style-name="Internet_20_link" text:visited-style-name="Visited_20_Internet_20_Link">
630_360_16527...</text:a>
"]</text:p>
      <text:p text:style-name="P4">
Tags: ['Євросоюз', 'Дмитро Кулеба', 'Боєприпаси', 'Війна з росією']</text:p>
      <text:p text:style-name="P4">
Type: Article</text:p>
      <!--METADATA-->
      <text:p text:style-name="P4">
<draw:frame draw:style-name="fr1" draw:name="Image178" text:anchor-type="as-char" svg:width="6.9236in" svg:height="3.956343in" draw:z-index="0">
<draw:image xlink:href="../Images/yкринформ/2023-05-03T19-49-47-03-00/630_360_1652785150-601.jpg" xlink:type="simple" xlink:show="embed" xlink:actuate="onLoad" draw:mime-type="image/jpeg"/>
</draw:frame>
Ukraine's Minister of Ukraine Dmytro Kuleba congratulated the long -awaited decision of the European Union to allocate 500 million euros for the production of artillery boobs and missiles.</text:p>
      <text:p text:style-name="P4">
The head of Ukrainian diplomacy stated this in <text:a xlink:type="simple" xlink:href="https://twitter.com/DmytroKuleba/status/1653795695608954880" text:style-name="Internet_20_link" text:visited-style-name="Visited_20_Internet_20_Link">
</text:a>
, reports Ukrinform.</text:p>
      <text:p text:style-name="P4">
“I congratulate the long -awaited EU decision to allocate 500 million euros for the production of artillery ammunition and missiles with the defensive industry <text:a xlink:type="simple" xlink:href="https://www.ukrinform.ua/tag-evrosouz" text:style-name="Internet_20_link" text:visited-style-name="Visited_20_Internet_20_Link">
</text:a>
. Increasing production will ensure the needs of the Armed Forces of Ukraine. The step we expected and the signativated support of the EU for Ukraine, ”he said.</text:p>
      <text:p text:style-name="P4">
<text:span text:style-name="T4">
 Read also: </text:span>
 <text:a xlink:type="simple" xlink:href="https://www.ukrinform.ua/rubric-ato/3704284-es-nadast-ukraini-boepripasiv-na-2-milardi-smigal.html" text:style-name="Internet_20_link" text:visited-style-name="Visited_20_Internet_20_Link">
<text:span text:style-name="T4">
 Shmigal </text:span>
</text:a>
Kuleba noted that he especially appreciates the efforts of the European Commission to implement this initiative.</text:p>
      <text:p text:style-name="P4">
As reported by Ukrinform, <text:a xlink:type="simple" xlink:href="https://www.ukrinform.ua/rubric-ato/3704148-evrokomisia-uhvalila-akt-z-pidtrimki-virobnictva-boepripasiv-dla-ukraini.html" text:style-name="Internet_20_link" text:visited-style-name="Visited_20_Internet_20_Link">
</text:a>
To implement the decision of the European Council on the increase of the disappearance of the defense industry, including for urgent supply to Ukraine of ammunition.</text:p>
      <text:p text:style-name="P4">
<text:span text:style-name="T5">
Foto: aa</text:span>
</text:p>
      <text:p text:style-name="P4">
News Source: <text:a xlink:type="simple" xlink:href="https://www.ukrinform.ua/rubric-ato/3704341-kuleba-vitae-risenna-es-pro-500-miljoniv-na-virobnictvo-boepripasiv.html" text:style-name="Internet_20_link" text:visited-style-name="Visited_20_Internet_20_Link">
https://www.ukrinform.ua/rubric-ato/3704341-kuleba-vitae-risenna-es-pro-500-miljoniv-na-virobnictvo-boepripasiv.html</text:a>
</text:p>
      <!--NEWS-->
      <text:h text:style-name="P10" text:outline-level="1">
<text:span text:style-name="T4">
Ukraine will send pilots to study immediately after the decision to provide F-16-Ignati</text:span>
</text:h>
      <text:p text:style-name="P4">
Authors: Ukrinform (Person)</text:p>
      <text:p text:style-name="P4">
Publisher: Укринформ (Organization)</text:p>
      <text:p text:style-name="P4">
Published Time: 2023-05-03T19:55:00+03:00</text:p>
      <text:p text:style-name="P4">
Modified Time: 2023-05-03T19:55:00+03:00</text:p>
      <text:p text:style-name="P4">
Description: Ukraine expects the decision to provide the F-16 aircraft from international partners and will be ready to send pilots to study immediately after its adoption. - Ukrinform.</text:p>
      <text:p text:style-name="P4">
Images: ["<text:a xlink:type="simple" xlink:href="https://static.ukrinform.com/photos/2019_04/thumb_files/630_360_1554796377-524.jpg" text:style-name="Internet_20_link" text:visited-style-name="Visited_20_Internet_20_Link">
630_360_15547...</text:a>
"]</text:p>
      <text:p text:style-name="P4">
Tags: ['Літак', 'Повітряні сили ЗСУ', 'Винищувач']</text:p>
      <text:p text:style-name="P4">
Type: Article</text:p>
      <!--METADATA-->
      <text:p text:style-name="P4">
<draw:frame draw:style-name="fr1" draw:name="Image179" text:anchor-type="as-char" svg:width="6.9236in" svg:height="3.956343in" draw:z-index="0">
<draw:image xlink:href="../Images/yкринформ/2023-05-03T19-55-00-03-00/630_360_1554796377-524.jpg" xlink:type="simple" xlink:show="embed" xlink:actuate="onLoad" draw:mime-type="image/jpeg"/>
</draw:frame>
Ukraine is a decision from international partners to grant the F-16 aircraft and dismissed its adoption will be ready to send pilots to study.</text:p>
      <text:p text:style-name="P4">
About it a spokesman for the Air Force Command of the Armed Forces of Ukraine Yuri Ignatskask was on the air of the Telernorphone "Unified News", Ukrinform correspondent reports.</text:p>
      <text:p text:style-name="P4">
"Decision(On the transfer of F -16 aircraft - ed.)Of course, they will be approved by America, but everyone is waiting for it. Without a coalition it is heavily accepted. If all together get together and make such a statement that will support Ukraine, will give the pilots to prepare pilots, ground staff somewhere in <text:a xlink:type="simple" xlink:href="https://www.ukrinform.ua/tag-evropa" text:style-name="Internet_20_link" text:visited-style-name="Visited_20_Internet_20_Link">
</text:a>
, then, of course, this transmission - there will be a counter -offensive or not - it will still be accelerated, the decision will be made, and so we will at least be able to send our pilots tomorrow(Out - ed.). Нам потрібне лише рішення про передачу цих літаків», -сказав Ігнат.</text:p>
      <text:p text:style-name="P4">
<text:span text:style-name="T4">
Читайте також:</text:span>
 <text:a xlink:type="simple" xlink:href="https://www.ukrinform.ua/rubric-ato/3683247-komanduvac-povitranih-sil-ukraini-zaklikav-koleg-iz-nato-stvoriti-aviacijnu-koaliciu.html" text:style-name="Internet_20_link" text:visited-style-name="Visited_20_Internet_20_Link">
 <text:span text:style-name="T4">
авіаційну</text:span>
 <text:span text:style-name="T4">
коаліц</text:span>
</text:a>
He noted that the issue of creating aircraftcoality is now being actively discussed in order to make a decision on granting Ukraine fighters 4-house-F-16.</text:p>
      <text:p text:style-name="P4">
As reported by Ukrinform, earlier President Volodymyr Zelenskyy stated that Ukraine plans to take offensive action on the battlefield and after this can get modern fighters.</text:p>
      <text:p text:style-name="P4">
Foreign Minister Dmytro Kuleba also noted that the decision to transmit Ukraine F-16 aircraft is a matter of time and will be tied to the results of the contrast.</text:p>
      <text:p text:style-name="P4">
News Source: <text:a xlink:type="simple" xlink:href="https://www.ukrinform.ua/rubric-ato/3704350-ukraina-napravit-pilotiv-na-navcanna-vidrazu-pisla-risenna-pro-nadanna-f16-ignat.html" text:style-name="Internet_20_link" text:visited-style-name="Visited_20_Internet_20_Link">
https://www.ukrinform.ua/rubric-ato/3704350-ukraina-napravit-pilotiv-na-navcanna-vidrazu-pisla-risenna-pro-nadanna-f16-ignat.html</text:a>
</text:p>
      <!--NEWS-->
      <text:h text:style-name="P10" text:outline-level="1">
<text:span text:style-name="T4">
Determined the rival of Yastremskaya in the 1/8 finals of the WTA tournament in Spain</text:span>
</text:h>
      <text:p text:style-name="P4">
Authors: Ukrinform (Person)</text:p>
      <text:p text:style-name="P4">
Publisher: Укринформ (Organization)</text:p>
      <text:p text:style-name="P4">
Published Time: 2023-05-03T19:59:00+03:00</text:p>
      <text:p text:style-name="P4">
Modified Time: 2023-05-03T19:59:00+03:00</text:p>
      <text:p text:style-name="P4">
Description: Ukrainian Diana Yastremskaya received the next rival at the Women's Tennis Association (WTA) - Catlonia Open - in the Spanish city of Reuse with a prize fund of $ 115 thousand - Ukrinform.</text:p>
      <text:p text:style-name="P4">
Images: ["<text:a xlink:type="simple" xlink:href="https://static.ukrinform.com/photos/2023_05/thumb_files/630_360_1683133286-369.jpg" text:style-name="Internet_20_link" text:visited-style-name="Visited_20_Internet_20_Link">
630_360_16831...</text:a>
"]</text:p>
      <text:p text:style-name="P4">
Tags: ['Теніс', 'Даяна Ястремська']</text:p>
      <text:p text:style-name="P4">
Type: Article</text:p>
      <!--METADATA-->
      <text:p text:style-name="P4">
<draw:frame draw:style-name="fr1" draw:name="Image180" text:anchor-type="as-char" svg:width="6.9236in" svg:height="3.956343in" draw:z-index="0">
<draw:image xlink:href="../Images/yкринформ/2023-05-03T19-59-00-03-00/630_360_1683133286-369.jpg" xlink:type="simple" xlink:show="embed" xlink:actuate="onLoad" draw:mime-type="image/jpeg"/>
</draw:frame>
Ukrainian Yastremskaya received the next rival at the women's tennis -asset tournament(WTA)- Catlonia Open - in the Spanish city of Reus with a prize fund $ 115 thousand.</text:p>
      <text:p text:style-name="P4">
For the release of the quarterfinals of the competition, Yastremskaya will meet with Anna Blinka, who beat the other Russian Kamill Rakhimova - 6: 2, 1: 6, 6: 4, reports Ukrinform.</text:p>
      <text:p text:style-name="P4">
As it was reported, the starting round Yastremskaya beat the hostery(7:6(7:5), 6:3).</text:p>
      <text:p text:style-name="P4">
<text:span text:style-name="T4">
Читайте також:</text:span>
 <text:a xlink:type="simple" xlink:href="https://www.ukrinform.ua/rubric-sports/3704173-astremska-peremogla-sorribes-tormo-wta-125-v-ispanii.html" text:style-name="Internet_20_link" text:visited-style-name="Visited_20_Internet_20_Link">
 </text:a>
The Catlonia Open tournament will last until May 7.</text:p>
      <text:p text:style-name="P4">
Photo: Getty Images.</text:p>
      <text:p text:style-name="P4">
News Source: <text:a xlink:type="simple" xlink:href="https://www.ukrinform.ua/rubric-sports/3704346-viznacilasa-supernica-astremskoi-na-turniri-wta-v-ispani.html" text:style-name="Internet_20_link" text:visited-style-name="Visited_20_Internet_20_Link">
https://www.ukrinform.ua/rubric-sports/3704346-viznacilasa-supernica-astremskoi-na-turniri-wta-v-ispani.html</text:a>
</text:p>
      <!--NEWS-->
      <text:h text:style-name="P10" text:outline-level="1">
<text:span text:style-name="T4">
All kinds of troops will have their separate reward medals - Reznikov</text:span>
</text:h>
      <text:p text:style-name="P4">
Authors: Ukrinform (Person)</text:p>
      <text:p text:style-name="P4">
Publisher: Укринформ (Organization)</text:p>
      <text:p text:style-name="P4">
Published Time: 2023-05-03T19:59:24+03:00</text:p>
      <text:p text:style-name="P4">
Modified Time: 2023-05-03T19:59:24+03:00</text:p>
      <text:p text:style-name="P4">
Description: The Ministry of Defense improved the system of departmental awards - Ukrinform.</text:p>
      <text:p text:style-name="P4">
Images: ["<text:a xlink:type="simple" xlink:href="https://static.ukrinform.com/photos/2023_05/thumb_files/630_360_1683132896-102.jpg" text:style-name="Internet_20_link" text:visited-style-name="Visited_20_Internet_20_Link">
630_360_16831...</text:a>
"]</text:p>
      <text:p text:style-name="P4">
Tags: ['Нагорода', 'ЗСУ', 'Резніков']</text:p>
      <text:p text:style-name="P4">
Type: Article</text:p>
      <!--METADATA-->
      <text:p text:style-name="P4">
<draw:frame draw:style-name="fr1" draw:name="Image181" text:anchor-type="as-char" svg:width="6.9236in" svg:height="3.956343in" draw:z-index="0">
<draw:image xlink:href="../Images/yкринформ/2023-05-03T19-59-24-03-00/630_360_1683132896-102.jpg" xlink:type="simple" xlink:show="embed" xlink:actuate="onLoad" draw:mime-type="image/jpeg"/>
</draw:frame>
In the Ministry of Defense have improved the system of departmental awards</text:p>
      <text:p text:style-name="P4">
According to Ukrinform, the Minister of Defense Alexei Reznikov reports in <text:a xlink:type="simple" xlink:href="https://www.facebook.com/reznikovoleksii/posts/pfbid025UdKG5nnWyyuVn44bo2sKxUxEVTYaKiJbEiKQde6UdYPTnsnWsvuiTte3mkabTGCl" text:style-name="Internet_20_link" text:visited-style-name="Visited_20_Internet_20_Link">
</text:a>
.</text:p>
      <text:p text:style-name="P4">
За його словами, найпочеснішою і найприємнішою частиною роботи міністра єнагородження найкращих воїнів.</text:p>
      <text:p text:style-name="P4">
<text:span text:style-name="T4">
Читайте також:</text:span>
 <text:a xlink:type="simple" xlink:href="https://www.ukrinform.ua/rubric-society/3702793-zelenskij-vruciv-nagorodi-prikordonnikam.html" text:style-name="Internet_20_link" text:visited-style-name="Visited_20_Internet_20_Link">
 </text:a>
“During Russian aggression, thousands of our defenders and defenders showed exceptional courage, heroism and habitation. Likewise, the defense received from people of different professions, from volunteers, from business. This is only about encouragement. It is about respect and formation of traditions of Ukrainian -military, ”Reznikov said.</text:p>
      <text:p text:style-name="P4">
According to him, from now on all kinds of troops will have their own awards, in particular: "Cross of Land Forces", "Cross of Air Forces", "Cross-Navy", "Cross of Special Operations Forces", "Cross of Silaretical Defense" and others.</text:p>
      <text:p text:style-name="P4">
Medals were introduced: Mittera Warrior and Veteran of Service.</text:p>
      <text:p text:style-name="P4">
<text:span text:style-name="T4">
 Read also: </text:span>
 <text:a xlink:type="simple" xlink:href="https://www.ukrinform.ua/rubric-ato/3704060-na-pivnoci-sili-oboroni-vzivaut-zahodiv-dla-nedopusenna-uspisnih-dij-voroga-naev.html" text:style-name="Internet_20_link" text:visited-style-name="Visited_20_Internet_20_Link">
</text:a>
In addition, the honors, in particular, have been approved, for 10, 15 and 20 years of superstitious service, "for assistance in defense", "for strengthening of defense", "Frequently", "Cross of Valor", "Knight Cross" and others.</text:p>
      <text:p text:style-name="P4">
Reznikov stressed that before approving honors, the Ministry of Defense was united with experts leading heraldists and took as a basis for their recommended.</text:p>
      <text:p text:style-name="P4">
“It is important that our order has also undergone the procedure of justification by the Ministry of Justice, and all honors are officially registered in accordance with the current requirements are being made in a personal case. Together, honors create a sufficiently universal system, which at the same time allows to emphasize exceptional achievements, ”Reznikov said.</text:p>
      <text:p text:style-name="P4">
<text:span text:style-name="T4">
 Read also: </text:span>
 <text:a xlink:type="simple" xlink:href="https://www.ukrinform.ua/rubric-crimea/3703685-reznikov-zaaviv-so-ukraina-vizme-krim-bez-bou.html" text:style-name="Internet_20_link" text:visited-style-name="Visited_20_Internet_20_Link">
<text:span text:style-name="T4">
 Reznikov </text:span>
</text:a>
The development of international cooperation in the military cooperation will also be properly evaluated.As reported by Ukrinform, on May 2, President Volodymyr Zelenskyy celebrated 63 defenders of Ukraine.</text:p>
      <text:p text:style-name="P4">
Photo: Alexei Reznikov, Facebook</text:p>
      <text:p text:style-name="P4">
News Source: <text:a xlink:type="simple" xlink:href="https://www.ukrinform.ua/rubric-ato/3704345-usi-vidi-vijsk-matimut-svoi-okremi-nagorodni-medali-reznikov.html" text:style-name="Internet_20_link" text:visited-style-name="Visited_20_Internet_20_Link">
https://www.ukrinform.ua/rubric-ato/3704345-usi-vidi-vijsk-matimut-svoi-okremi-nagorodni-medali-reznikov.html</text:a>
</text:p>
      <!--NEWS-->
      <text:h text:style-name="P10" text:outline-level="1">
<text:span text:style-name="T4">
The Kremlin attack was commissioned by Russian oligarchs - Arahamia</text:span>
</text:h>
      <text:p text:style-name="P4">
Authors: Ukrinform (Person)</text:p>
      <text:p text:style-name="P4">
Publisher: Укринформ (Organization)</text:p>
      <text:p text:style-name="P4">
Published Time: 2023-05-03T20:04:00+03:00</text:p>
      <text:p text:style-name="P4">
Modified Time: 2023-05-03T20:04:00+03:00</text:p>
      <text:p text:style-name="P4">
Description: The head of the parliamentary faction of the "servant of the people" David Arahamia believes that the attack on the Kremlin in Moscow was carried out on the collective order of Russian oligarchs. - Ukrinform.</text:p>
      <text:p text:style-name="P4">
Images: ["<text:a xlink:type="simple" xlink:href="https://static.ukrinform.com/photos/2022_03/thumb_files/630_360_1646406939-675.jpg" text:style-name="Internet_20_link" text:visited-style-name="Visited_20_Internet_20_Link">
630_360_16464...</text:a>
"]</text:p>
      <text:p text:style-name="P4">
Tags: ['Кремль', 'Арахамія', 'Війна з росією']</text:p>
      <text:p text:style-name="P4">
Type: Article</text:p>
      <!--METADATA-->
      <text:p text:style-name="P4">
<draw:frame draw:style-name="fr1" draw:name="Image182" text:anchor-type="as-char" svg:width="6.9236in" svg:height="3.956343in" draw:z-index="0">
<draw:image xlink:href="../Images/yкринформ/2023-05-03T20-04-00-03-00/630_360_1646406939-675.jpg" xlink:type="simple" xlink:show="embed" xlink:actuate="onLoad" draw:mime-type="image/jpeg"/>
</draw:frame>
The head of the parliamentary faction of the "servant of the people" David Arahamia believes that the attack of the Dronemin Kremlin in Moscow was carried out on the collective order of the Russian -ham.</text:p>
      <text:p text:style-name="P4">
According to Ukrinform, Arahamia wrote in <text:a xlink:type="simple" xlink:href="https://t.me/David_Arakhamia/238" text:style-name="Internet_20_link" text:visited-style-name="Visited_20_Internet_20_Link">
</text:a>
.</text:p>
      <text:p text:style-name="P4">
"A lot of versions of drones over the Kremlin. I will express a personal opinion based on the insidious insidious. The Kremlin attack was carried out on the collective order of Russian oligarchs who came under sanctions through Putin's regime. This is the first collective game of the" offended "club. .</text:p>
      <text:p text:style-name="P4">
<text:span text:style-name="T4">
 Read also: </text:span>
 <text:a xlink:type="simple" xlink:href="https://www.ukrinform.ua/rubric-ato/3704326-ignat-prokomentuvav-ataku-droniv-na-kreml-mabut-nlo.html" text:style-name="Internet_20_link" text:visited-style-name="Visited_20_Internet_20_Link">
<text:span text:style-name="T4">
 Kremlin </text:span>
</text:a>
As it was reported, on Wednesday the press service of the President of Russia with <text:a xlink:type="simple" xlink:href="https://www.ukrinform.ua/rubric-world/3704176-u-putina-zaavili-pro-ataku-bezpilotnikiv-na-kreml.html" text:style-name="Internet_20_link" text:visited-style-name="Visited_20_Internet_20_Link">
</text:a>
. It is stated that the Kremlin regards the attempt to strike as "a planned terrorist action and an attempt on the President of the Russian Federation on the eve of the winner" by Ukraine.</text:p>
      <text:p text:style-name="P4">
President of Ukraine Volodymyr Zelensky during a joint press conference presidents and participants of the northern Europe summit in Helsinki stated that <text:a xlink:type="simple" xlink:href="https://www.ukrinform.ua/rubric-ato/3704318-zelenskij-pro-udar-bezpilotnikiv-po-kremlu-mi-ne-atakuvali-ani-putina-ani-moskvu.html" text:style-name="Internet_20_link" text:visited-style-name="Visited_20_Internet_20_Link">
</text:a>
, it is assaluated for the international tribunal.</text:p>
      <text:p text:style-name="P4">
News Source: <text:a xlink:type="simple" xlink:href="https://www.ukrinform.ua/rubric-world/3704349-ataku-na-kreml-zdijsnili-na-zamovlenna-rosijskih-oligarhiv-arahamia.html" text:style-name="Internet_20_link" text:visited-style-name="Visited_20_Internet_20_Link">
https://www.ukrinform.ua/rubric-world/3704349-ataku-na-kreml-zdijsnili-na-zamovlenna-rosijskih-oligarhiv-arahamia.html</text:a>
</text:p>
      <!--NEWS-->
      <text:h text:style-name="P10" text:outline-level="1">
<text:span text:style-name="T4">
Zelensky is convinced that NATO will soon have 33 countries</text:span>
</text:h>
      <text:p text:style-name="P4">
Authors: Ukrinform (Person)</text:p>
      <text:p text:style-name="P4">
Publisher: Укринформ (Organization)</text:p>
      <text:p text:style-name="P4">
Published Time: 2023-05-03T20:08:00+03:00</text:p>
      <text:p text:style-name="P4">
Modified Time: 2023-05-03T20:08:00+03:00</text:p>
      <text:p text:style-name="P4">
Description: President Volodymyr Zelensky is convinced that NATO will soon consist of 33 members, including Ukraine - for the sake of security and peace in Europe and the world. - Ukrinform.</text:p>
      <text:p text:style-name="P4">
Images: ["<text:a xlink:type="simple" xlink:href="https://static.ukrinform.com/photos/2023_05/thumb_files/630_360_1683122925-491.jpeg" text:style-name="Internet_20_link" text:visited-style-name="Visited_20_Internet_20_Link">
630_360_16831...</text:a>
"]</text:p>
      <text:p text:style-name="P4">
Tags: ['НАТО', 'Україна', 'Зеленський']</text:p>
      <text:p text:style-name="P4">
Type: Article</text:p>
      <!--METADATA-->
      <text:p text:style-name="P4">
<draw:frame draw:style-name="fr1" draw:name="Image183" text:anchor-type="as-char" svg:width="6.9236in" svg:height="3.956343in" draw:z-index="0">
<draw:image xlink:href="../Images/yкринформ/2023-05-03T20-08-00-03-00/630_360_1683122925-491.jpeg" xlink:type="simple" xlink:show="embed" xlink:actuate="onLoad" draw:mime-type="image/jpeg"/>
</draw:frame>
The Presidential Lordir Zelensky is convinced that NATO will soon consist of 33 members, including Ukraine - for the sake of security and peace in Europe and the world.</text:p>
      <text:p text:style-name="P4">
He stated this during a joint press conference of participants of the summit of countries of the no means Europe and Ukraine in Helsinki, Ukrinform correspondent reports.</text:p>
      <text:p text:style-name="P4">
"I congratulate Finland's citizens on the Alliance. It is a historical achievement that allows you to remove the uncertainty about security. I sincerely wish Sweden to finish NATO as soon as possible. Together with you <text:a xlink:type="simple" xlink:href="https://www.ukrinform.ua/tag-nato" text:style-name="Internet_20_link" text:visited-style-name="Visited_20_Internet_20_Link">
</text:a>
will consist of 32 members. And Ukraine will become a 33rd member, "said the president.</text:p>
      <text:p text:style-name="P4">
According to him, in Ukraine it is understood that as long as Russian aggression is ongoing, it is unhappy with the Alliance. But, according to the President, now "there is no problem and obstacles to make a political decision on the algorithm of our attachment to NATO."</text:p>
      <text:p text:style-name="P4">
"Today we have discussed what we should do along the way, in particular at the summit. It is about strengthening the Alliance as a whole and its eastern flank," Zelensky said.</text:p>
      <text:p text:style-name="P4">
<text:span text:style-name="T4">
 Read also: </text:span>
 <text:a xlink:type="simple" xlink:href="https://www.ukrinform.ua/rubric-polytics/3704328-na-samiti-u-vilnusi-mozut-ogolositi-pro-stvorenna-radi-ukrainanato.html" text:style-name="Internet_20_link" text:visited-style-name="Visited_20_Internet_20_Link">
<text:span text:style-name="T4">
 NATO </text:span>
</text:a>
He thanked the countries of Northern Europe for the help and support of Ukraine in the Russian aggression.</text:p>
      <text:p text:style-name="P4">
"Thank you for your support in our defense against Russian occupation. We have to monitor Russia to respect internationally recognized borders. If we do it now, we will do it forever. And we will really do it," the President said.</text:p>
      <text:p text:style-name="P4">
In addition, he thanked the countries of Northern Europe for the support of Ukrainian formula peace, in particular in matters of justice for Russia's crimes. Reykjavika, from Helsinki to Lisbon - we appreciate peace and human life most, ”Zelensky said.</text:p>
      <text:p text:style-name="P4">
As it was reported, President Volodymyr Zelenskyy arrived on Wednesday on Wednesday, a visit to Donfaland, where he participated in the Summit of Ukraine - Northern Europe.</text:p>
      <text:p text:style-name="P4">
News Source: <text:a xlink:type="simple" xlink:href="https://www.ukrinform.ua/rubric-polytics/3704354-zelenskij-perekonanij-so-nato-nevdovzi-nalicuvatime-z-33-kraini.html" text:style-name="Internet_20_link" text:visited-style-name="Visited_20_Internet_20_Link">
https://www.ukrinform.ua/rubric-polytics/3704354-zelenskij-perekonanij-so-nato-nevdovzi-nalicuvatime-z-33-kraini.html</text:a>
</text:p>
      <!--NEWS-->
      <text:h text:style-name="P10" text:outline-level="1">
<text:span text:style-name="T4">
The storm in the Black Sea forced Russia to "hide" ships - Humeniuk</text:span>
</text:h>
      <text:p text:style-name="P4">
Authors: Ukrinform (Person)</text:p>
      <text:p text:style-name="P4">
Publisher: Укринформ (Organization)</text:p>
      <text:p text:style-name="P4">
Published Time: 2023-05-03T20:11:09+03:00</text:p>
      <text:p text:style-name="P4">
Modified Time: 2023-05-03T20:11:09+03:00</text:p>
      <text:p text:style-name="P4">
Description: The storm in the Black Sea forced the Russians to hide ships, but the danger of rocket attacks remains. - Ukrinform.</text:p>
      <text:p text:style-name="P4">
Images: ["<text:a xlink:type="simple" xlink:href="https://static.ukrinform.com/photos/2023_04/thumb_files/630_360_1681805389-752.jpg" text:style-name="Internet_20_link" text:visited-style-name="Visited_20_Internet_20_Link">
630_360_16818...</text:a>
"]</text:p>
      <text:p text:style-name="P4">
Tags: ['Ракета', ' Чорне море', 'Корабель', 'Шторм', 'Війна з росією', 'Єдині новини']</text:p>
      <text:p text:style-name="P4">
Type: Article</text:p>
      <!--METADATA-->
      <text:p text:style-name="P4">
<draw:frame draw:style-name="fr1" draw:name="Image184" text:anchor-type="as-char" svg:width="6.9236in" svg:height="3.956343in" draw:z-index="0">
<draw:image xlink:href="../Images/yкринформ/2023-05-03T20-11-09-03-00/630_360_1681805389-752.jpg" xlink:type="simple" xlink:show="embed" xlink:actuate="onLoad" draw:mime-type="image/jpeg"/>
</draw:frame>
The storm of the educational sea forced the Russians to hide ships, but the danger of rocket firing was fired.</text:p>
      <text:p text:style-name="P4">
Natalia Humeniuk, the head of the united coordination press center of the defense forces of southern Ukrainian, said on the air of the Telemrafoma "One News", reports Ukrinform.</text:p>
      <text:p text:style-name="P4">
“The presence in <text:a xlink:type="simple" xlink:href="https://www.ukrinform.ua/tag-corne-more" text:style-name="Internet_20_link" text:visited-style-name="Visited_20_Internet_20_Link">
</text:a>
they(The Russians -Ed.)did not intensify. There is no such statement. We see that the storm forced the ship to be at the base points, including rocket launchers. The ships continue to be duty, but no rocket carrier is on duty. However, it is too early to relax. It is impossible to say that the missilesee is the past, because there are air situation, attacks with drones, " -said Humeniuk.</text:p>
      <text:p text:style-name="P4">
According to her, attacks along the front line continue.</text:p>
      <text:p text:style-name="P4">
<text:span text:style-name="T4">
 Read also: </text:span>
 <text:a xlink:type="simple" xlink:href="https://www.ukrinform.ua/rubric-ato/3704336-sili-oboroni-vidbili-blizko-30-atak-rosian-na-cotiroh-napramkah.html" text:style-name="Internet_20_link" text:visited-style-name="Visited_20_Internet_20_Link">
<text:span text:style-name="T4">
 forces </text:span>
 <text:span text:style-name="T4">
 Defense </text:span>
</text:a>
"As ever, Kherson region has suffered from this," Humeniuk emphasized</text:p>
      <text:p text:style-name="P4">
As it was reported, in the morning of May 3, Russian troops began to massively block the city of Kherson and settlements of the region. As a result of this <text:a xlink:type="simple" xlink:href="https://www.ukrinform.ua/rubric-ato/3704316-unaslidok-obstrilu-hersonsini-vze-zaginulo-17-ludej.html" text:style-name="Internet_20_link" text:visited-style-name="Visited_20_Internet_20_Link">
</text:a>
.</text:p>
      <text:p text:style-name="P4">
<text:span text:style-name="T5">
Foto: armyinform.com.ua</text:span>
</text:p>
      <text:p text:style-name="P4">
News Source: <text:a xlink:type="simple" xlink:href="https://www.ukrinform.ua/rubric-ato/3704351-storm-u-cornomu-mori-zmusiv-rosiu-shovati-korabli-gumenuk.html" text:style-name="Internet_20_link" text:visited-style-name="Visited_20_Internet_20_Link">
https://www.ukrinform.ua/rubric-ato/3704351-storm-u-cornomu-mori-zmusiv-rosiu-shovati-korabli-gumenuk.html</text:a>
</text:p>
      <!--NEWS-->
      <text:h text:style-name="P10" text:outline-level="1">
<text:span text:style-name="T4">
Ignatus named the number of enemy aircraft firing Ukraine from the territory of the Russian Federation</text:span>
</text:h>
      <text:p text:style-name="P4">
Authors: Ukrinform (Person)</text:p>
      <text:p text:style-name="P4">
Publisher: Укринформ (Organization)</text:p>
      <text:p text:style-name="P4">
Published Time: 2023-05-03T20:14:00+03:00</text:p>
      <text:p text:style-name="P4">
Modified Time: 2023-05-03T20:14:00+03:00</text:p>
      <text:p text:style-name="P4">
Description: There are about 25 aircraft near Ukraine, through which Russia is constantly firing Ukraine. - Ukrinform.</text:p>
      <text:p text:style-name="P4">
Images: ["<text:a xlink:type="simple" xlink:href="https://static.ukrinform.com/photos/2023_03/thumb_files/630_360_1678112971-291.jpg" text:style-name="Internet_20_link" text:visited-style-name="Visited_20_Internet_20_Link">
630_360_16781...</text:a>
"]</text:p>
      <text:p text:style-name="P4">
Tags: ['Літак', 'Війна з росією', 'Єдині новини']</text:p>
      <text:p text:style-name="P4">
Type: Article</text:p>
      <!--METADATA-->
      <text:p text:style-name="P4">
<draw:frame draw:style-name="fr1" draw:name="Image185" text:anchor-type="as-char" svg:width="6.9236in" svg:height="3.956343in" draw:z-index="0">
<draw:image xlink:href="../Images/yкринформ/2023-05-03T20-14-00-03-00/630_360_1678112971-291.jpg" xlink:type="simple" xlink:show="embed" xlink:actuate="onLoad" draw:mime-type="image/jpeg"/>
</draw:frame>
There are about 25 aircraft near Ukraine, with which Russia is constantly braiding Ukraine.</text:p>
      <text:p text:style-name="P4">
About this a spokesman for the Air Force Command of the Armed Forces of Ukraine Yuri Ignatskask was on the air of the Teleterna "Unified News", Ukrinform reports.</text:p>
      <text:p text:style-name="P4">
“There are now about 2.5 dozen aircraft of hostility aircraft of different types, which strike the periodically managed air -weapons and other weapons on the approaches to Ukraine. In this way, the enemy applies aviation daily on various steps. It is clear that we should be ready for everything, ”Ignat said.</text:p>
      <text:p text:style-name="P4">
<text:span text:style-name="T4">
 Read also: </text:span>
 <text:a xlink:type="simple" xlink:href="https://www.ukrinform.ua/rubric-ato/3704350-ukraina-napravit-pilotiv-na-navcanna-vidrazu-pisla-risenna-pro-nadanna-f16-ignat.html" text:style-name="Internet_20_link" text:visited-style-name="Visited_20_Internet_20_Link">
<text:span text:style-name="T4">
 Ignati </text:span>
</text:a>
According to him, the Ukrainian defense forces shot down 5 enemy UAVs in the afternoon.</text:p>
      <text:p text:style-name="P4">
He commented on a message about possible shelling, information about different channels in the telegram.</text:p>
      <text:p text:style-name="P4">
"You know, noise on social networks, in telegrams-channels, apparently made their own right. Citizens will still be careful. But the noise is not caused when they want to do something, but certainly careful should be careful. Aviation is always active in the sky, took off TU -22M3 recently and a alarm was declared, "the spokesman added.</text:p>
      <text:p text:style-name="P4">
<text:span text:style-name="T4">
 Read also: </text:span>
 <text:a xlink:type="simple" xlink:href="https://www.ukrinform.ua/rubric-ato/3703623-ignat-rosia-ne-zastosovue-u-vijni-v-ukraini-rozreklamovani-su57-ta-su75.html" text:style-name="Internet_20_link" text:visited-style-name="Visited_20_Internet_20_Link">
<text:span text:style-name="T4">
 Ignati </text:span>
</text:a>
In the evening, the telegram channels spread such a post that this night it is possible to attack the administrative buildings of Kiev and that the use of nuclear weapons seems to be excluded.</text:p>
      <text:p text:style-name="P4">
As it was reported, in the afternoon on May 3, the Russian authorities stated that allegedly two -Ukrainian drones in <text:a xlink:type="simple" xlink:href="https://www.ukrinform.ua/rubric-ato/3704326-ignat-prokomentuvav-ataku-droniv-na-kreml-mabut-nlo.html" text:style-name="Internet_20_link" text:visited-style-name="Visited_20_Internet_20_Link">
</text:a>
. Presidential Office Advisor Mikhail Podolyak stated that Ukraine did not carry out the Kremlin or any other objects in the Russian Federation, Azaiav of Russia testify to the preparation of provocations from the Russian Federation. The spokesman of the Command of the Armed Forces of Ukraine Yuriy Ignat has previously stated that it did not have data on the fact that it is on the statement of the Russian Federation about the alleged attack of drones on the Kremlin.</text:p>
      <text:p text:style-name="P4">
News Source: <text:a xlink:type="simple" xlink:href="https://www.ukrinform.ua/rubric-ato/3704356-ignat-nazvav-kilkist-vorozih-litakiv-aki-obstriluut-ukrainu-z-teritorii-rf.html" text:style-name="Internet_20_link" text:visited-style-name="Visited_20_Internet_20_Link">
https://www.ukrinform.ua/rubric-ato/3704356-ignat-nazvav-kilkist-vorozih-litakiv-aki-obstriluut-ukrainu-z-teritorii-rf.html</text:a>
</text:p>
      <!--NEWS-->
      <text:h text:style-name="P10" text:outline-level="1">
<text:span text:style-name="T4">
Zelensky: We have no Putin's messages for a long time</text:span>
</text:h>
      <text:p text:style-name="P4">
Authors: Ukrinform (Person)</text:p>
      <text:p text:style-name="P4">
Publisher: Укринформ (Organization)</text:p>
      <text:p text:style-name="P4">
Published Time: 2023-05-03T20:15:33+03:00</text:p>
      <text:p text:style-name="P4">
Modified Time: 2023-05-03T20:15:33+03:00</text:p>
      <text:p text:style-name="P4">
Description: President of Ukraine Volodymyr Zelensky states that Ukraine does not send any messages with representatives of the civilized world by its actions or by representatives of the civilized world and Putin President for a long time, but is fighting exclusively for his land. - Ukrinform.</text:p>
      <text:p text:style-name="P4">
Images: ["<text:a xlink:type="simple" xlink:href="https://static.ukrinform.com/photos/2023_05/thumb_files/630_360_1683122925-491.jpeg" text:style-name="Internet_20_link" text:visited-style-name="Visited_20_Internet_20_Link">
630_360_16831...</text:a>
"]</text:p>
      <text:p text:style-name="P4">
Tags: ['путін', 'Зеленський', 'Війна з росією']</text:p>
      <text:p text:style-name="P4">
Type: Article</text:p>
      <!--METADATA-->
      <text:p text:style-name="P4">
<draw:frame draw:style-name="fr1" draw:name="Image186" text:anchor-type="as-char" svg:width="6.9236in" svg:height="3.956343in" draw:z-index="0">
<draw:image xlink:href="../Images/yкринформ/2023-05-03T20-15-33-03-00/630_360_1683122925-491.jpeg" xlink:type="simple" xlink:show="embed" xlink:actuate="onLoad" draw:mime-type="image/jpeg"/>
</draw:frame>
President of Ukraine Volodymyr Zelensky states that Ukraine does not send any messages with representatives of the civilized world by Ukraine with its actions or its deputies with representatives of the civilized world, and it has not been sent to Putin for a long time, but is fighting exclusively for its land.</text:p>
      <text:p text:style-name="P4">
He said this during a joint press conference with the participants of the Summit of the Country Europe and Ukraine in Helsinki, answering the question of whether it is a messenger for Russia, reports Ukrinform correspondent.</text:p>
      <text:p text:style-name="P4">
"We are no messages of Russia and President Putin for a long time. We do not send for our country and purely on our land. We do not care that in Russia and with Russian citizens. We do not care what is happening with Ukraine, whose siriterium came Russian aggression ", - the President emphasized.</text:p>
      <text:p text:style-name="P4">
He stressed that Ukraine has only one message to the whole world: it is an association of peace.</text:p>
      <text:p text:style-name="P4">
<text:span text:style-name="T4">
 Read also: </text:span>
 <text:a xlink:type="simple" xlink:href="https://www.ukrinform.ua/rubric-ato/3704318-zelenskij-pro-udar-bezpilotnikiv-po-kremlu-mi-ne-atakuvali-ani-putina-ani-moskvu.html" text:style-name="Internet_20_link" text:visited-style-name="Visited_20_Internet_20_Link">
<text:span text:style-name="T4">
 Zelensky </text:span>
</text:a>
"I have a message only to the whole world that was not occupied by the occupation of our non -volatile territory, is an union to displace the Russian Federation of a famous independent, sovereign territory to end the war. I believe that the states that really want peace on the European continent, In the world, they must unite in order for this war to end, " - emphasized thezelensky.</text:p>
      <text:p text:style-name="P4">
As it was reported, the President <text:a xlink:type="simple" xlink:href="https://www.ukrinform.ua/tag-zelenskij" text:style-name="Internet_20_link" text:visited-style-name="Visited_20_Internet_20_Link">
</text:a>
He came to Finland inside, where Ukraine participated in Ukraine - a northern Europe.</text:p>
      <text:p text:style-name="P4">
<text:span text:style-name="T5">
Foto: op</text:span>
</text:p>
      <text:p text:style-name="P4">
News Source: <text:a xlink:type="simple" xlink:href="https://www.ukrinform.ua/rubric-polytics/3704355-zelenskij-mi-niaki-mesedzi-putinu-vze-davno-ne-vidpravlaemo.html" text:style-name="Internet_20_link" text:visited-style-name="Visited_20_Internet_20_Link">
https://www.ukrinform.ua/rubric-polytics/3704355-zelenskij-mi-niaki-mesedzi-putinu-vze-davno-ne-vidpravlaemo.html</text:a>
</text:p>
      <!--NEWS-->
      <text:h text:style-name="P10" text:outline-level="1">
<text:span text:style-name="T4">
The Russians twice fired Nikopol from artillery, wounded woman</text:span>
</text:h>
      <text:p text:style-name="P4">
Authors: Ukrinform (Person)</text:p>
      <text:p text:style-name="P4">
Publisher: Укринформ (Organization)</text:p>
      <text:p text:style-name="P4">
Published Time: 2023-05-03T20:26:56+03:00</text:p>
      <text:p text:style-name="P4">
Modified Time: 2023-05-03T20:26:56+03:00</text:p>
      <text:p text:style-name="P4">
Description: The enemy army hit the Nikopol region, the elderly woman was injured. - Ukrinform.</text:p>
      <text:p text:style-name="P4">
Images: ["<text:a xlink:type="simple" xlink:href="https://static.ukrinform.com/photos/2023_05/thumb_files/630_360_1683134807-136.jpg" text:style-name="Internet_20_link" text:visited-style-name="Visited_20_Internet_20_Link">
630_360_16831...</text:a>
"]</text:p>
      <text:p text:style-name="P4">
Tags: ['Нікополь', 'Обстріл', 'Війна з росією']</text:p>
      <text:p text:style-name="P4">
Type: Article</text:p>
      <!--METADATA-->
      <text:p text:style-name="P4">
<draw:frame draw:style-name="fr1" draw:name="Image187" text:anchor-type="as-char" svg:width="6.9236in" svg:height="3.956343in" draw:z-index="0">
<draw:image xlink:href="../Images/yкринформ/2023-05-03T20-26-56-03-00/630_360_1683134807-136.jpg" xlink:type="simple" xlink:show="embed" xlink:actuate="onLoad" draw:mime-type="image/jpeg"/>
</draw:frame>
Honorary army struck in the Nikopol region, an elderly woman was injured.</text:p>
      <text:p text:style-name="P4">
About it in <text:a xlink:type="simple" xlink:href="https://t.me/dnipropetrovskaODA/4450" text:style-name="Internet_20_link" text:visited-style-name="Visited_20_Internet_20_Link">
</text:a>
Informs the Chief -Propetrovsk Ova Sergei Lisak, Ukrinform reports.</text:p>
      <text:p text:style-name="P4">
"Two artillery shellings survived Nikopol for the day. The 86 -year -old woman will be injured, outpatient will be treated," he wrote.</text:p>
      <text:p text:style-name="P4">
13 private homes are damaged. One of them was engaged, rescuers fired. Two outbuildings are completely destroyed, 9 are mutilated.</text:p>
      <text:p text:style-name="P4">
The enemy shells were beaten by two medical institutions. In addition, 22 solar panels, transmission lines, cars are broken.</text:p>
      <text:p text:style-name="P4">
<text:span text:style-name="T4">
 Read also: </text:span>
 <text:a xlink:type="simple" xlink:href="https://www.ukrinform.ua/rubric-ato/3704316-unaslidok-obstrilu-hersonsini-vze-zaginulo-17-ludej.html" text:style-name="Internet_20_link" text:visited-style-name="Visited_20_Internet_20_Link">
<text:span text:style-name="T4">
 Due to </text:span>
 <text:span text:style-name="T4">
 </text:span>
 firing <text:span text:style-name="T4">
 </text:span>
 <text:span text:style-name="T4">
 Kherson region </text:span>
 <text:span text:style-name="T4">
 </text:span>
 already <text:span text:style-name="T4">
<text:span text:style-name="T5">
* killed </text:span>
* </text:span>
 <text:span text:style-name="T4">
 people </text:span>
 <text:span text:style-name="T4">
 </text:span>
 injured **</text:a>
Earlier it was reported that the enemy <text:a xlink:type="simple" xlink:href="https://www.ukrinform.ua/tag-obstril" text:style-name="Internet_20_link" text:visited-style-name="Visited_20_Internet_20_Link">
</text:a>
Nikopol region from the occupied territory of the Kakhovka reservoir.</text:p>
      <text:p text:style-name="P4">
News Source: <text:a xlink:type="simple" xlink:href="https://www.ukrinform.ua/rubric-ato/3704360-rosiani-dvici-obstrilali-nikopol-z-artilerii-poranena-zinka.html" text:style-name="Internet_20_link" text:visited-style-name="Visited_20_Internet_20_Link">
https://www.ukrinform.ua/rubric-ato/3704360-rosiani-dvici-obstrilali-nikopol-z-artilerii-poranena-zinka.html</text:a>
</text:p>
      <!--NEWS-->
      <text:h text:style-name="P10" text:outline-level="1">
<text:span text:style-name="T4">
Northern Europe supports the Ukrainian formula of peace and should be heard in Moscow - President of Finland</text:span>
</text:h>
      <text:p text:style-name="P4">
Authors: Ukrinform (Person)</text:p>
      <text:p text:style-name="P4">
Publisher: Укринформ (Organization)</text:p>
      <text:p text:style-name="P4">
Published Time: 2023-05-03T20:30:11+03:00</text:p>
      <text:p text:style-name="P4">
Modified Time: 2023-05-03T20:30:11+03:00</text:p>
      <text:p text:style-name="P4">
Description: Northern European countries support the formula of peace proposed by President of Ukraine Vladimir Zelensky, and this signal should be heard in Moscow. - Ukrinform.</text:p>
      <text:p text:style-name="P4">
Images: ["<text:a xlink:type="simple" xlink:href="https://static.ukrinform.com/photos/2023_05/thumb_files/630_360_1683132297-175.jpg" text:style-name="Internet_20_link" text:visited-style-name="Visited_20_Internet_20_Link">
630_360_16831...</text:a>
"]</text:p>
      <text:p text:style-name="P4">
Tags: ['Фінляндія', 'Норвегія', 'Зеленський', 'Війна з росією']</text:p>
      <text:p text:style-name="P4">
Type: Article</text:p>
      <!--METADATA-->
      <text:p text:style-name="P4">
<draw:frame draw:style-name="fr1" draw:name="Image188" text:anchor-type="as-char" svg:width="6.9236in" svg:height="3.956343in" draw:z-index="0">
<draw:image xlink:href="../Images/yкринформ/2023-05-03T20-30-11-03-00/630_360_1683132297-175.jpg" xlink:type="simple" xlink:show="embed" xlink:actuate="onLoad" draw:mime-type="image/jpeg"/>
</draw:frame>
The countries of the northern Europe support the formula of peace proposed by the President of Ukraine by Zelensky, and this signal should be heard in Moscow.</text:p>
      <text:p text:style-name="P4">
This was discussed at a joint press conference of the leaders of states and governments of countries of the no means of Europe with the President of Ukraine in Helsinki, correspondentation.</text:p>
      <text:p text:style-name="P4">
In particular, Norway Prime Minister Jonas Gar Stere said: “I want to emphasize that this war should end. The aggressor must finish it. When it comes to peace, it must be under the conditions of aggression. That is why we discuss the formula of Ukraine, this ambitious plan for just peace; And we will study each of these 10 points to understand which one we can make a specific contribution. "</text:p>
      <text:p text:style-name="P4">
<text:span text:style-name="T4">
 Read also: </text:span>
 <text:a xlink:type="simple" xlink:href="https://www.ukrinform.ua/rubric-polytics/3704340-spilna-zaava-samitu-ukraina-pivnicna-evropa.html" text:style-name="Internet_20_link" text:visited-style-name="Visited_20_Internet_20_Link">
<text:span text:style-name="T4">
 Joint </text:span>
 <text:span text:style-name="T4">
 statement </text:span>
 <text:span text:style-name="T4">
 Summit </text:span>
 <text:span text:style-name="T4">
 Ukraine </text:span>
 <text:span text:style-name="T4">
 </text:span>
 North <text:span text:style-name="T4">
** Europe </text:span>
</text:a>
In turn, Finnish President Sauli Niinisto Ayau was that all regional leaders of the region gave a joint signal of support for the Ukrainian peace formula. And this signal, he said, "must be heard not only in Kiev but also in Moscow."</text:p>
      <text:p text:style-name="P4">
At the same time, Iceland's Government Katrin Jacobsdottir noted that the future samties in Reykjavik "would deepen the formula of peace".</text:p>
      <text:p text:style-name="P4">
<text:span text:style-name="T4">
 Read also: </text:span>
 <text:a xlink:type="simple" xlink:href="https://www.ukrinform.ua/rubric-ato/3704167-prezident-finlandii-anonsuvav-novij-paket-vijskovoi-dopomogi-ukraini.html" text:style-name="Internet_20_link" text:visited-style-name="Visited_20_Internet_20_Link">
</text:a>
As it was reported, President Zelensky arrived in Finland on Wednesday, where Ukraine is northern Europe.</text:p>
      <text:p text:style-name="P4">
Photo: yle.fi</text:p>
      <text:p text:style-name="P4">
News Source: <text:a xlink:type="simple" xlink:href="https://www.ukrinform.ua/rubric-polytics/3704362-pivnicna-evropa-pidtrimue-ukrainsku-formulu-miru-i-ce-maut-pocuti-u-moskvi-prezident-finlandii.html" text:style-name="Internet_20_link" text:visited-style-name="Visited_20_Internet_20_Link">
https://www.ukrinform.ua/rubric-polytics/3704362-pivnicna-evropa-pidtrimue-ukrainsku-formulu-miru-i-ce-maut-pocuti-u-moskvi-prezident-finlandii.html</text:a>
</text:p>
      <!--NEWS-->
      <text:h text:style-name="P10" text:outline-level="1">
<text:span text:style-name="T4">
The International Union of Cyclists returned to the Russians and Belarusians to speeches</text:span>
</text:h>
      <text:p text:style-name="P4">
Authors: Ukrinform (Person)</text:p>
      <text:p text:style-name="P4">
Publisher: Укринформ (Organization)</text:p>
      <text:p text:style-name="P4">
Published Time: 2023-05-03T20:30:35+03:00</text:p>
      <text:p text:style-name="P4">
Modified Time: 2023-05-03T20:30:35+03:00</text:p>
      <text:p text:style-name="P4">
Description: The International Union of Cyclists (UCI) allowed athletes from Russia and Belarus to participate in their competitions under the conditions of neutrality. - Ukrinform.</text:p>
      <text:p text:style-name="P4">
Images: ["<text:a xlink:type="simple" xlink:href="https://static.ukrinform.com/photos/2023_05/thumb_files/630_360_1683134939-391.jpg" text:style-name="Internet_20_link" text:visited-style-name="Visited_20_Internet_20_Link">
630_360_16831...</text:a>
"]</text:p>
      <text:p text:style-name="P4">
Tags: ['Велоспорт']</text:p>
      <text:p text:style-name="P4">
Type: Article</text:p>
      <!--METADATA-->
      <text:p text:style-name="P4">
<draw:frame draw:style-name="fr1" draw:name="Image189" text:anchor-type="as-char" svg:width="6.9236in" svg:height="3.956343in" draw:z-index="0">
<draw:image xlink:href="../Images/yкринформ/2023-05-03T20-30-35-03-00/630_360_1683134939-391.jpg" xlink:type="simple" xlink:show="embed" xlink:actuate="onLoad" draw:mime-type="image/jpeg"/>
</draw:frame>
International Union of Cyclists(UCI)Allowed athletes from Russia and Belarus to participate in their competitions on neutrality.</text:p>
      <text:p text:style-name="P4">
This is stated on the official <text:a xlink:type="simple" xlink:href="https://www.uci.org/pressrelease/the-uci-approves-ioc-recommendations-of-28-march-2023-concerning-the/2plWmIDolvsdL5jmF9cMcj" text:style-name="Internet_20_link" text:visited-style-name="Visited_20_Internet_20_Link">
</text:a>
organization, reports Ukrinform.</text:p>
      <text:p text:style-name="P4">
From the beginning of the full -scale invasion of the Russian Federation in Ukraine, UCI allowed Russian and Belarusian athletes to participate in some of their tournaments, such as the world tour, provided that their teams do not come from Russia Tabilorus.</text:p>
      <text:p text:style-name="P4">
In order to approve the return to the World Cups and World Championships, middle competitions, cycling with Russia and Belarus, it is necessary to prove their full -neatitis. They will be required not to have a direct association with two states, their federations and NOC; compete without flags, emblems, hymns and other symbols of both states; in no form not to maintain a full -scale war in Ukraine; not have ties with the armed forces of the two countries.</text:p>
      <text:p text:style-name="P4">
<text:span text:style-name="T4">
 Read also: </text:span>
 <text:a xlink:type="simple" xlink:href="https://www.ukrinform.ua/rubric-sports/3703697-vismoh-rosian-ne-dopustili-do-ucasti-na-cs2023-z-dzudo.html" text:style-name="Internet_20_link" text:visited-style-name="Visited_20_Internet_20_Link">
<text:span text:style-name="T4">
 judo </text:span>
</text:a>
Cycling athletes, who will receive neutral athletes, will be able to return to performances from June 1.</text:p>
      <text:p text:style-name="P4">
Photo: Ap.</text:p>
      <text:p text:style-name="P4">
News Source: <text:a xlink:type="simple" xlink:href="https://www.ukrinform.ua/rubric-sports/3704363-miznarodnij-souz-velosipedistiv-povernuv-rosian-ta-bilorusiv-do-vistupiv.html" text:style-name="Internet_20_link" text:visited-style-name="Visited_20_Internet_20_Link">
https://www.ukrinform.ua/rubric-sports/3704363-miznarodnij-souz-velosipedistiv-povernuv-rosian-ta-bilorusiv-do-vistupiv.html</text:a>
</text:p>
      <!--NEWS-->
      <text:h text:style-name="P10" text:outline-level="1">
<text:span text:style-name="T4">
Ukrainian stars have voiced works for students</text:span>
</text:h>
      <text:p text:style-name="P4">
Authors: Ukrinform (Person)</text:p>
      <text:p text:style-name="P4">
Publisher: Укринформ (Organization)</text:p>
      <text:p text:style-name="P4">
Published Time: 2023-05-03T20:33:46+03:00</text:p>
      <text:p text:style-name="P4">
Modified Time: 2023-05-03T20:33:46+03:00</text:p>
      <text:p text:style-name="P4">
Description: Famous actors of theater and cinema, musicians and writers have joined the works of Ukrainian literature for 6th grade students. - Ukrinform.</text:p>
      <text:p text:style-name="P4">
Images: ["<text:a xlink:type="simple" xlink:href="https://static.ukrinform.com/photos/2022_12/thumb_files/630_360_1670748954-811.jpg" text:style-name="Internet_20_link" text:visited-style-name="Visited_20_Internet_20_Link">
630_360_16707...</text:a>
"]</text:p>
      <text:p text:style-name="P4">
Tags: ['Школа', 'Аудіокнига', 'Артисти']</text:p>
      <text:p text:style-name="P4">
Type: Article</text:p>
      <!--METADATA-->
      <text:p text:style-name="P4">
<draw:frame draw:style-name="fr1" draw:name="Image190" text:anchor-type="as-char" svg:width="6.9236in" svg:height="3.956343in" draw:z-index="0">
<draw:image xlink:href="../Images/yкринформ/2023-05-03T20-33-46-03-00/630_360_1670748954-811.jpg" xlink:type="simple" xlink:show="embed" xlink:actuate="onLoad" draw:mime-type="image/jpeg"/>
</draw:frame>
Factors of theater and cinema, musicians and writers have joined the works of Ukrainian literature for students of 6th grade.</text:p>
      <text:p text:style-name="P4">
As Ukrinform reports, it reports <text:a xlink:type="simple" xlink:href="https://cases.media/news/gorbunov-sumska-zhadan-ukrayinski-zirki-ozvuchili-tvori-dlya-shkolyariv" text:style-name="Internet_20_link" text:visited-style-name="Visited_20_Internet_20_Link">
</text:a>
.</text:p>
      <text:p text:style-name="P4">
Як зазначається, до запису долучилися акторка кіно та театру Ольга Сумська,Фатіма Горбенко, актор та телеведучий Юрій Горбунов, актор Остап Ступка, поетта лідер рок-гурту Сергій Жадан, актор і режисер Ахтем Сеітаблаєв, співачка ізаслужена артистка України Ярослава Руденко, заслужений артист України БогданЧернявський, лауреатка читацьких конкурсів, провідна акторка Ольга Чернявська,письменниця та режисерка Ірина Цілик, письменниця Тетяна Бабенко.</text:p>
      <text:p text:style-name="P4">
<text:span text:style-name="T4">
Читайте також:</text:span>
 <text:a xlink:type="simple" xlink:href="https://www.ukrinform.ua/rubric-diaspora/3692104-u-muzei-varsavskogo-povstanna-perezapustili-ukrainomovnij-audiogid-zelenska.html" text:style-name="Internet_20_link" text:visited-style-name="Visited_20_Internet_20_Link">
 <text:span text:style-name="T4">
аудіо</text:span>
 </text:a>
<text:a xlink:type="simple" xlink:href="https://www.youtube.com/@viniloskhovyshche_audiobooks" text:style-name="Internet_20_link" text:visited-style-name="Visited_20_Internet_20_Link">
 Writings  </text:a>
You can be both online and offline.</text:p>
      <text:p text:style-name="P4">
The audiobliote was implemented at the initiative and at the expense of the chairman of the Poltava Regional Council Alexander Bilenky.</text:p>
      <text:p text:style-name="P4">
Earlier, works for 5th grade were placed on the YouTube channel. In 3 months they have been heard about 20 thousand times.</text:p>
      <text:p text:style-name="P4">
News Source: <text:a xlink:type="simple" xlink:href="https://www.ukrinform.ua/rubric-culture/3704366-ukrainski-zirki-ozvucili-tvori-dla-skolariv.html" text:style-name="Internet_20_link" text:visited-style-name="Visited_20_Internet_20_Link">
https://www.ukrinform.ua/rubric-culture/3704366-ukrainski-zirki-ozvucili-tvori-dla-skolariv.html</text:a>
</text:p>
      <!--NEWS-->
      <text:h text:style-name="P10" text:outline-level="1">
<text:span text:style-name="T4">
The issue of transfer of combat aircraft to Ukraine has not yet been resolved - Denmark Prime Minister</text:span>
</text:h>
      <text:p text:style-name="P4">
Authors: Ukrinform (Person)</text:p>
      <text:p text:style-name="P4">
Publisher: Укринформ (Organization)</text:p>
      <text:p text:style-name="P4">
Published Time: 2023-05-03T20:36:04+03:00</text:p>
      <text:p text:style-name="P4">
Modified Time: 2023-05-03T20:36:04+03:00</text:p>
      <text:p text:style-name="P4">
Description: The decision to provide Ukraine with Western aircraft continues to be discussed in the circle of allies. - Ukrinform.</text:p>
      <text:p text:style-name="P4">
Images: ["<text:a xlink:type="simple" xlink:href="https://static.ukrinform.com/photos/2023_05/thumb_files/630_360_1683135291-205.jpeg" text:style-name="Internet_20_link" text:visited-style-name="Visited_20_Internet_20_Link">
630_360_16831...</text:a>
"]</text:p>
      <text:p text:style-name="P4">
Tags: ['Данія', 'Літак', 'Україна', 'Війна з росією']</text:p>
      <text:p text:style-name="P4">
Type: Article</text:p>
      <!--METADATA-->
      <text:p text:style-name="P4">
<draw:frame draw:style-name="fr1" draw:name="Image191" text:anchor-type="as-char" svg:width="6.9236in" svg:height="3.956343in" draw:z-index="0">
<draw:image xlink:href="../Images/yкринформ/2023-05-03T20-36-04-03-00/630_360_1683135291-205.jpeg" xlink:type="simple" xlink:show="embed" xlink:actuate="onLoad" draw:mime-type="image/jpeg"/>
</draw:frame>
The decisions of providing Ukraine with Western aircraft are continued to be discussed in wheels.</text:p>
      <text:p text:style-name="P4">
She said this at a joint press conference with the President of Ukraine and the leaders of North Europe in Helsinki on May 3, Denmark Prime Minister Matte Frederixen, Ukrinform reports.</text:p>
      <text:p text:style-name="P4">
“When we talk about fighters, it is a matter that we are discussing for some time and continuing to discuss among the Allies. This is a difficult task, a difficult question. The discussion is ongoing. We have not completed it from the Danish momentum, ”Frederixen said.</text:p>
      <text:p text:style-name="P4">
At the same time, she was satisfied with the fact that the day before to the Denmark Parliament was a proposal for the government to provide the 10th, a very strong package of assistance in Ukraine. This package, she said, is the most expensive to this time, but unnecessary the exact amount. The package includes a variety of equipment and tools that Ukraine displayed and asked for.</text:p>
      <text:p text:style-name="P4">
"Our artillery is currently on the way to Ukraine," the Prime Minister said that there will be packages in the future.</text:p>
      <text:p text:style-name="P4">
<text:span text:style-name="T4">
 Read also: </text:span>
 <text:a xlink:type="simple" xlink:href="https://www.ukrinform.ua/rubric-ato/3704193-prezident-finlandii-poasniv-comu-poki-ne-mozut-peredati-ukraini-vinisuvaci-hornet.html" text:style-name="Internet_20_link" text:visited-style-name="Visited_20_Internet_20_Link">
</text:a>
The meeting in Helsinka she called a clear signal of unity. This, she said, is important for all, because Ukraine is fighting not only for itself, but for the whole of Europe, for a rightful country to live in peace and not be afraid of neighbors. Ukraine's partners give it a support that can be accelerated, but Ukrainians need support not in the future, but now.</text:p>
      <text:p text:style-name="P4">
President of Ukraine Volodymyr Zelensky thanked all partners for their support, for the fact that the military equipment provided saves life. He noted that Ukraine is now working to get the planes "and already see understanding" from partners.</text:p>
      <text:p text:style-name="P4">
As reported, the President <text:a xlink:type="simple" xlink:href="https://www.ukrinform.ua/tag-zelenskij" text:style-name="Internet_20_link" text:visited-style-name="Visited_20_Internet_20_Link">
</text:a>
In the middle, he visited Finland, where he negotiated with the President of this Ukraine, participated in the Ukrainian Summit-Northern Europe and held separate meetings with Prime Ministers of Denmark, Iceland, Norway and Sweden.</text:p>
      <text:p text:style-name="P4">
News Source: <text:a xlink:type="simple" xlink:href="https://www.ukrinform.ua/rubric-ato/3704367-pitanna-peredaci-ukraini-bojovih-litakiv-poki-ne-virisene-premerka-danii.html" text:style-name="Internet_20_link" text:visited-style-name="Visited_20_Internet_20_Link">
https://www.ukrinform.ua/rubric-ato/3704367-pitanna-peredaci-ukraini-bojovih-litakiv-poki-ne-virisene-premerka-danii.html</text:a>
</text:p>
      <!--NEWS-->
      <text:h text:style-name="P10" text:outline-level="1">
<text:span text:style-name="T4">
Google and Microsoft executives were invited to meet in the White House on Artificial Intelligence</text:span>
</text:h>
      <text:p text:style-name="P4">
Authors: Ukrinform (Person)</text:p>
      <text:p text:style-name="P4">
Publisher: Укринформ (Organization)</text:p>
      <text:p text:style-name="P4">
Published Time: 2023-05-03T20:38:27+03:00</text:p>
      <text:p text:style-name="P4">
Modified Time: 2023-05-03T20:38:27+03:00</text:p>
      <text:p text:style-name="P4">
Description: Google, Microsoft, Openai and Anthropic executives, which are part of Alphabet Inc, will meet on Thursday with Vice President Kamala Harris and the highest officials of the Presidential Administration to discuss key issues of artificial intelligence. - Ukrinform.</text:p>
      <text:p text:style-name="P4">
Images: ["<text:a xlink:type="simple" xlink:href="https://static.ukrinform.com/photos/2018_10/thumb_files/630_360_1539194458-326.jpg" text:style-name="Internet_20_link" text:visited-style-name="Visited_20_Internet_20_Link">
630_360_15391...</text:a>
"]</text:p>
      <text:p text:style-name="P4">
Tags: ['Google', 'Microsoft', 'США', 'Штучний інтелект', 'Білий дім']</text:p>
      <text:p text:style-name="P4">
Type: Article</text:p>
      <!--METADATA-->
      <text:p text:style-name="P4">
<draw:frame draw:style-name="fr1" draw:name="Image192" text:anchor-type="as-char" svg:width="6.9236in" svg:height="3.956343in" draw:z-index="0">
<draw:image xlink:href="../Images/yкринформ/2023-05-03T20-38-27-03-00/630_360_1539194458-326.jpg" xlink:type="simple" xlink:show="embed" xlink:actuate="onLoad" draw:mime-type="image/jpeg"/>
</draw:frame>
Google, Microsoft, Openai and Anthropic heads, which are part of Alphabetinc, will meet on Thursday with Vice -President Kamala Harris and the Higher President of the Presidential Administration to discuss key issues.</text:p>
      <text:p text:style-name="P4">
About it reports <text:a xlink:type="simple" xlink:href="https://www.reuters.com/technology/google-microsoft-openai-ceos-attend-white-house-ai-meeting-official-2023-05-02/" text:style-name="Internet_20_link" text:visited-style-name="Visited_20_Internet_20_Link">
</text:a>
With the reference of the White House official, Ukrinform reports.</text:p>
      <text:p text:style-name="P4">
"The meeting will be attended by the head of the apparatus <text:a xlink:type="simple" xlink:href="https://www.ukrinform.ua/tag-bajden" text:style-name="Internet_20_link" text:visited-style-name="Visited_20_Internet_20_Link">
</text:a>
Jeff Zenz, Deputy Head of the Apparatus Reli, National Security Advisor Jake Sullivan, Director of the National Economic Council Lael Brainard and Trade Minister Gina Raymomond, media, " - said the White House.</text:p>
      <text:p text:style-name="P4">
The invitation says that President Joe Biden "expects such companies ... should be sure to the safety of their products before making them accessible to the public."</text:p>
      <text:p text:style-name="P4">
Anxiety about the technology of the AI includes violations of privacy, bias and fears that it can contribute to the spread of fraud.</text:p>
      <text:p text:style-name="P4">
<text:span text:style-name="T4">
 Read also: </text:span>
 [<text:span text:style-name="T4">
 ministers </text:span>
 <text:span text:style-name="T4">
 digitalization </text:span>
 <text:span text:style-name="T4">
 agreed </text:span>
 <text:span text:style-name="T4">
 </text:span>
 yat <text:span text:style-name="T4">
<text:span text:style-name="T5">
* principles </text:span>
* </text:span>
 <text:span text:style-name="T4">
 Management </text:span>
 <text:span text:style-name="T4">
 </text:span>
 artificial <text:span text:style-name="T4">
 </text:span>
 <text:span text:style-name="T4">
 </text:span>
 **(https://www.ukrinform.ua/rubric-technology/3702640-ministri-cifrovizacii-g7-uzgodili-pat-principiv-upravlinna-stucnim-intelektom.html)In April, the US President stated that it was not yet found to be dangerous, but he was also responsible for technology companies for the safety of products. According to him, social networks have already demonstrated which can be harvested by powerful technologies without proper guarantees.</text:p>
      <text:p text:style-name="P4">
On Monday, the Medies of the White House Internal Policy and the White House Imperiating and Technical Policy Management wrote in a blog that technology could pose a serious risk to workers.</text:p>
      <text:p text:style-name="P4">
As reported by Ukrinform, Google with the support of the Ministry of Digital Transformation <text:a xlink:type="simple" xlink:href="https://www.ukrinform.ua/rubric-technology/3704076-google-zapuskae-dla-ukrainciv-bezoplatnij-kurs-pro-stucnij-intelekt.html" text:style-name="Internet_20_link" text:visited-style-name="Visited_20_Internet_20_Link">
</text:a>
To help Ukrainians develop practical skills in using an artificial office.</text:p>
      <text:p text:style-name="P4">
News Source: <text:a xlink:type="simple" xlink:href="https://www.ukrinform.ua/rubric-technology/3704368-kerivnikiv-google-i-microsoft-zaprosili-na-zustric-u-bilomu-domi-sodo-stucnogo-intelektu.html" text:style-name="Internet_20_link" text:visited-style-name="Visited_20_Internet_20_Link">
https://www.ukrinform.ua/rubric-technology/3704368-kerivnikiv-google-i-microsoft-zaprosili-na-zustric-u-bilomu-domi-sodo-stucnogo-intelektu.html</text:a>
</text:p>
      <!--NEWS-->
      <text:h text:style-name="P10" text:outline-level="1">
<text:span text:style-name="T4">
Meta has declared an increase in the number of harmful programs related to Chatgpt</text:span>
</text:h>
      <text:p text:style-name="P4">
Authors: Ukrinform (Person)</text:p>
      <text:p text:style-name="P4">
Publisher: Укринформ (Organization)</text:p>
      <text:p text:style-name="P4">
Published Time: 2023-05-03T20:39:00+03:00</text:p>
      <text:p text:style-name="P4">
Modified Time: 2023-05-03T20:39:00+03:00</text:p>
      <text:p text:style-name="P4">
Description: Meta said on Wednesday that exposed malicious software suppliers that use public interest in Chatgpt to encourage users to load malware and browser extensions. - Ukrinform.</text:p>
      <text:p text:style-name="P4">
Images: ["<text:a xlink:type="simple" xlink:href="https://static.ukrinform.com/photos/2022_09/thumb_files/630_360_1664296294-654.jpg" text:style-name="Internet_20_link" text:visited-style-name="Visited_20_Internet_20_Link">
630_360_16642...</text:a>
"]</text:p>
      <text:p text:style-name="P4">
Tags: ['Технології', 'Meta', 'ChatGPT']</text:p>
      <text:p text:style-name="P4">
Type: Article</text:p>
      <!--METADATA-->
      <text:p text:style-name="P4">
<draw:frame draw:style-name="fr1" draw:name="Image193" text:anchor-type="as-char" svg:width="6.9236in" svg:height="3.956343in" draw:z-index="0">
<draw:image xlink:href="../Images/yкринформ/2023-05-03T20-39-00-03-00/630_360_1664296294-654.jpg" xlink:type="simple" xlink:show="embed" xlink:actuate="onLoad" draw:mime-type="image/jpeg"/>
</draw:frame>
MMETA said on Wednesday, which exposed the suppliers of malicious software security that use the public interest in Chatgpt to consider users to download malicious programs and extensions for browser.</text:p>
      <text:p text:style-name="P4">
As Ukrinform reports, it reports <text:a xlink:type="simple" xlink:href="https://www.reuters.com/technology/meta-says-chatgpt-related-malware-is-rise-2023-05-03/" text:style-name="Internet_20_link" text:visited-style-name="Visited_20_Internet_20_Link">
</text:a>
.</text:p>
      <text:p text:style-name="P4">
"Since March, the company has discovered about 10 families of hazards of 1000 harmful references that have been advertised as tools with popular artificial intelligence based on popular booth," the report reads.</text:p>
      <text:p text:style-name="P4">
<text:span text:style-name="T4">
 Read also: </text:span>
 <text:a xlink:type="simple" xlink:href="https://www.ukrinform.ua/rubric-technology/3697353-mask-planue-zapustiti-konkurenta-chatgpt.html" text:style-name="Internet_20_link" text:visited-style-name="Visited_20_Internet_20_Link">
<text:span text:style-name="T4">
 Chatgpt </text:span>
</text:a>
In some cases, the malicious software has given the work functionality of Chatgpt, along with harmful files, Meta noted.</text:p>
      <text:p text:style-name="P4">
Speaking to a report on the report on the report, the Director of Meta Guy Rosen said that for the malefactors "Chatgpt is novacripptocurrency".</text:p>
      <text:p text:style-name="P4">
Rosen and other META executives have stated that the company is preparing the protection of various potential abuses related to generative -based intelligence technologies such as Chatgpt, which can quickly create similar in -human texts, music and art.</text:p>
      <text:p text:style-name="P4">
<text:span text:style-name="T4">
 Read also: </text:span>
 <text:a xlink:type="simple" xlink:href="https://www.ukrinform.ua/rubric-technology/3693609-kompaniarozrobnik-chatgpt-zaavila-pro-pidvisenna-rivna-bezpeki-catbota.html" text:style-name="Internet_20_link" text:visited-style-name="Visited_20_Internet_20_Link">
<text:span text:style-name="T4">
 Chatgpt </text:span>
</text:a>
These tools are noted to facilitate the spread of misinformation campaigns on the Internet.</text:p>
      <text:p text:style-name="P4">
According to Ukrinform, Samsung Electronics Co. Prohibitors to use generative tools for artificial intelligence.</text:p>
      <text:p text:style-name="P4">
News Source: <text:a xlink:type="simple" xlink:href="https://www.ukrinform.ua/rubric-technology/3704370-u-meta-zaavili-pro-zrostanna-kilkosti-skidlivih-program-povazanih-zi-chatgpt.html" text:style-name="Internet_20_link" text:visited-style-name="Visited_20_Internet_20_Link">
https://www.ukrinform.ua/rubric-technology/3704370-u-meta-zaavili-pro-zrostanna-kilkosti-skidlivih-program-povazanih-zi-chatgpt.html</text:a>
</text:p>
      <!--NEWS-->
      <text:h text:style-name="P10" text:outline-level="1">
<text:span text:style-name="T4">
Defense forces do not count on the easy return of Crimea - Humeniuk</text:span>
</text:h>
      <text:p text:style-name="P4">
Authors: Ukrinform (Person)</text:p>
      <text:p text:style-name="P4">
Publisher: Укринформ (Organization)</text:p>
      <text:p text:style-name="P4">
Published Time: 2023-05-03T20:40:00+03:00</text:p>
      <text:p text:style-name="P4">
Modified Time: 2023-05-03T20:40:00+03:00</text:p>
      <text:p text:style-name="P4">
Description: </text:p>
      <text:p text:style-name="P4">
Сили Оборони Ретельно Готуються І Не Розраховують На Те, Що Повернення Окупованого Росією Криму Буде Легким. — Укрінформ.: </text:p>
      <text:p text:style-name="P4">
Images: ["<text:a xlink:type="simple" xlink:href="https://static.ukrinform.com/photos/2018_01/thumb_files/630_360_1517316985-1053.jpg" text:style-name="Internet_20_link" text:visited-style-name="Visited_20_Internet_20_Link">
630_360_15173...</text:a>
"]</text:p>
      <text:p text:style-name="P4">
Tags: ['Деокупація', 'Крим', 'ЗСУ', 'Війна з росією', 'Єдині новини']</text:p>
      <text:p text:style-name="P4">
Type: Article</text:p>
      <!--METADATA-->
      <text:p text:style-name="P4">
<draw:frame draw:style-name="fr1" draw:name="Image194" text:anchor-type="as-char" svg:width="6.9236in" svg:height="3.956343in" draw:z-index="0">
<draw:image xlink:href="../Images/yкринформ/2023-05-03T20-40-00-03-00/630_360_1517316985-1053.jpg" xlink:type="simple" xlink:show="embed" xlink:actuate="onLoad" draw:mime-type="image/jpeg"/>
</draw:frame>
The defense forces are carefully prepared and do not expect that the return of the occupied Crimea by the occupied by the Crimea will be easy.</text:p>
      <text:p text:style-name="P4">
Natalia Humeniuk said the head of the united coordination press center of the southern Ukrainian defense forces on the broadcasting of the only news, Ukrainian reports.</text:p>
      <text:p text:style-name="P4">
“Also except logistics, they have(Russians - ed.)It is quite substantially undermined by the moral and psychological state of the army. And it also has a very much influence. We have an experience of liberation of the Right Bank, where they also arranged for multi -cord defense, very substantially compacted them, even using maturity. Many layers of defense were built, and then everything was left rapidly in the direction of the "Russian military ship". We do not expect that everything will be so easy. Every "goodwill gesture" they still do under our control. And they are preparing for such gestures under the conditions of defense forces, ”Humeniuk said.</text:p>
      <text:p text:style-name="P4">
<text:span text:style-name="T4">
 Read also: </text:span>
 [<text:span text:style-name="T4">
 Rennikov </text:span>
 <text:span text:style-name="T4">
 </text:span>
 declared <text:span text:style-name="T4">
 </text:span>
 Ukraine <text:span text:style-name="T4">
 </text:span>
 <text:span text:style-name="T4">
 will take </text:span>
 <text:span text:style-name="T4">
 </text:span>
 Crime(https://www.ukrinform.ua/rubric-crimea/3703685-reznikov-zaaviv-so-ukraina-vizme-krim-bez-bou.html)According to her, Ukrainian defenders continue to do their work and aware how long it can be. Significantly, there is a support for the resistance forces that help to work from the inside.</text:p>
      <text:p text:style-name="P4">
Humeniuk also commented on the information that Russia could arrange provocations: “Speaking of technogenic blackmail, we have already experienced it. When they went from the right bank, they said that the destruction of Kakhovskaya hydroelectric power plants and the forces of defense tried to blame it. And the confident defense forces of the Zaporozhye direction, including concerning a nuclear power plant, were provoked. We understand that all this is a nerves game. But additional scenarios are viewed. "</text:p>
      <text:p text:style-name="P4">
<text:span text:style-name="T4">
 Read also: </text:span>
 <text:a xlink:type="simple" xlink:href="https://www.ukrinform.ua/rubric-crimea/3704130-u-krimu-rosiani-boatsa-vsogo-skibickij-ne-viklucae-zest-dobroi-voli.html" text:style-name="Internet_20_link" text:visited-style-name="Visited_20_Internet_20_Link">
<text:span text:style-name="T4">
 Crimea </text:span>
 <text:span text:style-name="T4">
 </text:span>
 Russians <text:span text:style-name="T4">
 </text:span>
 afraid <text:span text:style-name="T4">
 </text:span>
 Total <text:span text:style-name="T4">
<text:span text:style-name="T5">
* Skibitsky </text:span>
* </text:span>
 Excludes <text:span text:style-name="T4">
 </text:span>
 <text:span text:style-name="T4">
 gesture </text:span>
 <text:span text:style-name="T4">
 good </text:span>
 <text:span text:style-name="T4">
 </text:span>
 <text:span text:style-name="T4">
 </text:span>
 Will **</text:a>
As it was reported, Russian troops in the territory of the temporarily occupied <text:a xlink:type="simple" xlink:href="https://www.ukrinform.ua/tag-krim" text:style-name="Internet_20_link" text:visited-style-name="Visited_20_Internet_20_Link">
</text:a>
The mobilization and creation of the boundaries of defense continue. At the same time, the evacuation of Russians from the peninsula continues.</text:p>
      <text:p text:style-name="P4">
News Source: <text:a xlink:type="simple" xlink:href="https://www.ukrinform.ua/rubric-crimea/3704369-sili-oboroni-ne-rozrahovuut-na-legke-povernenna-krimu-gumenuk.html" text:style-name="Internet_20_link" text:visited-style-name="Visited_20_Internet_20_Link">
https://www.ukrinform.ua/rubric-crimea/3704369-sili-oboroni-ne-rozrahovuut-na-legke-povernenna-krimu-gumenuk.html</text:a>
</text:p>
      <!--NEWS-->
      <text:h text:style-name="P10" text:outline-level="1">
<text:span text:style-name="T4">
The main theme in negotiations with partners is the number of weapons - Zelensky</text:span>
</text:h>
      <text:p text:style-name="P4">
Authors: Ukrinform (Person)</text:p>
      <text:p text:style-name="P4">
Publisher: Укринформ (Organization)</text:p>
      <text:p text:style-name="P4">
Published Time: 2023-05-03T20:43:34+03:00</text:p>
      <text:p text:style-name="P4">
Modified Time: 2023-05-03T20:43:34+03:00</text:p>
      <text:p text:style-name="P4">
Description: Ukraine has overcome many challenges in giving partners, and today the main issue discussed is its number. - Ukrinform.</text:p>
      <text:p text:style-name="P4">
Images: ["<text:a xlink:type="simple" xlink:href="https://static.ukrinform.com/photos/2023_05/thumb_files/630_360_1683122925-877.jpeg" text:style-name="Internet_20_link" text:visited-style-name="Visited_20_Internet_20_Link">
630_360_16831...</text:a>
"]</text:p>
      <text:p text:style-name="P4">
Tags: None</text:p>
      <text:p text:style-name="P4">
Type: Article</text:p>
      <!--METADATA-->
      <text:p text:style-name="P4">
<draw:frame draw:style-name="fr1" draw:name="Image195" text:anchor-type="as-char" svg:width="6.9236in" svg:height="3.956343in" draw:z-index="0">
<draw:image xlink:href="../Images/yкринформ/2023-05-03T20-43-34-03-00/630_360_1683122925-877.jpeg" xlink:type="simple" xlink:show="embed" xlink:actuate="onLoad" draw:mime-type="image/jpeg"/>
</draw:frame>
Ukraine has many challenges in giving partners weapons, and today the issue under discussion is its number.</text:p>
      <text:p text:style-name="P4">
President Volodymyr Zelensky has declared this at a joint press conference of the participants of the summit of North Europe and Ukraine in Helsinki, answering the question about providing F-16 aircraft, Ukrinform correspondent reports.</text:p>
      <text:p text:style-name="P4">
"We really had different challenges with different weapons. Because it does not depend on a single state. After all, there is a full -scale war, it requires the approval of the consolidation of the Allies on the corresponding number of weapons. Because today it is already about the number," the president said.</text:p>
      <text:p text:style-name="P4">
According to him, in the issue of allocation of weapons to Ukraine is very important coalition states, and many tasks have already been completed.</text:p>
      <text:p text:style-name="P4">
"We have already done it with tanks, with armored vehicles. Now it's aviation. We will go with our partners constantly about it and see understanding," said Zelene.</text:p>
      <text:p text:style-name="P4">
Earlier, Zelensky, during a joint press conference by the President of Finland Sauli, said in Helsinki that Ukraine will soon plan to take offensive actions on the battlefield and after that it could get modern fighter jets.</text:p>
      <text:p text:style-name="P4">
Foreign Minister Dmytro Kuleba noted that the decision to transfer the Ukrainian aircraft F-16 is a matter of time and will be tied to the result of the contrast.</text:p>
      <text:p text:style-name="P4">
<text:span text:style-name="T5">
Foto: op</text:span>
</text:p>
      <text:p text:style-name="P4">
News Source: <text:a xlink:type="simple" xlink:href="https://www.ukrinform.ua/rubric-ato/3704371-golovnou-temou-na-peregovorah-iz-partnerami-e-kilkist-zbroi-zelenskij.html" text:style-name="Internet_20_link" text:visited-style-name="Visited_20_Internet_20_Link">
https://www.ukrinform.ua/rubric-ato/3704371-golovnou-temou-na-peregovorah-iz-partnerami-e-kilkist-zbroi-zelenskij.html</text:a>
</text:p>
      <!--NEWS-->
      <text:h text:style-name="P10" text:outline-level="1">
<text:span text:style-name="T4">
Losses from illegal actions with payment cards last year increased by 46% - the National Bank</text:span>
</text:h>
      <text:p text:style-name="P4">
Authors: Ukrinform (Person)</text:p>
      <text:p text:style-name="P4">
Publisher: Укринформ (Organization)</text:p>
      <text:p text:style-name="P4">
Published Time: 2023-05-03T20:47:15+03:00</text:p>
      <text:p text:style-name="P4">
Modified Time: 2023-05-03T20:47:15+03:00</text:p>
      <text:p text:style-name="P4">
Description: In 2022, the amount of losses of market participants from illegal actions with payment cards increased by 46% compared to 2021 and amounted to UAH 481 million. - Ukrinform.</text:p>
      <text:p text:style-name="P4">
Images: ["<text:a xlink:type="simple" xlink:href="https://static.ukrinform.com/photos/2017_04/thumb_files/630_360_1491080489-9230.jpg" text:style-name="Internet_20_link" text:visited-style-name="Visited_20_Internet_20_Link">
630_360_14910...</text:a>
"]</text:p>
      <text:p text:style-name="P4">
Tags: ['Нацбанк', 'Шахрайство', 'Карта']</text:p>
      <text:p text:style-name="P4">
Type: Article</text:p>
      <!--METADATA-->
      <text:p text:style-name="P4">
<draw:frame draw:style-name="fr1" draw:name="Image196" text:anchor-type="as-char" svg:width="6.9236in" svg:height="3.956343in" draw:z-index="0">
<draw:image xlink:href="../Images/yкринформ/2023-05-03T20-47-15-03-00/630_360_1491080489-9230.jpg" xlink:type="simple" xlink:show="embed" xlink:actuate="onLoad" draw:mime-type="image/jpeg"/>
</draw:frame>
In 2022, the amount of losses of market participants from illegal actions with payment cards compared to 2021 by 46% and amounted to UAH 481 million.</text:p>
      <text:p text:style-name="P4">
The director of the Department of Payment Systems and Innovative Development of the NBU Andriy Poddiegin, Ukrinform reports about it during a roundtable on the occasion of the start of the information campaign of the fraud safety safety safety campaign.</text:p>
      <text:p text:style-name="P4">
"Unfortunately, payment fraud did not disappear during a full -scale war. In the way, in 2022 we observed an increase in the manifestations of cybershachrai such asiber crime in all spheres of our lives, including the payment. Banks, traders, customers from illegal actions with payment cards last year amounted to UAH 481 million. And this is 46% more than in the pre -war2021, ”the representative said <text:a xlink:type="simple" xlink:href="https://www.ukrinform.ua/tag-nacbank" text:style-name="Internet_20_link" text:visited-style-name="Visited_20_Internet_20_Link">
</text:a>
.</text:p>
      <text:p text:style-name="P4">
According to him, in 2022, the average amount of one illegal operation was 1,200 UAH for one case, which is one third more than in 2021(1600 UAH).</text:p>
      <text:p text:style-name="P4">
Водночас рівень збитків від незаконних дій з платіжними картками у загальнійсумі всіх видаткових операцій з платіжними картками залишився відноснонизьким.</text:p>
      <text:p text:style-name="P4">
«Так, на 1 млн грн видаткових операцій з використанням платіжних карток нанезаконні дії чи шахрайські операції припадало 69 грн. У 2021 році цейпоказник дорівнював 65 грн», - повідомив Поддєрьогін.</text:p>
      <text:p text:style-name="P4">
<text:span text:style-name="T4">
Читайте також:</text:span>
 <text:a xlink:type="simple" xlink:href="https://www.ukrinform.ua/rubric-economy/3703189-biznes-pokrasiv-svoi-dilovi-ocikuvanna-u-kvitni-nacbank.html" text:style-name="Internet_20_link" text:visited-style-name="Visited_20_Internet_20_Link">
 <text:span text:style-name="T4">
Нацбанк</text:span>
 </text:a>
He also noted that in the number of cases of fraud with payment cards among the places of performing such transactions is the leading the Internet. There were 86% of all times of illegal actions. The remaining 14% are equipment with cards on trading networks, ATMs, through self -service devices.</text:p>
      <text:p text:style-name="P4">
“Half of the amount of these losses, 53%, took place through social engineering. That is, the people are victims of fraudsters because they disclose their card data, or one-time passwords to confirm the operation, or data for the entrance of Donternet Banking. I note that during the war, payment fraud technologies have the same, but new scenarios have emerged. The most common medial is fake social assistance from government or international organizations. From the middle of 2022 to this day he has the greatest activity, ”the expert added.</text:p>
      <text:p text:style-name="P4">
News Source: <text:a xlink:type="simple" xlink:href="https://www.ukrinform.ua/rubric-economy/3704372-zbitki-vid-nezakonnih-dij-iz-platiznimi-kartkami-torik-zrosli-na-46-nacbank.html" text:style-name="Internet_20_link" text:visited-style-name="Visited_20_Internet_20_Link">
https://www.ukrinform.ua/rubric-economy/3704372-zbitki-vid-nezakonnih-dij-iz-platiznimi-kartkami-torik-zrosli-na-46-nacbank.html</text:a>
</text:p>
      <!--NEWS-->
      <text:h text:style-name="P10" text:outline-level="1">
<text:span text:style-name="T4">
Russia makes increasingly desperate military decisions - Britain in the OSCE</text:span>
</text:h>
      <text:p text:style-name="P4">
Authors: Ukrinform (Person)</text:p>
      <text:p text:style-name="P4">
Publisher: Укринформ (Organization)</text:p>
      <text:p text:style-name="P4">
Published Time: 2023-05-03T20:48:00+03:00</text:p>
      <text:p text:style-name="P4">
Modified Time: 2023-05-03T20:48:00+03:00</text:p>
      <text:p text:style-name="P4">
Description: Ukraine broke the course of the war, returning some of the occupied territories and liberating thousands of its citizens, instead, Russia resorts to more desperate military decisions. - Ukrinform.</text:p>
      <text:p text:style-name="P4">
Images: ["<text:a xlink:type="simple" xlink:href="https://static.ukrinform.com/photos/2023_02/thumb_files/630_360_1676811786-290.jpg" text:style-name="Internet_20_link" text:visited-style-name="Visited_20_Internet_20_Link">
630_360_16768...</text:a>
"]</text:p>
      <text:p text:style-name="P4">
Tags: ['Британія', 'ОБСЄ', 'Війна з росією']</text:p>
      <text:p text:style-name="P4">
Type: Article</text:p>
      <!--METADATA-->
      <text:p text:style-name="P4">
<draw:frame draw:style-name="fr1" draw:name="Image197" text:anchor-type="as-char" svg:width="6.9236in" svg:height="3.956343in" draw:z-index="0">
<draw:image xlink:href="../Images/yкринформ/2023-05-03T20-48-00-03-00/630_360_1676811786-290.jpg" xlink:type="simple" xlink:show="embed" xlink:actuate="onLoad" draw:mime-type="image/jpeg"/>
</draw:frame>
Ukraine has reconfigured the course of the war, returning some of the occupied territories and liberation of its citizens, instead Russia resorts to increasingly desperate -building decisions.</text:p>
      <text:p text:style-name="P4">
This was stated by the Senior Military Advisor of the UK delegation to the OSCE Janstabbs during the Security Cooperation Forum, Correspondenthinform reports.</text:p>
      <text:p text:style-name="P4">
The British representative recalled the wave of missile strikes that Russia has struck Ukraine, and stressed that "Russia continues to use the ineffective process of choosing goals and gives priority to imagined military necessity, and the lack of concomitant harm, including the death of civilians."</text:p>
      <text:p text:style-name="P4">
"Another demonstration that Russia is making increasingly desperate solutions, is satellite images that can be seen recently created by the roofs of several of the six reactors , which with high probability increases the likelihood of damage to the Safety Systems of the ZPP, if the combat missions take place around the station, "Stabbs said.</text:p>
      <text:p text:style-name="P4">
<text:span text:style-name="T4">
 Read also: </text:span>
 <text:a xlink:type="simple" xlink:href="https://www.ukrinform.ua/rubric-ato/3704356-ignat-nazvav-kilkist-vorozih-litakiv-aki-obstriluut-ukrainu-z-teritorii-rf.html" text:style-name="Internet_20_link" text:visited-style-name="Visited_20_Internet_20_Link">
<text:span text:style-name="T4">
 Ignati </text:span>
 <text:span text:style-name="T4">
 named </text:span>
 <text:span text:style-name="T4">
 </text:span>
 <text:span text:style-name="T4">
 </text:span>
 <text:span text:style-name="T4">
 enemy </text:span>
<text:span text:style-name="T4">
 aircraft </text:span>
 <text:span text:style-name="T4">
 What </text:span>
 <text:span text:style-name="T4">
 </text:span>
 fired <text:span text:style-name="T4">
 </text:span>
 <text:span text:style-name="T4">
 Ukraine </text:span>
 <text:span text:style-name="T4">
 </text:span>
 <text:span text:style-name="T4">
 </text:span>
 <text:span text:style-name="T4">
 </text:span>
 territory **</text:a>
He also pointed out that although Russia gives the highest priority of mobilization of the defense industry, it is still unable to satisfy its military. "Russia simply does not have enough ammunition to succeed in the draft, and lack of ammunition leads to increasingly open internal differences, especially between the Ministry of Defense of Russia and the Wagner group," the British diplomat said.</text:p>
      <text:p text:style-name="P4">
Separately, he pointed to the attempts of the military leadership of the Russian Federation "Dragonivskyi initiative" to maintain discipline in the army. In particular, this concerns the maintenance of discipline offenders in Zindani-pits covered with a metal grate.</text:p>
      <text:p text:style-name="P4">
According to him, the war against Ukraine led to the disproportionate influence of the Vomise in different regions of Russia. In particular, in many eastern regions of the RFCC, the dead in the war relative to the total population "more than 30 times the same indicator in Moscow". Instead, the capital of Isanct-Petersburg was "not injured".<text:span text:style-name="T4">
 Read also: </text:span>
 <text:a xlink:type="simple" xlink:href="https://www.ukrinform.ua/rubric-polytics/3700048-rosia-vikoristovue-voenni-zlocini-ak-metod-vedenna-vijni-matvijcuk-v-obse.html" text:style-name="Internet_20_link" text:visited-style-name="Visited_20_Internet_20_Link">
<text:span text:style-name="T4">
 OSCE </text:span>
</text:a>
He stressed that from the very beginning of the invasion it was clear that it was not a demonstration of "great Russian military power": "Russian commissioners introduced poorly prepared, poorly equipped and poorly controlled, which almost immediately needed replenishment at the expense of mercenaries , and all the more released Russian leadership ended ideas. "</text:p>
      <text:p text:style-name="P4">
The senior military adviser to the UK delegation noted that "Ukraine has reversed the course of this war, returning the territory and liberating thousands of Ukrainian citizens."</text:p>
      <text:p text:style-name="P4">
"Ukraine has done this thanks to the striking courage of its armed forces, the stability of the Ukrainian people and enormous international support. Together with our United States and partners, we provide Ukraine to win. just a ripe peace, ”Stabbs stressed.</text:p>
      <text:p text:style-name="P4">
News Source: <text:a xlink:type="simple" xlink:href="https://www.ukrinform.ua/rubric-ato/3704376-rosia-uhvalue-dedali-vidcajdusnisi-vijskovi-risenna-britania-v-obse.html" text:style-name="Internet_20_link" text:visited-style-name="Visited_20_Internet_20_Link">
https://www.ukrinform.ua/rubric-ato/3704376-rosia-uhvalue-dedali-vidcajdusnisi-vijskovi-risenna-britania-v-obse.html</text:a>
</text:p>
      <!--NEWS-->
      <text:h text:style-name="P10" text:outline-level="1">
<text:span text:style-name="T4">
The United States has announced a new defense assistance package to Ukraine</text:span>
</text:h>
      <text:p text:style-name="P4">
Authors: Ukrinform (Person)</text:p>
      <text:p text:style-name="P4">
Publisher: Укринформ (Organization)</text:p>
      <text:p text:style-name="P4">
Published Time: 2023-05-03T20:50:00+03:00</text:p>
      <text:p text:style-name="P4">
Modified Time: 2023-05-03T20:50:00+03:00</text:p>
      <text:p text:style-name="P4">
Description: The United States provides a new tranche to Ukraine in the field of security and defense, which will include mainly ammunition and other weapons required by the Armed Forces. - Ukrinform.</text:p>
      <text:p text:style-name="P4">
Images: ["<text:a xlink:type="simple" xlink:href="https://static.ukrinform.com/photos/2022_09/thumb_files/630_360_1662821775-754.jpg" text:style-name="Internet_20_link" text:visited-style-name="Visited_20_Internet_20_Link">
630_360_16628...</text:a>
"]</text:p>
      <text:p text:style-name="P4">
Tags: ['США', 'Україна', 'Зброя', 'допомога', 'Війна з росією']</text:p>
      <text:p text:style-name="P4">
Type: Article</text:p>
      <!--METADATA-->
      <text:p text:style-name="P4">
<draw:frame draw:style-name="fr1" draw:name="Image198" text:anchor-type="as-char" svg:width="6.9236in" svg:height="3.956343in" draw:z-index="0">
<draw:image xlink:href="../Images/yкринформ/2023-05-03T20-50-00-03-00/630_360_1662821775-754.jpg" xlink:type="simple" xlink:show="embed" xlink:actuate="onLoad" draw:mime-type="image/jpeg"/>
</draw:frame>
The connection provides a new tranche to Ukraine's security and defense, which will mainly operate mostly ammunition and other weapons that the Armed Forces need.</text:p>
      <text:p text:style-name="P4">
This was announced on Wednesday at the White House spokeswoman Karin Jean-Pierre, Ukrinform correspondent reports.</text:p>
      <text:p text:style-name="P4">
"The package that the State Department and the Ministry of Defense will be declared today provides more ammunition for HIMARS American systems, which Ukrainian savings are so effective," said the spokeswoman of the administration <text:a xlink:type="simple" xlink:href="https://www.ukrinform.ua/tag-ssa" text:style-name="Internet_20_link" text:visited-style-name="Visited_20_Internet_20_Link">
</text:a>
.</text:p>
      <text:p text:style-name="P4">
In addition, she said, additional shells for hayubits, artillery and mortars, as well as anti -tank remedies, will be transferred to Ukraine.</text:p>
      <text:p text:style-name="P4">
She specified that this is already the 37th Package(presidential drawdown)which provides immediate arms arms from the existing US Department of Defense.</text:p>
      <text:p text:style-name="P4">
<text:span text:style-name="T4">
 Read also: </text:span>
 <text:a xlink:type="simple" xlink:href="https://www.ukrinform.ua/rubric-ato/3704371-golovnou-temou-na-peregovorah-iz-partnerami-e-kilkist-zbroi-zelenskij.html" text:style-name="Internet_20_link" text:visited-style-name="Visited_20_Internet_20_Link">
<text:span text:style-name="T4">
 Zelensky </text:span>
</text:a>
"We will continue to work with our allies and partners around the world to support Ukraine while it protects its democracy," Jean -Pierre said.</text:p>
      <text:p text:style-name="P4">
As reported by Ukrinform, on Wednesday US Secretary of State Anthony Blinken said that the states were combined <text:a xlink:type="simple" xlink:href="https://www.ukrinform.ua/rubric-polytics/3704331-ssa-nalastovani-pidtrimuvati-ukrainu-v-serednij-i-dovgostrokovij-perspektivi-blinken.html" text:style-name="Internet_20_link" text:visited-style-name="Visited_20_Internet_20_Link">
</text:a>
In the future, in order to provide powerful capabilities for the Armed Forces to reflect potential attacks by the Russian Federation, as well as the strong democratic foundations of Ukraine in the future.</text:p>
      <text:p text:style-name="P4">
News Source: <text:a xlink:type="simple" xlink:href="https://www.ukrinform.ua/rubric-ato/3704373-ssa-ogolosili-pro-novij-paket-oboronnoi-dopomogi-ukraini.html" text:style-name="Internet_20_link" text:visited-style-name="Visited_20_Internet_20_Link">
https://www.ukrinform.ua/rubric-ato/3704373-ssa-ogolosili-pro-novij-paket-oboronnoi-dopomogi-ukraini.html</text:a>
</text:p>
      <!--NEWS-->
      <text:h text:style-name="P10" text:outline-level="1">
<text:span text:style-name="T4">
Zelensky about the Grain Agreement: The President of Turkey and the UN Secretary General should speak with Russia</text:span>
</text:h>
      <text:p text:style-name="P4">
Authors: Ukrinform (Person)</text:p>
      <text:p text:style-name="P4">
Publisher: Укринформ (Organization)</text:p>
      <text:p text:style-name="P4">
Published Time: 2023-05-03T20:54:51+03:00</text:p>
      <text:p text:style-name="P4">
Modified Time: 2023-05-03T20:54:51+03:00</text:p>
      <text:p text:style-name="P4">
Description: President Volodymyr Zelenskyy does not see Russia's interest in continuing the Grain Agreement. - Ukrinform.</text:p>
      <text:p text:style-name="P4">
Images: ["<text:a xlink:type="simple" xlink:href="https://static.ukrinform.com/photos/2023_05/thumb_files/630_360_1683122925-491.jpeg" text:style-name="Internet_20_link" text:visited-style-name="Visited_20_Internet_20_Link">
630_360_16831...</text:a>
"]</text:p>
      <text:p text:style-name="P4">
Tags: ['ООН', 'Туреччина', 'Зеленський', 'Війна з росією', 'зерновий коридор']</text:p>
      <text:p text:style-name="P4">
Type: Article</text:p>
      <!--METADATA-->
      <text:p text:style-name="P4">
<draw:frame draw:style-name="fr1" draw:name="Image199" text:anchor-type="as-char" svg:width="6.9236in" svg:height="3.956343in" draw:z-index="0">
<draw:image xlink:href="../Images/yкринформ/2023-05-03T20-54-51-03-00/630_360_1683122925-491.jpeg" xlink:type="simple" xlink:show="embed" xlink:actuate="onLoad" draw:mime-type="image/jpeg"/>
</draw:frame>
The Presidential Lordimir Zelensky does not see Russia's interest in continuing "grain".</text:p>
      <text:p text:style-name="P4">
The President said this during a joint press conference of participants of the summit of Northern Europe and Ukraine in Helsinki, answering questions about the fact</text:p>
      <text:p text:style-name="P4">
"I do not see Russia's interest in continuing the" Grain Agreement. " The Inspital side and continue the effect of this grain corridor, which is so -soaked in the countries of the world, "the President said.</text:p>
      <text:p text:style-name="P4">
<text:span text:style-name="T4">
 Read also: </text:span>
 <text:a xlink:type="simple" xlink:href="https://www.ukrinform.ua/rubric-economy/3704211-v-oon-proponuut-tureckomu-banku-buti-poserednikom-zernovoi-ugodi.html" text:style-name="Internet_20_link" text:visited-style-name="Visited_20_Internet_20_Link">
<text:span text:style-name="T4">
 grain </text:span>
</text:a>
Ukraine, according to him, adheres to the arrangements and plans to continue this.</text:p>
      <text:p text:style-name="P4">
As reported by Ukrinform, <text:a xlink:type="simple" xlink:href="https://www.ukrinform.ua/rubric-economy/3703993-zustric-sodo-prodovzenna-dii-zernovogo-koridoru-vidbudetsa-u-patnicu.html" text:style-name="Internet_20_link" text:visited-style-name="Visited_20_Internet_20_Link">
</text:a>
, Turkey and Russia will take place in Istanbul on May 5.</text:p>
      <text:p text:style-name="P4">
On April 26, the Russian Federation once again suspended the work of the Grain Corridor.</text:p>
      <text:p text:style-name="P4">
On March 20, the Ministry of Foreign Affairs of the Russian Federation stated that Moscow agreed to continue the "grain" agreement, the effect of which ended on March 18, allegedly only 60 days instead of 120, as it was more aware. For further continuation of the Black Sea Initiative, Moscow demands the fulfillment of its conditions, in particular the reconnection of "Rosselhozbank" to SWIFT; restoration of supplies of agricultural machinery, spare parts and service; cancellation of insurance restrictions and reinsurance plus removal of the ban on ports; Restoration of the work of the Ammonia Puppies "Togliatti-Odesa"; unblock of foreign assets and accounts of Russian companies related to the production and transportation of food and fertilizers.</text:p>
      <text:p text:style-name="P4">
<text:span text:style-name="T4">
 Read also: </text:span>
 <text:a xlink:type="simple" xlink:href="https://www.ukrinform.ua/rubric-economy/3703993-zustric-sodo-prodovzenna-dii-zernovogo-koridoru-vidbudetsa-u-patnicu.html" text:style-name="Internet_20_link" text:visited-style-name="Visited_20_Internet_20_Link">
<text:span text:style-name="T4">
 grain </text:span>
</text:a>
At the same time, the Russian Foreign Ministry argued that their position was allegedly proved by Turkish and Ukrainian sides, as well as UN representatives.Photo: op</text:p>
      <text:p text:style-name="P4">
News Source: <text:a xlink:type="simple" xlink:href="https://www.ukrinform.ua/rubric-economy/3704374-zelenskij-pro-zernovu-ugodu-z-rosieu-maut-govoriti-prezident-tureccini-ta-gensek-oon.html" text:style-name="Internet_20_link" text:visited-style-name="Visited_20_Internet_20_Link">
https://www.ukrinform.ua/rubric-economy/3704374-zelenskij-pro-zernovu-ugodu-z-rosieu-maut-govoriti-prezident-tureccini-ta-gensek-oon.html</text:a>
</text:p>
      <!--NEWS-->
      <text:h text:style-name="P10" text:outline-level="1">
<text:span text:style-name="T4">
Restoration of the Ukrainian Agrosector: The Ministry of Agrarian Policy hopes to cooperate with the state of Utah</text:span>
</text:h>
      <text:p text:style-name="P4">
Authors: Ukrinform (Person)</text:p>
      <text:p text:style-name="P4">
Publisher: Укринформ (Organization)</text:p>
      <text:p text:style-name="P4">
Published Time: 2023-05-03T21:10:38+03:00</text:p>
      <text:p text:style-name="P4">
Modified Time: 2023-05-03T21:10:38+03:00</text:p>
      <text:p text:style-name="P4">
Description: The Ministry of Agrarian Policy and Food of Ukraine will cooperate with the state of Utah (USA) to restore the agricultural sector of Ukraine. - Ukrinform.</text:p>
      <text:p text:style-name="P4">
Images: ["<text:a xlink:type="simple" xlink:href="https://static.ukrinform.com/photos/2023_05/thumb_files/630_360_1683137305-973.jpeg" text:style-name="Internet_20_link" text:visited-style-name="Visited_20_Internet_20_Link">
630_360_16831...</text:a>
", "<text:a xlink:type="simple" xlink:href="https://static.ukrinform.com/photos/2023_05/1683137305-242.jpeg" text:style-name="Internet_20_link" text:visited-style-name="Visited_20_Internet_20_Link">
1683137305-24...</text:a>
", "<text:a xlink:type="simple" xlink:href="https://static.ukrinform.com/photos/2023_05/1683137306-643.jpeg" text:style-name="Internet_20_link" text:visited-style-name="Visited_20_Internet_20_Link">
1683137306-64...</text:a>
"]</text:p>
      <text:p text:style-name="P4">
Tags: ['Мінагро', 'США', 'Аграрії', 'Відбудова']</text:p>
      <text:p text:style-name="P4">
Type: Article</text:p>
      <!--METADATA-->
      <text:p text:style-name="P4">
<draw:frame draw:style-name="fr1" draw:name="Image200" text:anchor-type="as-char" svg:width="6.9236in" svg:height="3.956343in" draw:z-index="0">
<draw:image xlink:href="../Images/yкринформ/2023-05-03T21-10-38-03-00/630_360_1683137305-973.jpeg" xlink:type="simple" xlink:show="embed" xlink:actuate="onLoad" draw:mime-type="image/jpeg"/>
</draw:frame>
The Ministry of Agrarian Policy and Food of Ukraine will cooperate with Utah(USA)For the restoration of the agricultural sector of Ukraine.</text:p>
      <text:p text:style-name="P4">
This was discussed during the meeting of the Deputy Minister of Agrarian Policy and Food of Ukraine Taras Vysotsky and Markian Dmitrasevich with the Delegation of Utah, Ukrinform reports with reference to <text:a xlink:type="simple" xlink:href="https://minagro.gov.ua/news/u-minagropolitiki-vidbulas-zustrich-z-predstavnikami-senatu-shtatu-yuta" text:style-name="Internet_20_link" text:visited-style-name="Visited_20_Internet_20_Link">
</text:a>
.</text:p>
      <text:p text:style-name="P4">
Utah was represented by the President of the Stuart Adams Senate, staff of the State Department of State and Businesses.</text:p>
      <text:p text:style-name="P4">
It is noted that the parties discussed the areas of cooperation for the restoration of the agrarian industry of Ukraine and attracting the latest American technologies, in particular to restore soil and increase their fertility.</text:p>
      <text:p text:style-name="P4">
Vysotsky said that the Ukrainian agricultural sector is ready to increase the production and export of products, provided that the consequences of the war of the industry's tavering war, and it also has the potential for the development of the processing industry.</text:p>
      <text:p text:style-name="P4">
<draw:frame draw:style-name="fr1" draw:name="Image201" text:anchor-type="as-char" svg:width="6.9236in" svg:height="4.615733in" draw:z-index="0">
<draw:image xlink:href="../Images/yкринформ/2023-05-03T21-10-38-03-00/1683137305-242.jpeg" xlink:type="simple" xlink:show="embed" xlink:actuate="onLoad" draw:mime-type="image/jpeg"/>
</draw:frame>
“It is the development of bioenergy. We can significantly increase the production of biomethane. We have considerable potential for increasing the volume of production of meat tamolic products, the development of gardening, including processing of berries, ”the minister's addctor.</text:p>
      <text:p text:style-name="P4">
<text:span text:style-name="T4">
 Read also: </text:span>
 <text:a xlink:type="simple" xlink:href="https://www.ukrinform.ua/rubric-economy/3697564-rozminuvanna-pilgovi-krediti-ta-granti-urad-viznaciv-prioriteti-dla-pidtrimki-agrariiv.html" text:style-name="Internet_20_link" text:visited-style-name="Visited_20_Internet_20_Link">
</text:a>
Dmitrasevich noted that Ukraine seeks to attract private investments in its economy before the end of the war and is working on the introduction of comprehensive insurance of military risks for both foreign and domestic entrepreneurs.</text:p>
      <text:p text:style-name="P4">
"In this matter, we have made progress with a multilateral Miga Guarantee Investment Agency, which is part of the World Bank Group," he said.</text:p>
      <text:p text:style-name="P4">
<draw:frame draw:style-name="fr1" draw:name="Image202" text:anchor-type="as-char" svg:width="6.9236in" svg:height="4.615733in" draw:z-index="0">
<draw:image xlink:href="../Images/yкринформ/2023-05-03T21-10-38-03-00/1683137306-643.jpeg" xlink:type="simple" xlink:show="embed" xlink:actuate="onLoad" draw:mime-type="image/jpeg"/>
</draw:frame>
The participants of the meeting agreed to continue the dialogue to work out.</text:p>
      <text:p text:style-name="P4">
As it was reported, in June 2022 the Ministry of Agrarian Policy and the Ministry of Church Economy <text:a xlink:type="simple" xlink:href="https://www.ukrinform.ua/tag-ssa" text:style-name="Internet_20_link" text:visited-style-name="Visited_20_Internet_20_Link">
</text:a>
Signature of mutual understanding of cooperation in the field of agriculture.</text:p>
      <text:p text:style-name="P4">
<text:span text:style-name="T5">
Foto: minagro.gov.ua</text:span>
</text:p>
      <text:p text:style-name="P4">
News Source: <text:a xlink:type="simple" xlink:href="https://www.ukrinform.ua/rubric-vidbudova/3704380-vidnovlenna-ukrainskogo-agrosektoru-minagropolitiki-spodivaetsa-na-spivpracu-zi-statom-uta.html" text:style-name="Internet_20_link" text:visited-style-name="Visited_20_Internet_20_Link">
https://www.ukrinform.ua/rubric-vidbudova/3704380-vidnovlenna-ukrainskogo-agrosektoru-minagropolitiki-spodivaetsa-na-spivpracu-zi-statom-uta.html</text:a>
</text:p>
      <!--NEWS-->
      <text:h text:style-name="P10" text:outline-level="1">
<text:span text:style-name="T4">
The EU has denied Russian fakes about large -scale weapons trade in connection with the war in Ukraine</text:span>
</text:h>
      <text:p text:style-name="P4">
Authors: Ukrinform (Person)</text:p>
      <text:p text:style-name="P4">
Publisher: Укринформ (Organization)</text:p>
      <text:p text:style-name="P4">
Published Time: 2023-05-03T21:12:00+03:00</text:p>
      <text:p text:style-name="P4">
Modified Time: 2023-05-03T21:12:00+03:00</text:p>
      <text:p text:style-name="P4">
Description: No large -scale cases of illegal circulation of small arms in connection with Russia's war against Ukraine have been recorded. - Ukrinform.</text:p>
      <text:p text:style-name="P4">
Images: ["<text:a xlink:type="simple" xlink:href="https://static.ukrinform.com/photos/2019_07/thumb_files/630_360_1562308141-486.jpg" text:style-name="Internet_20_link" text:visited-style-name="Visited_20_Internet_20_Link">
630_360_15623...</text:a>
"]</text:p>
      <text:p text:style-name="P4">
Tags: ['Євросоюз', 'Торгівля зброєю', 'Війна з росією']</text:p>
      <text:p text:style-name="P4">
Type: Article</text:p>
      <!--METADATA-->
      <text:p text:style-name="P4">
<draw:frame draw:style-name="fr1" draw:name="Image203" text:anchor-type="as-char" svg:width="6.9236in" svg:height="3.956343in" draw:z-index="0">
<draw:image xlink:href="../Images/yкринформ/2023-05-03T21-12-00-03-00/630_360_1562308141-486.jpg" xlink:type="simple" xlink:show="embed" xlink:actuate="onLoad" draw:mime-type="image/jpeg"/>
</draw:frame>
No large -scale cases of illegal circulation of small arms in connection with the war against Ukraine against Ukraine have been recorded.</text:p>
      <text:p text:style-name="P4">
As Ukrinform reports, about it <text:a xlink:type="simple" xlink:href="https://www.unodc.org/documents/treaties/CTOC/working-group-on-firearms-2023_html/Final_-_EU_Statement_WG_Firearms.pdf" text:style-name="Internet_20_link" text:visited-style-name="Visited_20_Internet_20_Link">
</text:a>
The EU Delegation of International Organizations in Vienna during a meeting of the Working Group of Stryletsky Weapons of the UN Convention Convention against Transnational Organized Crime.</text:p>
      <text:p text:style-name="P4">
"Russia's aggressive war against Ukraine has increased the threat of illegal trash weapons in the EU, as well as in other regions. The European Union has taken into account the experienced Balkans and has already cooperated with Ukraine, Member States and other states, in particular, within the framework(EMPACT)To confront this threat, "is in a statement.</text:p>
      <text:p text:style-name="P4">
It is also stated that, since 2019, the European Union has supported Ukraine's efforts with illicit circulation <text:a xlink:type="simple" xlink:href="https://www.ukrinform.ua/tag-zbroa" text:style-name="Internet_20_link" text:visited-style-name="Visited_20_Internet_20_Link">
</text:a>
, ammunition and explosives. In addition, specific efforts are made to strengthen control at the external borders of the EU.</text:p>
      <text:p text:style-name="P4">
<text:span text:style-name="T4">
 Read also: </text:span>
 <text:a xlink:type="simple" xlink:href="https://www.ukrinform.ua/rubric-ato/3624567-u-evrokomisii-sprostuvali-rosijski-fejki-pro-prodaz-ukrainou-zahidnogo-ozbroenna.html" text:style-name="Internet_20_link" text:visited-style-name="Visited_20_Internet_20_Link">
</text:a>
"We remember the misinformation campaigns launched by Russia about this threat. Let me emphasize that by this time there was no need to be detected by the component illegal circulation of small arms in connection with the war. Let us say that we have good and wide cooperation with the Ukrainian government, And he is a sump because he identified this threat as a priority, "the Vevrosei said.</text:p>
      <text:p text:style-name="P4">
According to Ukrinform, Russia is actively disseminating misinformation and fake news on the alleged use of weapons partners provided by Ukraine to destroy its supply.</text:p>
      <text:p text:style-name="P4">
News Source: <text:a xlink:type="simple" xlink:href="https://www.ukrinform.ua/rubric-ato/3704382-u-es-sprostuvali-rosijski-fejki-pro-masstabnu-torgivlu-zbroeu-u-zvazku-z-vijnou-v-ukraini.html" text:style-name="Internet_20_link" text:visited-style-name="Visited_20_Internet_20_Link">
https://www.ukrinform.ua/rubric-ato/3704382-u-es-sprostuvali-rosijski-fejki-pro-masstabnu-torgivlu-zbroeu-u-zvazku-z-vijnou-v-ukraini.html</text:a>
</text:p>
      <!--NEWS-->
      <text:h text:style-name="P10" text:outline-level="1">
<text:span text:style-name="T4">
The Ministry of Finance intends to restore medium -term budget planning</text:span>
</text:h>
      <text:p text:style-name="P4">
Authors: Ukrinform (Person)</text:p>
      <text:p text:style-name="P4">
Publisher: Укринформ (Organization)</text:p>
      <text:p text:style-name="P4">
Published Time: 2023-05-03T21:17:40+03:00</text:p>
      <text:p text:style-name="P4">
Modified Time: 2023-05-03T21:17:40+03:00</text:p>
      <text:p text:style-name="P4">
Description: Next year, the Ministry of Finance of Ukraine intends to fully restore medium -term budget planning. - Ukrinform.</text:p>
      <text:p text:style-name="P4">
Images: ["<text:a xlink:type="simple" xlink:href="https://static.ukrinform.com/photos/2023_05/thumb_files/630_360_1683137633-119.jpeg" text:style-name="Internet_20_link" text:visited-style-name="Visited_20_Internet_20_Link">
630_360_16831...</text:a>
"]</text:p>
      <text:p text:style-name="P4">
Tags: ['Бюджет', 'Мінфін']</text:p>
      <text:p text:style-name="P4">
Type: Article</text:p>
      <!--METADATA-->
      <text:p text:style-name="P4">
<draw:frame draw:style-name="fr1" draw:name="Image204" text:anchor-type="as-char" svg:width="6.9236in" svg:height="3.956343in" draw:z-index="0">
<draw:image xlink:href="../Images/yкринформ/2023-05-03T21-17-40-03-00/630_360_1683137633-119.jpeg" xlink:type="simple" xlink:show="embed" xlink:actuate="onLoad" draw:mime-type="image/jpeg"/>
</draw:frame>
Next year, the Ministry of Finance of Ukraine intends to fully restore medium -term budget planning.</text:p>
      <text:p text:style-name="P4">
The First Deputy Minister of Finance of Ukraine Denis Ulyutin told this during a meeting with the head of the Department of Proper Governance and the Rule(https://www.mof.gov.ua/uk/news/denys_uliutin_together_with_eu4pfm_we_are_working_on_the_development_of_modules_of_a_new_it_system_for_budget_planning_and_monitoring-3988)It is noted that the meeting discussed the restoration in Ukraine in Ukraine, in particular, amendments to the budget Kodex, which is on the agenda of cooperation with the IMF.</text:p>
      <text:p text:style-name="P4">
Ulyutin noted that the full restoration of medium-term budget planning will take place next year, with the preparation of the budget declaration of 2025-2027, which will begin in February.</text:p>
      <text:p text:style-name="P4">
<text:span text:style-name="T4">
 Read also: </text:span>
 <text:a xlink:type="simple" xlink:href="https://www.ukrinform.ua/rubric-economy/3703766-minfin-deficit-derzbudzetu-za-cotiri-misaci-majze-253-milardi.html" text:style-name="Internet_20_link" text:visited-style-name="Visited_20_Internet_20_Link">
<text:span text:style-name="T4">
 shortage </text:span>
</text:a>
In 2023, the Ministry of Finance plans, together with the state budget project for 2024, also forecast the main macroeconomic and budgetary indicators for 2025-2026, including total revenues, expenditures and deficits.</text:p>
      <text:p text:style-name="P4">
It was reported that for the first time a three -year budget declaration was approved in Ukraine in 2021. The introduced model of medium-term budget planning is on the positive experience of European countries, noted during the presentation of the budget declaration for 2022-2024 in <text:a xlink:type="simple" xlink:href="https://www.ukrinform.ua/tag-verhovna-rada" text:style-name="Internet_20_link" text:visited-style-name="Visited_20_Internet_20_Link">
</text:a>
Minister of Finance Sergey Marchenko.  _ Photo: Ministry of Finance _</text:p>
      <text:p text:style-name="P4">
News Source: <text:a xlink:type="simple" xlink:href="https://www.ukrinform.ua/rubric-economy/3704383-minfin-mae-namir-vidnoviti-serednostrokove-budzetne-planuvanna.html" text:style-name="Internet_20_link" text:visited-style-name="Visited_20_Internet_20_Link">
https://www.ukrinform.ua/rubric-economy/3704383-minfin-mae-namir-vidnoviti-serednostrokove-budzetne-planuvanna.html</text:a>
</text:p>
      <!--NEWS-->
      <text:h text:style-name="P10" text:outline-level="1">
<text:span text:style-name="T4">
Sweden will support Ukraine on the way to EU membership - Prime Minister</text:span>
</text:h>
      <text:p text:style-name="P4">
Authors: Ukrinform (Person)</text:p>
      <text:p text:style-name="P4">
Publisher: Укринформ (Organization)</text:p>
      <text:p text:style-name="P4">
Published Time: 2023-05-03T21:23:34+03:00</text:p>
      <text:p text:style-name="P4">
Modified Time: 2023-05-03T21:23:34+03:00</text:p>
      <text:p text:style-name="P4">
Description: Sweden will assist Ukraine on the way to EU membership, as well as in the issue of returning illegally deported to the Russian Federation. - Ukrinform.</text:p>
      <text:p text:style-name="P4">
Images: ["<text:a xlink:type="simple" xlink:href="https://static.ukrinform.com/photos/2023_02/thumb_files/630_360_1676473196-914.jpg" text:style-name="Internet_20_link" text:visited-style-name="Visited_20_Internet_20_Link">
630_360_16764...</text:a>
"]</text:p>
      <text:p text:style-name="P4">
Tags: ["Прем'єр", 'Швеція', 'Зеленський']</text:p>
      <text:p text:style-name="P4">
Type: Article</text:p>
      <!--METADATA-->
      <text:p text:style-name="P4">
<draw:frame draw:style-name="fr1" draw:name="Image205" text:anchor-type="as-char" svg:width="6.9236in" svg:height="3.956343in" draw:z-index="0">
<draw:image xlink:href="../Images/yкринформ/2023-05-03T21-23-34-03-00/630_360_1676473196-914.jpg" xlink:type="simple" xlink:show="embed" xlink:actuate="onLoad" draw:mime-type="image/jpeg"/>
</draw:frame>
Sweden will provide assistance to Ukraine on the way to EU membership, as well as in the issue of addressing illegally deported children in the Russian Federation.</text:p>
      <text:p text:style-name="P4">
This was stated by Sweden Prime Minister ULF Kristerson at a joint press conference with the President of Ukraine and the leaders of Northern Europe, Vageelsinki on May 3, Ukrinform reports.</text:p>
      <text:p text:style-name="P4">
"We continue to maintain the process of joining merit and assist the implementation of reforms that will open the way to Ukraine to start negotiating membership," said the head of the Swedish government, calling the decision to grant the status of a candidate for EU membership historical.</text:p>
      <text:p text:style-name="P4">
<text:span text:style-name="T4">
 Read also: </text:span>
 <text:a xlink:type="simple" xlink:href="https://www.ukrinform.ua/rubric-polytics/3704354-zelenskij-perekonanij-so-nato-nevdovzi-nalicuvatime-z-33-kraini.html" text:style-name="Internet_20_link" text:visited-style-name="Visited_20_Internet_20_Link">
</text:a>
He also stated that during the presidency in the EU, Sweden was working on the responsibility of the Russian Federation for committing crimes against Ukraine, in particular the Zlochin of aggression. At the same time, the Prime Minister emphasized on the rights of Ukrainian children, whom Russia has forcibly taken to its territory.</text:p>
      <text:p text:style-name="P4">
“It must have consequences. Sweden was the first EU state to propose a launch for this and continue to take care of this extremely exciting problem. In June, we will hold a high -level meeting on children's protection, ”said Risterson.</text:p>
      <text:p text:style-name="P4">
According to him, the meeting will be focused on providing legal assistance to Ukraine with the issue of protecting children against the backdrop of a "Russian uncivilized war".</text:p>
      <text:p text:style-name="P4">
<text:span text:style-name="T4">
 Read also: </text:span>
 <text:a xlink:type="simple" xlink:href="https://www.ukrinform.ua/rubric-polytics/3704340-spilna-zaava-samitu-ukraina-pivnicna-evropa.html" text:style-name="Internet_20_link" text:visited-style-name="Visited_20_Internet_20_Link">
</text:a>
Cristorson added that Sweden welcomes important steps of the European Union for the sake of providing Ukraine with ammunition. He called the support of Ukraine against the backdrop of Russian aggression "the most important task of the EU and existential issues", because Ukraine is fighting the freedom of all Europeans.</text:p>
      <text:p text:style-name="P4">
According to the Head of Government, Sweden has already mobilized about 2 billion eurobral care and provides Ukraine with significant volumes of offensive weapons, including BMPs, tanks, modern air defense systems, and teaches Ukrainian military. The country will continue to assist Ukraine as much as it will be, he assured.</text:p>
      <text:p text:style-name="P4">
As it was reported, President Zelensky arrived in Finland on Wednesday, where Ukraine is northern Europe.</text:p>
      <text:p text:style-name="P4">
Photo: op</text:p>
      <text:p text:style-name="P4">
News Source: <text:a xlink:type="simple" xlink:href="https://www.ukrinform.ua/rubric-polytics/3704386-svecia-pidtrimuvatime-ukrainu-na-slahu-do-clenstva-v-es-premer.html" text:style-name="Internet_20_link" text:visited-style-name="Visited_20_Internet_20_Link">
https://www.ukrinform.ua/rubric-polytics/3704386-svecia-pidtrimuvatime-ukrainu-na-slahu-do-clenstva-v-es-premer.html</text:a>
</text:p>
      <!--NEWS-->
      <text:h text:style-name="P10" text:outline-level="1">
<text:span text:style-name="T4">
The State Property Fund will again put on bidding electronmash</text:span>
</text:h>
      <text:p text:style-name="P4">
Authors: Ukrinform (Person)</text:p>
      <text:p text:style-name="P4">
Publisher: Укринформ (Organization)</text:p>
      <text:p text:style-name="P4">
Published Time: 2023-05-03T21:26:40+03:00</text:p>
      <text:p text:style-name="P4">
Modified Time: 2023-05-03T21:26:40+03:00</text:p>
      <text:p text:style-name="P4">
Description: The State Property Fund of Ukraine sells the only property complex of SE "Electronmash" in Kiev for UAH 61.3 million, auction was scheduled for May 29. - Ukrinform.</text:p>
      <text:p text:style-name="P4">
Images: ["<text:a xlink:type="simple" xlink:href="https://static.ukrinform.com/photos/2023_05/thumb_files/630_360_1683138048-315.jpg" text:style-name="Internet_20_link" text:visited-style-name="Visited_20_Internet_20_Link">
630_360_16831...</text:a>
", "<text:a xlink:type="simple" xlink:href="https://static.ukrinform.com/photos/2023_05/1683138163-147.jpg" text:style-name="Internet_20_link" text:visited-style-name="Visited_20_Internet_20_Link">
1683138163-14...</text:a>
", "<text:a xlink:type="simple" xlink:href="https://static.ukrinform.com/photos/2023_05/1683138164-313.jpg" text:style-name="Internet_20_link" text:visited-style-name="Visited_20_Internet_20_Link">
1683138164-31...</text:a>
", "<text:a xlink:type="simple" xlink:href="https://static.ukrinform.com/photos/2023_05/1683138164-243.jpg" text:style-name="Internet_20_link" text:visited-style-name="Visited_20_Internet_20_Link">
1683138164-24...</text:a>
"]</text:p>
      <text:p text:style-name="P4">
Tags: ['Аукціон', 'ФДМУ', 'Приватизація', 'Київ', 'Електронмаш']</text:p>
      <text:p text:style-name="P4">
Type: Article</text:p>
      <!--METADATA-->
      <text:p text:style-name="P4">
<draw:frame draw:style-name="fr1" draw:name="Image206" text:anchor-type="as-char" svg:width="6.9236in" svg:height="3.956343in" draw:z-index="0">
<draw:image xlink:href="../Images/yкринформ/2023-05-03T21-26-40-03-00/630_360_1683138048-315.jpg" xlink:type="simple" xlink:show="embed" xlink:actuate="onLoad" draw:mime-type="image/jpeg"/>
</draw:frame>
Fund's property of Ukraine sells the only property complex of SE "Electronmash" for UAH 61.3 million, auction was scheduled for May 29.</text:p>
      <text:p text:style-name="P4">
This was reported by the press service <text:a xlink:type="simple" xlink:href="https://www.spfu.gov.ua/ua/news/9666.html" text:style-name="Internet_20_link" text:visited-style-name="Visited_20_Internet_20_Link">
</text:a>
, reports Ukrinform.</text:p>
      <text:p text:style-name="P4">
“On May 29, 2023, the State Property Fund will hold ProzorrRO in the State Electronic Trade System.(m. Kyiv)”, - the message reads.</text:p>
      <text:p text:style-name="P4">
<draw:frame draw:style-name="fr1" draw:name="Image207" text:anchor-type="as-char" svg:width="6.9236in" svg:height="4.961913in" draw:z-index="0">
<draw:image xlink:href="../Images/yкринформ/2023-05-03T21-26-40-03-00/1683138163-147.jpg" xlink:type="simple" xlink:show="embed" xlink:actuate="onLoad" draw:mime-type="image/jpeg"/>
</draw:frame>
The starting price of the object is 61.3 million UAH(Without VAT).</text:p>
      <text:p text:style-name="P4">
У Фонді нагадують, що підприємство має прострочену кредиторську заборгованістьу сумі майже 21,4 млн грн.</text:p>
      <text:p text:style-name="P4">
<draw:frame draw:style-name="fr1" draw:name="Image208" text:anchor-type="as-char" svg:width="6.9236in" svg:height="5.179879in" draw:z-index="0">
<draw:image xlink:href="../Images/yкринформ/2023-05-03T21-26-40-03-00/1683138164-313.jpg" xlink:type="simple" xlink:show="embed" xlink:actuate="onLoad" draw:mime-type="image/jpeg"/>
</draw:frame>
In recent years, Electronmash showed significant losses: in 2022-8.2 million UAH, in 2021-UAH 24.0 million and in 2020-UAH 10.9 million.</text:p>
      <text:p text:style-name="P4">
On the territory <text:a xlink:type="simple" xlink:href="https://www.ukrinform.ua/tag-zavod" text:style-name="Internet_20_link" text:visited-style-name="Visited_20_Internet_20_Link">
 </text:a>
There are 36 objects, including workshops and administrative buildings. On the balance sheet of the electron mass there are 31 vehicles and a recreation center in the village of Sokolivkartnihiv region.</text:p>
      <text:p text:style-name="P4">
<draw:frame draw:style-name="fr1" draw:name="Image209" text:anchor-type="as-char" svg:width="6.9236in" svg:height="4.955503in" draw:z-index="0">
<draw:image xlink:href="../Images/yкринформ/2023-05-03T21-26-40-03-00/1683138164-243.jpg" xlink:type="simple" xlink:show="embed" xlink:actuate="onLoad" draw:mime-type="image/jpeg"/>
</draw:frame>
More about the single property complex of the state -owned enterprise "Electronmash" can be found in <text:a xlink:type="simple" xlink:href="https://privatization.gov.ua/product/yedynyj-majnovyj-kompleks-derzhavnogo-pidpryyemstva-elektronmash-2/" text:style-name="Internet_20_link" text:visited-style-name="Visited_20_Internet_20_Link">
</text:a>
.</text:p>
      <text:p text:style-name="P4">
It was reported that on November 12, 2021, the SPFU sold the only property complex enterprise "Electronmash" for UAH 970 million at the initial price of UAH 66.7 million. Due to the buyer's refusal, the auction was recognized as not happening.</text:p>
      <text:p text:style-name="P4">
<text:span text:style-name="T4">
 Read also: </text:span>
 <text:a xlink:type="simple" xlink:href="https://www.ukrinform.ua/rubric-economy/3695918-fdmu-povtorno-vistavit-na-privatizaciu-bilgoroddnistrovskij-port.html" text:style-name="Internet_20_link" text:visited-style-name="Visited_20_Internet_20_Link">
<text:span text:style-name="T4">
 SPMU </text:span>
</text:a>
On the second auction on January 27, 2022, the State Enterprise "Electronmash" was sold for 430 million UAH(The starting price is 65.6 million UAH). Цей аукціон також був визнаний таким,що не відбувся.</text:p>
      <text:p text:style-name="P4">
<text:span text:style-name="T5">
Фото: privatization.gov.ua</text:span>
</text:p>
      <text:p text:style-name="P4">
News Source: <text:a xlink:type="simple" xlink:href="https://www.ukrinform.ua/rubric-economy/3704388-fond-derzmajna-znovu-vistavit-na-torgi-elektronmas.html" text:style-name="Internet_20_link" text:visited-style-name="Visited_20_Internet_20_Link">
https://www.ukrinform.ua/rubric-economy/3704388-fond-derzmajna-znovu-vistavit-na-torgi-elektronmas.html</text:a>
</text:p>
      <!--NEWS-->
      <text:h text:style-name="P10" text:outline-level="1">
<text:span text:style-name="T4">
Russians killed two Donetsk residents in a day, nine people were injured</text:span>
</text:h>
      <text:p text:style-name="P4">
Authors: Ukrinform (Person)</text:p>
      <text:p text:style-name="P4">
Publisher: Укринформ (Organization)</text:p>
      <text:p text:style-name="P4">
Published Time: 2023-05-03T21:28:00+03:00</text:p>
      <text:p text:style-name="P4">
Modified Time: 2023-05-03T21:28:00+03:00</text:p>
      <text:p text:style-name="P4">
Description: In the Donetsk region, on May 3, two men were killed, nine people were injured. - Ukrinform.</text:p>
      <text:p text:style-name="P4">
Images: ["<text:a xlink:type="simple" xlink:href="https://static.ukrinform.com/photos/2023_05/thumb_files/630_360_1683138356-160.jpg" text:style-name="Internet_20_link" text:visited-style-name="Visited_20_Internet_20_Link">
630_360_16831...</text:a>
"]</text:p>
      <text:p text:style-name="P4">
Tags: ['Донеччина', 'Обстріл', 'Поранені', 'Загибель', 'Війна з росією']</text:p>
      <text:p text:style-name="P4">
Type: Article</text:p>
      <!--METADATA-->
      <text:p text:style-name="P4">
<draw:frame draw:style-name="fr1" draw:name="Image210" text:anchor-type="as-char" svg:width="6.9236in" svg:height="3.956343in" draw:z-index="0">
<draw:image xlink:href="../Images/yкринформ/2023-05-03T21-28-00-03-00/630_360_1683138356-160.jpg" xlink:type="simple" xlink:show="embed" xlink:actuate="onLoad" draw:mime-type="image/jpeg"/>
</draw:frame>
On May 3, the Udonetsk region died by Russian shelling, and nine people were injured.</text:p>
      <text:p text:style-name="P4">
According to Ukrinform, the prosecutor General's Office reports in <text:a xlink:type="simple" xlink:href="https://t.me/pgo_gov_ua/11795" text:style-name="Internet_20_link" text:visited-style-name="Visited_20_Internet_20_Link">
</text:a>
.</text:p>
      <text:p text:style-name="P4">
According to the investigation, on May 3, the Russian troops fired at the cities of Avdiivka, Konstantinovka, Toretsk, the time of Yar, the village of Zarichne Lymanskaya Territorial Gromance, the village of Veliky Novosilka and the village of Novoukrainka Volnovaksky district.</text:p>
      <text:p text:style-name="P4">
The shelling, probably conducted from the artillery, jet systems of the hail and mortars.</text:p>
      <text:p text:style-name="P4">
“Two men were killed in the invaders' attack. Nine more people have been out. Among the victims are two employees of the enterprise and the father Izin, who sat near their home, when the Russian projectile hit nearby, ”the message reads.</text:p>
      <text:p text:style-name="P4">
<text:span text:style-name="T4">
 Read also: </text:span>
 <text:a xlink:type="simple" xlink:href="https://www.ukrinform.ua/rubric-regions/3704026-armia-rf-za-dobu-atakuvala-11-regioniv-ukraini-zvedenna-ova.html" text:style-name="Internet_20_link" text:visited-style-name="Visited_20_Internet_20_Link">
</text:a>
Also Russian <text:a xlink:type="simple" xlink:href="https://www.ukrinform.ua/tag-obstril" text:style-name="Internet_20_link" text:visited-style-name="Visited_20_Internet_20_Link">
</text:a>
Houses, cars and civilian infrastructure were destroyed.</text:p>
      <text:p text:style-name="P4">
With the procedural leadership of the Donetsk Regional Prosecutor's Office, the investigation into criminal proceedings on the facts of violations of laws and customs of war.(h. 1, 2 tbsp. 438 of the Criminal Code).</text:p>
      <text:p text:style-name="P4">
Як <text:a xlink:type="simple" xlink:href="http://www.ukrinform.ua/rubric-regions/3703932-rosiani-minuloi-dobi-poranili-troh-ziteliv-doneccini.html" text:style-name="Internet_20_link" text:visited-style-name="Visited_20_Internet_20_Link">
 </text:a>
, Russian military in the past day, on the 2nd, wounded three residents of Donetsk region.</text:p>
      <text:p text:style-name="P4">
News Source: <text:a xlink:type="simple" xlink:href="https://www.ukrinform.ua/rubric-ato/3704391-rosiani-za-den-ubili-dvoh-ziteliv-doneccini-devatero-ludej-poraneni.html" text:style-name="Internet_20_link" text:visited-style-name="Visited_20_Internet_20_Link">
https://www.ukrinform.ua/rubric-ato/3704391-rosiani-za-den-ubili-dvoh-ziteliv-doneccini-devatero-ludej-poraneni.html</text:a>
</text:p>
      <!--NEWS-->
      <text:h text:style-name="P10" text:outline-level="1">
<text:span text:style-name="T4">
Two IAEA inspections were successfully conducted at Rivne NPP</text:span>
</text:h>
      <text:p text:style-name="P4">
Authors: Ukrinform (Person)</text:p>
      <text:p text:style-name="P4">
Publisher: Укринформ (Organization)</text:p>
      <text:p text:style-name="P4">
Published Time: 2023-05-03T21:29:14+03:00</text:p>
      <text:p text:style-name="P4">
Modified Time: 2023-05-03T21:29:14+03:00</text:p>
      <text:p text:style-name="P4">
Description: The International Atomic Energy Agency (IAEA) conducted two inspections at the Rivne NPP. - Ukrinform.</text:p>
      <text:p text:style-name="P4">
Images: ["<text:a xlink:type="simple" xlink:href="https://static.ukrinform.com/photos/2020_04/thumb_files/630_360_1586511085-614.jpg" text:style-name="Internet_20_link" text:visited-style-name="Visited_20_Internet_20_Link">
630_360_15865...</text:a>
"]</text:p>
      <text:p text:style-name="P4">
Tags: ['МАГАТЕ', 'Рівненська АЕС']</text:p>
      <text:p text:style-name="P4">
Type: Article</text:p>
      <!--METADATA-->
      <text:p text:style-name="P4">
<draw:frame draw:style-name="fr1" draw:name="Image211" text:anchor-type="as-char" svg:width="6.9236in" svg:height="3.956343in" draw:z-index="0">
<draw:image xlink:href="../Images/yкринформ/2023-05-03T21-29-14-03-00/630_360_1586511085-614.jpg" xlink:type="simple" xlink:show="embed" xlink:actuate="onLoad" draw:mime-type="image/jpeg"/>
</draw:frame>
Atomic Energy International(IDA)conducted two inspections at the Rivne NPP.</text:p>
      <text:p text:style-name="P4">
According to Ukrinform, the press service reports <text:a xlink:type="simple" xlink:href="https://snriu.gov.ua/news/na-vp-rivnenska-aes-uspishno-provedeno-dvi-inspektsii-mahate" text:style-name="Internet_20_link" text:visited-style-name="Visited_20_Internet_20_Link">
</text:a>
.</text:p>
      <text:p text:style-name="P4">
"Two inspections of the International Atomic Energy Agency under the Agreement between Ukraine and the IAEA have been successfully conducted at Rivne NPPs in connection with the non -proliferation of nuclear weapons," the statement reads.</text:p>
      <text:p text:style-name="P4">
The inspection was carried out by the agency inspector with the participation of the State Inspectorate Regulation.</text:p>
      <text:p text:style-name="P4">
<text:span text:style-name="T4">
 Read also: </text:span>
 <text:a xlink:type="simple" xlink:href="https://www.ukrinform.ua/rubric-economy/3703092-na-zaes-projsla-rotacia-misii-magate.html" text:style-name="Internet_20_link" text:visited-style-name="Visited_20_Internet_20_Link">
<text:span text:style-name="T4">
 IAEA </text:span>
</text:a>
It is noted that the purpose of inspections is to verify the absence of unable nuclear materials and information about the design of a nuclear installation, which was provided by Ukraine in accordance with the Agreement. There was no comments from the inspectors of the inspector.</text:p>
      <text:p text:style-name="P4">
As it was reported, on April 18 at Rivne NPP and Khmelnitskaya <text:a xlink:type="simple" xlink:href="https://www.ukrinform.ua/tag-aes" text:style-name="Internet_20_link" text:visited-style-name="Visited_20_Internet_20_Link">
</text:a>
»Untreated Inspectorate by International Atomic Energy Agency(IDA)in the absence of unboxed material.</text:p>
      <text:p text:style-name="P4">
News Source: <text:a xlink:type="simple" xlink:href="https://www.ukrinform.ua/rubric-economy/3704390-na-rivnenskij-aes-uspisno-proveli-dvi-inspekcii-magate.html" text:style-name="Internet_20_link" text:visited-style-name="Visited_20_Internet_20_Link">
https://www.ukrinform.ua/rubric-economy/3704390-na-rivnenskij-aes-uspisno-proveli-dvi-inspekcii-magate.html</text:a>
</text:p>
      <!--NEWS-->
      <text:h text:style-name="P10" text:outline-level="1">
<text:span text:style-name="T4">
Reznikov thanked the European Commission for the decision to increase the supply of ammunition</text:span>
</text:h>
      <text:p text:style-name="P4">
Authors: Ukrinform (Person)</text:p>
      <text:p text:style-name="P4">
Publisher: Укринформ (Organization)</text:p>
      <text:p text:style-name="P4">
Published Time: 2023-05-03T21:45:05+03:00</text:p>
      <text:p text:style-name="P4">
Modified Time: 2023-05-03T21:45:05+03:00</text:p>
      <text:p text:style-name="P4">
Description: The Minister of Defense of Ukraine Oleksiy Reznikov thanked the European Commission for the decision to increase the supply of ammunition and missiles to Ukraine. - Ukrinform.</text:p>
      <text:p text:style-name="P4">
Images: ["<text:a xlink:type="simple" xlink:href="https://static.ukrinform.com/photos/2023_04/thumb_files/630_360_1682673652-876.jpg" text:style-name="Internet_20_link" text:visited-style-name="Visited_20_Internet_20_Link">
630_360_16826...</text:a>
"]</text:p>
      <text:p text:style-name="P4">
Tags: ['Єврокомісія', 'Боєприпаси', 'Резніков']</text:p>
      <text:p text:style-name="P4">
Type: Article</text:p>
      <!--METADATA-->
      <text:p text:style-name="P4">
<draw:frame draw:style-name="fr1" draw:name="Image212" text:anchor-type="as-char" svg:width="6.9236in" svg:height="3.956343in" draw:z-index="0">
<draw:image xlink:href="../Images/yкринформ/2023-05-03T21-45-05-03-00/630_360_1682673652-876.jpg" xlink:type="simple" xlink:show="embed" xlink:actuate="onLoad" draw:mime-type="image/jpeg"/>
</draw:frame>
Ministry of Ministry of Ukraine Alexei Reznikov thanked the European Commission for the decision to inspect the supply of ammunition and missiles to Ukraine.</text:p>
      <text:p text:style-name="P4">
As Ukrinform reports, he wrote about it in <text:a xlink:type="simple" xlink:href="https://twitter.com/oleksiireznikov/status/1653811748841959449" text:style-name="Internet_20_link" text:visited-style-name="Visited_20_Internet_20_Link">
</text:a>
.</text:p>
      <text:p text:style-name="P4">
"We welcome the European Commission to increase the supply of ammunition to Ukraine today. Thankful to the European Commissioner for Internal Market Breton's domestic market for the implementation of the third path, which will certainly help to Ukrainize its citizens and restrain Russia's aggression," Reznikov said.</text:p>
      <text:p text:style-name="P4">
<text:span text:style-name="T4">
 Read also: </text:span>
 <text:a xlink:type="simple" xlink:href="https://www.ukrinform.ua/rubric-ato/3704284-es-nadast-ukraini-boepripasiv-na-2-milardi-smigal.html" text:style-name="Internet_20_link" text:visited-style-name="Visited_20_Internet_20_Link">
</text:a>
As reported by Ukrinform, the European Commission <text:a xlink:type="simple" xlink:href="https://www.ukrinform.ua/rubric-ato/3704148-evrokomisia-uhvalila-akt-z-pidtrimki-virobnictva-boepripasiv-dla-ukraini.html" text:style-name="Internet_20_link" text:visited-style-name="Visited_20_Internet_20_Link">
</text:a>
To implement the decision of the European Council to increase the capabilities of the defense industry, in particular for urgent supply of ammunition to Ukraine.</text:p>
      <text:p text:style-name="P4">
The adopted document provides for the use of financial instruments that will increase the production capabilities of the European Defense Industry and will follow the implementation of the first and second paragraph of the plan - respectively, supplements from available stocks and joint ordering of production.</text:p>
      <text:p text:style-name="P4">
Earlier, EU countries have agreed to give Ukraine a million shells for a year to support its ability to self -defense.</text:p>
      <text:p text:style-name="P4">
News Source: <text:a xlink:type="simple" xlink:href="https://www.ukrinform.ua/rubric-ato/3704395-reznikov-podakuvav-evrokomisii-za-risenna-zbilsiti-postacanna-boepripasiv.html" text:style-name="Internet_20_link" text:visited-style-name="Visited_20_Internet_20_Link">
https://www.ukrinform.ua/rubric-ato/3704395-reznikov-podakuvav-evrokomisii-za-risenna-zbilsiti-postacanna-boepripasiv.html</text:a>
</text:p>
      <!--NEWS-->
      <text:h text:style-name="P10" text:outline-level="1">
<text:span text:style-name="T4">
Podolyak compared Medvedev with an "empty barrel" from a Finnish saying</text:span>
</text:h>
      <text:p text:style-name="P4">
Authors: Ukrinform (Person)</text:p>
      <text:p text:style-name="P4">
Publisher: Укринформ (Organization)</text:p>
      <text:p text:style-name="P4">
Published Time: 2023-05-03T21:49:00+03:00</text:p>
      <text:p text:style-name="P4">
Modified Time: 2023-05-03T21:49:00+03:00</text:p>
      <text:p text:style-name="P4">
Description: The adviser to the head of the OP Mikhail Podolyak called the empty threats of the deputy chairman of the Security Council of the Russian Federation Dmitry Medvedev against the leadership of Ukraine, which he exploded after the attack of drones on the Kremlin. - Ukrinform.</text:p>
      <text:p text:style-name="P4">
Images: ["<text:a xlink:type="simple" xlink:href="https://static.ukrinform.com/photos/2022_11/thumb_files/630_360_1669378255-230.jpg" text:style-name="Internet_20_link" text:visited-style-name="Visited_20_Internet_20_Link">
630_360_16693...</text:a>
"]</text:p>
      <text:p text:style-name="P4">
Tags: ['Безпілотник', 'Кремль', 'Медведєв', 'Подоляк', 'Війна з росією']</text:p>
      <text:p text:style-name="P4">
Type: Article</text:p>
      <!--METADATA-->
      <text:p text:style-name="P4">
<draw:frame draw:style-name="fr1" draw:name="Image213" text:anchor-type="as-char" svg:width="6.9236in" svg:height="3.956343in" draw:z-index="0">
<draw:image xlink:href="../Images/yкринформ/2023-05-03T21-49-00-03-00/630_360_1669378255-230.jpg" xlink:type="simple" xlink:show="embed" xlink:actuate="onLoad" draw:mime-type="image/jpeg"/>
</draw:frame>
OP Advisor Mikhail Podolyak called the empty threats of the deputy chairman of the Russian Radion Dmitry Medvedev to the leadership of Ukraine, which exploded after the attack of drones on the Kremlin.</text:p>
      <text:p text:style-name="P4">
Podolyak wrote about it in <text:a xlink:type="simple" xlink:href="http://twitter.com/Podolyak_M/status/1653803980202422284" text:style-name="Internet_20_link" text:visited-style-name="Visited_20_Internet_20_Link">
</text:a>
, reports Ukrinform.</text:p>
      <text:p text:style-name="P4">
“On any threatening statement of a typical Russian entity" Medvedev "(Deputy Council of the Russian Federation), especially about “physical destruction”, is a brilliant French -label: Tyhjät tynNyrit kolisevat Eniten(Translated - "empty barrel stupidly", "in an empty barrel and bell many")», - said the adviser to the head of the OP.</text:p>
      <text:p text:style-name="Quotations">

<text:p text:style-name="P4">
On any threatening statement of a typical Russian entity "Medvedev"&gt;
(Deputy Council of the Russian Federation), especially about "physical destruction", there is a brilliant Finnish&gt;
 remark: tyhjät tynNyrit kolisevat Eniten(Translated - "empty barrel&gt;
 harder", "In an empty barrel and bell many")...&gt;
&gt;
 — Михайло Подоляк (@Podolyak_M) <text:a xlink:type="simple" xlink:href="https://twitter.com/Podolyak_M/status/1653803980202422284" text:style-name="Internet_20_link" text:visited-style-name="Visited_20_Internet_20_Link">
&gt;
 </text:a>
As it was reported, the press service of the President of Russia declared a reflection of an attempt by the Kremlin drones.</text:p>

</text:p>
      <text:p text:style-name="P4">
It is stated that the Kremlin regards this as "a planned terrorist action and an attempt of the Russian Federation on the eve of Victory Day" by Ukraine.</text:p>
      <text:p text:style-name="P4">
<text:span text:style-name="T4">
 Read also: </text:span>
 <text:a xlink:type="simple" xlink:href="https://www.ukrinform.ua/rubric-ato/3704326-ignat-prokomentuvav-ataku-droniv-na-kreml-mabut-nlo.html" text:style-name="Internet_20_link" text:visited-style-name="Visited_20_Internet_20_Link">
</text:a>
At the same time <text:a xlink:type="simple" xlink:href="https://www.ukrinform.ua/tag-medvedev" text:style-name="Internet_20_link" text:visited-style-name="Visited_20_Internet_20_Link">
</text:a>
He called for the physically eliminating Zelensky.</text:p>
      <text:p text:style-name="P4">
The President of Ukraine has stated that our country has not attacked the Kremlin's residence of Isam Putin, but leaves it for the international tribunal.</text:p>
      <text:p text:style-name="P4">
News Source: <text:a xlink:type="simple" xlink:href="https://www.ukrinform.ua/rubric-polytics/3704398-podolak-porivnav-medvedeva-z-poroznou-bockou-z-finskoi-prikazki.html" text:style-name="Internet_20_link" text:visited-style-name="Visited_20_Internet_20_Link">
https://www.ukrinform.ua/rubric-polytics/3704398-podolak-porivnav-medvedeva-z-poroznou-bockou-z-finskoi-prikazki.html</text:a>
</text:p>
      <!--NEWS-->
      <text:h text:style-name="P10" text:outline-level="1">
<text:span text:style-name="T4">
Russians placed in the 4th block of military equipment and explosives</text:span>
</text:h>
      <text:p text:style-name="P4">
Authors: Ukrinform (Person)</text:p>
      <text:p text:style-name="P4">
Publisher: Укринформ (Organization)</text:p>
      <text:p text:style-name="P4">
Published Time: 2023-05-03T21:50:00+03:00</text:p>
      <text:p text:style-name="P4">
Modified Time: 2023-05-03T21:50:00+03:00</text:p>
      <text:p text:style-name="P4">
Description: Russian invaders placed in the premises of the turbine department of the 4th power unit of the Zaporizhzhya nuclear power plant military equipment and explosives. - Ukrinform.</text:p>
      <text:p text:style-name="P4">
Images: ["<text:a xlink:type="simple" xlink:href="https://static.ukrinform.com/photos/2023_03/thumb_files/630_360_1678357178-672.jpg" text:style-name="Internet_20_link" text:visited-style-name="Visited_20_Internet_20_Link">
630_360_16783...</text:a>
"]</text:p>
      <text:p text:style-name="P4">
Tags: ['Вибухівка', 'Зброя', 'Запорізька АЕС', 'Ядерна безпека', 'Війна з росією']</text:p>
      <text:p text:style-name="P4">
Type: Article</text:p>
      <!--METADATA-->
      <text:p text:style-name="P4">
<draw:frame draw:style-name="fr1" draw:name="Image214" text:anchor-type="as-char" svg:width="6.9236in" svg:height="3.956343in" draw:z-index="0">
<draw:image xlink:href="../Images/yкринформ/2023-05-03T21-50-00-03-00/630_360_1678357178-672.jpg" xlink:type="simple" xlink:show="embed" xlink:actuate="onLoad" draw:mime-type="image/jpeg"/>
</draw:frame>
The Russian-enchantments were placed in the premises of the turbine department of the 4th power unit of the nuclear power plant military equipment and explosives.</text:p>
      <text:p text:style-name="P4">
As Ukrinform reports, about it <text:a xlink:type="simple" xlink:href="https://www.facebook.com/permalink.php" text:style-name="Internet_20_link" text:visited-style-name="Visited_20_Internet_20_Link">
</text:a>
State Inspectorate of Nuclear Regulation of Ukraine.</text:p>
      <text:p text:style-name="P4">
“Representatives of the IAEA reported the fact of the placement of Russian occupiers, weapons and explosives in the premises of the turbine department of the energy branch №4 of the Zaporizhzhia NPP. This became known during the weekly communication between the crisis center(IEC)The IAEA Tanzatom regulation on the activities of the IAEA mission on the Zaporizhzhya AAZ, which took place on May 2, 2023, ”the message reads.</text:p>
      <text:p text:style-name="P4">
The State Inspectorate of Nuclear Regulation reminded that at the end of July the last year, the Russian military placed in the machine hall of the 1st power unit of conscious military equipment with ammunition, as well as weapons and explosives.</text:p>
      <text:p text:style-name="P4">
In early August, information was obtained on the placement of military machinery and the 2nd OPP unit.</text:p>
      <text:p text:style-name="P4">
<text:span text:style-name="T4">
 Read also: </text:span>
 <text:a xlink:type="simple" xlink:href="https://www.ukrinform.ua/rubric-polytics/3701234-tilki-povnij-kontrol-ukraini-nad-zaes-garantue-bezpeku-evropi-zelenskij.html" text:style-name="Internet_20_link" text:visited-style-name="Visited_20_Internet_20_Link">
<text:span text:style-name="T4">
 ZPP </text:span>
</text:a>
Also, the SNRCU registry unofficial channels receive information on storage of equipment, weapons and explosives in other production premises with the subdivided unit "Zaporizhzhia NPP", including in repair and mechanical machinery and on the roofs of power units.</text:p>
      <text:p text:style-name="P4">
The State Inspectorate of Nuclear Regulation emphasizes that the new criminal actions of Russian invaders are another step that causes significant damage to the nuclear safety of nuclear installations at the Zaporizhzhya AAC industrial site. Inadequate decisions and actions of the Russian military are exposed to the danger of staff <text:a xlink:type="simple" xlink:href="https://www.ukrinform.ua/tag-aes" text:style-name="Internet_20_link" text:visited-style-name="Visited_20_Internet_20_Link">
</text:a>
, and residents of adjacent points.</text:p>
      <text:p text:style-name="P4">
"Once again we emphasize that in the event of an emergency situation with a potentially possible exit of radioactive substances into the environment, the consequences not only feels Ukraine -they will have a cross -border in nature," -is in the message. It is noted that the nuclear terrorism that the Russian Federation resorts to is an unacceptable phenomenon in the civilized world.The State Inspectorate of Nuclear Regulation calls on the international community of consolidated and decisive response to the actions of the aggressor country, the application of harsh sanctions to the enterprises of the nuclear industry of the Russian Federation of Tafilized persons. The department also emphasizes that the Russian Federation should have submitted all rights and privileges in the IAEA and other international institutions of the use of nuclear energy.</text:p>
      <text:p text:style-name="P4">
As reported by Ukrinform, on April 27 at the Zaporizhzhia NPP, the next personnel of the permanent monitoring mission of the International Energy Agency took place(IDA).</text:p>
      <text:p text:style-name="P4">
Експерти МАГАТЕ на українських АЕС здійснюють моніторинг ситуації тадокументують впливи війни на стан ядерної та радіаційної безпеки, надаютьтехнічні консультації українським фахівцям, вивчають пріоритетні потреби наядерних об’єктах для подальшого надання технічної допомоги.</text:p>
      <text:p text:style-name="P4">
News Source: <text:a xlink:type="simple" xlink:href="https://www.ukrinform.ua/rubric-ato/3704399-rosiani-rozmistili-v-4mu-bloci-zaes-vijskovu-tehniku-ta-vibuhivku.html" text:style-name="Internet_20_link" text:visited-style-name="Visited_20_Internet_20_Link">
https://www.ukrinform.ua/rubric-ato/3704399-rosiani-rozmistili-v-4mu-bloci-zaes-vijskovu-tehniku-ta-vibuhivku.html</text:a>
</text:p>
      <!--NEWS-->
      <text:h text:style-name="P10" text:outline-level="1">
<text:span text:style-name="T4">
Juventus beat "Lechche" and went second in series A</text:span>
</text:h>
      <text:p text:style-name="P4">
Authors: Ukrinform (Person)</text:p>
      <text:p text:style-name="P4">
Publisher: Укринформ (Organization)</text:p>
      <text:p text:style-name="P4">
Published Time: 2023-05-03T21:53:02+03:00</text:p>
      <text:p text:style-name="P4">
Modified Time: 2023-05-03T21:53:02+03:00</text:p>
      <text:p text:style-name="P4">
Description: The Italian football series A continues the matches of the 33rd round. - Ukrinform.</text:p>
      <text:p text:style-name="P4">
Images: ["<text:a xlink:type="simple" xlink:href="https://static.ukrinform.com/photos/2023_05/thumb_files/630_360_1683139921-559.jpg" text:style-name="Internet_20_link" text:visited-style-name="Visited_20_Internet_20_Link">
630_360_16831...</text:a>
"]</text:p>
      <text:p text:style-name="P4">
Tags: ['Футбол', 'Ювентус']</text:p>
      <text:p text:style-name="P4">
Type: Article</text:p>
      <!--METADATA-->
      <text:p text:style-name="P4">
<draw:frame draw:style-name="fr1" draw:name="Image215" text:anchor-type="as-char" svg:width="6.9236in" svg:height="3.956343in" draw:z-index="0">
<draw:image xlink:href="../Images/yкринформ/2023-05-03T21-53-02-03-00/630_360_1683139921-559.jpg" xlink:type="simple" xlink:show="embed" xlink:actuate="onLoad" draw:mime-type="image/jpeg"/>
</draw:frame>
Vitali football series A continues the matches of the 33rd round.</text:p>
      <text:p text:style-name="P4">
The Juventus Turin on the home Allianz Stadium with a score of 2: 1 took the hood "Lechche" and rose to the second position in the national championship, reports.</text:p>
      <text:p text:style-name="P4">
The success of the owners brought goals Leandro Paradez, who distinguished himself in the 15th-twin, and the shower of Vlakhovich(40); In the composition of the guests the ball scored Assan Sizi(36, with a penalty).</text:p>
      <text:p text:style-name="P4">
<text:span text:style-name="T4">
Читайте також:</text:span>
 <text:a xlink:type="simple" xlink:href="https://www.ukrinform.ua/rubric-sports/3702606-roma-i-milan-obminalisa-golami-u-poedinku-serii-a.html" text:style-name="Internet_20_link" text:visited-style-name="Visited_20_Internet_20_Link">
 <text:span text:style-name="T4">
Мілан</text:span>
 </text:a>
Tournament position of leaders: "Napoli" - 79 points(After 32 games). Juventus -63(33), Lazio - 61(32), «Atalanta» - 58(33), “Inter” - 57(32), Milan -57(32), «Roma» - 57(32).</text:p>
      <text:p text:style-name="P4">
Фото: AFP.</text:p>
      <text:p text:style-name="P4">
News Source: <text:a xlink:type="simple" xlink:href="https://www.ukrinform.ua/rubric-sports/3704400-uventus-obigrav-lecce-i-vijsov-na-druge-misce-u-serii-a.html" text:style-name="Internet_20_link" text:visited-style-name="Visited_20_Internet_20_Link">
https://www.ukrinform.ua/rubric-sports/3704400-uventus-obigrav-lecce-i-vijsov-na-druge-misce-u-serii-a.html</text:a>
</text:p>
      <!--NEWS-->
      <text:h text:style-name="P10" text:outline-level="1">
<text:span text:style-name="T4">
Zelensky has negotiated with the premieres of Sweden, Denmark, Iceland and Finland</text:span>
</text:h>
      <text:p text:style-name="P4">
Authors: Ukrinform (Person)</text:p>
      <text:p text:style-name="P4">
Publisher: Укринформ (Organization)</text:p>
      <text:p text:style-name="P4">
Published Time: 2023-05-03T21:56:00+03:00</text:p>
      <text:p text:style-name="P4">
Modified Time: 2023-05-03T21:56:00+03:00</text:p>
      <text:p text:style-name="P4">
Description: The President of Ukraine, as part of the Northern Europe Summit in Helsinki, has held bilateral negotiations with the heads of Government of Sweden, Denmark, Iceland and Finland. - Ukrinform.</text:p>
      <text:p text:style-name="P4">
Images: ["<text:a xlink:type="simple" xlink:href="https://static.ukrinform.com/photos/2023_05/thumb_files/630_360_1683140732-392.jpeg" text:style-name="Internet_20_link" text:visited-style-name="Visited_20_Internet_20_Link">
630_360_16831...</text:a>
"]</text:p>
      <text:p text:style-name="P4">
Tags: ['Данія', 'Фінляндія', 'Ісландія', 'Переговори', 'Швеція', 'Зеленський']</text:p>
      <text:p text:style-name="P4">
Type: Article</text:p>
      <!--METADATA-->
      <text:p text:style-name="P4">
<draw:frame draw:style-name="fr1" draw:name="Image216" text:anchor-type="as-char" svg:width="6.9236in" svg:height="3.956343in" draw:z-index="0">
<draw:image xlink:href="../Images/yкринформ/2023-05-03T21-56-00-03-00/630_360_1683140732-392.jpeg" xlink:type="simple" xlink:show="embed" xlink:actuate="onLoad" draw:mime-type="image/jpeg"/>
</draw:frame>
The President of Ukraine, as part of the Northern Europe Summit in Helsinki, has bilaterally with the heads of Government of Sweden, Denmark, Iceland and Finland.</text:p>
      <text:p text:style-name="P4">
Volodymyr Zelenskyy reported this in <text:a xlink:type="simple" xlink:href="http://t.me/V_Zelenskiy_official/6118" text:style-name="Internet_20_link" text:visited-style-name="Visited_20_Internet_20_Link">
</text:a>
, reports Ukrinform.</text:p>
      <text:p text:style-name="P4">
The President, in particular, said that he discussed in detail with the Prime Minister of Sweden with Christerson the parameters of further defense assistance to Ukraine, as well as a question of starting negotiations on Ukraine's accession to the EU.</text:p>
      <text:p text:style-name="P4">
In conversation with Denmark Prime Minister, Matte Frederixen, according to Zelensky, the main attention was paid to the comprehensive support of Ukraine in the struggle of the Rabbit Aggressor.</text:p>
      <text:p text:style-name="P4">
During a meeting with Iceland Prime Minister Katrin Jacobsdottur, the presidential support for Ukraine's defensive support at both bilateral and NATO in Bilateral levels, as well as with strong support for the energy sector of Ukraine.</text:p>
      <text:p text:style-name="P4">
With the Prime Minister <text:a xlink:type="simple" xlink:href="https://www.ukrinform.ua/tag-finlandia" text:style-name="Internet_20_link" text:visited-style-name="Visited_20_Internet_20_Link">
</text:a>
Sanna Marin -Ukrainian leader discussed the current situation in our country and the challenges related to the war.</text:p>
      <text:p text:style-name="P4">
<text:span text:style-name="T4">
 Read also: </text:span>
 <text:a xlink:type="simple" xlink:href="https://www.ukrinform.ua/rubric-polytics/3704340-spilna-zaava-samitu-ukraina-pivnicna-evropa.html" text:style-name="Internet_20_link" text:visited-style-name="Visited_20_Internet_20_Link">
</text:a>
"I am grateful for the powerful and stable support of our country and Ukrainians from the first full -scale aggression of Russia," the President stressed.</text:p>
      <text:p text:style-name="P4">
As reported by Ukrinform, President Volodymyr Zelenskyy arrived on Wednesday by Izvizit in Finland, where he participated in the Ukrainian Summit - Northern Europe. Vinto and held a number of bilateral negotiations, in particular, from the Prime Minister and President of Finland.</text:p>
      <text:p text:style-name="P4">
<text:span text:style-name="T5">
Foto: op</text:span>
</text:p>
      <text:p text:style-name="P4">
News Source: <text:a xlink:type="simple" xlink:href="https://www.ukrinform.ua/rubric-polytics/3704405-zelenskij-proviv-peregovori-z-premerami-svecii-danii-islandii-ta-finlandii.html" text:style-name="Internet_20_link" text:visited-style-name="Visited_20_Internet_20_Link">
https://www.ukrinform.ua/rubric-polytics/3704405-zelenskij-proviv-peregovori-z-premerami-svecii-danii-islandii-ta-finlandii.html</text:a>
</text:p>
      <!--NEWS-->
      <text:h text:style-name="P10" text:outline-level="1">
<text:span text:style-name="T4">
In the Kyiv region, systematic testing will be conducted</text:span>
</text:h>
      <text:p text:style-name="P4">
Authors: Ukrinform (Person)</text:p>
      <text:p text:style-name="P4">
Publisher: Укринформ (Organization)</text:p>
      <text:p text:style-name="P4">
Published Time: 2023-05-03T21:57:50+03:00</text:p>
      <text:p text:style-name="P4">
Modified Time: 2023-05-03T21:57:50+03:00</text:p>
      <text:p text:style-name="P4">
Description: In the Kiev region, on Thursday, May 4, a control technical check of system alert will be conducted. - Ukrinform.</text:p>
      <text:p text:style-name="P4">
Images: ["<text:a xlink:type="simple" xlink:href="https://static.ukrinform.com/photos/2023_02/thumb_files/630_360_1677573461-244.jpg" text:style-name="Internet_20_link" text:visited-style-name="Visited_20_Internet_20_Link">
630_360_16775...</text:a>
"]</text:p>
      <text:p text:style-name="P4">
Tags: ['Київщина', 'Сирена', 'Ізраїльські системи раннього оповіщення']</text:p>
      <text:p text:style-name="P4">
Type: Article</text:p>
      <!--METADATA-->
      <text:p text:style-name="P4">
<draw:frame draw:style-name="fr1" draw:name="Image217" text:anchor-type="as-char" svg:width="6.9236in" svg:height="3.956343in" draw:z-index="0">
<draw:image xlink:href="../Images/yкринформ/2023-05-03T21-57-50-03-00/630_360_1677573461-244.jpg" xlink:type="simple" xlink:show="embed" xlink:actuate="onLoad" draw:mime-type="image/jpeg"/>
</draw:frame>
On Thursday, May 4, the UKIiv region will conduct a control technical check of a system alert.</text:p>
      <text:p text:style-name="P4">
According to Ukrinform, the head of Makariv district of Kyiv region reports Tokar in <text:a xlink:type="simple" xlink:href="https://t.me/vadimtokar/8146" text:style-name="Internet_20_link" text:visited-style-name="Visited_20_Internet_20_Link">
</text:a>
.</text:p>
      <text:p text:style-name="P4">
"WARNING!System alert testing will be tested in the Kyiv region. The control of the operation of existing electromechanical sirens will be carried out on May 4. The purpose is to test the software of the territorial automated system of centralized alert, ”he wrote.</text:p>
      <text:p text:style-name="P4">
<text:span text:style-name="T4">
 Read also: </text:span>
 <text:a xlink:type="simple" xlink:href="https://www.ukrinform.ua/rubric-kyiv/3703572-izrailski-sistemi-rannogo-opovisenna-uze-testuut-u-kievi.html" text:style-name="Internet_20_link" text:visited-style-name="Visited_20_Internet_20_Link">
<text:span text:style-name="T4">
 noticed </text:span>
</text:a>
According to him, several inclusions of sound sirens are planned throughout the day. He asks for citizens to keep calm and do not forget to check on the official sources information about availability of air alarm.</text:p>
      <text:p text:style-name="P4">
According to Ukrinform, on Monday, May 1, the systemic alert test was also planned in Kyiv region.</text:p>
      <text:p text:style-name="P4">
Photo: Getty Images</text:p>
      <text:p text:style-name="P4">
News Source: <text:a xlink:type="simple" xlink:href="https://www.ukrinform.ua/rubric-regions/3704402-na-kiivsini-provedut-kontrolne-testuvanna-sistemnogo-opovisenna.html" text:style-name="Internet_20_link" text:visited-style-name="Visited_20_Internet_20_Link">
https://www.ukrinform.ua/rubric-regions/3704402-na-kiivsini-provedut-kontrolne-testuvanna-sistemnogo-opovisenna.html</text:a>
</text:p>
      <!--NEWS-->
      <text:h text:style-name="P10" text:outline-level="1">
<text:span text:style-name="T4">
Pentagon revealed the content of a new help pack for Ukraine</text:span>
</text:h>
      <text:p text:style-name="P4">
Authors: Ukrinform (Person)</text:p>
      <text:p text:style-name="P4">
Publisher: Укринформ (Organization)</text:p>
      <text:p text:style-name="P4">
Published Time: 2023-05-03T21:59:00+03:00</text:p>
      <text:p text:style-name="P4">
Modified Time: 2023-05-03T21:59:00+03:00</text:p>
      <text:p text:style-name="P4">
Description: Ukraine will receive in a new US defense package from the US missile to HIMARS, howitzers of 155 mm caliber, shells, anti -tank systems, aviation missiles, trucks and other equipment. - Ukrinform.</text:p>
      <text:p text:style-name="P4">
Images: ["<text:a xlink:type="simple" xlink:href="https://static.ukrinform.com/photos/2020_04/thumb_files/630_360_1588051291-728.jpg" text:style-name="Internet_20_link" text:visited-style-name="Visited_20_Internet_20_Link">
630_360_15880...</text:a>
"]</text:p>
      <text:p text:style-name="P4">
Tags: ['Пентагон', 'Україна', 'Війна з росією']</text:p>
      <text:p text:style-name="P4">
Type: Article</text:p>
      <!--METADATA-->
      <text:p text:style-name="P4">
<draw:frame draw:style-name="fr1" draw:name="Image218" text:anchor-type="as-char" svg:width="6.9236in" svg:height="3.956343in" draw:z-index="0">
<draw:image xlink:href="../Images/yкринформ/2023-05-03T21-59-00-03-00/630_360_1588051291-728.jpg" xlink:type="simple" xlink:show="embed" xlink:actuate="onLoad" draw:mime-type="image/jpeg"/>
</draw:frame>
Ukraine will hold in a new US defense assistance package to HIMARS, Haubitsykikibru 155 mm, shells, anti -tank systems, aviation missiles, trucks and other equipment.</text:p>
      <text:p text:style-name="P4">
This is stated in <text:a xlink:type="simple" xlink:href="https://www.defense.gov/News/Releases/Release/Article/3383288/biden-administration-announces-additional-security-assistance-for-ukraine/" text:style-name="Internet_20_link" text:visited-style-name="Visited_20_Internet_20_Link">
</text:a>
, reports Ukrinform.</text:p>
      <text:p text:style-name="P4">
"Today, the US Department of Defense has announced the allocation of additional assistance to meet the critical needs of Ukraine in the field of security and defense," the message is called.</text:p>
      <text:p text:style-name="P4">
<text:span text:style-name="T4">
 Read also: </text:span>
 <text:a xlink:type="simple" xlink:href="https://www.ukrinform.ua/rubric-ato/3704148-evrokomisia-uhvalila-akt-z-pidtrimki-virobnictva-boepripasiv-dla-ukraini.html" text:style-name="Internet_20_link" text:visited-style-name="Visited_20_Internet_20_Link">
</text:a>
It is noted that the new package includes missiles for HIMARS systems; 155 mm howitzers and artillery shells for them; mortar shells 120 mm, 81 mm and 60 mm. In addition, Ukraine will be sent to Ukraine; AT-4 anti-tank weapons and Carl Gustaf; Hydra-70 aviation missiles.</text:p>
      <text:p text:style-name="P4">
Additionally the Ukrainian military will receive small arms and ammunition; ammunition elimination of obstacles; trucks and trailers for transportation of heavy equipment, as well as equipment and spare parts for maintenance and repair of transport.</text:p>
      <text:p text:style-name="P4">
<text:span text:style-name="T4">
 Read also: </text:span>
 <text:a xlink:type="simple" xlink:href="https://www.ukrinform.ua/rubric-polytics/3703906-zelenskij-kaze-so-dovidavsa-pro-zliv-taemnih-materialiv-u-ssa-z-novin-wp.html" text:style-name="Internet_20_link" text:visited-style-name="Visited_20_Internet_20_Link">
</text:a>
"The United States will continue to work with their allies and partners to secure Ukraine to meet its direct needs of Napoli Battle and long-term security needs," the US defense.</text:p>
      <text:p text:style-name="P4">
At the same time in <text:a xlink:type="simple" xlink:href="https://www.state.gov/additional-u-s-security-assistance-for-ukraine-3/" text:style-name="Internet_20_link" text:visited-style-name="Visited_20_Internet_20_Link">
</text:a>
It was informed that the cost of a new military aid package reaches $ 300 million.</text:p>
      <text:p text:style-name="P4">
As reported by Ukrinform, on Wednesday the White House <text:a xlink:type="simple" xlink:href="https://www.ukrinform.ua/rubric-ato/3704373-ssa-ogolosili-pro-novij-paket-oboronnoi-dopomogi-ukraini.html" text:style-name="Internet_20_link" text:visited-style-name="Visited_20_Internet_20_Link">
</text:a>
And in the form of a presidential package, which allows you to deliver the necessary support immediately and direction of the Pentagon.</text:p>
      <text:p text:style-name="P4">
News Source: <text:a xlink:type="simple" xlink:href="https://www.ukrinform.ua/rubric-ato/3704403-pentagon-rozkriv-vmist-novogo-paketa-dopomogi-dla-ukraini.html" text:style-name="Internet_20_link" text:visited-style-name="Visited_20_Internet_20_Link">
https://www.ukrinform.ua/rubric-ato/3704403-pentagon-rozkriv-vmist-novogo-paketa-dopomogi-dla-ukraini.html</text:a>
</text:p>
      <!--NEWS-->
      <text:h text:style-name="P10" text:outline-level="1">
<text:span text:style-name="T4">
In Ukraine tomorrow will rain in the western and northern regions, in the afternoon up to 20 °</text:span>
</text:h>
      <text:p text:style-name="P4">
Authors: Ukrinform (Person)</text:p>
      <text:p text:style-name="P4">
Publisher: Укринформ (Organization)</text:p>
      <text:p text:style-name="P4">
Published Time: 2023-05-03T22:03:00+03:00</text:p>
      <text:p text:style-name="P4">
Modified Time: 2023-05-03T22:03:00+03:00</text:p>
      <text:p text:style-name="P4">
Description: In Ukraine, on Thursday, precipitation is expected only in the western, northern and Odessa regions, at night 4-9 ° warm, in the daytime in the western and northern regions 12-17 °, in the rest of the territory up to 20 °. - Ukrinform.</text:p>
      <text:p text:style-name="P4">
Images: ["<text:a xlink:type="simple" xlink:href="https://static.ukrinform.com/photos/2021_12/thumb_files/630_360_1638962344-668.jpg" text:style-name="Internet_20_link" text:visited-style-name="Visited_20_Internet_20_Link">
630_360_16389...</text:a>
"]</text:p>
      <text:p text:style-name="P4">
Tags: ['Дощ', 'Погода', 'Прогноз']</text:p>
      <text:p text:style-name="P4">
Type: Article</text:p>
      <!--METADATA-->
      <text:p text:style-name="P4">
<draw:frame draw:style-name="fr1" draw:name="Image219" text:anchor-type="as-char" svg:width="6.9236in" svg:height="3.956343in" draw:z-index="0">
<draw:image xlink:href="../Images/yкринформ/2023-05-03T22-03-00-03-00/630_360_1638962344-668.jpg" xlink:type="simple" xlink:show="embed" xlink:actuate="onLoad" draw:mime-type="image/jpeg"/>
</draw:frame>
In Ukraine in Thursday, precipitation is expected only in the western, northern and Odessa regions, at night 4-9 ° warm, in the daytime in the western and northern regions 12-17 °, in the rest of theititentia up to 20 °.</text:p>
      <text:p text:style-name="P4">
Ukrinform was reported at the Ukrainian Hydrometeorological Center.</text:p>
      <text:p text:style-name="P4">
"In the western, northern and Odessa regions, a small short -lived places <text:a xlink:type="simple" xlink:href="https://www.ukrinform.ua/tag-dos" text:style-name="Internet_20_link" text:visited-style-name="Visited_20_Internet_20_Link">
</text:a>
; in the rest of the territory without precipitation. Wind, southwestern(In the western regions northeast), 5-10m/C. temperature at night 4-9 ° heat; In the afternoon in the western(In addition to Transcarpathian)Tapical regions 12-17 °, in the rest of the territory 15-20 °, in the east of the country up to 23 ° ",-the message reads.</text:p>
      <text:p text:style-name="P4">
In Kyiv and the region on May 4, a little short -term rain will be placed in places. The wind is southwestern 5-10 m/s. In the capital, the temperature at night is 7-9 °, in the afternoon 15-17 °, in the Kyiv region at night 4-9 °, in the afternoon 12-17 °.</text:p>
      <text:p text:style-name="P4">
According to the forecast, in Ukraine, May 5-6, precipitation is not expected, only in the afternoon on 5ths in the northern, central regions, the Carpathians and Kharkiv region there will be small rains, thunderstorms. Wind on May 5 variable directions, 3-8 m/s, 6th North, 7-12 m/s.</text:p>
      <text:p text:style-name="P4">
<text:span text:style-name="T4">
 Read also: </text:span>
 <text:a xlink:type="simple" xlink:href="https://www.ukrinform.ua/rubric-regions/3692957-v-ukraini-cerez-poteplinna-aktivizuutsa-grozi-sinoptik.html" text:style-name="Internet_20_link" text:visited-style-name="Visited_20_Internet_20_Link">
<text:span text:style-name="T4">
 thunderstorms </text:span>
</text:a>
The temperature on May 5 in the western and northern regions at night 4-9 °, in the afternoon11-16 °, in the rest of the territory at night 7-12 °, in the afternoon 15-20 °, in the southeast of Ukraine up to 24 °; May 6 in the southern and most eastern regions at night 7-12 °, in the afternoon 14-19 °, in the rest of the territory at night 1-6 ° heat, on the soil surface, most of the northern and northwestern regions and in the air of frost 0-5 °, In the afternoon 8-13 ° heat, in Transcarpathia 16-21 °.</text:p>
      <text:p text:style-name="P4">
In Kiev and the region, precipitation is not forecast, only in the afternoon on May 5 locally rains, thunderstorms. Wind on May 5 variable directions, 3-8 m/s, May 6, 7-12 m/s. In the capital, the temperature of May 5 at night 7-9 °, in the afternoon about 15 °, May 6 at night 3-5 ° heat, in the afternoon 10-12 °; in Kyiv region on May 5 at night 4-9 °, in the afternoon 11-16 °; May 6 at night 1-6 ° heat, on the surface of the frost 0-3 °, the temperature in the afternoon 8-13 ° heat.</text:p>
      <text:p text:style-name="P4">
The weather forecaster is not predicted on May 7-8 in Ukraine, only in the Carpathian regional rains, on May 7 in the Carpathians wet snow. Temperature at night 1-7 ° warm, on the soil surface of frost 0-3 °(on the coast of the seas of 5-10 ° heat); in the afternoon 8-14 ° heat, in Transcarpathia, May 8 in places and in the Carpathian region up to 18 °; Carpathian highlands at night 0-5 ° frost, in the afternoon 1-7 ° heat.</text:p>
      <text:p text:style-name="P4">
News Source: <text:a xlink:type="simple" xlink:href="https://www.ukrinform.ua/rubric-regions/3704156-v-ukraini-zavtra-dositime-u-zahidnih-i-pivnicnih-oblastah-vden-do-20.html" text:style-name="Internet_20_link" text:visited-style-name="Visited_20_Internet_20_Link">
https://www.ukrinform.ua/rubric-regions/3704156-v-ukraini-zavtra-dositime-u-zahidnih-i-pivnicnih-oblastah-vden-do-20.html</text:a>
</text:p>
      <!--NEWS-->
      <text:h text:style-name="P10" text:outline-level="1">
<text:span text:style-name="T4">
Zelensky thanked the US for a new defense package</text:span>
</text:h>
      <text:p text:style-name="P4">
Authors: Ukrinform (Person)</text:p>
      <text:p text:style-name="P4">
Publisher: Укринформ (Organization)</text:p>
      <text:p text:style-name="P4">
Published Time: 2023-05-03T22:11:00+03:00</text:p>
      <text:p text:style-name="P4">
Modified Time: 2023-05-03T22:11:00+03:00</text:p>
      <text:p text:style-name="P4">
Description: Volodymyr Zelensky thanked the United States for the new tranche of Ukraine in the field of security and defense, which will include mainly ammunition and other weapons that the Armed Forces need. - Ukrinform.</text:p>
      <text:p text:style-name="P4">
Images: ["<text:a xlink:type="simple" xlink:href="https://static.ukrinform.com/photos/2023_03/thumb_files/630_360_1677855839-566.jpg" text:style-name="Internet_20_link" text:visited-style-name="Visited_20_Internet_20_Link">
630_360_16778...</text:a>
"]</text:p>
      <text:p text:style-name="P4">
Tags: ['США', 'Зброя', 'допомога', 'Зеленський', 'Війна з росією']</text:p>
      <text:p text:style-name="P4">
Type: Article</text:p>
      <!--METADATA-->
      <text:p text:style-name="P4">
<draw:frame draw:style-name="fr1" draw:name="Image220" text:anchor-type="as-char" svg:width="6.9236in" svg:height="3.956343in" draw:z-index="0">
<draw:image xlink:href="../Images/yкринформ/2023-05-03T22-11-00-03-00/630_360_1677855839-566.jpg" xlink:type="simple" xlink:show="embed" xlink:actuate="onLoad" draw:mime-type="image/jpeg"/>
</draw:frame>
Volodymyrzelensky thanked the United States for the new tranche to Ukraine's security in the field of Jobon's security, which will include mainly ammunition and other weapons that the Armed Forces.</text:p>
      <text:p text:style-name="P4">
Zelensky wrote about it in <text:a xlink:type="simple" xlink:href="http://twitter.com/ZelenskyyUa/status/1653835567258386432" text:style-name="Internet_20_link" text:visited-style-name="Visited_20_Internet_20_Link">
</text:a>
transmits Ukrinform.</text:p>
      <text:p text:style-name="P4">
"The new US security package is bringing our victory!Thank you President Joe Biden for leadership and vision, and thank you to the entire American people that these 434 days you stood with Ukraine in solidarity in solidarity our shared values," the President said.</text:p>
      <text:p text:style-name="Quotations">

<text:p text:style-name="P4">
New 🇺🇲 Security Package is bringing our victory!Thank you <text:a xlink:type="simple" xlink:href="https://twitter.com/POTUS" text:style-name="Internet_20_link" text:visited-style-name="Visited_20_Internet_20_Link">
&gt;
</text:a>
For your leadership and&gt;
 vision and thank you to the people for the fact that these 434 days you stood with 🇺🇦&gt;
 in solidarity and defended our common values. Our friendship and trust&gt;
 stronger than ever. &gt;
&gt;
-Volodymyr Zelenskyy(@ZelenskyyUa) <text:a xlink:type="simple" xlink:href="https://twitter.com/ZelenskyyUa/status/1653835567258386432" text:style-name="Internet_20_link" text:visited-style-name="Visited_20_Internet_20_Link">
&gt;
 </text:a>
Zelensky expressed his belief that friendship and trust between Ukraine and the US are more contagious than ever.</text:p>

</text:p>
      <text:p text:style-name="P4">
According to Ukrinform, the United States provides a new tranche of assistance to Ukraine in the security sphere and <text:a xlink:type="simple" xlink:href="https://www.ukrinform.ua/tag-oborona" text:style-name="Internet_20_link" text:visited-style-name="Visited_20_Internet_20_Link">
</text:a>
that will include the ammunition and other weapons that the Armed Forces need.</text:p>
      <text:p text:style-name="P4">
<text:span text:style-name="T4">
 Read also: </text:span>
 <text:a xlink:type="simple" xlink:href="https://www.ukrinform.ua/rubric-ato/3704403-pentagon-rozkriv-vmist-novogo-paketa-dopomogi-dla-ukraini.html" text:style-name="Internet_20_link" text:visited-style-name="Visited_20_Internet_20_Link">
<text:span text:style-name="T4">
 Pentagon </text:span>
</text:a>
The new package, in particular, provides more ammunition for HIMARS systems, additional shells for howitzers, artillery and mortars, as well as anti -tank.</text:p>
      <text:p text:style-name="P4">
This is already the 37th Package of Defense Assistance to Ukraine, allocated within(presidential drawdown)which provides for immediate supply of weapons directly from the available funds of the US Department of Defense.  <text:span text:style-name="T5">
Foto: op</text:span>
</text:p>
      <text:p text:style-name="P4">
News Source: <text:a xlink:type="simple" xlink:href="https://www.ukrinform.ua/rubric-ato/3704409-zelenskij-podakuvav-ssa-za-novij-paket-oboronnoi-dopomogi.html" text:style-name="Internet_20_link" text:visited-style-name="Visited_20_Internet_20_Link">
https://www.ukrinform.ua/rubric-ato/3704409-zelenskij-podakuvav-ssa-za-novij-paket-oboronnoi-dopomogi.html</text:a>
</text:p>
      <!--NEWS-->
      <text:h text:style-name="P10" text:outline-level="1">
<text:span text:style-name="T4">
Ukraine's junior team will perform at the French stage of European Cup with Judo</text:span>
</text:h>
      <text:p text:style-name="P4">
Authors: Ukrinform (Person)</text:p>
      <text:p text:style-name="P4">
Publisher: Укринформ (Organization)</text:p>
      <text:p text:style-name="P4">
Published Time: 2023-05-03T22:13:00+03:00</text:p>
      <text:p text:style-name="P4">
Modified Time: 2023-05-03T22:13:00+03:00</text:p>
      <text:p text:style-name="P4">
Description: In the capital of the Summer Olympiad-2024 Paris (France) on May 6-7 will take place another stage of the European Cup with judo among juniors. - Ukrinform.</text:p>
      <text:p text:style-name="P4">
Images: ["<text:a xlink:type="simple" xlink:href="https://static.ukrinform.com/photos/2023_05/thumb_files/630_360_1683026580-552.jpg" text:style-name="Internet_20_link" text:visited-style-name="Visited_20_Internet_20_Link">
630_360_16830...</text:a>
"]</text:p>
      <text:p text:style-name="P4">
Tags: ['Дзюдо']</text:p>
      <text:p text:style-name="P4">
Type: Article</text:p>
      <!--METADATA-->
      <text:p text:style-name="P4">
<draw:frame draw:style-name="fr1" draw:name="Image221" text:anchor-type="as-char" svg:width="6.9236in" svg:height="3.956343in" draw:z-index="0">
<draw:image xlink:href="../Images/yкринформ/2023-05-03T22-13-00-03-00/630_360_1683026580-552.jpg" xlink:type="simple" xlink:show="embed" xlink:actuate="onLoad" draw:mime-type="image/jpeg"/>
</draw:frame>
In the capital of the Olympics-2024 Paris(France)On May 6-7, the next stage of Cubkayevrop with judo among juniors will take place.</text:p>
      <text:p text:style-name="P4">
As the official informs <text:a xlink:type="simple" xlink:href="https://www.ijf.org/competition/2483" text:style-name="Internet_20_link" text:visited-style-name="Visited_20_Internet_20_Link">
</text:a>
International Federation of Judo(IJF), 377 athletes from 22 countries will perform at the tournament, Ukrinform reports.</text:p>
      <text:p text:style-name="P4">
The national team of Ukraine will represent five judoists: Yevgeny Porochenko of Skiivshchyna region(weight category up to 66 kg)Khmelnichan Vsevolod Klimov(90 kg), Oleksandr Tohtamysh, Kiev(81 kg), Yaroslav Yezhov(Offensive - 90 kg)and Fediriaroshenko(More than 100 kg).</text:p>
      <text:p text:style-name="P4">
Турнір у французькій столиці пройде без участі представників росії табілорусі.</text:p>
      <text:p text:style-name="P4">
<text:span text:style-name="T4">
Читайте також:</text:span>
 <text:a xlink:type="simple" xlink:href="https://www.ukrinform.ua/rubric-other_news/3702786-ukraina-bojkotuvatime-cempionat-svitu-z-dzudo-cerez-dopusk-atletiv-rosii-ta-bilorusi.html" text:style-name="Internet_20_link" text:visited-style-name="Visited_20_Internet_20_Link">
 <text:span text:style-name="T4">
дзюдо</text:span>
 </text:a>
The final stages of the European Cup among juniors will take place on May 13-14 in Kaunas(Lithuania)and May 20-21 in Malase(Spain).</text:p>
      <text:p text:style-name="P4">
Фото: ukrainejudo.com.</text:p>
      <text:p text:style-name="P4">
News Source: <text:a xlink:type="simple" xlink:href="https://www.ukrinform.ua/rubric-sports/3703643-uniorska-zbirna-ukraini-vistupit-na-francuzkomu-etapi-kubka-evropi-z-dzudo.html" text:style-name="Internet_20_link" text:visited-style-name="Visited_20_Internet_20_Link">
https://www.ukrinform.ua/rubric-sports/3703643-uniorska-zbirna-ukraini-vistupit-na-francuzkomu-etapi-kubka-evropi-z-dzudo.html</text:a>
</text:p>
      <!--NEWS-->
      <text:h text:style-name="P10" text:outline-level="1">
<text:span text:style-name="T4">
Kondratyuk spoke for the development of relations with Israel</text:span>
</text:h>
      <text:p text:style-name="P4">
Authors: Ukrinform (Person)</text:p>
      <text:p text:style-name="P4">
Publisher: Укринформ (Organization)</text:p>
      <text:p text:style-name="P4">
Published Time: 2023-05-03T22:17:38+03:00</text:p>
      <text:p text:style-name="P4">
Modified Time: 2023-05-03T22:17:38+03:00</text:p>
      <text:p text:style-name="P4">
Description: Ukraine should expand the range of partners and develop relations with Israel. - Ukrinform.</text:p>
      <text:p text:style-name="P4">
Images: ["<text:a xlink:type="simple" xlink:href="https://static.ukrinform.com/photos/2022_05/thumb_files/630_360_1652785404-401.jpg" text:style-name="Internet_20_link" text:visited-style-name="Visited_20_Internet_20_Link">
630_360_16527...</text:a>
"]</text:p>
      <text:p text:style-name="P4">
Tags: ['Ізраїль', 'Кондратюк', 'Єдині новини']</text:p>
      <text:p text:style-name="P4">
Type: Article</text:p>
      <!--METADATA-->
      <text:p text:style-name="P4">
<draw:frame draw:style-name="fr1" draw:name="Image222" text:anchor-type="as-char" svg:width="6.9236in" svg:height="3.956343in" draw:z-index="0">
<draw:image xlink:href="../Images/yкринформ/2023-05-03T22-17-38-03-00/630_360_1652785404-401.jpg" xlink:type="simple" xlink:show="embed" xlink:actuate="onLoad" draw:mime-type="image/jpeg"/>
</draw:frame>
Ukraine is expanding the range of partners and developing relations with Israel.</text:p>
      <text:p text:style-name="P4">
Olena Kondratyuk, Deputy Chairman of the Verkhovna Rada, said this in the Eviritelvagraphon "The One News", commenting on a meeting with the Israeli Parliamentary Delegation, Ukrinform correspondent reports.</text:p>
      <text:p text:style-name="P4">
“European countries are in close contact with Ukraine, and during the full -scale war, we were not a single visit at different levels. We have such guns with our partners from the United States and Great Britain. But with Israel there were other things, no Ukrainian delegation was flooded by Israel during this time. On the part of Israel recently we had the first visit of foreign minister, ”Kondratyuk said.</text:p>
      <text:p text:style-name="P4">
<text:span text:style-name="T4">
 Read also: </text:span>
 <text:a xlink:type="simple" xlink:href="https://www.ukrinform.ua/rubric-polytics/3704205-deportacia-ukrainskih-ditej-do-rf-kondratuk-zaklikala-kneset-izrailu-uhvaliti-zaavu.html" text:style-name="Internet_20_link" text:visited-style-name="Visited_20_Internet_20_Link">
<text:span text:style-name="T4">
 Kondratyuk </text:span>
</text:a>
In her opinion, this is the wrong situation, because Israel is an important country in the Eastern region and plays a very important role in the world system.</text:p>
      <text:p text:style-name="P4">
"The voice of Israel is very important to us in the UN, where we want to consider the resolution we will prepare about the deportation and forced export of Ukrainian children to the Russian Federation," Kondratyuk stressed.</text:p>
      <text:p text:style-name="P4">
According to VisesPicker, Israel has its position on Ukraine and does not plan to supplement to Kiev weapons, but "that does not mean that we should not build a dialogue."</text:p>
      <text:p text:style-name="P4">
<text:span text:style-name="T4">
 Read also: </text:span>
 <text:a xlink:type="simple" xlink:href="https://www.ukrinform.ua/rubric-society/3703257-izrail-mae-veliceznij-potencial-dla-likuvanna-ukrainskih-zahisnikiv-kondratuk.html" text:style-name="Internet_20_link" text:visited-style-name="Visited_20_Internet_20_Link">
<text:span text:style-name="T4">
 Kondratyuk </text:span>
</text:a>
"Since Israel is a parliamentary country, it looked logical.</text:p>
      <text:p text:style-name="P4">
As it was reported, the parliamentary Ukrainian delegation headed by the deputy head of the Verkhovna Rada Elena Kondratyuk is in Israel. In particular, she meeting with colleagues from the Parliamentary Friendship Group Ukraine-Israel.</text:p>
      <text:p text:style-name="P4">
News Source: <text:a xlink:type="simple" xlink:href="https://www.ukrinform.ua/rubric-polytics/3704408-kondratuk-vislovilasa-za-rozvitok-vidnosin-z-izrailem.html" text:style-name="Internet_20_link" text:visited-style-name="Visited_20_Internet_20_Link">
https://www.ukrinform.ua/rubric-polytics/3704408-kondratuk-vislovilasa-za-rozvitok-vidnosin-z-izrailem.html</text:a>
</text:p>
      <!--NEWS-->
      <text:h text:style-name="P10" text:outline-level="1">
<text:span text:style-name="T4">
Agrarians buy distillery from the states to make modern enterprises - shurma</text:span>
</text:h>
      <text:p text:style-name="P4">
Authors: Ukrinform (Person)</text:p>
      <text:p text:style-name="P4">
Publisher: Укринформ (Organization)</text:p>
      <text:p text:style-name="P4">
Published Time: 2023-05-03T22:29:33+03:00</text:p>
      <text:p text:style-name="P4">
Modified Time: 2023-05-03T22:29:33+03:00</text:p>
      <text:p text:style-name="P4">
Description: Distributions from states are most often purchased by agrarians in order to turn them into modern enterprises. - Ukrinform.</text:p>
      <text:p text:style-name="P4">
Images: ["<text:a xlink:type="simple" xlink:href="https://static.ukrinform.com/photos/2023_04/thumb_files/630_360_1681889366-329.jpg" text:style-name="Internet_20_link" text:visited-style-name="Visited_20_Internet_20_Link">
630_360_16818...</text:a>
"]</text:p>
      <text:p text:style-name="P4">
Tags: ['Гроші', 'Аграрії', 'Спиртзавод']</text:p>
      <text:p text:style-name="P4">
Type: Article</text:p>
      <!--METADATA-->
      <text:p text:style-name="P4">
<draw:frame draw:style-name="fr1" draw:name="Image223" text:anchor-type="as-char" svg:width="6.9236in" svg:height="3.956343in" draw:z-index="0">
<draw:image xlink:href="../Images/yкринформ/2023-05-03T22-29-33-03-00/630_360_1681889366-329.jpg" xlink:type="simple" xlink:show="embed" xlink:actuate="onLoad" draw:mime-type="image/jpeg"/>
</draw:frame>
Distributions from states are most often purchased by agrarians in order to turn into modern enterprises.</text:p>
      <text:p text:style-name="P4">
The deputy head of the Presidential Office of Ukraine Rostislav Shurma said the Televahorfon Welvaraphone "The One News", Ukrinform reports.</text:p>
      <text:p text:style-name="P4">
“The distillery that are actually unprofitable and sometimes preserved in the last ten, and are now very demand for them. We see that the main demand creates agrarian. Not just to buy existing production, but to use production sites for new modern ethanol plants. This is a prime example of the re -profiling of the enterprise after the privatization of new jobs and new powerful enterprises, ”said Shurma.</text:p>
      <text:p text:style-name="P4">
<text:span text:style-name="T4">
 Read also: </text:span>
 <text:a xlink:type="simple" xlink:href="https://www.ukrinform.ua/rubric-economy/3697821-zmensenna-normativu-viplati-dividendiv-derzavi-dla-ukrnafti-e-logicnim-krokom-surma.html" text:style-name="Internet_20_link" text:visited-style-name="Visited_20_Internet_20_Link">
<text:span text:style-name="T4">
 Shurma </text:span>
</text:a>
According to him, speaking in general about the efficiency of state -owned enterprises, the private owner in 99% of cases will be more effective than the state owner.</text:p>
      <text:p text:style-name="P4">
The Deputy Head of the Presidential Office of Ukraine noted that when the privatization processes of large enterprises will take place, the states will be interested in the bestness of these investors, their intentions and plans. This is to keep the profile direction of activity to make investments in increasing production, new technologies and the productivity of the enterprise itself.</text:p>
      <text:p text:style-name="P4">
Schurma is confident that if privatization is organized transparently through open -eating, to make the right marketing, then you can get a fair price, so that the enterprises will really work and give work.</text:p>
      <text:p text:style-name="P4">
<text:span text:style-name="T4">
 Read also: </text:span>
 <text:a xlink:type="simple" xlink:href="https://www.ukrinform.ua/rubric-economy/3697784-reforma-lisovoi-galuzi-vze-zabezpecila-piv-milarda-griven-pributku-surma.html" text:style-name="Internet_20_link" text:visited-style-name="Visited_20_Internet_20_Link">
<text:span text:style-name="T4">
 Shurma </text:span>
</text:a>
As reported by Ukrinform, for the first quarter of 2023 the state budget received the privatization of UAH 902 million, which is the best indicator of the work of the State Property Fund for ten years, since on average for the corresponding period for a decade, privatization brought UAH 234 million.</text:p>
      <text:p text:style-name="P4">
News Source: <text:a xlink:type="simple" xlink:href="https://www.ukrinform.ua/rubric-economy/3704412-agrarii-kupuut-u-derzavi-spirtzavodi-sob-zrobiti-z-nih-sucasni-pidpriemstva-surma.html" text:style-name="Internet_20_link" text:visited-style-name="Visited_20_Internet_20_Link">
https://www.ukrinform.ua/rubric-economy/3704412-agrarii-kupuut-u-derzavi-spirtzavodi-sob-zrobiti-z-nih-sucasni-pidpriemstva-surma.html</text:a>
</text:p>
      <!--NEWS-->
      <text:h text:style-name="P10" text:outline-level="1">
<text:span text:style-name="T4">
Drone attack on the Kremlin: The White House commented on the probability of provocation by the Russian Federation</text:span>
</text:h>
      <text:p text:style-name="P4">
Authors: Ukrinform (Person)</text:p>
      <text:p text:style-name="P4">
Publisher: Укринформ (Organization)</text:p>
      <text:p text:style-name="P4">
Published Time: 2023-05-03T22:30:00+03:00</text:p>
      <text:p text:style-name="P4">
Modified Time: 2023-05-03T22:30:00+03:00</text:p>
      <text:p text:style-name="P4">
Description: In the situation with the blow of drones on the Kremlin, the United States prefer not to hurry with statements and wait for specific facts to become known. - Ukrinform.</text:p>
      <text:p text:style-name="P4">
Images: ["<text:a xlink:type="simple" xlink:href="https://static.ukrinform.com/photos/2022_09/thumb_files/630_360_1664390405-973.jpg" text:style-name="Internet_20_link" text:visited-style-name="Visited_20_Internet_20_Link">
630_360_16643...</text:a>
"]</text:p>
      <text:p text:style-name="P4">
Tags: ['Безпілотник', 'Кремль', 'США', 'Білий дім']</text:p>
      <text:p text:style-name="P4">
Type: Article</text:p>
      <!--METADATA-->
      <text:p text:style-name="P4">
<draw:frame draw:style-name="fr1" draw:name="Image224" text:anchor-type="as-char" svg:width="6.9236in" svg:height="3.956343in" draw:z-index="0">
<draw:image xlink:href="../Images/yкринформ/2023-05-03T22-30-00-03-00/630_360_1664390405-973.jpg" xlink:type="simple" xlink:show="embed" xlink:actuate="onLoad" draw:mime-type="image/jpeg"/>
</draw:frame>
In the situation of the Kremlin drones, the United States prefer not to hurry up and wait for specific facts to be known.</text:p>
      <text:p text:style-name="P4">
According to the Ukrinform correspondent, the White House spokeswoman Karinjan-Prier said this, answering the question of whether the UAVs could be in Centrimoskov's provocation of the Russians themselves.</text:p>
      <text:p text:style-name="P4">
"To talk too early ... about surgery under a fake flag. It is obvious that Russia has the history of such things, ”she said.</text:p>
      <text:p text:style-name="P4">
The White House representative emphasized that she would not want to speculate on this topic, as the United States now cannot confirm the authenticity of reports on the attack of Ukrainian drones on the Kremlin.</text:p>
      <text:p text:style-name="P4">
<text:span text:style-name="T4">
 Read also: </text:span>
 <text:a xlink:type="simple" xlink:href="https://www.ukrinform.ua/rubric-ato/3704385-ataka-na-kreml-abo-so-oznacaut-sodenni-udari-droniv-j-raket-na-zustricnih-kursah.html" text:style-name="Internet_20_link" text:visited-style-name="Visited_20_Internet_20_Link">
<text:span text:style-name="T4">
 Kremlin </text:span>
</text:a>
When asked whether Putin is considered a legitimate goal for Ukrainian military in Washington, Jean Prier said that the United States did not encourage Ukrainians to have such steps.</text:p>
      <text:p text:style-name="P4">
"From the beginning of this conflict, the United States, of course, does not encourage and fail to provide Ukraine with the ability to strike outside its borders," the US administration representative emphasized.</text:p>
      <text:p text:style-name="P4">
<text:span text:style-name="T4">
 Read also: </text:span>
 <text:a xlink:type="simple" xlink:href="https://www.ukrinform.ua/rubric-polytics/3704355-zelenskij-mi-niaki-mesedzi-putinu-vze-davno-ne-vidpravlaemo.html" text:style-name="Internet_20_link" text:visited-style-name="Visited_20_Internet_20_Link">
</text:a>
As it was reported, the press service of the President of Russia declared a reflection of the attempt by the drones of drones by <text:a xlink:type="simple" xlink:href="https://www.ukrinform.ua/tag-kreml" text:style-name="Internet_20_link" text:visited-style-name="Visited_20_Internet_20_Link">
</text:a>
. In Moscow, they regard the attempt to strike as "a planned terrorist action on the Tasks on the President of the Russian Federation on the eve of Victory Day" by Ukraine.</text:p>
      <text:p text:style-name="P4">
President <text:a xlink:type="simple" xlink:href="http://www.ukrinform.ua/rubric-polytics/3704318-zelenskij-pro-udar-bezpilotnikiv-po-kremlu-mi-ne-atakuvali-ani-putina-ani-moskvu.html" text:style-name="Internet_20_link" text:visited-style-name="Visited_20_Internet_20_Link">
</text:a>
Attacks on Putin's residence, calling this manipulation by the Russian leadership.</text:p>
      <text:p text:style-name="P4">
News Source: <text:a xlink:type="simple" xlink:href="https://www.ukrinform.ua/rubric-ato/3704415-ataka-droniv-na-kreml-u-bilomu-domi-zgadali-pro-operacii-pid-falsivim-praporom.html" text:style-name="Internet_20_link" text:visited-style-name="Visited_20_Internet_20_Link">
https://www.ukrinform.ua/rubric-ato/3704415-ataka-droniv-na-kreml-u-bilomu-domi-zgadali-pro-operacii-pid-falsivim-praporom.html</text:a>
</text:p>
      <!--NEWS-->
      <text:h text:style-name="P10" text:outline-level="1">
<text:span text:style-name="T4">
As a result of a night rocket attack in Zaporozhye, 44 homes are damaged</text:span>
</text:h>
      <text:p text:style-name="P4">
Authors: Ukrinform (Person)</text:p>
      <text:p text:style-name="P4">
Publisher: Укринформ (Organization)</text:p>
      <text:p text:style-name="P4">
Published Time: 2023-05-03T22:42:00+03:00</text:p>
      <text:p text:style-name="P4">
Modified Time: 2023-05-03T22:42:00+03:00</text:p>
      <text:p text:style-name="P4">
Description: At night, the enemy army struck the C-300 missiles in Zaporozhye last night. 44 private homes are damaged. - Ukrinform.</text:p>
      <text:p text:style-name="P4">
Images: ["<text:a xlink:type="simple" xlink:href="https://static.ukrinform.com/photos/2023_05/thumb_files/630_360_1683142850-921.jpg" text:style-name="Internet_20_link" text:visited-style-name="Visited_20_Internet_20_Link">
630_360_16831...</text:a>
"]</text:p>
      <text:p text:style-name="P4">
Tags: ['Обстріл', 'Запоріжжя', 'Війна з росією']</text:p>
      <text:p text:style-name="P4">
Type: Article</text:p>
      <!--METADATA-->
      <text:p text:style-name="P4">
<draw:frame draw:style-name="fr1" draw:name="Image225" text:anchor-type="as-char" svg:width="6.9236in" svg:height="3.956343in" draw:z-index="0">
<draw:image xlink:href="../Images/yкринформ/2023-05-03T22-42-00-03-00/630_360_1683142850-921.jpg" xlink:type="simple" xlink:show="embed" xlink:actuate="onLoad" draw:mime-type="image/jpeg"/>
</draw:frame>
At night, the army hit the C-300 missiles in Zaporozhye last night. 44 private homes are damaged.</text:p>
      <text:p text:style-name="P4">
About it in <text:a xlink:type="simple" xlink:href="https://t.me/kurtievofficial/10498" text:style-name="Internet_20_link" text:visited-style-name="Visited_20_Internet_20_Link">
</text:a>
Informs A. Zaporozhye Anatoliy Kurtov, Ukrinform reports.</text:p>
      <text:p text:style-name="P4">
"It is now known that 44 private buildings were injured in the city of the city," he wrote.</text:p>
      <text:p text:style-name="P4">
<text:span text:style-name="T4">
 Read also: </text:span>
 <text:a xlink:type="simple" xlink:href="https://www.ukrinform.ua/rubric-ato/3704152-po-zaporizzu-rosiani-vdarili-raketou-iskanderm-policia.html" text:style-name="Internet_20_link" text:visited-style-name="Visited_20_Internet_20_Link">
<text:span text:style-name="T4">
 Zaporizhia </text:span>
</text:a>
During the day, the experts of the city emergency service, the workers of "Zaporizhremservice" and "Eluas" and volunteers "Dobrobat" dismantled damaged structures, "closed" the windows out, repaired roofs, collected and exported garbage. Materials from the city reserve and from the humanitarian mission "Proliska" were used for the works.</text:p>
      <text:p text:style-name="P4">
Also, a tent of the city council was promptly deployed and 2 communal buses were involved, which could drink tea or coffee. Residents of the surprise houses were advised by social workers, psychologists, representatives of the administration and CNAP. The humanitarian organization "Doctors without borders" provided people with hygienic kits and blankets.</text:p>
      <text:p text:style-name="P4">
<text:span text:style-name="T4">
 Read also: </text:span>
 <text:a xlink:type="simple" xlink:href="https://www.ukrinform.ua/rubric-other_news/3703997-raketnij-udar-po-zaporizzu-do-medikiv-iz-uskodzennami-zvernulisa-devatero-ludej.html" text:style-name="Internet_20_link" text:visited-style-name="Visited_20_Internet_20_Link">
<text:span text:style-name="T4">
 Zaporizhia </text:span>
</text:a>
The work will continue tomorrow.</text:p>
      <text:p text:style-name="P4">
Earlier it was reported that on May 3, at about 01:25 the enemy struck a missile strike. 9 inhabitants turned to doctors, but people did not need hospitalization.</text:p>
      <text:p text:style-name="P4">
News Source: <text:a xlink:type="simple" xlink:href="https://www.ukrinform.ua/rubric-regions/3704416-vnaslidok-nicnoi-raketnoi-ataki-u-zaporizzi-poskodzeni-44-budinki.html" text:style-name="Internet_20_link" text:visited-style-name="Visited_20_Internet_20_Link">
https://www.ukrinform.ua/rubric-regions/3704416-vnaslidok-nicnoi-raketnoi-ataki-u-zaporizzi-poskodzeni-44-budinki.html</text:a>
</text:p>
      <!--NEWS-->
      <text:h text:style-name="P10" text:outline-level="1">
<text:span text:style-name="T4">
Ukrainian guerrillas prepare "gifts" to the Russians in Lugansk - the center of the National Research</text:span>
</text:h>
      <text:p text:style-name="P4">
Authors: Ukrinform (Person)</text:p>
      <text:p text:style-name="P4">
Publisher: Укринформ (Organization)</text:p>
      <text:p text:style-name="P4">
Published Time: 2023-05-03T22:49:00+03:00</text:p>
      <text:p text:style-name="P4">
Modified Time: 2023-05-03T22:49:00+03:00</text:p>
      <text:p text:style-name="P4">
Description: In the temporarily captured Lugansk, the Ukrainian underground continues to operate, which again "congratulated" the invaders. - Ukrinform.</text:p>
      <text:p text:style-name="P4">
Images: ["<text:a xlink:type="simple" xlink:href="https://static.ukrinform.com/photos/2020_12/thumb_files/630_360_1607727724-253.jpg" text:style-name="Internet_20_link" text:visited-style-name="Visited_20_Internet_20_Link">
630_360_16077...</text:a>
", "<text:a xlink:type="simple" xlink:href="https://static.ukrinform.com/photos/2023_05/1683126218-153.jpeg" text:style-name="Internet_20_link" text:visited-style-name="Visited_20_Internet_20_Link">
1683126218-15...</text:a>
", "<text:a xlink:type="simple" xlink:href="https://static.ukrinform.com/photos/2023_05/1683126218-920.jpeg" text:style-name="Internet_20_link" text:visited-style-name="Visited_20_Internet_20_Link">
1683126218-92...</text:a>
", "<text:a xlink:type="simple" xlink:href="https://static.ukrinform.com/photos/2023_05/1683126217-824.jpeg" text:style-name="Internet_20_link" text:visited-style-name="Visited_20_Internet_20_Link">
1683126217-82...</text:a>
"]</text:p>
      <text:p text:style-name="P4">
Tags: ['Луганськ', 'Війна з росією']</text:p>
      <text:p text:style-name="P4">
Type: Article</text:p>
      <!--METADATA-->
      <text:p text:style-name="P4">
<draw:frame draw:style-name="fr1" draw:name="Image226" text:anchor-type="as-char" svg:width="6.9236in" svg:height="3.956343in" draw:z-index="0">
<draw:image xlink:href="../Images/yкринформ/2023-05-03T22-49-00-03-00/630_360_1607727724-253.jpg" xlink:type="simple" xlink:show="embed" xlink:actuate="onLoad" draw:mime-type="image/jpeg"/>
</draw:frame>
The Ukrainian underground continues to operate the captured Lugansk, which again "congratulated" the invaders.</text:p>
      <text:p text:style-name="P4">
As Ukrinform reports, it has reported <text:a xlink:type="simple" xlink:href="https://sprotyv.mod.gov.ua/v-lugansku-partyzany-peredaly-pryvit-okupantam/" text:style-name="Internet_20_link" text:visited-style-name="Visited_20_Internet_20_Link">
</text:a>
.</text:p>
      <text:p text:style-name="P4">
«Українські партизани зараз перебувають у Луганську і разом з жителямиокупованого міста готують «подаруночки» росіянам та їх посіпакам-колаборантам.Так, у різних куточках міста партизани намалювали око – символ Руху опору,який демонструє окупантам та їх поплічникам, що українці уважно слідкують заїх кожним кроком», - ідеться в повідомленні.</text:p>
      <text:p text:style-name="P4">
<draw:frame draw:style-name="fr1" draw:name="Image227" text:anchor-type="as-char" svg:width="5.625in" svg:height="10.0in" draw:z-index="0">
<draw:image xlink:href="../Images/yкринформ/2023-05-03T22-49-00-03-00/1683126218-153.jpeg" xlink:type="simple" xlink:show="embed" xlink:actuate="onLoad" draw:mime-type="image/jpeg"/>
</draw:frame>
<draw:frame draw:style-name="fr1" draw:name="Image228" text:anchor-type="as-char" svg:width="5.625in" svg:height="10.0in" draw:z-index="0">
<draw:image xlink:href="../Images/yкринформ/2023-05-03T22-49-00-03-00/1683126218-920.jpeg" xlink:type="simple" xlink:show="embed" xlink:actuate="onLoad" draw:mime-type="image/jpeg"/>
</draw:frame>
<draw:frame draw:style-name="fr1" draw:name="Image229" text:anchor-type="as-char" svg:width="5.625in" svg:height="10.0in" draw:z-index="0">
<draw:image xlink:href="../Images/yкринформ/2023-05-03T22-49-00-03-00/1683126217-824.jpeg" xlink:type="simple" xlink:show="embed" xlink:actuate="onLoad" draw:mime-type="image/jpeg"/>
</draw:frame>
<text:span text:style-name="T4">
 Read also: </text:span>
 <text:a xlink:type="simple" xlink:href="https://www.ukrinform.ua/rubric-regions/3703944-na-lugansini-masovo-dezertiruut-bojoviki-lnr.html" text:style-name="Internet_20_link" text:visited-style-name="Visited_20_Internet_20_Link">
</text:a>
This means that during the counter -offensive of the Armed Forces, none of them can flow.</text:p>
      <text:p text:style-name="P4">
As it was reported earlier, activists of the public movement of the resistance of the occupation of "Zhovtastrichka" last week held a patriotic action in a temporarily occupied Luhansk.</text:p>
      <text:p text:style-name="P4">
News Source: <text:a xlink:type="simple" xlink:href="https://www.ukrinform.ua/rubric-regions/3704295-ukrainski-partizani-gotuut-podarunki-rosianam-u-lugansku-centr-nacsprotivu.html" text:style-name="Internet_20_link" text:visited-style-name="Visited_20_Internet_20_Link">
https://www.ukrinform.ua/rubric-regions/3704295-ukrainski-partizani-gotuut-podarunki-rosianam-u-lugansku-centr-nacsprotivu.html</text:a>
</text:p>
      <!--NEWS-->
      <text:h text:style-name="P10" text:outline-level="1">
<text:span text:style-name="T4">
President thanked New Zealand for expanding assistance for Ukraine</text:span>
</text:h>
      <text:p text:style-name="P4">
Authors: Ukrinform (Person)</text:p>
      <text:p text:style-name="P4">
Publisher: Укринформ (Organization)</text:p>
      <text:p text:style-name="P4">
Published Time: 2023-05-03T23:06:00+03:00</text:p>
      <text:p text:style-name="P4">
Modified Time: 2023-05-03T23:06:00+03:00</text:p>
      <text:p text:style-name="P4">
Description: Volodymyr Zelensky expressed gratitude to New Zealand for the decision to expand the assistance of Ukraine in a number of spheres, including the defense. - Ukrinform.</text:p>
      <text:p text:style-name="P4">
Images: ["<text:a xlink:type="simple" xlink:href="https://static.ukrinform.com/photos/2023_01/thumb_files/630_360_1672867454-460.jpeg" text:style-name="Internet_20_link" text:visited-style-name="Visited_20_Internet_20_Link">
630_360_16728...</text:a>
"]</text:p>
      <text:p text:style-name="P4">
Tags: ['Оборона', 'Нова Зеландія', 'допомога', 'Зеленський', 'Війна з росією']</text:p>
      <text:p text:style-name="P4">
Type: Article</text:p>
      <!--METADATA-->
      <text:p text:style-name="P4">
<draw:frame draw:style-name="fr1" draw:name="Image230" text:anchor-type="as-char" svg:width="6.9236in" svg:height="3.956343in" draw:z-index="0">
<draw:image xlink:href="../Images/yкринформ/2023-05-03T23-06-00-03-00/630_360_1672867454-460.jpeg" xlink:type="simple" xlink:show="embed" xlink:actuate="onLoad" draw:mime-type="image/jpeg"/>
</draw:frame>
Volodymyrzelensky expressed gratitude to New Zealand for the decision to expand Ukrainian assistance in a number of spheres, including the defense.</text:p>
      <text:p text:style-name="P4">
Volodymyr Zelenskyy wrote about it in <text:a xlink:type="simple" xlink:href="https://twitter.com/ZelenskyyUa/status/1653841136413290496" text:style-name="Internet_20_link" text:visited-style-name="Visited_20_Internet_20_Link">
</text:a>
, reports Ukrinform.</text:p>
      <text:p text:style-name="P4">
"I am grateful to the Government of New Zealand and personally Prime Minister Chris Hipkins for expanding the assistance of Ukraine in the field of defense, economy, humanitarian and legal support," the President wrote.</text:p>
      <text:p text:style-name="Quotations">

<text:p text:style-name="P4">
Grateful to the government 🇳🇿 and personally the Prime Minister <text:a xlink:type="simple" xlink:href="https://twitter.com/chrishipkins" text:style-name="Internet_20_link" text:visited-style-name="Visited_20_Internet_20_Link">
&gt;
</text:a>
for the decision on&gt;
 expanding assistance in the field of defense, economy, humanitarian and legal&gt;
 support. Special thanks for the decision to continue the preparation of the military. We appreciate this support that brings us closer to victory!&gt;
&gt;
 - Volodymyr Zelenskyy(@ZelenskyyUa) <text:a xlink:type="simple" xlink:href="https://twitter.com/ZelenskyyUa/status/1653841136413290496" text:style-name="Internet_20_link" text:visited-style-name="Visited_20_Internet_20_Link">
&gt;
 </text:a>
The Head of State expressed a special gratitude for the decision to continue the preparation of Ukrainian military.</text:p>

</text:p>
      <text:p text:style-name="P4">
"We appreciate this support that brings us closer to victory!" Zelensky emphasized.</text:p>
      <text:p text:style-name="P4">
<text:span text:style-name="T4">
 Read also: </text:span>
 <text:a xlink:type="simple" xlink:href="https://www.ukrinform.ua/rubric-ato/3704409-zelenskij-podakuvav-ssa-za-novij-paket-oboronnoi-dopomogi.html" text:style-name="Internet_20_link" text:visited-style-name="Visited_20_Internet_20_Link">
<text:span text:style-name="T4">
 Thank you </text:span>
</text:a>
As reported, <text:a xlink:type="simple" xlink:href="https://www.ukrinform.ua/rubric-polytics/3704073-nova-zelandia-zbilsit-finansovu-pidtrimku-ukraini-ta-rozsirit-sankcii-proti-rf.html" text:style-name="Internet_20_link" text:visited-style-name="Visited_20_Internet_20_Link">
</text:a>
About the increase in Ukraine's support by announcing the allocation of $ 5 million in dollar($ 3.1 million)to a number of initiatives.</text:p>
      <text:p text:style-name="P4">
<text:span text:style-name="T5">
Foto: op</text:span>
</text:p>
      <text:p text:style-name="P4">
News Source: <text:a xlink:type="simple" xlink:href="https://www.ukrinform.ua/rubric-polytics/3704417-prezident-podakuvav-novij-zelandii-za-rozsirenna-dopomogi-dla-ukraini.html" text:style-name="Internet_20_link" text:visited-style-name="Visited_20_Internet_20_Link">
https://www.ukrinform.ua/rubric-polytics/3704417-prezident-podakuvav-novij-zelandii-za-rozsirenna-dopomogi-dla-ukraini.html</text:a>
</text:p>
      <!--NEWS-->
      <text:h text:style-name="P10" text:outline-level="1">
<text:span text:style-name="T4">
Shakhtar and Dynamo are in the UEFA top 50 club rating</text:span>
</text:h>
      <text:p text:style-name="P4">
Authors: Ukrinform (Person)</text:p>
      <text:p text:style-name="P4">
Publisher: Укринформ (Organization)</text:p>
      <text:p text:style-name="P4">
Published Time: 2023-05-03T23:11:34+03:00</text:p>
      <text:p text:style-name="P4">
Modified Time: 2023-05-03T23:11:34+03:00</text:p>
      <text:p text:style-name="P4">
Description: The semi -final stage of football European Cups begins next week. - Ukrinform.</text:p>
      <text:p text:style-name="P4">
Images: ["<text:a xlink:type="simple" xlink:href="https://static.ukrinform.com/photos/2023_05/thumb_files/630_360_1683144654-361.jpg" text:style-name="Internet_20_link" text:visited-style-name="Visited_20_Internet_20_Link">
630_360_16831...</text:a>
"]</text:p>
      <text:p text:style-name="P4">
Tags: ['Динамо', 'Футбол', 'Рейтинг', 'УЄФА', 'Шахтар']</text:p>
      <text:p text:style-name="P4">
Type: Article</text:p>
      <!--METADATA-->
      <text:p text:style-name="P4">
<draw:frame draw:style-name="fr1" draw:name="Image231" text:anchor-type="as-char" svg:width="6.9236in" svg:height="3.956343in" draw:z-index="0">
<draw:image xlink:href="../Images/yкринформ/2023-05-03T23-11-34-03-00/630_360_1683144654-361.jpg" xlink:type="simple" xlink:show="embed" xlink:actuate="onLoad" draw:mime-type="image/jpeg"/>
</draw:frame>
The next week begins the semi -final stage of football European Cups.</text:p>
      <text:p text:style-name="P4">
According to official information <text:a xlink:type="simple" xlink:href="https://ru.uefa.com/nationalassociations/uefarankings/club/#/yr/2023" text:style-name="Internet_20_link" text:visited-style-name="Visited_20_Internet_20_Link">
</text:a>
The Union of European Football Associations(UEFA), the top 50 club rating includes two Ukrainian teams-Shakhtar Donetsk and Dynamo Kyiv, which stopped the speech in the 20122/23 season, Ukrinform reports.</text:p>
      <text:p text:style-name="P4">
Miners take 25th place, white and blue-close the first 50th.</text:p>
      <text:p text:style-name="P4">
The rating is headed by Manchester City, followed by Bavaria and Chelsea.</text:p>
      <text:p text:style-name="P4">
<text:span text:style-name="T4">
 Read also: </text:span>
 <text:a xlink:type="simple" xlink:href="https://www.ukrinform.ua/rubric-sports/3703342-kalendar-golovnih-sportivnih-podij-travna-rozpocav-cempionat-svitu-z-boksu.html" text:style-name="Internet_20_link" text:visited-style-name="Visited_20_Internet_20_Link">
</text:a>
As it was reported, in the 1/2 finals of the UEFA Champions League play "Real" - "Manchester City" and "Milan" - "Inter", vouchers to the final of the Europa League play "Roma" - "Bayer" and "Juventus" - "Seville" , and in the semi -finals of the League of Conferences, the West Hem - ALKMARAC and FIRIRININA - Basel - Basel.</text:p>
      <text:p text:style-name="P4">
News Source: <text:a xlink:type="simple" xlink:href="https://www.ukrinform.ua/rubric-sports/3704418-sahtar-ta-dinamo-vhodat-do-top50-klubnogo-rejtingu-uefa.html" text:style-name="Internet_20_link" text:visited-style-name="Visited_20_Internet_20_Link">
https://www.ukrinform.ua/rubric-sports/3704418-sahtar-ta-dinamo-vhodat-do-top50-klubnogo-rejtingu-uefa.html</text:a>
</text:p>
      <!--NEWS-->
      <text:h text:style-name="P10" text:outline-level="1">
<text:span text:style-name="T4">
Podolyak - About the situation on the ZPP: Russians are looking for steps to escalation</text:span>
</text:h>
      <text:p text:style-name="P4">
Authors: Ukrinform (Person)</text:p>
      <text:p text:style-name="P4">
Publisher: Укринформ (Organization)</text:p>
      <text:p text:style-name="P4">
Published Time: 2023-05-03T23:27:00+03:00</text:p>
      <text:p text:style-name="P4">
Modified Time: 2023-05-03T23:27:00+03:00</text:p>
      <text:p text:style-name="P4">
Description: Russian invaders constantly use the Zaporizhzhya NPP for blackmail and finding steps to escalation. - Ukrinform.</text:p>
      <text:p text:style-name="P4">
Images: ["<text:a xlink:type="simple" xlink:href="https://static.ukrinform.com/photos/2022_11/thumb_files/630_360_1669378288-941.jpg" text:style-name="Internet_20_link" text:visited-style-name="Visited_20_Internet_20_Link">
630_360_16693...</text:a>
"]</text:p>
      <text:p text:style-name="P4">
Tags: ['Шантаж', 'Подоляк', 'Запорізька АЕС', 'Ядерна безпека', 'Війна з росією', 'Єдині новини']</text:p>
      <text:p text:style-name="P4">
Type: Article</text:p>
      <!--METADATA-->
      <text:p text:style-name="P4">
<draw:frame draw:style-name="fr1" draw:name="Image232" text:anchor-type="as-char" svg:width="6.9236in" svg:height="3.956343in" draw:z-index="0">
<draw:image xlink:href="../Images/yкринформ/2023-05-03T23-27-00-03-00/630_360_1669378288-941.jpg" xlink:type="simple" xlink:show="embed" xlink:actuate="onLoad" draw:mime-type="image/jpeg"/>
</draw:frame>
Russian -shafts constantly use the Zaporizhzhya NPP for blackmail and search for steps escalation.</text:p>
      <text:p text:style-name="P4">
Thus, the adviser to the head of the OP Mikhail Podolyak commented on the placement of Russian equipment and explosives in the turbine ward of the 4th unit of the Ukrinform correspondent.</text:p>
      <text:p text:style-name="P4">
"They are looking for certain steps to escalation. They expect certain steps, certain contractioners of Ukraine ... They realize that ZPEU will never be Russian, they have not been re -enabled it to their system. Therefore, they use it now as a hammer," Podolyak said. on the air of the "only news",</text:p>
      <text:p text:style-name="P4">
According to him, Russia is looking for opportunities to influence not so much Ukraine but the countries of the West.</text:p>
      <text:p text:style-name="P4">
<text:span text:style-name="T4">
 Read also: </text:span>
 <text:a xlink:type="simple" xlink:href="https://www.ukrinform.ua/rubric-polytics/3701234-tilki-povnij-kontrol-ukraini-nad-zaes-garantue-bezpeku-evropi-zelenskij.html" text:style-name="Internet_20_link" text:visited-style-name="Visited_20_Internet_20_Link">
<text:span text:style-name="T4">
 ZPP </text:span>
</text:a>
"They try these different primitive steps. Here, they say, look, we tamped <text:a xlink:type="simple" xlink:href="https://www.ukrinform.ua/tag-vibuhivka" text:style-name="Internet_20_link" text:visited-style-name="Visited_20_Internet_20_Link">
</text:a>
, there was replaced. If you do not listen to us, do not force Ukraine to capitulate, we will use. It is escalation and blackmail, "Podolyak said.</text:p>
      <text:p text:style-name="P4">
As <text:a xlink:type="simple" xlink:href="https://www.ukrinform.ua/rubric-ato/3704399-rosiani-rozmistili-v-4mu-bloci-zaes-vijskovu-tehniku-ta-vibuhivku.html" text:style-name="Internet_20_link" text:visited-style-name="Visited_20_Internet_20_Link">
 </text:a>
Representatives of the IAEA informed about the fact that the Russian occupiers of military equipment, weapons of Tavbukhivka in the premises of the turbine department of the power unit №4 of the Zaporizhzhia NPP.</text:p>
      <text:p text:style-name="P4">
In addition, unofficial channels are submitted to the SNRCU information storage of equipment, weapons and explosives in other production facilities, including repair and mechanical workshops and roofs of power units.</text:p>
      <text:p text:style-name="P4">
<text:span text:style-name="T4">
 Read also: </text:span>
 <text:a xlink:type="simple" xlink:href="https://www.ukrinform.ua/rubric-ato/3701367-rosiani-buduut-na-reaktornih-blokah-zaes-oboronni-sporudi-britanska-rozvidka.html" text:style-name="Internet_20_link" text:visited-style-name="Visited_20_Internet_20_Link">
<text:span text:style-name="T4">
 ZPP </text:span>
</text:a>
The State Inspectorate of Nuclear Regulation calls on the international community of consolidated and decisive response to the actions of the aggressor country, the application of harsh sanctions to the enterprises of the nuclear industry of the Russian Federation of Tafilized persons. The department also emphasizes that the Russian Federation should have submitted all rights and privileges in the IAEA and other international institutions of the use of nuclear energy.</text:p>
      <text:p text:style-name="P4">
News Source: <text:a xlink:type="simple" xlink:href="https://www.ukrinform.ua/rubric-ato/3704420-podolak-pro-situaciu-na-zaes-rosiani-sukaut-krokiv-do-eskalacii.html" text:style-name="Internet_20_link" text:visited-style-name="Visited_20_Internet_20_Link">
https://www.ukrinform.ua/rubric-ato/3704420-podolak-pro-situaciu-na-zaes-rosiani-sukaut-krokiv-do-eskalacii.html</text:a>
</text:p>
      <!--NEWS-->
      <text:h text:style-name="P10" text:outline-level="1">
<text:span text:style-name="T4">
Podolyak - About the situation on the ZPP: Russians are looking for steps to escalation</text:span>
</text:h>
      <text:p text:style-name="P4">
Authors: Ukrinform (Person)</text:p>
      <text:p text:style-name="P4">
Publisher: Укринформ (Organization)</text:p>
      <text:p text:style-name="P4">
Published Time: 2023-05-03T23:27:00+03:00</text:p>
      <text:p text:style-name="P4">
Modified Time: 2023-05-03T23:27:00+03:00</text:p>
      <text:p text:style-name="P4">
Description: Russian invaders constantly use the Zaporizhzhya NPP for blackmail and finding steps to escalation. - Ukrinform.</text:p>
      <text:p text:style-name="P4">
Images: ["<text:a xlink:type="simple" xlink:href="https://static.ukrinform.com/photos/2022_11/thumb_files/630_360_1669378288-941.jpg" text:style-name="Internet_20_link" text:visited-style-name="Visited_20_Internet_20_Link">
630_360_16693...</text:a>
"]</text:p>
      <text:p text:style-name="P4">
Tags: ['Шантаж', 'Подоляк', 'Запорізька АЕС', 'Ядерна безпека', 'Війна з росією', 'Єдині новини']</text:p>
      <text:p text:style-name="P4">
Type: Article</text:p>
      <!--METADATA-->
      <text:p text:style-name="P4">
<draw:frame draw:style-name="fr1" draw:name="Image233" text:anchor-type="as-char" svg:width="6.9236in" svg:height="3.956343in" draw:z-index="0">
<draw:image xlink:href="../Images/yкринформ/2023-05-03T23-27-00-03-00/630_360_1669378288-941.jpg" xlink:type="simple" xlink:show="embed" xlink:actuate="onLoad" draw:mime-type="image/jpeg"/>
</draw:frame>
Russian -shafts constantly use the Zaporizhzhya NPP for blackmail and search for steps escalation.</text:p>
      <text:p text:style-name="P4">
Thus, the adviser to the head of the OP Mikhail Podolyak commented on the placement of Russian equipment and explosives in the turbine ward of the 4th unit of the Ukrinform correspondent.</text:p>
      <text:p text:style-name="P4">
"They are looking for certain steps to escalation. They expect certain steps, certain contractioners of Ukraine ... They realize that ZPEU will never be Russian, they have not been re -enabled it to their system. Therefore, they use it now as a hammer," Podolyak said. on the air of the "only news",</text:p>
      <text:p text:style-name="P4">
According to him, Russia is looking for opportunities to influence not so much Ukraine but the countries of the West.</text:p>
      <text:p text:style-name="P4">
<text:span text:style-name="T4">
 Read also: </text:span>
 <text:a xlink:type="simple" xlink:href="https://www.ukrinform.ua/rubric-polytics/3701234-tilki-povnij-kontrol-ukraini-nad-zaes-garantue-bezpeku-evropi-zelenskij.html" text:style-name="Internet_20_link" text:visited-style-name="Visited_20_Internet_20_Link">
<text:span text:style-name="T4">
 ZPP </text:span>
</text:a>
"They try these different primitive steps. Here, they say, look, we tamped <text:a xlink:type="simple" xlink:href="https://www.ukrinform.ua/tag-vibuhivka" text:style-name="Internet_20_link" text:visited-style-name="Visited_20_Internet_20_Link">
</text:a>
, there was replaced. If you do not listen to us, do not force Ukraine to capitulate, we will use. It is escalation and blackmail, "Podolyak said.</text:p>
      <text:p text:style-name="P4">
As <text:a xlink:type="simple" xlink:href="https://www.ukrinform.ua/rubric-ato/3704399-rosiani-rozmistili-v-4mu-bloci-zaes-vijskovu-tehniku-ta-vibuhivku.html" text:style-name="Internet_20_link" text:visited-style-name="Visited_20_Internet_20_Link">
 </text:a>
Representatives of the IAEA informed about the fact that the Russian occupiers of military equipment, weapons of Tavbukhivka in the premises of the turbine department of the power unit №4 of the Zaporizhzhia NPP.</text:p>
      <text:p text:style-name="P4">
In addition, unofficial channels are submitted to the SNRCU information storage of equipment, weapons and explosives in other production facilities, including repair and mechanical workshops and roofs of power units.</text:p>
      <text:p text:style-name="P4">
<text:span text:style-name="T4">
 Read also: </text:span>
 <text:a xlink:type="simple" xlink:href="https://www.ukrinform.ua/rubric-ato/3701367-rosiani-buduut-na-reaktornih-blokah-zaes-oboronni-sporudi-britanska-rozvidka.html" text:style-name="Internet_20_link" text:visited-style-name="Visited_20_Internet_20_Link">
<text:span text:style-name="T4">
 ZPP </text:span>
</text:a>
The State Inspectorate of Nuclear Regulation calls on the international community of consolidated and decisive response to the actions of the aggressor country, the application of harsh sanctions to the enterprises of the nuclear industry of the Russian Federation of Tafilized persons. The department also emphasizes that the Russian Federation should have submitted all rights and privileges in the IAEA and other international institutions of the use of nuclear energy.</text:p>
      <text:p text:style-name="P4">
News Source: <text:a xlink:type="simple" xlink:href="https://www.ukrinform.ua/rubric-ato/3704420-podolak-pro-situaciu-na-zaes-rosiani-sukaut-krokiv-do-eskalacii.html" text:style-name="Internet_20_link" text:visited-style-name="Visited_20_Internet_20_Link">
https://www.ukrinform.ua/rubric-ato/3704420-podolak-pro-situaciu-na-zaes-rosiani-sukaut-krokiv-do-eskalacii.html</text:a>
</text:p>
      <!--NEWS-->
      <text:h text:style-name="P10" text:outline-level="1">
<text:span text:style-name="T4">
The enemy fired 11 times the border of Sumy region, there is a wounded</text:span>
</text:h>
      <text:p text:style-name="P4">
Authors: Ukrinform (Person)</text:p>
      <text:p text:style-name="P4">
Publisher: Укринформ (Organization)</text:p>
      <text:p text:style-name="P4">
Published Time: 2023-05-03T23:51:00+03:00</text:p>
      <text:p text:style-name="P4">
Modified Time: 2023-05-03T23:51:00+03:00</text:p>
      <text:p text:style-name="P4">
Description: During the day, Russian aggressors fired at six communities of Sumy region, in total 67 explosions were recorded. - Ukrinform.</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Міномет', 'Війна з росією', 'Артилерія']</text:p>
      <text:p text:style-name="P4">
Type: Article</text:p>
      <!--METADATA-->
      <text:p text:style-name="P4">
<draw:frame draw:style-name="fr1" draw:name="Image234" text:anchor-type="as-char" svg:width="6.9236in" svg:height="3.956343in" draw:z-index="0">
<draw:image xlink:href="../Images/yкринформ/2023-05-03T23-51-00-03-00/630_360_1574102935-316.jpg" xlink:type="simple" xlink:show="embed" xlink:actuate="onLoad" draw:mime-type="image/jpeg"/>
</draw:frame>
During the day, Russian aggressors fired at six communities of Sumy region, with a total of 67 explosions.</text:p>
      <text:p text:style-name="P4">
Sumy Ova reports in <text:a xlink:type="simple" xlink:href="https://www.facebook.com/sumska.oda/" text:style-name="Internet_20_link" text:visited-style-name="Visited_20_Internet_20_Link">
</text:a>
, reports Ukrinform.</text:p>
      <text:p text:style-name="P4">
“During the day, the Russians carried out 11 shelling of border communities. 67 explosions have been recorded, ”the message reads.</text:p>
      <text:p text:style-name="P4">
The settlements of Miropolsk, Yunak, Znob-Novgorod, Belopilsk, Vorozhbian, and Mid-Budsk communities were fired.</text:p>
      <text:p text:style-name="P4">
On the territory of the Miropil community, the enemy beat mortars, releasing 16 mines.</text:p>
      <text:p text:style-name="P4">
The young community has been fired by artillery(seven <text:a xlink:type="simple" xlink:href="https://www.ukrinform.ua/tag-vibuh" text:style-name="Internet_20_link" text:visited-style-name="Visited_20_Internet_20_Link">
</text:a>
 ). Поранено цивільну особу, якій наданопершу медичну допомогу та направлено до медичного закладу.</text:p>
      <text:p text:style-name="P4">
<text:span text:style-name="T4">
Читайте також:</text:span>
 <text:a xlink:type="simple" xlink:href="https://www.ukrinform.ua/rubric-regions/3703898-rosiani-za-dobu-obstrilali-11-gromad-sumsini-e-rujnuvanna.html" text:style-name="Internet_20_link" text:visited-style-name="Visited_20_Internet_20_Link">
 <text:span text:style-name="T4">
Сумщин</text:span>
 </text:a>
Beaten by the Russians across the community and mortars(six “arrivals”).</text:p>
      <text:p text:style-name="P4">
У Ворожбянській громаді внаслідок артилерійського обстрілу (Five explosions).пошкоджено приватне домоволодіння.</text:p>
      <text:p text:style-name="P4">
На територію Зноб-Новгородської громади ворог скинув чотири міни.</text:p>
      <text:p text:style-name="P4">
Під артобстрілом з території рф перебувала Середино-Будська громада –зафіксовано 21 вибух.</text:p>
      <text:p text:style-name="P4">
<text:span text:style-name="T4">
Читайте також:</text:span>
 <text:a xlink:type="simple" xlink:href="https://www.ukrinform.ua/rubric-ato/3703614-zagarbniki-vdarili-z-artilerii-po-prikordonnomu-mistu-na-sumsini.html" text:style-name="Internet_20_link" text:visited-style-name="Visited_20_Internet_20_Link">
 <text:span text:style-name="T4">
Сумщин</text:span>
 </text:a>
In addition, Russian aggressors dropped four mines into the territory of the Belopil Gromance</text:p>
      <text:p text:style-name="P4">
As it was reported, the Russians at night struck the bombs with bombs at the school of the enterprise in the village of Swesza of Sumy region.</text:p>
      <text:p text:style-name="P4">
News Source: <text:a xlink:type="simple" xlink:href="https://www.ukrinform.ua/rubric-ato/3704422-vorog-11-raziv-obstrilav-prikordonna-sumsini-e-poranenij.html" text:style-name="Internet_20_link" text:visited-style-name="Visited_20_Internet_20_Link">
https://www.ukrinform.ua/rubric-ato/3704422-vorog-11-raziv-obstrilav-prikordonna-sumsini-e-poranenij.html</text:a>
</text:p>
      <!--NEWS-->
      <text:h text:style-name="P10" text:outline-level="1">
<text:span text:style-name="T4">
The representation of the President of Ukraine to the Autonomous Republic of Crimea discussed youth policy after the peninsula is de -occupying</text:span>
</text:h>
      <text:p text:style-name="P4">
Author: ['АРМІЯINFORM']</text:p>
      <text:p text:style-name="P4">
Time: 2023-05-03T27:00:00-04:00</text:p>
      <text:p text:style-name="P4">
Description: Good sovereignty half a half to demand good, serpent planes. Maja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344735566_546360710760660_5047061695975222334_n.jpg" text:style-name="Internet_20_link" text:visited-style-name="Visited_20_Internet_20_Link">
344735566_546360710760660_5047061695975222334_n.jpg</text:a>
']</text:p>
      <text:p text:style-name="P4">
Tags: ['STOPRUSSIA', 'АГРЕСІЯ РФ', 'АР КРИМ', 'ВТОРГНЕННЯ РФ', 'ТАМІЛА ТАШЕВА']</text:p>
      <text:p text:style-name="P4">
Category: News</text:p>
      <!--METADATA-->
      <text:p text:style-name="P4">
<draw:frame draw:style-name="fr1" draw:name="Image235" text:anchor-type="as-char" svg:width="6.9236in" svg:height="3.11562in" draw:z-index="0">
<draw:image xlink:href="../Images/AРМІЯINFORM/2023-05-03T27-00-00-04-00/344735566_546360710760660_5047061695975222334_n.jpg" xlink:type="simple" xlink:show="embed" xlink:actuate="onLoad" draw:mime-type="image/jpeg"/>
</draw:frame>
Good government policies need good, meaningful plans. It is for the development of such a permanent representative of the President of Ukraine to Tamil Tashevasi with representatives of the public and public sector. Tabolagi friends gathered at one table to discuss in detail the future youth policy on the Crimean Peninsula.</text:p>
      <text:p text:style-name="P4">
About it <text:a xlink:type="simple" xlink:href="https://www.facebook.com/tamila.tasheva/posts/pfbid02r26oTAAGBxXp5PppuLLxMPJZyZFmaCzeTbJvsJLAQz3HXZamcNxTVNPdPQoFDeYHl" text:style-name="Internet_20_link" text:visited-style-name="Visited_20_Internet_20_Link">
reports</text:a>
Permanent representative of the President of Ukraine to Tamil Tashev.</text:p>
      <text:p text:style-name="P4">
“Our meeting lasted more than two hours, for which we managed to outline the details of work: attracting investments in the development of youth centrals of initiatives, organizing students' exchange programs - both internal and in -the -world mobility of young people - training not only future specialists, addiction, preparation of future teaching. composition for restoration of educational institutions, ”she stressed.</text:p>
      <text:p text:style-name="P4">
Marina Papapenko - Deputy Minister of Youth and Sports of Ukraine - shared the interest that youth policy should be involved in youthful people of representatives of indigenous peoples of Ukraine, as it will be able to satisfy the unique request of Crimea.</text:p>
      <text:p text:style-name="P4">
We also discussed those messages that we already have to actively communicate both the average Ukrainians from the controlled territories of Ukraine, as well as among those citizens of our state, who had to survive all these years of occupation. This is an important question, which is as a civil society - we must achieve synergy.</text:p>
      <text:p text:style-name="P4">
“They have decided with colleagues that the representation will prepare a briefing on the results of the discussion, provide for familiarization and submission of proposals and will schedule the subsequent work for further work on the vision of youth policy in deookupowtokrime.</text:p>
      <text:p text:style-name="P4">
I feel that this is the impetus that will eventually lead to future decisions, but also a politician that we will direct to the reintegration of our Ukrainian half, ”Tamila Tasheva said.</text:p>
      <text:p text:style-name="P4">
We continue to work for the main goal - the de -occupation of Crimea and its reintegration!</text:p>
      <text:p text:style-name="P4">
News Source: <text:a xlink:type="simple" xlink:href="https://armyinform.com.ua/2023/05/03/u-predstavnycztvi-prezydenta-ukrayiny-v-ar-krym-obgovoryly-molodizhnu-polityku-pislya-deokupacziyi-pivostrova/" text:style-name="Internet_20_link" text:visited-style-name="Visited_20_Internet_20_Link">
https://armyinform.com.ua/2023/05/03/u-predstavnycztvi-prezydenta-ukrayiny-v-ar-krym-obgovoryly-molodizhnu-polityku-pislya-deokupacziyi-pivostrova/</text:a>
</text:p>
      <!--NEWS-->
      <text:h text:style-name="P10" text:outline-level="1">
<text:span text:style-name="T4">
The Ukrainian military agreed on further exchange of information with Polish colleagues</text:span>
</text:h>
      <text:p text:style-name="P4">
Author: ['АРМІЯINFORM']</text:p>
      <text:p text:style-name="P4">
Time: 2023-05-03T28:00:00-04:00</text:p>
      <text:p text:style-name="P4">
Description: The telephone of Rozmov was wounded by the commander of the Obtoyni forces of the Zbroyni forces of Ukraine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photo_2023-05-02_10-47-17-e1683093632806.jpg" text:style-name="Internet_20_link" text:visited-style-name="Visited_20_Internet_20_Link">
photo_2023-05-02_10-47-17-e1683093632806.jpg</text:a>
']</text:p>
      <text:p text:style-name="P4">
Tags: ['STOPRUSSIA', 'АГРЕСІЯ РФ', 'ВТОРГНЕННЯ РФ', 'СВІТ ПІДТРИМУЄ УКРАЇНУ']</text:p>
      <text:p text:style-name="P4">
Category: News</text:p>
      <!--METADATA-->
      <text:p text:style-name="P4">
<draw:frame draw:style-name="fr1" draw:name="Image236" text:anchor-type="as-char" svg:width="6.9236in" svg:height="6.038918in" draw:z-index="0">
<draw:image xlink:href="../Images/AРМІЯINFORM/2023-05-03T28-00-00-04-00/photo_2023-05-02_10-47-17-e1683093632806.jpg" xlink:type="simple" xlink:show="embed" xlink:actuate="onLoad" draw:mime-type="image/jpeg"/>
</draw:frame>
There was a telephone conversation between the Commander of the Joint Forces of Armed Forces Lieutenant General Sergey Nayev and the commander of the operational team of species of the Armed Forces of the Republic of Poland by Lieutenant General Tomasmampiotrovsky.</text:p>
      <text:p text:style-name="P4">
About it Lieutenant General Sergey Naev <text:a xlink:type="simple" xlink:href="https://t.me/SerhiyNaiev/50" text:style-name="Internet_20_link" text:visited-style-name="Visited_20_Internet_20_Link">
reports</text:a>
in telegrams.</text:p>
      <text:p text:style-name="P4">
The parties discussed the security situation in the northern region of Ukraine, and also caught up on further exchange of information.</text:p>
      <text:p text:style-name="P4">
"He informed his Polish colleague about taking and strengthening measures aimed at ensuring the defense capacity of the border areas of the Tamitative Response to Possible Honnery Actions, as well as thanked the leadership of the Polish Polish for consistent cooperation and permanent partnership," the Commissioner of the Unified Forces of Ukraine told the Commissioner. Naev.</text:p>
      <text:p text:style-name="P4">
In turn, Lieutenant General Tomasz Piorovsky assured that Ukraine's support and assistance to counteracts large-scale Russian-scale.</text:p>
      <text:p text:style-name="P4">
Upon completion of the conversation, the parties agreed to continue the dialogue and actively interact.</text:p>
      <text:p text:style-name="P4">
News Source: <text:a xlink:type="simple" xlink:href="https://armyinform.com.ua/2023/05/03/ukrayinski-vijskovi-uzgodyly-pytannya-shhodo-podalshogo-obminu-informacziyeyu-z-polskymy-kolegamy/" text:style-name="Internet_20_link" text:visited-style-name="Visited_20_Internet_20_Link">
https://armyinform.com.ua/2023/05/03/ukrayinski-vijskovi-uzgodyly-pytannya-shhodo-podalshogo-obminu-informacziyeyu-z-polskymy-kolegamy/</text:a>
</text:p>
      <!--NEWS-->
      <text:h text:style-name="P10" text:outline-level="1">
<text:span text:style-name="T4">
The Russians received Ukrainian form and prepare provocations on the northern border with Ukraine</text:span>
</text:h>
      <text:p text:style-name="P4">
Author: ['АРМІЯINFORM']</text:p>
      <text:p text:style-name="P4">
Time: 2023-05-03T29:00:00-04:00</text:p>
      <text:p text:style-name="P4">
Description: Rosiyski Vіskovo Service, Yaki to be deployed by Bryanskiy Tu Kurskiye Obsti ... War with Ukraine 2022, War with Ukraine Latest news today, News War with Ukraine 2022 Last for Ukraine and Russia and when,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63bc24f95575f.jpeg" text:style-name="Internet_20_link" text:visited-style-name="Visited_20_Internet_20_Link">
63bc24f95575f.jpeg</text:a>
']</text:p>
      <text:p text:style-name="P4">
Tags: ['STOPRUSSIA', 'АГРЕСІЯ РФ', 'ВТОРГНЕННЯ РФ']</text:p>
      <text:p text:style-name="P4">
Category: News</text:p>
      <!--METADATA-->
      <text:p text:style-name="P4">
<draw:frame draw:style-name="fr1" draw:name="Image237" text:anchor-type="as-char" svg:width="6.9236in" svg:height="4.32725in" draw:z-index="0">
<draw:image xlink:href="../Images/AРМІЯINFORM/2023-05-03T29-00-00-04-00/63bc24f95575f.jpeg" xlink:type="simple" xlink:show="embed" xlink:actuate="onLoad" draw:mime-type="image/jpeg"/>
</draw:frame>
Illustrative photo</text:p>
      <text:p text:style-name="P4">
Russian military personnel who were stationed in the Bryansk and Kursk region stole the Ukrainian military uniform.</text:p>
      <text:p text:style-name="P4">
About it <text:a xlink:type="simple" xlink:href="https://sprotyv.mod.gov.ua/rosiyany-gotuyut-provokatsiyi-na-pivnichnomu-kordoni-z-ukrayinoyu/" text:style-name="Internet_20_link" text:visited-style-name="Visited_20_Internet_20_Link">
reports</text:a>
Center for National Resistance.</text:p>
      <text:p text:style-name="P4">
This was reported by local ones who cooperate with the Ukrainian underground. All these tidiums indicate that the Russians prepare provocation under someone else's flag to mobilize their society and also mislead the world society, to draw attention from the crimes of the Armed Forces of the Russian Federation.</text:p>
      <text:p text:style-name="P4">
Terrorist acts in the Russian Federation, or imitation of capture, are not excluded.</text:p>
      <text:p text:style-name="P4">
The Center for National Resistance calls for vigilance and pay attention to the enemy's actions, so as not to be a victim of hostile intentions.</text:p>
      <text:p text:style-name="P4">
News Source: <text:a xlink:type="simple" xlink:href="https://armyinform.com.ua/2023/05/03/rosiyany-otrymaly-ukrayinsku-formu-ta-gotuyut-provokacziyi-na-pivnichnomu-kordoni-z-ukrayinoyu/" text:style-name="Internet_20_link" text:visited-style-name="Visited_20_Internet_20_Link">
https://armyinform.com.ua/2023/05/03/rosiyany-otrymaly-ukrayinsku-formu-ta-gotuyut-provokacziyi-na-pivnichnomu-kordoni-z-ukrayinoyu/</text:a>
</text:p>
      <!--NEWS-->
      <text:h text:style-name="P10" text:outline-level="1">
<text:span text:style-name="T4">
Irina Vereshchuk: Do not go to cooperation with the occupiers, do not take Russian passports</text:span>
</text:h>
      <text:p text:style-name="P4">
Author: ['АРМІЯINFORM']</text:p>
      <text:p text:style-name="P4">
Time: 2023-05-03T30:00:00-04:00</text:p>
      <text:p text:style-name="P4">
Description: Vicepremi'r-Minigra Irina Vereshchuk Rospovil, Shi Kraina-Agresorkoy Demonstration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stoprussiawarwar_0018-e1683020891348.jpg" text:style-name="Internet_20_link" text:visited-style-name="Visited_20_Internet_20_Link">
stoprussiawarwar_0018-e1683020891348.jpg</text:a>
']</text:p>
      <text:p text:style-name="P4">
Tags: []</text:p>
      <text:p text:style-name="P4">
Category: News</text:p>
      <!--METADATA-->
      <text:p text:style-name="P4">
<draw:frame draw:style-name="fr1" draw:name="Image238" text:anchor-type="as-char" svg:width="6.9236in" svg:height="8.840264in" draw:z-index="0">
<draw:image xlink:href="../Images/AРМІЯINFORM/2023-05-03T30-00-00-04-00/stoprussiawarwar_0018-e1683020891348.jpg" xlink:type="simple" xlink:show="embed" xlink:actuate="onLoad" draw:mime-type="image/jpeg"/>
</draw:frame>
Viceremier-Minister Irina Vereshchuk said that the aggressor country to continue to refine her intolerance to those who did not take the Russian passport of Ukrainian territories.</text:p>
      <text:p text:style-name="P4">
About it <text:a xlink:type="simple" xlink:href="https://minre.gov.ua/2023/05/02/moya-derzhavnyczka-pozycziya-nezminna-ne-jdit-na-spivpraczyu-z-okupantamy-ne-berit-rosijskyj-pasport-vyyizhdzhajte-abo-dochekajtesya-nashoyi-armiyi/" text:style-name="Internet_20_link" text:visited-style-name="Visited_20_Internet_20_Link">
reports</text:a>
Ministry of Reintegration.</text:p>
      <text:p text:style-name="P4">
“My state position remains unchanged. It is the territory of Ukraine, although it is occupied and occupied. My call to citizens also remains unchanged in the first large -scale invasion. Do not go to cooperate with the occupiers, do not have Russian passports. For the opportunity to leave or wait for our army. We be sure to de -navigate these territories!” - summarized the viceremer.</text:p>
      <text:p text:style-name="P4">
News Source: <text:a xlink:type="simple" xlink:href="https://armyinform.com.ua/2023/05/03/iryna-vereshhuk-ne-jdit-na-spivpraczyu-z-okupantamy-ne-berit-rosijskyh-pasportiv/" text:style-name="Internet_20_link" text:visited-style-name="Visited_20_Internet_20_Link">
https://armyinform.com.ua/2023/05/03/iryna-vereshhuk-ne-jdit-na-spivpraczyu-z-okupantamy-ne-berit-rosijskyh-pasportiv/</text:a>
</text:p>
      <!--NEWS-->
      <text:h text:style-name="P10" text:outline-level="1">
<text:span text:style-name="T4">
Dilkiv was exposed that funded DNR fighters for over UAH 50 million</text:span>
</text:h>
      <text:p text:style-name="P4">
Author: ['АРМІЯINFORM']</text:p>
      <text:p text:style-name="P4">
Time: 2023-05-03T31:00:00-04:00</text:p>
      <text:p text:style-name="P4">
Description: Service of Bezpeki I Holder Bureau of Rossliduvan Vikrili Large scheme of the Fіnansuvannya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19e960fdb8b78d89dd0465ff46e217aa.jpeg" text:style-name="Internet_20_link" text:visited-style-name="Visited_20_Internet_20_Link">
19e960fdb8b78d89dd0465ff46e217aa.jpeg</text:a>
']</text:p>
      <text:p text:style-name="P4">
Tags: ['STOPRUSSIA', 'АГРЕСІЯ РФ', 'ВТОРГНЕННЯ РФ', 'КОЛАБОРАНТИ', 'СБУ']</text:p>
      <text:p text:style-name="P4">
Category: News</text:p>
      <!--METADATA-->
      <text:p text:style-name="P4">
<draw:frame draw:style-name="fr1" draw:name="Image239" text:anchor-type="as-char" svg:width="6.9236in" svg:height="4.615733in" draw:z-index="0">
<draw:image xlink:href="../Images/AРМІЯINFORM/2023-05-03T31-00-00-04-00/19e960fdb8b78d89dd0465ff46e217aa.jpeg" xlink:type="simple" xlink:show="embed" xlink:actuate="onLoad" draw:mime-type="image/jpeg"/>
</draw:frame>
The Security Service and the State Bureau of Investigation have exposed a large -scale scheme of financing the DNR terrorist organization. The equipment operated before the beginning of a full -scale invasion and replenished the "budget" of fighters for a total sum of 50 million in UAH equivalent.</text:p>
      <text:p text:style-name="P4">
As a result of complex events in Vinnitsa and Zhytomyr, the organizer of the bark was exposed.</text:p>
      <text:p text:style-name="P4">
The attackers have established the supply of mining equipment from temporarily occupied days to Ukraine -controlled territory.</text:p>
      <text:p text:style-name="P4">
Such "turnover" provided regular revenues to the "budget" of terrorist organization "DNR" in the form of "taxes" and "fees".</text:p>
      <text:p text:style-name="P4">
In the future, this money was directed to the logistics of the Eastern Front.</text:p>
      <text:p text:style-name="P4">
To pass the ban on trade with temporarily captured enterprises of Dilika, the dealers have created a network of fictitious commercial structures in the Zhytomyr region and in Russia.</text:p>
      <text:p text:style-name="P4">
The calculations were made through the sub-financial institutions of the aggressor country.</text:p>
      <text:p text:style-name="P4">
Currently, investigators of the DBR have been informed by the three organizers of the Scheme about suspicion of terrorism. Among the suspects is the director and chief accounting of a private enterprise.</text:p>
      <text:p text:style-name="P4">
Investigation is ongoing to establish all the circumstances of the crime and to be held accountable.</text:p>
      <text:p text:style-name="P4">
It is planned to submit proposals for the application of sanctions to Russian companies involved in the equipment.</text:p>
      <text:p text:style-name="P4">
Measures to expose the crime were carried out by SBU staff in Vinnytsia region in the DBR under the procedural guidance of prosecutors.</text:p>
      <text:p text:style-name="P4">
News Source: <text:a xlink:type="simple" xlink:href="https://armyinform.com.ua/2023/05/03/vykryto-dilkiv-yaki-profinansuvaly-bojovykiv-dnr-na-ponad-50-mln-grn/" text:style-name="Internet_20_link" text:visited-style-name="Visited_20_Internet_20_Link">
https://armyinform.com.ua/2023/05/03/vykryto-dilkiv-yaki-profinansuvaly-bojovykiv-dnr-na-ponad-50-mln-grn/</text:a>
</text:p>
      <!--NEWS-->
      <text:h text:style-name="P10" text:outline-level="1">
<text:span text:style-name="T4">
Igor Klimenko: The Guard of the offensive was supplemented by another brigade - "Charter"</text:span>
</text:h>
      <text:p text:style-name="P4">
Author: ['АРМІЯINFORM']</text:p>
      <text:p text:style-name="P4">
Time: 2023-05-03T32:00:00-04:00</text:p>
      <text:p text:style-name="P4">
Description: VID of the skin of VIISKOVOL LEAVE OF THE EVERYTHING OPERATION ON THE CHICH TOMENT. About the work ... war with Ukraine 2022, the war with Ukraine is the latest news today, the war with Ukraine 2022 is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3/05/d1d89f64a4bc565a160882c932945497-1.jpeg" text:style-name="Internet_20_link" text:visited-style-name="Visited_20_Internet_20_Link">
d1d89f64a4bc565a160882c932945497-1.jpeg</text:a>
']</text:p>
      <text:p text:style-name="P4">
Tags: ['STOPRUSSIA', 'АГРЕСІЯ РФ', 'ВТОРГНЕННЯ РФ', 'ГВАРДІЯ НАСТУПУ', 'ІГОР КЛИМЕНКО']</text:p>
      <text:p text:style-name="P4">
Category: News</text:p>
      <!--METADATA-->
      <text:p text:style-name="P4">
<draw:frame draw:style-name="fr1" draw:name="Image240" text:anchor-type="as-char" svg:width="6.9236in" svg:height="4.330592in" draw:z-index="0">
<draw:image xlink:href="../Images/AРМІЯINFORM/2023-05-03T32-00-00-04-00/d1d89f64a4bc565a160882c932945497-1.jpeg" xlink:type="simple" xlink:show="embed" xlink:actuate="onLoad" draw:mime-type="image/jpeg"/>
</draw:frame>
Illustrative photo</text:p>
      <text:p text:style-name="P4">
Each military depends on the success of the operation on a particular preference. The Minister of Internal Affairs of Ukraine Igor Klimenko declared this on the question of the preparation of the soldiers of the assault brigades of "Guards nozzle".</text:p>
      <text:p text:style-name="P4">
The head of the department Igor Klimenko said that eight brigades have already been fully formed. Recently, the Guard of the offensive has been supplemented by another brigade - Khartia:</text:p>
      <text:p text:style-name="P4">
"We will pick up the brigades that have already been formed, they will pass appropriate training-it is 2-3 weeks, and in parallel to form additional units. The task of each of these brigades is to carry out appropriate offensive storms together with forces of defense during military operations."</text:p>
      <text:p text:style-name="P4">
The Minister of Internal Affairs emphasized that the role of people who volunteered by the Uurba Brigades will be significant in the future of the counter -offensive.</text:p>
      <text:p text:style-name="P4">
“We teach it. Because from each brigade, from each unit, on each military serviceman and a police officer will depend on the success of the operation at the same direction, ”Igor Klimenko said.</text:p>
      <text:p text:style-name="P4">
The head of the Ministry of Internal Affairs said that some units of the Guards of the offensive were formed from scratch, and some - already on the basis of the current, with the formed structure, first of all, logistical:</text:p>
      <text:p text:style-name="P4">
“In such cases, the" skeleton "of the brigade for success was formed precisely by the servicemen and police officers who have experience of hostilities. These people are just teaching volunteers - young people who first came to Labryad. Also, experienced fighters are commanders at the links of the future fighting. "</text:p>
      <text:p text:style-name="P4">
Igor Klimenko emphasizes that it is difficult to teach the commander - it is always a long time, and he is limited to us, so in the department they bet on the workers of the hostilities and the experience of managing the units.</text:p>
      <text:p text:style-name="P4">
<text:span text:style-name="T4">
 Source: </text:span>
 <text:a xlink:type="simple" xlink:href="https://www.kmu.gov.ua/news/ihor-klymenko-vid-kozhnoho-viiskovoho-zalezhyt-uspishnist-operatsii-na-tomu-chy-inshomu-napriamku" text:style-name="Internet_20_link" text:visited-style-name="Visited_20_Internet_20_Link">
government portal</text:a>
</text:p>
      <text:p text:style-name="P4">
News Source: <text:a xlink:type="simple" xlink:href="https://armyinform.com.ua/2023/05/03/igor-klymenko-gvardiya-nastupu-popovnylasya-shhe-odniyeyu-brygadoyu-hartiyeyu/" text:style-name="Internet_20_link" text:visited-style-name="Visited_20_Internet_20_Link">
https://armyinform.com.ua/2023/05/03/igor-klymenko-gvardiya-nastupu-popovnylasya-shhe-odniyeyu-brygadoyu-hartiyeyu/</text:a>
</text:p>
      <!--NEWS-->
      <text:h text:style-name="P10" text:outline-level="1">
<text:span text:style-name="T4">
The shortage of units in occupation administrations reaches 90 percent</text:span>
</text:h>
      <text:p text:style-name="P4">
Author: ['АРМІЯINFORM']</text:p>
      <text:p text:style-name="P4">
Time: 2023-05-03T33:00:00-04:00</text:p>
      <text:p text:style-name="P4">
Description: Rosiyani can not be fulfilled by the structure of the fed -biconavichi and the war with Ukraine 2022, the war with Ukraine is the latest news today, the war with Ukraine 2022 is the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63500332_605.jpg" text:style-name="Internet_20_link" text:visited-style-name="Visited_20_Internet_20_Link">
63500332_605.jpg</text:a>
']</text:p>
      <text:p text:style-name="P4">
Tags: ['STOPRUSSIA', 'АГРЕСІЯ РФ', 'ВТОРГНЕННЯ РФ']</text:p>
      <text:p text:style-name="P4">
Category: News</text:p>
      <!--METADATA-->
      <text:p text:style-name="P4">
<draw:frame draw:style-name="fr1" draw:name="Image241" text:anchor-type="as-char" svg:width="6.9236in" svg:height="3.891999in" draw:z-index="0">
<draw:image xlink:href="../Images/AРМІЯINFORM/2023-05-03T33-00-00-04-00/63500332_605.jpg" xlink:type="simple" xlink:show="embed" xlink:actuate="onLoad" draw:mime-type="image/jpeg"/>
</draw:frame>
Illustrative photo</text:p>
      <text:p text:style-name="P4">
The Russians cannot complete the structural units of the occupation authorities of the executive power.</text:p>
      <text:p text:style-name="P4">
About it <text:a xlink:type="simple" xlink:href="https://sprotyv.mod.gov.ua/defitsyt-komplektuvannya-pidrozdiliv-v-okupatsijnyh-administratsiyah-syagaye-90/" text:style-name="Internet_20_link" text:visited-style-name="Visited_20_Internet_20_Link">
reports</text:a>
Center of National Establishment.</text:p>
      <text:p text:style-name="P4">
In some cases, under -making reaches 90%. The reason is the refusal of Russian to work in temporarily occupied territories because of the risks and uncertainty of the territory of the territory, because it is the Russians that are not sure that they are "here".</text:p>
      <text:p text:style-name="P4">
Local also mainly left the region or refuse to cooperate with the enemy.</text:p>
      <text:p text:style-name="P4">
Thus, occupation administrations still cannot fully start the work and the Russians are forced to look for personnel resources in the regions.</text:p>
      <text:p text:style-name="P4">
News Source: <text:a xlink:type="simple" xlink:href="https://armyinform.com.ua/2023/05/03/deficzyt-komplektuvannya-pidrozdiliv-v-okupaczijnyh-administracziyah-syagaye-90-vidsotkiv/" text:style-name="Internet_20_link" text:visited-style-name="Visited_20_Internet_20_Link">
https://armyinform.com.ua/2023/05/03/deficzyt-komplektuvannya-pidrozdiliv-v-okupaczijnyh-administracziyah-syagaye-90-vidsotkiv/</text:a>
</text:p>
      <!--NEWS-->
      <text:h text:style-name="P10" text:outline-level="1">
<text:span text:style-name="T4">
Supplement the IDP categories that are eligible for temporary housing</text:span>
</text:h>
      <text:p text:style-name="P4">
Author: ['АРМІЯINFORM']</text:p>
      <text:p text:style-name="P4">
Time: 2023-05-03T34:00:00-04:00</text:p>
      <text:p text:style-name="P4">
Description: The detachment of Zmіni to the order of the formavny of Fontain Zhitl, recognized for Timchovoy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b74b2bc-depositphotos-552066430-xl.jpg" text:style-name="Internet_20_link" text:visited-style-name="Visited_20_Internet_20_Link">
b74b2bc-depositphotos-552066430-xl.jpg</text:a>
']</text:p>
      <text:p text:style-name="P4">
Tags: ['STOPRUSSIA', 'АГРЕСІЯ РФ', 'ВТОРГНЕННЯ РФ']</text:p>
      <text:p text:style-name="P4">
Category: News</text:p>
      <!--METADATA-->
      <text:p text:style-name="P4">
<draw:frame draw:style-name="fr1" draw:name="Image242" text:anchor-type="as-char" svg:width="6.9236in" svg:height="4.612677in" draw:z-index="0">
<draw:image xlink:href="../Images/AРМІЯINFORM/2023-05-03T34-00-00-04-00/b74b2bc-depositphotos-552066430-xl.jpg" xlink:type="simple" xlink:show="embed" xlink:actuate="onLoad" draw:mime-type="image/jpeg"/>
</draw:frame>
Illustrative photo</text:p>
      <text:p text:style-name="P4">
The Government has approved changes to the order of formation of housing funds intended for timely residence of internally displaced persons. This fund is formed by local governments.</text:p>
      <text:p text:style-name="P4">
About it reports <text:a xlink:type="simple" xlink:href="https://www.kmu.gov.ua/news/uriad-dopovnyv-perelik-katehorii-vnutrishno-peremishchenykh-osib-iaki-maiut-pravo-na-otrymannia-tymchasovoho-zhytla" text:style-name="Internet_20_link" text:visited-style-name="Visited_20_Internet_20_Link">
press service</text:a>
Cabinet of Ministers on May 2.</text:p>
      <text:p text:style-name="P4">
Temporary accommodation premises, in particular, will be provided with an internally displaced person among employees of enterprises that were relocated to safe regions. And also - IDPs that belong to vulnerable seats.</text:p>
      <text:p text:style-name="P4">
Thus, the government approved a list of socially disadvantaged categories of the population among internally displaced persons who are entitled to receive a temporary living.</text:p>
      <text:p text:style-name="P4">
Vulnerable categories, in particular, include: - persons with disabilities; - a person more than 60 years; -orphans and deprived of parental care; —Pads who independently raise a child; - families of servicemen who will directly participate in hostilities; - large and low -income and more.</text:p>
      <text:p text:style-name="P4">
News Source: <text:a xlink:type="simple" xlink:href="https://armyinform.com.ua/2023/05/03/dopovneno-perelik-kategorij-vpo-yaki-mayut-pravo-na-otrymannya-tymchasovogo-zhytla/" text:style-name="Internet_20_link" text:visited-style-name="Visited_20_Internet_20_Link">
https://armyinform.com.ua/2023/05/03/dopovneno-perelik-kategorij-vpo-yaki-mayut-pravo-na-otrymannya-tymchasovogo-zhytla/</text:a>
</text:p>
      <!--NEWS-->
      <text:h text:style-name="P10" text:outline-level="1">
<text:span text:style-name="T4">
The government has improved the work of military medical commissions</text:span>
</text:h>
      <text:p text:style-name="P4">
Author: ['АРМІЯINFORM']</text:p>
      <text:p text:style-name="P4">
Time: 2023-05-03T35:00:00-04:00</text:p>
      <text:p text:style-name="P4">
Description: For Bilsh Shvidky I Zruchny Pin-Like-Lіkarskoe Expertisi Sneaky,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vlk.jpg" text:style-name="Internet_20_link" text:visited-style-name="Visited_20_Internet_20_Link">
vlk.jpg</text:a>
']</text:p>
      <text:p text:style-name="P4">
Tags: ['STOPRUSSIA', 'АГРЕСІЯ РФ', 'ВЛК', 'УРЯД УКРАЇНИ']</text:p>
      <text:p text:style-name="P4">
Category: News</text:p>
      <!--METADATA-->
      <text:p text:style-name="P4">
<draw:frame draw:style-name="fr1" draw:name="Image243" text:anchor-type="as-char" svg:width="6.9236in" svg:height="4.15416in" draw:z-index="0">
<draw:image xlink:href="../Images/AРМІЯINFORM/2023-05-03T35-00-00-04-00/vlk.jpg" xlink:type="simple" xlink:show="embed" xlink:actuate="onLoad" draw:mime-type="image/jpeg"/>
</draw:frame>
Illustrative photo</text:p>
      <text:p text:style-name="P4">
For faster and more convenient undergoing military-medical examination, legislative changes have been tested, which envisages improvement of issues of registration and treatment of military personnel during martial law, as well(Next - VLK)by attracting civilian health care institutions.</text:p>
      <text:p text:style-name="P4">
“These are just the first steps. There are a number of processes that will be gradually regulated: it is both excessive bureaucratization and expansion of bandwidth and digitalization of the processes of VLK, etc. ”, - says Maria Karchevich, Deputy Minister of Health on Digital Development.</text:p>
      <text:p text:style-name="P4">
The principle where the certificates "go" for the military, not the other way, are priority in the development and implementation of changes in the work of military medical commissions.</text:p>
      <text:p text:style-name="P4">
Yes, recommendations have already been developed on the organization of work of VLK and maintenance of attendants, piloting the processes of electronic document circulation by inter -military units and territorial centers of staffing and social support, military health care institutions, deployed in a test -haired electronic queue in separate garrison VLKs, proceeds. etc.</text:p>
      <text:p text:style-name="P4">
<text:span text:style-name="T4">
 Source: </text:span>
 <text:a xlink:type="simple" xlink:href="https://www.kmu.gov.ua/news/moz-uriad-udoskonalyv-robotu-viiskovo-likarskykh-komisii" text:style-name="Internet_20_link" text:visited-style-name="Visited_20_Internet_20_Link">
<text:span text:style-name="T5">
asor portal</text:span>
</text:a>
</text:p>
      <text:p text:style-name="P4">
News Source: <text:a xlink:type="simple" xlink:href="https://armyinform.com.ua/2023/05/03/uryad-udoskonalyv-robotu-vijskovo-likarskyh-komisij/" text:style-name="Internet_20_link" text:visited-style-name="Visited_20_Internet_20_Link">
https://armyinform.com.ua/2023/05/03/uryad-udoskonalyv-robotu-vijskovo-likarskyh-komisij/</text:a>
</text:p>
      <!--NEWS-->
      <text:h text:style-name="P10" text:outline-level="1">
<text:span text:style-name="T4">
Russians continue to carry out misinformation campaigns on Tot</text:span>
</text:h>
      <text:p text:style-name="P4">
Author: ['АРМІЯINFORM']</text:p>
      <text:p text:style-name="P4">
Time: 2023-05-03T36:00:00-04:00</text:p>
      <text:p text:style-name="P4">
Description: Porting a prosecution actively conduct in the Merezhi izhternet izhormatsky anti -Ukrainian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400_0_1651369041-5866.webp" text:style-name="Internet_20_link" text:visited-style-name="Visited_20_Internet_20_Link">
400_0_1651369041-5866.webp</text:a>
']</text:p>
      <text:p text:style-name="P4">
Tags: ['STOPRUSSIA', 'АГРЕСІЯ РФ', 'ВТОРГНЕННЯ РФ', 'ДЕЗІНФОРМАЦІЯ']</text:p>
      <text:p text:style-name="P4">
Category: News</text:p>
      <!--METADATA-->
      <text:p text:style-name="P4">
<draw:frame draw:style-name="fr1" draw:name="Image244" text:anchor-type="as-char" svg:width="6.9236in" svg:height="4.621503in" draw:z-index="0">
<draw:image xlink:href="../ConvertedIMGs/AРМІЯINFORM/2023-05-03T36-00-00-04-00/400_0_1651369041-5866.png" xlink:type="simple" xlink:show="embed" xlink:actuate="onLoad" draw:mime-type="image/png"/>
</draw:frame>
Illustrative photo</text:p>
      <text:p text:style-name="P4">
The invaders continue to actively conduct information on the Internet information anti -Ukrainian campaigns. Center for National Resistance <text:a xlink:type="simple" xlink:href="https://sprotyv.mod.gov.ua/rosiyany-prodovzhuyut-provodyty-dezinformatsijni-kampaniyi-na-tot/" text:style-name="Internet_20_link" text:visited-style-name="Visited_20_Internet_20_Link">
summed up</text:a>
The main narratives of hostile propaganda.</text:p>
      <text:p text:style-name="P4">
Thus, last month the main thesis is "only the victory over Nazism in Ukraine can allow Russia to guarantee safety, restore stability in the EU." The outfit with this was other theses and narratives that the Russians tried to spill in the first on -the -other target audience, which does not quite like to check the information that Russian propagandists are served on the "sauce". In particular:</text:p>
      <ul>
        <li>
"NATO Secretary General's visit to Kiev testifies to the intention of the North Atlantic Alliance to continue the process of integration of Ukraine into the Western world, which indicates the correctness of the decision on the beginning of" its "; * "Kyiv's criminal acts confirm the need to continue" its "to fulfill all its tasks"; * "Ukraine has permanently lost territories that have previously been defined"; * "Visit of the President of the Russian Federation to the" LNR "of Kherson region - demonstration of confidence of the Russian Federation in their actions"; * "The Kremlin pays special attention to servicemen who perform their tasks, giving them guarantees and social support";</li>
      </ul>
      <text:p text:style-name="P4">
In addition, in order to end the fighting and the desire of the occupiers to win the time of regrouping their troops, the Russian side spread the following narratives:</text:p>
      <ul>
        <li>
"The need to create conditions for negotiations; * "West countries cannot be intermediaries in the negotiation process"; * "Morning plan of the PRC as a new alternative to solving the crisis issue in Ukraine"; * "Collective event is leading a war against Russia"; * "The Western Attempted Try to Isola Reds from Foreign Policy"</li>
      </ul>
      <text:p text:style-name="P4">
Despite the tones of fakes and misinformation, which Russian propaganda spreads vinternette, the National Resistance Center urges Ukrainians to read exclusively verified and official sources.</text:p>
      <text:p text:style-name="P4">
News Source: <text:a xlink:type="simple" xlink:href="https://armyinform.com.ua/2023/05/03/rosiyany-prodovzhuyut-provodyty-dezinformaczijni-kampaniyi-na-tot/" text:style-name="Internet_20_link" text:visited-style-name="Visited_20_Internet_20_Link">
https://armyinform.com.ua/2023/05/03/rosiyany-prodovzhuyut-provodyty-dezinformaczijni-kampaniyi-na-tot/</text:a>
</text:p>
      <!--NEWS-->
      <text:h text:style-name="P10" text:outline-level="1">
<text:span text:style-name="T4">
Our aviation has made 8 beats in the enemy's concentration areas</text:span>
</text:h>
      <text:p text:style-name="P4">
Author: ['АРМІЯINFORM']</text:p>
      <text:p text:style-name="P4">
Time: 2023-05-03T37:00:00-04:00</text:p>
      <text:p text:style-name="P4">
Description: About the General Headquarters of the ZS Ukrainian. - AvIACII of defense forces for Persona Dob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6/foto-aviacziya.jpg" text:style-name="Internet_20_link" text:visited-style-name="Visited_20_Internet_20_Link">
foto-aviacziya.jpg</text:a>
']</text:p>
      <text:p text:style-name="P4">
Tags: ['STOPRUSSIA', 'АГРЕСІЯ РФ', 'ВТОРГНЕННЯ РФ', 'ГШ ЗСУ', 'ХРОНІКА ОБОРОНИ']</text:p>
      <text:p text:style-name="P4">
Category: News</text:p>
      <!--METADATA-->
      <text:p text:style-name="P4">
<draw:frame draw:style-name="fr1" draw:name="Image245" text:anchor-type="as-char" svg:width="6.9236in" svg:height="5.385022in" draw:z-index="0">
<draw:image xlink:href="../Images/AРМІЯINFORM/2023-05-03T37-00-00-04-00/foto-aviacziya.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2PmAaExP65MNgzjhmW4pndBTM7CPjihLDYNq6Hyda9bF18jDs5zUXTGFajUAErpqyl" text:style-name="Internet_20_link" text:visited-style-name="Visited_20_Internet_20_Link">
reports</text:a>
The General Staff of the Armed Forces of Ukraine.</text:p>
      <ul>
        <li>
Aviation of defense forces over the past 24 hours has struck 8 strokes in the areas of concentration of the personal staff of the enemy, and the departments of missile troops and artillery struck1 management, 12 areas of concentration of weapons and military equipment, 4 warehouses of ammunition, 1 means of anti -air defense and another important target. Construction.</li>
      </ul>
      <text:p text:style-name="P4">
News Source: <text:a xlink:type="simple" xlink:href="https://armyinform.com.ua/2023/05/03/nasha-aviacziya-zavdala-8-udariv-po-rajonah-zoseredzhennya-protyvnyka-2/" text:style-name="Internet_20_link" text:visited-style-name="Visited_20_Internet_20_Link">
https://armyinform.com.ua/2023/05/03/nasha-aviacziya-zavdala-8-udariv-po-rajonah-zoseredzhennya-protyvnyka-2/</text:a>
</text:p>
      <!--NEWS-->
      <text:h text:style-name="P10" text:outline-level="1">
<text:span text:style-name="T4">
The occupiers have inflicted 3 missile and 39 aviation strikes in our positions</text:span>
</text:h>
      <text:p text:style-name="P4">
Author: ['АРМІЯINFORM']</text:p>
      <text:p text:style-name="P4">
Time: 2023-05-03T38:00:00-04:00</text:p>
      <text:p text:style-name="P4">
Description: About the General Headquarters of the ZS Ukrainian. - Past the enemy of the Zavdav ... War with Ukraine 2022, the war with Ukraine is the latest news today, the news war with Ukraine 2022 last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3/05/252833.jpg" text:style-name="Internet_20_link" text:visited-style-name="Visited_20_Internet_20_Link">
252833.jpg</text:a>
']</text:p>
      <text:p text:style-name="P4">
Tags: ['STOPRUSSIA', 'АГРЕСІЯ РФ', 'ВТОРГНЕННЯ РФ', 'ГШ ЗСУ']</text:p>
      <text:p text:style-name="P4">
Category: News</text:p>
      <!--METADATA-->
      <text:p text:style-name="P4">
<draw:frame draw:style-name="fr1" draw:name="Image246" text:anchor-type="as-char" svg:width="6.9236in" svg:height="3.893007in" draw:z-index="0">
<draw:image xlink:href="../Images/AРМІЯINFORM/2023-05-03T38-00-00-04-00/252833.jpg" xlink:type="simple" xlink:show="embed" xlink:actuate="onLoad" draw:mime-type="image/jpeg"/>
</draw:frame>
<text:span text:style-name="T4">
 🔥 Situation on Russian invasion </text:span>
</text:p>
      <text:p text:style-name="P4">
About it <text:a xlink:type="simple" xlink:href="https://www.facebook.com/GeneralStaff.ua/posts/pfbid02PmAaExP65MNgzjhmW4pndBTM7CPjihLDYNq6Hyda9bF18jDs5zUXTGFajUAErpqyl" text:style-name="Internet_20_link" text:visited-style-name="Visited_20_Internet_20_Link">
reports</text:a>
The General Staff of the Armed Forces of Ukraine.</text:p>
      <ul>
        <li>
Last day, the enemy struck 3 rocket launchers, 39 aviation strikes and carried out63 shelling from rocket launchers on the positions of our tansselica troops. Air residents, destroyed and damaged private dwellings and other civilian infrastructure were injured, - the testimony reads.</li>
      </ul>
      <text:p text:style-name="P4">
In addition, at night Russian terrorists once again attacked us with shock-off Dzhikadze "Shahd-136/131". Information on the consequences of this attack is specified.</text:p>
      <text:p text:style-name="P4">
News Source: <text:a xlink:type="simple" xlink:href="https://armyinform.com.ua/2023/05/03/okupanty-zavdaly-3-raketnyh-ta-39-aviaczijnyh-udariv-po-nashym-pozycziyam/" text:style-name="Internet_20_link" text:visited-style-name="Visited_20_Internet_20_Link">
https://armyinform.com.ua/2023/05/03/okupanty-zavdaly-3-raketnyh-ta-39-aviaczijnyh-udariv-po-nashym-pozycziyam/</text:a>
</text:p>
      <!--NEWS-->
      <text:h text:style-name="P10" text:outline-level="1">
<text:span text:style-name="T4">
In Kherson region, the occupiers threaten the deportation of residents for refusing to passport the Russian Federation</text:span>
</text:h>
      <text:p text:style-name="P4">
Author: ['АРМІЯINFORM']</text:p>
      <text:p text:style-name="P4">
Time: 2023-05-03T39:00:00-04:00</text:p>
      <text:p text:style-name="P4">
Description: About the General Headquarters of the ZS Ukrainian. Rosіyskі Portant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5/rosijska-federacziya-pasport.webp" text:style-name="Internet_20_link" text:visited-style-name="Visited_20_Internet_20_Link">
rosijska-federacziya-pasport.webp</text:a>
']</text:p>
      <text:p text:style-name="P4">
Tags: ['STOPRUSSIA', 'АГРЕСІЯ РФ', 'ВТОРГНЕННЯ РФ', 'ГШ ЗСУ']</text:p>
      <text:p text:style-name="P4">
Category: News</text:p>
      <!--METADATA-->
      <text:p text:style-name="P4">
<draw:frame draw:style-name="fr1" draw:name="Image247" text:anchor-type="as-char" svg:width="6.9236in" svg:height="3.894525in" draw:z-index="0">
<draw:image xlink:href="../ConvertedIMGs/AРМІЯINFORM/2023-05-03T39-00-00-04-00/rosijska-federacziya-pasport.png" xlink:type="simple" xlink:show="embed" xlink:actuate="onLoad" draw:mime-type="image/png"/>
</draw:frame>
Photo Illustrative <text:span text:style-name="T4">
 🔥 Situation on Russian invasion </text:span>
</text:p>
      <text:p text:style-name="P4">
About it <text:a xlink:type="simple" xlink:href="https://www.facebook.com/GeneralStaff.ua/posts/pfbid02PmAaExP65MNgzjhmW4pndBTM7CPjihLDYNq6Hyda9bF18jDs5zUXTGFajUAErpqyl" text:style-name="Internet_20_link" text:visited-style-name="Visited_20_Internet_20_Link">
reports</text:a>
The General Staff of the Armed Forces of Ukraine.</text:p>
      <text:p text:style-name="P4">
The Russian invaders continue the forced certification of the population of the temporarily fixed territory of Kherson region. In order to speed up this process, the invaders take demonstrative raid measures that aim to intimidate locations with possible deportation and alienation of property.</text:p>
      <ul>
        <li>
The content of the measures is that the settlement arrives colony buses, accompanied by representatives of the FSB, which, referring to the President of the Russian Federation, a decree on deportation from occupied territories without Russian citizenship, put people with a radical condition: Immediate exclusion with confiscation of property, - the message states.</li>
      </ul>
      <text:p text:style-name="P4">
News Source: <text:a xlink:type="simple" xlink:href="https://armyinform.com.ua/2023/05/03/na-hersonshhyni-okupanty-pogrozhuyut-deportuvaty-meshkancziv-za-vidmovu-vid-pasporta-rf/" text:style-name="Internet_20_link" text:visited-style-name="Visited_20_Internet_20_Link">
https://armyinform.com.ua/2023/05/03/na-hersonshhyni-okupanty-pogrozhuyut-deportuvaty-meshkancziv-za-vidmovu-vid-pasporta-rf/</text:a>
</text:p>
      <!--NEWS-->
      <text:h text:style-name="P10" text:outline-level="1">
<text:span text:style-name="T4">
Defense forces per day eliminated more than 500 invaders, destroyed 6 BBM and 16 artistem</text:span>
</text:h>
      <text:p text:style-name="P4">
Author: ['АРМІЯINFORM']</text:p>
      <text:p text:style-name="P4">
Time: 2023-05-03T40:00:00-04:00</text:p>
      <text:p text:style-name="P4">
Description: Zagalni Boyov, Find the enemy on 03/24/22 to 03/03/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82b54081-55fa-4eb4-af17-c44ef09c9312-scaled.jpg" text:style-name="Internet_20_link" text:visited-style-name="Visited_20_Internet_20_Link">
82b54081-55fa-4eb4-af17-c44ef09c9312-scaled.jpg</text:a>
']</text:p>
      <text:p text:style-name="P4">
Tags: ['STOPRUSSIA', 'АГРЕСІЯ РФ', 'ВТОРГНЕННЯ РФ', 'ВТРАТИ ВОРОГА', 'ГШ ЗСУ']</text:p>
      <text:p text:style-name="P4">
Category: News</text:p>
      <!--METADATA-->
      <text:p text:style-name="P4">
<draw:frame draw:style-name="fr1" draw:name="Image248" text:anchor-type="as-char" svg:width="6.9236in" svg:height="6.998606in" draw:z-index="0">
<draw:image xlink:href="../Images/AРМІЯINFORM/2023-05-03T40-00-00-04-00/82b54081-55fa-4eb4-af17-c44ef09c9312-scaled.jpg" xlink:type="simple" xlink:show="embed" xlink:actuate="onLoad" draw:mime-type="image/jpeg"/>
</draw:frame>
The total fighting loss of the enemy from 24.02.22 to 03.05.23 will be orientated:</text:p>
      <text:p text:style-name="P4">
<text:span text:style-name="T4">
<text:span text:style-name="T5">
 Personnel - </text:span>
* 191940(+520)persons eliminated</text:span>
<text:span text:style-name="T5">
 tanks - </text:span>
<text:span text:style-name="T5">
 3702(+1)</text:span>
<text:span text:style-name="T4">
 combat armored vehicles - </text:span>
 7199(+6)<text:span text:style-name="T4">
<text:span text:style-name="T5">
 Artillery Systems - </text:span>
<text:span text:style-name="T5">
 2946(+16)</text:span>
 </text:span>
 RSZV - <text:span text:style-name="T4">
 544(0)</text:span>
<text:span text:style-name="T5">
 air defense means - </text:span>
<text:span text:style-name="T5">
 300(+2)</text:span>
<text:span text:style-name="T4">
 aircraft - </text:span>
 308(0)<text:span text:style-name="T4">
<text:span text:style-name="T5">
 helicopters - </text:span>
* 294(0)</text:span>
<text:span text:style-name="T5">
 UAV Operative Tactical Level-</text:span>
<text:span text:style-name="T5">
 2505(+28)</text:span>
<text:span text:style-name="T4">
 Winged missiles - </text:span>
 947(0)<text:span text:style-name="T4">
<text:span text:style-name="T5">
 ships / boats - </text:span>
* 18(0)</text:span>
<text:span text:style-name="T5">
 Automobile equipment and tanks - </text:span>
<text:span text:style-name="T5">
 5865(+14)</text:span>
<text:span text:style-name="T4">
 Special equipment - </text:span>
 363(+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3.05.23.</text:p>
      <text:p text:style-name="P4">
News Source: <text:a xlink:type="simple" xlink:href="https://armyinform.com.ua/2023/05/03/syly-oborony-za-dobu-likviduvaly-ponad-500-okupantiv-znyshhyly-6-bbm-i-16-artsystem/" text:style-name="Internet_20_link" text:visited-style-name="Visited_20_Internet_20_Link">
https://armyinform.com.ua/2023/05/03/syly-oborony-za-dobu-likviduvaly-ponad-500-okupantiv-znyshhyly-6-bbm-i-16-artsystem/</text:a>
</text:p>
      <!--NEWS-->
      <text:h text:style-name="P10" text:outline-level="1">
<text:span text:style-name="T4">
At night the air defense forces destroyed 21 Shahd-136/131</text:span>
</text:h>
      <text:p text:style-name="P4">
Author: ['АРМІЯINFORM']</text:p>
      <text:p text:style-name="P4">
Time: 2023-05-03T41:00:00-04:00</text:p>
      <text:p text:style-name="P4">
Description: At the NICH at 3 travets of Rosiyskіki Piashasi, the attack of Ukrainian-Kamikadze Iranskiy was the attack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1/geran-shahed.jpg" text:style-name="Internet_20_link" text:visited-style-name="Visited_20_Internet_20_Link">
geran-shahed.jpg</text:a>
']</text:p>
      <text:p text:style-name="P4">
Tags: ['SHAHED-136/131', 'БПЛА', 'КОМАНДУВАННЯ ПОВІТРЯНИХ СИЛ ЗСУ']</text:p>
      <text:p text:style-name="P4">
Category: News</text:p>
      <!--METADATA-->
      <text:p text:style-name="P4">
<draw:frame draw:style-name="fr1" draw:name="Image249" text:anchor-type="as-char" svg:width="6.9236in" svg:height="3.499428in" draw:z-index="0">
<draw:image xlink:href="../Images/AРМІЯINFORM/2023-05-03T41-00-00-04-00/geran-shahed.jpg" xlink:type="simple" xlink:show="embed" xlink:actuate="onLoad" draw:mime-type="image/jpeg"/>
</draw:frame>
Illustrative photo</text:p>
      <text:p text:style-name="P4">
On the night of May 3, Russian invaders were attacking Ukraine with drones-Kamikadzeiran production from northern direction(Bryansk region)But from the south - the east coast of the Azov Sea.</text:p>
      <text:p text:style-name="P4">
About it <text:a xlink:type="simple" xlink:href="https://t.me/kpszsu/2494" text:style-name="Internet_20_link" text:visited-style-name="Visited_20_Internet_20_Link">
reports</text:a>
Armed Forces Command.</text:p>
      <text:p text:style-name="P4">
In total, the occupiers used up to 26 shock drones Shahd-136/131.</text:p>
      <text:p text:style-name="P4">
The forces and means of the aerial forces in cooperation with the air defense of other components of defense forces of Ukraine destroyed 21 shock UAVs.</text:p>
      <text:p text:style-name="P4">
Anti -aircraft missile weapons, aviation and mobile firing groups of responsibility of Center, East and South Air Commands were used.</text:p>
      <text:p text:style-name="P4">
News Source: <text:a xlink:type="simple" xlink:href="https://armyinform.com.ua/2023/05/03/vnochi-sylamy-ppo-znyshheno-21-shahed-136-131/" text:style-name="Internet_20_link" text:visited-style-name="Visited_20_Internet_20_Link">
https://armyinform.com.ua/2023/05/03/vnochi-sylamy-ppo-znyshheno-21-shahed-136-131/</text:a>
</text:p>
      <!--NEWS-->
      <text:h text:style-name="P10" text:outline-level="1">
<text:span text:style-name="T4">
Odessa region destroyed another mine that the sea brought into the coastal zone</text:span>
</text:h>
      <text:p text:style-name="P4">
Author: ['АРМІЯINFORM']</text:p>
      <text:p text:style-name="P4">
Time: 2023-05-03T42:00:00-04:00</text:p>
      <text:p text:style-name="P4">
Description: The defense of the defense of the Chergov was a prodikorablnoye, Yaku Pizl Storma Shtorma Vneeszo is not for the sam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8/mina-1-e1676628134455.jpg" text:style-name="Internet_20_link" text:visited-style-name="Visited_20_Internet_20_Link">
mina-1-e1676628134455.jpg</text:a>
']</text:p>
      <text:p text:style-name="P4">
Tags: ['STOPRUSSIA', 'АГРЕСІЯ РФ', 'ВМС ЗС УКРАЇНИ', 'ВТОРГНЕННЯ РФ', 'МІНА']</text:p>
      <text:p text:style-name="P4">
Category: News</text:p>
      <!--METADATA-->
      <text:p text:style-name="P4">
<draw:frame draw:style-name="fr1" draw:name="Image250" text:anchor-type="as-char" svg:width="6.9236in" svg:height="4.983228in" draw:z-index="0">
<draw:image xlink:href="../Images/AРМІЯINFORM/2023-05-03T42-00-00-04-00/mina-1-e1676628134455.jpg" xlink:type="simple" xlink:show="embed" xlink:actuate="onLoad" draw:mime-type="image/jpeg"/>
</draw:frame>
Illustrative photo</text:p>
      <text:p text:style-name="P4">
Defense forces revealed another anti -ship mine, which, after the storm, removed the innocent distance to the coast of Odessa region.</text:p>
      <text:p text:style-name="P4">
About it <text:a xlink:type="simple" xlink:href="https://www.facebook.com/navy.mil.gov.ua/videos/1509579172779627/" text:style-name="Internet_20_link" text:visited-style-name="Visited_20_Internet_20_Link">
report</text:a>
The Navy of the Armed Forces on Facebook.</text:p>
      <text:p text:style-name="P4">
"The unit of the Navy of the Armed Forces of Ukraine is controlled by the Armed Forces of Ukraine,"-the message reads.</text:p>
      <text:p text:style-name="P4">
The Armed Forces of the Armed Forces urged to remember the safety -related safety measures, including after a storm.</text:p>
      <text:p text:style-name="P4">
News Source: <text:a xlink:type="simple" xlink:href="https://armyinform.com.ua/2023/05/03/na-odeshhyni-znyshheno-chergovu-minu-yaku-more-vyneslo-u-pryberezhnu-zonu/" text:style-name="Internet_20_link" text:visited-style-name="Visited_20_Internet_20_Link">
https://armyinform.com.ua/2023/05/03/na-odeshhyni-znyshheno-chergovu-minu-yaku-more-vyneslo-u-pryberezhnu-zonu/</text:a>
</text:p>
      <!--NEWS-->
      <text:h text:style-name="P10" text:outline-level="1">
<text:span text:style-name="T4">
BMP Bradley joined the defense forces and will not be bored with the enemy - Alexei Reznikov</text:span>
</text:h>
      <text:p text:style-name="P4">
Author: ['АРМІЯINFORM']</text:p>
      <text:p text:style-name="P4">
Time: 2023-05-03T43:00:00-04:00</text:p>
      <text:p text:style-name="P4">
Description: Mainstro defense of Ukraine Oleksiy Reznikov at Twitterin about those BRADLYY BMP BMP ... War with Ukraine 2022, War with Ukraine Latest News today, War with Ukraine 2022 Last for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1/foto1.jpeg" text:style-name="Internet_20_link" text:visited-style-name="Visited_20_Internet_20_Link">
foto1.jpeg</text:a>
']</text:p>
      <text:p text:style-name="P4">
Tags: ['BRADLEY', 'ОЛЕКСІЙ РЕЗНІКОВ', 'ОФІЦІЙНО']</text:p>
      <text:p text:style-name="P4">
Category: News</text:p>
      <!--METADATA-->
      <text:p text:style-name="P4">
<draw:frame draw:style-name="fr1" draw:name="Image251" text:anchor-type="as-char" svg:width="6.9236in" svg:height="4.330592in" draw:z-index="0">
<draw:image xlink:href="../Images/AРМІЯINFORM/2023-05-03T43-00-00-04-00/foto1.jpeg" xlink:type="simple" xlink:show="embed" xlink:actuate="onLoad" draw:mime-type="image/jpeg"/>
</draw:frame>
Minister of Defense of Ukraine Alexei Reznikov on Twitter <text:a xlink:type="simple" xlink:href="https://twitter.com/oleksiireznikov/status/1653497349233049602" text:style-name="Internet_20_link" text:visited-style-name="Visited_20_Internet_20_Link">
reported</text:a>
The fact that BMP Bradley, who arrived in Ukraine, is already in the service of armed forces.</text:p>
      <text:p text:style-name="P4">
“You will never know until you try. Huge. Powerful. Well -armed. Ready for battle. Made in the US. BMP Bradley arrived in Ukraine and joined the Ukrainian army!We promise: these cars will not be bored, ”he wrote, and thanked US President Joseph Biden, Secretary of Defense Shatloid Austin and the American people.</text:p>
      <text:p text:style-name="P4">
In addition, Alexei Reznikov recalled that he personally tested BMP Bradley: "The majestic" tame "" kitten "in person. It was incredible!".</text:p>
      <text:p text:style-name="Quotations">

<text:p text:style-name="P4">
You will Never Know Unil You Try. Huge. Powerful. Well-Armed. Ready for&gt;
 Battle. Made in the U.S.A. &gt;
 Bradley IFVS have arrived in Ukraine and joined&gt;
 <text:a xlink:type="simple" xlink:href="https://twitter.com/hashtag/UAarmy" text:style-name="Internet_20_link" text:visited-style-name="Visited_20_Internet_20_Link">
\ #uaarmy</text:a>
! &gt;
  We promise: these machines will not be bored.  &gt;
  Thank you to <text:a xlink:type="simple" xlink:href="https://twitter.com/POTUS" text:style-name="Internet_20_link" text:visited-style-name="Visited_20_Internet_20_Link">
@POTUS</text:a>
, my&gt;
 colleague <text:a xlink:type="simple" xlink:href="https://twitter.com/SecDef" text:style-name="Internet_20_link" text:visited-style-name="Visited_20_Internet_20_Link">
@SecDef</text:a>
Lloyd J.&gt;
 Austin III and the… <text:a xlink:type="simple" xlink:href="https://t.co/wrKhVTYsWr" text:style-name="Internet_20_link" text:visited-style-name="Visited_20_Internet_20_Link">
pic.twitter.com/wrKhVTYsWr</text:a>
&gt;
&gt;
 - Oleksiy Reznikov(@oleksireznikov)<text:a xlink:type="simple" xlink:href="https://twitter.com/oleksiireznikov/status/1653497349233049602" text:style-name="Internet_20_link" text:visited-style-name="Visited_20_Internet_20_Link">
May 2,&gt;
 2023</text:a>
</text:p>

</text:p>
      <text:p text:style-name="P4">
News Source: <text:a xlink:type="simple" xlink:href="https://armyinform.com.ua/2023/05/03/bmp-bradley-pryyednalysya-do-syl-oborony-i-ne-dadut-nudguvaty-vorogu-oleksij-reznikov/" text:style-name="Internet_20_link" text:visited-style-name="Visited_20_Internet_20_Link">
https://armyinform.com.ua/2023/05/03/bmp-bradley-pryyednalysya-do-syl-oborony-i-ne-dadut-nudguvaty-vorogu-oleksij-reznikov/</text:a>
</text:p>
      <!--NEWS-->
      <text:h text:style-name="P10" text:outline-level="1">
<text:span text:style-name="T4">
In Ukraine a moment of silence</text:span>
</text:h>
      <text:p text:style-name="P4">
Author: ['АРМІЯINFORM']</text:p>
      <text:p text:style-name="P4">
Time: 2023-05-03T44: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252" text:anchor-type="as-char" svg:width="6.9236in" svg:height="3.895992in" draw:z-index="0">
<draw:image xlink:href="../Images/AРМІЯINFORM/2023-05-03T44-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5/03/v-ukrayini-hvylyna-movchannya/" text:style-name="Internet_20_link" text:visited-style-name="Visited_20_Internet_20_Link">
https://armyinform.com.ua/2023/05/03/v-ukrayini-hvylyna-movchannya/</text:a>
</text:p>
      <!--NEWS-->
      <text:h text:style-name="P10" text:outline-level="1">
<text:span text:style-name="T4">
Denmark sends Ukraine the largest package of assistance: everything - for successful counter -offensive</text:span>
</text:h>
      <text:p text:style-name="P4">
Author: ['АРМІЯINFORM']</text:p>
      <text:p text:style-name="P4">
Time: 2023-05-03T45:00:00-04:00</text:p>
      <text:p text:style-name="P4">
Description: DIILILA DIILILA for Zbroyshanykh of Ukrainian Night -lump dopomos for a fev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denmark.jpg" text:style-name="Internet_20_link" text:visited-style-name="Visited_20_Internet_20_Link">
denmark.jpg</text:a>
']</text:p>
      <text:p text:style-name="P4">
Tags: ['STOPRUSSIA', 'ДОПОМОГА ПАРТНЕРІВ', 'КОРОЛІВСТВО ДАНІЯ', 'СВІТ ПІДТРИМУЄ УКРАЇНУ']</text:p>
      <text:p text:style-name="P4">
Category: News</text:p>
      <!--METADATA-->
      <text:p text:style-name="P4">
<draw:frame draw:style-name="fr1" draw:name="Image253" text:anchor-type="as-char" svg:width="6.9236in" svg:height="3.894525in" draw:z-index="0">
<draw:image xlink:href="../Images/AРМІЯINFORM/2023-05-03T45-00-00-04-00/denmark.jpg" xlink:type="simple" xlink:show="embed" xlink:actuate="onLoad" draw:mime-type="image/jpeg"/>
</draw:frame>
Denmark has identified for the Armed Forces of Ukraine the largest package of assistance for Ukraine's ability to maintain an offensive in the coming months.</text:p>
      <text:p text:style-name="P4">
This is stated in <text:a xlink:type="simple" xlink:href="https://www.fmn.dk/da/nyheder/2023/danmark-sender-storste-donationspakke-til-ukraine-til-dato/" text:style-name="Internet_20_link" text:visited-style-name="Visited_20_Internet_20_Link">
message</text:a>
Defense Office.</text:p>
      <text:p text:style-name="P4">
The package includes machinery and equipment for mine, ammunition, field, as well as financial contribution to the purchase of air defense systems.</text:p>
      <text:p text:style-name="P4">
The total cost of new assistance is 1.7 billion Danish Crops(<text:span text:style-name="T5">
belt 9.2 billion UAH</text:span>
 _ - ed.).</text:p>
      <text:p text:style-name="P4">
«Ми знаємо, що росіяни закріпилися на окупованих територіях України окопами,мінними полями та іншими перешкодами, які мають зупинити український наступ.Обладнання в пакеті допомоги є важливим, аби прокласти шлях українським танкамі бронетехніці на передовій», — сказав виконуючий обов'язки міністра оборониДанії Троелс Поульсен.</text:p>
      <text:p text:style-name="P4">
Водночас, міністр закордонних справ Данії Ларс Расмуссен повідомив, щозагальна допомога від Данії Україні сягнула 11 мільярдів данських крон (<text:span text:style-name="T5">
59.5MLD UAH</text:span>
 _ - ed ._).</text:p>
      <text:p text:style-name="P4">
«Український бойовий дух вражає. Україна бореться за безпеку всієї Європи, апотреба у військовій підтримці залишається гострою. Я сам це відчув, колиминулого тижня зустрічався в Одесі зі своїм колегою — українським міністромзакордонних справ», — підкреслив Ларс Расмуссен.</text:p>
      <text:p text:style-name="P4">
Нагадаємо, глава українського зовнішньополітичного відомства Дмитро Кулеба<text:a xlink:type="simple" xlink:href="https://armyinform.com.ua/2023/04/20/daniya-ta-niderlandy-peredadut-ukrayini-shhe-14-tankiv-leopard-2/" text:style-name="Internet_20_link" text:visited-style-name="Visited_20_Internet_20_Link">
повідомив</text:a>
that Denmark and the Dutch will be awarded to Ukraine by 14 more LEOPARD 2 tanks.</text:p>
      <text:p text:style-name="P4">
News Source: <text:a xlink:type="simple" xlink:href="https://armyinform.com.ua/2023/05/03/daniya-nadsylaye-ukrayini-najbilshyj-paket-dopomogy-use-dlya-uspishnogo-kontrnastupu/" text:style-name="Internet_20_link" text:visited-style-name="Visited_20_Internet_20_Link">
https://armyinform.com.ua/2023/05/03/daniya-nadsylaye-ukrayini-najbilshyj-paket-dopomogy-use-dlya-uspishnogo-kontrnastupu/</text:a>
</text:p>
      <!--NEWS-->
      <text:h text:style-name="P10" text:outline-level="1">
<text:span text:style-name="T4">
During the day, rescuers went out more than 200 times to eliminate the consequences of enemy shelling</text:span>
</text:h>
      <text:p text:style-name="P4">
Author: ['АРМІЯINFORM']</text:p>
      <text:p text:style-name="P4">
Time: 2023-05-03T46:00:00-04:00</text:p>
      <text:p text:style-name="P4">
Description: Last of Passing, 2 injuries, the Holder Service of Ukraine Zvazvichahi ... War with Ukraine 2022, War with Ukraine Latest News today, News War with Ukraine 2022 Last for today, will there be a war between Ukraine and Russia and when the war with Ukraine will b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pozhezha-1.jpg" text:style-name="Internet_20_link" text:visited-style-name="Visited_20_Internet_20_Link">
pozhezha-1.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54" text:anchor-type="as-char" svg:width="6.9236in" svg:height="4.635046in" draw:z-index="0">
<draw:image xlink:href="../Images/AРМІЯINFORM/2023-05-03T46-00-00-04-00/pozhezha-1.jpg" xlink:type="simple" xlink:show="embed" xlink:actuate="onLoad" draw:mime-type="image/jpeg"/>
</draw:frame>
Illustrative photo</text:p>
      <text:p text:style-name="P4">
During the last day, <text:span text:style-name="T4">
 May 2, </text:span>
 Divisions of the Civil Service of Ukraine of Uncertain Situations <text:span text:style-name="T4">
 203 trips </text:span>
 to eliminate the consequences of the occupants of settlements and infrastructure. 9 fires were eliminated. Psychological assistance was provided to 109 persons.</text:p>
      <text:p text:style-name="P4">
This is stated in <text:a xlink:type="simple" xlink:href="https://dsns.gov.ua/uk/news/nadzvicaini-podiyi/operativna-informaciia-dsns-shhodo-naslidkiv-vedennia-boiovix-dii-rosiiskoiu-federacijeiu-145" text:style-name="Internet_20_link" text:visited-style-name="Visited_20_Internet_20_Link">
message</text:a>
SES of Ukraine.</text:p>
      <text:p text:style-name="P4">
Since the beginning of the war, 92 272 departures for the elimination of the consequences of shelling have been made, 14 397 fires have been liquidated, 4030 people were rescued, psychological assistance was provided212 278.</text:p>
      <text:p text:style-name="P4">
News Source: <text:a xlink:type="simple" xlink:href="https://armyinform.com.ua/2023/05/03/za-dobu-ryatuvalnyky-ponad-200-raziv-vyyizhdzhaly-na-likvidacziyu-naslidkiv-vorozhyh-obstriliv/" text:style-name="Internet_20_link" text:visited-style-name="Visited_20_Internet_20_Link">
https://armyinform.com.ua/2023/05/03/za-dobu-ryatuvalnyky-ponad-200-raziv-vyyizhdzhaly-na-likvidacziyu-naslidkiv-vorozhyh-obstriliv/</text:a>
</text:p>
      <!--NEWS-->
      <text:h text:style-name="P10" text:outline-level="1">
<text:span text:style-name="T4">
The Verkhovna Rada allowed the next military rank ahead of time</text:span>
</text:h>
      <text:p text:style-name="P4">
Author: ['Володимир Поліщук']</text:p>
      <text:p text:style-name="P4">
Time: 2023-05-03T47:00:00-04:00</text:p>
      <text:p text:style-name="P4">
Description: Uchora Verkhovna Rada of Ukraine brought to Zmіni to legislation, she set the right to the moment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fdb73c1bc54f87fc5074df8fa9716b782592e898.png" text:style-name="Internet_20_link" text:visited-style-name="Visited_20_Internet_20_Link">
fdb73c1bc54f87fc5074df8fa9716b782592e898.png</text:a>
']</text:p>
      <text:p text:style-name="P4">
Tags: ['ВЕРХОВНА РАДА', 'ВТОРГНЕННЯ РФ', 'СОЦЗАХИСТ ПІД ЧАС ВІЙНИ']</text:p>
      <text:p text:style-name="P4">
Category: News</text:p>
      <!--METADATA-->
      <text:p text:style-name="P4">
<draw:frame draw:style-name="fr1" draw:name="Image255" text:anchor-type="as-char" svg:width="6.9236in" svg:height="3.894525in" draw:z-index="0">
<draw:image xlink:href="../Images/AРМІЯINFORM/2023-05-03T47-00-00-04-00/fdb73c1bc54f87fc5074df8fa9716b782592e898.png" xlink:type="simple" xlink:show="embed" xlink:actuate="onLoad" draw:mime-type="image/png"/>
</draw:frame>
Photo: suud.ua</text:p>
      <text:p text:style-name="P4">
Yesterday, the Verkhovna Rada of Ukraine amended the legislation and gave the right to impose martial law or declare a state of war or the actual war at the beginning of the next military rank ahead of time.</text:p>
      <text:p text:style-name="P4">
Earlier, according to our legislation, the military leadership could encourage the subordinate personnel by early assignment of the next military conduct only once during the entire time of military service.</text:p>
      <text:p text:style-name="P4">
The developers of the bill in their <text:a xlink:type="simple" xlink:href="https://itd.rada.gov.ua/billInfo/Bills/pubFile/1514995" text:style-name="Internet_20_link" text:visited-style-name="Visited_20_Internet_20_Link">
explanatory record</text:a>
They substantiated the need to amend Article 29 of the Disciplinary Status as follows: “… Given the situation in Ukraine in connection with the armed aggression of the Russian Federation, there is a need to provide opportunities to encourage servicemen through early assignment of the regular military.”</text:p>
      <text:p text:style-name="P4">
According to the People's Deputies, such changes will "stimulate Ukrainian defenserants to improve their special training, organizing skills in the difficult conditions of modern combat."</text:p>
      <text:p text:style-name="P4">
Applying this type of encouragement, the military leadership will be able to "assign the army rank for the second time, but not earlier than six months after the previous military rank."</text:p>
      <text:p text:style-name="P4">
So, from the lieutenant to the captain, from the senior lieutenant to the major ... However, such a rapid career growth will be able to count those defenders and defenders of our country who will be under the bullets from the rashist aggressor.</text:p>
      <text:p text:style-name="P4">
The law for which 265 deputies voted will enter into force after it is signed by the President of Ukraine and promulgation.</text:p>
      <text:p text:style-name="P4">
Earlier the Armyinform <text:a xlink:type="simple" xlink:href="https://armyinform.com.ua/2023/03/21/rada-zatverdyla-zakonoproyekt-yakym-dozvolyla-vijskovym-otrymuvaty-oficzerske-zvannya-bez-vijskovoyi-osvity/" text:style-name="Internet_20_link" text:visited-style-name="Visited_20_Internet_20_Link">
wrote</text:a>
that in March the Verkhovna Rada approved the Lalazaconovoprekt, which was allowed by the military to receive officer rank of Bez -military education.</text:p>
      <text:p text:style-name="P4">
News Source: <text:a xlink:type="simple" xlink:href="https://armyinform.com.ua/2023/05/03/verhovna-rada-dozvolyla-dostrokovo-prysvoyuvaty-chergove-vijskove-zvannya-vdruge/" text:style-name="Internet_20_link" text:visited-style-name="Visited_20_Internet_20_Link">
https://armyinform.com.ua/2023/05/03/verhovna-rada-dozvolyla-dostrokovo-prysvoyuvaty-chergove-vijskove-zvannya-vdruge/</text:a>
</text:p>
      <!--NEWS-->
      <text:h text:style-name="P10" text:outline-level="1">
<text:span text:style-name="T4">
Alexei Reznikov about unmanned technologies: Ukrainian UAVs accelerate up to 170 km</text:span>
</text:h>
      <text:p text:style-name="P4">
Author: ['АРМІЯINFORM']</text:p>
      <text:p text:style-name="P4">
Time: 2023-05-03T48:00:00-04:00</text:p>
      <text:p text:style-name="P4">
Description: Days of the Ministry of Defense of Ukraine Oleksiy Reznikov Vidvіdav Rosobnikiv, yaki star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bez-imeni-1.jpg" text:style-name="Internet_20_link" text:visited-style-name="Visited_20_Internet_20_Link">
bez-imeni-1.jpg</text:a>
']</text:p>
      <text:p text:style-name="P4">
Tags: ['БПЛА', 'ОЛЕКСІЙ РЕЗНІКОВ', 'ОФІЦІЙНО', 'УКРАЇНСЬКІ ТЕХНОЛОГІЇ']</text:p>
      <text:p text:style-name="P4">
Category: News</text:p>
      <!--METADATA-->
      <text:p text:style-name="P4">
<draw:frame draw:style-name="fr1" draw:name="Image256" text:anchor-type="as-char" svg:width="6.9236in" svg:height="4.142621in" draw:z-index="0">
<draw:image xlink:href="../Images/AРМІЯINFORM/2023-05-03T48-00-00-04-00/bez-imeni-1.jpg" xlink:type="simple" xlink:show="embed" xlink:actuate="onLoad" draw:mime-type="image/jpeg"/>
</draw:frame>
The other day, the Minister of Defense of Ukraine Alexei Reznikov visited the developers, who are induced by modern unmanned technologies, ACS.</text:p>
      <text:p text:style-name="P4">
The Minister of Defense <text:a xlink:type="simple" xlink:href="https://fb.watch/khKvd_xc8Y/" text:style-name="Internet_20_link" text:visited-style-name="Visited_20_Internet_20_Link">
wrote</text:a>
on Facebook.</text:p>
      <text:p text:style-name="P4">
“The war, which the modern Fuhrer staged in Ukraine, showed the need for use of modern technologies at the front. We are not behind here. Ukrainian is probably talented and everyone helps the army as they can. Modern creativity is also born in garages today. Actually, how it was with "business giant" Jobs, Wozniak, Gates, ”Alexei Reznikov said.</text:p>
      <text:p text:style-name="P4">
According to him, in Ukraine significantly advanced in the direction of advanced developments, unmanned technologies, ACS.</text:p>
      <text:p text:style-name="P4">
“The other day I saw my own eyes that our boys and girls were" creating ". Well, as a speed to which their products are accelerated is something unrealistic-150-170 km!Our drone eyes see the enemy everywhere. Intelligence drones do not allow the enemy to take sudden actions against our soldiers, and the shock drones are governed by any ASA, ”the Minister of Defense emphasized.</text:p>
      <text:p text:style-name="P4">
Alexei Reznikov also recalled that not only combat missions, but excitement operations, humanitarian demining are important - it will all save the lives of Ukrainian.</text:p>
      <text:p text:style-name="P4">
“And we must continue to move in this direction. And our partners are still aware of humanitarian work too. One of these examples you see Nagideo - a robot used for humanitarian demining and other humanities. By the way, the "dog", among other things, is incredibly playful, " - wrote the defense department.</text:p>
      <text:p text:style-name="P4">
News Source: <text:a xlink:type="simple" xlink:href="https://armyinform.com.ua/2023/05/03/oleksij-reznikov-pro-bezpilotni-tehnologiyi-ukrayinski-bpla-rozganyayutsya-do-170-km/" text:style-name="Internet_20_link" text:visited-style-name="Visited_20_Internet_20_Link">
https://armyinform.com.ua/2023/05/03/oleksij-reznikov-pro-bezpilotni-tehnologiyi-ukrayinski-bpla-rozganyayutsya-do-170-km/</text:a>
</text:p>
      <!--NEWS-->
      <text:h text:style-name="P10" text:outline-level="1">
<text:span text:style-name="T4">
Volodymyr Zelensky celebrated 63 servicemen of the Armed Forces of Ukraine state awards</text:span>
</text:h>
      <text:p text:style-name="P4">
Author: ['АРМІЯINFORM']</text:p>
      <text:p text:style-name="P4">
Time: 2023-05-03T49:00:00-04:00</text:p>
      <text:p text:style-name="P4">
Description: President of Ukraine Volodymyr Zelensky Vidniy by the sovereign Nagorods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2/04/1623257317-6507.jpeg" text:style-name="Internet_20_link" text:visited-style-name="Visited_20_Internet_20_Link">
1623257317-6507.jpeg</text:a>
']</text:p>
      <text:p text:style-name="P4">
Tags: ['ДЕРЖАВНІ НАГОРОДИ', 'УКАЗ ПРЕЗИДЕНТА УКРАЇНИ']</text:p>
      <text:p text:style-name="P4">
Category: News</text:p>
      <!--METADATA-->
      <text:p text:style-name="P4">
<draw:frame draw:style-name="fr1" draw:name="Image257" text:anchor-type="as-char" svg:width="6.9236in" svg:height="4.615733in" draw:z-index="0">
<draw:image xlink:href="../Images/AРМІЯINFORM/2023-05-03T49-00-00-04-00/1623257317-6507.jpeg" xlink:type="simple" xlink:show="embed" xlink:actuate="onLoad" draw:mime-type="image/jpeg"/>
</draw:frame>
President of Ukraine Volodymyr Zelensky celebrated state awards of the Armed Forces of Ukraine.</text:p>
      <text:p text:style-name="P4">
The corresponding decree <text:a xlink:type="simple" xlink:href="https://www.president.gov.ua/documents/2602023-46661" text:style-name="Internet_20_link" text:visited-style-name="Visited_20_Internet_20_Link">
No. 260/2023</text:a>
Posted on the website of the Head of State.</text:p>
      <text:p text:style-name="P4">
It is noted that the awards were awarded "for personal courage, revealed in the protection of the state sovereignty and territorial integrity of Ukraine, selfless military duty."</text:p>
      <text:p text:style-name="P4">
<text:span text:style-name="T4">
 Award the Order of Courage of the 3rd degree </text:span>
</text:p>
      <text:p text:style-name="P4">
Igor Konstantinovich's Povirivich - Chief Sergeant</text:p>
      <text:p text:style-name="P4">
Levchenko Dmitry Vladimirovich - Lieutenant</text:p>
      <text:p text:style-name="P4">
Lyubic Boris Alexandrovich - Junior Sergeant</text:p>
      <text:p text:style-name="P4">
Pole Dmitry Konstantinovich - Sergeant</text:p>
      <text:p text:style-name="P4">
<text:span text:style-name="T4">
 Award the Medal for Military Service of Ukraine </text:span>
</text:p>
      <text:p text:style-name="P4">
Babenko Dmitry Nikolaevich - soldier</text:p>
      <text:p text:style-name="P4">
Alexander Alexander's bedeber - soldier</text:p>
      <text:p text:style-name="P4">
Victor Vasilyevich Bilenko - a sergeant</text:p>
      <text:p text:style-name="P4">
Alexander Anatolyevich - ensign</text:p>
      <text:p text:style-name="P4">
Batsenko Dmitry Alekseevich - soldier</text:p>
      <text:p text:style-name="P4">
Vavrenchuk Roman Vladimirovich - Senior Soldier</text:p>
      <text:p text:style-name="P4">
Ruslan's Virtosa - Soldier</text:p>
      <text:p text:style-name="P4">
Alexei Vyacheslavovich - Soldier</text:p>
      <text:p text:style-name="P4">
Gonchukov Andriana Vladimirovich - Junior Sergeant</text:p>
      <text:p text:style-name="P4">
Eugene's throat</text:p>
      <text:p text:style-name="P4">
Humenny Vyacheslav Vasilyevich - Soldier</text:p>
      <text:p text:style-name="P4">
Danevich Sergey Nikolaevich - junior sergeant</text:p>
      <text:p text:style-name="P4">
Dmitry Vladimirovich - Senior Soldier</text:p>
      <text:p text:style-name="P4">
Alexander Leonidovich - soldier</text:p>
      <text:p text:style-name="P4">
Dubrovsky Timur Hamrokulovich - Soldier</text:p>
      <text:p text:style-name="P4">
Dykivnich Yuri Nikolaevich - soldier</text:p>
      <text:p text:style-name="P4">
Zaritsky Vyacheslav Nikolaevich - junior sergeant</text:p>
      <text:p text:style-name="P4">
Kenzhayeva Rustam Ergashevich - Soldier</text:p>
      <text:p text:style-name="P4">
Kozyreva Pavel Pavlovich - soldier</text:p>
      <text:p text:style-name="P4">
Nicholas Ivanovich - Senior Soldier</text:p>
      <text:p text:style-name="P4">
Konovalova Arthur Fedorovich - Senior Soldier</text:p>
      <text:p text:style-name="P4">
Kostyuk Taras Vladimirovich - Soldier</text:p>
      <text:p text:style-name="P4">
Kostyuchenko Mikhail Pavlovich - Sergeant</text:p>
      <text:p text:style-name="P4">
Eugene Olegovich - junior sergeant</text:p>
      <text:p text:style-name="P4">
Alexander Kryvtsov - Soldier</text:p>
      <text:p text:style-name="P4">
Vladislav Viktorovich - Soldier</text:p>
      <text:p text:style-name="P4">
Kuchansky Oleg Vasilyevich - Sergeant</text:p>
      <text:p text:style-name="P4">
Levakova Ruslan Grigorovich - Junior Sergeant</text:p>
      <text:p text:style-name="P4">
Leonchuk Sergiy Igorovich - soldier</text:p>
      <text:p text:style-name="P4">
Lefter Sergei Viktorovich - Soldier</text:p>
      <text:p text:style-name="P4">
Lytvyn Roman Grigorovich - Soldier</text:p>
      <text:p text:style-name="P4">
Dmitry Vladimirovich Lokhanova - Senior Soldier</text:p>
      <text:p text:style-name="P4">
Lyashenko Vitaliy Mikhailovich - Soldier</text:p>
      <text:p text:style-name="P4">
Michael Petrovich - Soldier</text:p>
      <text:p text:style-name="P4">
Pavel Anatolyevich's baby - soldier</text:p>
      <text:p text:style-name="P4">
Anton Igorovich Malana - Junior Sergeant</text:p>
      <text:p text:style-name="P4">
Muscovich Grigory Petrovich - soldier</text:p>
      <text:p text:style-name="P4">
Nachepur Valery Grigorovich - Junior SergeantIvan Miroslavovich Ratushnyak - Soldier</text:p>
      <text:p text:style-name="P4">
Reznik Mikhail Leonidovich - Soldier</text:p>
      <text:p text:style-name="P4">
Serbina Petr Dmitrovich - soldier</text:p>
      <text:p text:style-name="P4">
Skulsky Vladimir Vyacheslavovich - Sergeant</text:p>
      <text:p text:style-name="P4">
Sorotyk Nazar Anatolyevich - Junior Sergeant</text:p>
      <text:p text:style-name="P4">
Stupak Alexander Vasilyevich - Sergeant</text:p>
      <text:p text:style-name="P4">
Tarnavsky Miroslav Alexandrovich - Senior Lieutenant</text:p>
      <text:p text:style-name="P4">
Tymoschuk Ruslan Alekseevich - Senior Lieutenant</text:p>
      <text:p text:style-name="P4">
Weaving Ivan Vladimirovich - Senior Soldier</text:p>
      <text:p text:style-name="P4">
Alexander Tkachuk - Senior Soldier</text:p>
      <text:p text:style-name="P4">
Alexander Tutuk - Senior Soldier</text:p>
      <text:p text:style-name="P4">
Victor's widow - a senior soldier</text:p>
      <text:p text:style-name="P4">
Khomenko Dmitry Dmitrovich - Soldier</text:p>
      <text:p text:style-name="P4">
Alexander Konstantinovich - Senior Soldier</text:p>
      <text:p text:style-name="P4">
Vladimir Dmitrovich's Shatruk - Sergeant</text:p>
      <text:p text:style-name="P4">
Alexander Pavlovich's Shvets - Senior Lieutenant</text:p>
      <text:p text:style-name="P4">
Schindler Ruslan Viktorovich - Junior Sergeant</text:p>
      <text:p text:style-name="P4">
Shynkarenko Andriy Alexandrovich - junior sergeant</text:p>
      <text:p text:style-name="P4">
Alexander Viktorovich Shklyar - Soldier</text:p>
      <text:p text:style-name="P4">
Egg Ruslan Olegovich is a senior soldier.</text:p>
      <text:p text:style-name="P4">
News Source: <text:a xlink:type="simple" xlink:href="https://armyinform.com.ua/2023/05/03/volodymyr-zelenskyj-vidznachyv-derzhavnymy-nagorodamy-63-vijskovosluzhbovcziv-zs-ukrayiny/" text:style-name="Internet_20_link" text:visited-style-name="Visited_20_Internet_20_Link">
https://armyinform.com.ua/2023/05/03/volodymyr-zelenskyj-vidznachyv-derzhavnymy-nagorodamy-63-vijskovosluzhbovcziv-zs-ukrayiny/</text:a>
</text:p>
      <!--NEWS-->
      <text:h text:style-name="P10" text:outline-level="1">
<text:span text:style-name="T4">
More than 700 explosive items and one aircraft were disposed of</text:span>
</text:h>
      <text:p text:style-name="P4">
Author: ['АРМІЯINFORM']</text:p>
      <text:p text:style-name="P4">
Time: 2023-05-03T50:00:00-04:00</text:p>
      <text:p text:style-name="P4">
Description: Lent out, 2 injuries, pirotechnicly, the holding of the Ukrodrozhny service of Ukraine ... War with Ukraine 2022, the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medium.jpg" text:style-name="Internet_20_link" text:visited-style-name="Visited_20_Internet_20_Link">
medium.jpg</text:a>
', '<text:a xlink:type="simple" xlink:href="https://armyinform.com.ua/wp-content/uploads/2023/05/344751479_961929404804730_2950625336695708852_n.jpg" text:style-name="Internet_20_link" text:visited-style-name="Visited_20_Internet_20_Link">
344751479_961929404804730_2950625336695708852_n.jpg</text:a>
']</text:p>
      <text:p text:style-name="P4">
Tags: ['STOPRUSSIA', 'АГРЕСІЯ РФ', 'ВІЙНА', 'ВТОРГНЕННЯ РФ', 'ДСНС УКРАЇНИ', 'РОЗМІНУВАННЯ']</text:p>
      <text:p text:style-name="P4">
Category: News</text:p>
      <!--METADATA-->
      <text:p text:style-name="P4">
<draw:frame draw:style-name="fr1" draw:name="Image258" text:anchor-type="as-char" svg:width="6.9236in" svg:height="3.89908in" draw:z-index="0">
<draw:image xlink:href="../Images/AРМІЯINFORM/2023-05-03T50-00-00-04-00/medium.jpg" xlink:type="simple" xlink:show="embed" xlink:actuate="onLoad" draw:mime-type="image/jpeg"/>
</draw:frame>
Illustrative photo</text:p>
      <text:p text:style-name="P4">
During the last day, <text:span text:style-name="T4">
 May 2 </text:span>
, pyrotechnic units of the State Emergency Service Service <text:span text:style-name="T4">
 153 times </text:span>
 were involved in the completion of the tasks.</text:p>
      <text:p text:style-name="P4">
About it _ <text:a xlink:type="simple" xlink:href="https://dsns.gov.ua/uk/news/nadzvicaini-podiyi/informaciia-shhodo-diialnosti-pirotexnicnix-pidrozdiliv-dsns-108" text:style-name="Internet_20_link" text:visited-style-name="Visited_20_Internet_20_Link">
reports</text:a>
_ SESU Ukraine.</text:p>
      <text:p text:style-name="P4">
Pyrotechnical units revealed, seized and disposed of <text:span text:style-name="T4">
 707 </text:span>
<text:span text:style-name="T4">
 explosive </text:span>
 <text:span text:style-name="T4">
 items, </text:span>
 In particular <text:span text:style-name="T4">
 1 Aviation Bomb. </text:span>
 examined(cleared)area of area <text:span text:style-name="T4">
 134 hectares </text:span>
.</text:p>
      <text:p text:style-name="P4">
Most often pyrotechnic units worked: in Kharkiv region 17 529 times, Kyiv region - 7574, Donetsk region - 5033, Mykolaiv region - 4728, Chernihiv region - 4551, Kherson - 4542, Sumy - 1918, Cherkasy region - 1085.</text:p>
      <text:p text:style-name="P4">
Background: from the beginning of large -scale aggression of the Russian Federation of Ukrainian Pyrotechnical units of the SES of Ukraine, the Pyrotechnical units of the SES of Ukraine were involved <text:span text:style-name="T4">
 53 363 times </text:span>
 to perform demining tasks. Disposed of <text:span text:style-name="T4">
 354 111 -saving items </text:span>
, including <text:span text:style-name="T4">
 2218 </text:span>
. Examined(cleared)area of area <text:span text:style-name="T4">
 84 028 hectares </text:span>
.</text:p>
      <text:p text:style-name="P4">
A total of 174 thousand square meters remain. km of potentially dangerous territories, measuring 30% of the total area of the state.</text:p>
      <text:p text:style-name="P4">
<draw:frame draw:style-name="fr1" draw:name="Image259" text:anchor-type="as-char" svg:width="6.9236in" svg:height="5.804039in" draw:z-index="0">
<draw:image xlink:href="../Images/AРМІЯINFORM/2023-05-03T50-00-00-04-00/344751479_961929404804730_2950625336695708852_n.jpg" xlink:type="simple" xlink:show="embed" xlink:actuate="onLoad" draw:mime-type="image/jpeg"/>
</draw:frame>
We would like to remind you if you find suspicious objects similar to wreckage from rockets or rockets, in no case touch your finds yourself and do not allow it to be made by others.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text:p>
      <text:p text:style-name="P4">
News Source: <text:a xlink:type="simple" xlink:href="https://armyinform.com.ua/2023/05/03/za-dobu-pirotehniky-dsns-zneshkodyly-ponad-700-vybuhonebezpechnyh-predmetiv-ta-odnu-aviabombu/" text:style-name="Internet_20_link" text:visited-style-name="Visited_20_Internet_20_Link">
https://armyinform.com.ua/2023/05/03/za-dobu-pirotehniky-dsns-zneshkodyly-ponad-700-vybuhonebezpechnyh-predmetiv-ta-odnu-aviabombu/</text:a>
</text:p>
      <!--NEWS-->
      <text:h text:style-name="P10" text:outline-level="1">
<text:span text:style-name="T4">
Anakonda-23: Large-scale military training began in Poland</text:span>
</text:h>
      <text:p text:style-name="P4">
Author: ['АРМІЯINFORM']</text:p>
      <text:p text:style-name="P4">
Time: 2023-05-03T51:00:00-04:00</text:p>
      <text:p text:style-name="P4">
Description: Syogodnі, 2 herbacle 2023 Rock, Polshi has a scale of large -scale tie Trenuvannya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anakonda.jpg" text:style-name="Internet_20_link" text:visited-style-name="Visited_20_Internet_20_Link">
anakonda.jpg</text:a>
']</text:p>
      <text:p text:style-name="P4">
Tags: ['ANAKONDA-23', 'ВІЙСЬКОВІ НАВЧАННЯ', 'ПОЛЬЩА']</text:p>
      <text:p text:style-name="P4">
Category: News</text:p>
      <!--METADATA-->
      <text:p text:style-name="P4">
<draw:frame draw:style-name="fr1" draw:name="Image260" text:anchor-type="as-char" svg:width="6.9236in" svg:height="3.894525in" draw:z-index="0">
<draw:image xlink:href="../Images/AРМІЯINFORM/2023-05-03T51-00-00-04-00/anakonda.jpg" xlink:type="simple" xlink:show="embed" xlink:actuate="onLoad" draw:mime-type="image/jpeg"/>
</draw:frame>
Today, on May 2, 2023, large-scale anakonda-23 military lighting began in Poland.</text:p>
      <text:p text:style-name="P4">
This is stated in <text:a xlink:type="simple" xlink:href="https://www.wojsko-polskie.pl/dorsz/articles/anakonda/uwaga-wzmozony-ruch-pojazdow-wojskowych-na-drogach/" text:style-name="Internet_20_link" text:visited-style-name="Visited_20_Internet_20_Link">
message</text:a>
Operational command of the Polish Armed Forces.</text:p>
      <text:p text:style-name="P4">
As part of the largest exercises of this year, on May 26 this year, more than 13,000 soldiers, as well as the military equipment of the Polishite armed forces, will be taken.</text:p>
      <text:p text:style-name="P4">
<text:a xlink:type="simple" xlink:href="https://armyinform.com.ua/2023/04/17/u-polshhi-rozpochynayutsya-navchannya-anakonda-23-v-yakyh-bratymut-uchast-ponad-13-tysyach-vijskovyh/" text:style-name="Internet_20_link" text:visited-style-name="Visited_20_Internet_20_Link">
Anakonda-23</text:a>
closely coordinated with American exercises <text:a xlink:type="simple" xlink:href="https://armyinform.com.ua/2023/04/08/za-dva-tyzhni-nato-rozpochne-velyki-vijskovi-navchannya-defender/" text:style-name="Internet_20_link" text:visited-style-name="Visited_20_Internet_20_Link">
Defender-23</text:a>
and Swedish training <text:a xlink:type="simple" xlink:href="https://armyinform.com.ua/2023/04/17/shvecziya-rozpochynaye-najbilshi-za-25-rokiv-vijskovi-navchannya-aurora-23-ukrayina-tezh-bratyme-uchast/" text:style-name="Internet_20_link" text:visited-style-name="Visited_20_Internet_20_Link">
Aurora-23</text:a>
As part of an initiative to unite exercises along the eastern flank NATO, Exercise Trifcta.</text:p>
      <text:p text:style-name="P4">
Since 2006, training has evolved from purely national to the exercises of concern for NATO member states and our partners. The operational command of the Armed Forces of Poland.</text:p>
      <text:p text:style-name="P4">
“Anaconda is extremely important to all of us - citizens and military. For anyone who wants to be sure that the Polish army is well trained and capable of protecting Poland's borders and its independence. Therefore, given the escalation in Europe due to the unjustified aggression of the Russian Federation anti-Ukraine on February 24, 2022, we have identified new operational requirements that influence the concept of the anakonda-23 exercise, ”-[noted] <text:a xlink:type="simple" xlink:href="https://www.wojsko-polskie.pl/dorsz/articles/anakonda/intensywne-przygotowania-do-cwiczenia-anakonda-23/" text:style-name="Internet_20_link" text:visited-style-name="Visited_20_Internet_20_Link">
noted</text:a>
in the operational command of the Polish Armed Forces.Anakonda-23 includes the entire architecture of the Polish Armed Forces-not only all kinds of troops, but also key elements of the non-military system from the Voivodeship, Central and Eastern Poland. As part of the interaction with the training forces of units subordinate to the Ministry of Internal Affairs and the administration, pre -strategic protection of exercises will be involved.</text:p>
      <text:p text:style-name="P4">
_ Prepared Vitaliy Lytvyn_</text:p>
      <text:p text:style-name="P4">
News Source: <text:a xlink:type="simple" xlink:href="https://armyinform.com.ua/2023/05/03/anakonda-23-u-polshhi-rozpochalysya-masshtabni-vijskovi-navchannya/" text:style-name="Internet_20_link" text:visited-style-name="Visited_20_Internet_20_Link">
https://armyinform.com.ua/2023/05/03/anakonda-23-u-polshhi-rozpochalysya-masshtabni-vijskovi-navchannya/</text:a>
</text:p>
      <!--NEWS-->
      <text:h text:style-name="P10" text:outline-level="1">
<text:span text:style-name="T4">
Sumy region at night was fired at managed aircraft, damaged by an enterprise</text:span>
</text:h>
      <text:p text:style-name="P4">
Author: ['АРМІЯINFORM']</text:p>
      <text:p text:style-name="P4">
Time: 2023-05-03T52:00:00-04:00</text:p>
      <text:p text:style-name="P4">
Description: VNOCH I 2:00 2 P.pers at 09:00 3 Rosiycіki -byt -bi -bi -tie -tie -tie -tie -tie -breeze. War with Ukraine 2022, War with Ukraine Latest News today, War with Ukraine 2022 Last for today, will there be a war between Ukraine and Russia and Russia and Russia and Russia and Russia and Russia and Russia and Russia and Russia and Russia and Russia and Russia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2022-12-06-obstrily-prykordonnya-ukrayiny-e1670330009167.jpeg" text:style-name="Internet_20_link" text:visited-style-name="Visited_20_Internet_20_Link">
2022-12-06-obstrily-prykordonnya-ukrayiny-e1670330009167.jpeg</text:a>
']</text:p>
      <text:p text:style-name="P4">
Tags: ['STOPRUSSIA', 'АГРЕСІЯ РФ', 'ВТОРГНЕННЯ РФ', 'ОБСТРІЛИ ПРИКОРДОННЯ', 'ОК «ПІВНІЧ»']</text:p>
      <text:p text:style-name="P4">
Category: News</text:p>
      <!--METADATA-->
      <text:p text:style-name="P4">
<draw:frame draw:style-name="fr1" draw:name="Image261" text:anchor-type="as-char" svg:width="6.9236in" svg:height="5.490198in" draw:z-index="0">
<draw:image xlink:href="../Images/AРМІЯINFORM/2023-05-03T52-00-00-04-00/2022-12-06-obstrily-prykordonnya-ukrayiny-e1670330009167.jpeg" xlink:type="simple" xlink:show="embed" xlink:actuate="onLoad" draw:mime-type="image/jpeg"/>
</draw:frame>
Illustrative photo</text:p>
      <text:p text:style-name="P4">
At night from 22:00 on May 2 to 09:00 on May 3, Russian occupation troops once again fired the border of Sumy region.</text:p>
      <text:p text:style-name="P4">
About it <text:a xlink:type="simple" xlink:href="https://www.facebook.com/kommander.nord/posts/pfbid02SeuufVJ1tiMPNvQSf3eMwUTjP8UYMYfZ7xLzmpUzKcmYAU7V5C7BY8owbhoYc9a7l" text:style-name="Internet_20_link" text:visited-style-name="Visited_20_Internet_20_Link">
reports</text:a>
Operational Command "North".</text:p>
      <text:p text:style-name="P4">
From 22:05 to 22:10 on May 2, 2 launches were recorded, pre-Cab, from the Russian Seda-35 on the settlement of SVES. As a result of the air strike the damaged enterprise.</text:p>
      <text:p text:style-name="P4">
From 23:12 to 23:13, 2 launchers were recorded on May 2, previously Cab from the Russian-35, pre-in the area of the settlement of Vysyevka.</text:p>
      <text:p text:style-name="P4">
From 07:15 to 08:30 on May 3, 15 parishes were recorded, probably from a mortar 120 mm: 7 - in the area of the settlement of Novovasylivka; 8 - in the area of the settlement.</text:p>
      <text:p text:style-name="P4">
There was no information about losses among the local population or damage to civilian infrastructure.</text:p>
      <text:p text:style-name="P4">
News Source: <text:a xlink:type="simple" xlink:href="https://armyinform.com.ua/2023/05/03/sumshhynu-vnochi-obstrilyaly-kerovanymy-aviabombamy-poshkodzheno-pidpryyemstvo/" text:style-name="Internet_20_link" text:visited-style-name="Visited_20_Internet_20_Link">
https://armyinform.com.ua/2023/05/03/sumshhynu-vnochi-obstrilyaly-kerovanymy-aviabombamy-poshkodzheno-pidpryyemstvo/</text:a>
</text:p>
      <!--NEWS-->
      <text:h text:style-name="P10" text:outline-level="1">
<text:span text:style-name="T4">
Danish military training Ukrainian recruits in the United Kingdom</text:span>
</text:h>
      <text:p text:style-name="P4">
Author: ['АРМІЯINFORM']</text:p>
      <text:p text:style-name="P4">
Time: 2023-05-03T53:00:00-04:00</text:p>
      <text:p text:style-name="P4">
Description: Great British Danski Vіskiyskovs is hijacked by Ukrainian recruit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5/daniya02.jpg" text:style-name="Internet_20_link" text:visited-style-name="Visited_20_Internet_20_Link">
daniya02.jpg</text:a>
', '<text:a xlink:type="simple" xlink:href="https://armyinform.com.ua/wp-content/uploads/2023/05/daniya01.jpg" text:style-name="Internet_20_link" text:visited-style-name="Visited_20_Internet_20_Link">
daniya01.jpg</text:a>
']</text:p>
      <text:p text:style-name="P4">
Tags: ['АГРЕСІЯ РФ', 'ВЕЛИКА БРИТАНІЯ', 'ВІЙСЬКОВІ НАВЧАННЯ', 'ВТОРГНЕННЯ РФ', 'КОРОЛІВСТВО ДАНІЯ']</text:p>
      <text:p text:style-name="P4">
Category: News</text:p>
      <!--METADATA-->
      <text:p text:style-name="P4">
<draw:frame draw:style-name="fr1" draw:name="Image262" text:anchor-type="as-char" svg:width="6.9236in" svg:height="3.894525in" draw:z-index="0">
<draw:image xlink:href="../Images/AРМІЯINFORM/2023-05-03T53-00-00-04-00/daniya02.jpg" xlink:type="simple" xlink:show="embed" xlink:actuate="onLoad" draw:mime-type="image/jpeg"/>
</draw:frame>
In the United Kingdom, the Danish military continues to teach Ukrainian nobles to military craft.</text:p>
      <text:p text:style-name="P4">
About it <text:a xlink:type="simple" xlink:href="https://www.forsvaret.dk/da/nyheder/2023/mission-update-uge-18---2023/" text:style-name="Internet_20_link" text:visited-style-name="Visited_20_Internet_20_Link">
reports</text:a>
Danish Defense Ministry press service.</text:p>
      <text:p text:style-name="P4">
At the week, the training field was dedicated to the first medical aid. Instructors from Denmark have received support from the British company, which is specialized on first aid. This helped to make moments of the most urgent, in particular, the situations where the soldiers lost their hand.</text:p>
      <text:p text:style-name="P4">
Subsequently, the recruits were trained, dedicated to group combat exercises for action on the enemy in different conditions.</text:p>
      <text:p text:style-name="P4">
<draw:frame draw:style-name="fr1" draw:name="Image263" text:anchor-type="as-char" svg:width="6.9236in" svg:height="3.894525in" draw:z-index="0">
<draw:image xlink:href="../Images/AРМІЯINFORM/2023-05-03T53-00-00-04-00/daniya01.jpg" xlink:type="simple" xlink:show="embed" xlink:actuate="onLoad" draw:mime-type="image/jpeg"/>
</draw:frame>
Later, the recruits were trained in urban conditions, where the main person was given to stay and fighting in settlements.</text:p>
      <text:p text:style-name="P4">
News Source: <text:a xlink:type="simple" xlink:href="https://armyinform.com.ua/2023/05/03/danski-vijskovi-trenuyut-ukrayinskyh-novobrancziv-u-velykij-brytaniyi/" text:style-name="Internet_20_link" text:visited-style-name="Visited_20_Internet_20_Link">
https://armyinform.com.ua/2023/05/03/danski-vijskovi-trenuyut-ukrayinskyh-novobrancziv-u-velykij-brytaniyi/</text:a>
</text:p>
      <!--NEWS-->
      <text:h text:style-name="P10" text:outline-level="1">
<text:span text:style-name="T4">
The Russian air attacks were detained on Nikolaev</text:span>
</text:h>
      <text:p text:style-name="P4">
Author: ['АРМІЯINFORM']</text:p>
      <text:p text:style-name="P4">
Time: 2023-05-03T54:00:00-04:00</text:p>
      <text:p text:style-name="P4">
Description: The Mikolavi is sketchy of one sprinkle corigo, the Yaki “angry” by the instructors of the Moscow ... War with Ukraine 2022, the war with Ukraine is the latest news today, the News War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78bdc9c74888ef4ff248f34e57284c45.jpg" text:style-name="Internet_20_link" text:visited-style-name="Visited_20_Internet_20_Link">
78bdc9c74888ef4ff248f34e57284c45.jpg</text:a>
']</text:p>
      <text:p text:style-name="P4">
Tags: ['АГРЕСІЯ РФ', 'ВТОРГНЕННЯ РФ', 'КОРЕГУВАЛЬНИК', 'МИКОЛАЇВЩИНА', 'СБУ']</text:p>
      <text:p text:style-name="P4">
Category: News</text:p>
      <!--METADATA-->
      <text:p text:style-name="P4">
<draw:frame draw:style-name="fr1" draw:name="Image264" text:anchor-type="as-char" svg:width="6.9236in" svg:height="4.33302in" draw:z-index="0">
<draw:image xlink:href="../Images/AРМІЯINFORM/2023-05-03T54-00-00-04-00/78bdc9c74888ef4ff248f34e57284c45.jpg" xlink:type="simple" xlink:show="embed" xlink:actuate="onLoad" draw:mime-type="image/jpeg"/>
</draw:frame>
In Nikolaev, another hostile corrector was detained, who "drained" the occupants of the defense forces. The attacker also transferred aggressors of local social infrastructure, including city educational institutions and hospitals. He faces up to 12 years in prison.</text:p>
      <text:p text:style-name="P4">
About it <text:a xlink:type="simple" xlink:href="https://ssu.gov.ua/novyny/sbu-zatrymala-shche-odnoho-koryhuvalnyka-rosiiskykh-povitrianykh-atak-na-mykolaiv" text:style-name="Internet_20_link" text:visited-style-name="Visited_20_Internet_20_Link">
reports</text:a>
Security Service of Ukraine.</text:p>
      <text:p text:style-name="P4">
For each "label" on the electronic map the person involved received from the Russian ashes for 2 thousand UAH. Intelligence information required an enemy to prepare massive air attacks on the Ukrainian city.</text:p>
      <text:p text:style-name="P4">
According to the investigation, a student of one of the local universities was the person involved, who in March this year the Russian intelligence service remotely attracted Doneglass cooperation. In the field of view of the invaders, he got through his proprietary comments, which he repeatedly published on various telegrams. Further communication with the aggressor was supported by the attacker because of an anonomasic chat in the messenger.</text:p>
      <text:p text:style-name="P4">
During the search at the place of residence of the enemy informant, mobile phone was found with evidence of illegal activity.</text:p>
      <text:p text:style-name="P4">
He has now been reported suspicion. The court chose the person being pre -trusted with a pre -trial detention measure.</text:p>
      <text:p text:style-name="P4">
The investigation is ongoing to establish all the circumstances of the crime.</text:p>
      <text:p text:style-name="P4">
News Source: <text:a xlink:type="simple" xlink:href="https://armyinform.com.ua/2023/05/03/zatrymano-koryguvalnyka-rosijskyh-povitryanyh-atak-na-mykolayiv/" text:style-name="Internet_20_link" text:visited-style-name="Visited_20_Internet_20_Link">
https://armyinform.com.ua/2023/05/03/zatrymano-koryguvalnyka-rosijskyh-povitryanyh-atak-na-mykolayiv/</text:a>
</text:p>
      <!--NEWS-->
      <text:h text:style-name="P10" text:outline-level="1">
<text:span text:style-name="T4">
Correct terminology on Russian aggression against Ukraine</text:span>
</text:h>
      <text:p text:style-name="P4">
Author: ['АРМІЯINFORM']</text:p>
      <text:p text:style-name="P4">
Time: 2023-05-03T55:00:00-04:00</text:p>
      <text:p text:style-name="P4">
Description: Russian-Ukranian War, Started in 2014 is an Example of Hybrid Warfare, Were Information ... War with Ukraine 2022, War with Ukraine Latest News today, Ukraine News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11/ff6ac1c-mzs2.jpg" text:style-name="Internet_20_link" text:visited-style-name="Visited_20_Internet_20_Link">
ff6ac1c-mzs2.jpg</text:a>
']</text:p>
      <text:p text:style-name="P4">
Tags: []</text:p>
      <text:p text:style-name="P4">
Category: News</text:p>
      <!--METADATA-->
      <text:p text:style-name="P4">
<draw:frame draw:style-name="fr1" draw:name="Image265" text:anchor-type="as-char" svg:width="6.9236in" svg:height="3.883237in" draw:z-index="0">
<draw:image xlink:href="../Images/AРМІЯINFORM/2023-05-03T55-00-00-04-00/ff6ac1c-mzs2.jpg" xlink:type="simple" xlink:show="embed" xlink:actuate="onLoad" draw:mime-type="image/jpeg"/>
</draw:frame>
Russian-Ukrainian war, started in 2014 is an example of hybrid warfare, whereinformation is the same weapon as bullet on the battlefield. The correct useof terms plays a very important role in explaining for the global audiencewhat is happening in Ukraine now – the Russian occupiers are committinggenocide against the Ukrainian nation.</text:p>
      <text:p text:style-name="P4">
The Ministry of Foreign Affairs of Ukraine prepared the glossary on Russianaggression against Ukraine. It could be useful for foreign media, think tanksand governments. For a long period of time, state aggressor, the RussianFederation and before Russian empire and Soviet Union promoted the narrativesabout Ukraine as a failed state, Ukrainian as artificial language and thesisabout Russians and Ukrainians as the one nation. Therefore, we have to explainforeigners how to use terms correctly.</text:p>
      <text:p text:style-name="P4">
We bring to your attention the glossary «Correct terminology on Russianaggression against Ukraine»:</text:p>
      <text:p text:style-name="P4">
Correct Terminology on Russian Aggression Against Ukraine:Ukraine has never conducted any military and biological activities, includingits own territory. Ukraine has never developed biological weapons and does nothave any specialized facilities for this purpose.</text:p>
      <text:p text:style-name="P4">
Such facilities had only existed on the territory of the former USSR withinthe borders of the Russian Federation which inherited the correspondinginfrastructure and facilities.</text:p>
      <text:p text:style-name="P4">
All medical and biological facilities of Ukraine are used for peacefulpurposes only to strengthen its own biosecurity.</text:p>
      <text:p text:style-name="P4">
Russia may spread fake narratives about so called “military and biologicalactivities in Ukraine” to cover up its a false flag biological incident. |  Russians are out of politics / alienated from politics / cannot influencepolitics | Russians profess political indifference/apathy and thus maintainimplicit consent with Russia’s war crimes in Ukraine, Syria, Chechnya, Africanstates etc. |  Ordinary Russians are not responsible for Russia’s crimes | Every Russian isresponsible for Russia’s crimes in Ukraine as long as they support Putin’sregime and its actions. | The Russian Public Opinion Research Center publisheddata that at least 68% of Russians support the actions of the Russian regime.The poll was conducted during January 2023.  Ukraine does not want peace | Ukraine, like no other, wants peace. Presidentof Ukraine proposed Peace Formula of 10 points to reach a comprehensive, justand lasting peace, in line with the principles of the UN Charter, and |  | based on the sovereignty, independence, unity and territorial integrity ofUkraine within its internationally recognized borders, extending to itsterritorial waters. |  There is a need of ceasefire and peace talks | Ceasefire without withdrawingof Russian troops from the territory of Ukraine will only give possibility toRussia for rest and new attack.</text:p>
      <text:p text:style-name="P4">
Peace talks without withdrawal of Russian troops from the territory of Ukrainewill lead to conservation of the temporarily occupation of Ukrainianterritories by Russia and will be used by Russia for new attack later.Any peace initiative should be based on the above-mentioned Resolution.  Donetsk People’s Republic(DPR)/ Luhansk People’s Republic(LPR)| Parts ofDonetsk / Luhansk regions of Ukraine, temporarily occupied by Russia |  Refugees from Ukraine in Russia / displaced Ukrainians in Russia</text:p>
      <text:p text:style-name="P4">
Ukrainian citizens displaced / relocated by Russia within the temporarilyoccupied territory of Ukraine | Ukrainian citizens, victims of Russian forceddeportation after temporary occupation of Ukrainian territories / Ukrainiancitizens forcibly deported by Russia to its territory or to other temporarilyoccupied by Russia territories of Ukraine | IHL qualification  It is prohibited to remove or to carry out individuals or mass forcibletransfers persons from the occupied territories to the territory of occupyingpower or to that of any other country, regardless of the motive for suchremoval\transfer(Fourth Geneva Convention)Ukrainian refugees abroad | displaced persons from Ukraine | CouncilImplementing Decision(EU)2022/382 of 4 March 2022 establishing the existenceof a mass influx of displaced persons from Ukraine within the meaning ofArticle 5 of Directive 2001/55/EC, and having the effect of introducingtemporary protection.</text:p>
      <text:p text:style-name="P4">
News Source: <text:a xlink:type="simple" xlink:href="https://armyinform.com.ua/2023/05/03/correct-terminology-on-russian-aggression-against-ukraine/" text:style-name="Internet_20_link" text:visited-style-name="Visited_20_Internet_20_Link">
https://armyinform.com.ua/2023/05/03/correct-terminology-on-russian-aggression-against-ukraine/</text:a>
</text:p>
      <!--NEWS-->
      <text:h text:style-name="P10" text:outline-level="1">
<text:span text:style-name="T4">
Ukraine has called on the world to stop cooperation with the Russian Federation in nuclear energy and impose sanctions on Rosatom</text:span>
</text:h>
      <text:p text:style-name="P4">
Author: ['АРМІЯINFORM']</text:p>
      <text:p text:style-name="P4">
Time: 2023-05-03T56:00:00-04:00</text:p>
      <text:p text:style-name="P4">
Description: The Ukrainian parliament of fed to the parliament is a mustache, and such a war befor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rosatom-1.jpg" text:style-name="Internet_20_link" text:visited-style-name="Visited_20_Internet_20_Link">
rosatom-1.jpg</text:a>
']</text:p>
      <text:p text:style-name="P4">
Tags: ['STOPRUSSIA', 'АГРЕСІЯ РФ', 'ВТОРГНЕННЯ РФ', 'НАЕК ЕНЕРГОАТОМ', 'ЯДЕРНА ЕНЕРГЕТИКА']</text:p>
      <text:p text:style-name="P4">
Category: News</text:p>
      <!--METADATA-->
      <text:p text:style-name="P4">
<draw:frame draw:style-name="fr1" draw:name="Image266" text:anchor-type="as-char" svg:width="6.9236in" svg:height="3.894525in" draw:z-index="0">
<draw:image xlink:href="../Images/AРМІЯINFORM/2023-05-03T56-00-00-04-00/rosatom-1.jpg" xlink:type="simple" xlink:show="embed" xlink:actuate="onLoad" draw:mime-type="image/jpeg"/>
</draw:frame>
The Ukrainian Parliament appealed to the EU Parliaments and all world powers, and the IAEA to impose sanctions on Rosatom and the introduction of measures to reduce cooperation with the Russian Federation in the field of nuclear energy. The relevant response of Ukraine approved on May 2, 2023.</text:p>
      <text:p text:style-name="P4">
About it <text:a xlink:type="simple" xlink:href="https://t.me/energoatom_ua/12941" text:style-name="Internet_20_link" text:visited-style-name="Visited_20_Internet_20_Link">
reports</text:a>
Energoatom's press service - operator of all nuclear power plants of Ukraine.</text:p>
      <text:p text:style-name="P4">
In particular, <text:a xlink:type="simple" xlink:href="https://itd.rada.gov.ua/billInfo/Bills/Card/41413" text:style-name="Internet_20_link" text:visited-style-name="Visited_20_Internet_20_Link">
document</text:a>
should combine the efforts of the world community and international organizations to implement a system of measures to stop the nuclear terror of the Russian Federation.</text:p>
      <text:p text:style-name="P4">
The decree calls to:</text:p>
      <ul>
        <li>
introduction of measures to stop cooperation with the Russian Federation in the field of nuclear energy; * proper response to inadmissible violations already committed by "Rosatom" and its subordinates in the territory of Ukraine, through the system of sanctions; * beginning work on the sanction mechanism and its criteria, which will be applied in the future if the nuclear terror of the Russian Federation is increased; * laying the bases for further cooperation on developing specific goals aimed at reducing the cooperation with the Russian Federation in the field of nuclear energy.</li>
      </ul>
      <text:p text:style-name="P4">
The document came into force on the date of its adoption.</text:p>
      <text:p text:style-name="P4">
We will remind, earlier "Energoatom" <text:a xlink:type="simple" xlink:href="https://armyinform.com.ua/2023/03/08/v-energoatomi-zaklykaly-yaknajshvydshe-stvoryty-bezpechnu-zonu-navkolo-zaes/" text:style-name="Internet_20_link" text:visited-style-name="Visited_20_Internet_20_Link">
called</text:a>
Create safety as soon as possible around the Zaporizhzhya NPP.</text:p>
      <text:p text:style-name="P4">
News Source: <text:a xlink:type="simple" xlink:href="https://armyinform.com.ua/2023/05/03/ukrayina-zaklykala-svit-zupynyty-spivpraczyu-z-rf-v-yadernij-energetyczi-ta-naklasty-sankcziyi-na-rosatom/" text:style-name="Internet_20_link" text:visited-style-name="Visited_20_Internet_20_Link">
https://armyinform.com.ua/2023/05/03/ukrayina-zaklykala-svit-zupynyty-spivpraczyu-z-rf-v-yadernij-energetyczi-ta-naklasty-sankcziyi-na-rosatom/</text:a>
</text:p>
      <!--NEWS-->
      <text:h text:style-name="P10" text:outline-level="1">
<text:span text:style-name="T4">
Head of State: Independence of Ukraine is not an abstraction, but the result that everyone who is fighting</text:span>
</text:h>
      <text:p text:style-name="P4">
Author: ['АРМІЯINFORM']</text:p>
      <text:p text:style-name="P4">
Time: 2023-05-03T57:00:00-04:00</text:p>
      <text:p text:style-name="P4">
Description: President of Ukraine Volodymyr Zelensky Nazadava at Telegram-Canal, “Important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1-13.jpg" text:style-name="Internet_20_link" text:visited-style-name="Visited_20_Internet_20_Link">
1-13.jpg</text:a>
', '<text:a xlink:type="simple" xlink:href="https://armyinform.com.ua/wp-content/uploads/2023/05/2-16-150x150.jpg" text:style-name="Internet_20_link" text:visited-style-name="Visited_20_Internet_20_Link">
2-16-150x150.jpg</text:a>
', '<text:a xlink:type="simple" xlink:href="https://armyinform.com.ua/wp-content/uploads/2023/05/3-15-150x150.jpg" text:style-name="Internet_20_link" text:visited-style-name="Visited_20_Internet_20_Link">
3-15-150x150.jpg</text:a>
', '<text:a xlink:type="simple" xlink:href="https://armyinform.com.ua/wp-content/uploads/2023/05/4-13-150x150.jpg" text:style-name="Internet_20_link" text:visited-style-name="Visited_20_Internet_20_Link">
4-13-150x150.jpg</text:a>
', '<text:a xlink:type="simple" xlink:href="https://armyinform.com.ua/wp-content/uploads/2023/05/5-6-150x150.jpg" text:style-name="Internet_20_link" text:visited-style-name="Visited_20_Internet_20_Link">
5-6-150x150.jpg</text:a>
', '<text:a xlink:type="simple" xlink:href="https://armyinform.com.ua/wp-content/uploads/2023/05/6-7-150x150.jpg" text:style-name="Internet_20_link" text:visited-style-name="Visited_20_Internet_20_Link">
6-7-150x150.jpg</text:a>
']</text:p>
      <text:p text:style-name="P4">
Tags: ['ВОЛОДИМИР ЗЕЛЕНСЬКИЙ', 'ПРЕЗИДЕНТ УКРАЇНИ']</text:p>
      <text:p text:style-name="P4">
Category: News</text:p>
      <!--METADATA-->
      <text:p text:style-name="P4">
<draw:frame draw:style-name="fr1" draw:name="Image267" text:anchor-type="as-char" svg:width="6.9236in" svg:height="4.609323in" draw:z-index="0">
<draw:image xlink:href="../Images/AРМІЯINFORM/2023-05-03T57-00-00-04-00/1-13.jpg" xlink:type="simple" xlink:show="embed" xlink:actuate="onLoad" draw:mime-type="image/jpeg"/>
</draw:frame>
President of Ukraine Volodymyr Zelenskyy <text:a xlink:type="simple" xlink:href="https://t.me/V_Zelenskiy_official/6094" text:style-name="Internet_20_link" text:visited-style-name="Visited_20_Internet_20_Link">
reminded</text:a>
In the telegram-channel that "Ukraine's independence is not some abstraction, but the very specific result that everyone who is fighting for Ukraine is acquiring."</text:p>
      <text:p text:style-name="P4">
<text:a xlink:type="simple" xlink:href="https://armyinform.com.ua/wp-content/uploads/2023/05/2-16.jpg" text:style-name="Internet_20_link" text:visited-style-name="Visited_20_Internet_20_Link">
!(Images/AРМІЯINFORM/2023-05-03T57-00-00-04-00/2-16-150x150.jpg)</text:a>
</text:p>
      <text:p text:style-name="P4">
<text:a xlink:type="simple" xlink:href="https://armyinform.com.ua/wp-content/uploads/2023/05/3-15.jpg" text:style-name="Internet_20_link" text:visited-style-name="Visited_20_Internet_20_Link">
<draw:frame draw:style-name="fr1" draw:name="Image268" text:anchor-type="as-char" svg:width="6.9236in" svg:height="6.9236in" draw:z-index="0">
<draw:image xlink:href="../Images/AРМІЯINFORM/2023-05-03T57-00-00-04-00/3-15-150x150.jpg" xlink:type="simple" xlink:show="embed" xlink:actuate="onLoad" draw:mime-type="image/jpeg"/>
</draw:frame>
</text:a>
</text:p>
      <text:p text:style-name="P4">
<text:a xlink:type="simple" xlink:href="https://armyinform.com.ua/wp-content/uploads/2023/05/4-13.jpg" text:style-name="Internet_20_link" text:visited-style-name="Visited_20_Internet_20_Link">
<draw:frame draw:style-name="fr1" draw:name="Image269" text:anchor-type="as-char" svg:width="6.9236in" svg:height="6.9236in" draw:z-index="0">
<draw:image xlink:href="../Images/AРМІЯINFORM/2023-05-03T57-00-00-04-00/4-13-150x150.jpg" xlink:type="simple" xlink:show="embed" xlink:actuate="onLoad" draw:mime-type="image/jpeg"/>
</draw:frame>
</text:a>
</text:p>
      <text:p text:style-name="P4">
<text:a xlink:type="simple" xlink:href="https://armyinform.com.ua/wp-content/uploads/2023/05/5-6.jpg" text:style-name="Internet_20_link" text:visited-style-name="Visited_20_Internet_20_Link">
<draw:frame draw:style-name="fr1" draw:name="Image270" text:anchor-type="as-char" svg:width="6.9236in" svg:height="6.9236in" draw:z-index="0">
<draw:image xlink:href="../Images/AРМІЯINFORM/2023-05-03T57-00-00-04-00/5-6-150x150.jpg" xlink:type="simple" xlink:show="embed" xlink:actuate="onLoad" draw:mime-type="image/jpeg"/>
</draw:frame>
</text:a>
</text:p>
      <text:p text:style-name="P4">
<text:a xlink:type="simple" xlink:href="https://armyinform.com.ua/wp-content/uploads/2023/05/6-7.jpg" text:style-name="Internet_20_link" text:visited-style-name="Visited_20_Internet_20_Link">
<draw:frame draw:style-name="fr1" draw:name="Image271" text:anchor-type="as-char" svg:width="6.9236in" svg:height="6.9236in" draw:z-index="0">
<draw:image xlink:href="../Images/AРМІЯINFORM/2023-05-03T57-00-00-04-00/6-7-150x150.jpg" xlink:type="simple" xlink:show="embed" xlink:actuate="onLoad" draw:mime-type="image/jpeg"/>
</draw:frame>
</text:a>
</text:p>
      <text:p text:style-name="P4">
News Source: <text:a xlink:type="simple" xlink:href="https://armyinform.com.ua/2023/05/03/glava-derzhavy-nezalezhnist-ukrayiny-cze-ne-abstrakcziya-a-rezultat-yakyj-zdobuvayut-usi-hto-voyuye/" text:style-name="Internet_20_link" text:visited-style-name="Visited_20_Internet_20_Link">
https://armyinform.com.ua/2023/05/03/glava-derzhavy-nezalezhnist-ukrayiny-cze-ne-abstrakcziya-a-rezultat-yakyj-zdobuvayut-usi-hto-voyuye/</text:a>
</text:p>
      <!--NEWS-->
      <text:h text:style-name="P10" text:outline-level="1">
<text:span text:style-name="T4">
146 settlements fired at the Russian army per day</text:span>
</text:h>
      <text:p text:style-name="P4">
Author: ['АРМІЯINFORM']</text:p>
      <text:p text:style-name="P4">
Time: 2023-05-03T58:00:00-04:00</text:p>
      <text:p text:style-name="P4">
Description: The last passes of the Rosiyski -binge -bie -tie was firing 10 regions ... The war with Ukraine 2022, the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30f333cc-bfce-4787-bcd2-37008999a446.jpg" text:style-name="Internet_20_link" text:visited-style-name="Visited_20_Internet_20_Link">
30f333cc-bfce-4787-bcd2-37008999a446.jpg</text:a>
']</text:p>
      <text:p text:style-name="P4">
Tags: ['АГРЕСІЯ РФ', 'ВТОРГНЕННЯ РФ', 'ОБСТРІЛИ ІНФРАСТРУКТУРИ']</text:p>
      <text:p text:style-name="P4">
Category: News</text:p>
      <!--METADATA-->
      <text:p text:style-name="P4">
<draw:frame draw:style-name="fr1" draw:name="Image272" text:anchor-type="as-char" svg:width="6.9236in" svg:height="5.163238in" draw:z-index="0">
<draw:image xlink:href="../Images/AРМІЯINFORM/2023-05-03T58-00-00-04-00/30f333cc-bfce-4787-bcd2-37008999a446.jpg" xlink:type="simple" xlink:show="embed" xlink:actuate="onLoad" draw:mime-type="image/jpeg"/>
</draw:frame>
During the last day, Russian occupation troops fired at the territory of 10 region of Ukraine.</text:p>
      <text:p text:style-name="P4">
About it <text:a xlink:type="simple" xlink:href="https://t.me/militarymediacenter/1838" text:style-name="Internet_20_link" text:visited-style-name="Visited_20_Internet_20_Link">
reports</text:a>
Military Mediacenter.</text:p>
      <text:p text:style-name="P4">
In general, of different types of weapons(Rifle weapons, mortars, tanks, artillery, RSZV, ZRK, UAV, tactical aviation)The shelling of 146 populated points was carried out, and 117 infrastructure objects were confirmed.</text:p>
      <text:p text:style-name="P4">
There are killed and injured among civilians, the number of victims is clarified.</text:p>
      <text:p text:style-name="P4">
News Source: <text:a xlink:type="simple" xlink:href="https://armyinform.com.ua/2023/05/03/146-naselenyh-punktiv-obstrilyala-armiya-rf-za-dobu/" text:style-name="Internet_20_link" text:visited-style-name="Visited_20_Internet_20_Link">
https://armyinform.com.ua/2023/05/03/146-naselenyh-punktiv-obstrilyala-armiya-rf-za-dobu/</text:a>
</text:p>
      <!--NEWS-->
      <text:h text:style-name="P10" text:outline-level="1">
<text:span text:style-name="T4">
In the Black Sea - P ’ yat enemy ships without "caliber"</text:span>
</text:h>
      <text:p text:style-name="P4">
Author: ['АРМІЯINFORM']</text:p>
      <text:p text:style-name="P4">
Time: 2023-05-03T59:00:00-04:00</text:p>
      <text:p text:style-name="P4">
Description: The village of Black Morn on the Boyal Cherguvanni is tortured by the village of P'yat the Pad Vorozhi ... The war with Ukraine 2022, the war with Ukraine is th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9/155205-1_large.jpg" text:style-name="Internet_20_link" text:visited-style-name="Visited_20_Internet_20_Link">
155205-1_large.jpg</text:a>
']</text:p>
      <text:p text:style-name="P4">
Tags: ['STOPRUSSIA', 'АГРЕСІЯ РФ', 'ВМС ЗС УКРАЇНИ', 'ВТОРГНЕННЯ РФ']</text:p>
      <text:p text:style-name="P4">
Category: News</text:p>
      <!--METADATA-->
      <text:p text:style-name="P4">
<draw:frame draw:style-name="fr1" draw:name="Image273" text:anchor-type="as-char" svg:width="6.9236in" svg:height="3.95374in" draw:z-index="0">
<draw:image xlink:href="../Images/AРМІЯINFORM/2023-05-03T59-00-00-04-00/155205-1_large.jpg" xlink:type="simple" xlink:show="embed" xlink:actuate="onLoad" draw:mime-type="image/jpeg"/>
</draw:frame>
Illustrative photo</text:p>
      <text:p text:style-name="P4">
As of May 3, there are five ships in the Black Sea, and one enemy ship is in the Azov Sea.</text:p>
      <text:p text:style-name="P4">
About this <text:a xlink:type="simple" xlink:href="https://www.facebook.com/navy.mil.gov.ua/posts/pfbid02nanwGXQfkr2M5ngPNYLLUtb8HTUrY4cnxy8x3YPXBCs6MvWrfYvdRHioU25afFDyl" text:style-name="Internet_20_link" text:visited-style-name="Visited_20_Internet_20_Link">
informs</text:a>
Navy of the Armed Forces.</text:p>
      <text:p text:style-name="P4">
Up to 5 enemy ships are in the Mediterranean Sea, including 1 carriage carriage missiles, a total volley of up to 4 missiles.</text:p>
      <text:p text:style-name="P4">
During the day in the interests of the Russian Federation the passage of the Kerch-Yenikhal Strait made:</text:p>
      <ul>
        <li>
to the Azov Sea - 11 vessels, 2 of them moved in the direction of the Bosphorus Strait; * to the Black Sea - 33 vessels, 8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5/03/u-chornomu-mori-pyat-vorozhyh-korabliv-bez-kalibriv/" text:style-name="Internet_20_link" text:visited-style-name="Visited_20_Internet_20_Link">
https://armyinform.com.ua/2023/05/03/u-chornomu-mori-pyat-vorozhyh-korabliv-bez-kalibriv/</text:a>
</text:p>
      <!--NEWS-->
      <text:h text:style-name="P10" text:outline-level="1">
<text:span text:style-name="T4">
Coordination Headquarters collects information about captured defenders from open and confidential sources</text:span>
</text:h>
      <text:p text:style-name="P4">
Author: ['АРМІЯINFORM']</text:p>
      <text:p text:style-name="P4">
Time: 2023-05-03T60:00:00-04:00</text:p>
      <text:p text:style-name="P4">
Description: At the coordinating headquarters of the online-priest, the Oddnnnes of Rodin Rodin ... War with Ukraine 2022, the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5/ksh3-1.jpg" text:style-name="Internet_20_link" text:visited-style-name="Visited_20_Internet_20_Link">
ksh3-1.jpg</text:a>
']</text:p>
      <text:p text:style-name="P4">
Tags: ['ВІЙСЬКОВОПОЛОНЕНІ', 'КООРДИНАЦІЙНИЙ ШТАБ З ПИТАНЬ ПОВОДЖЕННЯ З ВІЙСЬКОВОПОЛОНЕНИМИ']</text:p>
      <text:p text:style-name="P4">
Category: News</text:p>
      <!--METADATA-->
      <text:p text:style-name="P4">
<draw:frame draw:style-name="fr1" draw:name="Image274" text:anchor-type="as-char" svg:width="6.9236in" svg:height="4.823441in" draw:z-index="0">
<draw:image xlink:href="../Images/AРМІЯINFORM/2023-05-03T60-00-00-04-00/ksh3-1.jpg" xlink:type="simple" xlink:show="embed" xlink:actuate="onLoad" draw:mime-type="image/jpeg"/>
</draw:frame>
At the coordination headquarters, an online meeting was held with the unification of families of a separate mechanized brigade named after Hetman Ivan Mazepa and a separate assault-boat-battalion "Donbass", during which the relatives of the prisoners and disappeared defenders were answered by representatives of the coordination headquarters.</text:p>
      <text:p text:style-name="P4">
About it <text:a xlink:type="simple" xlink:href="https://t.me/Koord_shtab/941" text:style-name="Internet_20_link" text:visited-style-name="Visited_20_Internet_20_Link">
reports</text:a>
Coordinating headquarters for the issue of prisoners of war.</text:p>
      <text:p text:style-name="P4">
One of the questions raised during the meeting was the return from the captives of the defenders. According to the headquarters representative, the universal servicemen who are entered in the Unified Register of the National Information Bureau, involved in the exchange processes. From the Russian captivity, it is possible to turn those defenders whose information was or very little. The coordination headquarters collects information from all possible sources: both open and confidential.</text:p>
      <text:p text:style-name="P4">
Some of the questions were directed to a representative of the military unit. The middle one was about communication and obtaining various documents, in particular, extracting acts of official investigations.</text:p>
      <text:p text:style-name="P4">
It is worth noting that communication with the military unit takes place through territorial centers of staffing and social support(formerly). Проте родичі нарікали на те, що деякі запити до військовоїчастини, надіслані через ТЦК та СП, залишилися без відповіді.</text:p>
      <text:p text:style-name="P4">
Окремо обговорили питання співпраці зі слідчими Національної поліції України.</text:p>
      <text:p text:style-name="P4">
News Source: <text:a xlink:type="simple" xlink:href="https://armyinform.com.ua/2023/05/03/koordynaczijnyj-shtab-zbyraye-vidomosti-pro-polonenyh-zahysnykiv-z-vidkrytyh-i-konfidenczijnyh-dzherel/" text:style-name="Internet_20_link" text:visited-style-name="Visited_20_Internet_20_Link">
https://armyinform.com.ua/2023/05/03/koordynaczijnyj-shtab-zbyraye-vidomosti-pro-polonenyh-zahysnykiv-z-vidkrytyh-i-konfidenczijnyh-dzherel/</text:a>
</text:p>
      <!--NEWS-->
      <text:h text:style-name="P10" text:outline-level="1">
<text:span text:style-name="T4">
Office of the Prosecutor General of Ukraine: More than 84 thousand military crimes have been documented</text:span>
</text:h>
      <text:p text:style-name="P4">
Author: ['АРМІЯINFORM']</text:p>
      <text:p text:style-name="P4">
Time: 2023-05-03T61: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warcrime-03052023ua.jpg" text:style-name="Internet_20_link" text:visited-style-name="Visited_20_Internet_20_Link">
warcrime-03052023ua.jpg</text:a>
', '<text:a xlink:type="simple" xlink:href="https://armyinform.com.ua/wp-content/uploads/2023/05/warcrime-03052023en.jpg" text:style-name="Internet_20_link" text:visited-style-name="Visited_20_Internet_20_Link">
warcrime-0305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75" text:anchor-type="as-char" svg:width="6.9236in" svg:height="4.448413in" draw:z-index="0">
<draw:image xlink:href="../Images/AРМІЯINFORM/2023-05-03T61-00-00-04-00/warcrime-0305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May 3 </text:span>
 Registered:</text:p>
      <ul>
        <li>
84 504 Military Crimes, * 17 067 Crimes against National Security of Ukraine.</li>
      </ul>
      <text:p text:style-name="P4">
In addition, according to the official data of juvenile prosecutors, <text:span text:style-name="T4">
 1437 children have become </text:span>
 due to Russian aggression, of which:</text:p>
      <ul>
        <li>
478 - children were killed, * 961 - the child was injured in varying degrees of severity.</li>
      </ul>
      <text:p text:style-name="P4">
The department emphasizes that these figures are not final, as work continues in their installation in places of active fighting, in temporarily occupied tangible territories.</text:p>
      <text:p text:style-name="P4">
<draw:frame draw:style-name="fr1" draw:name="Image276" text:anchor-type="as-char" svg:width="6.9236in" svg:height="4.448413in" draw:z-index="0">
<draw:image xlink:href="../Images/AРМІЯINFORM/2023-05-03T61-00-00-04-00/warcrime-03052023en.jpg" xlink:type="simple" xlink:show="embed" xlink:actuate="onLoad" draw:mime-type="image/jpeg"/>
</draw:frame>
</text:p>
      <text:p text:style-name="P4">
News Source: <text:a xlink:type="simple" xlink:href="https://armyinform.com.ua/2023/05/03/ofis-genprokurora-ukrayiny-zadokumentovano-ponad-84-tysyachi-voyennyh-zlochyniv-2/" text:style-name="Internet_20_link" text:visited-style-name="Visited_20_Internet_20_Link">
https://armyinform.com.ua/2023/05/03/ofis-genprokurora-ukrayiny-zadokumentovano-ponad-84-tysyachi-voyennyh-zlochyniv-2/</text:a>
</text:p>
      <!--NEWS-->
      <text:h text:style-name="P10" text:outline-level="1">
<text:span text:style-name="T4">
"In the occupied Crimea, Russians are afraid of everything: both drones, guerrillas, and rockets" - Vadim Skibitsky</text:span>
</text:h>
      <text:p text:style-name="P4">
Author: ['АРМІЯINFORM']</text:p>
      <text:p text:style-name="P4">
Time: 2023-05-03T62:00:00-04:00</text:p>
      <text:p text:style-name="P4">
Description: About the mood of the Rosiyan, before the defense of the perpetual crime at Mariopol, the war with Ukraine 2022, the war with Ukraine is the latest news today, the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vadym-skibiczkyj.jpg" text:style-name="Internet_20_link" text:visited-style-name="Visited_20_Internet_20_Link">
vadym-skibiczkyj.jpg</text:a>
']</text:p>
      <text:p text:style-name="P4">
Tags: ['STOPRUSSIA', 'АГРЕСІЯ РФ', 'ВАДИМ СКІБІЦЬКИЙ', 'ВТОРГНЕННЯ РФ']</text:p>
      <text:p text:style-name="P4">
Category: News</text:p>
      <!--METADATA-->
      <text:p text:style-name="P4">
<draw:frame draw:style-name="fr1" draw:name="Image277" text:anchor-type="as-char" svg:width="6.9236in" svg:height="4.365113in" draw:z-index="0">
<draw:image xlink:href="../Images/AРМІЯINFORM/2023-05-03T62-00-00-04-00/vadym-skibiczkyj.jpg" xlink:type="simple" xlink:show="embed" xlink:actuate="onLoad" draw:mime-type="image/jpeg"/>
</draw:frame>
Vadim Skibitsky</text:p>
      <text:p text:style-name="P4">
The deputy chief of the Main Directorate of Defense of Ukraine, Major-General Vadim Skibitsky, told about the moods and preparation of the Russians for the defense of the occupied Crimea and Mariupol during the interview.</text:p>
      <text:p text:style-name="P4">
About it <text:a xlink:type="simple" xlink:href="https://gur.gov.ua/content/v-okupovanomu-krymu-rosiiany-boiatsia-vsoho-i-droniv-i-partyzaniv-i-raket-vadym-skibitskyi.html" text:style-name="Internet_20_link" text:visited-style-name="Visited_20_Internet_20_Link">
reports</text:a>
The main management of IOU intelligence.</text:p>
      <text:p text:style-name="P4">
According to him, in the territory of Mariupol, Russian invaders are preparing house defense and actively restore the necessary for combat action, including port.</text:p>
      <text:p text:style-name="P4">
Meanwhile, in the Crimea, the Ukrainian movement is strengthened. His activity, together with blows to the Crimean military objects, sets a depressing impression on the Russians.</text:p>
      <text:p text:style-name="P4">
“We see that the Russians are afraid. The same base in Sevastopol and other military objects are now strongly guarded, the occupiers have positions to protect from any attacks against this infrastructure, ”GUR said.</text:p>
      <text:p text:style-name="P4">
According to Skibitsky, now the enemy has moved most of the warships of Zevastopol into the territory of the Russian Federation, in particular to Novorossiysk, to avoid their destruction in the territory of the temporarily occupied Crimea.</text:p>
      <text:p text:style-name="P4">
Also, a representative of Ukraine's military intelligence noted that by the fall of 2022 Russian invaders did not pay much attention to the defense of Crimea.</text:p>
      <text:p text:style-name="P4">
However, after the success of the Ukrainian army in Kharkiv, Kherson region, and then - the strikes of military sites and the actions of our movement of resistance in the territory of the occupied half forced the invaders to "take the head": to erect fortifications, to strengthen the coasts, and so on.</text:p>
      <text:p text:style-name="P4">
According to Major General Skybitsky, the liberation of Crimea will depend on the number of medicines:</text:p>
      <text:p text:style-name="P4">
“It will all depend on how our release operation will be planned. Second, what will be the moral state of Russian servicemen. If they are panic and everyone starts running away, then a "goodwill gesture" is possible. But this will be very simple, because they consider Crimea to be the last fortress and will go to defend the peninsula to the end, ”Vadim Skibitsky emphasized.</text:p>
      <text:p text:style-name="P4">
News Source: <text:a xlink:type="simple" xlink:href="https://armyinform.com.ua/2023/05/03/v-okupovanomu-krymu-rosiyany-boyatsya-vsogo-i-droniv-i-partyzaniv-i-raket-vadym-skibiczkyj/" text:style-name="Internet_20_link" text:visited-style-name="Visited_20_Internet_20_Link">
https://armyinform.com.ua/2023/05/03/v-okupovanomu-krymu-rosiyany-boyatsya-vsogo-i-droniv-i-partyzaniv-i-raket-vadym-skibiczkyj/</text:a>
</text:p>
      <!--NEWS-->
      <text:h text:style-name="P10" text:outline-level="1">
<text:span text:style-name="T4">
Forces Tro showed how enemy mortar calculation was destroyed</text:span>
</text:h>
      <text:p text:style-name="P4">
Author: ['АРМІЯINFORM']</text:p>
      <text:p text:style-name="P4">
Time: 2023-05-03T63:00:00-04:00</text:p>
      <text:p text:style-name="P4">
Description: The result of the SPILE ROBOTI 103-YA of the Okremi Brigades of the Territory Defense of the Zbroyny forces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minometka-8-1.jpg" text:style-name="Internet_20_link" text:visited-style-name="Visited_20_Internet_20_Link">
minometka-8-1.jpg</text:a>
']</text:p>
      <text:p text:style-name="P4">
Tags: ['STOPRUSSIA', 'АГРЕСІЯ РФ', 'ВТОРГНЕННЯ РФ', 'СИЛИ ТЕРИТОРІАЛЬНОЇ ОБОРОНИ']</text:p>
      <text:p text:style-name="P4">
Category: News</text:p>
      <!--METADATA-->
      <text:p text:style-name="P4">
<draw:frame draw:style-name="fr1" draw:name="Image278" text:anchor-type="as-char" svg:width="6.9236in" svg:height="4.615733in" draw:z-index="0">
<draw:image xlink:href="../Images/AРМІЯINFORM/2023-05-03T63-00-00-04-00/minometka-8-1.jpg" xlink:type="simple" xlink:show="embed" xlink:actuate="onLoad" draw:mime-type="image/jpeg"/>
</draw:frame>
As a result of the joint work of the 103rd Separate Brigade of the Territorial Defense Forces of Ukraine and the 45th Separate Artillery Brigade of the Armed Forces, the hostile calculation was destroyed.</text:p>
      <text:p text:style-name="P4">
About it <text:a xlink:type="simple" xlink:href="https://www.facebook.com/TerritorialDefenseForces/videos/1172781576729027/" text:style-name="Internet_20_link" text:visited-style-name="Visited_20_Internet_20_Link">
report</text:a>
Forces of territorial defense of the Armed Forces.</text:p>
      <text:p text:style-name="P4">
“Rocian invaders thought they could firing Ukrainian positions with impunity. However, the aerial intelligence officers of the 103rd Separate Brigade of the Territorial Defense Forces of Ukraine lifted their drone into the air and not only noticed the active work of a hostile mortar, but also quickly handed over coordinates to the brothers from the 45th Correct Artillery Brigade of the Armed Forces of Ukraine. The rapid coordination of isarthurists, adjustments and accuracy became the key to success in the battlefield. Common efforts to win!” - The message says.</text:p>
      <text:p text:style-name="P4">
News Source: <text:a xlink:type="simple" xlink:href="https://armyinform.com.ua/2023/05/03/syly-tro-pokazaly-yak-znyshhyly-vorozhyj-minometnyj-rozrahunok/" text:style-name="Internet_20_link" text:visited-style-name="Visited_20_Internet_20_Link">
https://armyinform.com.ua/2023/05/03/syly-tro-pokazaly-yak-znyshhyly-vorozhyj-minometnyj-rozrahunok/</text:a>
</text:p>
      <!--NEWS-->
      <text:h text:style-name="P10" text:outline-level="1">
<text:span text:style-name="T4">
On May 4, a briefing will take place: "Presentation of the first social investigation of Russian prisoners of war"</text:span>
</text:h>
      <text:p text:style-name="P4">
Author: ['АРМІЯINFORM']</text:p>
      <text:p text:style-name="P4">
Time: 2023-05-03T64:00:00-04:00</text:p>
      <text:p text:style-name="P4">
Description: 4 Herbalum of 11:00 at Military Media Center Blaphing on the topic: “Presentation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279" text:anchor-type="as-char" svg:width="6.9236in" svg:height="3.894525in" draw:z-index="0">
<draw:image xlink:href="../Images/AРМІЯINFORM/2023-05-03T64-00-00-04-00/military-media-center.jpg" xlink:type="simple" xlink:show="embed" xlink:actuate="onLoad" draw:mime-type="image/jpeg"/>
</draw:frame>
<text:span text:style-name="T4">
 4 May at 11:00 </text:span>
 U <text:a xlink:type="simple" xlink:href="https://t.me/militarymediacenter/1843" text:style-name="Internet_20_link" text:visited-style-name="Visited_20_Internet_20_Link">
Military Mediacenter</text:a>
There will be a briefing on the topic: "Presentation of the first sociological study of Russian -wave -in -law".</text:p>
      <text:p text:style-name="P4">
<text:span text:style-name="T4">
 The speakers of the event: </text:span>
</text:p>
      <ul>
        <li>
a representative of the coordination headquarters on the management of prisoners of war Andriy Yusov; * The speaker of the state project was captured by Russian and Belarusian military "I want to live" Vitaliy Matvienko.</li>
      </ul>
      <text:p text:style-name="P4">
Accreditation of media representatives is required and will last until 10.00 on May 4.</text:p>
      <text:p text:style-name="P4">
Accreditation applications send to the e -mail address: <text:a xlink:type="simple" xlink:href="https://armyinform.com.ua/cdn-cgi/l/email-protection" text:style-name="Internet_20_link" text:visited-style-name="Visited_20_Internet_20_Link">
[emailprotected]</text:a>
indicating the name, name and wishes of the journalist, name of the publication, the number of accreditation of the Armed Forces, contact phone.</text:p>
      <text:p text:style-name="P4">
News Source: <text:a xlink:type="simple" xlink:href="https://armyinform.com.ua/2023/05/03/4-travnya-vidbudetsya-bryfing-prezentacziya-pershogo-soczdoslidzhennya-rosijskyh-vijskovopolonenyh/" text:style-name="Internet_20_link" text:visited-style-name="Visited_20_Internet_20_Link">
https://armyinform.com.ua/2023/05/03/4-travnya-vidbudetsya-bryfing-prezentacziya-pershogo-soczdoslidzhennya-rosijskyh-vijskovopolonenyh/</text:a>
</text:p>
      <!--NEWS-->
      <text:h text:style-name="P10" text:outline-level="1">
<text:span text:style-name="T4">
The guards of the sky knocked down the Russian reconnaissance drone in Dnipropetrovsk region</text:span>
</text:h>
      <text:p text:style-name="P4">
Author: ['АРМІЯINFORM']</text:p>
      <text:p text:style-name="P4">
Time: 2023-05-03T65:00:00-04:00</text:p>
      <text:p text:style-name="P4">
Description: About the Urani of the Vorozhoy Drona was laid out at the preservation of the Divate command "SCID".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5/bpla_1.jpg" text:style-name="Internet_20_link" text:visited-style-name="Visited_20_Internet_20_Link">
bpla_1.jpg</text:a>
']</text:p>
      <text:p text:style-name="P4">
Tags: ['АТАКА ДРОНІВ', 'БПЛА', 'ВТОРГНЕННЯ РФ', 'ДНІПРО']</text:p>
      <text:p text:style-name="P4">
Category: News</text:p>
      <!--METADATA-->
      <text:p text:style-name="P4">
<draw:frame draw:style-name="fr1" draw:name="Image280" text:anchor-type="as-char" svg:width="6.9236in" svg:height="5.19847in" draw:z-index="0">
<draw:image xlink:href="../Images/AРМІЯINFORM/2023-05-03T65-00-00-04-00/bpla_1.jpg" xlink:type="simple" xlink:show="embed" xlink:actuate="onLoad" draw:mime-type="image/jpeg"/>
</draw:frame>
The lesion of the enemy drone was reported in the press service of the Air Command "East".</text:p>
      <text:p text:style-name="P4">
Thus, it is noted that this day in the area of Mykolaivka of the Dniprovsky district department of the air command "East" another UAV was shot. On this section "Cartographer".</text:p>
      <text:p text:style-name="P4">
"Cartographer" - a classified Russian reconnaissance multi -purposeless complex is a part of the PTERO family.</text:p>
      <text:p text:style-name="P4">
The drone is designed to carry out panoramic aerial photo- and videos with the ability to transmit collected information to the control point in real time.</text:p>
      <text:p text:style-name="P4">
It can be used to reconnaissance to adjust the artillery and rocket strokes.</text:p>
      <text:p text:style-name="P4">
_ Prepared Alexander Kolesnik_</text:p>
      <text:p text:style-name="P4">
News Source: <text:a xlink:type="simple" xlink:href="https://armyinform.com.ua/2023/05/03/vartovi-neba-zbyly-rosijskyj-rozviduvalnyj-bezpilotnyk-na-dnipropetrovshhyni/" text:style-name="Internet_20_link" text:visited-style-name="Visited_20_Internet_20_Link">
https://armyinform.com.ua/2023/05/03/vartovi-neba-zbyly-rosijskyj-rozviduvalnyj-bezpilotnyk-na-dnipropetrovshhyni/</text:a>
</text:p>
      <!--NEWS-->
      <text:h text:style-name="P10" text:outline-level="1">
<text:span text:style-name="T4">
On May 4, a briefing will take place on the implementation of inventions and innovations in the Security and Defense Sector</text:span>
</text:h>
      <text:p text:style-name="P4">
Author: ['АРМІЯINFORM']</text:p>
      <text:p text:style-name="P4">
Time: 2023-05-03T66:00:00-04:00</text:p>
      <text:p text:style-name="P4">
Description: 4 Herbalum of 12:00 at Military Media Center Briff, Briffing, Mechanizma's Tenders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military-media-center.jpg" text:style-name="Internet_20_link" text:visited-style-name="Visited_20_Internet_20_Link">
military-media-center.jpg</text:a>
']</text:p>
      <text:p text:style-name="P4">
Tags: ['БРИФІНГ']</text:p>
      <text:p text:style-name="P4">
Category: News</text:p>
      <!--METADATA-->
      <text:p text:style-name="P4">
<draw:frame draw:style-name="fr1" draw:name="Image281" text:anchor-type="as-char" svg:width="6.9236in" svg:height="3.894525in" draw:z-index="0">
<draw:image xlink:href="../Images/AРМІЯINFORM/2023-05-03T66-00-00-04-00/military-media-center.jpg" xlink:type="simple" xlink:show="embed" xlink:actuate="onLoad" draw:mime-type="image/jpeg"/>
</draw:frame>
<text:span text:style-name="T4">
 4 May at 12: 00 </text:span>
 U <text:a xlink:type="simple" xlink:href="https://t.me/militarymediacenter/1844" text:style-name="Internet_20_link" text:visited-style-name="Visited_20_Internet_20_Link">
Military Mediacenter</text:a>
There will be a briefing dedicated to the mechanism of evaluation and implementation of inventions and innovations, which are evaluated in the security and defense sector, with the participation of a representative of the central military and scientific management of the General Staff of Armed Forces of Colonel Volodymyr Kotsyuruba.</text:p>
      <text:p text:style-name="P4">
Accreditation of media representatives is required and will last until 10.00 on May 4.</text:p>
      <text:p text:style-name="P4">
Accreditation applications send to the e -mail address: <text:a xlink:type="simple" xlink:href="https://armyinform.com.ua/cdn-cgi/l/email-protection" text:style-name="Internet_20_link" text:visited-style-name="Visited_20_Internet_20_Link">
[emailprotected]</text:a>
indicating the name, name and wishes of the journalist, name of the publication, contact phone, electronic address.</text:p>
      <text:p text:style-name="P4">
News Source: <text:a xlink:type="simple" xlink:href="https://armyinform.com.ua/2023/05/03/4-travnya-vidbudetsya-bryfing-shhodo-vprovadzhen-vynahodiv-ta-innovaczij-v-sektori-bezpeky-ta-oborony/" text:style-name="Internet_20_link" text:visited-style-name="Visited_20_Internet_20_Link">
https://armyinform.com.ua/2023/05/03/4-travnya-vidbudetsya-bryfing-shhodo-vprovadzhen-vynahodiv-ta-innovaczij-v-sektori-bezpeky-ta-oborony/</text:a>
</text:p>
      <!--NEWS-->
      <text:h text:style-name="P10" text:outline-level="1">
<text:span text:style-name="T4">
To intimidate Ukrainians, the occupiers were brought to the occupied territories of managed criminality - Anna Malyar</text:span>
</text:h>
      <text:p text:style-name="P4">
Author: ['АРМІЯINFORM']</text:p>
      <text:p text:style-name="P4">
Time: 2023-05-03T67:00:00-04:00</text:p>
      <text:p text:style-name="P4">
Description: With the trimance of suspension, the fear of Rosіyska Percopulsi Vlada Tsіlales is a blanke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12/5f6a5358.jpg" text:style-name="Internet_20_link" text:visited-style-name="Visited_20_Internet_20_Link">
5f6a5358.jpg</text:a>
']</text:p>
      <text:p text:style-name="P4">
Tags: ['STOPRUSSIA', 'ГАННА МАЛЯР']</text:p>
      <text:p text:style-name="P4">
Category: News</text:p>
      <!--METADATA-->
      <text:p text:style-name="P4">
<draw:frame draw:style-name="fr1" draw:name="Image282" text:anchor-type="as-char" svg:width="6.9236in" svg:height="4.615733in" draw:z-index="0">
<draw:image xlink:href="../Images/AРМІЯINFORM/2023-05-03T67-00-00-04-00/5f6a5358.jpg" xlink:type="simple" xlink:show="embed" xlink:actuate="onLoad" draw:mime-type="image/jpeg"/>
</draw:frame>
Gannamaars. Photo: Dmitry Yurchenko / Armyinfom</text:p>
      <text:p text:style-name="P4">
In order to keep society in fear, the Russian occupation authorities intensify the criminogenic situation in temporarily occupied territories. For this purpose, specially prepared groups of pipelines are used, which are formed mostly of persons who have a criminal past.</text:p>
      <text:p text:style-name="P4">
About it <text:a xlink:type="simple" xlink:href="https://t.me/annamaliar/692" text:style-name="Internet_20_link" text:visited-style-name="Visited_20_Internet_20_Link">
stated</text:a>
Deputy Minister of Defense of Ukraine Anna Malyar.</text:p>
      <text:p text:style-name="P4">
"In this way, the occupiers deliberately provoke an increase in the number of cases of conflict in public, which grow into a cruel beating of citizens of disagreements with the Russian occupation regime," Anna Malyta said. "It is noticeable that the so -called investigative bodies in investigating conflict situations make decisions solely in favor of pro -Russian providers."</text:p>
      <text:p text:style-name="P4">
Thus, according to Anna Malyar, the majority of mass fights in the settlement of Kherson region, which resulted in citizens received significant bodily harm, "investigators" were classified as not having a crime, Avin's Russian provocateurs cannot be brought to criminal responsibility.</text:p>
      <text:p text:style-name="P4">
"The Russian Federation always uses criminality for political purposes. In 2014-2015, they brought to us their" thieves in the law "to disconnect and destabilize the situation.</text:p>
      <text:p text:style-name="P4">
What is this for? In an unstable internal environment, the Russians to make their criminal intentions.</text:p>
      <text:p text:style-name="P4">
So, if they bring their criminals to temporarily occupied territories, then they are not so easy to do. We have to loosen and intimidate for the "Russian measure", the Deputy Minister of Defense of Ukraine sums up.</text:p>
      <text:p text:style-name="P4">
News Source: <text:a xlink:type="simple" xlink:href="https://armyinform.com.ua/2023/05/03/dlya-zalyakuvannya-ukrayincziv-okupanty-zavezly-na-okupovani-terytoriyi-kerovanyj-kryminalitet-ganna-malyar/" text:style-name="Internet_20_link" text:visited-style-name="Visited_20_Internet_20_Link">
https://armyinform.com.ua/2023/05/03/dlya-zalyakuvannya-ukrayincziv-okupanty-zavezly-na-okupovani-terytoriyi-kerovanyj-kryminalitet-ganna-malyar/</text:a>
</text:p>
      <!--NEWS-->
      <text:h text:style-name="P10" text:outline-level="1">
<text:span text:style-name="T4">
As a result of the Russian blow to Kherson the hypermarket is destroyed, there are dead</text:span>
</text:h>
      <text:p text:style-name="P4">
Author: ['АРМІЯINFORM']</text:p>
      <text:p text:style-name="P4">
Time: 2023-05-03T68:00:00-04:00</text:p>
      <text:p text:style-name="P4">
Description: Syogodnі, 3 traveler, close 11:00 p.m. Rosіyskі pipepa -nyskiye shook the impact on Kherson .... War with Ukraine 2022, war with Ukraine Latest news today, News War with Ukraine 2022 are the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b9036199-a5c4-4e58-98ab-c4edd34f1f7c-e1683111638237.jpg" text:style-name="Internet_20_link" text:visited-style-name="Visited_20_Internet_20_Link">
b9036199-a5c4-4e58-98ab-c4edd34f1f7c-e1683111638237.jpg</text:a>
']</text:p>
      <text:p text:style-name="P4">
Tags: ['АГРЕСІЯ РФ', 'ВТОРГНЕННЯ РФ', 'ДСНС УКРАЇНИ', 'ОБСТРІЛИ ІНФРАСТРУКТУРИ']</text:p>
      <text:p text:style-name="P4">
Category: News</text:p>
      <!--METADATA-->
      <text:p text:style-name="P4">
<draw:frame draw:style-name="fr1" draw:name="Image283" text:anchor-type="as-char" svg:width="6.9236in" svg:height="4.465722in" draw:z-index="0">
<draw:image xlink:href="../Images/AРМІЯINFORM/2023-05-03T68-00-00-04-00/b9036199-a5c4-4e58-98ab-c4edd34f1f7c-e1683111638237.jpg" xlink:type="simple" xlink:show="embed" xlink:actuate="onLoad" draw:mime-type="image/jpeg"/>
</draw:frame>
Today, on May 3, at about 11:00, Russian occupation troops struck Kherson. As a result of the shelling, 3 people were killed, 4 were injured.</text:p>
      <text:p text:style-name="P4">
About it <text:a xlink:type="simple" xlink:href="https://t.me/dsns_telegram/16468" text:style-name="Internet_20_link" text:visited-style-name="Visited_20_Internet_20_Link">
reports</text:a>
State Service of Ukraine from Emergency Situations.</text:p>
      <text:p text:style-name="P4">
“At about 11:00 the enemy struck the city hypermarket. In order as a result of the shelling 3 people were killed and injured 4. The hostage of the event works 15 rescuers and 3 units of equipment, ”the testimony said.</text:p>
      <text:p text:style-name="P4">
News Source: <text:a xlink:type="simple" xlink:href="https://armyinform.com.ua/2023/05/03/vnaslidok-rosijskogo-udaru-po-hersonu-zrujnovano-gipermarket-ye-zagybli/" text:style-name="Internet_20_link" text:visited-style-name="Visited_20_Internet_20_Link">
https://armyinform.com.ua/2023/05/03/vnaslidok-rosijskogo-udaru-po-hersonu-zrujnovano-gipermarket-ye-zagybli/</text:a>
</text:p>
      <!--NEWS-->
      <text:h text:style-name="P10" text:outline-level="1">
<text:span text:style-name="T4">
New Zealand has increased financial assistance to Ukraine and expanded sanctions against the Russian Federation</text:span>
</text:h>
      <text:p text:style-name="P4">
Author: ['АРМІЯINFORM']</text:p>
      <text:p text:style-name="P4">
Time: 2023-05-03T69:00:00-04:00</text:p>
      <text:p text:style-name="P4">
Description: NOVA ZELANOYYA is a fairly out of the defense -free zobin, and such a Humanitarian, law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5/newzealand_ukraine.jpg" text:style-name="Internet_20_link" text:visited-style-name="Visited_20_Internet_20_Link">
newzealand_ukraine.jpg</text:a>
']</text:p>
      <text:p text:style-name="P4">
Tags: ['ДОПОМОГА ПАРТНЕРІВ', 'ДОПОМОГУ УКРАЇНІ', 'ЕКОНОМІКА РФ', 'НОВА ЗЕЛАНДІЯ', 'САНКЦІЇ РФ', 'СВІТ ПІДТРИМУЄ УКРАЇНУ']</text:p>
      <text:p text:style-name="P4">
Category: News</text:p>
      <!--METADATA-->
      <text:p text:style-name="P4">
<draw:frame draw:style-name="fr1" draw:name="Image284" text:anchor-type="as-char" svg:width="6.9236in" svg:height="3.894525in" draw:z-index="0">
<draw:image xlink:href="../Images/AРМІЯINFORM/2023-05-03T69-00-00-04-00/newzealand_ukraine.jpg" xlink:type="simple" xlink:show="embed" xlink:actuate="onLoad" draw:mime-type="image/jpeg"/>
</draw:frame>
New Zealand has expanded its defensive obligations, as well as humanitarian, legal and economic support for Ukraine within the current international response to Russia's illegal aggressive war.</text:p>
      <text:p text:style-name="P4">
This was stated by Prime Minister of New Zealand Chris Hipkins, whose message <text:a xlink:type="simple" xlink:href="https://www.beehive.govt.nz/release/increase-nz-support-ukraine" text:style-name="Internet_20_link" text:visited-style-name="Visited_20_Internet_20_Link">
distributed</text:a>
The press service of the New Zealand government.</text:p>
      <text:p text:style-name="P4">
Prime Minister has announced a package(NZDF), which teaches Ukrainian military at the landfill plain army training area near London.</text:p>
      <text:p text:style-name="P4">
In particular, New Zealand pledged:</text:p>
      <ul>
        <li>
continue for one year of deployment of 95 servicemen of the Defense Forces of New Zealand to train and support the Armed Forces of Ukraine until June 30, 2024; * send two additional NZDF servicemen to Poland for space training programs for the Armed Forces of Ukraine by June 30, 2024; * Provide 2 million New Zealand dollars(<text:span text:style-name="T5">
belt 45.5 million UAH</text:span>
 _ - Ed .<text:span text:style-name="T5">
)To the Ukrainian Humanitarian Fund in support of providing medical care, food care, clean water, housing and other assistance; * allocate 1.5 million New Zealand dollars(_belt 34.1 million UAH</text:span>
 _ - Ed.)The UN High Commissioner for Refugees to provide humanitarian assistance to Ukrainian refugees; * 500,000 New Zealand dollars(<text:span text:style-name="T5">
belly 11.4 million UAH</text:span>
 _ - ed .<text:span text:style-name="T5">
)to direct for the New Zealand partnership to respond to natural disasters with non -governmental organizations of New Zealand regarding regional response to refugees; * 1.3 million dollars(_belly 29.5 million UAH</text:span>
 _ - Ed ._)Provide for the Office of the International Criminal Court and the Trust Fund for victims in order to ensure legal liability and justice for victims in Ukraine.In addition, New Zealand added 18 organizations and 9 people who support Russia against Ukraine.</li>
      </ul>
      <text:p text:style-name="P4">
“We continue to condemn the flashy and illegal actions of Russia. We repeat the Osklik to President Putin to end the war against Ukraine, the Vedovyeysk, and then start diplomatic talks to resolve this war, ”said Foreign Minister Nanai Makhuta.</text:p>
      <text:p text:style-name="P4">
News Source: <text:a xlink:type="simple" xlink:href="https://armyinform.com.ua/2023/05/03/nova-zelandiya-zbilshyla-finansovu-dopomogu-ukrayini-ta-rozshyryla-sankcziyi-protyv-rf/" text:style-name="Internet_20_link" text:visited-style-name="Visited_20_Internet_20_Link">
https://armyinform.com.ua/2023/05/03/nova-zelandiya-zbilshyla-finansovu-dopomogu-ukrayini-ta-rozshyryla-sankcziyi-protyv-rf/</text:a>
</text:p>
      <!--NEWS-->
      <text:h text:style-name="P10" text:outline-level="1">
<text:span text:style-name="T4">
NSDC: Ukraine has praised Ukraine's efforts on the way of legislative support for national sustainability</text:span>
</text:h>
      <text:p text:style-name="P4">
Author: ['АРМІЯINFORM']</text:p>
      <text:p text:style-name="P4">
Time: 2023-05-03T70:00:00-04:00</text:p>
      <text:p text:style-name="P4">
Description: Days at metro Krakiv (Polishchika Polish), Semіnar “Mizhvydcha Stekyst in Ukrainian” ... War with Ukraine 2022, War with Ukraine Latest News today,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bez-imeni-2.jpg" text:style-name="Internet_20_link" text:visited-style-name="Visited_20_Internet_20_Link">
bez-imeni-2.jpg</text:a>
']</text:p>
      <text:p text:style-name="P4">
Tags: ['МІЖВІДОМЧА СТІЙКІСТЬ', 'РНБО УКРАЇНИ']</text:p>
      <text:p text:style-name="P4">
Category: News</text:p>
      <!--METADATA-->
      <text:p text:style-name="P4">
<draw:frame draw:style-name="fr1" draw:name="Image285" text:anchor-type="as-char" svg:width="6.9236in" svg:height="4.595773in" draw:z-index="0">
<draw:image xlink:href="../Images/AРМІЯINFORM/2023-05-03T70-00-00-04-00/bez-imeni-2.jpg" xlink:type="simple" xlink:show="embed" xlink:actuate="onLoad" draw:mime-type="image/jpeg"/>
</draw:frame>
The other day in Krakow(Republic of Poland)The seminar "Interagency stability of the in Ukraine" was held with the participation of the Head of the Security Service of Critical Infrastructure Tymoshenko, during which she informed about the functioning system of national protection of critical infrastructure of Ukraine as one of the sustained elements of stability.</text:p>
      <text:p text:style-name="P4">
About it <text:a xlink:type="simple" xlink:href="https://www.rnbo.gov.ua/ua/Diialnist/6307.html" text:style-name="Internet_20_link" text:visited-style-name="Visited_20_Internet_20_Link">
reports</text:a>
National Security and Defense of Ukraine.</text:p>
      <text:p text:style-name="P4">
"We view Ukraine's support as a component of the international work system, and this seminar is a good opportunity to start the steps to take into account the conclusions obtained during recent research, tadosvid," said Sandra O'HERN, head of the Regional Institute of Security Program.</text:p>
      <text:p text:style-name="P4">
Colonel Matthew Neimayer, the head of the Central Marshall Strategic Studies Department, highly appreciated Ukraine's efforts to legislative support.</text:p>
      <text:p text:style-name="P4">
The team of the Institute of Security Management is professing NATO approach to defining tadetalization of stability. The NATO framework approach, adopted by the Alliance in Warsaw in July 2016, was developed as a response to security challenges, including the annexation of Crimea by Russia, the instability of the Close East and North Africa and cyber threat. Used as a basis, each participating country has developed its own strategies and rules.</text:p>
      <text:p text:style-name="P4">
Ukraine has also implemented similar legal financials since then.</text:p>
      <text:p text:style-name="P4">
The three-day event, which, among others, participated in 18 representatives of the Ukrainian authorities, was organized by the European Security Center for George K. Marshal's security in partnership with the Institute of Security Management of the University of Cabinet in the field of defense and security.</text:p>
      <text:p text:style-name="P4">
News Source: <text:a xlink:type="simple" xlink:href="https://armyinform.com.ua/2023/05/03/rnbo-u-yevropi-vysoko-oczinyly-zusyllya-ukrayiny-na-shlyahu-zakonodavchogo-zabezpechennya-naczionalnoyi-stijkosti/" text:style-name="Internet_20_link" text:visited-style-name="Visited_20_Internet_20_Link">
https://armyinform.com.ua/2023/05/03/rnbo-u-yevropi-vysoko-oczinyly-zusyllya-ukrayiny-na-shlyahu-zakonodavchogo-zabezpechennya-naczionalnoyi-stijkosti/</text:a>
</text:p>
      <!--NEWS-->
      <text:h text:style-name="P10" text:outline-level="1">
<text:span text:style-name="T4">
Last day, the occupiers struck 565 strokes from barrel artillery and RSLS in the Liman-Kupyan direction</text:span>
</text:h>
      <text:p text:style-name="P4">
Author: ['Володимир Віват']</text:p>
      <text:p text:style-name="P4">
Time: 2023-05-03T71:00:00-04:00</text:p>
      <text:p text:style-name="P4">
Description: At the Bakhmuts, the situation is folded, melted, novskladnish at the Sygodnі zhekh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09/bahmut2.jpg" text:style-name="Internet_20_link" text:visited-style-name="Visited_20_Internet_20_Link">
bahmut2.jpg</text:a>
']</text:p>
      <text:p text:style-name="P4">
Tags: ['БАХМУТ', 'ВОРОЖІ ОБСТРІЛИ', 'ВТОРГНЕННЯ РФ', 'ЄДИНІ НОВИНИ', 'СЕРГІЙ ЧЕРЕВАТИЙ']</text:p>
      <text:p text:style-name="P4">
Category: News</text:p>
      <!--METADATA-->
      <text:p text:style-name="P4">
<draw:frame draw:style-name="fr1" draw:name="Image286" text:anchor-type="as-char" svg:width="6.9236in" svg:height="3.883707in" draw:z-index="0">
<draw:image xlink:href="../Images/AРМІЯINFORM/2023-05-03T71-00-00-04-00/bahmut2.jpg" xlink:type="simple" xlink:show="embed" xlink:actuate="onLoad" draw:mime-type="image/jpeg"/>
</draw:frame>
In the Bakhmut direction, the situation is probably the most difficult to date with the front areas of the front, but controlled. A spokesman for the Eastern Grouping of the Armed Forces Colonel Sergeycheriev told about it on the air of the Telemarphone "Unin".</text:p>
      <text:p text:style-name="P4">
He reported that last day the enemy beat 399 times from different systems and caliber of our positions, there were 11 combatants. As a result of the actions of our defenders ,105 the invaders were destroyed, another 104 were injured. The forces of defense were also launched by the Buk's anti-aircraft missile complex, three guns, one self-propelled article "Carnation" and two field warehouses with ammunition.</text:p>
      <text:p text:style-name="P4">
At the same time, a spokesman for the Eastern Group of the Armed Forces said that in the Liman-Kupyansk direction, the enemy had inflicted 565 beats from the RSSV and the trunk and the barrel artillery, and one hostile took place. Our warriors destroyed 36 trainees, 108 wounded, tank T-82, two BMP-1 and mortar.</text:p>
      <ul>
        <li>
In this direction, for a long time, the enemy has no success. There were days when the enemy did not try to move forward. In general, it is possible to describe that here the enemy behaves morely more, only regular troops of the Russian Federation operate, - said Colonel Sergeycheryvaty.</li>
      </ul>
      <text:p text:style-name="P4">
News Source: <text:a xlink:type="simple" xlink:href="https://armyinform.com.ua/2023/05/03/mynuloyi-doby-okupanty-zavdaly-565-udariv-zi-stvolnoyi-artyleriyi-ta-rszv-na-lymansko-kupyanskomu-napryamku/" text:style-name="Internet_20_link" text:visited-style-name="Visited_20_Internet_20_Link">
https://armyinform.com.ua/2023/05/03/mynuloyi-doby-okupanty-zavdaly-565-udariv-zi-stvolnoyi-artyleriyi-ta-rszv-na-lymansko-kupyanskomu-napryamku/</text:a>
</text:p>
      <!--NEWS-->
      <text:h text:style-name="P10" text:outline-level="1">
<text:span text:style-name="T4">
All the violations of the captive defenders are properly recorded - coordination headquarters</text:span>
</text:h>
      <text:p text:style-name="P4">
Author: ['АРМІЯINFORM']</text:p>
      <text:p text:style-name="P4">
Time: 2023-05-03T72:00:00-04:00</text:p>
      <text:p text:style-name="P4">
Description: Ziinitivativ GO “About the quiet, about whom to be able” to the coordinating headquarters Zustilich Z ... War with Ukraine 2022, War with Ukraine Latest News today, News War with Ukraine 2022 Last for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5/bez-imeni-3.jpg" text:style-name="Internet_20_link" text:visited-style-name="Visited_20_Internet_20_Link">
bez-imeni-3.jpg</text:a>
']</text:p>
      <text:p text:style-name="P4">
Tags: ['ВІЙСЬКОВОПОЛОНЕНІ',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287" text:anchor-type="as-char" svg:width="6.9236in" svg:height="4.553939in" draw:z-index="0">
<draw:image xlink:href="../Images/AРМІЯINFORM/2023-05-03T72-00-00-04-00/bez-imeni-3.jpg" xlink:type="simple" xlink:show="embed" xlink:actuate="onLoad" draw:mime-type="image/jpeg"/>
</draw:frame>
On the initiative of the NGO "On those whom they are silent" at the coordination headquarters took place with the families of the defenders of the island of Snake, who were captured.</text:p>
      <text:p text:style-name="P4">
About it <text:a xlink:type="simple" xlink:href="https://t.me/Koord_shtab/942" text:style-name="Internet_20_link" text:visited-style-name="Visited_20_Internet_20_Link">
reports</text:a>
Coordinating headquarters for the issue of prisoners of war.</text:p>
      <text:p text:style-name="P4">
The event was attended by representatives of the coordination headquarters, the office of the Commissioner of the Sensory Council of Human Rights, the International Committee of the Red Cross of the State Border Guard Service of Ukraine.</text:p>
      <text:p text:style-name="P4">
Relatives of the prisoners drew attention to the fact that their loved ones are in Polonnikonnade and their health have deteriorated significantly during this time. In addition, they were interested in visiting the places of maintenance of prisoners of war with the responsible missions of the International Committee of the Red Cross.</text:p>
      <text:p text:style-name="P4">
For their part, representatives of the International Committee of the Red Cross(ICCH)They noted that in order to visit the places of freedom, they need to receive permission from the country that holds the prisoners. Ukraine adheres to the Geneva Conventions, so the ICCC has access to the maintenance of Russian -wave -in -law in our territory. Instead, access to the places of detention in Russia and temporarily -book territories is restricted.</text:p>
      <text:p text:style-name="P4">
According to the representative of the Office of the Commissioner of the Verkhovna Rada of Ukraine, with those servicemen who returned from captivity, responsible communication is carried out, and all violations of the rights they have suffered in Russian are properly recorded.</text:p>
      <text:p text:style-name="P4">
The headquarters representative noted that as soon as a new information about the serviceman of the serviceman appeared, it should be transferred immediately to the Coordination Staff of the National Information Bureau.</text:p>
      <text:p text:style-name="P4">
News Source: <text:a xlink:type="simple" xlink:href="https://armyinform.com.ua/2023/05/03/vsi-porushennya-prav-yaki-zaznaly-zahysnyky-u-poloni-nalezhnym-chynom-fiksuyutsya-koordynaczijnyj-shtab/" text:style-name="Internet_20_link" text:visited-style-name="Visited_20_Internet_20_Link">
https://armyinform.com.ua/2023/05/03/vsi-porushennya-prav-yaki-zaznaly-zahysnyky-u-poloni-nalezhnym-chynom-fiksuyutsya-koordynaczijnyj-shtab/</text:a>
</text:p>
      <!--NEWS-->
      <text:h text:style-name="P10" text:outline-level="1">
<text:span text:style-name="T4">
Fires at oil depots and rail accidents are a blow to the perception of the war by the Russians - Petro Chernik</text:span>
</text:h>
      <text:p text:style-name="P4">
Author: ['АРМІЯINFORM']</text:p>
      <text:p text:style-name="P4">
Time: 2023-05-03T73:00:00-04:00</text:p>
      <text:p text:style-name="P4">
Description: At NICH, the OZHEZHA was sleeping at Naftobaz near the Krasnodar region of the Rosiye Nedalik VID ... The war with Ukraine 2022, the war with Ukraine is the latest news today, the news war with Ukraine 2022 The last to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hoto_5373230681636850021_y.jpg" text:style-name="Internet_20_link" text:visited-style-name="Visited_20_Internet_20_Link">
photo_5373230681636850021_y.jpg</text:a>
']</text:p>
      <text:p text:style-name="P4">
Tags: ['MILITARY MEDIA CENTER', 'STOPRUSSIA', 'АГРЕСІЯ РФ', 'ВТОРГНЕННЯ РФ', 'ПЕТРО ЧЕРНИК']</text:p>
      <text:p text:style-name="P4">
Category: News</text:p>
      <!--METADATA-->
      <text:p text:style-name="P4">
<draw:frame draw:style-name="fr1" draw:name="Image288" text:anchor-type="as-char" svg:width="6.9236in" svg:height="4.615733in" draw:z-index="0">
<draw:image xlink:href="../Images/AРМІЯINFORM/2023-05-03T73-00-00-04-00/photo_5373230681636850021_y.jpg" xlink:type="simple" xlink:show="embed" xlink:actuate="onLoad" draw:mime-type="image/jpeg"/>
</draw:frame>
On Wednesday night, a fire broke out at the oil depot in the Krasnodar region of the Russian Russian bridge. Several more incidents have had long been in the Russian Federation, including two freight trains came down from rails in the results of the Bryansk region on Monday and Tuesday.</text:p>
      <text:p text:style-name="P4">
About it in a comment <text:a xlink:type="simple" xlink:href="https://t.me/militarymediacenter/1845" text:style-name="Internet_20_link" text:visited-style-name="Visited_20_Internet_20_Link">
Military Mediacenter</text:a>
The military analyst Petro Chernik said.</text:p>
      <text:p text:style-name="P4">
"Everything that is happening in the territory of the Russian Federation in the part of the extermination of fuel and lubricants and any other valuable materials that provide the war are unlikely good,"-said Petro Chernik.</text:p>
      <text:p text:style-name="P4">
He noted that these events have an important strategic context.</text:p>
      <text:p text:style-name="P4">
"The reflection of the" special military operation "returned to the territory of Russia. And the psychological trauma is serious for them, ”the analyst said, adding that they were confident in the impossibility of actions of any character in them. However, they occur.</text:p>
      <text:p text:style-name="P4">
According to Petro Chernyk, in the general strategic context, it should be understood that "Ukraine has finally intercepted a strategic initiative."</text:p>
      <text:p text:style-name="P4">
"But from a strategic initiative to a strategic fracture, he is quite far," he added.</text:p>
      <text:p text:style-name="P4">
According to the analyst, it is now possible to observe "the first signs of the so -called rail. The question only in the tone of this rail war, of course, wants more. "</text:p>
      <text:p text:style-name="P4">
"But I think that if those" other planetary forces "have groaned these pain points, the tones will only develop," - summarizes Petro Chernik.</text:p>
      <text:p text:style-name="P4">
News Source: <text:a xlink:type="simple" xlink:href="https://armyinform.com.ua/2023/05/03/pozhezhi-na-naftobazah-i-avariyi-na-zaliznyczi-ye-udarom-po-spryjnyattyu-vijny-rosiyanamy-petro-chernyk/" text:style-name="Internet_20_link" text:visited-style-name="Visited_20_Internet_20_Link">
https://armyinform.com.ua/2023/05/03/pozhezhi-na-naftobazah-i-avariyi-na-zaliznyczi-ye-udarom-po-spryjnyattyu-vijny-rosiyanamy-petro-chernyk/</text:a>
</text:p>
      <!--NEWS-->
      <text:h text:style-name="P10" text:outline-level="1">
<text:span text:style-name="T4">
Today the occupiers fired twice the border of Chernihiv and Sumy region - OK "North"</text:span>
</text:h>
      <text:p text:style-name="P4">
Author: ['АРМІЯINFORM']</text:p>
      <text:p text:style-name="P4">
Time: 2023-05-03T74:00:00-04:00</text:p>
      <text:p text:style-name="P4">
Description: The village at 16:00 3 Rosіyskі Viechyki Dvichi was plagued by the Bengiegist Bengіvsko one ... War with Ukraine 2022, War with Ukraine Latest News today, News War with Ukraine 2022 are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2/e0518923-66f3-4f84-8c91-7dff01bffe22_cx3_cy11_cw86_w1200_r1.jpg" text:style-name="Internet_20_link" text:visited-style-name="Visited_20_Internet_20_Link">
e0518923-66f3-4f84-8c91-7dff01bffe22_cx3_cy11_cw86_w1200_r1.jpg</text:a>
']</text:p>
      <text:p text:style-name="P4">
Tags: []</text:p>
      <text:p text:style-name="P4">
Category: News</text:p>
      <!--METADATA-->
      <text:p text:style-name="P4">
<draw:frame draw:style-name="fr1" draw:name="Image289" text:anchor-type="as-char" svg:width="6.9236in" svg:height="3.894525in" draw:z-index="0">
<draw:image xlink:href="../Images/AРМІЯINFORM/2023-05-03T74-00-00-04-00/e0518923-66f3-4f84-8c91-7dff01bffe22_cx3_cy11_cw86_w1200_r1.jpg" xlink:type="simple" xlink:show="embed" xlink:actuate="onLoad" draw:mime-type="image/jpeg"/>
</draw:frame>
As of 16:00 on May 3, Russian troops fired twice borderline and Sumy region. About this <text:a xlink:type="simple" xlink:href="https://www.facebook.com/kommander.nord/posts/610107931148235" text:style-name="Internet_20_link" text:visited-style-name="Visited_20_Internet_20_Link">
it is referred</text:a>
The depiction page of the command on the Facebook page.</text:p>
      <text:p text:style-name="P4">
From 10:30 to 10:35 4 parishes were recorded, probably with a mortar 120 mm, in the district. Novasilivka. There was no information about the losses among the local population or damage to civilian infrastructure.</text:p>
      <text:p text:style-name="P4">
At about 10:30 there were 2 arrivals, probably with a mortar 120 mm, in the area of NP Buchka. There was no information about losses among the local population or damage to civil infrastructure.</text:p>
      <text:p text:style-name="P4">
News Source: <text:a xlink:type="simple" xlink:href="https://armyinform.com.ua/2023/05/03/operatyvna-informacziya-vid-operatyvnogo-komanduvannya-pivnich/" text:style-name="Internet_20_link" text:visited-style-name="Visited_20_Internet_20_Link">
https://armyinform.com.ua/2023/05/03/operatyvna-informacziya-vid-operatyvnogo-komanduvannya-pivnich/</text:a>
</text:p>
      <!--NEWS-->
      <text:h text:style-name="P10" text:outline-level="1">
<text:span text:style-name="T4">
Ukraine and Finland have begun preparation of the 16th Defense Package very important for our protection</text:span>
</text:h>
      <text:p text:style-name="P4">
Author: ['АРМІЯINFORM']</text:p>
      <text:p text:style-name="P4">
Time: 2023-05-03T75:00:00-04:00</text:p>
      <text:p text:style-name="P4">
Description: At the Office Vizita, the President of Ukraine Volodymyr ... war with Ukraine 2022, the war with Ukraine is the latest news today, the war with Ukraine 2022, the last ones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zelya.jpeg" text:style-name="Internet_20_link" text:visited-style-name="Visited_20_Internet_20_Link">
zelya.jpeg</text:a>
', '<text:a xlink:type="simple" xlink:href="https://armyinform.com.ua/wp-content/uploads/2023/05/zelya222.jpeg" text:style-name="Internet_20_link" text:visited-style-name="Visited_20_Internet_20_Link">
zelya222.jpeg</text:a>
', '<text:a xlink:type="simple" xlink:href="https://armyinform.com.ua/wp-content/uploads/2023/05/zelya333.jpeg" text:style-name="Internet_20_link" text:visited-style-name="Visited_20_Internet_20_Link">
zelya333.jpeg</text:a>
', '<text:a xlink:type="simple" xlink:href="https://armyinform.com.ua/wp-content/uploads/2023/05/zelya44.jpeg" text:style-name="Internet_20_link" text:visited-style-name="Visited_20_Internet_20_Link">
zelya44.jpeg</text:a>
']</text:p>
      <text:p text:style-name="P4">
Tags: ['STOPRUSSIA', 'АГРЕСІЯ РФ', 'ВОЛОДИМИР ЗЕЛЕНСЬКИЙ', 'ВТОРГНЕННЯ РФ', 'ФІНЛЯНДІЯ']</text:p>
      <text:p text:style-name="P4">
Category: News</text:p>
      <!--METADATA-->
      <text:p text:style-name="P4">
<draw:frame draw:style-name="fr1" draw:name="Image290" text:anchor-type="as-char" svg:width="6.9236in" svg:height="4.617948in" draw:z-index="0">
<draw:image xlink:href="../Images/AРМІЯINFORM/2023-05-03T75-00-00-04-00/zelya.jpeg" xlink:type="simple" xlink:show="embed" xlink:actuate="onLoad" draw:mime-type="image/jpeg"/>
</draw:frame>
Within the official visit to the Finnish Republic, President of Ukraine Zelensky held a meeting with Finland President Sauli Niinsto.</text:p>
      <text:p text:style-name="P4">
About it <text:a xlink:type="simple" xlink:href="https://www.president.gov.ua/news/ukrayina-j-finlyandiya-rozpochali-pidgotovku-16-go-oboronnog-82617" text:style-name="Internet_20_link" text:visited-style-name="Visited_20_Internet_20_Link">
reports</text:a>
Office of the President of Ukraine.</text:p>
      <text:p text:style-name="P4">
The head of the Ukrainian state expressed gratitude to Sauli Niintyo for the invitation to take away Helsinki.</text:p>
      <text:p text:style-name="P4">
“I feel that this visit will be very productive. Our delegation will return to the way to what our soldiers are waiting for and everyone who works for our defense. When we strengthen our defense when we restore our borders, we make more and more borders of all our partners and, of course, Finland, ”said Vladimir Zelensky,” Vladimir Zelensky said. When communicating with media representatives, the reserves of negotiations with Sauli Niinsto in Helsinki.</text:p>
      <text:p text:style-name="P4">
<draw:frame draw:style-name="fr1" draw:name="Image291" text:anchor-type="as-char" svg:width="6.9236in" svg:height="4.617948in" draw:z-index="0">
<draw:image xlink:href="../Images/AРМІЯINFORM/2023-05-03T75-00-00-04-00/zelya222.jpeg" xlink:type="simple" xlink:show="embed" xlink:actuate="onLoad" draw:mime-type="image/jpeg"/>
</draw:frame>
According to the President of Ukraine, despite the fact that the aggressor state is located only a few hundred kilometers from the capital of Finland, thanks to the joint security of Ukraine and partners, the aggressor will never get Helsinki.</text:p>
      <text:p text:style-name="P4">
“On behalf of all Ukrainians, I want to express admiration for the courage of the Finnish Narode. In Ukraine, almost every bookstore sells books about your warfare, the memoirs of your national hero - Marshal Mannerheim. It is a lot of things saying, ”Volodymyr Zelenskyy emphasized.</text:p>
      <text:p text:style-name="P4">
According to him, protection against Russian aggression and defense issues are the main negotiations today.</text:p>
      <text:p text:style-name="P4">
“Finland consistently supports our freedom, the territorial integrity of Isverevreny, as well as all the principles of international law on which the peace ofness of peoples depends. I am grateful for 15 military assistance packages that are eritical for us. Today we have agreed to accelerate the granting of a 15-dose, and also started preparation of the next, 16th defense package, which is very important to us, ”the President of Ukraine said.</text:p>
      <text:p text:style-name="P4">
In addition, according to the Head of State, Finland and Sauli Nionyo personally support Ukraine's efforts aimed at achieving a long -term peace for the whole Ukrainian people.</text:p>
      <text:p text:style-name="P4">
“It is on this basis that we cooperate to realize our peace formula. I thank you, Mr. President, for your personal contribution to the strengthening of a global coalition working on the termination of Russian aggression, and for your assistance in the implementation of peace formulas, ”Volodymyr Zelenskyy emphasized.He also noted the assistance from Finland in overcoming the consequences of Russian ropes on Ukrainian energy.</text:p>
      <text:p text:style-name="P4">
"I thank Finland's business for helping with the Finnish government, the existence of energy equipment we need to Ukraine," the head of the Ukrainian state proclaimed.</text:p>
      <text:p text:style-name="P4">
During the meeting, the parties also discussed cooperation in European Taiurotlantic Integration.</text:p>
      <text:p text:style-name="P4">
"I thank Mr. President for expressing his support to Ukraine. We will later discuss the preparation of the next EU sanctions package against Russia, as well as compliance with existing sanctions, from which Russia is constantly trying to sung. We all have to remember: the more we will press on the aggressor, the sooner this aggression will end, ”Volodymyr Zelenskyy stressed.</text:p>
      <text:p text:style-name="P4">
For her part, Sauli Ninity assured that Finland would continue to support Ukraine.</text:p>
      <text:p text:style-name="P4">
"The 15th Package of Assistance is already preparing, and I am absolutely sure that it will be a consequence, 16th," he said.</text:p>
      <text:p text:style-name="P4">
<draw:frame draw:style-name="fr1" draw:name="Image292" text:anchor-type="as-char" svg:width="6.9236in" svg:height="4.617948in" draw:z-index="0">
<draw:image xlink:href="../Images/AРМІЯINFORM/2023-05-03T75-00-00-04-00/zelya44.jpeg" xlink:type="simple" xlink:show="embed" xlink:actuate="onLoad" draw:mime-type="image/jpeg"/>
</draw:frame>
According to Sauli Ninity, the Russian invasion of Ukraine has violated the global safety of countries and nations that are not directly related to the war. In particular, competitions for the souls of peoples are now ongoing, so it is very important to clearly and correctly call what is happening in the world.</text:p>
      <text:p text:style-name="P4">
In the context of the implementation of the Ukrainian formula of peace and holding the Summit of the Peace President of Finland noted that his state supports the idea of a just liberty for Ukraine.</text:p>
      <text:p text:style-name="P4">
News Source: <text:a xlink:type="simple" xlink:href="https://armyinform.com.ua/2023/05/03/ukrayina-j-finlyandiya-rozpochaly-pidgotovku-16-go-oboronnogo-paketu-duzhe-vazhlyvogo-dlya-ukrayinskogo-zahystu/" text:style-name="Internet_20_link" text:visited-style-name="Visited_20_Internet_20_Link">
https://armyinform.com.ua/2023/05/03/ukrayina-j-finlyandiya-rozpochaly-pidgotovku-16-go-oboronnogo-paketu-duzhe-vazhlyvogo-dlya-ukrayinskogo-zahystu/</text:a>
</text:p>
      <!--NEWS-->
      <text:h text:style-name="P10" text:outline-level="1">
<text:span text:style-name="T4">
Kherson residents can be evacuated free of charge by buses</text:span>
</text:h>
      <text:p text:style-name="P4">
Author: ['АРМІЯINFORM']</text:p>
      <text:p text:style-name="P4">
Time: 2023-05-03T76:00:00-04:00</text:p>
      <text:p text:style-name="P4">
Description: Vidteper to the bilsh of nonsense regions of Meshkantsi Khersonskoye can be eaten ... War with Ukraine 2022, War with Ukraine Latest News today, News War with Ukraine 2022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4/evakuacziya-prypyati.jpg" text:style-name="Internet_20_link" text:visited-style-name="Visited_20_Internet_20_Link">
evakuacziya-prypyati.jpg</text:a>
']</text:p>
      <text:p text:style-name="P4">
Tags: ['STOPRUSSIA', 'АГРЕСІЯ РФ', 'ВТОРГНЕННЯ РФ', 'МІНРЕІНТЕГРАЦІЇ']</text:p>
      <text:p text:style-name="P4">
Category: News</text:p>
      <!--METADATA-->
      <text:p text:style-name="P4">
<draw:frame draw:style-name="fr1" draw:name="Image293" text:anchor-type="as-char" svg:width="6.9236in" svg:height="3.895758in" draw:z-index="0">
<draw:image xlink:href="../Images/AРМІЯINFORM/2023-05-03T76-00-00-04-00/evakuacziya-prypyati.jpg" xlink:type="simple" xlink:show="embed" xlink:actuate="onLoad" draw:mime-type="image/jpeg"/>
</draw:frame>
From now on, the residents of Kherson region can be exposed to free buses. Recently, the first evawatobus arrived to Odessa.</text:p>
      <text:p text:style-name="P4">
About it <text:a xlink:type="simple" xlink:href="https://minre.gov.ua/2023/05/03/zhyteli-hersonshhyny-mozhut-bezkoshtovno-evakuyuvatysya-avtobusamy/" text:style-name="Internet_20_link" text:visited-style-name="Visited_20_Internet_20_Link">
reports</text:a>
Ministry of Reintegration of Temporarily Occupied Territories of Ukraine.</text:p>
      <text:p text:style-name="P4">
Upon arrival at the destination, the evacuated were guaranteed financial assistance in the amount of 2 thousand hryvnias for adults and 3 thousand hryvnias for children under 18 years of age and persons with disabilities.</text:p>
      <text:p text:style-name="P4">
Evacuation by buses is carried out by preliminary entry. To do this, you need to contact local authorities, call the hot lineron ova: 0 800 330 951, 0 800 330 951,(091)481-78-45 or write in Viber, Telegram, Signal, WhatsApp on the number:(093)011-95-96.</text:p>
      <text:p text:style-name="P4">
Also, you can report to evacuation on the hotline of crisis reacting: 15-48.</text:p>
      <text:p text:style-name="P4">
News Source: <text:a xlink:type="simple" xlink:href="https://armyinform.com.ua/2023/05/03/zhyteli-hersonshhyny-mozhut-bezkoshtovno-evakuyuvatysya-avtobusamy/" text:style-name="Internet_20_link" text:visited-style-name="Visited_20_Internet_20_Link">
https://armyinform.com.ua/2023/05/03/zhyteli-hersonshhyny-mozhut-bezkoshtovno-evakuyuvatysya-avtobusamy/</text:a>
</text:p>
      <!--NEWS-->
      <text:h text:style-name="P10" text:outline-level="1">
<text:span text:style-name="T4">
"Ukraine hopes to get battle aircraft after a successful offensive on the front" - Volodymyr Zelenskyy</text:span>
</text:h>
      <text:p text:style-name="P4">
Author: ['АРМІЯINFORM']</text:p>
      <text:p text:style-name="P4">
Time: 2023-05-03T77:00:00-04:00</text:p>
      <text:p text:style-name="P4">
Description: President Volodymyr Zelensky, Kho Ukrainian Otrima Boyovi Lіd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volo.jpeg" text:style-name="Internet_20_link" text:visited-style-name="Visited_20_Internet_20_Link">
volo.jpeg</text:a>
', '<text:a xlink:type="simple" xlink:href="https://armyinform.com.ua/wp-content/uploads/2023/05/volo-1.jpeg" text:style-name="Internet_20_link" text:visited-style-name="Visited_20_Internet_20_Link">
volo-1.jpeg</text:a>
']</text:p>
      <text:p text:style-name="P4">
Tags: ['STOPRUSSIA', 'АГРЕСІЯ РФ', 'ВОЛОДИМИР ЗЕЛЕНСЬКИЙ', 'ВТОРГНЕННЯ РФ']</text:p>
      <text:p text:style-name="P4">
Category: News</text:p>
      <!--METADATA-->
      <text:p text:style-name="P4">
<draw:frame draw:style-name="fr1" draw:name="Image294" text:anchor-type="as-char" svg:width="6.9236in" svg:height="4.617948in" draw:z-index="0">
<draw:image xlink:href="../Images/AРМІЯINFORM/2023-05-03T77-00-00-04-00/volo.jpeg" xlink:type="simple" xlink:show="embed" xlink:actuate="onLoad" draw:mime-type="image/jpeg"/>
</draw:frame>
President Volodymyr Zelenskyy is convinced that Ukraine will receive battle aircraft from the partner states after successful offensive actions on the battlefield with the Russian safety profession. He said this when communicating with media representatives with presidents of the meeting with the President of the Finland Republic of Sauli Niiniya Ugelsinki.</text:p>
      <text:p text:style-name="P4">
About it <text:a xlink:type="simple" xlink:href="https://www.president.gov.ua/news/ukrayina-spodivayetsya-otrimati-bojovi-litaki-pislya-uspishn-82621" text:style-name="Internet_20_link" text:visited-style-name="Visited_20_Internet_20_Link">
reports</text:a>
Office of the President of Ukraine.</text:p>
      <text:p text:style-name="P4">
The Head of State stressed that earlier Ukraine received new visa -arms from partners after the success made on the battlefield with the enemy.</text:p>
      <text:p text:style-name="P4">
“Why am I sure that we will have planes? Because soon we will have a successful action. And after them, I am sure, they will give us planes, ” - said Volodymyr Zelensky.</text:p>
      <text:p text:style-name="P4">
<draw:frame draw:style-name="fr1" draw:name="Image295" text:anchor-type="as-char" svg:width="6.9236in" svg:height="4.617948in" draw:z-index="0">
<draw:image xlink:href="../Images/AРМІЯINFORM/2023-05-03T77-00-00-04-00/volo-1.jpeg" xlink:type="simple" xlink:show="embed" xlink:actuate="onLoad" draw:mime-type="image/jpeg"/>
</draw:frame>
The President also noted that Ukraine is expecting clear signals to support our country's membership in the Alliance.</text:p>
      <text:p text:style-name="P4">
“Until the war is going on, we will not be in NATO. We are clearly aware of it. But they would be more than "open doors", partners make us a powerful cries that would motivate Ukrainian society. We would like to support today, ”the Head of State emphasized.</text:p>
      <text:p text:style-name="P4">
He noted that the important manifestations of Ukraine's political support will be to become effective security guarantees on the way to membership in the Alliance.</text:p>
      <text:p text:style-name="P4">
“On the way, while we have war, we need security guarantees for now until we are in NATO. But in any case, our goal is to have full membership in the Alliance, ”Volodymyr Zelenskyy emphasized.</text:p>
      <text:p text:style-name="P4">
News Source: <text:a xlink:type="simple" xlink:href="https://armyinform.com.ua/2023/05/03/ukrayina-spodivayetsya-otrymaty-bojovi-litaky-pislya-uspishnogo-nastupu-na-fronti-volodymyr-zelenskyj/" text:style-name="Internet_20_link" text:visited-style-name="Visited_20_Internet_20_Link">
https://armyinform.com.ua/2023/05/03/ukrayina-spodivayetsya-otrymaty-bojovi-litaky-pislya-uspishnogo-nastupu-na-fronti-volodymyr-zelenskyj/</text:a>
</text:p>
      <!--NEWS-->
      <text:h text:style-name="P10" text:outline-level="1">
<text:span text:style-name="T4">
The Minister of Defense presented state and departmental awards to representatives of different professions for contribution to the victory of Ukraine</text:span>
</text:h>
      <text:p text:style-name="P4">
Author: ['АРМІЯINFORM']</text:p>
      <text:p text:style-name="P4">
Time: 2023-05-03T78:00:00-04:00</text:p>
      <text:p text:style-name="P4">
Description: Mainstro defense of Ukraine Oleksiy Reznikov, having handed over the sovereigns of the same nagorodi Vіskovim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cea9789ec888210fcb87807f0aa8604605b56307.jpg" text:style-name="Internet_20_link" text:visited-style-name="Visited_20_Internet_20_Link">
cea9789ec888210fcb87807f0aa8604605b56307.jpg</text:a>
', '<text:a xlink:type="simple" xlink:href="https://armyinform.com.ua/wp-content/uploads/2023/05/5bf5de650b93582439775ad281425512c9cab585-150x150.jpg" text:style-name="Internet_20_link" text:visited-style-name="Visited_20_Internet_20_Link">
5bf5de650b93582439775ad281425512c9cab585-150x150.jpg</text:a>
', '<text:a xlink:type="simple" xlink:href="https://armyinform.com.ua/wp-content/uploads/2023/05/e7c927a6e004bbad2afbc71af4c96b29eb31d706-150x150.jpg" text:style-name="Internet_20_link" text:visited-style-name="Visited_20_Internet_20_Link">
e7c927a6e004bbad2afbc71af4c96b29eb31d706-150x150.jpg</text:a>
', '<text:a xlink:type="simple" xlink:href="https://armyinform.com.ua/wp-content/uploads/2023/05/4def42fd6f752587a2aaafc26ee5b24af91e63c6-150x150.jpg" text:style-name="Internet_20_link" text:visited-style-name="Visited_20_Internet_20_Link">
4def42fd6f752587a2aaafc26ee5b24af91e63c6-150x150.jpg</text:a>
', '<text:a xlink:type="simple" xlink:href="https://armyinform.com.ua/wp-content/uploads/2023/05/aac365f7972f508b1b22f468a5acbe5f635ae9e8-150x150.jpg" text:style-name="Internet_20_link" text:visited-style-name="Visited_20_Internet_20_Link">
aac365f7972f508b1b22f468a5acbe5f635ae9e8-150x150.jpg</text:a>
']</text:p>
      <text:p text:style-name="P4">
Tags: ['МІНІСТР ОБОРОНИ УКРАЇНИ ОЛЕКСІЙ РЕЗНІКОВ']</text:p>
      <text:p text:style-name="P4">
Category: News</text:p>
      <!--METADATA-->
      <text:p text:style-name="P4">
<draw:frame draw:style-name="fr1" draw:name="Image296" text:anchor-type="as-char" svg:width="6.9236in" svg:height="4.742666in" draw:z-index="0">
<draw:image xlink:href="../Images/AРМІЯINFORM/2023-05-03T78-00-00-04-00/cea9789ec888210fcb87807f0aa8604605b56307.jpg" xlink:type="simple" xlink:show="embed" xlink:actuate="onLoad" draw:mime-type="image/jpeg"/>
</draw:frame>
The Minister of Defense of Ukraine Alexei Reznikov presented state and departmental reward and civilian workers of the components of defense forces, staff of theamcritical infrastructure, utilities, volunteers, as well as representatives of the assignment for personal contribution to the victory of Ukraine.</text:p>
      <text:p text:style-name="P4">
<text:a xlink:type="simple" xlink:href="https://armyinform.com.ua/wp-content/uploads/2023/05/5bf5de650b93582439775ad281425512c9cab585.jpg" text:style-name="Internet_20_link" text:visited-style-name="Visited_20_Internet_20_Link">
!(Images/AРМІЯINFORM/2023-05-03T78-00-00-04-00/5bf5de650b93582439775ad281425512c9cab585-150x150.jpg)</text:a>
</text:p>
      <text:p text:style-name="P4">
<text:a xlink:type="simple" xlink:href="https://armyinform.com.ua/wp-content/uploads/2023/05/e7c927a6e004bbad2afbc71af4c96b29eb31d706.jpg" text:style-name="Internet_20_link" text:visited-style-name="Visited_20_Internet_20_Link">
<draw:frame draw:style-name="fr1" draw:name="Image297" text:anchor-type="as-char" svg:width="6.9236in" svg:height="6.9236in" draw:z-index="0">
<draw:image xlink:href="../Images/AРМІЯINFORM/2023-05-03T78-00-00-04-00/e7c927a6e004bbad2afbc71af4c96b29eb31d706-150x150.jpg" xlink:type="simple" xlink:show="embed" xlink:actuate="onLoad" draw:mime-type="image/jpeg"/>
</draw:frame>
</text:a>
The Minister of Defense stressed that the Ukrainian people inspired the whole world, formerly thought that Kiev would fall in three days, and in three weeks - Ukraine. "This did not happen thanks to you, thanks to your friends, brothers, sisters, relatives," said Alexei Reznikov.</text:p>
      <text:p text:style-name="P4">
<text:a xlink:type="simple" xlink:href="https://armyinform.com.ua/wp-content/uploads/2023/05/4def42fd6f752587a2aaafc26ee5b24af91e63c6.jpg" text:style-name="Internet_20_link" text:visited-style-name="Visited_20_Internet_20_Link">
!(Images/AРМІЯINFORM/2023-05-03T78-00-00-04-00/4def42fd6f752587a2aaafc26ee5b24af91e63c6-150x150.jpg)</text:a>
</text:p>
      <text:p text:style-name="P4">
<text:a xlink:type="simple" xlink:href="https://armyinform.com.ua/wp-content/uploads/2023/05/aac365f7972f508b1b22f468a5acbe5f635ae9e8.jpg" text:style-name="Internet_20_link" text:visited-style-name="Visited_20_Internet_20_Link">
<draw:frame draw:style-name="fr1" draw:name="Image298" text:anchor-type="as-char" svg:width="6.9236in" svg:height="6.9236in" draw:z-index="0">
<draw:image xlink:href="../Images/AРМІЯINFORM/2023-05-03T78-00-00-04-00/aac365f7972f508b1b22f468a5acbe5f635ae9e8-150x150.jpg" xlink:type="simple" xlink:show="embed" xlink:actuate="onLoad" draw:mime-type="image/jpeg"/>
</draw:frame>
</text:a>
"Are you a military, volunteer, physician, rescuer, liaison, ITHER ... I have to tell you" Thank you!" For what you have already done, and continue to do the main task of Ukraine - the victory of Ukraine over the Russian invaders, the victory of our country over the so -called "second army of the world", - the Minister of Defense of Ukraine Alexei Reznikov.</text:p>
      <text:p text:style-name="P4">
News Source: <text:a xlink:type="simple" xlink:href="https://armyinform.com.ua/2023/05/03/ministr-oborony-vruchyv-derzhavni-ta-vidomchi-nagorody-predstavnykam-riznyh-profesij-za-vnesok-u-peremogu-ukrayiny/" text:style-name="Internet_20_link" text:visited-style-name="Visited_20_Internet_20_Link">
https://armyinform.com.ua/2023/05/03/ministr-oborony-vruchyv-derzhavni-ta-vidomchi-nagorody-predstavnykam-riznyh-profesij-za-vnesok-u-peremogu-ukrayiny/</text:a>
</text:p>
      <!--NEWS-->
      <text:h text:style-name="P10" text:outline-level="1">
<text:span text:style-name="T4">
Ukrainian defenders per day repelled about 30 enemy attacks</text:span>
</text:h>
      <text:p text:style-name="P4">
Author: ['АРМІЯINFORM']</text:p>
      <text:p text:style-name="P4">
Time: 2023-05-03T79:00:00-04:00</text:p>
      <text:p text:style-name="P4">
Description: Opponent I did ZoServilu, the main Zuill on the leading advancing di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foto_8_zsu.jpg" text:style-name="Internet_20_link" text:visited-style-name="Visited_20_Internet_20_Link">
foto_8_zsu.jpg</text:a>
']</text:p>
      <text:p text:style-name="P4">
Tags: ['STOPRUSSIA', 'АГРЕСІЯ РФ', 'ВТОРГНЕННЯ РФ', 'ГШ ЗСУ', 'ХРОНІКА ОБОРОНИ']</text:p>
      <text:p text:style-name="P4">
Category: News</text:p>
      <!--METADATA-->
      <text:p text:style-name="P4">
<draw:frame draw:style-name="fr1" draw:name="Image299" text:anchor-type="as-char" svg:width="6.9236in" svg:height="4.615733in" draw:z-index="0">
<draw:image xlink:href="../Images/AРМІЯINFORM/2023-05-03T79-00-00-04-00/foto_8_zsu.jpg" xlink:type="simple" xlink:show="embed" xlink:actuate="onLoad" draw:mime-type="image/jpeg"/>
</draw:frame>
Illustrative Photo <text:span text:style-name="T4">
 🔥 Situation on Russian invasion </text:span>
</text:p>
      <text:p text:style-name="P4">
The enemy continues to focus the main efforts on leading the offensive actions of Nalimansk, Bakhmut, Avdiiv and Mariinsky directions, where the units of the Defense Forces of Ukraine repelled about 30 attacks. The fiercest are afraid of Bakhmut and Marinka.</text:p>
      <text:p text:style-name="P4">
About it on Facebook <text:a xlink:type="simple" xlink:href="https://www.facebook.com/GeneralStaff.ua/posts/pfbid02yM9WCQsK5sDmFjR4GCs2yPfwr2xTWTY2c6EzfHGouEnTeJyvBWBrbomHcQbPhkLKl" text:style-name="Internet_20_link" text:visited-style-name="Visited_20_Internet_20_Link">
reports</text:a>
The General Staff of the Armed Forces.</text:p>
      <text:p text:style-name="P4">
“In the Bakhmut direction, the enemy continues to take offensive actions. Bakhmut's boys continue. The attacks of the invaders in the direction of the populated punctuny York were unsuccessful. Orykhovo-Vasylivka, Bakhmut, Ivanivske, Yar, White Mountain, North and South, as well as New Yorkdonetsk region were injured from hostile shelling, ”the report said.</text:p>
      <text:p text:style-name="P4">
News Source: <text:a xlink:type="simple" xlink:href="https://armyinform.com.ua/2023/05/03/ukrayinski-zahysnyky-za-dobu-vidbyly-blyzko-30-vorozhyh-atak/" text:style-name="Internet_20_link" text:visited-style-name="Visited_20_Internet_20_Link">
https://armyinform.com.ua/2023/05/03/ukrayinski-zahysnyky-za-dobu-vidbyly-blyzko-30-vorozhyh-atak/</text:a>
</text:p>
      <!--NEWS-->
      <text:h text:style-name="P10" text:outline-level="1">
<text:span text:style-name="T4">
"2022 was a year of survival for Ukraine, and 2023 will be the year of efficiency" - Andriy Shevchenko</text:span>
</text:h>
      <text:p text:style-name="P4">
Author: ['Світлана Кирган']</text:p>
      <text:p text:style-name="P4">
Time: 2023-05-03T80:00:00-04:00</text:p>
      <text:p text:style-name="P4">
Description: The intercessor of the Ministan defense of Ukraine Zwan єvropeiyko ilpyskoi Andriy Shevchenko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acd42d1be689873adac939c8b78d96f377b8593b.jpg" text:style-name="Internet_20_link" text:visited-style-name="Visited_20_Internet_20_Link">
acd42d1be689873adac939c8b78d96f377b8593b.jpg</text:a>
', '<text:a xlink:type="simple" xlink:href="https://armyinform.com.ua/wp-content/uploads/2023/05/photo_2023-05-03_22-20-06.jpg" text:style-name="Internet_20_link" text:visited-style-name="Visited_20_Internet_20_Link">
photo_2023-05-03_22-20-06.jpg</text:a>
']</text:p>
      <text:p text:style-name="P4">
Tags: []</text:p>
      <text:p text:style-name="P4">
Category: News</text:p>
      <!--METADATA-->
      <text:p text:style-name="P4">
<draw:frame draw:style-name="fr1" draw:name="Image300" text:anchor-type="as-char" svg:width="6.9236in" svg:height="5.19847in" draw:z-index="0">
<draw:image xlink:href="../Images/AРМІЯINFORM/2023-05-03T80-00-00-04-00/acd42d1be689873adac939c8b78d96f377b8593b.jpg" xlink:type="simple" xlink:show="embed" xlink:actuate="onLoad" draw:mime-type="image/jpeg"/>
</draw:frame>
The Deputy Minister of Defense of Ukraine for European Integration Andriyshevchenko met in Kiev with a German delegation headed by a deputy by Rhoderich Kizyvetter.</text:p>
      <text:p text:style-name="P4">
Foreign guests were informed about the situation on the fronts of the Russian-Ukrainian military, in particular on current fighting in Donetsk and Lugansk and Lugansk, as well as the security situation in the Black Sea.</text:p>
      <text:p text:style-name="P4">
Andriy Shevchenko emphasized the importance of maintaining a positive dynamic supply to Ukraine with the necessary weapons and other material and technical assistance. He thanked the government and the people of Germany for comprehensive support from Ukraine from the first days of a large -scale invasion of the Russian Federation and stressed that Germany's everyday assistance is one of the key to our success on the polyb.</text:p>
      <text:p text:style-name="P4">
<draw:frame draw:style-name="fr1" draw:name="Image301" text:anchor-type="as-char" svg:width="6.9236in" svg:height="4.275323in" draw:z-index="0">
<draw:image xlink:href="../Images/AРМІЯINFORM/2023-05-03T80-00-00-04-00/photo_2023-05-03_22-20-06.jpg" xlink:type="simple" xlink:show="embed" xlink:actuate="onLoad" draw:mime-type="image/jpeg"/>
</draw:frame>
- We are grateful for the continued work to support our country at all diplomatic sites. Western, and, in particular, German weapons helps to preserve their life defenders and defenders and peaceful Ukrainians. Thanks to the modern weapon, our soldiers bring the victory of Ukraine, - said Andrey Shevchenko.</text:p>
      <text:p text:style-name="P4">
The Deputy Minister of Defense of Ukraine also focused on the themidemilitarization of Crimea and stressed that the Russian Federation is now using the occupied ottoses as a military base and does not stop increasing its honesty.</text:p>
      <text:p text:style-name="P4">
-For more effective counteraction to the enemy, we need more weapons, and it is apparent that if 2022 was a year of survival for Ukraine, then 2023-year-old will be a year of efficiency,-said Andrey Shevchenko.</text:p>
      <text:p text:style-name="P4">
The German guests expressed their readiness to continue to support Ukraine in solidarity with the Ukrainian people.</text:p>
      <text:p text:style-name="P4">
News Source: <text:a xlink:type="simple" xlink:href="https://armyinform.com.ua/2023/05/03/2022-buv-dlya-ukrayiny-rokom-vyzhyvannya-a-2023-stane-rokom-efektyvnosti-andrij-shevchenko/" text:style-name="Internet_20_link" text:visited-style-name="Visited_20_Internet_20_Link">
https://armyinform.com.ua/2023/05/03/2022-buv-dlya-ukrayiny-rokom-vyzhyvannya-a-2023-stane-rokom-efektyvnosti-andrij-shevchenko/</text:a>
</text:p>
      <!--NEWS-->
      <text:h text:style-name="P10" text:outline-level="1">
<text:span text:style-name="T4">
Our defenders do not let the enemy move forward and cause him significant losses - Sergey Teltytsky</text:span>
</text:h>
      <text:p text:style-name="P4">
Author: ['Володимир Віват']</text:p>
      <text:p text:style-name="P4">
Time: 2023-05-03T81:00:00-04:00</text:p>
      <text:p text:style-name="P4">
Description: About the Operational Atmosphere on the front of the gazydachiv telemarafon “єdini novi”, having pricked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telyatyczkyj.jpeg" text:style-name="Internet_20_link" text:visited-style-name="Visited_20_Internet_20_Link">
telyatyczkyj.jpeg</text:a>
']</text:p>
      <text:p text:style-name="P4">
Tags: []</text:p>
      <text:p text:style-name="P4">
Category: News</text:p>
      <!--METADATA-->
      <text:p text:style-name="P4">
<draw:frame draw:style-name="fr1" draw:name="Image302" text:anchor-type="as-char" svg:width="6.9236in" svg:height="4.615733in" draw:z-index="0">
<draw:image xlink:href="../Images/AРМІЯINFORM/2023-05-03T81-00-00-04-00/telyatyczkyj.jpeg" xlink:type="simple" xlink:show="embed" xlink:actuate="onLoad" draw:mime-type="image/jpeg"/>
</draw:frame>
Colonel Sergey Teltytsytsky informed about the operational situation on the front of the audience of the only news.</text:p>
      <text:p text:style-name="P4">
The officer reported that the situation is currently controlled in the Avdeevsky and Mariinsky directions. Russian troops continue to concentrate their aspirations on the offensive actions, while actively used as possible tactical and army aviation to strike at our position.</text:p>
      <ul>
        <li>
In particular, 18 hostile attacks were reflected in the last day, the enemy made 268 immigrants from the RSSV, the artillery and tanks. Our defenders do not allow the enemy to move forward and cause him significant losses, - said the Committee of the United Tavriya Defense Forces.</li>
      </ul>
      <text:p text:style-name="P4">
Regarding the Zaporizhzhya direction, Colonel Sergey Teltytsky said that the character of the enemy remains here unchanged-the enemy is engaged in engineering and fortification equipment of positions, the installation of mine-production. Over the past day, 84 shelling of the Armed Forces of the Russian Federation has been recorded here.</text:p>
      <text:p text:style-name="P4">
News Source: <text:a xlink:type="simple" xlink:href="https://armyinform.com.ua/2023/05/03/nashi-zahysnyky-ne-dayut-protyvnyku-prosunutysya-vpered-ta-zavdayut-jomu-suttyevyh-vtrat-sergij-telyatyczkyj/" text:style-name="Internet_20_link" text:visited-style-name="Visited_20_Internet_20_Link">
https://armyinform.com.ua/2023/05/03/nashi-zahysnyky-ne-dayut-protyvnyku-prosunutysya-vpered-ta-zavdayut-jomu-suttyevyh-vtrat-sergij-telyatyczkyj/</text:a>
</text:p>
      <!--NEWS-->
      <text:h text:style-name="P10" text:outline-level="1">
<text:span text:style-name="T4">
In Helsinki, the President of Ukraine met with the Speaker of the Parliament of Finland</text:span>
</text:h>
      <text:p text:style-name="P4">
Author: ['АРМІЯINFORM']</text:p>
      <text:p text:style-name="P4">
Time: 2023-05-03T82:00:00-04:00</text:p>
      <text:p text:style-name="P4">
Description: At the Office VIZITS, President of Ukraine President Volodimir Zelensky Proviv ... War with Ukraine 2022, War with Ukraine Latest News Today, News War with Ukraine 2022 Last today, will there be a war between Ukraine and Russia and when, a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volod.jpeg" text:style-name="Internet_20_link" text:visited-style-name="Visited_20_Internet_20_Link">
volod.jpeg</text:a>
']</text:p>
      <text:p text:style-name="P4">
Tags: ['STOPRUSSIA', 'АГРЕСІЯ РФ', 'ВОЛОДИМИР ЗЕЛЕНСЬКИЙ', 'ВТОРГНЕННЯ РФ']</text:p>
      <text:p text:style-name="P4">
Category: News</text:p>
      <!--METADATA-->
      <text:p text:style-name="P4">
<draw:frame draw:style-name="fr1" draw:name="Image303" text:anchor-type="as-char" svg:width="6.9236in" svg:height="4.617948in" draw:z-index="0">
<draw:image xlink:href="../Images/AРМІЯINFORM/2023-05-03T82-00-00-04-00/volod.jpeg" xlink:type="simple" xlink:show="embed" xlink:actuate="onLoad" draw:mime-type="image/jpeg"/>
</draw:frame>
Within the framework of the official visit to Finland, President of Ukraine Volodymyr Zelensky resigned with the Parliament of the country, the leader of the National Coalition Party of Petter Orpo.</text:p>
      <text:p text:style-name="P4">
About it <text:a xlink:type="simple" xlink:href="https://www.president.gov.ua/news/u-gelsinki-prezident-ukrayini-proviv-zustrich-zi-spikerom-pa-82625" text:style-name="Internet_20_link" text:visited-style-name="Visited_20_Internet_20_Link">
reports</text:a>
Office of the President of Ukraine.</text:p>
      <text:p text:style-name="P4">
The Head of State thanked for the support of Ukraine in these difficult times of struggle by the ranking of Russia.</text:p>
      <text:p text:style-name="P4">
“I thank the Finnish people for such a large, powerful support throughout the months of this full -scale war. For the support of our people and, of course, our military on the battlefield. After all, for us today the main task is to get all our territories, ”he said.</text:p>
      <text:p text:style-name="P4">
Volodymyr Zelensky congratulated Petter Orpo and his party on the victory of the recent parliamentary elections.</text:p>
      <text:p text:style-name="P4">
The head of the Ukrainian state expressed his belief that cooperation with the new government of Finland will actively develop after the process of its formation.</text:p>
      <text:p text:style-name="P4">
During the meeting, the President thanked all the political forces of Finland with a puppy political support and large -scale practical assistance to our state in Russian aggression.</text:p>
      <text:p text:style-name="P4">
He emphasized the importance of a shelter provided by more than 50,000 Nam -Ukrainians who found protection against war on Finnish land.</text:p>
      <text:p text:style-name="P4">
Volodymyr Zelenskyy invited Petter Orpo to visit Ukraine at a convenient time.</text:p>
      <text:p text:style-name="P4">
News Source: <text:a xlink:type="simple" xlink:href="https://armyinform.com.ua/2023/05/03/u-gelsinki-prezydent-ukrayiny-proviv-zustrich-zi-spikerom-parlamentu-finlyandiyi/" text:style-name="Internet_20_link" text:visited-style-name="Visited_20_Internet_20_Link">
https://armyinform.com.ua/2023/05/03/u-gelsinki-prezydent-ukrayiny-proviv-zustrich-zi-spikerom-parlamentu-finlyandiyi/</text:a>
</text:p>
      <!--NEWS-->
      <text:h text:style-name="P10" text:outline-level="1">
<text:span text:style-name="T4">
The United Kingdom has allocated £ 3 million for Ukraine utter - Emine Dzhaparova</text:span>
</text:h>
      <text:p text:style-name="P4">
Author: ['Світлана Кирган']</text:p>
      <text:p text:style-name="P4">
Time: 2023-05-03T83:00:00-04:00</text:p>
      <text:p text:style-name="P4">
Description: Once by the trauma, one of the huts of the belongings of the Milions of the Milienons of the Svidachiv by the Svitі ... the war with Ukraine 2022, the war with Ukraine is the latest news today, the News War with Ukraine 2022 is the last for today, will there be a war between Ukraine and Russia and when, the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do_materialu-scaled.jpg" text:style-name="Internet_20_link" text:visited-style-name="Visited_20_Internet_20_Link">
do_materialu-scaled.jpg</text:a>
']</text:p>
      <text:p text:style-name="P4">
Tags: []</text:p>
      <text:p text:style-name="P4">
Category: News</text:p>
      <!--METADATA-->
      <text:p text:style-name="P4">
<draw:frame draw:style-name="fr1" draw:name="Image304" text:anchor-type="as-char" svg:width="6.9236in" svg:height="5.735049in" draw:z-index="0">
<draw:image xlink:href="../Images/AРМІЯINFORM/2023-05-03T83-00-00-04-00/do_materialu-scaled.jpg" xlink:type="simple" xlink:show="embed" xlink:actuate="onLoad" draw:mime-type="image/jpeg"/>
</draw:frame>
Already in May, one of the most anticipated and favorite millions of viewers in the world will start a cultural event - the International Song Contest of Eurovision. The Territus Ukraine has become its winner, however, due to a large -scale invasion of HRF, this year's competition on behalf of Ukraine will take place in the United Kingdom.</text:p>
      <ul>
        <li>
The United Kingdom has allocated £ three million to be able to conduct Ukrainian projects. In order for Ukraine to be seen, they are Ukrainian. And not just through the holiday, but in particular, on the challenges that are present. Three thousand free tickets to Ukrainians will be given to the British plot as part of the promotional events, - said the First Deputy Ministry of Ukraine Emine Dzhaparova. - We have stunted with Ukrainian well -known designers. They will represent a different merch that presents Ukraine.</li>
      </ul>
      <text:p text:style-name="P4">
Read also:</text:p>
      <text:p text:style-name="P4">
<text:a xlink:type="simple" xlink:href="https://armyinform.com.ua/2022/07/08/ukrayinskyj-borshh-bilshe-nikoly-ne-nazvut-rosijskym-supom/" text:style-name="Internet_20_link" text:visited-style-name="Visited_20_Internet_20_Link">
Ukrainian borsch will never be called "Russian soup"</text:a>
The promotional events will also discuss Ukrainian cuisine. Thus, according to Dzhaparov, the famous Ukrainian chef Yevhen Klopotenko will prepare borsch with bored pears and prepare Crimean Tatar Chebureks.</text:p>
      <ul>
        <li>
We will try to tell and show Ukraine also through the culinary -radiation of different regions of our country, - she explained.</li>
      </ul>
      <text:p text:style-name="P4">
News Source: <text:a xlink:type="simple" xlink:href="https://armyinform.com.ua/2023/05/03/velyka-brytaniya-vydilyla-3-miljony-funtiv-sterlingiv-dlya-promocziyi-ukrayiny-emine-dzhaparova/" text:style-name="Internet_20_link" text:visited-style-name="Visited_20_Internet_20_Link">
https://armyinform.com.ua/2023/05/03/velyka-brytaniya-vydilyla-3-miljony-funtiv-sterlingiv-dlya-promocziyi-ukrayiny-emine-dzhaparova/</text:a>
</text:p>
      <!--NEWS-->
      <text:h text:style-name="P10" text:outline-level="1">
<text:span text:style-name="T4">
The preparation of a new EU sanction package for Russia - Olga Stefanyshyn is ongoing</text:span>
</text:h>
      <text:p text:style-name="P4">
Author: ['Єгор Брайлян']</text:p>
      <text:p text:style-name="P4">
Time: 2023-05-03T84:00:00-04:00</text:p>
      <text:p text:style-name="P4">
Description: About Tsekrem'r-Minіstra Zwropeisyo, that is the same, the war with Ukraine 2022, the war with Ukraine is the latest news today, the news with Ukraine 2022 is the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fsh-pbuwcaavede-1.jpeg" text:style-name="Internet_20_link" text:visited-style-name="Visited_20_Internet_20_Link">
fsh-pbuwcaavede-1.jpeg</text:a>
']</text:p>
      <text:p text:style-name="P4">
Tags: ['ЄВРОСОЮЗ', 'КАБІНЕТ МІНІСТРІВ УКРАЇНИ', 'НАТО', 'ОЛЬГА СТЕФАНІШИНА', 'СВІТ ПІДТРИМУЄ УКРАЇНУ', 'УКРАЇНА – НАТО']</text:p>
      <text:p text:style-name="P4">
Category: News</text:p>
      <!--METADATA-->
      <text:p text:style-name="P4">
<draw:frame draw:style-name="fr1" draw:name="Image305" text:anchor-type="as-char" svg:width="6.9236in" svg:height="4.615733in" draw:z-index="0">
<draw:image xlink:href="../Images/AРМІЯINFORM/2023-05-03T84-00-00-04-00/fsh-pbuwcaavede-1.jpeg" xlink:type="simple" xlink:show="embed" xlink:actuate="onLoad" draw:mime-type="image/jpeg"/>
</draw:frame>
Olga Stephanyshyn said this Viceremier-Minister for European and Euro-Atlantic Integration in a comment to the correspondent.</text:p>
      <text:p text:style-name="P4">
She told about NATO Summit plans and Ukraine's further military support from the EU:</text:p>
      <ul>
        <li>
The preparation of a new European Union sanction package for Russia is underway. The EU itself is now working on the issue of centralized defense purchases. The defense industry is a sphere where cooperation with Ukraine will be strengthened. EU defensive policy is formed jointly.</li>
      </ul>
      <text:p text:style-name="P4">
There is already a well -established mechanism for Ukraine's military cooperation with the European Union. The General Staff of the Armed Forces, the Ministry of Defense form the lists of the necessary weapons, which is then processed in Brussels. The EU Supreme Sedarial Representative for Foreign Affairs and Security Policy Josep Borrel provides coordination of the process.</text:p>
      <text:p text:style-name="P4">
This is how Olga Stephanyshyn said about the future summit of North Atlantic Aless, which will take place in July in Vilnius:</text:p>
      <text:p text:style-name="P4">
-At the NATO summit in Vilnius, they offer to create a NATO-Ukraine Council, where 32 states will be where there will be(NATO and Ukraine. - _ ed.<text:span text:style-name="T5">
)where every ally will contribute to Ukraine's support. The Council should replace the Commission Ukraine -Nato(Established in 1997 as one of the tools of political dialogue. —</text:span>
 ed._).</text:p>
      <text:p text:style-name="P4">
Серед очікувань, які українська сторона чітко озвучує союзникам, є визначенняшляху України до членства в НАТО, запрошення України в Альянс. У Вільнюсі будеоголошено про оновлений комплексний пакет допомоги, що включатиме також напрямдосягнення повної взаємосумісності. Також очікуємо на подальшу допомогуАльянсу в проведенні реформ у секторі безпеки та оборони — резюмувала ОльгаСтефанішина.</text:p>
      <text:p text:style-name="P4">
News Source: <text:a xlink:type="simple" xlink:href="https://armyinform.com.ua/2023/05/03/tryvaye-pidgotovka-novogo-sankczijnogo-paketa-yes-shhodo-rosiyi-olga-stefanishyna/" text:style-name="Internet_20_link" text:visited-style-name="Visited_20_Internet_20_Link">
https://armyinform.com.ua/2023/05/03/tryvaye-pidgotovka-novogo-sankczijnogo-paketa-yes-shhodo-rosiyi-olga-stefanishyna/</text:a>
</text:p>
      <!--NEWS-->
      <text:h text:style-name="P10" text:outline-level="1">
<text:span text:style-name="T4">
What stands in the phrase "Bakhmut continues in Bakhmut" - an explanation from Anna Malyar</text:span>
</text:h>
      <text:p text:style-name="P4">
Author: ['Володимир Віват']</text:p>
      <text:p text:style-name="P4">
Time: 2023-05-03T85:00:00-04:00</text:p>
      <text:p text:style-name="P4">
Description: The Rosіyskiy Vіskami set the head to take PID control Bakhmut up to 9 injuries. TSH, ... War with Ukraine 2022, War with Ukraine latest news today, News War with Ukraine 2022 The last for today, will there be a war between Ukraine and Russia and when, the war with Ukraine in 2022 will be or not, whether there will be, whether there will be a war The war with Ukraine in the near future says, the war with Ukraine, Ukrainian news today, Ukrainian news in Ukrainian media in Russian</text:p>
      <text:p text:style-name="P4">
Images: ['<text:a xlink:type="simple" xlink:href="https://armyinform.com.ua/wp-content/uploads/2022/11/3abe99c73b70ca76453cd7b6e6ea482b.webp" text:style-name="Internet_20_link" text:visited-style-name="Visited_20_Internet_20_Link">
3abe99c73b70ca76453cd7b6e6ea482b.webp</text:a>
']</text:p>
      <text:p text:style-name="P4">
Tags: ['БАХМУТСЬКИЙ НАПРЯМОК', 'ГАННА МАЛЯР']</text:p>
      <text:p text:style-name="P4">
Category: News</text:p>
      <!--METADATA-->
      <text:p text:style-name="P4">
<draw:frame draw:style-name="fr1" draw:name="Image306" text:anchor-type="as-char" svg:width="6.9236in" svg:height="3.4618in" draw:z-index="0">
<draw:image xlink:href="../ConvertedIMGs/AРМІЯINFORM/2023-05-03T85-00-00-04-00/3abe99c73b70ca76453cd7b6e6ea482b.png" xlink:type="simple" xlink:show="embed" xlink:actuate="onLoad" draw:mime-type="image/png"/>
</draw:frame>
The Russian troops were tasked with taking control of Bakhmut by May 9. This is, in fact, a feature inherent in them - love for symbolism, historical parallels, attachments to certain dates. And this is their weakness, because they become in this forecast.</text:p>
      <text:p text:style-name="P4">
This was emphasized by the Deputy Minister of Defense of Ukraine Anna Malyar in the Evirithelovia Marathon "Unified News".</text:p>
      <ul>
        <li>
In general, if you systematically evaluate the situation on the front, it is heterogeneous. Some of us, like in the East, are very fierce battles. But when it comes to the north, a trusted manner that borders on Belarus and that borders with Russia, there is another situation, "Anna Malyar said.</li>
      </ul>
      <text:p text:style-name="P4">
She noted that in the border areas, the Russian Federation still holds a number of people, weapons and equipment. Speaking of Prollorus, we do not see the formation of offensive groups there, but the traffic equipment and people in the republic is constantly happening. Tsims are constantly conducting training and training our forces of defense of tableware, which work out all possible variants of events. They have a redundant attack, in general to any scenario.</text:p>
      <ul>
        <li>
The Russian main efforts have now concentrated in the east of our country. They are in the defense in general, and the East is the epicenter of all events. They could not capture the whole of Ukraine, and now they are trying to move in parts, - said the Deputy Minister of Defense of Ukraine. - Donetsk and Lugansk region is their first goal. That is, all the forces are thrown east, where they try to make four directions. And we see that they are very fast, literally, change their tactics depending on our reaction.</li>
      </ul>
      <text:p text:style-name="P4">
For example, Anna Malyar brought the situation in the estuary, where the enemy is on the offensive, then, having received a powerful repel, begins to regroup, something there to bring and organize the offensive again.At the same time, she stressed that Marinka is also one of the epicenter of the confrontation. Dynamic battles continue. In general, in all directions, the Armed Forces of Ukraine do not have the enemy to move deep into our territory. Military tasks are being accustomed, we destroy the most prepared units and technical schools and thus reduce its offensive potential.</text:p>
      <text:p text:style-name="P4">
News Source: <text:a xlink:type="simple" xlink:href="https://armyinform.com.ua/2023/05/03/shho-stoyit-za-frazoyu-u-bahmuti-tryvayut-boyi-poyasnennya-vid-ganny-malyar/" text:style-name="Internet_20_link" text:visited-style-name="Visited_20_Internet_20_Link">
https://armyinform.com.ua/2023/05/03/shho-stoyit-za-frazoyu-u-bahmuti-tryvayut-boyi-poyasnennya-vid-ganny-malyar/</text:a>
</text:p>
      <!--NEWS-->
      <text:h text:style-name="P10" text:outline-level="1">
<text:span text:style-name="T4">
The Ministry of Defense improved the system of departmental awards - Alexei Reznikov</text:span>
</text:h>
      <text:p text:style-name="P4">
Author: ['АРМІЯINFORM']</text:p>
      <text:p text:style-name="P4">
Time: 2023-05-03T86:00:00-04:00</text:p>
      <text:p text:style-name="P4">
Description: Vidteper Usi Viysk, Matima Smesm Nagorodni Medali. About the Miniter defense ... war with Ukraine 2022, war with Ukraine latest news today, news war with Ukraine 2022 last today, will there be a war between Ukraine and Russia, and when, the war with Ukraine in 2022 will be or not, will there be whether there will be, whether there will be, whether there will be a war The war with Ukraine in the near future says, the war with Ukraine, Ukrainian news today, Ukrainian news in Ukrainian media in Russian</text:p>
      <text:p text:style-name="P4">
Images: ['<text:a xlink:type="simple" xlink:href="https://armyinform.com.ua/wp-content/uploads/2023/05/nagorody.jpeg" text:style-name="Internet_20_link" text:visited-style-name="Visited_20_Internet_20_Link">
nagorody.jpeg</text:a>
']</text:p>
      <text:p text:style-name="P4">
Tags: ['STOPRUSSIA', 'АГРЕСІЯ РФ', 'ВТОРГНЕННЯ РФ', 'МІНІСТР ОБОРОНИ УКРАЇНИ ОЛЕКСІЙ РЕЗНІКОВ', 'ОЛЕКСІЙ РЕЗНІКОВ']</text:p>
      <text:p text:style-name="P4">
Category: News</text:p>
      <!--METADATA-->
      <text:p text:style-name="P4">
<draw:frame draw:style-name="fr1" draw:name="Image307" text:anchor-type="as-char" svg:width="6.9236in" svg:height="5.1927in" draw:z-index="0">
<draw:image xlink:href="../Images/AРМІЯINFORM/2023-05-03T86-00-00-04-00/nagorody.jpeg" xlink:type="simple" xlink:show="embed" xlink:actuate="onLoad" draw:mime-type="image/jpeg"/>
</draw:frame>
From now on, all kinds of troops will have their own award medals.</text:p>
      <text:p text:style-name="P4">
About it the Minister of Defense of Ukraine Alexei Reznikov <text:a xlink:type="simple" xlink:href="https://www.facebook.com/reznikovoleksii/posts/pfbid025UdKG5nnWyyuVn44bo2sKxUxEVTYaKiJbEiKQde6UdYPTnsnWsvuiTte3mkabTGCl" text:style-name="Internet_20_link" text:visited-style-name="Visited_20_Internet_20_Link">
reported</text:a>
on your Facebook page.</text:p>
      <text:p text:style-name="P4">
According to him, the most honorable and pleasant part of the Minister of Enaissance of the best soldiers.</text:p>
      <text:p text:style-name="P4">
“During Russian aggression, thousands of our defenders and defenders showed exceptional courage, heroism and habitation. Likewise, the defense received from people of different professions, from volunteers, from business. This is only about encouragement. It is about respect and formation of traditions of Ukrainian -military, ”said Alexei Reznikov.</text:p>
      <text:p text:style-name="P4">
According to him, from now on all kinds of troops will have their own awards, in particular: "Cross of Land Forces", "Cross of Air Forces", "Cross-Navy", "Cross of Special Operations Forces", "Cross of Silaretical Defense" and others.</text:p>
      <text:p text:style-name="P4">
Medals were also introduced: Mittera Warrior and Veteran of Service.</text:p>
      <text:p text:style-name="P4">
In addition, the honors, in particular, have been approved, for 10, 15 and 20 years of superstitious service, "for assistance in defense", "for strengthening of defense", "Frequently", "Cross of Valor", "Knight Cross" and others.</text:p>
      <text:p text:style-name="P4">
Alexei Reznikov stressed that before approving honors, the Ministry of Defense was united with experts leading heraldists and took as a basis for their recommendation.</text:p>
      <text:p text:style-name="P4">
“It is important that our order has also undergone the procedure of justification by the Ministry of Justice, and all honors are officially registered in accordance with the current requirements are being made in a personal case. Together, honors create a sufficiently universal system, which at the same time allows to emphasize exceptional achievements, ”he said.</text:p>
      <text:p text:style-name="P4">
The development of international cooperation in the military cooperation will also be properly evaluated.</text:p>
      <text:p text:style-name="P4">
“Modern war is comprehensive and victory is laid at many levels. We are able to show that the strengthening of defense capability is a common cause, but in this way - the personal role of everyone. And everyone's contribution is important, ”the Defense Minister of Ukraine said.</text:p>
      <text:p text:style-name="P4">
News Source: <text:a xlink:type="simple" xlink:href="https://armyinform.com.ua/2023/05/03/u-ministerstvi-oborony-vdoskonalyly-systemu-vidomchyh-nagorod-oleksij-reznikov/" text:style-name="Internet_20_link" text:visited-style-name="Visited_20_Internet_20_Link">
https://armyinform.com.ua/2023/05/03/u-ministerstvi-oborony-vdoskonalyly-systemu-vidomchyh-nagorod-oleksij-reznikov/</text:a>
</text:p>
      <!--NEWS-->
      <text:h text:style-name="P10" text:outline-level="1">
<text:span text:style-name="T4">
It is important for us that the word "war" sounds from the Eurovision stage - Galina Grigorenko</text:span>
</text:h>
      <text:p text:style-name="P4">
Author: ['Ольга Мосьондз']</text:p>
      <text:p text:style-name="P4">
Time: 2023-05-03T87:00:00-04:00</text:p>
      <text:p text:style-name="P4">
Description: Torsk Ukrainian has become the relic of the Pіsenny contest єvrobicachennya, one, through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grygorenko-scaled.jpg" text:style-name="Internet_20_link" text:visited-style-name="Visited_20_Internet_20_Link">
grygorenko-scaled.jpg</text:a>
']</text:p>
      <text:p text:style-name="P4">
Tags: []</text:p>
      <text:p text:style-name="P4">
Category: News</text:p>
      <!--METADATA-->
      <text:p text:style-name="P4">
<draw:frame draw:style-name="fr1" draw:name="Image308" text:anchor-type="as-char" svg:width="6.9236in" svg:height="4.615733in" draw:z-index="0">
<draw:image xlink:href="../Images/AРМІЯINFORM/2023-05-03T87-00-00-04-00/grygorenko-scaled.jpg" xlink:type="simple" xlink:show="embed" xlink:actuate="onLoad" draw:mime-type="image/jpeg"/>
</draw:frame>
Last year, Ukraine became the winner of the Eurovision Song Contest, however, through the Shiro Commodinal War, which was resolved by Russia, it will take place on behalf of Ukraine in a friendly UK.</text:p>
      <text:p text:style-name="P4">
Deputy Minister of Culture and Information Policy, Galina Grigorenkoplov, that from the very beginning of preparation for Eurovision, it has been laid out of an important message - the United Kingdom conducts this competition not instead of Ukraine, Avid named after Ukraine. In addition to a number of important decisions, it was important for Ukraine to sound the word "war".</text:p>
      <ul>
        <li>
It is important to us, and we have repeatedly emphasized this in the negotiations and the DCMS, so that the word "war" sounds from the Eurovision stage. And we are happy to hear us. Because this song contest has always been postulated that vinyl, and no political messages can sound from the stage where artists compete. We are very grateful for the fact that this reason is to build, and it will be an explanation, - said the Deputy Minister of Culture and Information Policy Galina Grigorenko.</li>
      </ul>
      <text:p text:style-name="P4">
News Source: <text:a xlink:type="simple" xlink:href="https://armyinform.com.ua/2023/05/03/dlya-nas-vazhlyvo-shhob-slovo-vijna-zvuchalo-zi-sczeny-yevrobachennya-galyna-grygorenko/" text:style-name="Internet_20_link" text:visited-style-name="Visited_20_Internet_20_Link">
https://armyinform.com.ua/2023/05/03/dlya-nas-vazhlyvo-shhob-slovo-vijna-zvuchalo-zi-sczeny-yevrobachennya-galyna-grygorenko/</text:a>
</text:p>
      <!--NEWS-->
      <text:h text:style-name="P10" text:outline-level="1">
<text:span text:style-name="T4">
Anna Malyar on the Bakhmut direction situation and offensive from Belarus</text:span>
</text:h>
      <text:p text:style-name="P4">
Author: ['АРМІЯINFORM']</text:p>
      <text:p text:style-name="P4">
Time: 2023-05-03T88:00:00-04:00</text:p>
      <text:p text:style-name="P4">
Description: VIISKAM RF set the head to take PID control Bakhmut up to 9 injuries. TSH, ... War with Ukraine 2022, War with Ukraine latest news today, News War with Ukraine 2022 The last for today, will there be a war between Ukraine and Russia and when, the war with Ukraine in 2022 will be or not, whether there will be, whether there will be a war The war with Ukraine in the near future says, the war with Ukraine, Ukrainian news today, Ukrainian news in Ukrainian media in Russian</text:p>
      <text:p text:style-name="P4">
Images: ['<text:a xlink:type="simple" xlink:href="https://armyinform.com.ua/wp-content/uploads/2023/05/scr-20230503-sixc-scaled.jpeg" text:style-name="Internet_20_link" text:visited-style-name="Visited_20_Internet_20_Link">
scr-20230503-sixc-scaled.jpeg</text:a>
']</text:p>
      <text:p text:style-name="P4">
Tags: ['STOPRUSSIA', 'АГРЕСІЯ РФ', 'ВТОРГНЕННЯ РФ', 'ГАННА МАЛЯР']</text:p>
      <text:p text:style-name="P4">
Category: News</text:p>
      <!--METADATA-->
      <text:p text:style-name="P4">
<draw:frame draw:style-name="fr1" draw:name="Image309" text:anchor-type="as-char" svg:width="6.9236in" svg:height="4.246475in" draw:z-index="0">
<draw:image xlink:href="../Images/AРМІЯINFORM/2023-05-03T88-00-00-04-00/scr-20230503-sixc-scaled.jpeg" xlink:type="simple" xlink:show="embed" xlink:actuate="onLoad" draw:mime-type="image/jpeg"/>
</draw:frame>
Russian troops were tasked with taking control of Bakhmut by May 9. It is, in fact, inherent in them - love for symbolism, historical parallels, attachment to certain dates. And this is their weakness, because they become in this forecast.</text:p>
      <text:p text:style-name="P4">
This was emphasized by the Deputy Minister of Defense of Ukraine Anna Malyar in the Evirithelovia Marathon "Unified News".</text:p>
      <text:p text:style-name="P4">
News Source: <text:a xlink:type="simple" xlink:href="https://armyinform.com.ua/2023/05/03/ganna-malyar-pro-sytuacziyu-na-bahmutskomu-napryamku-ta-nastup-z-bilorusi/" text:style-name="Internet_20_link" text:visited-style-name="Visited_20_Internet_20_Link">
https://armyinform.com.ua/2023/05/03/ganna-malyar-pro-sytuacziyu-na-bahmutskomu-napryamku-ta-nastup-z-bilorusi/</text:a>
</text:p>
      <!--NEWS-->
      <text:h text:style-name="P10" text:outline-level="1">
<text:span text:style-name="T4">
As a result of shelling in Kherson region, 16 people were killed</text:span>
</text:h>
      <text:p text:style-name="P4">
Author: ['АРМІЯINFORM']</text:p>
      <text:p text:style-name="P4">
Time: 2023-05-03T89:00:00-04:00</text:p>
      <text:p text:style-name="P4">
Description: Unaslіdok of the Rosіyki sheet at the Service of the Khersonshchini, 16 people perked up. About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ofgen.jpeg" text:style-name="Internet_20_link" text:visited-style-name="Visited_20_Internet_20_Link">
ofgen.jpeg</text:a>
', '<text:a xlink:type="simple" xlink:href="https://armyinform.com.ua/wp-content/uploads/2023/05/ofgen3-150x150.jpeg" text:style-name="Internet_20_link" text:visited-style-name="Visited_20_Internet_20_Link">
ofgen3-150x150.jpeg</text:a>
', '<text:a xlink:type="simple" xlink:href="https://armyinform.com.ua/wp-content/uploads/2023/05/ofgen2-150x150.jpeg" text:style-name="Internet_20_link" text:visited-style-name="Visited_20_Internet_20_Link">
ofgen2-150x150.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10" text:anchor-type="as-char" svg:width="6.9236in" svg:height="5.1927in" draw:z-index="0">
<draw:image xlink:href="../Images/AРМІЯINFORM/2023-05-03T89-00-00-04-00/ofgen.jpeg" xlink:type="simple" xlink:show="embed" xlink:actuate="onLoad" draw:mime-type="image/jpeg"/>
</draw:frame>
As a result of Russian shelling, 16 people were killed in Kherson region.</text:p>
      <text:p text:style-name="P4">
About it <text:a xlink:type="simple" xlink:href="https://www.facebook.com/pgo.gov.ua/posts/pfbid02e5GkNfm8TErF5aQmePd6QtkP7DnsSH5B4VBsrUGeKwFizgzjv8iN2W1qpTR7vkthl" text:style-name="Internet_20_link" text:visited-style-name="Visited_20_Internet_20_Link">
reports</text:a>
Office of the Prosecutor General.</text:p>
      <text:p text:style-name="P4">
As it is noted, in the morning of May 3, Russian troops began to fireting the local Kherson and settlements of the region. As of 4:30 pm, 12 people were killed in a civilian infrastructure because of the chaotic and hits of shells on civilian infrastructure sites. About 22 - injured varying degrees.</text:p>
      <text:p text:style-name="P4">
<text:a xlink:type="simple" xlink:href="https://armyinform.com.ua/wp-content/uploads/2023/05/ofgen3.jpeg" text:style-name="Internet_20_link" text:visited-style-name="Visited_20_Internet_20_Link">
!(Images/AРМІЯINFORM/2023-05-03T89-00-00-04-00/ofgen3-150x150.jpeg)</text:a>
</text:p>
      <text:p text:style-name="P4">
<text:a xlink:type="simple" xlink:href="https://armyinform.com.ua/wp-content/uploads/2023/05/ofgen2.jpeg" text:style-name="Internet_20_link" text:visited-style-name="Visited_20_Internet_20_Link">
<draw:frame draw:style-name="fr1" draw:name="Image311" text:anchor-type="as-char" svg:width="6.9236in" svg:height="6.9236in" draw:z-index="0">
<draw:image xlink:href="../Images/AРМІЯINFORM/2023-05-03T89-00-00-04-00/ofgen2-150x150.jpeg" xlink:type="simple" xlink:show="embed" xlink:actuate="onLoad" draw:mime-type="image/jpeg"/>
</draw:frame>
</text:a>
In addition, in the afternoon, a brigade of energy, which repaired the power grids after regular attacks of the Russian Federation, was fired between the villages of Stepanivka and Muzykivka under enemy villages. Three employees of the energy enterprise were killed.</text:p>
      <text:p text:style-name="P4">
In the morning, a man died from the shelling of the Daryev community of the region. The prosecutor's office is informed that shelling is ongoing.</text:p>
      <text:p text:style-name="P4">
News Source: <text:a xlink:type="simple" xlink:href="https://armyinform.com.ua/2023/05/03/unaslidok-obstriliv-na-hersonshhyni-zagynuly-16-lyudej/" text:style-name="Internet_20_link" text:visited-style-name="Visited_20_Internet_20_Link">
https://armyinform.com.ua/2023/05/03/unaslidok-obstriliv-na-hersonshhyni-zagynuly-16-lyudej/</text:a>
</text:p>
      <!--NEWS-->
      <text:h text:style-name="P10" text:outline-level="1">
<text:span text:style-name="T4">
Mary's Situation - Anna Malyar on ICTV</text:span>
</text:h>
      <text:p text:style-name="P4">
Author: ['АРМІЯINFORM']</text:p>
      <text:p text:style-name="P4">
Time: 2023-05-03T90:00:00-04:00</text:p>
      <text:p text:style-name="P4">
Description: Mar’yanka is one of the epizentriv resistance. There is a trivial dinemino. Zagal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5/scr-20230503-sitx-scaled.jpeg" text:style-name="Internet_20_link" text:visited-style-name="Visited_20_Internet_20_Link">
scr-20230503-sitx-scaled.jpeg</text:a>
']</text:p>
      <text:p text:style-name="P4">
Tags: ['STOPRUSSIA', 'АГРЕСІЯ РФ', 'ВТОРГНЕННЯ РФ', 'ГАННА МАЛЯР']</text:p>
      <text:p text:style-name="P4">
Category: News</text:p>
      <!--METADATA-->
      <text:p text:style-name="P4">
<draw:frame draw:style-name="fr1" draw:name="Image312" text:anchor-type="as-char" svg:width="6.9236in" svg:height="4.090694in" draw:z-index="0">
<draw:image xlink:href="../Images/AРМІЯINFORM/2023-05-03T90-00-00-04-00/scr-20230503-sitx-scaled.jpeg" xlink:type="simple" xlink:show="embed" xlink:actuate="onLoad" draw:mime-type="image/jpeg"/>
</draw:frame>
Marinka is also one of the epicenter of confrontation. Dynamic battles continue there. In all directions, the Armed Forces of Ukraine do not allow the enemy to move around our territory. Military tasks are performed, we destroy the most prepared units and equipment of the enemy, and thus reduce its fulfillment.</text:p>
      <text:p text:style-name="P4">
This was stated by the Deputy Minister of Defense of Ukraine Anna Malyar in the Evirithelovia Marathon "Unified News".</text:p>
      <text:p text:style-name="P4">
News Source: <text:a xlink:type="simple" xlink:href="https://armyinform.com.ua/2023/05/03/sytuacziya-na-maryinskomu-napryamku-ganna-malyar-v-efiri-ictv/" text:style-name="Internet_20_link" text:visited-style-name="Visited_20_Internet_20_Link">
https://armyinform.com.ua/2023/05/03/sytuacziya-na-maryinskomu-napryamku-ganna-malyar-v-efiri-ictv/</text:a>
</text:p>
      <!--NEWS-->
      <text:h text:style-name="P10" text:outline-level="1">
<text:span text:style-name="T4">
Why Bakhmut is so important for Russians</text:span>
</text:h>
      <text:p text:style-name="P4">
Author: ['АРМІЯINFORM']</text:p>
      <text:p text:style-name="P4">
Time: 2023-05-03T91:00:00-04:00</text:p>
      <text:p text:style-name="P4">
Description: Bakhmut-Tsitno Heroikyna Storinka Rosiysko-Ukrainian Veyni. Shchelin Minoi LITA, ... War with Ukraine 2022, War with Ukraine latest news today, News War with Ukraine 2022 Last for today, will there be a war between Ukraine and Russia and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3/05/scr-20230503-siny-scaled.jpeg" text:style-name="Internet_20_link" text:visited-style-name="Visited_20_Internet_20_Link">
scr-20230503-siny-scaled.jpeg</text:a>
']</text:p>
      <text:p text:style-name="P4">
Tags: ['STOPRUSSIA', 'АГРЕСІЯ РФ', 'ВТОРГНЕННЯ РФ', 'ГАННА МАЛЯР']</text:p>
      <text:p text:style-name="P4">
Category: News</text:p>
      <!--METADATA-->
      <text:p text:style-name="P4">
<draw:frame draw:style-name="fr1" draw:name="Image313" text:anchor-type="as-char" svg:width="6.9236in" svg:height="4.136851in" draw:z-index="0">
<draw:image xlink:href="../Images/AРМІЯINFORM/2023-05-03T91-00-00-04-00/scr-20230503-siny-scaled.jpeg" xlink:type="simple" xlink:show="embed" xlink:actuate="onLoad" draw:mime-type="image/jpeg"/>
</draw:frame>
Bakhmut is a really heroic page of the Russian-Ukrainian war. Even after the summer, how many Russians did not throw there, they have not been achieved, the city is still under our control. At the same time, we should always remember that the phrase "Bakhmut continues in Bakhmut". Behind her are the most mighty soldiers who keep outside the enemy's logic. And secondly, you should not forget-it is a 24-hour work of headquarters. It is 24/7 of a powerful analytics about all information - up to a second, to a millimeter of everything that is happening. And intellectual acceptance on the conclusions from this work.</text:p>
      <text:p text:style-name="P4">
This was emphasized by the Deputy Minister of Defense of Ukraine Anna Malyar in the Evirithelovia Marathon "Unified News".</text:p>
      <text:p text:style-name="P4">
News Source: <text:a xlink:type="simple" xlink:href="https://armyinform.com.ua/2023/05/03/chomu-bahmut-takyj-vazhlyvyj-dlya-rosiyan/" text:style-name="Internet_20_link" text:visited-style-name="Visited_20_Internet_20_Link">
https://armyinform.com.ua/2023/05/03/chomu-bahmut-takyj-vazhlyvyj-dlya-rosiyan/</text:a>
</text:p>
      <!--NEWS-->
      <text:h text:style-name="P10" text:outline-level="1">
<text:span text:style-name="T4">
Anna Malyar told about rocket firing of civilian infrastructure</text:span>
</text:h>
      <text:p text:style-name="P4">
Author: ['АРМІЯINFORM']</text:p>
      <text:p text:style-name="P4">
Time: 2023-05-03T92:00:00-04:00</text:p>
      <text:p text:style-name="P4">
Description: Rosiyani Vikoristovyt missiles for the cucumber of Tsille: Ruinvannya іnfrastructure that is Zalakovannay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5/screenshot-2023-05-03t210304.511.png" text:style-name="Internet_20_link" text:visited-style-name="Visited_20_Internet_20_Link">
screenshot-2023-05-03t210304.511.png</text:a>
']</text:p>
      <text:p text:style-name="P4">
Tags: ['STOPRUSSIA', 'АГРЕСІЯ РФ', 'ВТОРГНЕННЯ РФ', 'ГАННА МАЛЯР']</text:p>
      <text:p text:style-name="P4">
Category: News</text:p>
      <!--METADATA-->
      <text:p text:style-name="P4">
<draw:frame draw:style-name="fr1" draw:name="Image314" text:anchor-type="as-char" svg:width="6.9236in" svg:height="3.484879in" draw:z-index="0">
<draw:image xlink:href="../Images/AРМІЯINFORM/2023-05-03T92-00-00-04-00/screenshot-2023-05-03t210304.511.png" xlink:type="simple" xlink:show="embed" xlink:actuate="onLoad" draw:mime-type="image/png"/>
</draw:frame>
The Russians use rockets for two purposes: destruction of the infrastructure of the puzzle of humans.</text:p>
      <text:p text:style-name="P4">
This was emphasized by the Deputy Minister of Defense of Ukraine Anna Malyar in the Evirithelovia Marathon "Unified News".</text:p>
      <text:p text:style-name="P4">
News Source: <text:a xlink:type="simple" xlink:href="https://armyinform.com.ua/2023/05/03/ganna-malyar-rozpovila-pro-raketni-obstrily-czyvilnoyi-infrastruktury/" text:style-name="Internet_20_link" text:visited-style-name="Visited_20_Internet_20_Link">
https://armyinform.com.ua/2023/05/03/ganna-malyar-rozpovila-pro-raketni-obstrily-czyvilnoyi-infrastruktury/</text:a>
</text:p>
      <!--NEWS-->
      <text:h text:style-name="P10" text:outline-level="1">
<text:span text:style-name="T4">
Volodymyr Zelenskyy held negotiations with Prime Minister of Norway</text:span>
</text:h>
      <text:p text:style-name="P4">
Author: ['АРМІЯINFORM']</text:p>
      <text:p text:style-name="P4">
Time: 2023-05-03T93:00:00-04:00</text:p>
      <text:p text:style-name="P4">
Description: On the slats of the Samita of the heads of the powers of the senior of the Kraokan, Pivniki єvropykh Klakhopi, Sho Vidbuvat ... War with Ukraine 2022, War with Ukraine Latest News today, News War with Ukraine 2022 are the last for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5/norvej.jpeg" text:style-name="Internet_20_link" text:visited-style-name="Visited_20_Internet_20_Link">
norvej.jpeg</text:a>
']</text:p>
      <text:p text:style-name="P4">
Tags: ['STOPRUSSIA', 'АГРЕСІЯ РФ', 'ВОЛОДИМИР ЗЕЛЕНСЬКИЙ', 'ВТОРГНЕННЯ РФ', 'НОРВЕГІЯ']</text:p>
      <text:p text:style-name="P4">
Category: News</text:p>
      <!--METADATA-->
      <text:p text:style-name="P4">
<draw:frame draw:style-name="fr1" draw:name="Image315" text:anchor-type="as-char" svg:width="6.9236in" svg:height="4.617948in" draw:z-index="0">
<draw:image xlink:href="../Images/AРМІЯINFORM/2023-05-03T93-00-00-04-00/norvej.jpeg" xlink:type="simple" xlink:show="embed" xlink:actuate="onLoad" draw:mime-type="image/jpeg"/>
</draw:frame>
In the fields of the Summit of State and Government of Northern Europe and Ukraine, which is giving in Helsinki, President of Ukraine Volodymyr Zelensky conducted with the Prime Minister of the Kingdom of Norway Jonas Garo Stere.</text:p>
      <text:p text:style-name="P4">
About it <text:a xlink:type="simple" xlink:href="https://www.president.gov.ua/news/volodimir-zelenskij-proviv-peregovori-z-premyer-ministrom-no-82609" text:style-name="Internet_20_link" text:visited-style-name="Visited_20_Internet_20_Link">
reports</text:a>
Office of the President of Ukraine.</text:p>
      <text:p text:style-name="P4">
The main attention during the negotiations was paid to the situation on the front and defense support that Ukraine receives from Norway.</text:p>
      <text:p text:style-name="P4">
"I thank your people, government and parliament for the support of our people and our military, all Ukrainian society," the President of Ukraine said.</text:p>
      <text:p text:style-name="P4">
Volodymyr Zelensky noted the decision to join Norway to the International Tank Coalition, as well as active assistance in strengthening the capabilities of Ukraine's reference defense, which helps protect the lives of Ukrainians.</text:p>
      <text:p text:style-name="P4">
The President of Ukraine and the Prime Minister of Norway have discussed in detail the priorities of the recently presented five-year program of assistance to Ukraine in a size of 7.5 billion euros.</text:p>
      <text:p text:style-name="P4">
The head of state also praised Norwegian support in providing Ukraine with natural gas.</text:p>
      <text:p text:style-name="P4">
“You helped us go through a difficult winter. Thank you for this, ” - said.</text:p>
      <text:p text:style-name="P4">
Separately discussed the preparation for Ukraine's participation in the Vilnius Summit of the NATO, the expected results, in particular the importance of giving our country guarantee security before joining the Alliance.</text:p>
      <text:p text:style-name="P4">
The parties considered the issues of realization of the Ukrainian formula of peace, and made a Shiaccent on the need to attract the most wide range of participants in its implementation and to prepare for the Global Peace Summit.</text:p>
      <text:p text:style-name="P4">
News Source: <text:a xlink:type="simple" xlink:href="https://armyinform.com.ua/2023/05/03/volodymyr-zelenskyj-proviv-peregovory-z-premyer-ministrom-norvegiyi/" text:style-name="Internet_20_link" text:visited-style-name="Visited_20_Internet_20_Link">
https://armyinform.com.ua/2023/05/03/volodymyr-zelenskyj-proviv-peregovory-z-premyer-ministrom-norvegiyi/</text:a>
</text:p>
      <!--NEWS-->
      <text:h text:style-name="P10" text:outline-level="1">
<text:span text:style-name="T4">
Natalia Humeniuk spoke about the reasons that are currently limiting the ability of the Black Sea Fleet of the Russian Federation</text:span>
</text:h>
      <text:p text:style-name="P4">
Author: ['Володимир Віват']</text:p>
      <text:p text:style-name="P4">
Time: 2023-05-03T94:00:00-04:00</text:p>
      <text:p text:style-name="P4">
Description: The storm at Chorny Morі Zmusiv Vorozhi Ship in the dashing of Bazuvannya, in that number ... War with Ukraine 2022, war with Ukraine Latest news today, News War with Ukraine 2022 Last today, will there be a war between Ukraine and Russia and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photo_2022-11-16_13-45-44.jpg" text:style-name="Internet_20_link" text:visited-style-name="Visited_20_Internet_20_Link">
photo_2022-11-16_13-45-44.jpg</text:a>
']</text:p>
      <text:p text:style-name="P4">
Tags: []</text:p>
      <text:p text:style-name="P4">
Category: News</text:p>
      <!--METADATA-->
      <text:p text:style-name="P4">
<draw:frame draw:style-name="fr1" draw:name="Image316" text:anchor-type="as-char" svg:width="6.9236in" svg:height="4.61393in" draw:z-index="0">
<draw:image xlink:href="../Images/AРМІЯINFORM/2023-05-03T94-00-00-04-00/photo_2022-11-16_13-45-44.jpg" xlink:type="simple" xlink:show="embed" xlink:actuate="onLoad" draw:mime-type="image/jpeg"/>
</draw:frame>
The storm in the Black Sea forced enemy ships to go to base points, including rocket launchers. Currently, five ships are continuing on duty, and there are no winged rockets among them.</text:p>
      <text:p text:style-name="P4">
This was reported on the National Marathon "Unified News" by the chiefly coordinating press center of defense forces of southern Ukraine, Captain 1RORRA Natalia Humeniuk.</text:p>
      <ul>
        <li>
However, this does not give reason to say that there is no air danger, adaptive attacks of aviation or with the use of drones. They also continue on the front line. Today, more than ever, Kherson region suffered from this, - the officer said.</li>
      </ul>
      <text:p text:style-name="P4">
The head of the Unified Coordination Press Center of Defense forces of South of Ukraine, and also said that the Russian military will have some logistics problems after several fires at the oil basak. But they still have a base in Novorossiysk, devons can replenish reserves. They can also try to use borders in limited mode, displaying not such a powerful grouping into the sea.</text:p>
      <ul>
        <li>
To say that Russian aggression will be as much depressed as possible, but the work is done in this direction - that they do not have logistics to ensure their existing capacities, - NataliaGumeniuk reported.</li>
      </ul>
      <text:p text:style-name="P4">
According to her, in addition to logistics, the invaders are quite significantly undermined.</text:p>
      <ul>
        <li>
We have some experience in the liberation of the Right Bank of Kherson region, when the enemy also actively equipped many borders of defense, and then abruptly left them Tastrynia went in the direction of his military ship. We do not expect that it will be so easy, but each of its "goodwill gesture" will be carried out under our conditions, under the control and pressure of the Defense Forces of Ukraine, - Natalia Humeniuk said.</li>
      </ul>
      <text:p text:style-name="P4">
The Head of the Unified Coordination Press Center of Defense forces of the South of Ukraine during a live broadcast commented on numerous technogenic disasters, which produces enemy propaganda in anticipation of a possible counter -offensive.</text:p>
      <text:p text:style-name="P4">
News Source: <text:a xlink:type="simple" xlink:href="https://armyinform.com.ua/2023/05/03/nataliya-gumenyuk-rozpovila-pro-prychyny-yaki-narazi-obmezhuyut-spromozhnosti-chornomorskogo-flotu-rf/" text:style-name="Internet_20_link" text:visited-style-name="Visited_20_Internet_20_Link">
https://armyinform.com.ua/2023/05/03/nataliya-gumenyuk-rozpovila-pro-prychyny-yaki-narazi-obmezhuyut-spromozhnosti-chornomorskogo-flotu-rf/</text:a>
</text:p>
      <!--NEWS-->
      <text:h text:style-name="P10" text:outline-level="1">
<text:span text:style-name="T4">
We need technologies that would not leave the Russians any hopes for success: the Minister of Defense of Ukraine met with the President of the Senate Utah</text:span>
</text:h>
      <text:p text:style-name="P4">
Author: ['АРМІЯINFORM']</text:p>
      <text:p text:style-name="P4">
Time: 2023-05-03T95:00:00-04:00</text:p>
      <text:p text:style-name="P4">
Description: Miniter defense of Ukraine Oleksiy Reznikov was in the American delegate to Choli Z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5/dfd48a6b8b1458eda3cfbae8e3c2f30557f3eeea.jpg" text:style-name="Internet_20_link" text:visited-style-name="Visited_20_Internet_20_Link">
dfd48a6b8b1458eda3cfbae8e3c2f30557f3eeea.jpg</text:a>
', '<text:a xlink:type="simple" xlink:href="https://armyinform.com.ua/wp-content/uploads/2023/05/e93d55b431572d5dabf9ea32d2a5d1052312139f.jpg" text:style-name="Internet_20_link" text:visited-style-name="Visited_20_Internet_20_Link">
e93d55b431572d5dabf9ea32d2a5d1052312139f.jpg</text:a>
', '<text:a xlink:type="simple" xlink:href="https://armyinform.com.ua/wp-content/uploads/2023/05/6e6e701ab2be152d326e6844823d9f4cc7c9db10.jpg" text:style-name="Internet_20_link" text:visited-style-name="Visited_20_Internet_20_Link">
6e6e701ab2be152d326e6844823d9f4cc7c9db10.jpg</text:a>
']</text:p>
      <text:p text:style-name="P4">
Tags: ['МІНІСТР ОБОРОНИ УКРАЇНИ ОЛЕКСІЙ РЕЗНІКОВ']</text:p>
      <text:p text:style-name="P4">
Category: News</text:p>
      <!--METADATA-->
      <text:p text:style-name="P4">
<draw:frame draw:style-name="fr1" draw:name="Image317" text:anchor-type="as-char" svg:width="6.9236in" svg:height="4.258014in" draw:z-index="0">
<draw:image xlink:href="../Images/AРМІЯINFORM/2023-05-03T95-00-00-04-00/dfd48a6b8b1458eda3cfbae8e3c2f30557f3eeea.jpg" xlink:type="simple" xlink:show="embed" xlink:actuate="onLoad" draw:mime-type="image/jpeg"/>
</draw:frame>
The Minister of Defense of Ukraine Oleksiy Reznikov met with the American delegation, head with the President of the Utah Stuart Adams Senate and representatives of the World Trade Center Utah. Deputy Minister of Defense Volodymyr Gavrilov and Vitaliy Deynega also took part in the meeting.</text:p>
      <text:p text:style-name="P4">
The topical issues of bilateral cooperation in ensuring the existence of armed aggression of the Russian Federation and the implementation of joint projects to strengthen the disappearance of the Defense Forces of Ukraine were discussed.</text:p>
      <text:p text:style-name="P4">
<draw:frame draw:style-name="fr1" draw:name="Image318" text:anchor-type="as-char" svg:width="6.9236in" svg:height="4.848554in" draw:z-index="0">
<draw:image xlink:href="../Images/AРМІЯINFORM/2023-05-03T95-00-00-04-00/e93d55b431572d5dabf9ea32d2a5d1052312139f.jpg" xlink:type="simple" xlink:show="embed" xlink:actuate="onLoad" draw:mime-type="image/jpeg"/>
</draw:frame>
Turning to representatives of US commercial companies, they are highly -specific, in particular, on the development of unmanned systems, Alexei Reznikovnikovna has declared that today the battlefield in Ukraine is a test landfill for all producers: both domestic and foreign.</text:p>
      <ul>
        <li>
We need technologies that would not leave the Russians any hopes for success. We are interested in further cooperation with US companies, building capabilities, exchanging experiences, thanks to the asymmetrical advantage to defeat the Russian enemy, - said the Minister of Defense of Ukraine.</li>
      </ul>
      <text:p text:style-name="P4">
<draw:frame draw:style-name="fr1" draw:name="Image319" text:anchor-type="as-char" svg:width="6.9236in" svg:height="4.638812in" draw:z-index="0">
<draw:image xlink:href="../Images/AРМІЯINFORM/2023-05-03T95-00-00-04-00/6e6e701ab2be152d326e6844823d9f4cc7c9db10.jpg" xlink:type="simple" xlink:show="embed" xlink:actuate="onLoad" draw:mime-type="image/jpeg"/>
</draw:frame>
Stuart Adams noted the heroism of Ukrainian defenders and defenders and assured that the United States of America will continue to support Ukraine in its struggle independence and restoration of territorial integrity.</text:p>
      <ul>
        <li>
In Ukraine now there is a struggle of good against evil. It is a war for what the future of the world and Europe in particular will be. We cannot stand aside, so we are ready to attract the best companies for our partnership, - said Stuart Adams.</li>
      </ul>
      <text:p text:style-name="P4">
The parties agreed on the implementation in the near future of the joint prosecution of Ukraine's defense capabilities.</text:p>
      <text:p text:style-name="P4">
<text:a xlink:type="simple" xlink:href="https://www.mil.gov.ua/news/2023/05/03/rosiyanam-zhodnih-spodivan-na-uspih-ministr-oboroni-ukraini-zustrivsya-z-prezidentom-senatu-yuti/" text:style-name="Internet_20_link" text:visited-style-name="Visited_20_Internet_20_Link">
Ministry of Defence Ukraine</text:a>
</text:p>
      <text:p text:style-name="P4">
News Source: <text:a xlink:type="simple" xlink:href="https://armyinform.com.ua/2023/05/03/nam-potribni-tehnologiyi-yaki-b-ne-zalyshyly-rosiyanam-zhodnyh-spodivan-na-uspih-ministr-oborony-ukrayiny-zustrivsya-z-prezydentom-senatu-yuty/" text:style-name="Internet_20_link" text:visited-style-name="Visited_20_Internet_20_Link">
https://armyinform.com.ua/2023/05/03/nam-potribni-tehnologiyi-yaki-b-ne-zalyshyly-rosiyanam-zhodnyh-spodivan-na-uspih-ministr-oborony-ukrayiny-zustrivsya-z-prezydentom-senatu-yuty/</text:a>
</text:p>
      <!--NEWS-->
      <text:h text:style-name="P10" text:outline-level="1">
<text:span text:style-name="T4">
We do not attack neither Putin nor Moscow - we protect our villages and cities - Volodymyr Zelenskyy</text:span>
</text:h>
      <text:p text:style-name="P4">
Author: ['АРМІЯINFORM']</text:p>
      <text:p text:style-name="P4">
Time: 2023-05-03T96:00:00-04:00</text:p>
      <text:p text:style-name="P4">
Description: Ukrainian does not take up attacks on the dedication of the president, but his own non -residence ... War with Ukraine 2022, war with Ukraine Latest news today, News War with Ukraine 2022 Last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5/prpplo.jpeg" text:style-name="Internet_20_link" text:visited-style-name="Visited_20_Internet_20_Link">
prpplo.jpeg</text:a>
']</text:p>
      <text:p text:style-name="P4">
Tags: ['STOPRUSSIA', 'АГРЕСІЯ РФ', 'ВОЛОДИМИР ЗЕЛЕНСЬКИЙ', 'ВТОРГНЕННЯ РФ']</text:p>
      <text:p text:style-name="P4">
Category: News</text:p>
      <!--METADATA-->
      <text:p text:style-name="P4">
<draw:frame draw:style-name="fr1" draw:name="Image320" text:anchor-type="as-char" svg:width="6.9236in" svg:height="4.617948in" draw:z-index="0">
<draw:image xlink:href="../Images/AРМІЯINFORM/2023-05-03T96-00-00-04-00/prpplo.jpeg" xlink:type="simple" xlink:show="embed" xlink:actuate="onLoad" draw:mime-type="image/jpeg"/>
</draw:frame>
Ukraine is not engaged in attacks on Russia or its president, but protects its low -void and territorial integrity. About it <text:a xlink:type="simple" xlink:href="https://www.president.gov.ua/news/volodimir-zelenskij-mi-ne-atakuyemo-ani-putina-ani-moskvu-mi-82633" text:style-name="Internet_20_link" text:visited-style-name="Visited_20_Internet_20_Link">
stated</text:a>
President Volodymyr Zelenskyy during communication with media representatives according to the results of the Ukrainian - North Summit in Helsinki.</text:p>
      <text:p text:style-name="P4">
Answering the journalist's question about the recent span of the UAP over the Kremlin UMSKVA, Volodymyr Zelenskyy said: "We do not attack neither Putin nor Moscow. We are fighting in our own territory, we protect our villages and cities."</text:p>
      <text:p text:style-name="P4">
The head of state added that Ukraine is experiencing a shortage of weapons to ensure its defense, so the Ukrainian army does not use it anywhere except the battlefield.</text:p>
      <text:p text:style-name="P4">
“We can't use anything and anywhere. That is why we did not attack Putin. We will leave it the tribunal, ”he stated.</text:p>
      <text:p text:style-name="P4">
Volodymyr Zelensky expressed his belief that the Russian leader accuses Ukraine of this alleged attack and attempting to attempt him because Russia has no victories in the battlefield in the war in Ukraine. Therefore, the Russian steering is used to justify the continuation of aggression.</text:p>
      <text:p text:style-name="P4">
“He can no longer motivate his society and simply send the tolerance of the military. He can no longer motivate his state. He has no winning on the battlefield. The second army of the world lost. They are incapable of occupying Ukraine. They have repelled from us. Now he needs to somehow motivate these people to go forward, ”the head of the Ukrainian state said.</text:p>
      <text:p text:style-name="P4">
"They lost this war - they lost as a state, lost historically ... Here is a thing. And now he needs to do something sharp - the attempts, the drones, then we had some geese that bombed them ... That is, they will invent every day or other steps, ”Vladimir Zelensky added.</text:p>
      <text:p text:style-name="P4">
At the same time, the President noted that instead of inventing another provocation, the Russian authorities can simply withdraw troops from the Ukrainian territory and therefore overcome the difficult situation for themselves.</text:p>
      <text:p text:style-name="P4">
“No one has to intimidate, you do not need to use the weapon - you need to get out of the territory. Absolutely everyone, even the states of NATO or outside the European Union of rifled continents - all recognize the territorial integrity of Ukraine. Therefore, it would be a solution. It is much easier than the use of various information or any manipulation, ”the head of the state emphasized.“We are not looking for Russia's interests, we are looking for an agreement to be famous. With regard to the grain initiative, we have a clear arrangement of Isantonia Guterrice, the Secretary General of the UN, and with the President of Turkey Ardogan. Our arrangements are ongoing. We plan to continue our initiative. For their part, we have a conversation with the Russian side, they must prepare with them the continuation of this corridor, which is so needed by other countries of the world. So many of us, ”the President of Ukraine summarized.</text:p>
      <text:p text:style-name="P4">
News Source: <text:a xlink:type="simple" xlink:href="https://armyinform.com.ua/2023/05/03/my-ne-atakuyemo-ani-putina-ani-moskvu-my-zahyshhayemo-svoyi-sela-j-mista-volodymyr-zelenskyj/" text:style-name="Internet_20_link" text:visited-style-name="Visited_20_Internet_20_Link">
https://armyinform.com.ua/2023/05/03/my-ne-atakuyemo-ani-putina-ani-moskvu-my-zahyshhayemo-svoyi-sela-j-mista-volodymyr-zelenskyj/</text:a>
</text:p>
      <!--NEWS-->
      <text:h text:style-name="P10" text:outline-level="1">
<text:span text:style-name="T4">
In Kherson region, occupiers place their units between private homes</text:span>
</text:h>
      <text:p text:style-name="P4">
Author: ['АРМІЯINFORM']</text:p>
      <text:p text:style-name="P4">
Time: 2023-05-03T97:00:00-04:00</text:p>
      <text:p text:style-name="P4">
Description: Scho, we also like a shempler of a special warehouse vog, the Vogne Uzhennya of Defense Forces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okupanty-na-donechchyni.-ilyustratyvne-foto.jpg" text:style-name="Internet_20_link" text:visited-style-name="Visited_20_Internet_20_Link">
okupanty-na-donechchyni.-ilyustratyvne-foto.jpg</text:a>
']</text:p>
      <text:p text:style-name="P4">
Tags: ['STOPRUSSIA', 'АГРЕСІЯ РФ', 'ВТОРГНЕННЯ РФ', 'ГШ ЗСУ', 'ОПЕРАТИВНА ІНФОРМАЦІЯ']</text:p>
      <text:p text:style-name="P4">
Category: News</text:p>
      <!--METADATA-->
      <text:p text:style-name="P4">
<draw:frame draw:style-name="fr1" draw:name="Image321" text:anchor-type="as-char" svg:width="6.9236in" svg:height="4.615733in" draw:z-index="0">
<draw:image xlink:href="../Images/AРМІЯINFORM/2023-05-03T97-00-00-04-00/okupanty-na-donechchyni.-ilyustratyvne-foto.jpg" xlink:type="simple" xlink:show="embed" xlink:actuate="onLoad" draw:mime-type="image/jpeg"/>
</draw:frame>
The invaders in the Donetsk region. Illustrative Photo <text:span text:style-name="T4">
 🔥 Situation on Russian invasion </text:span>
</text:p>
      <text:p text:style-name="P4">
In order to somehow protect your personnel from the fire of Ukraine's fireboron, in the temporarily captured territories the enemy and further the cynical use of the local population. In the settlements of the Kakhovsky district Russian invaders between private homes, locals place their units.</text:p>
      <text:p text:style-name="P4">
About it on Facebook <text:a xlink:type="simple" xlink:href="https://www.facebook.com/GeneralStaff.ua/posts/pfbid02yM9WCQsK5sDmFjR4GCs2yPfwr2xTWTY2c6EzfHGouEnTeJyvBWBrbomHcQbPhkLKl" text:style-name="Internet_20_link" text:visited-style-name="Visited_20_Internet_20_Link">
reports</text:a>
The General Staff of the Armed Forces.</text:p>
      <text:p text:style-name="P4">
“In the Zaporizhzhya and Kherson directions, the invaders are defended. Firing, Novosilka and Novopol of Donetsk region; Gulyaypole, small Tokmachka, Novodanilovka, Orikhiv, Novoandriivka and Kamianske Zaporizhzhya region; Kapulivka in Dnipropetrovsk; Antonovka and the city of Kherson, ”the presentation reads.</text:p>
      <text:p text:style-name="P4">
News Source: <text:a xlink:type="simple" xlink:href="https://armyinform.com.ua/2023/05/03/na-hersonshhyni-okupanty-rozmishhuyut-svoyi-pidrozdily-pomizh-pryvatnyh-budynkiv/" text:style-name="Internet_20_link" text:visited-style-name="Visited_20_Internet_20_Link">
https://armyinform.com.ua/2023/05/03/na-hersonshhyni-okupanty-rozmishhuyut-svoyi-pidrozdily-pomizh-pryvatnyh-budynkiv/</text:a>
</text:p>
      <!--NEWS-->
      <text:h text:style-name="P10" text:outline-level="1">
<text:span text:style-name="T4">
Our warriors of this day destroyed 5 Russian UAVs of different types and "lancet"</text:span>
</text:h>
      <text:p text:style-name="P4">
Author: ['АРМІЯINFORM']</text:p>
      <text:p text:style-name="P4">
Time: 2023-05-03T98:00:00-04:00</text:p>
      <text:p text:style-name="P4">
Description: TsI -Ya, Vnochi, the enemy of the head of a worm culinary strike on the Teritors of Nashi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9-1-2.jpg" text:style-name="Internet_20_link" text:visited-style-name="Visited_20_Internet_20_Link">
9-1-2.jpg</text:a>
']</text:p>
      <text:p text:style-name="P4">
Tags: ['STOPRUSSIA', 'АГРЕСІЯ РФ', 'ВІЙНА', 'ВТОРГНЕННЯ РФ', 'ГШ ЗСУ', 'ХРОНІКА ОБОРОНИ']</text:p>
      <text:p text:style-name="P4">
Category: News</text:p>
      <!--METADATA-->
      <text:p text:style-name="P4">
<draw:frame draw:style-name="fr1" draw:name="Image322" text:anchor-type="as-char" svg:width="6.9236in" svg:height="5.1927in" draw:z-index="0">
<draw:image xlink:href="../Images/AРМІЯINFORM/2023-05-03T98-00-00-04-00/9-1-2.jpg" xlink:type="simple" xlink:show="embed" xlink:actuate="onLoad" draw:mime-type="image/jpeg"/>
</draw:frame>
** 🔥I</text:p>
      <text:p text:style-name="P4">
This day, at night, the enemy struck the next massive blow to the territory of her Kpaine, using the shock UAV "Shahd-136/131". 21 out of 26 of these drones are designed by our defenders.</text:p>
      <text:p text:style-name="P4">
About it on Facebook <text:a xlink:type="simple" xlink:href="https://www.facebook.com/GeneralStaff.ua/posts/pfbid02yM9WCQsK5sDmFjR4GCs2yPfwr2xTWTY2c6EzfHGouEnTeJyvBWBrbomHcQbPhkLKl" text:style-name="Internet_20_link" text:visited-style-name="Visited_20_Internet_20_Link">
reports</text:a>
The General Staff of the Armed Forces.</text:p>
      <text:p text:style-name="P4">
Aviation of defense forces per day struck the areas of concentration of the personal staff of the enemy.</text:p>
      <text:p text:style-name="P4">
In addition, during this day, our defenders destroyed 5 reconnaissance hollow types and one lancet ammunition. Units of rocket troops of artillery struck the area of concentration of live strength and the composition of the ammunition.</text:p>
      <text:p text:style-name="P4">
News Source: <text:a xlink:type="simple" xlink:href="https://armyinform.com.ua/2023/05/03/nashi-voyiny-cziyeyi-doby-znyshhyly-5-rosijskyh-bpla-riznyh-typiv-ta-lanczet/" text:style-name="Internet_20_link" text:visited-style-name="Visited_20_Internet_20_Link">
https://armyinform.com.ua/2023/05/03/nashi-voyiny-cziyeyi-doby-znyshhyly-5-rosijskyh-bpla-riznyh-typiv-ta-lanczet/</text:a>
</text:p>
      <!--NEWS-->
      <text:h text:style-name="P10" text:outline-level="1">
<text:span text:style-name="T4">
Short. War. Day 434. Videoodigest</text:span>
</text:h>
      <text:p text:style-name="P4">
Author: ['АРМІЯINFORM']</text:p>
      <text:p text:style-name="P4">
Time: 2023-05-03T99:00:00-04:00</text:p>
      <text:p text:style-name="P4">
Description: Jero: The General Staff of the ZS Ukrainian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p>
      <text:p text:style-name="P4">
Tags: ['STOPRUSSIA', 'АГРЕСІЯ РФ', 'ВІДЕОДАЙДЖЕСТ', 'ВТОРГНЕННЯ РФ', 'ГШ ЗСУ']</text:p>
      <text:p text:style-name="P4">
Category: News</text:p>
      <!--METADATA-->
      <text:p text:style-name="P4">
Source: <text:a xlink:type="simple" xlink:href="https://www.facebook.com/GeneralStaff.ua/videos/897082798044843/" text:style-name="Internet_20_link" text:visited-style-name="Visited_20_Internet_20_Link">
General Staff of the UKRAINE</text:a>
</text:p>
      <text:p text:style-name="P4">
News Source: <text:a xlink:type="simple" xlink:href="https://armyinform.com.ua/2023/05/03/korotko-vijna-den-434-videodajdzhest/" text:style-name="Internet_20_link" text:visited-style-name="Visited_20_Internet_20_Link">
https://armyinform.com.ua/2023/05/03/korotko-vijna-den-434-videodajdzhest/</text:a>
</text:p>
      <!--NEWS-->
      <text:h text:style-name="P10" text:outline-level="1">
<text:span text:style-name="T4">
Biden to the Day of Freedom of the Press reminded that journalism is the primordial of free society</text:span>
</text:h>
      <text:p text:style-name="P4">
Authors: Ukrinform (Person)</text:p>
      <text:p text:style-name="P4">
Publisher: Укринформ (Organization)</text:p>
      <text:p text:style-name="P4">
Published Time: 2023-05-04T-31:29:00+03:00</text:p>
      <text:p text:style-name="P4">
Modified Time: 2023-05-04T00:29:00+03:00</text:p>
      <text:p text:style-name="P4">
Description: The US President stressed that no journalist in the world should risk his life in search of truth. - Ukrinform.</text:p>
      <text:p text:style-name="P4">
Images: ["<text:a xlink:type="simple" xlink:href="https://static.ukrinform.com/photos/2023_02/thumb_files/630_360_1677001506-454.jpg" text:style-name="Internet_20_link" text:visited-style-name="Visited_20_Internet_20_Link">
630_360_16770...</text:a>
"]</text:p>
      <text:p text:style-name="P4">
Tags: ['Байден', 'США', 'Журналіст', 'Свобода преси']</text:p>
      <text:p text:style-name="P4">
Type: Article</text:p>
      <!--METADATA-->
      <text:p text:style-name="P4">
<draw:frame draw:style-name="fr1" draw:name="Image323" text:anchor-type="as-char" svg:width="6.9236in" svg:height="3.956343in" draw:z-index="0">
<draw:image xlink:href="../Images/yкринформ/2023-05-04T-31-29-00-03-00/630_360_1677001506-454.jpg" xlink:type="simple" xlink:show="embed" xlink:actuate="onLoad" draw:mime-type="image/jpeg"/>
</draw:frame>
The Presidential stressed that no journalist in the world should risk his life in the truth.</text:p>
      <text:p text:style-name="P4">
Joe Biden said this on the occasion of World Press Freedom Day, reports Ukrinform with <text:a xlink:type="simple" xlink:href="https://ua.usembassy.gov/uk/statement-from-president-joe-biden-on-the-occasion-of-world-press-freedom-day-2023/" text:style-name="Internet_20_link" text:visited-style-name="Visited_20_Internet_20_Link">
</text:a>
At the US Embassy in Ukraine.</text:p>
      <text:p text:style-name="P4">
“Journalism is not a crime-it is the primary basis of a free society. Determining the 30th anniversary of World Press Freedom Day, we honor all journalists, reporters and media workers who boldly seek the truth. And Miznova confirms our vows to hold all those who are able to suppress these voices needed for transparent and decent trust, ”the US President said.</text:p>
      <text:p text:style-name="P4">
He stressed that the free press is the basis of democracy. It enables the government to be self -critical and self -governing. It also informs, enlightens, exposes and detects and serves as a guardian of the truth.</text:p>
      <text:p text:style-name="P4">
<text:span text:style-name="T4">
 Read also: </text:span>
 <text:a xlink:type="simple" xlink:href="https://www.ukrinform.ua/rubric-society/3703772-3-travna-vsesvitnij-den-svobodi-presi-ak-iz-cim-u-vouucij-ukraini.html" text:style-name="Internet_20_link" text:visited-style-name="Visited_20_Internet_20_Link">
<text:span text:style-name="T4">
 Freedom </text:span>
 <text:span text:style-name="T4">
 Press </text:span>
</text:a>
“No journalist - American or not - should risk your life and a surrounding area in search of such a truth. Evan Gershkovich and Austin Tais tend to think today. No family should experience the pain that their families experience. But in too many places around the world, autocrat and their associates continue to suppress the free and independent, by censorship, massacre, threats, lawsuits, harassment, misinformation, detentions and physical attacks, ”the American leader said.</text:p>
      <text:p text:style-name="P4">
According to him, brave <text:a xlink:type="simple" xlink:href="https://www.ukrinform.ua/tag-zurnalist" text:style-name="Internet_20_link" text:visited-style-name="Visited_20_Internet_20_Link">
</text:a>
They show all over the world again and again, which they will not be silent and not beyond. The United States see them and support them.</text:p>
      <text:p text:style-name="P4">
That is why the United States provides more resources than ever to support Zipr and physical security for journalists, Biden said. After all, a gunpowder should not be afraid of his life because of the work he does.</text:p>
      <text:p text:style-name="P4">
<text:span text:style-name="T4">
 Read also: </text:span>
 <text:a xlink:type="simple" xlink:href="https://www.ukrinform.ua/rubric-society/3704037-pravda-nemozliva-bez-svobodi-zelenska-podakuvala-zurnalistam-za-rozvincuvanna-fejkiv-rf.html" text:style-name="Internet_20_link" text:visited-style-name="Visited_20_Internet_20_Link">
</text:a>
</text:p>
      <text:p text:style-name="P4">
He stressed that it is necessary to oppose those who want to force the journalists to get. "And we all need to continue to support the free press, which is an important role for our democracy and democracies around the world," the US president researched.</text:p>
      <text:p text:style-name="P4">
It is known that World Press Freedom Day is celebrated annually on May 3, since 1992.</text:p>
      <text:p text:style-name="P4">
_ Photo: pap_</text:p>
      <text:p text:style-name="P4">
News Source: <text:a xlink:type="simple" xlink:href="https://www.ukrinform.ua/rubric-world/3704424-bajden-do-dna-svobodi-presi-nagadav-so-zurnalistika-persoosnova-vilnogo-suspilstva.html" text:style-name="Internet_20_link" text:visited-style-name="Visited_20_Internet_20_Link">
https://www.ukrinform.ua/rubric-world/3704424-bajden-do-dna-svobodi-presi-nagadav-so-zurnalistika-persoosnova-vilnogo-suspilstva.html</text:a>
</text:p>
      <!--NEWS-->
      <text:h text:style-name="P10" text:outline-level="1">
<text:span text:style-name="T4">
In the US, an unknown fired in the center of Atlanta, a person was killed</text:span>
</text:h>
      <text:p text:style-name="P4">
Authors: Ukrinform (Person)</text:p>
      <text:p text:style-name="P4">
Publisher: Укринформ (Organization)</text:p>
      <text:p text:style-name="P4">
Published Time: 2023-05-04T-33:10:00+03:00</text:p>
      <text:p text:style-name="P4">
Modified Time: 2023-05-04T00:10:00+03:00</text:p>
      <text:p text:style-name="P4">
Description: In the center of Atlanta, in the southeast of the United States, one person was killed in the building in the building and three were injured. - Ukrinform.</text:p>
      <text:p text:style-name="P4">
Images: ["<text:a xlink:type="simple" xlink:href="https://static.ukrinform.com/photos/2016_08/thumb_files/630_360_1470531285-6777.jpg" text:style-name="Internet_20_link" text:visited-style-name="Visited_20_Internet_20_Link">
630_360_14705...</text:a>
"]</text:p>
      <text:p text:style-name="P4">
Tags: ['Поліція', 'США', 'Стрілянина']</text:p>
      <text:p text:style-name="P4">
Type: Article</text:p>
      <!--METADATA-->
      <text:p text:style-name="P4">
<draw:frame draw:style-name="fr1" draw:name="Image324" text:anchor-type="as-char" svg:width="6.9236in" svg:height="3.956343in" draw:z-index="0">
<draw:image xlink:href="../Images/yкринформ/2023-05-04T-33-10-00-03-00/630_360_1470531285-6777.jpg" xlink:type="simple" xlink:show="embed" xlink:actuate="onLoad" draw:mime-type="image/jpeg"/>
</draw:frame>
In the Centriatlants, which in the southeast of the United States, the shooting of a person was killed in the building of a building and three were injured.</text:p>
      <text:p text:style-name="P4">
About it reports <text:a xlink:type="simple" xlink:href="https://eu.usatoday.com/story/news/nation/2023/05/03/atlanta-midtown-shooting-updates/70179600007/" text:style-name="Internet_20_link" text:visited-style-name="Visited_20_Internet_20_Link">
</text:a>
, reports Ukrinform.</text:p>
      <text:p text:style-name="P4">
As it is noted, an unknown man arranged a shooting in a building in the centermist. The three wounded were taken to the hospital, one person died on the spot.</text:p>
      <text:p text:style-name="P4">
<text:span text:style-name="T4">
 Read also: </text:span>
 <text:a xlink:type="simple" xlink:href="https://www.ukrinform.ua/rubric-world/3702912-u-portugalii-stalas-masova-strilanina.html" text:style-name="Internet_20_link" text:visited-style-name="Visited_20_Internet_20_Link">
<text:span text:style-name="T4">
 shoot </text:span>
</text:a>
Police are currently searching for the suspect and possible other victims. The personnel is not installed.</text:p>
      <text:p text:style-name="P4">
The police also noted that after the incident, described as a "squeezed shooter", there were no more shots.</text:p>
      <text:p text:style-name="P4">
A number of streets in the center of Atlanta were closed through the incident, and the adjacent ones were closed.</text:p>
      <text:p text:style-name="P4">
<text:span text:style-name="T4">
 Read also: </text:span>
 <text:a xlink:type="simple" xlink:href="https://www.ukrinform.ua/rubric-world/3702542-u-tehasi-stalasa-strilanina-v-budinku-patero-zagiblih.html" text:style-name="Internet_20_link" text:visited-style-name="Visited_20_Internet_20_Link">
<text:span text:style-name="T4">
 shoot </text:span>
</text:a>
As reported, May 3 <text:a xlink:type="simple" xlink:href="https://www.ukrinform.ua/rubric-world/3704212-strilanina-u-skoli-belgrada-napadnik-zazdalegid-splanuvav-napad.html" text:style-name="Internet_20_link" text:visited-style-name="Visited_20_Internet_20_Link">
</text:a>
. Police arrested a 14-year-old student of Vladislav Ribnikar at the Belgrade Center in connection with the attack.</text:p>
      <text:p text:style-name="P4">
News Source: <text:a xlink:type="simple" xlink:href="https://www.ukrinform.ua/rubric-world/3704410-u-ssa-nevidomij-vlastuvav-strilaninu-u-centri-atlanti-zaginula-ludina.html" text:style-name="Internet_20_link" text:visited-style-name="Visited_20_Internet_20_Link">
https://www.ukrinform.ua/rubric-world/3704410-u-ssa-nevidomij-vlastuvav-strilaninu-u-centri-atlanti-zaginula-ludina.html</text:a>
</text:p>
      <!--NEWS-->
      <text:h text:style-name="P10" text:outline-level="1">
<text:span text:style-name="T4">
APL. Manchester City returned to leaders, Liverpool beat Fulgem</text:span>
</text:h>
      <text:p text:style-name="P4">
Authors: Ukrinform (Person)</text:p>
      <text:p text:style-name="P4">
Publisher: Укринформ (Organization)</text:p>
      <text:p text:style-name="P4">
Published Time: 2023-05-04T-35:00:00+03:00</text:p>
      <text:p text:style-name="P4">
Modified Time: 2023-05-04T00:00:00+03:00</text:p>
      <text:p text:style-name="P4">
Description: The next football championship matches took place in English Premier League (APL). - Ukrinform.</text:p>
      <text:p text:style-name="P4">
Images: ["<text:a xlink:type="simple" xlink:href="https://static.ukrinform.com/photos/2023_05/thumb_files/630_360_1683147609-231.jpg" text:style-name="Internet_20_link" text:visited-style-name="Visited_20_Internet_20_Link">
630_360_16831...</text:a>
"]</text:p>
      <text:p text:style-name="P4">
Tags: ['Футбол', 'Манчестер Сіті', 'Ліверпуль', 'АПЛ']</text:p>
      <text:p text:style-name="P4">
Type: Article</text:p>
      <!--METADATA-->
      <text:p text:style-name="P4">
<draw:frame draw:style-name="fr1" draw:name="Image325" text:anchor-type="as-char" svg:width="6.9236in" svg:height="3.956343in" draw:z-index="0">
<draw:image xlink:href="../Images/yкринформ/2023-05-04T-35-00-00-03-00/630_360_1683147609-231.jpg" xlink:type="simple" xlink:show="embed" xlink:actuate="onLoad" draw:mime-type="image/jpeg"/>
</draw:frame>
Wanglius Premier League(Premier League)The next football championship matches took place.</text:p>
      <text:p text:style-name="P4">
Manchester City on the home -made "Etihad Stedium" with a score of 3-0 defeat the Wester Hem and returned to the leaders of the championship, Ukrinform reports.</text:p>
      <text:p text:style-name="P4">
The victory of the "locals" brought goals Natan Ace(50th minute). Erling Holland(70)ta lyn fooden(85).</text:p>
      <text:p text:style-name="P4">
<text:span text:style-name="T4">
Читайте також:</text:span>
 <text:a xlink:type="simple" xlink:href="https://www.ukrinform.ua/rubric-sports/3703884-apl-arsenal-iz-zincenkom-peregrav-celsi-mudrika.html" text:style-name="Internet_20_link" text:visited-style-name="Visited_20_Internet_20_Link">
 <text:span text:style-name="T4">
Арсенал</text:span>
 </text:a>
In the parallel match of the Liverpool game day, thanks to Mohammed Salah, who realized the penalty in the 39th minute, beat Fulgem - 1: 0.</text:p>
      <text:p text:style-name="P4">
In the Manchester City asset - 79 points. The second in the APL standings is Arsenal(78)who has more for the game.</text:p>
      <text:p text:style-name="P4">
Photo: AFP.</text:p>
      <text:p text:style-name="P4">
News Source: <text:a xlink:type="simple" xlink:href="https://www.ukrinform.ua/rubric-sports/3704423-apl-mancester-siti-povernuvsa-u-lideri-liverpul-obigrav-fulgem.html" text:style-name="Internet_20_link" text:visited-style-name="Visited_20_Internet_20_Link">
https://www.ukrinform.ua/rubric-sports/3704423-apl-mancester-siti-povernuvsa-u-lideri-liverpul-obigrav-fulgem.html</text:a>
</text:p>
      <!--NEWS-->
      <text:h text:style-name="P10" text:outline-level="1">
<text:span text:style-name="T4">
APL. Manchester City returned to leaders, Liverpool beat Fulgem</text:span>
</text:h>
      <text:p text:style-name="P4">
Authors: Ukrinform (Person)</text:p>
      <text:p text:style-name="P4">
Publisher: Укринформ (Organization)</text:p>
      <text:p text:style-name="P4">
Published Time: 2023-05-04T00:00:00+03:00</text:p>
      <text:p text:style-name="P4">
Modified Time: 2023-05-04T00:00:00+03:00</text:p>
      <text:p text:style-name="P4">
Description: The next football championship matches took place in English Premier League (APL). - Ukrinform.</text:p>
      <text:p text:style-name="P4">
Images: ["<text:a xlink:type="simple" xlink:href="https://static.ukrinform.com/photos/2023_05/thumb_files/630_360_1683147609-231.jpg" text:style-name="Internet_20_link" text:visited-style-name="Visited_20_Internet_20_Link">
630_360_16831...</text:a>
"]</text:p>
      <text:p text:style-name="P4">
Tags: ['Футбол', 'Манчестер Сіті', 'Ліверпуль', 'АПЛ']</text:p>
      <text:p text:style-name="P4">
Type: Article</text:p>
      <!--METADATA-->
      <text:p text:style-name="P4">
<draw:frame draw:style-name="fr1" draw:name="Image326" text:anchor-type="as-char" svg:width="6.9236in" svg:height="3.956343in" draw:z-index="0">
<draw:image xlink:href="../Images/yкринформ/2023-05-04T00-00-00-03-00/630_360_1683147609-231.jpg" xlink:type="simple" xlink:show="embed" xlink:actuate="onLoad" draw:mime-type="image/jpeg"/>
</draw:frame>
Wanglius Premier League(Premier League)The next football championship matches took place.</text:p>
      <text:p text:style-name="P4">
Manchester City on the home -made "Etihad Stedium" with a score of 3-0 defeat the Wester Hem and returned to the leaders of the championship, Ukrinform reports.</text:p>
      <text:p text:style-name="P4">
The victory of the "locals" brought goals Natan Ace(50th minute). Erling Holland(70)ta lyn fooden(85).</text:p>
      <text:p text:style-name="P4">
<text:span text:style-name="T4">
Читайте також:</text:span>
 <text:a xlink:type="simple" xlink:href="https://www.ukrinform.ua/rubric-sports/3703884-apl-arsenal-iz-zincenkom-peregrav-celsi-mudrika.html" text:style-name="Internet_20_link" text:visited-style-name="Visited_20_Internet_20_Link">
 <text:span text:style-name="T4">
Арсенал</text:span>
 </text:a>
In the parallel match of the Liverpool game day, thanks to Mohammed Salah, who realized the penalty in the 39th minute, beat Fulgem - 1: 0.</text:p>
      <text:p text:style-name="P4">
In the Manchester City asset - 79 points. The second in the APL standings is Arsenal(78)who has more for the game.</text:p>
      <text:p text:style-name="P4">
Photo: AFP.</text:p>
      <text:p text:style-name="P4">
News Source: <text:a xlink:type="simple" xlink:href="https://www.ukrinform.ua/rubric-sports/3704423-apl-mancester-siti-povernuvsa-u-lideri-liverpul-obigrav-fulgem.html" text:style-name="Internet_20_link" text:visited-style-name="Visited_20_Internet_20_Link">
https://www.ukrinform.ua/rubric-sports/3704423-apl-mancester-siti-povernuvsa-u-lideri-liverpul-obigrav-fulgem.html</text:a>
</text:p>
      <!--NEWS-->
      <text:h text:style-name="P10" text:outline-level="1">
<text:span text:style-name="T4">
In the US, an unknown fired in the center of Atlanta, a person was killed</text:span>
</text:h>
      <text:p text:style-name="P4">
Authors: Ukrinform (Person)</text:p>
      <text:p text:style-name="P4">
Publisher: Укринформ (Organization)</text:p>
      <text:p text:style-name="P4">
Published Time: 2023-05-04T00:10:00+03:00</text:p>
      <text:p text:style-name="P4">
Modified Time: 2023-05-04T00:10:00+03:00</text:p>
      <text:p text:style-name="P4">
Description: In the center of Atlanta, in the southeast of the United States, one person was killed in the building in the building and three were injured. - Ukrinform.</text:p>
      <text:p text:style-name="P4">
Images: ["<text:a xlink:type="simple" xlink:href="https://static.ukrinform.com/photos/2016_08/thumb_files/630_360_1470531285-6777.jpg" text:style-name="Internet_20_link" text:visited-style-name="Visited_20_Internet_20_Link">
630_360_14705...</text:a>
"]</text:p>
      <text:p text:style-name="P4">
Tags: ['Поліція', 'США', 'Стрілянина']</text:p>
      <text:p text:style-name="P4">
Type: Article</text:p>
      <!--METADATA-->
      <text:p text:style-name="P4">
<draw:frame draw:style-name="fr1" draw:name="Image327" text:anchor-type="as-char" svg:width="6.9236in" svg:height="3.956343in" draw:z-index="0">
<draw:image xlink:href="../Images/yкринформ/2023-05-04T00-10-00-03-00/630_360_1470531285-6777.jpg" xlink:type="simple" xlink:show="embed" xlink:actuate="onLoad" draw:mime-type="image/jpeg"/>
</draw:frame>
In the Centriatlants, which in the southeast of the United States, the shooting of a person was killed in the building of a building and three were injured.</text:p>
      <text:p text:style-name="P4">
About it reports <text:a xlink:type="simple" xlink:href="https://eu.usatoday.com/story/news/nation/2023/05/03/atlanta-midtown-shooting-updates/70179600007/" text:style-name="Internet_20_link" text:visited-style-name="Visited_20_Internet_20_Link">
</text:a>
, reports Ukrinform.</text:p>
      <text:p text:style-name="P4">
As it is noted, an unknown man arranged a shooting in a building in the centermist. The three wounded were taken to the hospital, one person died on the spot.</text:p>
      <text:p text:style-name="P4">
<text:span text:style-name="T4">
 Read also: </text:span>
 <text:a xlink:type="simple" xlink:href="https://www.ukrinform.ua/rubric-world/3702912-u-portugalii-stalas-masova-strilanina.html" text:style-name="Internet_20_link" text:visited-style-name="Visited_20_Internet_20_Link">
<text:span text:style-name="T4">
 shoot </text:span>
</text:a>
Police are currently searching for the suspect and possible other victims. The personnel is not installed.</text:p>
      <text:p text:style-name="P4">
The police also noted that after the incident, described as a "squeezed shooter", there were no more shots.</text:p>
      <text:p text:style-name="P4">
A number of streets in the center of Atlanta were closed through the incident, and the adjacent ones were closed.</text:p>
      <text:p text:style-name="P4">
<text:span text:style-name="T4">
 Read also: </text:span>
 <text:a xlink:type="simple" xlink:href="https://www.ukrinform.ua/rubric-world/3702542-u-tehasi-stalasa-strilanina-v-budinku-patero-zagiblih.html" text:style-name="Internet_20_link" text:visited-style-name="Visited_20_Internet_20_Link">
<text:span text:style-name="T4">
 shoot </text:span>
</text:a>
As reported, May 3 <text:a xlink:type="simple" xlink:href="https://www.ukrinform.ua/rubric-world/3704212-strilanina-u-skoli-belgrada-napadnik-zazdalegid-splanuvav-napad.html" text:style-name="Internet_20_link" text:visited-style-name="Visited_20_Internet_20_Link">
</text:a>
. Police arrested a 14-year-old student of Vladislav Ribnikar at the Belgrade Center in connection with the attack.</text:p>
      <text:p text:style-name="P4">
News Source: <text:a xlink:type="simple" xlink:href="https://www.ukrinform.ua/rubric-world/3704410-u-ssa-nevidomij-vlastuvav-strilaninu-u-centri-atlanti-zaginula-ludina.html" text:style-name="Internet_20_link" text:visited-style-name="Visited_20_Internet_20_Link">
https://www.ukrinform.ua/rubric-world/3704410-u-ssa-nevidomij-vlastuvav-strilaninu-u-centri-atlanti-zaginula-ludina.html</text:a>
</text:p>
      <!--NEWS-->
      <text:h text:style-name="P10" text:outline-level="1">
<text:span text:style-name="T4">
Biden to the Day of Freedom of the Press reminded that journalism is the primordial of free society</text:span>
</text:h>
      <text:p text:style-name="P4">
Authors: Ukrinform (Person)</text:p>
      <text:p text:style-name="P4">
Publisher: Укринформ (Organization)</text:p>
      <text:p text:style-name="P4">
Published Time: 2023-05-04T00:29:00+03:00</text:p>
      <text:p text:style-name="P4">
Modified Time: 2023-05-04T00:29:00+03:00</text:p>
      <text:p text:style-name="P4">
Description: The US President stressed that no journalist in the world should risk his life in search of truth. - Ukrinform.</text:p>
      <text:p text:style-name="P4">
Images: ["<text:a xlink:type="simple" xlink:href="https://static.ukrinform.com/photos/2023_02/thumb_files/630_360_1677001506-454.jpg" text:style-name="Internet_20_link" text:visited-style-name="Visited_20_Internet_20_Link">
630_360_16770...</text:a>
"]</text:p>
      <text:p text:style-name="P4">
Tags: ['Байден', 'США', 'Журналіст', 'Свобода преси']</text:p>
      <text:p text:style-name="P4">
Type: Article</text:p>
      <!--METADATA-->
      <text:p text:style-name="P4">
<draw:frame draw:style-name="fr1" draw:name="Image328" text:anchor-type="as-char" svg:width="6.9236in" svg:height="3.956343in" draw:z-index="0">
<draw:image xlink:href="../Images/yкринформ/2023-05-04T00-29-00-03-00/630_360_1677001506-454.jpg" xlink:type="simple" xlink:show="embed" xlink:actuate="onLoad" draw:mime-type="image/jpeg"/>
</draw:frame>
The Presidential stressed that no journalist in the world should risk his life in the truth.</text:p>
      <text:p text:style-name="P4">
Joe Biden said this on the occasion of World Press Freedom Day, reports Ukrinform with <text:a xlink:type="simple" xlink:href="https://ua.usembassy.gov/uk/statement-from-president-joe-biden-on-the-occasion-of-world-press-freedom-day-2023/" text:style-name="Internet_20_link" text:visited-style-name="Visited_20_Internet_20_Link">
</text:a>
At the US Embassy in Ukraine.</text:p>
      <text:p text:style-name="P4">
“Journalism is not a crime-it is the primary basis of a free society. Determining the 30th anniversary of World Press Freedom Day, we honor all journalists, reporters and media workers who boldly seek the truth. And Miznova confirms our vows to hold all those who are able to suppress these voices needed for transparent and decent trust, ”the US President said.</text:p>
      <text:p text:style-name="P4">
He stressed that the free press is the basis of democracy. It enables the government to be self -critical and self -governing. It also informs, enlightens, exposes and detects and serves as a guardian of the truth.</text:p>
      <text:p text:style-name="P4">
<text:span text:style-name="T4">
 Read also: </text:span>
 <text:a xlink:type="simple" xlink:href="https://www.ukrinform.ua/rubric-society/3703772-3-travna-vsesvitnij-den-svobodi-presi-ak-iz-cim-u-vouucij-ukraini.html" text:style-name="Internet_20_link" text:visited-style-name="Visited_20_Internet_20_Link">
<text:span text:style-name="T4">
 Freedom </text:span>
 <text:span text:style-name="T4">
 Press </text:span>
</text:a>
“No journalist - American or not - should risk your life and a surrounding area in search of such a truth. Evan Gershkovich and Austin Tais tend to think today. No family should experience the pain that their families experience. But in too many places around the world, autocrat and their associates continue to suppress the free and independent, by censorship, massacre, threats, lawsuits, harassment, misinformation, detentions and physical attacks, ”the American leader said.</text:p>
      <text:p text:style-name="P4">
According to him, brave <text:a xlink:type="simple" xlink:href="https://www.ukrinform.ua/tag-zurnalist" text:style-name="Internet_20_link" text:visited-style-name="Visited_20_Internet_20_Link">
</text:a>
They show all over the world again and again, which they will not be silent and not beyond. The United States see them and support them.</text:p>
      <text:p text:style-name="P4">
That is why the United States provides more resources than ever to support Zipr and physical security for journalists, Biden said. After all, a gunpowder should not be afraid of his life because of the work he does.</text:p>
      <text:p text:style-name="P4">
<text:span text:style-name="T4">
 Read also: </text:span>
 <text:a xlink:type="simple" xlink:href="https://www.ukrinform.ua/rubric-society/3704037-pravda-nemozliva-bez-svobodi-zelenska-podakuvala-zurnalistam-za-rozvincuvanna-fejkiv-rf.html" text:style-name="Internet_20_link" text:visited-style-name="Visited_20_Internet_20_Link">
</text:a>
</text:p>
      <text:p text:style-name="P4">
He stressed that it is necessary to oppose those who want to force the journalists to get. "And we all need to continue to support the free press, which is an important role for our democracy and democracies around the world," the US president researched.</text:p>
      <text:p text:style-name="P4">
It is known that World Press Freedom Day is celebrated annually on May 3, since 1992.</text:p>
      <text:p text:style-name="P4">
_ Photo: pap_</text:p>
      <text:p text:style-name="P4">
News Source: <text:a xlink:type="simple" xlink:href="https://www.ukrinform.ua/rubric-world/3704424-bajden-do-dna-svobodi-presi-nagadav-so-zurnalistika-persoosnova-vilnogo-suspilstva.html" text:style-name="Internet_20_link" text:visited-style-name="Visited_20_Internet_20_Link">
https://www.ukrinform.ua/rubric-world/3704424-bajden-do-dna-svobodi-presi-nagadav-so-zurnalistika-persoosnova-vilnogo-suspilstva.html</text:a>
</text:p>
      <!--NEWS-->
      <text:h text:style-name="P10" text:outline-level="1">
<text:span text:style-name="T4">
Klimenko met with Ambassador of Britain, talked about the demining of Ukraine</text:span>
</text:h>
      <text:p text:style-name="P4">
Authors: Ukrinform (Person)</text:p>
      <text:p text:style-name="P4">
Publisher: Укринформ (Organization)</text:p>
      <text:p text:style-name="P4">
Published Time: 2023-05-04T00:46:00+03:00</text:p>
      <text:p text:style-name="P4">
Modified Time: 2023-05-04T00:46:00+03:00</text:p>
      <text:p text:style-name="P4">
Description: Interior Minister Igor Klimenko met with the UK Ambassador Extraordinary and Plenipotentiary in Ukraine Melinda Simmons. - Ukrinform.</text:p>
      <text:p text:style-name="P4">
Images: ["<text:a xlink:type="simple" xlink:href="https://static.ukrinform.com/photos/2023_03/thumb_files/630_360_1677778014-834.jpg" text:style-name="Internet_20_link" text:visited-style-name="Visited_20_Internet_20_Link">
630_360_16777...</text:a>
"]</text:p>
      <text:p text:style-name="P4">
Tags: ['Британія', 'Клименко', 'МВС', 'Розмінування', 'Мелінда Сіммонс', 'Війна з росією']</text:p>
      <text:p text:style-name="P4">
Type: Article</text:p>
      <!--METADATA-->
      <text:p text:style-name="P4">
<draw:frame draw:style-name="fr1" draw:name="Image329" text:anchor-type="as-char" svg:width="6.9236in" svg:height="3.956343in" draw:z-index="0">
<draw:image xlink:href="../Images/yкринформ/2023-05-04T00-46-00-03-00/630_360_1677778014-834.jpg" xlink:type="simple" xlink:show="embed" xlink:actuate="onLoad" draw:mime-type="image/jpeg"/>
</draw:frame>
Igor Klimenko, Minister of Internal Affairs, met with the UK Extraordinary and Plenipotentiary in Ukraine Melinda Simmons.</text:p>
      <text:p text:style-name="P4">
About this <text:a xlink:type="simple" xlink:href="https://www.facebook.com/mvs.gov.ua/" text:style-name="Internet_20_link" text:visited-style-name="Visited_20_Internet_20_Link">
 </text:a>
Ministry of Internal Affairs, reports Ukrinform.</text:p>
      <text:p text:style-name="P4">
"The head of the Ministry of Internal Affairs noted that it was the United Kingdom in the first days of the war of the students to document military crimes, and now they effectively disseminated the acquired knowledge," - the message reads.</text:p>
      <text:p text:style-name="P4">
The interlocutors also discussed one of the most important issues - the demining of the territory of Ukraine.</text:p>
      <text:p text:style-name="P4">
<text:span text:style-name="T4">
 Read also: </text:span>
 <text:a xlink:type="simple" xlink:href="https://www.ukrinform.ua/rubric-ato/3703279-simmons-pro-kontrnastup-zvilnenna-ukraini-e-skladnim-procesom-a-ne-prosuvannam-po-plazu.html" text:style-name="Internet_20_link" text:visited-style-name="Visited_20_Internet_20_Link">
<text:span text:style-name="T4">
 Simmons </text:span>
</text:a>
As noted, Melinda Simmons emphasized that the government <text:a xlink:type="simple" xlink:href="https://www.ukrinform.ua/tag-britania" text:style-name="Internet_20_link" text:visited-style-name="Visited_20_Internet_20_Link">
</text:a>
And "in the future will promote help to Ukraine, its restoration and safety."</text:p>
      <text:p text:style-name="P4">
Recall, <text:a xlink:type="simple" xlink:href="https://www.ukrinform.ua/rubric-polytics/3703300-britania-vidigrae-svou-rol-u-pitanni-garantij-bezpeki-dla-ukraini-simmons.html" text:style-name="Internet_20_link" text:visited-style-name="Visited_20_Internet_20_Link">
</text:a>
Britain considers securing security guarantees to Ukraine with a matter of weight and intends to play a role in this process.</text:p>
      <text:p text:style-name="P4">
News Source: <text:a xlink:type="simple" xlink:href="https://www.ukrinform.ua/rubric-polytics/3704425-klimenko-zustrivsa-z-poslom-britanii-govorili-pro-rozminuvanna-ukraini.html" text:style-name="Internet_20_link" text:visited-style-name="Visited_20_Internet_20_Link">
https://www.ukrinform.ua/rubric-polytics/3704425-klimenko-zustrivsa-z-poslom-britanii-govorili-pro-rozminuvanna-ukraini.html</text:a>
</text:p>
      <!--NEWS-->
      <text:h text:style-name="P10" text:outline-level="1">
<text:span text:style-name="T4">
La Liga: Athletico pushed Real Madrid from second place, defeating Cadis</text:span>
</text:h>
      <text:p text:style-name="P4">
Authors: Ukrinform (Person)</text:p>
      <text:p text:style-name="P4">
Publisher: Укринформ (Organization)</text:p>
      <text:p text:style-name="P4">
Published Time: 2023-05-04T00:57:03+03:00</text:p>
      <text:p text:style-name="P4">
Modified Time: 2023-05-04T00:57:03+03:00</text:p>
      <text:p text:style-name="P4">
Description: Athletico players have defeated Cadis in the 33rd round of the elite division of the Spanish Championship. - Ukrinform.</text:p>
      <text:p text:style-name="P4">
Images: ["<text:a xlink:type="simple" xlink:href="https://static.ukrinform.com/photos/2023_05/thumb_files/630_360_1683150786-550.jpg" text:style-name="Internet_20_link" text:visited-style-name="Visited_20_Internet_20_Link">
630_360_16831...</text:a>
"]</text:p>
      <text:p text:style-name="P4">
Tags: ['Футбол']</text:p>
      <text:p text:style-name="P4">
Type: Article</text:p>
      <!--METADATA-->
      <text:p text:style-name="P4">
<draw:frame draw:style-name="fr1" draw:name="Image330" text:anchor-type="as-char" svg:width="6.9236in" svg:height="3.956343in" draw:z-index="0">
<draw:image xlink:href="../Images/yкринформ/2023-05-04T00-57-03-03-00/630_360_1683150786-550.jpg" xlink:type="simple" xlink:show="embed" xlink:actuate="onLoad" draw:mime-type="image/jpeg"/>
</draw:frame>
Athletico players have defeated Cadis in the 33rd round of the Elite Division of Spain.</text:p>
      <text:p text:style-name="P4">
The match on Metropolitano Stadium in Madrid ended in favor of the owners with a counting 5: 1, Ukrinform reports.</text:p>
      <text:p text:style-name="P4">
Athletico success brought Antoine Grizmann's double(2, 27 minutes)that golialvaro must(49), Jannik Carrasko(57)and Nauel Molina(73). У складігостей відзначився Лосано Колон (72).</text:p>
      <text:p text:style-name="P4">
<text:span text:style-name="T4">
Читайте також:</text:span>
 <text:a xlink:type="simple" xlink:href="https://www.ukrinform.ua/rubric-sports/3703892-real-prograv-u-mensosti-real-sosedadu-u-matci-la-ligi.html" text:style-name="Internet_20_link" text:visited-style-name="Visited_20_Internet_20_Link">
 </text:a>
La League continues to lead Barcelona in the La League standings(82 glasses). Надруге місце вийшов «Атлетико» (69), who bypassed "Real"(68).</text:p>
      <text:p text:style-name="P4">
Фото: AFP.</text:p>
      <text:p text:style-name="P4">
News Source: <text:a xlink:type="simple" xlink:href="https://www.ukrinform.ua/rubric-sports/3704426-la-liga-atletiko-potisniv-real-z-drugogo-misca-rozgromivsi-kadis.html" text:style-name="Internet_20_link" text:visited-style-name="Visited_20_Internet_20_Link">
https://www.ukrinform.ua/rubric-sports/3704426-la-liga-atletiko-potisniv-real-z-drugogo-misca-rozgromivsi-kadis.html</text:a>
</text:p>
      <!--NEWS-->
      <text:h text:style-name="P10" text:outline-level="1">
<text:span text:style-name="T4">
The European Commission has allocated € 500 million to support ammunition production</text:span>
</text:h>
      <text:p text:style-name="P4">
Author: ['АРМІЯINFORM']</text:p>
      <text:p text:style-name="P4">
Time: 2023-05-04T98:00:00-04:00</text:p>
      <text:p text:style-name="P4">
Description: Єvropeiska Komiya was given the law on the Pіddrim of the Vobronitvva Boyapasyv Zavli Termi ... War with Ukraine 2022, war with Ukraine Latest news today, News War with Ukraine 2022 Last today, there will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5/weapons.jpg" text:style-name="Internet_20_link" text:visited-style-name="Visited_20_Internet_20_Link">
weapons.jpg</text:a>
']</text:p>
      <text:p text:style-name="P4">
Tags: ['STOPRUSSIA', 'АГРЕСІЯ РФ', 'ВТОРГНЕННЯ РФ', 'ЄВРОКОМІСІЯ']</text:p>
      <text:p text:style-name="P4">
Category: News</text:p>
      <!--METADATA-->
      <text:p text:style-name="P4">
<draw:frame draw:style-name="fr1" draw:name="Image331" text:anchor-type="as-char" svg:width="6.9236in" svg:height="3.894525in" draw:z-index="0">
<draw:image xlink:href="../Images/AРМІЯINFORM/2023-05-04T98-00-00-04-00/weapons.jpg" xlink:type="simple" xlink:show="embed" xlink:actuate="onLoad" draw:mime-type="image/jpeg"/>
</draw:frame>
The European Commission adopted a law on support for ammunition production of for-terminal delivery of ammunition and missiles to Ukraine and assistance to Member States to fill their arms reserves.</text:p>
      <text:p text:style-name="P4">
About it <text:a xlink:type="simple" xlink:href="https://ec.europa.eu/commission/presscorner/detail/en/ip_23_2569" text:style-name="Internet_20_link" text:visited-style-name="Visited_20_Internet_20_Link">
reports</text:a>
EU press service.</text:p>
      <text:p text:style-name="P4">
The European Commission proposes to allocate a budget of 500 million euros in current prices.</text:p>
      <text:p text:style-name="P4">
The document approved by the European Commission is aimed at increasing the EU production and overcoming the current shortage of ammunition and rockets, as well as their components. It will facilitate the conservation of the reserves of the Member States of Spart of ammunition.</text:p>
      <text:p text:style-name="P4">
The European Commission expects that the European Parliament will approve the proposal for the summer.</text:p>
      <text:p text:style-name="P4">
The Supreme Representative of the European Union for Foreign Executives and Security Policy Josep Borrel <text:a xlink:type="simple" xlink:href="https://twitter.com/JosepBorrellF/status/1653708439040806914" text:style-name="Internet_20_link" text:visited-style-name="Visited_20_Internet_20_Link">
stressed</text:a>
, Ukrainian should accelerate the delivery of ammunition to Ukraine.</text:p>
      <text:p text:style-name="P4">
“Time is important. Today's proposal will fit a 3-munar of the ambitious approach to increasing the potential in the production of ammunition. And it will also help to deliver ammunition and missiles to Ukraine and help member states to replenish their reserves, ”said Josep Borrel.</text:p>
      <text:p text:style-name="P4">
News Source: <text:a xlink:type="simple" xlink:href="https://armyinform.com.ua/2023/05/04/yevrokomisiya-vydilyla-e500-mln-na-terminove-zmicznennya-oboronnoyi-promyslovosti-yes-budemo-krashhe-pidtrymuvaty-zsu/" text:style-name="Internet_20_link" text:visited-style-name="Visited_20_Internet_20_Link">
https://armyinform.com.ua/2023/05/04/yevrokomisiya-vydilyla-e500-mln-na-terminove-zmicznennya-oboronnoyi-promyslovosti-yes-budemo-krashhe-pidtrymuvaty-zsu/</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